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16mm"/>
    </style:style>
    <style:style style:name="co3" style:family="table-column">
      <style:table-column-properties fo:break-before="auto" style:column-width="17.22mm"/>
    </style:style>
    <style:style style:name="co4" style:family="table-column">
      <style:table-column-properties fo:break-before="auto" style:column-width="24.84mm"/>
    </style:style>
    <style:style style:name="co5" style:family="table-column">
      <style:table-column-properties fo:break-before="auto" style:column-width="18.94mm"/>
    </style:style>
    <style:style style:name="co6" style:family="table-column">
      <style:table-column-properties fo:break-before="auto" style:column-width="8.27mm"/>
    </style:style>
    <style:style style:name="co7" style:family="table-column">
      <style:table-column-properties fo:break-before="auto" style:column-width="8.1mm"/>
    </style:style>
    <style:style style:name="co8" style:family="table-column">
      <style:table-column-properties fo:break-before="auto" style:column-width="13.26mm"/>
    </style:style>
    <style:style style:name="co9" style:family="table-column">
      <style:table-column-properties fo:break-before="auto" style:column-width="8.47mm"/>
    </style:style>
    <style:style style:name="co10" style:family="table-column">
      <style:table-column-properties fo:break-before="auto" style:column-width="13.07mm"/>
    </style:style>
    <style:style style:name="co11" style:family="table-column">
      <style:table-column-properties fo:break-before="auto" style:column-width="7.73mm"/>
    </style:style>
    <style:style style:name="co12" style:family="table-column">
      <style:table-column-properties fo:break-before="auto" style:column-width="7mm"/>
    </style:style>
    <style:style style:name="co13" style:family="table-column">
      <style:table-column-properties fo:break-before="auto" style:column-width="10.12mm"/>
    </style:style>
    <style:style style:name="co14" style:family="table-column">
      <style:table-column-properties fo:break-before="auto" style:column-width="15.35mm"/>
    </style:style>
    <style:style style:name="co15" style:family="table-column">
      <style:table-column-properties fo:break-before="auto" style:column-width="21.13mm"/>
    </style:style>
    <style:style style:name="co16" style:family="table-column">
      <style:table-column-properties fo:break-before="auto" style:column-width="13.42mm"/>
    </style:style>
    <style:style style:name="co17" style:family="table-column">
      <style:table-column-properties fo:break-before="auto" style:column-width="27.66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6.77mm"/>
    </style:style>
    <style:style style:name="co20" style:family="table-column">
      <style:table-column-properties fo:break-before="auto" style:column-width="19.35mm"/>
    </style:style>
    <style:style style:name="co21" style:family="table-column">
      <style:table-column-properties fo:break-before="auto" style:column-width="19.5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/>
    <style:style style:name="ce2" style:family="table-cell" style:parent-style-name="Default" style:data-style-name="N10000">
      <style:table-cell-properties style:text-align-source="fix" style:repeat-content="false" style:vertical-align="middle"/>
      <style:paragraph-properties fo:text-align="center"/>
      <style:text-properties style:font-name="Liberation Sans" fo:font-size="22pt" fo:font-weight="bold" style:font-name-asian="Microsoft YaHei" style:font-size-asian="22pt" style:font-weight-asian="bold" style:font-name-complex="Arial" style:font-size-complex="22pt" style:font-weight-complex="bold"/>
    </style:style>
    <style:style style:name="ce3" style:family="table-cell" style:parent-style-name="Default" style:data-style-name="N10000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ackground-color="#ffcc00"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 style:data-style-name="N10000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 style:data-style-name="N61"/>
    <style:style style:name="ce14" style:family="table-cell" style:parent-style-name="Default" style:data-style-name="N2"/>
    <style:style style:name="ce15" style:family="table-cell" style:parent-style-name="Default" style:data-style-name="N1"/>
    <style:style style:name="ce16" style:family="table-cell" style:parent-style-name="Default" style:data-style-name="N10000">
      <style:table-cell-properties fo:border-bottom="none" fo:border-left="none" fo:border-right="none" fo:border-top="0.06pt solid #000000"/>
    </style:style>
    <style:style style:name="ce17" style:family="table-cell" style:parent-style-name="Default" style:data-style-name="N10000">
      <style:table-cell-properties fo:border-bottom="none" fo:border-left="none" fo:border-right="0.06pt solid #000000" fo:border-top="0.06pt solid #000000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 style:data-style-name="N0"/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N. Inch. Scatterer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ce13"/>
        <table:table-column table:style-name="co5" table:default-cell-style-name="ce13"/>
        <table:table-column table:style-name="co6" table:default-cell-style-name="Default"/>
        <table:table-column table:style-name="co7" table:default-cell-style-name="ce18"/>
        <table:table-column table:style-name="co8" table:default-cell-style-name="Default"/>
        <table:table-column table:style-name="co9" table:default-cell-style-name="Default"/>
        <table:table-column table:style-name="co10" table:default-cell-style-name="ce4"/>
        <table:table-column table:style-name="co1" table:default-cell-style-name="Default"/>
        <table:table-column table:style-name="co1" table:number-columns-repeated="2" table:default-cell-style-name="ce13"/>
        <table:table-column table:style-name="co11" table:default-cell-style-name="Default"/>
        <table:table-column table:style-name="co12" table:default-cell-style-name="ce18"/>
        <table:table-column table:style-name="co1" table:default-cell-style-name="Default"/>
        <table:table-row table:style-name="ro1">
          <table:table-cell/>
          <table:table-cell table:style-name="ce1"/>
          <table:table-cell/>
          <table:table-cell table:style-name="Default" table:number-columns-repeated="2"/>
          <table:table-cell table:style-name="ce1" table:number-columns-repeated="11"/>
        </table:table-row>
        <table:table-row table:style-name="ro1">
          <table:table-cell/>
          <table:table-cell table:style-name="ce1"/>
          <table:table-cell/>
          <table:table-cell table:style-name="Default" table:number-columns-repeated="2"/>
          <table:table-cell table:style-name="ce1" table:number-columns-repeated="7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ce2" office:value-type="string" calcext:value-type="string" table:number-columns-spanned="14" table:number-rows-spanned="3">
            <text:p>Numero Medio di Scatteratori Incoerenti</text:p>
          </table:table-cell>
          <table:covered-table-cell/>
          <table:covered-table-cell table:number-columns-repeated="2" table:style-name="Default"/>
          <table:covered-table-cell table:number-columns-repeated="7" table:style-name="ce1"/>
          <table:covered-table-cell table:style-name="Default"/>
          <table:covered-table-cell/>
          <table:covered-table-cell table:style-name="Default"/>
          <table:table-cell/>
        </table:table-row>
        <table:table-row table:style-name="ro1">
          <table:table-cell/>
          <table:covered-table-cell table:style-name="ce1"/>
          <table:covered-table-cell/>
          <table:covered-table-cell table:number-columns-repeated="2" table:style-name="Default"/>
          <table:covered-table-cell table:number-columns-repeated="7" table:style-name="ce1"/>
          <table:covered-table-cell table:style-name="Default"/>
          <table:covered-table-cell/>
          <table:covered-table-cell table:style-name="Default"/>
          <table:table-cell/>
        </table:table-row>
        <table:table-row table:style-name="ro1">
          <table:table-cell/>
          <table:covered-table-cell table:style-name="ce1"/>
          <table:covered-table-cell/>
          <table:covered-table-cell table:number-columns-repeated="2" table:style-name="Default"/>
          <table:covered-table-cell table:number-columns-repeated="7" table:style-name="ce1"/>
          <table:covered-table-cell table:style-name="Default"/>
          <table:covered-table-cell/>
          <table:covered-table-cell table:style-name="Default"/>
          <table:table-cell/>
        </table:table-row>
        <table:table-row table:style-name="ro1">
          <table:table-cell/>
          <table:table-cell table:style-name="ce1"/>
          <table:table-cell/>
          <table:table-cell table:style-name="Default" table:number-columns-repeated="2"/>
          <table:table-cell table:style-name="ce1" table:number-columns-repeated="7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ce3"/>
          <table:table-cell table:style-name="ce8" table:number-columns-repeated="3"/>
          <table:table-cell table:style-name="ce16"/>
          <table:table-cell table:style-name="ce17"/>
          <table:table-cell table:style-name="ce1" table:number-columns-repeated="2"/>
          <table:table-cell table:style-name="ce3"/>
          <table:table-cell table:style-name="ce16" table:number-columns-repeated="2"/>
          <table:table-cell table:style-name="ce8" table:number-columns-repeated="2"/>
          <table:table-cell table:style-name="ce20"/>
          <table:table-cell/>
        </table:table-row>
        <table:table-row table:style-name="ro1">
          <table:table-cell table:number-columns-repeated="2"/>
          <table:table-cell table:style-name="ce9" office:value-type="string" calcext:value-type="string" table:number-columns-spanned="3" table:number-rows-spanned="2">
            <text:p>MBP + H2O</text:p>
          </table:table-cell>
          <table:covered-table-cell table:number-columns-repeated="2" table:style-name="Default"/>
          <table:table-cell table:number-columns-repeated="5"/>
          <table:table-cell table:style-name="ce9" office:value-type="string" calcext:value-type="string" table:number-columns-spanned="3" table:number-rows-spanned="2">
            <text:p>MBP + D2O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number-columns-repeated="2"/>
          <table:covered-table-cell/>
          <table:covered-table-cell table:number-columns-repeated="2" table:style-name="Default"/>
          <table:table-cell table:number-columns-repeated="5"/>
          <table:covered-table-cell/>
          <table:covered-table-cell table:number-columns-repeated="2"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#</text:p>
          </table:table-cell>
          <table:table-cell table:style-name="ce10" office:value-type="string" calcext:value-type="string">
            <text:p>Q</text:p>
          </table:table-cell>
          <table:table-cell table:style-name="ce10" office:value-type="string" calcext:value-type="string">
            <text:p>Intensity</text:p>
          </table:table-cell>
          <table:table-cell table:style-name="ce10" office:value-type="string" calcext:value-type="string">
            <text:p>dI</text:p>
          </table:table-cell>
          <table:table-cell table:number-columns-repeated="4"/>
          <table:table-cell table:style-name="ce5" office:value-type="string" calcext:value-type="string">
            <text:p>#</text:p>
          </table:table-cell>
          <table:table-cell table:style-name="ce10" office:value-type="string" calcext:value-type="string">
            <text:p>Q</text:p>
          </table:table-cell>
          <table:table-cell table:style-name="ce10" office:value-type="string" calcext:value-type="string">
            <text:p>Intensity</text:p>
          </table:table-cell>
          <table:table-cell table:style-name="ce10" office:value-type="string" calcext:value-type="string">
            <text:p>dI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809.498" calcext:value-type="float">
            <text:p>8,09E+02</text:p>
          </table:table-cell>
          <table:table-cell office:value-type="float" office:value="2.1012" calcext:value-type="float">
            <text:p>2,10E+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367.494" calcext:value-type="float">
            <text:p>3,67E+02</text:p>
          </table:table-cell>
          <table:table-cell office:value-type="float" office:value="0.97221" calcext:value-type="float">
            <text:p>9,72E-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826.811" calcext:value-type="float">
            <text:p>8,27E+02</text:p>
          </table:table-cell>
          <table:table-cell office:value-type="float" office:value="2.1155" calcext:value-type="float">
            <text:p>2,12E+0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382.942" calcext:value-type="float">
            <text:p>3,83E+02</text:p>
          </table:table-cell>
          <table:table-cell office:value-type="float" office:value="0.99432" calcext:value-type="float">
            <text:p>9,94E-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office:value-type="float" office:value="821.814" calcext:value-type="float">
            <text:p>8,22E+02</text:p>
          </table:table-cell>
          <table:table-cell office:value-type="float" office:value="2.0893" calcext:value-type="float">
            <text:p>2,09E+0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office:value-type="float" office:value="391.458" calcext:value-type="float">
            <text:p>3,91E+02</text:p>
          </table:table-cell>
          <table:table-cell office:value-type="float" office:value="1.0083" calcext:value-type="float">
            <text:p>1,01E+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,8</text:p>
          </table:table-cell>
          <table:table-cell office:value-type="float" office:value="802.98" calcext:value-type="float">
            <text:p>8,03E+02</text:p>
          </table:table-cell>
          <table:table-cell office:value-type="float" office:value="1.9819" calcext:value-type="float">
            <text:p>1,98E+0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,8</text:p>
          </table:table-cell>
          <table:table-cell office:value-type="float" office:value="384.278" calcext:value-type="float">
            <text:p>3,84E+02</text:p>
          </table:table-cell>
          <table:table-cell office:value-type="float" office:value="0.96037" calcext:value-type="float">
            <text:p>9,60E-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790.538" calcext:value-type="float">
            <text:p>7,91E+02</text:p>
          </table:table-cell>
          <table:table-cell office:value-type="float" office:value="1.9234" calcext:value-type="float">
            <text:p>1,92E+0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377.718" calcext:value-type="float">
            <text:p>3,78E+02</text:p>
          </table:table-cell>
          <table:table-cell office:value-type="float" office:value="0.93098" calcext:value-type="float">
            <text:p>9,31E-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78.744" calcext:value-type="float">
            <text:p>7,79E+02</text:p>
          </table:table-cell>
          <table:table-cell office:value-type="float" office:value="1.9127" calcext:value-type="float">
            <text:p>1,91E+0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70.956" calcext:value-type="float">
            <text:p>3,71E+02</text:p>
          </table:table-cell>
          <table:table-cell office:value-type="float" office:value="0.92359" calcext:value-type="float">
            <text:p>9,24E-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.1" calcext:value-type="float">
            <text:p>1,1</text:p>
          </table:table-cell>
          <table:table-cell office:value-type="float" office:value="787.543" calcext:value-type="float">
            <text:p>7,88E+02</text:p>
          </table:table-cell>
          <table:table-cell office:value-type="float" office:value="1.8928" calcext:value-type="float">
            <text:p>1,89E+0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.1" calcext:value-type="float">
            <text:p>1,1</text:p>
          </table:table-cell>
          <table:table-cell office:value-type="float" office:value="369.891" calcext:value-type="float">
            <text:p>3,70E+02</text:p>
          </table:table-cell>
          <table:table-cell office:value-type="float" office:value="0.90168" calcext:value-type="float">
            <text:p>9,02E-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.2" calcext:value-type="float">
            <text:p>1,2</text:p>
          </table:table-cell>
          <table:table-cell office:value-type="float" office:value="789.137" calcext:value-type="float">
            <text:p>7,89E+02</text:p>
          </table:table-cell>
          <table:table-cell office:value-type="float" office:value="1.8634" calcext:value-type="float">
            <text:p>1,86E+0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.2" calcext:value-type="float">
            <text:p>1,2</text:p>
          </table:table-cell>
          <table:table-cell office:value-type="float" office:value="370.292" calcext:value-type="float">
            <text:p>3,70E+02</text:p>
          </table:table-cell>
          <table:table-cell office:value-type="float" office:value="0.88693" calcext:value-type="float">
            <text:p>8,87E-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.3" calcext:value-type="float">
            <text:p>1,3</text:p>
          </table:table-cell>
          <table:table-cell office:value-type="float" office:value="777.599" calcext:value-type="float">
            <text:p>7,78E+02</text:p>
          </table:table-cell>
          <table:table-cell office:value-type="float" office:value="1.7645" calcext:value-type="float">
            <text:p>1,76E+0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.3" calcext:value-type="float">
            <text:p>1,3</text:p>
          </table:table-cell>
          <table:table-cell office:value-type="float" office:value="366.16" calcext:value-type="float">
            <text:p>3,66E+02</text:p>
          </table:table-cell>
          <table:table-cell office:value-type="float" office:value="0.8426" calcext:value-type="float">
            <text:p>8,43E-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4" calcext:value-type="float">
            <text:p>1,4</text:p>
          </table:table-cell>
          <table:table-cell office:value-type="float" office:value="757.653" calcext:value-type="float">
            <text:p>7,58E+02</text:p>
          </table:table-cell>
          <table:table-cell office:value-type="float" office:value="1.6917" calcext:value-type="float">
            <text:p>1,69E+0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.4" calcext:value-type="float">
            <text:p>1,4</text:p>
          </table:table-cell>
          <table:table-cell office:value-type="float" office:value="364.096" calcext:value-type="float">
            <text:p>3,64E+02</text:p>
          </table:table-cell>
          <table:table-cell office:value-type="float" office:value="0.82358" calcext:value-type="float">
            <text:p>8,24E-01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dev</text:p>
          </table:table-cell>
          <table:table-cell office:value-type="string" calcext:value-type="string">
            <text:p>%</text:p>
          </table:table-cell>
          <table:table-cell table:number-columns-repeated="5"/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dev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AVERAGE(['N. Inch. Scatterer'.D12:.D21])" office:value-type="float" office:value="794.2317" calcext:value-type="float">
            <text:p>7,94E+02</text:p>
          </table:table-cell>
          <table:table-cell table:style-name="ce15" table:formula="of:=STDEV(['N. Inch. Scatterer'.D12:.D21])" office:value-type="float" office:value="21.2671935151564" calcext:value-type="float">
            <text:p>21</text:p>
          </table:table-cell>
          <table:table-cell table:formula="of:=100*['N. Inch. Scatterer'.E24]/['N. Inch. Scatterer'.D24]" office:value-type="float" office:value="2.67770645709009" calcext:value-type="float">
            <text:p>2,6777064571</text:p>
          </table:table-cell>
          <table:table-cell table:number-columns-repeated="5"/>
          <table:table-cell table:formula="of:=AVERAGE(['N. Inch. Scatterer'.L12:.L21])" office:value-type="float" office:value="374.5285" calcext:value-type="float">
            <text:p>3,75E+02</text:p>
          </table:table-cell>
          <table:table-cell table:style-name="ce15" table:formula="of:=STDEV(['N. Inch. Scatterer'.L12:.L21])" office:value-type="float" office:value="9.08717500717968" calcext:value-type="float">
            <text:p>9</text:p>
          </table:table-cell>
          <table:table-cell table:formula="of:=100*['N. Inch. Scatterer'.M24]/['N. Inch. Scatterer'.L24]" office:value-type="float" office:value="2.42629733309473" calcext:value-type="float">
            <text:p>2,426297333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,5</text:p>
          </table:table-cell>
          <table:table-cell office:value-type="float" office:value="733.451" calcext:value-type="float">
            <text:p>7,33E+02</text:p>
          </table:table-cell>
          <table:table-cell office:value-type="float" office:value="1.5947" calcext:value-type="float">
            <text:p>1,59E+00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,5</text:p>
          </table:table-cell>
          <table:table-cell office:value-type="float" office:value="360.957" calcext:value-type="float">
            <text:p>3,61E+02</text:p>
          </table:table-cell>
          <table:table-cell office:value-type="float" office:value="0.79429" calcext:value-type="float">
            <text:p>7,94E-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.6" calcext:value-type="float">
            <text:p>1,6</text:p>
          </table:table-cell>
          <table:table-cell office:value-type="float" office:value="707.182" calcext:value-type="float">
            <text:p>7,07E+02</text:p>
          </table:table-cell>
          <table:table-cell office:value-type="float" office:value="1.5351" calcext:value-type="float">
            <text:p>1,54E+0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.6" calcext:value-type="float">
            <text:p>1,6</text:p>
          </table:table-cell>
          <table:table-cell office:value-type="float" office:value="358.79" calcext:value-type="float">
            <text:p>3,59E+02</text:p>
          </table:table-cell>
          <table:table-cell office:value-type="float" office:value="0.78822" calcext:value-type="float">
            <text:p>7,88E-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,7</text:p>
          </table:table-cell>
          <table:table-cell office:value-type="float" office:value="677.511" calcext:value-type="float">
            <text:p>6,78E+02</text:p>
          </table:table-cell>
          <table:table-cell office:value-type="float" office:value="1.4119" calcext:value-type="float">
            <text:p>1,41E+0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,7</text:p>
          </table:table-cell>
          <table:table-cell office:value-type="float" office:value="349.612" calcext:value-type="float">
            <text:p>3,50E+02</text:p>
          </table:table-cell>
          <table:table-cell office:value-type="float" office:value="0.73635" calcext:value-type="float">
            <text:p>7,36E-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,8</text:p>
          </table:table-cell>
          <table:table-cell office:value-type="float" office:value="642.89" calcext:value-type="float">
            <text:p>6,43E+02</text:p>
          </table:table-cell>
          <table:table-cell office:value-type="float" office:value="1.3006" calcext:value-type="float">
            <text:p>1,30E+00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,8</text:p>
          </table:table-cell>
          <table:table-cell office:value-type="float" office:value="331.446" calcext:value-type="float">
            <text:p>3,31E+02</text:p>
          </table:table-cell>
          <table:table-cell office:value-type="float" office:value="0.67716" calcext:value-type="float">
            <text:p>6,77E-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.9" calcext:value-type="float">
            <text:p>1,9</text:p>
          </table:table-cell>
          <table:table-cell office:value-type="float" office:value="598.947" calcext:value-type="float">
            <text:p>5,99E+02</text:p>
          </table:table-cell>
          <table:table-cell office:value-type="float" office:value="1.1829" calcext:value-type="float">
            <text:p>1,18E+0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.9" calcext:value-type="float">
            <text:p>1,9</text:p>
          </table:table-cell>
          <table:table-cell office:value-type="float" office:value="307.365" calcext:value-type="float">
            <text:p>3,07E+02</text:p>
          </table:table-cell>
          <table:table-cell office:value-type="float" office:value="0.61412" calcext:value-type="float">
            <text:p>6,14E-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37.386" calcext:value-type="float">
            <text:p>5,37E+02</text:p>
          </table:table-cell>
          <table:table-cell office:value-type="float" office:value="1.0282" calcext:value-type="float">
            <text:p>1,03E+00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72.279" calcext:value-type="float">
            <text:p>2,72E+02</text:p>
          </table:table-cell>
          <table:table-cell office:value-type="float" office:value="0.52927" calcext:value-type="float">
            <text:p>5,29E-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.1" calcext:value-type="float">
            <text:p>2,1</text:p>
          </table:table-cell>
          <table:table-cell office:value-type="float" office:value="449.236" calcext:value-type="float">
            <text:p>4,49E+02</text:p>
          </table:table-cell>
          <table:table-cell office:value-type="float" office:value="0.80736" calcext:value-type="float">
            <text:p>8,07E-01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2.1" calcext:value-type="float">
            <text:p>2,1</text:p>
          </table:table-cell>
          <table:table-cell office:value-type="float" office:value="223.939" calcext:value-type="float">
            <text:p>2,24E+02</text:p>
          </table:table-cell>
          <table:table-cell office:value-type="float" office:value="0.40846" calcext:value-type="float">
            <text:p>4,08E-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.2" calcext:value-type="float">
            <text:p>2,2</text:p>
          </table:table-cell>
          <table:table-cell office:value-type="float" office:value="308.915" calcext:value-type="float">
            <text:p>3,09E+02</text:p>
          </table:table-cell>
          <table:table-cell office:value-type="float" office:value="0.54586" calcext:value-type="float">
            <text:p>5,46E-01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2.2" calcext:value-type="float">
            <text:p>2,2</text:p>
          </table:table-cell>
          <table:table-cell office:value-type="float" office:value="153.333" calcext:value-type="float">
            <text:p>1,53E+02</text:p>
          </table:table-cell>
          <table:table-cell office:value-type="float" office:value="0.27582" calcext:value-type="float">
            <text:p>2,76E-0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 office:value-type="string" calcext:value-type="string">
            <text:p>Total mean</text:p>
          </table:table-cell>
          <table:table-cell table:style-name="Default"/>
          <table:table-cell table:number-columns-repeated="6"/>
          <table:table-cell table:style-name="Default" office:value-type="string" calcext:value-type="string">
            <text:p>Total mean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formula="of:=AVERAGE(['N. Inch. Scatterer'.D12:.D21];['N. Inch. Scatterer'.D26:.D33])" office:value-type="float" office:value="699.879722222222" calcext:value-type="float">
            <text:p>7,00E+02</text:p>
          </table:table-cell>
          <table:table-cell table:style-name="Default"/>
          <table:table-cell table:number-columns-repeated="6"/>
          <table:table-cell table:formula="of:=AVERAGE(['N. Inch. Scatterer'.L12:.L21];['N. Inch. Scatterer'.L26:.L33])" office:value-type="float" office:value="339.055888888889" calcext:value-type="float">
            <text:p>3,39E+02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1" office:value-type="float" office:value="794.2317" calcext:value-type="float" table:number-columns-spanned="3" table:number-rows-spanned="1">
            <text:p>794,2317</text:p>
          </table:table-cell>
          <table:covered-table-cell table:number-columns-repeated="2" table:style-name="Default"/>
          <table:table-cell table:number-columns-repeated="5"/>
          <table:table-cell table:style-name="ce11" office:value-type="float" office:value="374.5285" calcext:value-type="float" table:number-columns-spanned="3" table:number-rows-spanned="1">
            <text:p>374,5285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/>
          <table:table-cell table:style-name="ce6"/>
          <table:table-cell table:style-name="ce12" table:number-columns-repeated="4"/>
          <table:table-cell table:style-name="ce19"/>
          <table:table-cell table:number-columns-repeated="2"/>
          <table:table-cell table:style-name="ce6"/>
          <table:table-cell table:style-name="ce12" table:number-columns-repeated="4"/>
          <table:table-cell table:style-name="ce19"/>
          <table:table-cell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/>
          <table:table-cell table:style-name="ce7"/>
          <table:table-cell table:style-name="ce8" table:number-columns-repeated="4"/>
          <table:table-cell table:style-name="ce20"/>
          <table:table-cell table:number-columns-repeated="2"/>
          <table:table-cell table:style-name="ce7"/>
          <table:table-cell table:style-name="ce8" table:number-columns-repeated="4"/>
          <table:table-cell table:style-name="ce20"/>
          <table:table-cell/>
        </table:table-row>
        <table:table-row table:style-name="ro1">
          <table:table-cell table:number-columns-repeated="2"/>
          <table:table-cell table:style-name="ce9" office:value-type="string" calcext:value-type="string" table:number-columns-spanned="3" table:number-rows-spanned="2">
            <text:p>MBP + Malt + H2O</text:p>
          </table:table-cell>
          <table:covered-table-cell table:number-columns-repeated="2" table:style-name="Default"/>
          <table:table-cell table:number-columns-repeated="5"/>
          <table:table-cell table:style-name="ce9" office:value-type="string" calcext:value-type="string" table:number-columns-spanned="3" table:number-rows-spanned="2">
            <text:p>MBP + Malt + D2O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number-columns-repeated="2"/>
          <table:covered-table-cell/>
          <table:covered-table-cell table:number-columns-repeated="2" table:style-name="Default"/>
          <table:table-cell table:number-columns-repeated="5"/>
          <table:covered-table-cell/>
          <table:covered-table-cell table:number-columns-repeated="2"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#</text:p>
          </table:table-cell>
          <table:table-cell table:style-name="ce10" office:value-type="string" calcext:value-type="string">
            <text:p>Q</text:p>
          </table:table-cell>
          <table:table-cell table:style-name="ce10" office:value-type="string" calcext:value-type="string">
            <text:p>Intensity</text:p>
          </table:table-cell>
          <table:table-cell table:style-name="ce10" office:value-type="string" calcext:value-type="string">
            <text:p>dI</text:p>
          </table:table-cell>
          <table:table-cell table:number-columns-repeated="4"/>
          <table:table-cell table:style-name="ce5" office:value-type="string" calcext:value-type="string">
            <text:p>#</text:p>
          </table:table-cell>
          <table:table-cell table:style-name="ce10" office:value-type="string" calcext:value-type="string">
            <text:p>Q</text:p>
          </table:table-cell>
          <table:table-cell table:style-name="ce10" office:value-type="string" calcext:value-type="string">
            <text:p>Intensity</text:p>
          </table:table-cell>
          <table:table-cell table:style-name="ce10" office:value-type="string" calcext:value-type="string">
            <text:p>dI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739.441" calcext:value-type="float">
            <text:p>7,39E+02</text:p>
          </table:table-cell>
          <table:table-cell office:value-type="float" office:value="1.9432" calcext:value-type="float">
            <text:p>1,94E+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208.294" calcext:value-type="float">
            <text:p>2,08E+02</text:p>
          </table:table-cell>
          <table:table-cell office:value-type="float" office:value="0.56413" calcext:value-type="float">
            <text:p>5,64E-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746.843" calcext:value-type="float">
            <text:p>7,47E+02</text:p>
          </table:table-cell>
          <table:table-cell office:value-type="float" office:value="1.9361" calcext:value-type="float">
            <text:p>1,94E+0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217.002" calcext:value-type="float">
            <text:p>2,17E+02</text:p>
          </table:table-cell>
          <table:table-cell office:value-type="float" office:value="0.57302" calcext:value-type="float">
            <text:p>5,73E-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office:value-type="float" office:value="743.296" calcext:value-type="float">
            <text:p>7,43E+02</text:p>
          </table:table-cell>
          <table:table-cell office:value-type="float" office:value="1.9158" calcext:value-type="float">
            <text:p>1,92E+0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office:value-type="float" office:value="221.729" calcext:value-type="float">
            <text:p>2,22E+02</text:p>
          </table:table-cell>
          <table:table-cell office:value-type="float" office:value="0.57974" calcext:value-type="float">
            <text:p>5,80E-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,8</text:p>
          </table:table-cell>
          <table:table-cell office:value-type="float" office:value="722.655" calcext:value-type="float">
            <text:p>7,23E+02</text:p>
          </table:table-cell>
          <table:table-cell office:value-type="float" office:value="1.809" calcext:value-type="float">
            <text:p>1,81E+0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,8</text:p>
          </table:table-cell>
          <table:table-cell office:value-type="float" office:value="219.07" calcext:value-type="float">
            <text:p>2,19E+02</text:p>
          </table:table-cell>
          <table:table-cell office:value-type="float" office:value="0.55561" calcext:value-type="float">
            <text:p>5,56E-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713.505" calcext:value-type="float">
            <text:p>7,14E+02</text:p>
          </table:table-cell>
          <table:table-cell office:value-type="float" office:value="1.7613" calcext:value-type="float">
            <text:p>1,76E+0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215.006" calcext:value-type="float">
            <text:p>2,15E+02</text:p>
          </table:table-cell>
          <table:table-cell office:value-type="float" office:value="0.53783" calcext:value-type="float">
            <text:p>5,38E-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01.363" calcext:value-type="float">
            <text:p>7,01E+02</text:p>
          </table:table-cell>
          <table:table-cell office:value-type="float" office:value="1.7491" calcext:value-type="float">
            <text:p>1,75E+0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10.297" calcext:value-type="float">
            <text:p>2,10E+02</text:p>
          </table:table-cell>
          <table:table-cell office:value-type="float" office:value="0.53202" calcext:value-type="float">
            <text:p>5,32E-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.1" calcext:value-type="float">
            <text:p>1,1</text:p>
          </table:table-cell>
          <table:table-cell office:value-type="float" office:value="707.57" calcext:value-type="float">
            <text:p>7,08E+02</text:p>
          </table:table-cell>
          <table:table-cell office:value-type="float" office:value="1.7256" calcext:value-type="float">
            <text:p>1,73E+0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.1" calcext:value-type="float">
            <text:p>1,1</text:p>
          </table:table-cell>
          <table:table-cell office:value-type="float" office:value="210.031" calcext:value-type="float">
            <text:p>2,10E+02</text:p>
          </table:table-cell>
          <table:table-cell office:value-type="float" office:value="0.52013" calcext:value-type="float">
            <text:p>5,20E-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.2" calcext:value-type="float">
            <text:p>1,2</text:p>
          </table:table-cell>
          <table:table-cell office:value-type="float" office:value="707.985" calcext:value-type="float">
            <text:p>7,08E+02</text:p>
          </table:table-cell>
          <table:table-cell office:value-type="float" office:value="1.6968" calcext:value-type="float">
            <text:p>1,70E+0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.2" calcext:value-type="float">
            <text:p>1,2</text:p>
          </table:table-cell>
          <table:table-cell office:value-type="float" office:value="210.557" calcext:value-type="float">
            <text:p>2,11E+02</text:p>
          </table:table-cell>
          <table:table-cell office:value-type="float" office:value="0.5123" calcext:value-type="float">
            <text:p>5,12E-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.3" calcext:value-type="float">
            <text:p>1,3</text:p>
          </table:table-cell>
          <table:table-cell office:value-type="float" office:value="700.821" calcext:value-type="float">
            <text:p>7,01E+02</text:p>
          </table:table-cell>
          <table:table-cell office:value-type="float" office:value="1.6144" calcext:value-type="float">
            <text:p>1,61E+0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.3" calcext:value-type="float">
            <text:p>1,3</text:p>
          </table:table-cell>
          <table:table-cell office:value-type="float" office:value="207.814" calcext:value-type="float">
            <text:p>2,08E+02</text:p>
          </table:table-cell>
          <table:table-cell office:value-type="float" office:value="0.48589" calcext:value-type="float">
            <text:p>4,86E-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4" calcext:value-type="float">
            <text:p>1,4</text:p>
          </table:table-cell>
          <table:table-cell office:value-type="float" office:value="684.605" calcext:value-type="float">
            <text:p>6,85E+02</text:p>
          </table:table-cell>
          <table:table-cell office:value-type="float" office:value="1.5516" calcext:value-type="float">
            <text:p>1,55E+0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.4" calcext:value-type="float">
            <text:p>1,4</text:p>
          </table:table-cell>
          <table:table-cell office:value-type="float" office:value="206.008" calcext:value-type="float">
            <text:p>2,06E+02</text:p>
          </table:table-cell>
          <table:table-cell office:value-type="float" office:value="0.47411" calcext:value-type="float">
            <text:p>4,74E-01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dev</text:p>
          </table:table-cell>
          <table:table-cell office:value-type="string" calcext:value-type="string">
            <text:p>%</text:p>
          </table:table-cell>
          <table:table-cell table:number-columns-repeated="5"/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dev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AVERAGE(['N. Inch. Scatterer'.D48:.D57])" office:value-type="float" office:value="716.8084" calcext:value-type="float">
            <text:p>7,17E+02</text:p>
          </table:table-cell>
          <table:table-cell table:style-name="ce15" table:formula="of:=STDEV(['N. Inch. Scatterer'.D48:.D57])" office:value-type="float" office:value="20.6973338336661" calcext:value-type="float">
            <text:p>21</text:p>
          </table:table-cell>
          <table:table-cell table:formula="of:=100*['N. Inch. Scatterer'.E60]/['N. Inch. Scatterer'.D60]" office:value-type="float" office:value="2.88742903036099" calcext:value-type="float">
            <text:p>2,8874290304</text:p>
          </table:table-cell>
          <table:table-cell table:number-columns-repeated="5"/>
          <table:table-cell table:formula="of:=AVERAGE(['N. Inch. Scatterer'.L48:.L57])" office:value-type="float" office:value="212.5808" calcext:value-type="float">
            <text:p>2,13E+02</text:p>
          </table:table-cell>
          <table:table-cell table:style-name="ce15" table:formula="of:=STDEV(['N. Inch. Scatterer'.L48:.L57])" office:value-type="float" office:value="5.28458565179061" calcext:value-type="float">
            <text:p>5</text:p>
          </table:table-cell>
          <table:table-cell table:formula="of:=100*['N. Inch. Scatterer'.M60]/['N. Inch. Scatterer'.L60]" office:value-type="float" office:value="2.48591860214592" calcext:value-type="float">
            <text:p>2,485918602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,5</text:p>
          </table:table-cell>
          <table:table-cell office:value-type="float" office:value="666.865" calcext:value-type="float">
            <text:p>6,67E+02</text:p>
          </table:table-cell>
          <table:table-cell office:value-type="float" office:value="1.4722" calcext:value-type="float">
            <text:p>1,47E+00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,5</text:p>
          </table:table-cell>
          <table:table-cell office:value-type="float" office:value="203.652" calcext:value-type="float">
            <text:p>2,04E+02</text:p>
          </table:table-cell>
          <table:table-cell office:value-type="float" office:value="0.4561" calcext:value-type="float">
            <text:p>4,56E-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.6" calcext:value-type="float">
            <text:p>1,6</text:p>
          </table:table-cell>
          <table:table-cell office:value-type="float" office:value="645.346" calcext:value-type="float">
            <text:p>6,45E+02</text:p>
          </table:table-cell>
          <table:table-cell office:value-type="float" office:value="1.4215" calcext:value-type="float">
            <text:p>1,42E+0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.6" calcext:value-type="float">
            <text:p>1,6</text:p>
          </table:table-cell>
          <table:table-cell office:value-type="float" office:value="206.585" calcext:value-type="float">
            <text:p>2,07E+02</text:p>
          </table:table-cell>
          <table:table-cell office:value-type="float" office:value="0.4628" calcext:value-type="float">
            <text:p>4,63E-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,7</text:p>
          </table:table-cell>
          <table:table-cell office:value-type="float" office:value="620.646" calcext:value-type="float">
            <text:p>6,21E+02</text:p>
          </table:table-cell>
          <table:table-cell office:value-type="float" office:value="1.3133" calcext:value-type="float">
            <text:p>1,31E+0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,7</text:p>
          </table:table-cell>
          <table:table-cell office:value-type="float" office:value="198.566" calcext:value-type="float">
            <text:p>1,99E+02</text:p>
          </table:table-cell>
          <table:table-cell office:value-type="float" office:value="0.42712" calcext:value-type="float">
            <text:p>4,27E-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,8</text:p>
          </table:table-cell>
          <table:table-cell office:value-type="float" office:value="592.27" calcext:value-type="float">
            <text:p>5,92E+02</text:p>
          </table:table-cell>
          <table:table-cell office:value-type="float" office:value="1.2167" calcext:value-type="float">
            <text:p>1,22E+00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,8</text:p>
          </table:table-cell>
          <table:table-cell office:value-type="float" office:value="187.913" calcext:value-type="float">
            <text:p>1,88E+02</text:p>
          </table:table-cell>
          <table:table-cell office:value-type="float" office:value="0.39117" calcext:value-type="float">
            <text:p>3,91E-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.9" calcext:value-type="float">
            <text:p>1,9</text:p>
          </table:table-cell>
          <table:table-cell office:value-type="float" office:value="553.718" calcext:value-type="float">
            <text:p>5,54E+02</text:p>
          </table:table-cell>
          <table:table-cell office:value-type="float" office:value="1.1104" calcext:value-type="float">
            <text:p>1,11E+0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.9" calcext:value-type="float">
            <text:p>1,9</text:p>
          </table:table-cell>
          <table:table-cell office:value-type="float" office:value="170.636" calcext:value-type="float">
            <text:p>1,71E+02</text:p>
          </table:table-cell>
          <table:table-cell office:value-type="float" office:value="0.34882" calcext:value-type="float">
            <text:p>3,49E-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04.126" calcext:value-type="float">
            <text:p>5,04E+02</text:p>
          </table:table-cell>
          <table:table-cell office:value-type="float" office:value="0.97835" calcext:value-type="float">
            <text:p>9,78E-01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0.388" calcext:value-type="float">
            <text:p>1,50E+02</text:p>
          </table:table-cell>
          <table:table-cell office:value-type="float" office:value="0.30181" calcext:value-type="float">
            <text:p>3,02E-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.1" calcext:value-type="float">
            <text:p>2,1</text:p>
          </table:table-cell>
          <table:table-cell office:value-type="float" office:value="429.985" calcext:value-type="float">
            <text:p>4,30E+02</text:p>
          </table:table-cell>
          <table:table-cell office:value-type="float" office:value="0.78332" calcext:value-type="float">
            <text:p>7,83E-01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2.1" calcext:value-type="float">
            <text:p>2,1</text:p>
          </table:table-cell>
          <table:table-cell office:value-type="float" office:value="124.489" calcext:value-type="float">
            <text:p>1,24E+02</text:p>
          </table:table-cell>
          <table:table-cell office:value-type="float" office:value="0.23322" calcext:value-type="float">
            <text:p>2,33E-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.2" calcext:value-type="float">
            <text:p>2,2</text:p>
          </table:table-cell>
          <table:table-cell office:value-type="float" office:value="302.948" calcext:value-type="float">
            <text:p>3,03E+02</text:p>
          </table:table-cell>
          <table:table-cell office:value-type="float" office:value="0.54205" calcext:value-type="float">
            <text:p>5,42E-01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2.2" calcext:value-type="float">
            <text:p>2,2</text:p>
          </table:table-cell>
          <table:table-cell office:value-type="float" office:value="86.4218" calcext:value-type="float">
            <text:p>8,64E+01</text:p>
          </table:table-cell>
          <table:table-cell office:value-type="float" office:value="0.15976" calcext:value-type="float">
            <text:p>1,60E-0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Total mean</text:p>
          </table:table-cell>
          <table:table-cell table:style-name="Default"/>
          <table:table-cell table:number-columns-repeated="6"/>
          <table:table-cell table:style-name="Default" office:value-type="string" calcext:value-type="string">
            <text:p>Total mean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ce14" table:formula="of:=AVERAGE(['N. Inch. Scatterer'.D48:.D57];['N. Inch. Scatterer'.D62:.D69])" office:value-type="float" office:value="637.999333333333" calcext:value-type="float">
            <text:p>638,00</text:p>
          </table:table-cell>
          <table:table-cell table:style-name="Default"/>
          <table:table-cell table:number-columns-repeated="6"/>
          <table:table-cell table:style-name="ce14" table:formula="of:=AVERAGE(['N. Inch. Scatterer'.L48:.L57];['N. Inch. Scatterer'.L62:.L69])" office:value-type="float" office:value="191.914377777778" calcext:value-type="float">
            <text:p>191,91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1" office:value-type="float" office:value="716.8084" calcext:value-type="float" table:number-columns-spanned="3" table:number-rows-spanned="1">
            <text:p>716,8084</text:p>
          </table:table-cell>
          <table:covered-table-cell table:number-columns-repeated="2" table:style-name="Default"/>
          <table:table-cell table:number-columns-repeated="5"/>
          <table:table-cell table:style-name="ce11" office:value-type="float" office:value="212.5808" calcext:value-type="float" table:number-columns-spanned="3" table:number-rows-spanned="1">
            <text:p>212,5808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/>
          <table:table-cell table:style-name="ce6"/>
          <table:table-cell table:style-name="ce12" table:number-columns-repeated="4"/>
          <table:table-cell table:style-name="ce19"/>
          <table:table-cell table:number-columns-repeated="2"/>
          <table:table-cell table:style-name="ce6"/>
          <table:table-cell table:style-name="ce12" table:number-columns-repeated="4"/>
          <table:table-cell table:style-name="ce19"/>
          <table:table-cell/>
        </table:table-row>
      </table:table>
      <table:table table:name="Anael. BMP+H2O" table:style-name="ta1">
        <table:shapes>
          <draw:frame draw:z-index="0" draw:style-name="gr1" draw:text-style-name="P2" svg:width="259.9mm" svg:height="128.89mm" svg:x="21.05mm" svg:y="204.58mm">
            <loext:p draw:notify-on-update-of-ranges="'Anael. BMP+H2O'.B8:'Anael. BMP+H2O'.B20 'Anael. BMP+H2O'.F8:'Anael. BMP+H2O'.F20 'Anael. BMP+H2O'.G8:'Anael. BMP+H2O'.G20 'Anael. BMP+H2O'.G8:'Anael. BMP+H2O'.G20" text:style-name="P1">=</loext:p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2" svg:width="266.73mm" svg:height="127.5mm" svg:x="26.53mm" svg:y="441.73mm">
            <loext:p draw:notify-on-update-of-ranges="'Anael. BMP+H2O'.B8:'Anael. BMP+H2O'.B20 'Anael. BMP+H2O'.H8:'Anael. BMP+H2O'.H20 'Anael. BMP+H2O'.I8:'Anael. BMP+H2O'.I20 'Anael. BMP+H2O'.I8:'Anael. BMP+H2O'.I2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5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10"/>
          <table:table-cell table:style-name="ce24" office:value-type="string" calcext:value-type="string" table:number-columns-spanned="2" table:number-rows-spanned="1">
            <text:p>Fit Gaussiano</text:p>
          </table:table-cell>
          <table:covered-table-cell/>
          <table:table-cell table:number-columns-repeated="8"/>
        </table:table-row>
        <table:table-row table:style-name="ro1">
          <table:table-cell/>
          <table:table-cell table:style-name="ce22" office:value-type="string" calcext:value-type="string" table:number-columns-spanned="8" table:number-rows-spanned="2">
            <text:p>Andamento picchi anaelastici MBP + H2O a 150 K</text:p>
          </table:table-cell>
          <table:covered-table-cell table:number-columns-repeated="7"/>
          <table:table-cell/>
          <table:table-cell office:value-type="string" calcext:value-type="string">
            <text:p>fit da:</text:p>
          </table:table-cell>
          <table:table-cell table:number-columns-repeated="9"/>
        </table:table-row>
        <table:table-row table:style-name="ro1">
          <table:table-cell/>
          <table:covered-table-cell table:number-columns-repeated="8"/>
          <table:table-cell/>
          <table:table-cell office:value-type="string" calcext:value-type="string">
            <text:p>xmin</text:p>
          </table:table-cell>
          <table:table-cell office:value-type="float" office:value="-6.2" calcext:value-type="float">
            <text:p>-6,2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max</text:p>
          </table:table-cell>
          <table:table-cell office:value-type="float" office:value="-2.2" calcext:value-type="float">
            <text:p>-2,2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Q^2</text:p>
          </table:table-cell>
          <table:table-cell office:value-type="string" calcext:value-type="string">
            <text:p>Spectra</text:p>
          </table:table-cell>
          <table:table-cell office:value-type="string" calcext:value-type="string">
            <text:p>pseudo_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1.heigh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2.cente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3.fWm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hi^2</text:p>
          </table:table-cell>
          <table:table-cell table:number-columns-repeated="8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formula="of:=['Anael. BMP+H2O'.C8]*['Anael. BMP+H2O'.C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72684" calcext:value-type="float">
            <text:p>1,172684</text:p>
          </table:table-cell>
          <table:table-cell office:value-type="float" office:value="0.03972161" calcext:value-type="float">
            <text:p>0,03972161</text:p>
          </table:table-cell>
          <table:table-cell office:value-type="float" office:value="-4.021787" calcext:value-type="float">
            <text:p>-4,021787</text:p>
          </table:table-cell>
          <table:table-cell office:value-type="float" office:value="0.06394527" calcext:value-type="float">
            <text:p>0,06394527</text:p>
          </table:table-cell>
          <table:table-cell office:value-type="float" office:value="8.974052" calcext:value-type="float">
            <text:p>8,974052</text:p>
          </table:table-cell>
          <table:table-cell office:value-type="float" office:value="0.5591" calcext:value-type="float">
            <text:p>0,5591</text:p>
          </table:table-cell>
          <table:table-cell office:value-type="float" office:value="0.59" calcext:value-type="float">
            <text:p>0,5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'Anael. BMP+H2O'.C9]*['Anael. BMP+H2O'.C9]" office:value-type="float" office:value="1.21" calcext:value-type="float">
            <text:p>1,21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57554" calcext:value-type="float">
            <text:p>1,257554</text:p>
          </table:table-cell>
          <table:table-cell office:value-type="float" office:value="0.1340223" calcext:value-type="float">
            <text:p>0,1340223</text:p>
          </table:table-cell>
          <table:table-cell office:value-type="float" office:value="-4.182242" calcext:value-type="float">
            <text:p>-4,182242</text:p>
          </table:table-cell>
          <table:table-cell office:value-type="float" office:value="0.05208215" calcext:value-type="float">
            <text:p>0,05208215</text:p>
          </table:table-cell>
          <table:table-cell office:value-type="float" office:value="8.308068" calcext:value-type="float">
            <text:p>8,308068</text:p>
          </table:table-cell>
          <table:table-cell office:value-type="float" office:value="0.6492689" calcext:value-type="float">
            <text:p>0,6492689</text:p>
          </table:table-cell>
          <table:table-cell office:value-type="float" office:value="0.92" calcext:value-type="float">
            <text:p>0,92</text:p>
          </table:table-cell>
          <table:table-cell table:number-columns-repeated="8"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formula="of:=['Anael. BMP+H2O'.C10]*['Anael. BMP+H2O'.C10]" office:value-type="float" office:value="1.44" calcext:value-type="float">
            <text:p>1,44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47127" calcext:value-type="float">
            <text:p>1,347127</text:p>
          </table:table-cell>
          <table:table-cell office:value-type="float" office:value="0.1395232" calcext:value-type="float">
            <text:p>0,1395232</text:p>
          </table:table-cell>
          <table:table-cell office:value-type="float" office:value="-4.143358" calcext:value-type="float">
            <text:p>-4,143358</text:p>
          </table:table-cell>
          <table:table-cell office:value-type="float" office:value="0.05491617" calcext:value-type="float">
            <text:p>0,05491617</text:p>
          </table:table-cell>
          <table:table-cell office:value-type="float" office:value="8.600557" calcext:value-type="float">
            <text:p>8,600557</text:p>
          </table:table-cell>
          <table:table-cell office:value-type="float" office:value="0.6735482" calcext:value-type="float">
            <text:p>0,6735482</text:p>
          </table:table-cell>
          <table:table-cell office:value-type="float" office:value="0.92" calcext:value-type="float">
            <text:p>0,9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'Anael. BMP+H2O'.C11]*['Anael. BMP+H2O'.C11]" office:value-type="float" office:value="1.69" calcext:value-type="float">
            <text:p>1,69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22925" calcext:value-type="float">
            <text:p>1,422925</text:p>
          </table:table-cell>
          <table:table-cell office:value-type="float" office:value="0.04584967" calcext:value-type="float">
            <text:p>0,04584967</text:p>
          </table:table-cell>
          <table:table-cell office:value-type="float" office:value="-4.224981" calcext:value-type="float">
            <text:p>-4,224981</text:p>
          </table:table-cell>
          <table:table-cell office:value-type="float" office:value="0.05078252" calcext:value-type="float">
            <text:p>0,05078252</text:p>
          </table:table-cell>
          <table:table-cell office:value-type="float" office:value="8.322538" calcext:value-type="float">
            <text:p>8,322538</text:p>
          </table:table-cell>
          <table:table-cell office:value-type="float" office:value="0.4432389" calcext:value-type="float">
            <text:p>0,4432389</text:p>
          </table:table-cell>
          <table:table-cell office:value-type="float" office:value="0.92" calcext:value-type="float">
            <text:p>0,92</text:p>
          </table:table-cell>
          <table:table-cell table:number-columns-repeated="8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formula="of:=['Anael. BMP+H2O'.C12]*['Anael. BMP+H2O'.C12]" office:value-type="float" office:value="1.96" calcext:value-type="float">
            <text:p>1,96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03262" calcext:value-type="float">
            <text:p>1,503262</text:p>
          </table:table-cell>
          <table:table-cell office:value-type="float" office:value="0.04705223" calcext:value-type="float">
            <text:p>0,04705223</text:p>
          </table:table-cell>
          <table:table-cell office:value-type="float" office:value="-4.072562" calcext:value-type="float">
            <text:p>-4,072562</text:p>
          </table:table-cell>
          <table:table-cell office:value-type="float" office:value="0.04987854" calcext:value-type="float">
            <text:p>0,04987854</text:p>
          </table:table-cell>
          <table:table-cell office:value-type="float" office:value="8.403913" calcext:value-type="float">
            <text:p>8,403913</text:p>
          </table:table-cell>
          <table:table-cell office:value-type="float" office:value="0.4423235" calcext:value-type="float">
            <text:p>0,442323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'Anael. BMP+H2O'.C13]*['Anael. BMP+H2O'.C13]" office:value-type="float" office:value="2.25" calcext:value-type="float">
            <text:p>2,25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01606" calcext:value-type="float">
            <text:p>1,601606</text:p>
          </table:table-cell>
          <table:table-cell office:value-type="float" office:value="0.04784977" calcext:value-type="float">
            <text:p>0,04784977</text:p>
          </table:table-cell>
          <table:table-cell office:value-type="float" office:value="-4.204324" calcext:value-type="float">
            <text:p>-4,204324</text:p>
          </table:table-cell>
          <table:table-cell office:value-type="float" office:value="0.04607261" calcext:value-type="float">
            <text:p>0,04607261</text:p>
          </table:table-cell>
          <table:table-cell office:value-type="float" office:value="8.270506" calcext:value-type="float">
            <text:p>8,270506</text:p>
          </table:table-cell>
          <table:table-cell office:value-type="float" office:value="0.4023321" calcext:value-type="float">
            <text:p>0,4023321</text:p>
          </table:table-cell>
          <table:table-cell office:value-type="float" office:value="0.92" calcext:value-type="float">
            <text:p>0,92</text:p>
          </table:table-cell>
          <table:table-cell table:number-columns-repeated="8"/>
        </table:table-row>
        <table:table-row table:style-name="ro1">
          <table:table-cell table:style-name="ce21" office:value-type="float" office:value="7" calcext:value-type="float">
            <text:p>7</text:p>
          </table:table-cell>
          <table:table-cell table:formula="of:=['Anael. BMP+H2O'.C14]*['Anael. BMP+H2O'.C14]" office:value-type="float" office:value="2.56" calcext:value-type="float">
            <text:p>2,56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81262" calcext:value-type="float">
            <text:p>1,681262</text:p>
          </table:table-cell>
          <table:table-cell office:value-type="float" office:value="0.4754816" calcext:value-type="float">
            <text:p>0,4754816</text:p>
          </table:table-cell>
          <table:table-cell office:value-type="float" office:value="-4.166863" calcext:value-type="float">
            <text:p>-4,166863</text:p>
          </table:table-cell>
          <table:table-cell office:value-type="float" office:value="0.04626491" calcext:value-type="float">
            <text:p>0,04626491</text:p>
          </table:table-cell>
          <table:table-cell office:value-type="float" office:value="8.475696" calcext:value-type="float">
            <text:p>8,475696</text:p>
          </table:table-cell>
          <table:table-cell office:value-type="float" office:value="1.342497" calcext:value-type="float">
            <text:p>1,342497</text:p>
          </table:table-cell>
          <table:table-cell office:value-type="float" office:value="0.42" calcext:value-type="float">
            <text:p>0,4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'Anael. BMP+H2O'.C15]*['Anael. BMP+H2O'.C15]" office:value-type="float" office:value="2.89" calcext:value-type="float">
            <text:p>2,89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73592" calcext:value-type="float">
            <text:p>1,773592</text:p>
          </table:table-cell>
          <table:table-cell office:value-type="float" office:value="0.04825671" calcext:value-type="float">
            <text:p>0,04825671</text:p>
          </table:table-cell>
          <table:table-cell office:value-type="float" office:value="-4.245127" calcext:value-type="float">
            <text:p>-4,245127</text:p>
          </table:table-cell>
          <table:table-cell office:value-type="float" office:value="0.044567" calcext:value-type="float">
            <text:p>0,044567</text:p>
          </table:table-cell>
          <table:table-cell office:value-type="float" office:value="8.407098" calcext:value-type="float">
            <text:p>8,407098</text:p>
          </table:table-cell>
          <table:table-cell office:value-type="float" office:value="0.3850734" calcext:value-type="float">
            <text:p>0,3850734</text:p>
          </table:table-cell>
          <table:table-cell office:value-type="float" office:value="0.91" calcext:value-type="float">
            <text:p>0,91</text:p>
          </table:table-cell>
          <table:table-cell table:number-columns-repeated="8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formula="of:=['Anael. BMP+H2O'.C16]*['Anael. BMP+H2O'.C16]" office:value-type="float" office:value="3.24" calcext:value-type="float">
            <text:p>3,24</text:p>
          </table:table-cell>
          <table:table-cell office:value-type="float" office:value="1.8" calcext:value-type="float">
            <text:p>1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2412" calcext:value-type="float">
            <text:p>1,82412</text:p>
          </table:table-cell>
          <table:table-cell office:value-type="float" office:value="0.04735577" calcext:value-type="float">
            <text:p>0,04735577</text:p>
          </table:table-cell>
          <table:table-cell office:value-type="float" office:value="-4.267737" calcext:value-type="float">
            <text:p>-4,267737</text:p>
          </table:table-cell>
          <table:table-cell office:value-type="float" office:value="0.04669246" calcext:value-type="float">
            <text:p>0,04669246</text:p>
          </table:table-cell>
          <table:table-cell office:value-type="float" office:value="8.784571" calcext:value-type="float">
            <text:p>8,784571</text:p>
          </table:table-cell>
          <table:table-cell office:value-type="float" office:value="0.4136794" calcext:value-type="float">
            <text:p>0,4136794</text:p>
          </table:table-cell>
          <table:table-cell office:value-type="float" office:value="1.32" calcext:value-type="float">
            <text:p>1,3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'Anael. BMP+H2O'.C17]*['Anael. BMP+H2O'.C17]" office:value-type="float" office:value="3.61" calcext:value-type="float">
            <text:p>3,61</text:p>
          </table:table-cell>
          <table:table-cell office:value-type="float" office:value="1.9" calcext:value-type="float">
            <text:p>1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3342" calcext:value-type="float">
            <text:p>1,893342</text:p>
          </table:table-cell>
          <table:table-cell office:value-type="float" office:value="0.1485738" calcext:value-type="float">
            <text:p>0,1485738</text:p>
          </table:table-cell>
          <table:table-cell office:value-type="float" office:value="-4.39022" calcext:value-type="float">
            <text:p>-4,39022</text:p>
          </table:table-cell>
          <table:table-cell office:value-type="float" office:value="0.04939764" calcext:value-type="float">
            <text:p>0,04939764</text:p>
          </table:table-cell>
          <table:table-cell office:value-type="float" office:value="8.822276" calcext:value-type="float">
            <text:p>8,822276</text:p>
          </table:table-cell>
          <table:table-cell office:value-type="float" office:value="0.5377496" calcext:value-type="float">
            <text:p>0,5377496</text:p>
          </table:table-cell>
          <table:table-cell office:value-type="float" office:value="0.88" calcext:value-type="float">
            <text:p>0,88</text:p>
          </table:table-cell>
          <table:table-cell table:number-columns-repeated="8"/>
        </table:table-row>
        <table:table-row table:style-name="ro1">
          <table:table-cell table:style-name="ce21" office:value-type="float" office:value="11" calcext:value-type="float">
            <text:p>11</text:p>
          </table:table-cell>
          <table:table-cell table:formula="of:=['Anael. BMP+H2O'.C18]*['Anael. BMP+H2O'.C18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1551" calcext:value-type="float">
            <text:p>1,981551</text:p>
          </table:table-cell>
          <table:table-cell office:value-type="float" office:value="0.1473223" calcext:value-type="float">
            <text:p>0,1473223</text:p>
          </table:table-cell>
          <table:table-cell office:value-type="float" office:value="-4.275426" calcext:value-type="float">
            <text:p>-4,275426</text:p>
          </table:table-cell>
          <table:table-cell office:value-type="float" office:value="0.0374654" calcext:value-type="float">
            <text:p>0,0374654</text:p>
          </table:table-cell>
          <table:table-cell office:value-type="float" office:value="8.134295" calcext:value-type="float">
            <text:p>8,134295</text:p>
          </table:table-cell>
          <table:table-cell office:value-type="float" office:value="0.4386995" calcext:value-type="float">
            <text:p>0,4386995</text:p>
          </table:table-cell>
          <table:table-cell office:value-type="float" office:value="1.26" calcext:value-type="float">
            <text:p>1,2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'Anael. BMP+H2O'.C19]*['Anael. BMP+H2O'.C19]" office:value-type="float" office:value="4.41" calcext:value-type="float">
            <text:p>4,41</text:p>
          </table:table-cell>
          <table:table-cell office:value-type="float" office:value="2.1" calcext:value-type="float">
            <text:p>2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13272" calcext:value-type="float">
            <text:p>2,013272</text:p>
          </table:table-cell>
          <table:table-cell office:value-type="float" office:value="0.04603878" calcext:value-type="float">
            <text:p>0,04603878</text:p>
          </table:table-cell>
          <table:table-cell office:value-type="float" office:value="-4.348769" calcext:value-type="float">
            <text:p>-4,348769</text:p>
          </table:table-cell>
          <table:table-cell office:value-type="float" office:value="0.03635079" calcext:value-type="float">
            <text:p>0,03635079</text:p>
          </table:table-cell>
          <table:table-cell office:value-type="float" office:value="7.990076" calcext:value-type="float">
            <text:p>7,990076</text:p>
          </table:table-cell>
          <table:table-cell office:value-type="float" office:value="0.2837437" calcext:value-type="float">
            <text:p>0,2837437</text:p>
          </table:table-cell>
          <table:table-cell office:value-type="float" office:value="0.67" calcext:value-type="float">
            <text:p>0,67</text:p>
          </table:table-cell>
          <table:table-cell table:number-columns-repeated="8"/>
        </table:table-row>
        <table:table-row table:style-name="ro1">
          <table:table-cell table:style-name="ce21" office:value-type="float" office:value="13" calcext:value-type="float">
            <text:p>13</text:p>
          </table:table-cell>
          <table:table-cell table:formula="of:=['Anael. BMP+H2O'.C20]*['Anael. BMP+H2O'.C20]" office:value-type="float" office:value="4.84" calcext:value-type="float">
            <text:p>4,84</text:p>
          </table:table-cell>
          <table:table-cell office:value-type="float" office:value="2.2" calcext:value-type="float">
            <text:p>2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52275" calcext:value-type="float">
            <text:p>2,052275</text:p>
          </table:table-cell>
          <table:table-cell office:value-type="float" office:value="0.01502351" calcext:value-type="float">
            <text:p>0,01502351</text:p>
          </table:table-cell>
          <table:table-cell office:value-type="float" office:value="-4.44357" calcext:value-type="float">
            <text:p>-4,44357</text:p>
          </table:table-cell>
          <table:table-cell office:value-type="float" office:value="0.03618087" calcext:value-type="float">
            <text:p>0,03618087</text:p>
          </table:table-cell>
          <table:table-cell office:value-type="float" office:value="8.182331" calcext:value-type="float">
            <text:p>8,182331</text:p>
          </table:table-cell>
          <table:table-cell office:value-type="float" office:value="0.2343202" calcext:value-type="float">
            <text:p>0,2343202</text:p>
          </table:table-cell>
          <table:table-cell office:value-type="float" office:value="0.81" calcext:value-type="float">
            <text:p>0,8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Avg.</text:p>
          </table:table-cell>
          <table:table-cell/>
          <table:table-cell office:value-type="string" calcext:value-type="string">
            <text:p>Avg.</text:p>
          </table:table-cell>
          <table:table-cell/>
          <table:table-cell office:value-type="string" calcext:value-type="string">
            <text:p>Avg.</text:p>
          </table:table-cell>
          <table:table-cell/>
          <table:table-cell office:value-type="string" calcext:value-type="string">
            <text:p>Avg.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AVERAGE(['Anael. BMP+H2O'.F8:.F20])" office:value-type="float" office:value="1.65573630769231" calcext:value-type="float">
            <text:p>1,6557363077</text:p>
          </table:table-cell>
          <table:table-cell/>
          <table:table-cell table:formula="of:=AVERAGE(['Anael. BMP+H2O'.H8:.H20])" office:value-type="float" office:value="-4.22976661538462" calcext:value-type="float">
            <text:p>-4,2297666154</text:p>
          </table:table-cell>
          <table:table-cell/>
          <table:table-cell table:formula="of:=AVERAGE(['Anael. BMP+H2O'.J8:.J20])" office:value-type="float" office:value="8.43661361538462" calcext:value-type="float">
            <text:p>8,4366136154</text:p>
          </table:table-cell>
          <table:table-cell/>
          <table:table-cell table:formula="of:=AVERAGE(['Anael. BMP+H2O'.L8:.L20])" office:value-type="float" office:value="0.887692307692308" calcext:value-type="float">
            <text:p>0,8876923077</text:p>
          </table:table-cell>
          <table:table-cell table:number-columns-repeated="8"/>
        </table:table-row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table:style-name="ce23" office:value-type="string" calcext:value-type="string" table:number-columns-spanned="19" table:number-rows-spanned="2">
            <text:p>Andamento dell’altezza dei picchi anael. dovuti a MBP+H2O</text:p>
          </table:table-cell>
          <table:covered-table-cell table:number-columns-repeated="18"/>
        </table:table-row>
        <table:table-row table:style-name="ro1">
          <table:table-cell/>
          <table:covered-table-cell table:number-columns-repeated="19"/>
        </table:table-row>
        <table:table-row table:style-name="ro1">
          <table:table-cell table:number-columns-repeated="11"/>
          <table:table-cell office:value-type="string" calcext:value-type="string">
            <text:p>Dx</text:p>
          </table:table-cell>
          <table:table-cell office:value-type="string" calcext:value-type="string">
            <text:p>D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 <text:span text:style-name="T1">· </text:span>x</text:p>
          </table:table-cell>
          <table:table-cell office:value-type="string" calcext:value-type="string">
            <text:p>w <text:span text:style-name="T1">· </text:span>x<text:span text:style-name="T1">²</text:span></text:p>
          </table:table-cell>
          <table:table-cell office:value-type="string" calcext:value-type="string">
            <text:p><text:span text:style-name="T1">w · </text:span>x <text:span text:style-name="T1">· </text:span>y</text:p>
          </table:table-cell>
          <table:table-cell office:value-type="string" calcext:value-type="string">
            <text:p>w <text:span text:style-name="T1">· </text:span>y</text:p>
          </table:table-cell>
          <table:table-cell/>
          <table:table-cell office:value-type="string" calcext:value-type="string">
            <text:p>x – x_avg</text:p>
          </table:table-cell>
          <table:table-cell office:value-type="string" calcext:value-type="string">
            <text:p>y – y_avg</text:p>
          </table:table-cell>
          <table:table-cell office:value-type="string" calcext:value-type="string">
            <text:p>Dx*Dy</text:p>
          </table:table-cell>
          <table:table-cell office:value-type="string" calcext:value-type="string">
            <text:p>(Dx)<text:span text:style-name="T1">²</text:span></text:p>
          </table:table-cell>
          <table:table-cell office:value-type="string" calcext:value-type="string">
            <text:p>(Dy)<text:span text:style-name="T1">²</text:span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</text:p>
          </table:table-cell>
          <table:table-cell table:number-columns-repeated="2"/>
        </table:table-row>
        <table:table-row table:style-name="ro1">
          <table:table-cell/>
          <table:table-cell table:formula="of:=['Anael. BMP+H2O'.B8]" office:value-type="float" office:value="1" calcext:value-type="float">
            <text:p>1</text:p>
          </table:table-cell>
          <table:table-cell table:formula="of:=['Anael. BMP+H2O'.F8]" office:value-type="float" office:value="1.172684" calcext:value-type="float">
            <text:p>1,172684</text:p>
          </table:table-cell>
          <table:table-cell table:formula="of:=['Anael. BMP+H2O'.G8]" office:value-type="float" office:value="0.03972161" calcext:value-type="float">
            <text:p>0,03972161</text:p>
          </table:table-cell>
          <table:table-cell table:formula="of:=['Anael. BMP+H2O'.D30]^-2" office:value-type="float" office:value="633.791359161905" calcext:value-type="float">
            <text:p>633,7913591619</text:p>
          </table:table-cell>
          <table:table-cell table:formula="of:=['Anael. BMP+H2O'.E30]*['Anael. BMP+H2O'.B30]" office:value-type="float" office:value="633.791359161905" calcext:value-type="float">
            <text:p>633,7913591619</text:p>
          </table:table-cell>
          <table:table-cell table:formula="of:=['Anael. BMP+H2O'.F30]*['Anael. BMP+H2O'.B30]" office:value-type="float" office:value="633.791359161905" calcext:value-type="float">
            <text:p>633,7913591619</text:p>
          </table:table-cell>
          <table:table-cell table:formula="of:=['Anael. BMP+H2O'.F30]*['Anael. BMP+H2O'.C30]" office:value-type="float" office:value="743.236986227419" calcext:value-type="float">
            <text:p>743,2369862274</text:p>
          </table:table-cell>
          <table:table-cell table:formula="of:=['Anael. BMP+H2O'.E30]*['Anael. BMP+H2O'.C30]" office:value-type="float" office:value="743.236986227419" calcext:value-type="float">
            <text:p>743,2369862274</text:p>
          </table:table-cell>
          <table:table-cell/>
          <table:table-cell table:formula="of:=['Anael. BMP+H2O'.B30]-['Anael. BMP+H2O'.B$44]" office:value-type="float" office:value="-1.7" calcext:value-type="float">
            <text:p>-1,7</text:p>
          </table:table-cell>
          <table:table-cell table:formula="of:=['Anael. BMP+H2O'.C30]-['Anael. BMP+H2O'.C$44]" office:value-type="float" office:value="-0.483052307692308" calcext:value-type="float">
            <text:p>-0,4830523077</text:p>
          </table:table-cell>
          <table:table-cell table:formula="of:=['Anael. BMP+H2O'.K30]*['Anael. BMP+H2O'.L30]" office:value-type="float" office:value="0.821188923076923" calcext:value-type="float">
            <text:p>0,8211889231</text:p>
          </table:table-cell>
          <table:table-cell table:formula="of:=['Anael. BMP+H2O'.K30]^2" office:value-type="float" office:value="2.89" calcext:value-type="float">
            <text:p>2,89</text:p>
          </table:table-cell>
          <table:table-cell table:formula="of:=['Anael. BMP+H2O'.L30]^2" office:value-type="float" office:value="0.233339531966864" calcext:value-type="float">
            <text:p>0,233339532</text:p>
          </table:table-cell>
          <table:table-cell/>
          <table:table-cell table:formula="of:=(['Anael. BMP+H2O'.G44]*['Anael. BMP+H2O'.I44]-['Anael. BMP+H2O'.F44]*['Anael. BMP+H2O'.H44])/['Anael. BMP+H2O'.J44]" office:value-type="float" office:value="1.07302231838114" calcext:value-type="float">
            <text:p>1,0730223184</text:p>
          </table:table-cell>
          <table:table-cell table:formula="of:=SQRT(['Anael. BMP+H2O'.G44]/['Anael. BMP+H2O'.J44])" office:value-type="float" office:value="0.0319673855042127" calcext:value-type="float">
            <text:p>0,0319673855</text:p>
          </table:table-cell>
          <table:table-cell table:number-columns-repeated="2"/>
        </table:table-row>
        <table:table-row table:style-name="ro1">
          <table:table-cell/>
          <table:table-cell table:formula="of:=['Anael. BMP+H2O'.B9]" office:value-type="float" office:value="1.21" calcext:value-type="float">
            <text:p>1,21</text:p>
          </table:table-cell>
          <table:table-cell table:formula="of:=['Anael. BMP+H2O'.F9]" office:value-type="float" office:value="1.257554" calcext:value-type="float">
            <text:p>1,257554</text:p>
          </table:table-cell>
          <table:table-cell table:formula="of:=['Anael. BMP+H2O'.G9]" office:value-type="float" office:value="0.1340223" calcext:value-type="float">
            <text:p>0,1340223</text:p>
          </table:table-cell>
          <table:table-cell table:formula="of:=['Anael. BMP+H2O'.D31]^-2" office:value-type="float" office:value="55.6731592362127" calcext:value-type="float">
            <text:p>55,6731592362</text:p>
          </table:table-cell>
          <table:table-cell table:formula="of:=['Anael. BMP+H2O'.E31]*['Anael. BMP+H2O'.B31]" office:value-type="float" office:value="67.3645226758174" calcext:value-type="float">
            <text:p>67,3645226758</text:p>
          </table:table-cell>
          <table:table-cell table:formula="of:=['Anael. BMP+H2O'.F31]*['Anael. BMP+H2O'.B31]" office:value-type="float" office:value="81.5110724377391" calcext:value-type="float">
            <text:p>81,5110724377</text:p>
          </table:table-cell>
          <table:table-cell table:formula="of:=['Anael. BMP+H2O'.F31]*['Anael. BMP+H2O'.C31]" office:value-type="float" office:value="84.7145249490649" calcext:value-type="float">
            <text:p>84,7145249491</text:p>
          </table:table-cell>
          <table:table-cell table:formula="of:=['Anael. BMP+H2O'.E31]*['Anael. BMP+H2O'.C31]" office:value-type="float" office:value="70.0120040901363" calcext:value-type="float">
            <text:p>70,0120040901</text:p>
          </table:table-cell>
          <table:table-cell/>
          <table:table-cell table:formula="of:=['Anael. BMP+H2O'.B31]-['Anael. BMP+H2O'.B$44]" office:value-type="float" office:value="-1.49" calcext:value-type="float">
            <text:p>-1,49</text:p>
          </table:table-cell>
          <table:table-cell table:formula="of:=['Anael. BMP+H2O'.C31]-['Anael. BMP+H2O'.C$44]" office:value-type="float" office:value="-0.398182307692308" calcext:value-type="float">
            <text:p>-0,3981823077</text:p>
          </table:table-cell>
          <table:table-cell table:formula="of:=['Anael. BMP+H2O'.K31]*['Anael. BMP+H2O'.L31]" office:value-type="float" office:value="0.593291638461539" calcext:value-type="float">
            <text:p>0,5932916385</text:p>
          </table:table-cell>
          <table:table-cell table:formula="of:=['Anael. BMP+H2O'.K31]^2" office:value-type="float" office:value="2.2201" calcext:value-type="float">
            <text:p>2,2201</text:p>
          </table:table-cell>
          <table:table-cell table:formula="of:=['Anael. BMP+H2O'.L31]^2" office:value-type="float" office:value="0.158549150159172" calcext:value-type="float">
            <text:p>0,1585491502</text:p>
          </table:table-cell>
          <table:table-cell table:number-columns-repeated="5"/>
        </table:table-row>
        <table:table-row table:style-name="ro1">
          <table:table-cell/>
          <table:table-cell table:formula="of:=['Anael. BMP+H2O'.B10]" office:value-type="float" office:value="1.44" calcext:value-type="float">
            <text:p>1,44</text:p>
          </table:table-cell>
          <table:table-cell table:formula="of:=['Anael. BMP+H2O'.F10]" office:value-type="float" office:value="1.347127" calcext:value-type="float">
            <text:p>1,347127</text:p>
          </table:table-cell>
          <table:table-cell table:formula="of:=['Anael. BMP+H2O'.G10]" office:value-type="float" office:value="0.1395232" calcext:value-type="float">
            <text:p>0,1395232</text:p>
          </table:table-cell>
          <table:table-cell table:formula="of:=['Anael. BMP+H2O'.D32]^-2" office:value-type="float" office:value="51.3697134656258" calcext:value-type="float">
            <text:p>51,3697134656</text:p>
          </table:table-cell>
          <table:table-cell table:formula="of:=['Anael. BMP+H2O'.E32]*['Anael. BMP+H2O'.B32]" office:value-type="float" office:value="73.9723873905012" calcext:value-type="float">
            <text:p>73,9723873905</text:p>
          </table:table-cell>
          <table:table-cell table:formula="of:=['Anael. BMP+H2O'.F32]*['Anael. BMP+H2O'.B32]" office:value-type="float" office:value="106.520237842322" calcext:value-type="float">
            <text:p>106,5202378423</text:p>
          </table:table-cell>
          <table:table-cell table:formula="of:=['Anael. BMP+H2O'.F32]*['Anael. BMP+H2O'.C32]" office:value-type="float" office:value="99.6502003082037" calcext:value-type="float">
            <text:p>99,6502003082</text:p>
          </table:table-cell>
          <table:table-cell table:formula="of:=['Anael. BMP+H2O'.E32]*['Anael. BMP+H2O'.C32]" office:value-type="float" office:value="69.2015279918082" calcext:value-type="float">
            <text:p>69,2015279918</text:p>
          </table:table-cell>
          <table:table-cell/>
          <table:table-cell table:formula="of:=['Anael. BMP+H2O'.B32]-['Anael. BMP+H2O'.B$44]" office:value-type="float" office:value="-1.26" calcext:value-type="float">
            <text:p>-1,26</text:p>
          </table:table-cell>
          <table:table-cell table:formula="of:=['Anael. BMP+H2O'.C32]-['Anael. BMP+H2O'.C$44]" office:value-type="float" office:value="-0.308609307692308" calcext:value-type="float">
            <text:p>-0,3086093077</text:p>
          </table:table-cell>
          <table:table-cell table:formula="of:=['Anael. BMP+H2O'.K32]*['Anael. BMP+H2O'.L32]" office:value-type="float" office:value="0.388847727692308" calcext:value-type="float">
            <text:p>0,3888477277</text:p>
          </table:table-cell>
          <table:table-cell table:formula="of:=['Anael. BMP+H2O'.K32]^2" office:value-type="float" office:value="1.5876" calcext:value-type="float">
            <text:p>1,5876</text:p>
          </table:table-cell>
          <table:table-cell table:formula="of:=['Anael. BMP+H2O'.L32]^2" office:value-type="float" office:value="0.0952397047943256" calcext:value-type="float">
            <text:p>0,0952397048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dB</text:p>
          </table:table-cell>
          <table:table-cell table:number-columns-repeated="2"/>
        </table:table-row>
        <table:table-row table:style-name="ro1">
          <table:table-cell/>
          <table:table-cell table:formula="of:=['Anael. BMP+H2O'.B11]" office:value-type="float" office:value="1.69" calcext:value-type="float">
            <text:p>1,69</text:p>
          </table:table-cell>
          <table:table-cell table:formula="of:=['Anael. BMP+H2O'.F11]" office:value-type="float" office:value="1.422925" calcext:value-type="float">
            <text:p>1,422925</text:p>
          </table:table-cell>
          <table:table-cell table:formula="of:=['Anael. BMP+H2O'.G11]" office:value-type="float" office:value="0.04584967" calcext:value-type="float">
            <text:p>0,04584967</text:p>
          </table:table-cell>
          <table:table-cell table:formula="of:=['Anael. BMP+H2O'.D33]^-2" office:value-type="float" office:value="475.693888216375" calcext:value-type="float">
            <text:p>475,6938882164</text:p>
          </table:table-cell>
          <table:table-cell table:formula="of:=['Anael. BMP+H2O'.E33]*['Anael. BMP+H2O'.B33]" office:value-type="float" office:value="803.922671085674" calcext:value-type="float">
            <text:p>803,9226710857</text:p>
          </table:table-cell>
          <table:table-cell table:formula="of:=['Anael. BMP+H2O'.F33]*['Anael. BMP+H2O'.B33]" office:value-type="float" office:value="1358.62931413479" calcext:value-type="float">
            <text:p>1358,6293141348</text:p>
          </table:table-cell>
          <table:table-cell table:formula="of:=['Anael. BMP+H2O'.F33]*['Anael. BMP+H2O'.C33]" office:value-type="float" office:value="1143.92166675458" calcext:value-type="float">
            <text:p>1143,9216667546</text:p>
          </table:table-cell>
          <table:table-cell table:formula="of:=['Anael. BMP+H2O'.E33]*['Anael. BMP+H2O'.C33]" office:value-type="float" office:value="676.876725890285" calcext:value-type="float">
            <text:p>676,8767258903</text:p>
          </table:table-cell>
          <table:table-cell/>
          <table:table-cell table:formula="of:=['Anael. BMP+H2O'.B33]-['Anael. BMP+H2O'.B$44]" office:value-type="float" office:value="-1.01" calcext:value-type="float">
            <text:p>-1,01</text:p>
          </table:table-cell>
          <table:table-cell table:formula="of:=['Anael. BMP+H2O'.C33]-['Anael. BMP+H2O'.C$44]" office:value-type="float" office:value="-0.232811307692308" calcext:value-type="float">
            <text:p>-0,2328113077</text:p>
          </table:table-cell>
          <table:table-cell table:formula="of:=['Anael. BMP+H2O'.K33]*['Anael. BMP+H2O'.L33]" office:value-type="float" office:value="0.235139420769231" calcext:value-type="float">
            <text:p>0,2351394208</text:p>
          </table:table-cell>
          <table:table-cell table:formula="of:=['Anael. BMP+H2O'.K33]^2" office:value-type="float" office:value="1.0201" calcext:value-type="float">
            <text:p>1,0201</text:p>
          </table:table-cell>
          <table:table-cell table:formula="of:=['Anael. BMP+H2O'.L33]^2" office:value-type="float" office:value="0.0542011049894025" calcext:value-type="float">
            <text:p>0,054201105</text:p>
          </table:table-cell>
          <table:table-cell/>
          <table:table-cell table:formula="of:=(['Anael. BMP+H2O'.E44]*['Anael. BMP+H2O'.H44]-['Anael. BMP+H2O'.F44]*['Anael. BMP+H2O'.I44])/['Anael. BMP+H2O'.J44]" office:value-type="float" office:value="0.205849266871731" calcext:value-type="float">
            <text:p>0,2058492669</text:p>
          </table:table-cell>
          <table:table-cell table:formula="of:=SQRT(['Anael. BMP+H2O'.E44]/['Anael. BMP+H2O'.J44])" office:value-type="float" office:value="0.00795889035061579" calcext:value-type="float">
            <text:p>0,0079588904</text:p>
          </table:table-cell>
          <table:table-cell table:number-columns-repeated="2"/>
        </table:table-row>
        <table:table-row table:style-name="ro1">
          <table:table-cell/>
          <table:table-cell table:formula="of:=['Anael. BMP+H2O'.B12]" office:value-type="float" office:value="1.96" calcext:value-type="float">
            <text:p>1,96</text:p>
          </table:table-cell>
          <table:table-cell table:formula="of:=['Anael. BMP+H2O'.F12]" office:value-type="float" office:value="1.503262" calcext:value-type="float">
            <text:p>1,503262</text:p>
          </table:table-cell>
          <table:table-cell table:formula="of:=['Anael. BMP+H2O'.G12]" office:value-type="float" office:value="0.04705223" calcext:value-type="float">
            <text:p>0,04705223</text:p>
          </table:table-cell>
          <table:table-cell table:formula="of:=['Anael. BMP+H2O'.D34]^-2" office:value-type="float" office:value="451.689065701097" calcext:value-type="float">
            <text:p>451,6890657011</text:p>
          </table:table-cell>
          <table:table-cell table:formula="of:=['Anael. BMP+H2O'.E34]*['Anael. BMP+H2O'.B34]" office:value-type="float" office:value="885.310568774149" calcext:value-type="float">
            <text:p>885,3105687741</text:p>
          </table:table-cell>
          <table:table-cell table:formula="of:=['Anael. BMP+H2O'.F34]*['Anael. BMP+H2O'.B34]" office:value-type="float" office:value="1735.20871479733" calcext:value-type="float">
            <text:p>1735,2087147973</text:p>
          </table:table-cell>
          <table:table-cell table:formula="of:=['Anael. BMP+H2O'.F34]*['Anael. BMP+H2O'.C34]" office:value-type="float" office:value="1330.85373623656" calcext:value-type="float">
            <text:p>1330,8537362366</text:p>
          </table:table-cell>
          <table:table-cell table:formula="of:=['Anael. BMP+H2O'.E34]*['Anael. BMP+H2O'.C34]" office:value-type="float" office:value="679.007008283962" calcext:value-type="float">
            <text:p>679,007008284</text:p>
          </table:table-cell>
          <table:table-cell/>
          <table:table-cell table:formula="of:=['Anael. BMP+H2O'.B34]-['Anael. BMP+H2O'.B$44]" office:value-type="float" office:value="-0.74" calcext:value-type="float">
            <text:p>-0,74</text:p>
          </table:table-cell>
          <table:table-cell table:formula="of:=['Anael. BMP+H2O'.C34]-['Anael. BMP+H2O'.C$44]" office:value-type="float" office:value="-0.152474307692308" calcext:value-type="float">
            <text:p>-0,1524743077</text:p>
          </table:table-cell>
          <table:table-cell table:formula="of:=['Anael. BMP+H2O'.K34]*['Anael. BMP+H2O'.L34]" office:value-type="float" office:value="0.112830987692308" calcext:value-type="float">
            <text:p>0,1128309877</text:p>
          </table:table-cell>
          <table:table-cell table:formula="of:=['Anael. BMP+H2O'.K34]^2" office:value-type="float" office:value="0.547600000000001" calcext:value-type="float">
            <text:p>0,5476</text:p>
          </table:table-cell>
          <table:table-cell table:formula="of:=['Anael. BMP+H2O'.L34]^2" office:value-type="float" office:value="0.0232484145062486" calcext:value-type="float">
            <text:p>0,0232484145</text:p>
          </table:table-cell>
          <table:table-cell table:number-columns-repeated="5"/>
        </table:table-row>
        <table:table-row table:style-name="ro1">
          <table:table-cell/>
          <table:table-cell table:formula="of:=['Anael. BMP+H2O'.B13]" office:value-type="float" office:value="2.25" calcext:value-type="float">
            <text:p>2,25</text:p>
          </table:table-cell>
          <table:table-cell table:formula="of:=['Anael. BMP+H2O'.F13]" office:value-type="float" office:value="1.601606" calcext:value-type="float">
            <text:p>1,601606</text:p>
          </table:table-cell>
          <table:table-cell table:formula="of:=['Anael. BMP+H2O'.G13]" office:value-type="float" office:value="0.04784977" calcext:value-type="float">
            <text:p>0,04784977</text:p>
          </table:table-cell>
          <table:table-cell table:formula="of:=['Anael. BMP+H2O'.D35]^-2" office:value-type="float" office:value="436.757418938905" calcext:value-type="float">
            <text:p>436,7574189389</text:p>
          </table:table-cell>
          <table:table-cell table:formula="of:=['Anael. BMP+H2O'.E35]*['Anael. BMP+H2O'.B35]" office:value-type="float" office:value="982.704192612537" calcext:value-type="float">
            <text:p>982,7041926125</text:p>
          </table:table-cell>
          <table:table-cell table:formula="of:=['Anael. BMP+H2O'.F35]*['Anael. BMP+H2O'.B35]" office:value-type="float" office:value="2211.08443337821" calcext:value-type="float">
            <text:p>2211,0844333782</text:p>
          </table:table-cell>
          <table:table-cell table:formula="of:=['Anael. BMP+H2O'.F35]*['Anael. BMP+H2O'.C35]" office:value-type="float" office:value="1573.90493111339" calcext:value-type="float">
            <text:p>1573,9049311134</text:p>
          </table:table-cell>
          <table:table-cell table:formula="of:=['Anael. BMP+H2O'.E35]*['Anael. BMP+H2O'.C35]" office:value-type="float" office:value="699.513302717064" calcext:value-type="float">
            <text:p>699,5133027171</text:p>
          </table:table-cell>
          <table:table-cell/>
          <table:table-cell table:formula="of:=['Anael. BMP+H2O'.B35]-['Anael. BMP+H2O'.B$44]" office:value-type="float" office:value="-0.45" calcext:value-type="float">
            <text:p>-0,45</text:p>
          </table:table-cell>
          <table:table-cell table:formula="of:=['Anael. BMP+H2O'.C35]-['Anael. BMP+H2O'.C$44]" office:value-type="float" office:value="-0.0541303076923081" calcext:value-type="float">
            <text:p>-0,0541303077</text:p>
          </table:table-cell>
          <table:table-cell table:formula="of:=['Anael. BMP+H2O'.K35]*['Anael. BMP+H2O'.L35]" office:value-type="float" office:value="0.0243586384615386" calcext:value-type="float">
            <text:p>0,0243586385</text:p>
          </table:table-cell>
          <table:table-cell table:formula="of:=['Anael. BMP+H2O'.K35]^2" office:value-type="float" office:value="0.2025" calcext:value-type="float">
            <text:p>0,2025</text:p>
          </table:table-cell>
          <table:table-cell table:formula="of:=['Anael. BMP+H2O'.L35]^2" office:value-type="float" office:value="0.00293009021086395" calcext:value-type="float">
            <text:p>0,0029300902</text:p>
          </table:table-cell>
          <table:table-cell/>
          <table:table-cell table:style-name="ce25" office:value-type="string" calcext:value-type="string" table:number-columns-spanned="4" table:number-rows-spanned="2">
            <text:p>Equazione della retta</text:p>
          </table:table-cell>
          <table:covered-table-cell table:number-columns-repeated="3"/>
        </table:table-row>
        <table:table-row table:style-name="ro1">
          <table:table-cell/>
          <table:table-cell table:formula="of:=['Anael. BMP+H2O'.B14]" office:value-type="float" office:value="2.56" calcext:value-type="float">
            <text:p>2,56</text:p>
          </table:table-cell>
          <table:table-cell table:formula="of:=['Anael. BMP+H2O'.F14]" office:value-type="float" office:value="1.681262" calcext:value-type="float">
            <text:p>1,681262</text:p>
          </table:table-cell>
          <table:table-cell table:formula="of:=['Anael. BMP+H2O'.G14]" office:value-type="float" office:value="0.4754816" calcext:value-type="float">
            <text:p>0,4754816</text:p>
          </table:table-cell>
          <table:table-cell table:formula="of:=['Anael. BMP+H2O'.D36]^-2" office:value-type="float" office:value="4.42315918142999" calcext:value-type="float">
            <text:p>4,4231591814</text:p>
          </table:table-cell>
          <table:table-cell table:formula="of:=['Anael. BMP+H2O'.E36]*['Anael. BMP+H2O'.B36]" office:value-type="float" office:value="11.3232875044608" calcext:value-type="float">
            <text:p>11,3232875045</text:p>
          </table:table-cell>
          <table:table-cell table:formula="of:=['Anael. BMP+H2O'.F36]*['Anael. BMP+H2O'.B36]" office:value-type="float" office:value="28.9876160114196" calcext:value-type="float">
            <text:p>28,9876160114</text:p>
          </table:table-cell>
          <table:table-cell table:formula="of:=['Anael. BMP+H2O'.F36]*['Anael. BMP+H2O'.C36]" office:value-type="float" office:value="19.0374129963247" calcext:value-type="float">
            <text:p>19,0374129963</text:p>
          </table:table-cell>
          <table:table-cell table:formula="of:=['Anael. BMP+H2O'.E36]*['Anael. BMP+H2O'.C36]" office:value-type="float" office:value="7.43648945168934" calcext:value-type="float">
            <text:p>7,4364894517</text:p>
          </table:table-cell>
          <table:table-cell/>
          <table:table-cell table:formula="of:=['Anael. BMP+H2O'.B36]-['Anael. BMP+H2O'.B$44]" office:value-type="float" office:value="-0.14" calcext:value-type="float">
            <text:p>-0,14</text:p>
          </table:table-cell>
          <table:table-cell table:formula="of:=['Anael. BMP+H2O'.C36]-['Anael. BMP+H2O'.C$44]" office:value-type="float" office:value="0.0255256923076919" calcext:value-type="float">
            <text:p>0,0255256923</text:p>
          </table:table-cell>
          <table:table-cell table:formula="of:=['Anael. BMP+H2O'.K36]*['Anael. BMP+H2O'.L36]" office:value-type="float" office:value="-0.00357359692307685" calcext:value-type="float">
            <text:p>-0,0035735969</text:p>
          </table:table-cell>
          <table:table-cell table:formula="of:=['Anael. BMP+H2O'.K36]^2" office:value-type="float" office:value="0.0195999999999999" calcext:value-type="float">
            <text:p>0,0196</text:p>
          </table:table-cell>
          <table:table-cell table:formula="of:=['Anael. BMP+H2O'.L36]^2" office:value-type="float" office:value="0.000651560967786959" calcext:value-type="float">
            <text:p>0,000651561</text:p>
          </table:table-cell>
          <table:table-cell/>
          <table:covered-table-cell table:number-columns-repeated="4"/>
        </table:table-row>
        <table:table-row table:style-name="ro1">
          <table:table-cell/>
          <table:table-cell table:formula="of:=['Anael. BMP+H2O'.B15]" office:value-type="float" office:value="2.89" calcext:value-type="float">
            <text:p>2,89</text:p>
          </table:table-cell>
          <table:table-cell table:formula="of:=['Anael. BMP+H2O'.F15]" office:value-type="float" office:value="1.773592" calcext:value-type="float">
            <text:p>1,773592</text:p>
          </table:table-cell>
          <table:table-cell table:formula="of:=['Anael. BMP+H2O'.G15]" office:value-type="float" office:value="0.04825671" calcext:value-type="float">
            <text:p>0,04825671</text:p>
          </table:table-cell>
          <table:table-cell table:formula="of:=['Anael. BMP+H2O'.D37]^-2" office:value-type="float" office:value="429.422287113601" calcext:value-type="float">
            <text:p>429,4222871136</text:p>
          </table:table-cell>
          <table:table-cell table:formula="of:=['Anael. BMP+H2O'.E37]*['Anael. BMP+H2O'.B37]" office:value-type="float" office:value="1241.03040975831" calcext:value-type="float">
            <text:p>1241,0304097583</text:p>
          </table:table-cell>
          <table:table-cell table:formula="of:=['Anael. BMP+H2O'.F37]*['Anael. BMP+H2O'.B37]" office:value-type="float" office:value="3586.57788420151" calcext:value-type="float">
            <text:p>3586,5778842015</text:p>
          </table:table-cell>
          <table:table-cell table:formula="of:=['Anael. BMP+H2O'.F37]*['Anael. BMP+H2O'.C37]" office:value-type="float" office:value="2201.08160650405" calcext:value-type="float">
            <text:p>2201,0816065041</text:p>
          </table:table-cell>
          <table:table-cell table:formula="of:=['Anael. BMP+H2O'.E37]*['Anael. BMP+H2O'.C37]" office:value-type="float" office:value="761.619933046386" calcext:value-type="float">
            <text:p>761,6199330464</text:p>
          </table:table-cell>
          <table:table-cell/>
          <table:table-cell table:formula="of:=['Anael. BMP+H2O'.B37]-['Anael. BMP+H2O'.B$44]" office:value-type="float" office:value="0.19" calcext:value-type="float">
            <text:p>0,19</text:p>
          </table:table-cell>
          <table:table-cell table:formula="of:=['Anael. BMP+H2O'.C37]-['Anael. BMP+H2O'.C$44]" office:value-type="float" office:value="0.117855692307692" calcext:value-type="float">
            <text:p>0,1178556923</text:p>
          </table:table-cell>
          <table:table-cell table:formula="of:=['Anael. BMP+H2O'.K37]*['Anael. BMP+H2O'.L37]" office:value-type="float" office:value="0.0223925815384615" calcext:value-type="float">
            <text:p>0,0223925815</text:p>
          </table:table-cell>
          <table:table-cell table:formula="of:=['Anael. BMP+H2O'.K37]^2" office:value-type="float" office:value="0.0361000000000001" calcext:value-type="float">
            <text:p>0,0361</text:p>
          </table:table-cell>
          <table:table-cell table:formula="of:=['Anael. BMP+H2O'.L37]^2" office:value-type="float" office:value="0.0138899642093253" calcext:value-type="float">
            <text:p>0,0138899642</text:p>
          </table:table-cell>
          <table:table-cell table:number-columns-repeated="5"/>
        </table:table-row>
        <table:table-row table:style-name="ro2">
          <table:table-cell/>
          <table:table-cell table:formula="of:=['Anael. BMP+H2O'.B16]" office:value-type="float" office:value="3.24" calcext:value-type="float">
            <text:p>3,24</text:p>
          </table:table-cell>
          <table:table-cell table:formula="of:=['Anael. BMP+H2O'.F16]" office:value-type="float" office:value="1.82412" calcext:value-type="float">
            <text:p>1,82412</text:p>
          </table:table-cell>
          <table:table-cell table:formula="of:=['Anael. BMP+H2O'.G16]" office:value-type="float" office:value="0.04735577" calcext:value-type="float">
            <text:p>0,04735577</text:p>
          </table:table-cell>
          <table:table-cell table:formula="of:=['Anael. BMP+H2O'.D38]^-2" office:value-type="float" office:value="445.917169671665" calcext:value-type="float">
            <text:p>445,9171696717</text:p>
          </table:table-cell>
          <table:table-cell table:formula="of:=['Anael. BMP+H2O'.E38]*['Anael. BMP+H2O'.B38]" office:value-type="float" office:value="1444.77162973619" calcext:value-type="float">
            <text:p>1444,7716297362</text:p>
          </table:table-cell>
          <table:table-cell table:formula="of:=['Anael. BMP+H2O'.F38]*['Anael. BMP+H2O'.B38]" office:value-type="float" office:value="4681.06008034527" calcext:value-type="float">
            <text:p>4681,0600803453</text:p>
          </table:table-cell>
          <table:table-cell table:formula="of:=['Anael. BMP+H2O'.F38]*['Anael. BMP+H2O'.C38]" office:value-type="float" office:value="2635.43682523438" calcext:value-type="float">
            <text:p>2635,4368252344</text:p>
          </table:table-cell>
          <table:table-cell table:formula="of:=['Anael. BMP+H2O'.E38]*['Anael. BMP+H2O'.C38]" office:value-type="float" office:value="813.406427541477" calcext:value-type="float">
            <text:p>813,4064275415</text:p>
          </table:table-cell>
          <table:table-cell/>
          <table:table-cell table:formula="of:=['Anael. BMP+H2O'.B38]-['Anael. BMP+H2O'.B$44]" office:value-type="float" office:value="0.54" calcext:value-type="float">
            <text:p>0,54</text:p>
          </table:table-cell>
          <table:table-cell table:formula="of:=['Anael. BMP+H2O'.C38]-['Anael. BMP+H2O'.C$44]" office:value-type="float" office:value="0.168383692307692" calcext:value-type="float">
            <text:p>0,1683836923</text:p>
          </table:table-cell>
          <table:table-cell table:formula="of:=['Anael. BMP+H2O'.K38]*['Anael. BMP+H2O'.L38]" office:value-type="float" office:value="0.0909271938461537" calcext:value-type="float">
            <text:p>0,0909271938</text:p>
          </table:table-cell>
          <table:table-cell table:formula="of:=['Anael. BMP+H2O'.K38]^2" office:value-type="float" office:value="0.2916" calcext:value-type="float">
            <text:p>0,2916</text:p>
          </table:table-cell>
          <table:table-cell table:formula="of:=['Anael. BMP+H2O'.L38]^2" office:value-type="float" office:value="0.0283530678351715" calcext:value-type="float">
            <text:p>0,0283530678</text:p>
          </table:table-cell>
          <table:table-cell/>
          <table:table-cell table:style-name="ce26" office:value-type="string" calcext:value-type="string" table:number-columns-spanned="4" table:number-rows-spanned="1">
            <text:p>P1 = (0.206 <text:span text:style-name="T1">±</text:span> 0.008) Q<text:span text:style-name="T1">²</text:span> + (1.07 <text:span text:style-name="T1">±</text:span> 0.03)</text:p>
          </table:table-cell>
          <table:covered-table-cell table:number-columns-repeated="3"/>
        </table:table-row>
        <table:table-row table:style-name="ro1">
          <table:table-cell/>
          <table:table-cell table:formula="of:=['Anael. BMP+H2O'.B17]" office:value-type="float" office:value="3.61" calcext:value-type="float">
            <text:p>3,61</text:p>
          </table:table-cell>
          <table:table-cell table:formula="of:=['Anael. BMP+H2O'.F17]" office:value-type="float" office:value="1.893342" calcext:value-type="float">
            <text:p>1,893342</text:p>
          </table:table-cell>
          <table:table-cell table:formula="of:=['Anael. BMP+H2O'.G17]" office:value-type="float" office:value="0.1485738" calcext:value-type="float">
            <text:p>0,1485738</text:p>
          </table:table-cell>
          <table:table-cell table:formula="of:=['Anael. BMP+H2O'.D39]^-2" office:value-type="float" office:value="45.3018082532186" calcext:value-type="float">
            <text:p>45,3018082532</text:p>
          </table:table-cell>
          <table:table-cell table:formula="of:=['Anael. BMP+H2O'.E39]*['Anael. BMP+H2O'.B39]" office:value-type="float" office:value="163.539527794119" calcext:value-type="float">
            <text:p>163,5395277941</text:p>
          </table:table-cell>
          <table:table-cell table:formula="of:=['Anael. BMP+H2O'.F39]*['Anael. BMP+H2O'.B39]" office:value-type="float" office:value="590.37769533677" calcext:value-type="float">
            <text:p>590,3776953368</text:p>
          </table:table-cell>
          <table:table-cell table:formula="of:=['Anael. BMP+H2O'.F39]*['Anael. BMP+H2O'.C39]" office:value-type="float" office:value="309.636256632773" calcext:value-type="float">
            <text:p>309,6362566328</text:p>
          </table:table-cell>
          <table:table-cell table:formula="of:=['Anael. BMP+H2O'.E39]*['Anael. BMP+H2O'.C39]" office:value-type="float" office:value="85.7718162417655" calcext:value-type="float">
            <text:p>85,7718162418</text:p>
          </table:table-cell>
          <table:table-cell/>
          <table:table-cell table:formula="of:=['Anael. BMP+H2O'.B39]-['Anael. BMP+H2O'.B$44]" office:value-type="float" office:value="0.91" calcext:value-type="float">
            <text:p>0,91</text:p>
          </table:table-cell>
          <table:table-cell table:formula="of:=['Anael. BMP+H2O'.C39]-['Anael. BMP+H2O'.C$44]" office:value-type="float" office:value="0.237605692307692" calcext:value-type="float">
            <text:p>0,2376056923</text:p>
          </table:table-cell>
          <table:table-cell table:formula="of:=['Anael. BMP+H2O'.K39]*['Anael. BMP+H2O'.L39]" office:value-type="float" office:value="0.21622118" calcext:value-type="float">
            <text:p>0,21622118</text:p>
          </table:table-cell>
          <table:table-cell table:formula="of:=['Anael. BMP+H2O'.K39]^2" office:value-type="float" office:value="0.8281" calcext:value-type="float">
            <text:p>0,8281</text:p>
          </table:table-cell>
          <table:table-cell table:formula="of:=['Anael. BMP+H2O'.L39]^2" office:value-type="float" office:value="0.0564564650170177" calcext:value-type="float">
            <text:p>0,056456465</text:p>
          </table:table-cell>
          <table:table-cell table:number-columns-repeated="5"/>
        </table:table-row>
        <table:table-row table:style-name="ro1">
          <table:table-cell/>
          <table:table-cell table:formula="of:=['Anael. BMP+H2O'.B18]" office:value-type="float" office:value="4" calcext:value-type="float">
            <text:p>4</text:p>
          </table:table-cell>
          <table:table-cell table:formula="of:=['Anael. BMP+H2O'.F18]" office:value-type="float" office:value="1.981551" calcext:value-type="float">
            <text:p>1,981551</text:p>
          </table:table-cell>
          <table:table-cell table:formula="of:=['Anael. BMP+H2O'.G18]" office:value-type="float" office:value="0.1473223" calcext:value-type="float">
            <text:p>0,1473223</text:p>
          </table:table-cell>
          <table:table-cell table:formula="of:=['Anael. BMP+H2O'.D40]^-2" office:value-type="float" office:value="46.0747533590284" calcext:value-type="float">
            <text:p>46,074753359</text:p>
          </table:table-cell>
          <table:table-cell table:formula="of:=['Anael. BMP+H2O'.E40]*['Anael. BMP+H2O'.B40]" office:value-type="float" office:value="184.299013436114" calcext:value-type="float">
            <text:p>184,2990134361</text:p>
          </table:table-cell>
          <table:table-cell table:formula="of:=['Anael. BMP+H2O'.F40]*['Anael. BMP+H2O'.B40]" office:value-type="float" office:value="737.196053744455" calcext:value-type="float">
            <text:p>737,1960537445</text:p>
          </table:table-cell>
          <table:table-cell table:formula="of:=['Anael. BMP+H2O'.F40]*['Anael. BMP+H2O'.C40]" office:value-type="float" office:value="365.197894373344" calcext:value-type="float">
            <text:p>365,1978943733</text:p>
          </table:table-cell>
          <table:table-cell table:formula="of:=['Anael. BMP+H2O'.E40]*['Anael. BMP+H2O'.C40]" office:value-type="float" office:value="91.2994735933361" calcext:value-type="float">
            <text:p>91,2994735933</text:p>
          </table:table-cell>
          <table:table-cell/>
          <table:table-cell table:formula="of:=['Anael. BMP+H2O'.B40]-['Anael. BMP+H2O'.B$44]" office:value-type="float" office:value="1.3" calcext:value-type="float">
            <text:p>1,3</text:p>
          </table:table-cell>
          <table:table-cell table:formula="of:=['Anael. BMP+H2O'.C40]-['Anael. BMP+H2O'.C$44]" office:value-type="float" office:value="0.325814692307692" calcext:value-type="float">
            <text:p>0,3258146923</text:p>
          </table:table-cell>
          <table:table-cell table:formula="of:=['Anael. BMP+H2O'.K40]*['Anael. BMP+H2O'.L40]" office:value-type="float" office:value="0.4235591" calcext:value-type="float">
            <text:p>0,4235591</text:p>
          </table:table-cell>
          <table:table-cell table:formula="of:=['Anael. BMP+H2O'.K40]^2" office:value-type="float" office:value="1.69" calcext:value-type="float">
            <text:p>1,69</text:p>
          </table:table-cell>
          <table:table-cell table:formula="of:=['Anael. BMP+H2O'.L40]^2" office:value-type="float" office:value="0.106155213723556" calcext:value-type="float">
            <text:p>0,1061552137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table:formula="of:=['Anael. BMP+H2O'.B19]" office:value-type="float" office:value="4.41" calcext:value-type="float">
            <text:p>4,41</text:p>
          </table:table-cell>
          <table:table-cell table:formula="of:=['Anael. BMP+H2O'.F19]" office:value-type="float" office:value="2.013272" calcext:value-type="float">
            <text:p>2,013272</text:p>
          </table:table-cell>
          <table:table-cell table:formula="of:=['Anael. BMP+H2O'.G19]" office:value-type="float" office:value="0.04603878" calcext:value-type="float">
            <text:p>0,04603878</text:p>
          </table:table-cell>
          <table:table-cell table:formula="of:=['Anael. BMP+H2O'.D41]^-2" office:value-type="float" office:value="471.79397108518" calcext:value-type="float">
            <text:p>471,7939710852</text:p>
          </table:table-cell>
          <table:table-cell table:formula="of:=['Anael. BMP+H2O'.E41]*['Anael. BMP+H2O'.B41]" office:value-type="float" office:value="2080.61141248564" calcext:value-type="float">
            <text:p>2080,6114124857</text:p>
          </table:table-cell>
          <table:table-cell table:formula="of:=['Anael. BMP+H2O'.F41]*['Anael. BMP+H2O'.B41]" office:value-type="float" office:value="9175.49632906169" calcext:value-type="float">
            <text:p>9175,4963290617</text:p>
          </table:table-cell>
          <table:table-cell table:formula="of:=['Anael. BMP+H2O'.F41]*['Anael. BMP+H2O'.C41]" office:value-type="float" office:value="4188.8366996378" calcext:value-type="float">
            <text:p>4188,8366996378</text:p>
          </table:table-cell>
          <table:table-cell table:formula="of:=['Anael. BMP+H2O'.E41]*['Anael. BMP+H2O'.C41]" office:value-type="float" office:value="949.849591754603" calcext:value-type="float">
            <text:p>949,8495917546</text:p>
          </table:table-cell>
          <table:table-cell/>
          <table:table-cell table:formula="of:=['Anael. BMP+H2O'.B41]-['Anael. BMP+H2O'.B$44]" office:value-type="float" office:value="1.71" calcext:value-type="float">
            <text:p>1,71</text:p>
          </table:table-cell>
          <table:table-cell table:formula="of:=['Anael. BMP+H2O'.C41]-['Anael. BMP+H2O'.C$44]" office:value-type="float" office:value="0.357535692307692" calcext:value-type="float">
            <text:p>0,3575356923</text:p>
          </table:table-cell>
          <table:table-cell table:formula="of:=['Anael. BMP+H2O'.K41]*['Anael. BMP+H2O'.L41]" office:value-type="float" office:value="0.611386033846154" calcext:value-type="float">
            <text:p>0,6113860338</text:p>
          </table:table-cell>
          <table:table-cell table:formula="of:=['Anael. BMP+H2O'.K41]^2" office:value-type="float" office:value="2.9241" calcext:value-type="float">
            <text:p>2,9241</text:p>
          </table:table-cell>
          <table:table-cell table:formula="of:=['Anael. BMP+H2O'.L41]^2" office:value-type="float" office:value="0.127831771273941" calcext:value-type="float">
            <text:p>0,1278317713</text:p>
          </table:table-cell>
          <table:table-cell/>
          <table:table-cell table:formula="of:=['Anael. BMP+H2O'.M44]/SQRT(['Anael. BMP+H2O'.N44]*['Anael. BMP+H2O'.O44])" office:value-type="float" office:value="0.982242544607137" calcext:value-type="float">
            <text:p>0,9822425446</text:p>
          </table:table-cell>
          <table:table-cell table:number-columns-repeated="3"/>
        </table:table-row>
        <table:table-row table:style-name="ro1">
          <table:table-cell/>
          <table:table-cell table:formula="of:=['Anael. BMP+H2O'.B20]" office:value-type="float" office:value="4.84" calcext:value-type="float">
            <text:p>4,84</text:p>
          </table:table-cell>
          <table:table-cell table:formula="of:=['Anael. BMP+H2O'.F20]" office:value-type="float" office:value="2.052275" calcext:value-type="float">
            <text:p>2,052275</text:p>
          </table:table-cell>
          <table:table-cell table:formula="of:=['Anael. BMP+H2O'.G20]" office:value-type="float" office:value="0.01502351" calcext:value-type="float">
            <text:p>0,01502351</text:p>
          </table:table-cell>
          <table:table-cell table:formula="of:=['Anael. BMP+H2O'.D42]^-2" office:value-type="float" office:value="4430.54527806202" calcext:value-type="float">
            <text:p>4430,545278062</text:p>
          </table:table-cell>
          <table:table-cell table:formula="of:=['Anael. BMP+H2O'.E42]*['Anael. BMP+H2O'.B42]" office:value-type="float" office:value="21443.8391458202" calcext:value-type="float">
            <text:p>21443,8391458202</text:p>
          </table:table-cell>
          <table:table-cell table:formula="of:=['Anael. BMP+H2O'.F42]*['Anael. BMP+H2O'.B42]" office:value-type="float" office:value="103788.18146577" calcext:value-type="float">
            <text:p>103788,18146577</text:p>
          </table:table-cell>
          <table:table-cell table:formula="of:=['Anael. BMP+H2O'.F42]*['Anael. BMP+H2O'.C42]" office:value-type="float" office:value="44008.6549829881" calcext:value-type="float">
            <text:p>44008,6549829881</text:p>
          </table:table-cell>
          <table:table-cell table:formula="of:=['Anael. BMP+H2O'.E42]*['Anael. BMP+H2O'.C42]" office:value-type="float" office:value="9092.69731053472" calcext:value-type="float">
            <text:p>9092,6973105347</text:p>
          </table:table-cell>
          <table:table-cell/>
          <table:table-cell table:formula="of:=['Anael. BMP+H2O'.B42]-['Anael. BMP+H2O'.B$44]" office:value-type="float" office:value="2.14" calcext:value-type="float">
            <text:p>2,14</text:p>
          </table:table-cell>
          <table:table-cell table:formula="of:=['Anael. BMP+H2O'.C42]-['Anael. BMP+H2O'.C$44]" office:value-type="float" office:value="0.396538692307692" calcext:value-type="float">
            <text:p>0,3965386923</text:p>
          </table:table-cell>
          <table:table-cell table:formula="of:=['Anael. BMP+H2O'.K42]*['Anael. BMP+H2O'.L42]" office:value-type="float" office:value="0.848592801538461" calcext:value-type="float">
            <text:p>0,8485928015</text:p>
          </table:table-cell>
          <table:table-cell table:formula="of:=['Anael. BMP+H2O'.K42]^2" office:value-type="float" office:value="4.5796" calcext:value-type="float">
            <text:p>4,5796</text:p>
          </table:table-cell>
          <table:table-cell table:formula="of:=['Anael. BMP+H2O'.L42]^2" office:value-type="float" office:value="0.157242934497094" calcext:value-type="float">
            <text:p>0,1572429345</text:p>
          </table:table-cell>
          <table:table-cell/>
          <table:table-cell office:value-type="string" calcext:value-type="string">
            <text:p>r<text:span text:style-name="T1">²</text:span>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Avg.</text:p>
          </table:table-cell>
          <table:table-cell/>
          <table:table-cell table:number-columns-repeated="5" office:value-type="string" calcext:value-type="string">
            <text:p>Sum</text:p>
          </table:table-cell>
          <table:table-cell office:value-type="string" calcext:value-type="string">
            <text:p>Delta</text:p>
          </table:table-cell>
          <table:table-cell table:number-columns-repeated="2"/>
          <table:table-cell table:number-columns-repeated="3" office:value-type="string" calcext:value-type="string">
            <text:p>Sum</text:p>
          </table:table-cell>
          <table:table-cell/>
          <table:table-cell table:formula="of:=['Anael. BMP+H2O'.Q41]^2" office:value-type="float" office:value="0.964800416436304" calcext:value-type="float">
            <text:p>0,9648004164</text:p>
          </table:table-cell>
          <table:table-cell table:number-columns-repeated="3"/>
        </table:table-row>
        <table:table-row table:style-name="ro1">
          <table:table-cell/>
          <table:table-cell table:formula="of:=AVERAGE(['Anael. BMP+H2O'.B30:.B42])" office:value-type="float" office:value="2.7" calcext:value-type="float">
            <text:p>2,7</text:p>
          </table:table-cell>
          <table:table-cell table:formula="of:=AVERAGE(['Anael. BMP+H2O'.C30:.C42])" office:value-type="float" office:value="1.65573630769231" calcext:value-type="float">
            <text:p>1,6557363077</text:p>
          </table:table-cell>
          <table:table-cell/>
          <table:table-cell table:formula="of:=SUM(['Anael. BMP+H2O'.E30:.E42])" office:value-type="float" office:value="7978.45303144626" calcext:value-type="float">
            <text:p>7978,4530314463</text:p>
          </table:table-cell>
          <table:table-cell table:formula="of:=SUM(['Anael. BMP+H2O'.F30:.F42])" office:value-type="float" office:value="30016.4801282356" calcext:value-type="float">
            <text:p>30016,4801282356</text:p>
          </table:table-cell>
          <table:table-cell table:formula="of:=SUM(['Anael. BMP+H2O'.G30:.G42])" office:value-type="float" office:value="128714.622256223" calcext:value-type="float">
            <text:p>128714,622256223</text:p>
          </table:table-cell>
          <table:table-cell table:formula="of:=SUM(['Anael. BMP+H2O'.H30:.H42])" office:value-type="float" office:value="58704.163723956" calcext:value-type="float">
            <text:p>58704,163723956</text:p>
          </table:table-cell>
          <table:table-cell table:formula="of:=SUM(['Anael. BMP+H2O'.I30:.I42])" office:value-type="float" office:value="14739.9285973647" calcext:value-type="float">
            <text:p>14739,9285973647</text:p>
          </table:table-cell>
          <table:table-cell table:formula="of:=['Anael. BMP+H2O'.E44]*['Anael. BMP+H2O'.G44]-['Anael. BMP+H2O'.F44]*['Anael. BMP+H2O'.F44]" office:value-type="float" office:value="125954488.842861" calcext:value-type="float">
            <text:p>125954488,842861</text:p>
          </table:table-cell>
          <table:table-cell table:number-columns-repeated="2"/>
          <table:table-cell table:formula="of:=SUM(['Anael. BMP+H2O'.M30:.M42])" office:value-type="float" office:value="4.38516263" calcext:value-type="float">
            <text:p>4,38516263</text:p>
          </table:table-cell>
          <table:table-cell table:formula="of:=SUM(['Anael. BMP+H2O'.N30:.N42])" office:value-type="float" office:value="18.837" calcext:value-type="float">
            <text:p>18,837</text:p>
          </table:table-cell>
          <table:table-cell table:formula="of:=SUM(['Anael. BMP+H2O'.O30:.O42])" office:value-type="float" office:value="1.05808897415077" calcext:value-type="float">
            <text:p>1,0580889742</text:p>
          </table:table-cell>
          <table:table-cell table:number-columns-repeated="5"/>
        </table:table-row>
        <table:table-row table:style-name="ro1" table:number-rows-repeated="33">
          <table:table-cell table:number-columns-repeated="20"/>
        </table:table-row>
        <table:table-row table:style-name="ro1">
          <table:table-cell/>
          <table:table-cell table:style-name="ce23" office:value-type="string" calcext:value-type="string" table:number-columns-spanned="19" table:number-rows-spanned="2">
            <text:p>Andamento della posizione dei picchi anael. dovuti a MBP+H2O</text:p>
          </table:table-cell>
          <table:covered-table-cell table:number-columns-repeated="18"/>
        </table:table-row>
        <table:table-row table:style-name="ro1">
          <table:table-cell/>
          <table:covered-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 <text:span text:style-name="T1">· </text:span>x</text:p>
          </table:table-cell>
          <table:table-cell office:value-type="string" calcext:value-type="string">
            <text:p>w <text:span text:style-name="T1">· </text:span>x<text:span text:style-name="T1">²</text:span></text:p>
          </table:table-cell>
          <table:table-cell office:value-type="string" calcext:value-type="string">
            <text:p><text:span text:style-name="T1">w · </text:span>x <text:span text:style-name="T1">· </text:span>y</text:p>
          </table:table-cell>
          <table:table-cell office:value-type="string" calcext:value-type="string">
            <text:p>w <text:span text:style-name="T1">· </text:span>y</text:p>
          </table:table-cell>
          <table:table-cell/>
          <table:table-cell office:value-type="string" calcext:value-type="string">
            <text:p>x – x_avg</text:p>
          </table:table-cell>
          <table:table-cell office:value-type="string" calcext:value-type="string">
            <text:p>y – y_avg</text:p>
          </table:table-cell>
          <table:table-cell office:value-type="string" calcext:value-type="string">
            <text:p>Dx*Dy</text:p>
          </table:table-cell>
          <table:table-cell office:value-type="string" calcext:value-type="string">
            <text:p>(Dx)<text:span text:style-name="T1">²</text:span></text:p>
          </table:table-cell>
          <table:table-cell office:value-type="string" calcext:value-type="string">
            <text:p>(Dy)<text:span text:style-name="T1">²</text:span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</text:p>
          </table:table-cell>
          <table:table-cell table:number-columns-repeated="2"/>
        </table:table-row>
        <table:table-row table:style-name="ro1">
          <table:table-cell/>
          <table:table-cell table:formula="of:=['Anael. BMP+H2O'.B8]" office:value-type="float" office:value="1" calcext:value-type="float">
            <text:p>1</text:p>
          </table:table-cell>
          <table:table-cell table:formula="of:=['Anael. BMP+H2O'.H8]" office:value-type="float" office:value="-4.021787" calcext:value-type="float">
            <text:p>-4,021787</text:p>
          </table:table-cell>
          <table:table-cell table:formula="of:=['Anael. BMP+H2O'.I8]" office:value-type="float" office:value="0.06394527" calcext:value-type="float">
            <text:p>0,06394527</text:p>
          </table:table-cell>
          <table:table-cell table:formula="of:=['Anael. BMP+H2O'.D82]^-2" office:value-type="float" office:value="244.558717988474" calcext:value-type="float">
            <text:p>244,5587179885</text:p>
          </table:table-cell>
          <table:table-cell table:formula="of:=['Anael. BMP+H2O'.E82]*['Anael. BMP+H2O'.B82]" office:value-type="float" office:value="244.558717988474" calcext:value-type="float">
            <text:p>244,5587179885</text:p>
          </table:table-cell>
          <table:table-cell table:formula="of:=['Anael. BMP+H2O'.F82]*['Anael. BMP+H2O'.B82]" office:value-type="float" office:value="244.558717988474" calcext:value-type="float">
            <text:p>244,5587179885</text:p>
          </table:table-cell>
          <table:table-cell table:formula="of:=['Anael. BMP+H2O'.F82]*['Anael. BMP+H2O'.C82]" office:value-type="float" office:value="-983.56307274271" calcext:value-type="float">
            <text:p>-983,5630727427</text:p>
          </table:table-cell>
          <table:table-cell table:formula="of:=['Anael. BMP+H2O'.E82]*['Anael. BMP+H2O'.C82]" office:value-type="float" office:value="-983.56307274271" calcext:value-type="float">
            <text:p>-983,5630727427</text:p>
          </table:table-cell>
          <table:table-cell/>
          <table:table-cell table:formula="of:=['Anael. BMP+H2O'.B82]-['Anael. BMP+H2O'.B$96]" office:value-type="float" office:value="-1.7" calcext:value-type="float">
            <text:p>-1,7</text:p>
          </table:table-cell>
          <table:table-cell table:formula="of:=['Anael. BMP+H2O'.C82]-['Anael. BMP+H2O'.C$96]" office:value-type="float" office:value="0.207979615384615" calcext:value-type="float">
            <text:p>0,2079796154</text:p>
          </table:table-cell>
          <table:table-cell table:formula="of:=['Anael. BMP+H2O'.K82]*['Anael. BMP+H2O'.L82]" office:value-type="float" office:value="-0.353565346153846" calcext:value-type="float">
            <text:p>-0,3535653462</text:p>
          </table:table-cell>
          <table:table-cell table:formula="of:=['Anael. BMP+H2O'.K82]^2" office:value-type="float" office:value="2.89" calcext:value-type="float">
            <text:p>2,89</text:p>
          </table:table-cell>
          <table:table-cell table:formula="of:=['Anael. BMP+H2O'.L82]^2" office:value-type="float" office:value="0.0432555204155325" calcext:value-type="float">
            <text:p>0,0432555204</text:p>
          </table:table-cell>
          <table:table-cell/>
          <table:table-cell table:formula="of:=(['Anael. BMP+H2O'.G96]*['Anael. BMP+H2O'.I96]-['Anael. BMP+H2O'.F96]*['Anael. BMP+H2O'.H96])/['Anael. BMP+H2O'.J96]" office:value-type="float" office:value="-4.00961726205511" calcext:value-type="float">
            <text:p>-4,0096172621</text:p>
          </table:table-cell>
          <table:table-cell table:formula="of:=SQRT(['Anael. BMP+H2O'.G96]/['Anael. BMP+H2O'.J96])" office:value-type="float" office:value="0.0339456739037492" calcext:value-type="float">
            <text:p>0,0339456739</text:p>
          </table:table-cell>
          <table:table-cell table:number-columns-repeated="2"/>
        </table:table-row>
        <table:table-row table:style-name="ro1">
          <table:table-cell/>
          <table:table-cell table:formula="of:=['Anael. BMP+H2O'.B9]" office:value-type="float" office:value="1.21" calcext:value-type="float">
            <text:p>1,21</text:p>
          </table:table-cell>
          <table:table-cell table:formula="of:=['Anael. BMP+H2O'.H9]" office:value-type="float" office:value="-4.182242" calcext:value-type="float">
            <text:p>-4,182242</text:p>
          </table:table-cell>
          <table:table-cell table:formula="of:=['Anael. BMP+H2O'.I9]" office:value-type="float" office:value="0.05208215" calcext:value-type="float">
            <text:p>0,05208215</text:p>
          </table:table-cell>
          <table:table-cell table:formula="of:=['Anael. BMP+H2O'.D83]^-2" office:value-type="float" office:value="368.656751572491" calcext:value-type="float">
            <text:p>368,6567515725</text:p>
          </table:table-cell>
          <table:table-cell table:formula="of:=['Anael. BMP+H2O'.E83]*['Anael. BMP+H2O'.B83]" office:value-type="float" office:value="446.074669402715" calcext:value-type="float">
            <text:p>446,0746694027</text:p>
          </table:table-cell>
          <table:table-cell table:formula="of:=['Anael. BMP+H2O'.F83]*['Anael. BMP+H2O'.B83]" office:value-type="float" office:value="539.750349977285" calcext:value-type="float">
            <text:p>539,7503499773</text:p>
          </table:table-cell>
          <table:table-cell table:formula="of:=['Anael. BMP+H2O'.F83]*['Anael. BMP+H2O'.C83]" office:value-type="float" office:value="-1865.59221751215" calcext:value-type="float">
            <text:p>-1865,5922175122</text:p>
          </table:table-cell>
          <table:table-cell table:formula="of:=['Anael. BMP+H2O'.E83]*['Anael. BMP+H2O'.C83]" office:value-type="float" office:value="-1541.81175001004" calcext:value-type="float">
            <text:p>-1541,81175001</text:p>
          </table:table-cell>
          <table:table-cell/>
          <table:table-cell table:formula="of:=['Anael. BMP+H2O'.B83]-['Anael. BMP+H2O'.B$96]" office:value-type="float" office:value="-1.49" calcext:value-type="float">
            <text:p>-1,49</text:p>
          </table:table-cell>
          <table:table-cell table:formula="of:=['Anael. BMP+H2O'.C83]-['Anael. BMP+H2O'.C$96]" office:value-type="float" office:value="0.0475246153846154" calcext:value-type="float">
            <text:p>0,0475246154</text:p>
          </table:table-cell>
          <table:table-cell table:formula="of:=['Anael. BMP+H2O'.K83]*['Anael. BMP+H2O'.L83]" office:value-type="float" office:value="-0.0708116769230769" calcext:value-type="float">
            <text:p>-0,0708116769</text:p>
          </table:table-cell>
          <table:table-cell table:formula="of:=['Anael. BMP+H2O'.K83]^2" office:value-type="float" office:value="2.2201" calcext:value-type="float">
            <text:p>2,2201</text:p>
          </table:table-cell>
          <table:table-cell table:formula="of:=['Anael. BMP+H2O'.L83]^2" office:value-type="float" office:value="0.00225858906745562" calcext:value-type="float">
            <text:p>0,0022585891</text:p>
          </table:table-cell>
          <table:table-cell table:number-columns-repeated="5"/>
        </table:table-row>
        <table:table-row table:style-name="ro1">
          <table:table-cell/>
          <table:table-cell table:formula="of:=['Anael. BMP+H2O'.B10]" office:value-type="float" office:value="1.44" calcext:value-type="float">
            <text:p>1,44</text:p>
          </table:table-cell>
          <table:table-cell table:formula="of:=['Anael. BMP+H2O'.H10]" office:value-type="float" office:value="-4.143358" calcext:value-type="float">
            <text:p>-4,143358</text:p>
          </table:table-cell>
          <table:table-cell table:formula="of:=['Anael. BMP+H2O'.I10]" office:value-type="float" office:value="0.05491617" calcext:value-type="float">
            <text:p>0,05491617</text:p>
          </table:table-cell>
          <table:table-cell table:formula="of:=['Anael. BMP+H2O'.D84]^-2" office:value-type="float" office:value="331.588544534722" calcext:value-type="float">
            <text:p>331,5885445347</text:p>
          </table:table-cell>
          <table:table-cell table:formula="of:=['Anael. BMP+H2O'.E84]*['Anael. BMP+H2O'.B84]" office:value-type="float" office:value="477.48750413" calcext:value-type="float">
            <text:p>477,48750413</text:p>
          </table:table-cell>
          <table:table-cell table:formula="of:=['Anael. BMP+H2O'.F84]*['Anael. BMP+H2O'.B84]" office:value-type="float" office:value="687.582005947199" calcext:value-type="float">
            <text:p>687,5820059472</text:p>
          </table:table-cell>
          <table:table-cell table:formula="of:=['Anael. BMP+H2O'.F84]*['Anael. BMP+H2O'.C84]" office:value-type="float" office:value="-1978.40167013707" calcext:value-type="float">
            <text:p>-1978,4016701371</text:p>
          </table:table-cell>
          <table:table-cell table:formula="of:=['Anael. BMP+H2O'.E84]*['Anael. BMP+H2O'.C84]" office:value-type="float" office:value="-1373.8900487063" calcext:value-type="float">
            <text:p>-1373,8900487063</text:p>
          </table:table-cell>
          <table:table-cell/>
          <table:table-cell table:formula="of:=['Anael. BMP+H2O'.B84]-['Anael. BMP+H2O'.B$96]" office:value-type="float" office:value="-1.26" calcext:value-type="float">
            <text:p>-1,26</text:p>
          </table:table-cell>
          <table:table-cell table:formula="of:=['Anael. BMP+H2O'.C84]-['Anael. BMP+H2O'.C$96]" office:value-type="float" office:value="0.0864086153846149" calcext:value-type="float">
            <text:p>0,0864086154</text:p>
          </table:table-cell>
          <table:table-cell table:formula="of:=['Anael. BMP+H2O'.K84]*['Anael. BMP+H2O'.L84]" office:value-type="float" office:value="-0.108874855384615" calcext:value-type="float">
            <text:p>-0,1088748554</text:p>
          </table:table-cell>
          <table:table-cell table:formula="of:=['Anael. BMP+H2O'.K84]^2" office:value-type="float" office:value="1.5876" calcext:value-type="float">
            <text:p>1,5876</text:p>
          </table:table-cell>
          <table:table-cell table:formula="of:=['Anael. BMP+H2O'.L84]^2" office:value-type="float" office:value="0.0074664488126863" calcext:value-type="float">
            <text:p>0,0074664488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dB</text:p>
          </table:table-cell>
          <table:table-cell table:number-columns-repeated="2"/>
        </table:table-row>
        <table:table-row table:style-name="ro1">
          <table:table-cell/>
          <table:table-cell table:formula="of:=['Anael. BMP+H2O'.B11]" office:value-type="float" office:value="1.69" calcext:value-type="float">
            <text:p>1,69</text:p>
          </table:table-cell>
          <table:table-cell table:formula="of:=['Anael. BMP+H2O'.H11]" office:value-type="float" office:value="-4.224981" calcext:value-type="float">
            <text:p>-4,224981</text:p>
          </table:table-cell>
          <table:table-cell table:formula="of:=['Anael. BMP+H2O'.I11]" office:value-type="float" office:value="0.05078252" calcext:value-type="float">
            <text:p>0,05078252</text:p>
          </table:table-cell>
          <table:table-cell table:formula="of:=['Anael. BMP+H2O'.D85]^-2" office:value-type="float" office:value="387.767586467877" calcext:value-type="float">
            <text:p>387,7675864679</text:p>
          </table:table-cell>
          <table:table-cell table:formula="of:=['Anael. BMP+H2O'.E85]*['Anael. BMP+H2O'.B85]" office:value-type="float" office:value="655.327221130713" calcext:value-type="float">
            <text:p>655,3272211307</text:p>
          </table:table-cell>
          <table:table-cell table:formula="of:=['Anael. BMP+H2O'.F85]*['Anael. BMP+H2O'.B85]" office:value-type="float" office:value="1107.5030037109" calcext:value-type="float">
            <text:p>1107,5030037109</text:p>
          </table:table-cell>
          <table:table-cell table:formula="of:=['Anael. BMP+H2O'.F85]*['Anael. BMP+H2O'.C85]" office:value-type="float" office:value="-2768.74505806006" calcext:value-type="float">
            <text:p>-2768,7450580601</text:p>
          </table:table-cell>
          <table:table-cell table:formula="of:=['Anael. BMP+H2O'.E85]*['Anael. BMP+H2O'.C85]" office:value-type="float" office:value="-1638.31068524264" calcext:value-type="float">
            <text:p>-1638,3106852426</text:p>
          </table:table-cell>
          <table:table-cell/>
          <table:table-cell table:formula="of:=['Anael. BMP+H2O'.B85]-['Anael. BMP+H2O'.B$96]" office:value-type="float" office:value="-1.01" calcext:value-type="float">
            <text:p>-1,01</text:p>
          </table:table-cell>
          <table:table-cell table:formula="of:=['Anael. BMP+H2O'.C85]-['Anael. BMP+H2O'.C$96]" office:value-type="float" office:value="0.00478561538461531" calcext:value-type="float">
            <text:p>0,0047856154</text:p>
          </table:table-cell>
          <table:table-cell table:formula="of:=['Anael. BMP+H2O'.K85]*['Anael. BMP+H2O'.L85]" office:value-type="float" office:value="-0.00483347153846146" calcext:value-type="float">
            <text:p>-0,0048334715</text:p>
          </table:table-cell>
          <table:table-cell table:formula="of:=['Anael. BMP+H2O'.K85]^2" office:value-type="float" office:value="1.0201" calcext:value-type="float">
            <text:p>1,0201</text:p>
          </table:table-cell>
          <table:table-cell table:formula="of:=['Anael. BMP+H2O'.L85]^2" office:value-type="float" office:value="0.0000229021146094667" calcext:value-type="float">
            <text:p>2,29021146094667E-05</text:p>
          </table:table-cell>
          <table:table-cell/>
          <table:table-cell table:formula="of:=(['Anael. BMP+H2O'.E96]*['Anael. BMP+H2O'.H96]-['Anael. BMP+H2O'.F96]*['Anael. BMP+H2O'.I96])/['Anael. BMP+H2O'.J96]" office:value-type="float" office:value="-0.0811297085129153" calcext:value-type="float">
            <text:p>-0,0811297085</text:p>
          </table:table-cell>
          <table:table-cell table:formula="of:=SQRT(['Anael. BMP+H2O'.E96]/['Anael. BMP+H2O'.J96])" office:value-type="float" office:value="0.0103185677841838" calcext:value-type="float">
            <text:p>0,0103185678</text:p>
          </table:table-cell>
          <table:table-cell table:number-columns-repeated="2"/>
        </table:table-row>
        <table:table-row table:style-name="ro1">
          <table:table-cell/>
          <table:table-cell table:formula="of:=['Anael. BMP+H2O'.B12]" office:value-type="float" office:value="1.96" calcext:value-type="float">
            <text:p>1,96</text:p>
          </table:table-cell>
          <table:table-cell table:formula="of:=['Anael. BMP+H2O'.H12]" office:value-type="float" office:value="-4.072562" calcext:value-type="float">
            <text:p>-4,072562</text:p>
          </table:table-cell>
          <table:table-cell table:formula="of:=['Anael. BMP+H2O'.I12]" office:value-type="float" office:value="0.04987854" calcext:value-type="float">
            <text:p>0,04987854</text:p>
          </table:table-cell>
          <table:table-cell table:formula="of:=['Anael. BMP+H2O'.D86]^-2" office:value-type="float" office:value="401.950464220599" calcext:value-type="float">
            <text:p>401,9504642206</text:p>
          </table:table-cell>
          <table:table-cell table:formula="of:=['Anael. BMP+H2O'.E86]*['Anael. BMP+H2O'.B86]" office:value-type="float" office:value="787.822909872375" calcext:value-type="float">
            <text:p>787,8229098724</text:p>
          </table:table-cell>
          <table:table-cell table:formula="of:=['Anael. BMP+H2O'.F86]*['Anael. BMP+H2O'.B86]" office:value-type="float" office:value="1544.13290334985" calcext:value-type="float">
            <text:p>1544,1329033499</text:p>
          </table:table-cell>
          <table:table-cell table:formula="of:=['Anael. BMP+H2O'.F86]*['Anael. BMP+H2O'.C86]" office:value-type="float" office:value="-3208.45764547566" calcext:value-type="float">
            <text:p>-3208,4576454757</text:p>
          </table:table-cell>
          <table:table-cell table:formula="of:=['Anael. BMP+H2O'.E86]*['Anael. BMP+H2O'.C86]" office:value-type="float" office:value="-1636.96818646717" calcext:value-type="float">
            <text:p>-1636,9681864672</text:p>
          </table:table-cell>
          <table:table-cell/>
          <table:table-cell table:formula="of:=['Anael. BMP+H2O'.B86]-['Anael. BMP+H2O'.B$96]" office:value-type="float" office:value="-0.74" calcext:value-type="float">
            <text:p>-0,74</text:p>
          </table:table-cell>
          <table:table-cell table:formula="of:=['Anael. BMP+H2O'.C86]-['Anael. BMP+H2O'.C$96]" office:value-type="float" office:value="0.157204615384615" calcext:value-type="float">
            <text:p>0,1572046154</text:p>
          </table:table-cell>
          <table:table-cell table:formula="of:=['Anael. BMP+H2O'.K86]*['Anael. BMP+H2O'.L86]" office:value-type="float" office:value="-0.116331415384615" calcext:value-type="float">
            <text:p>-0,1163314154</text:p>
          </table:table-cell>
          <table:table-cell table:formula="of:=['Anael. BMP+H2O'.K86]^2" office:value-type="float" office:value="0.547600000000001" calcext:value-type="float">
            <text:p>0,5476</text:p>
          </table:table-cell>
          <table:table-cell table:formula="of:=['Anael. BMP+H2O'.L86]^2" office:value-type="float" office:value="0.0247132910982249" calcext:value-type="float">
            <text:p>0,0247132911</text:p>
          </table:table-cell>
          <table:table-cell table:number-columns-repeated="5"/>
        </table:table-row>
        <table:table-row table:style-name="ro1">
          <table:table-cell/>
          <table:table-cell table:formula="of:=['Anael. BMP+H2O'.B13]" office:value-type="float" office:value="2.25" calcext:value-type="float">
            <text:p>2,25</text:p>
          </table:table-cell>
          <table:table-cell table:formula="of:=['Anael. BMP+H2O'.H13]" office:value-type="float" office:value="-4.204324" calcext:value-type="float">
            <text:p>-4,204324</text:p>
          </table:table-cell>
          <table:table-cell table:formula="of:=['Anael. BMP+H2O'.I13]" office:value-type="float" office:value="0.04607261" calcext:value-type="float">
            <text:p>0,04607261</text:p>
          </table:table-cell>
          <table:table-cell table:formula="of:=['Anael. BMP+H2O'.D87]^-2" office:value-type="float" office:value="471.101371719469" calcext:value-type="float">
            <text:p>471,1013717195</text:p>
          </table:table-cell>
          <table:table-cell table:formula="of:=['Anael. BMP+H2O'.E87]*['Anael. BMP+H2O'.B87]" office:value-type="float" office:value="1059.97808636881" calcext:value-type="float">
            <text:p>1059,9780863688</text:p>
          </table:table-cell>
          <table:table-cell table:formula="of:=['Anael. BMP+H2O'.F87]*['Anael. BMP+H2O'.B87]" office:value-type="float" office:value="2384.95069432981" calcext:value-type="float">
            <text:p>2384,9506943298</text:p>
          </table:table-cell>
          <table:table-cell table:formula="of:=['Anael. BMP+H2O'.F87]*['Anael. BMP+H2O'.C87]" office:value-type="float" office:value="-4456.49130799444" calcext:value-type="float">
            <text:p>-4456,4913079945</text:p>
          </table:table-cell>
          <table:table-cell table:formula="of:=['Anael. BMP+H2O'.E87]*['Anael. BMP+H2O'.C87]" office:value-type="float" office:value="-1980.66280355309" calcext:value-type="float">
            <text:p>-1980,6628035531</text:p>
          </table:table-cell>
          <table:table-cell/>
          <table:table-cell table:formula="of:=['Anael. BMP+H2O'.B87]-['Anael. BMP+H2O'.B$96]" office:value-type="float" office:value="-0.45" calcext:value-type="float">
            <text:p>-0,45</text:p>
          </table:table-cell>
          <table:table-cell table:formula="of:=['Anael. BMP+H2O'.C87]-['Anael. BMP+H2O'.C$96]" office:value-type="float" office:value="0.0254426153846152" calcext:value-type="float">
            <text:p>0,0254426154</text:p>
          </table:table-cell>
          <table:table-cell table:formula="of:=['Anael. BMP+H2O'.K87]*['Anael. BMP+H2O'.L87]" office:value-type="float" office:value="-0.0114491769230769" calcext:value-type="float">
            <text:p>-0,0114491769</text:p>
          </table:table-cell>
          <table:table-cell table:formula="of:=['Anael. BMP+H2O'.K87]^2" office:value-type="float" office:value="0.2025" calcext:value-type="float">
            <text:p>0,2025</text:p>
          </table:table-cell>
          <table:table-cell table:formula="of:=['Anael. BMP+H2O'.L87]^2" office:value-type="float" office:value="0.00064732667760946" calcext:value-type="float">
            <text:p>0,0006473267</text:p>
          </table:table-cell>
          <table:table-cell/>
          <table:table-cell table:style-name="ce25" office:value-type="string" calcext:value-type="string" table:number-columns-spanned="4" table:number-rows-spanned="2">
            <text:p>Equazione della retta</text:p>
          </table:table-cell>
          <table:covered-table-cell table:number-columns-repeated="3"/>
        </table:table-row>
        <table:table-row table:style-name="ro1">
          <table:table-cell/>
          <table:table-cell table:formula="of:=['Anael. BMP+H2O'.B14]" office:value-type="float" office:value="2.56" calcext:value-type="float">
            <text:p>2,56</text:p>
          </table:table-cell>
          <table:table-cell table:formula="of:=['Anael. BMP+H2O'.H14]" office:value-type="float" office:value="-4.166863" calcext:value-type="float">
            <text:p>-4,166863</text:p>
          </table:table-cell>
          <table:table-cell table:formula="of:=['Anael. BMP+H2O'.I14]" office:value-type="float" office:value="0.04626491" calcext:value-type="float">
            <text:p>0,04626491</text:p>
          </table:table-cell>
          <table:table-cell table:formula="of:=['Anael. BMP+H2O'.D88]^-2" office:value-type="float" office:value="467.193246991492" calcext:value-type="float">
            <text:p>467,1932469915</text:p>
          </table:table-cell>
          <table:table-cell table:formula="of:=['Anael. BMP+H2O'.E88]*['Anael. BMP+H2O'.B88]" office:value-type="float" office:value="1196.01471229822" calcext:value-type="float">
            <text:p>1196,0147122982</text:p>
          </table:table-cell>
          <table:table-cell table:formula="of:=['Anael. BMP+H2O'.F88]*['Anael. BMP+H2O'.B88]" office:value-type="float" office:value="3061.79766348344" calcext:value-type="float">
            <text:p>3061,7976634834</text:p>
          </table:table-cell>
          <table:table-cell table:formula="of:=['Anael. BMP+H2O'.F88]*['Anael. BMP+H2O'.C88]" office:value-type="float" office:value="-4983.62945213109" calcext:value-type="float">
            <text:p>-4983,6294521311</text:p>
          </table:table-cell>
          <table:table-cell table:formula="of:=['Anael. BMP+H2O'.E88]*['Anael. BMP+H2O'.C88]" office:value-type="float" office:value="-1946.73025473871" calcext:value-type="float">
            <text:p>-1946,7302547387</text:p>
          </table:table-cell>
          <table:table-cell/>
          <table:table-cell table:formula="of:=['Anael. BMP+H2O'.B88]-['Anael. BMP+H2O'.B$96]" office:value-type="float" office:value="-0.14" calcext:value-type="float">
            <text:p>-0,14</text:p>
          </table:table-cell>
          <table:table-cell table:formula="of:=['Anael. BMP+H2O'.C88]-['Anael. BMP+H2O'.C$96]" office:value-type="float" office:value="0.0629036153846148" calcext:value-type="float">
            <text:p>0,0629036154</text:p>
          </table:table-cell>
          <table:table-cell table:formula="of:=['Anael. BMP+H2O'.K88]*['Anael. BMP+H2O'.L88]" office:value-type="float" office:value="-0.00880650615384605" calcext:value-type="float">
            <text:p>-0,0088065062</text:p>
          </table:table-cell>
          <table:table-cell table:formula="of:=['Anael. BMP+H2O'.K88]^2" office:value-type="float" office:value="0.0195999999999999" calcext:value-type="float">
            <text:p>0,0196</text:p>
          </table:table-cell>
          <table:table-cell table:formula="of:=['Anael. BMP+H2O'.L88]^2" office:value-type="float" office:value="0.00395686482845554" calcext:value-type="float">
            <text:p>0,0039568648</text:p>
          </table:table-cell>
          <table:table-cell/>
          <table:covered-table-cell table:number-columns-repeated="4"/>
        </table:table-row>
        <table:table-row table:style-name="ro1">
          <table:table-cell/>
          <table:table-cell table:formula="of:=['Anael. BMP+H2O'.B15]" office:value-type="float" office:value="2.89" calcext:value-type="float">
            <text:p>2,89</text:p>
          </table:table-cell>
          <table:table-cell table:formula="of:=['Anael. BMP+H2O'.H15]" office:value-type="float" office:value="-4.245127" calcext:value-type="float">
            <text:p>-4,245127</text:p>
          </table:table-cell>
          <table:table-cell table:formula="of:=['Anael. BMP+H2O'.I15]" office:value-type="float" office:value="0.044567" calcext:value-type="float">
            <text:p>0,044567</text:p>
          </table:table-cell>
          <table:table-cell table:formula="of:=['Anael. BMP+H2O'.D89]^-2" office:value-type="float" office:value="503.469537217432" calcext:value-type="float">
            <text:p>503,4695372174</text:p>
          </table:table-cell>
          <table:table-cell table:formula="of:=['Anael. BMP+H2O'.E89]*['Anael. BMP+H2O'.B89]" office:value-type="float" office:value="1455.02696255838" calcext:value-type="float">
            <text:p>1455,0269625584</text:p>
          </table:table-cell>
          <table:table-cell table:formula="of:=['Anael. BMP+H2O'.F89]*['Anael. BMP+H2O'.B89]" office:value-type="float" office:value="4205.02792179372" calcext:value-type="float">
            <text:p>4205,0279217937</text:p>
          </table:table-cell>
          <table:table-cell table:formula="of:=['Anael. BMP+H2O'.F89]*['Anael. BMP+H2O'.C89]" office:value-type="float" office:value="-6176.77424448456" calcext:value-type="float">
            <text:p>-6176,7742444846</text:p>
          </table:table-cell>
          <table:table-cell table:formula="of:=['Anael. BMP+H2O'.E89]*['Anael. BMP+H2O'.C89]" office:value-type="float" office:value="-2137.29212611923" calcext:value-type="float">
            <text:p>-2137,2921261192</text:p>
          </table:table-cell>
          <table:table-cell/>
          <table:table-cell table:formula="of:=['Anael. BMP+H2O'.B89]-['Anael. BMP+H2O'.B$96]" office:value-type="float" office:value="0.19" calcext:value-type="float">
            <text:p>0,19</text:p>
          </table:table-cell>
          <table:table-cell table:formula="of:=['Anael. BMP+H2O'.C89]-['Anael. BMP+H2O'.C$96]" office:value-type="float" office:value="-0.0153603846153851" calcext:value-type="float">
            <text:p>-0,0153603846</text:p>
          </table:table-cell>
          <table:table-cell table:formula="of:=['Anael. BMP+H2O'.K89]*['Anael. BMP+H2O'.L89]" office:value-type="float" office:value="-0.00291847307692318" calcext:value-type="float">
            <text:p>-0,0029184731</text:p>
          </table:table-cell>
          <table:table-cell table:formula="of:=['Anael. BMP+H2O'.K89]^2" office:value-type="float" office:value="0.0361000000000001" calcext:value-type="float">
            <text:p>0,0361</text:p>
          </table:table-cell>
          <table:table-cell table:formula="of:=['Anael. BMP+H2O'.L89]^2" office:value-type="float" office:value="0.00023594141553256" calcext:value-type="float">
            <text:p>0,0002359414</text:p>
          </table:table-cell>
          <table:table-cell table:number-columns-repeated="5"/>
        </table:table-row>
        <table:table-row table:style-name="ro2">
          <table:table-cell/>
          <table:table-cell table:formula="of:=['Anael. BMP+H2O'.B16]" office:value-type="float" office:value="3.24" calcext:value-type="float">
            <text:p>3,24</text:p>
          </table:table-cell>
          <table:table-cell table:formula="of:=['Anael. BMP+H2O'.H16]" office:value-type="float" office:value="-4.267737" calcext:value-type="float">
            <text:p>-4,267737</text:p>
          </table:table-cell>
          <table:table-cell table:formula="of:=['Anael. BMP+H2O'.I16]" office:value-type="float" office:value="0.04669246" calcext:value-type="float">
            <text:p>0,04669246</text:p>
          </table:table-cell>
          <table:table-cell table:formula="of:=['Anael. BMP+H2O'.D90]^-2" office:value-type="float" office:value="458.676499239588" calcext:value-type="float">
            <text:p>458,6764992396</text:p>
          </table:table-cell>
          <table:table-cell table:formula="of:=['Anael. BMP+H2O'.E90]*['Anael. BMP+H2O'.B90]" office:value-type="float" office:value="1486.11185753627" calcext:value-type="float">
            <text:p>1486,1118575363</text:p>
          </table:table-cell>
          <table:table-cell table:formula="of:=['Anael. BMP+H2O'.F90]*['Anael. BMP+H2O'.B90]" office:value-type="float" office:value="4815.0024184175" calcext:value-type="float">
            <text:p>4815,0024184175</text:p>
          </table:table-cell>
          <table:table-cell table:formula="of:=['Anael. BMP+H2O'.F90]*['Anael. BMP+H2O'.C90]" office:value-type="float" office:value="-6342.33456054625" calcext:value-type="float">
            <text:p>-6342,3345605463</text:p>
          </table:table-cell>
          <table:table-cell table:formula="of:=['Anael. BMP+H2O'.E90]*['Anael. BMP+H2O'.C90]" office:value-type="float" office:value="-1957.51066683526" calcext:value-type="float">
            <text:p>-1957,5106668353</text:p>
          </table:table-cell>
          <table:table-cell/>
          <table:table-cell table:formula="of:=['Anael. BMP+H2O'.B90]-['Anael. BMP+H2O'.B$96]" office:value-type="float" office:value="0.54" calcext:value-type="float">
            <text:p>0,54</text:p>
          </table:table-cell>
          <table:table-cell table:formula="of:=['Anael. BMP+H2O'.C90]-['Anael. BMP+H2O'.C$96]" office:value-type="float" office:value="-0.0379703846153854" calcext:value-type="float">
            <text:p>-0,0379703846</text:p>
          </table:table-cell>
          <table:table-cell table:formula="of:=['Anael. BMP+H2O'.K90]*['Anael. BMP+H2O'.L90]" office:value-type="float" office:value="-0.0205040076923081" calcext:value-type="float">
            <text:p>-0,0205040077</text:p>
          </table:table-cell>
          <table:table-cell table:formula="of:=['Anael. BMP+H2O'.K90]^2" office:value-type="float" office:value="0.2916" calcext:value-type="float">
            <text:p>0,2916</text:p>
          </table:table-cell>
          <table:table-cell table:formula="of:=['Anael. BMP+H2O'.L90]^2" office:value-type="float" office:value="0.00144175010784029" calcext:value-type="float">
            <text:p>0,0014417501</text:p>
          </table:table-cell>
          <table:table-cell/>
          <table:table-cell table:style-name="ce26" office:value-type="string" calcext:value-type="string" table:number-columns-spanned="4" table:number-rows-spanned="1">
            <text:p>P2 = - (0.081 <text:span text:style-name="T1">±</text:span> 0.010) Q<text:span text:style-name="T1">²</text:span> - (4.01 <text:span text:style-name="T1">±</text:span> 0.03)</text:p>
          </table:table-cell>
          <table:covered-table-cell table:number-columns-repeated="3"/>
        </table:table-row>
        <table:table-row table:style-name="ro1">
          <table:table-cell/>
          <table:table-cell table:formula="of:=['Anael. BMP+H2O'.B17]" office:value-type="float" office:value="3.61" calcext:value-type="float">
            <text:p>3,61</text:p>
          </table:table-cell>
          <table:table-cell table:formula="of:=['Anael. BMP+H2O'.H17]" office:value-type="float" office:value="-4.39022" calcext:value-type="float">
            <text:p>-4,39022</text:p>
          </table:table-cell>
          <table:table-cell table:formula="of:=['Anael. BMP+H2O'.I17]" office:value-type="float" office:value="0.04939764" calcext:value-type="float">
            <text:p>0,04939764</text:p>
          </table:table-cell>
          <table:table-cell table:formula="of:=['Anael. BMP+H2O'.D91]^-2" office:value-type="float" office:value="409.814762332606" calcext:value-type="float">
            <text:p>409,8147623326</text:p>
          </table:table-cell>
          <table:table-cell table:formula="of:=['Anael. BMP+H2O'.E91]*['Anael. BMP+H2O'.B91]" office:value-type="float" office:value="1479.43129202071" calcext:value-type="float">
            <text:p>1479,4312920207</text:p>
          </table:table-cell>
          <table:table-cell table:formula="of:=['Anael. BMP+H2O'.F91]*['Anael. BMP+H2O'.B91]" office:value-type="float" office:value="5340.74696419476" calcext:value-type="float">
            <text:p>5340,7469641948</text:p>
          </table:table-cell>
          <table:table-cell table:formula="of:=['Anael. BMP+H2O'.F91]*['Anael. BMP+H2O'.C91]" office:value-type="float" office:value="-6495.02884685516" calcext:value-type="float">
            <text:p>-6495,0288468552</text:p>
          </table:table-cell>
          <table:table-cell table:formula="of:=['Anael. BMP+H2O'.E91]*['Anael. BMP+H2O'.C91]" office:value-type="float" office:value="-1799.17696588786" calcext:value-type="float">
            <text:p>-1799,1769658879</text:p>
          </table:table-cell>
          <table:table-cell/>
          <table:table-cell table:formula="of:=['Anael. BMP+H2O'.B91]-['Anael. BMP+H2O'.B$96]" office:value-type="float" office:value="0.91" calcext:value-type="float">
            <text:p>0,91</text:p>
          </table:table-cell>
          <table:table-cell table:formula="of:=['Anael. BMP+H2O'.C91]-['Anael. BMP+H2O'.C$96]" office:value-type="float" office:value="-0.160453384615385" calcext:value-type="float">
            <text:p>-0,1604533846</text:p>
          </table:table-cell>
          <table:table-cell table:formula="of:=['Anael. BMP+H2O'.K91]*['Anael. BMP+H2O'.L91]" office:value-type="float" office:value="-0.146012580000001" calcext:value-type="float">
            <text:p>-0,14601258</text:p>
          </table:table-cell>
          <table:table-cell table:formula="of:=['Anael. BMP+H2O'.K91]^2" office:value-type="float" office:value="0.8281" calcext:value-type="float">
            <text:p>0,8281</text:p>
          </table:table-cell>
          <table:table-cell table:formula="of:=['Anael. BMP+H2O'.L91]^2" office:value-type="float" office:value="0.0257452886345328" calcext:value-type="float">
            <text:p>0,0257452886</text:p>
          </table:table-cell>
          <table:table-cell table:number-columns-repeated="5"/>
        </table:table-row>
        <table:table-row table:style-name="ro1">
          <table:table-cell/>
          <table:table-cell table:formula="of:=['Anael. BMP+H2O'.B18]" office:value-type="float" office:value="4" calcext:value-type="float">
            <text:p>4</text:p>
          </table:table-cell>
          <table:table-cell table:formula="of:=['Anael. BMP+H2O'.H18]" office:value-type="float" office:value="-4.275426" calcext:value-type="float">
            <text:p>-4,275426</text:p>
          </table:table-cell>
          <table:table-cell table:formula="of:=['Anael. BMP+H2O'.I18]" office:value-type="float" office:value="0.0374654" calcext:value-type="float">
            <text:p>0,0374654</text:p>
          </table:table-cell>
          <table:table-cell table:formula="of:=['Anael. BMP+H2O'.D92]^-2" office:value-type="float" office:value="712.425166521038" calcext:value-type="float">
            <text:p>712,425166521</text:p>
          </table:table-cell>
          <table:table-cell table:formula="of:=['Anael. BMP+H2O'.E92]*['Anael. BMP+H2O'.B92]" office:value-type="float" office:value="2849.70066608415" calcext:value-type="float">
            <text:p>2849,7006660842</text:p>
          </table:table-cell>
          <table:table-cell table:formula="of:=['Anael. BMP+H2O'.F92]*['Anael. BMP+H2O'.B92]" office:value-type="float" office:value="11398.8026643366" calcext:value-type="float">
            <text:p>11398,8026643366</text:p>
          </table:table-cell>
          <table:table-cell table:formula="of:=['Anael. BMP+H2O'.F92]*['Anael. BMP+H2O'.C92]" office:value-type="float" office:value="-12183.6843199935" calcext:value-type="float">
            <text:p>-12183,6843199935</text:p>
          </table:table-cell>
          <table:table-cell table:formula="of:=['Anael. BMP+H2O'.E92]*['Anael. BMP+H2O'.C92]" office:value-type="float" office:value="-3045.92107999838" calcext:value-type="float">
            <text:p>-3045,9210799984</text:p>
          </table:table-cell>
          <table:table-cell/>
          <table:table-cell table:formula="of:=['Anael. BMP+H2O'.B92]-['Anael. BMP+H2O'.B$96]" office:value-type="float" office:value="1.3" calcext:value-type="float">
            <text:p>1,3</text:p>
          </table:table-cell>
          <table:table-cell table:formula="of:=['Anael. BMP+H2O'.C92]-['Anael. BMP+H2O'.C$96]" office:value-type="float" office:value="-0.0456593846153854" calcext:value-type="float">
            <text:p>-0,0456593846</text:p>
          </table:table-cell>
          <table:table-cell table:formula="of:=['Anael. BMP+H2O'.K92]*['Anael. BMP+H2O'.L92]" office:value-type="float" office:value="-0.0593572000000011" calcext:value-type="float">
            <text:p>-0,0593572</text:p>
          </table:table-cell>
          <table:table-cell table:formula="of:=['Anael. BMP+H2O'.K92]^2" office:value-type="float" office:value="1.69" calcext:value-type="float">
            <text:p>1,69</text:p>
          </table:table-cell>
          <table:table-cell table:formula="of:=['Anael. BMP+H2O'.L92]^2" office:value-type="float" office:value="0.0020847794034557" calcext:value-type="float">
            <text:p>0,0020847794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table:formula="of:=['Anael. BMP+H2O'.B19]" office:value-type="float" office:value="4.41" calcext:value-type="float">
            <text:p>4,41</text:p>
          </table:table-cell>
          <table:table-cell table:formula="of:=['Anael. BMP+H2O'.H19]" office:value-type="float" office:value="-4.348769" calcext:value-type="float">
            <text:p>-4,348769</text:p>
          </table:table-cell>
          <table:table-cell table:formula="of:=['Anael. BMP+H2O'.I19]" office:value-type="float" office:value="0.03635079" calcext:value-type="float">
            <text:p>0,03635079</text:p>
          </table:table-cell>
          <table:table-cell table:formula="of:=['Anael. BMP+H2O'.D93]^-2" office:value-type="float" office:value="756.784611718249" calcext:value-type="float">
            <text:p>756,7846117182</text:p>
          </table:table-cell>
          <table:table-cell table:formula="of:=['Anael. BMP+H2O'.E93]*['Anael. BMP+H2O'.B93]" office:value-type="float" office:value="3337.42013767748" calcext:value-type="float">
            <text:p>3337,4201376775</text:p>
          </table:table-cell>
          <table:table-cell table:formula="of:=['Anael. BMP+H2O'.F93]*['Anael. BMP+H2O'.B93]" office:value-type="float" office:value="14718.0228071577" calcext:value-type="float">
            <text:p>14718,0228071577</text:p>
          </table:table-cell>
          <table:table-cell table:formula="of:=['Anael. BMP+H2O'.F93]*['Anael. BMP+H2O'.C93]" office:value-type="float" office:value="-14513.6692347075" calcext:value-type="float">
            <text:p>-14513,6692347075</text:p>
          </table:table-cell>
          <table:table-cell table:formula="of:=['Anael. BMP+H2O'.E93]*['Anael. BMP+H2O'.C93]" office:value-type="float" office:value="-3291.08145911736" calcext:value-type="float">
            <text:p>-3291,0814591174</text:p>
          </table:table-cell>
          <table:table-cell/>
          <table:table-cell table:formula="of:=['Anael. BMP+H2O'.B93]-['Anael. BMP+H2O'.B$96]" office:value-type="float" office:value="1.71" calcext:value-type="float">
            <text:p>1,71</text:p>
          </table:table-cell>
          <table:table-cell table:formula="of:=['Anael. BMP+H2O'.C93]-['Anael. BMP+H2O'.C$96]" office:value-type="float" office:value="-0.119002384615385" calcext:value-type="float">
            <text:p>-0,1190023846</text:p>
          </table:table-cell>
          <table:table-cell table:formula="of:=['Anael. BMP+H2O'.K93]*['Anael. BMP+H2O'.L93]" office:value-type="float" office:value="-0.203494077692308" calcext:value-type="float">
            <text:p>-0,2034940777</text:p>
          </table:table-cell>
          <table:table-cell table:formula="of:=['Anael. BMP+H2O'.K93]^2" office:value-type="float" office:value="2.9241" calcext:value-type="float">
            <text:p>2,9241</text:p>
          </table:table-cell>
          <table:table-cell table:formula="of:=['Anael. BMP+H2O'.L93]^2" office:value-type="float" office:value="0.014161567544148" calcext:value-type="float">
            <text:p>0,0141615675</text:p>
          </table:table-cell>
          <table:table-cell/>
          <table:table-cell table:formula="of:=['Anael. BMP+H2O'.M96]/SQRT(['Anael. BMP+H2O'.N96]*['Anael. BMP+H2O'.O96])" office:value-type="float" office:value="-0.869923926176877" calcext:value-type="float">
            <text:p>-0,8699239262</text:p>
          </table:table-cell>
          <table:table-cell table:number-columns-repeated="3"/>
        </table:table-row>
        <table:table-row table:style-name="ro1">
          <table:table-cell/>
          <table:table-cell table:formula="of:=['Anael. BMP+H2O'.B20]" office:value-type="float" office:value="4.84" calcext:value-type="float">
            <text:p>4,84</text:p>
          </table:table-cell>
          <table:table-cell table:formula="of:=['Anael. BMP+H2O'.H20]" office:value-type="float" office:value="-4.44357" calcext:value-type="float">
            <text:p>-4,44357</text:p>
          </table:table-cell>
          <table:table-cell table:formula="of:=['Anael. BMP+H2O'.I20]" office:value-type="float" office:value="0.03618087" calcext:value-type="float">
            <text:p>0,03618087</text:p>
          </table:table-cell>
          <table:table-cell table:formula="of:=['Anael. BMP+H2O'.D94]^-2" office:value-type="float" office:value="763.909636805874" calcext:value-type="float">
            <text:p>763,9096368059</text:p>
          </table:table-cell>
          <table:table-cell table:formula="of:=['Anael. BMP+H2O'.E94]*['Anael. BMP+H2O'.B94]" office:value-type="float" office:value="3697.32264214043" calcext:value-type="float">
            <text:p>3697,3226421404</text:p>
          </table:table-cell>
          <table:table-cell table:formula="of:=['Anael. BMP+H2O'.F94]*['Anael. BMP+H2O'.B94]" office:value-type="float" office:value="17895.0415879597" calcext:value-type="float">
            <text:p>17895,0415879597</text:p>
          </table:table-cell>
          <table:table-cell table:formula="of:=['Anael. BMP+H2O'.F94]*['Anael. BMP+H2O'.C94]" office:value-type="float" office:value="-16429.3119729359" calcext:value-type="float">
            <text:p>-16429,3119729359</text:p>
          </table:table-cell>
          <table:table-cell table:formula="of:=['Anael. BMP+H2O'.E94]*['Anael. BMP+H2O'.C94]" office:value-type="float" office:value="-3394.48594482148" calcext:value-type="float">
            <text:p>-3394,4859448215</text:p>
          </table:table-cell>
          <table:table-cell/>
          <table:table-cell table:formula="of:=['Anael. BMP+H2O'.B94]-['Anael. BMP+H2O'.B$96]" office:value-type="float" office:value="2.14" calcext:value-type="float">
            <text:p>2,14</text:p>
          </table:table-cell>
          <table:table-cell table:formula="of:=['Anael. BMP+H2O'.C94]-['Anael. BMP+H2O'.C$96]" office:value-type="float" office:value="-0.213803384615385" calcext:value-type="float">
            <text:p>-0,2138033846</text:p>
          </table:table-cell>
          <table:table-cell table:formula="of:=['Anael. BMP+H2O'.K94]*['Anael. BMP+H2O'.L94]" office:value-type="float" office:value="-0.457539243076925" calcext:value-type="float">
            <text:p>-0,4575392431</text:p>
          </table:table-cell>
          <table:table-cell table:formula="of:=['Anael. BMP+H2O'.K94]^2" office:value-type="float" office:value="4.5796" calcext:value-type="float">
            <text:p>4,5796</text:p>
          </table:table-cell>
          <table:table-cell table:formula="of:=['Anael. BMP+H2O'.L94]^2" office:value-type="float" office:value="0.0457118872729944" calcext:value-type="float">
            <text:p>0,0457118873</text:p>
          </table:table-cell>
          <table:table-cell/>
          <table:table-cell office:value-type="string" calcext:value-type="string">
            <text:p>r<text:span text:style-name="T1">²</text:span>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Avg.</text:p>
          </table:table-cell>
          <table:table-cell/>
          <table:table-cell table:number-columns-repeated="5" office:value-type="string" calcext:value-type="string">
            <text:p>Sum</text:p>
          </table:table-cell>
          <table:table-cell office:value-type="string" calcext:value-type="string">
            <text:p>Delta</text:p>
          </table:table-cell>
          <table:table-cell table:number-columns-repeated="2"/>
          <table:table-cell table:number-columns-repeated="3" office:value-type="string" calcext:value-type="string">
            <text:p>Sum</text:p>
          </table:table-cell>
          <table:table-cell/>
          <table:table-cell table:formula="of:=['Anael. BMP+H2O'.Q93]^2" office:value-type="float" office:value="0.756767637334993" calcext:value-type="float">
            <text:p>0,7567676373</text:p>
          </table:table-cell>
          <table:table-cell table:number-columns-repeated="3"/>
        </table:table-row>
        <table:table-row table:style-name="ro1">
          <table:table-cell/>
          <table:table-cell table:formula="of:=AVERAGE(['Anael. BMP+H2O'.B82:.B94])" office:value-type="float" office:value="2.7" calcext:value-type="float">
            <text:p>2,7</text:p>
          </table:table-cell>
          <table:table-cell table:formula="of:=AVERAGE(['Anael. BMP+H2O'.C82:.C94])" office:value-type="float" office:value="-4.22976661538462" calcext:value-type="float">
            <text:p>-4,2297666154</text:p>
          </table:table-cell>
          <table:table-cell/>
          <table:table-cell table:formula="of:=SUM(['Anael. BMP+H2O'.E82:.E94])" office:value-type="float" office:value="6277.89689732991" calcext:value-type="float">
            <text:p>6277,8968973299</text:p>
          </table:table-cell>
          <table:table-cell table:formula="of:=SUM(['Anael. BMP+H2O'.F82:.F94])" office:value-type="float" office:value="19172.2773792087" calcext:value-type="float">
            <text:p>19172,2773792087</text:p>
          </table:table-cell>
          <table:table-cell table:formula="of:=SUM(['Anael. BMP+H2O'.G82:.G94])" office:value-type="float" office:value="67942.9197026469" calcext:value-type="float">
            <text:p>67942,9197026469</text:p>
          </table:table-cell>
          <table:table-cell table:formula="of:=SUM(['Anael. BMP+H2O'.H82:.H94])" office:value-type="float" office:value="-82385.6836035761" calcext:value-type="float">
            <text:p>-82385,6836035761</text:p>
          </table:table-cell>
          <table:table-cell table:formula="of:=SUM(['Anael. BMP+H2O'.I82:.I94])" office:value-type="float" office:value="-26727.4050442402" calcext:value-type="float">
            <text:p>-26727,4050442402</text:p>
          </table:table-cell>
          <table:table-cell table:formula="of:=['Anael. BMP+H2O'.E96]*['Anael. BMP+H2O'.G96]-['Anael. BMP+H2O'.F96]*['Anael. BMP+H2O'.F96]" office:value-type="float" office:value="58962424.8914642" calcext:value-type="float">
            <text:p>58962424,8914642</text:p>
          </table:table-cell>
          <table:table-cell table:number-columns-repeated="2"/>
          <table:table-cell table:formula="of:=SUM(['Anael. BMP+H2O'.M82:.M94])" office:value-type="float" office:value="-1.56449803" calcext:value-type="float">
            <text:p>-1,56449803</text:p>
          </table:table-cell>
          <table:table-cell table:formula="of:=SUM(['Anael. BMP+H2O'.N82:.N94])" office:value-type="float" office:value="18.837" calcext:value-type="float">
            <text:p>18,837</text:p>
          </table:table-cell>
          <table:table-cell table:formula="of:=SUM(['Anael. BMP+H2O'.O82:.O94])" office:value-type="float" office:value="0.171702157393077" calcext:value-type="float">
            <text:p>0,1717021574</text:p>
          </table:table-cell>
          <table:table-cell table:number-columns-repeated="5"/>
        </table:table-row>
        <table:table-row table:style-name="ro1">
          <table:table-cell table:number-columns-repeated="16"/>
          <table:table-cell office:value-type="string" calcext:value-type="string">
            <text:p>Dy_max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Dy_max/P3</text:p>
          </table:table-cell>
          <table:table-cell/>
        </table:table-row>
        <table:table-row table:style-name="ro1">
          <table:table-cell table:number-columns-repeated="16"/>
          <table:table-cell table:formula="of:=['Anael. BMP+H2O'.C82]-['Anael. BMP+H2O'.C94]" office:value-type="float" office:value="0.421783" calcext:value-type="float">
            <text:p>0,421783</text:p>
          </table:table-cell>
          <table:table-cell/>
          <table:table-cell table:formula="of:=['Anael. BMP+H2O'.Q98]/['Anael. BMP+H2O'.J22]" office:value-type="float" office:value="0.0499943483521465" calcext:value-type="float">
            <text:p>0,0499943484</text:p>
          </table:table-cell>
          <table:table-cell/>
        </table:table-row>
      </table:table>
      <table:table table:name="Anael. MBP" table:style-name="ta1">
        <table:shapes>
          <draw:frame draw:z-index="0" draw:style-name="gr2" draw:text-style-name="P2" svg:width="414.14mm" svg:height="136.98mm" svg:x="35.56mm" svg:y="204.22mm">
            <loext:p draw:notify-on-update-of-ranges="'Anael. MBP'.B8:'Anael. MBP'.B20 'Anael. MBP'.F8:'Anael. MBP'.F20 'Anael. MBP'.G8:'Anael. MBP'.G20 'Anael. MBP'.G8:'Anael. MBP'.G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2" draw:text-style-name="P2" svg:width="420.24mm" svg:height="95.66mm" svg:x="28mm" svg:y="452.37mm">
            <loext:p draw:notify-on-update-of-ranges="'Anael. MBP'.B8:'Anael. MBP'.B20 'Anael. MBP'.H8:'Anael. MBP'.H20 'Anael. MBP'.I8:'Anael. MBP'.I20 'Anael. MBP'.I8:'Anael. MBP'.I2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42" table:default-cell-style-name="Default"/>
        <table:table-row table:style-name="ro1">
          <table:table-cell table:number-columns-repeated="142"/>
        </table:table-row>
        <table:table-row table:style-name="ro1">
          <table:table-cell table:number-columns-repeated="10"/>
          <table:table-cell table:style-name="ce24" office:value-type="string" calcext:value-type="string" table:number-columns-spanned="2" table:number-rows-spanned="1">
            <text:p>Fit Gaussiano</text:p>
          </table:table-cell>
          <table:covered-table-cell/>
          <table:table-cell table:number-columns-repeated="130"/>
        </table:table-row>
        <table:table-row table:style-name="ro1">
          <table:table-cell/>
          <table:table-cell table:style-name="ce22" office:value-type="string" calcext:value-type="string" table:number-columns-spanned="8" table:number-rows-spanned="2">
            <text:p>Andamento picchi anaelastici MBP a 150 K</text:p>
          </table:table-cell>
          <table:covered-table-cell table:number-columns-repeated="7"/>
          <table:table-cell/>
          <table:table-cell office:value-type="string" calcext:value-type="string">
            <text:p>fit da:</text:p>
          </table:table-cell>
          <table:table-cell table:number-columns-repeated="131"/>
        </table:table-row>
        <table:table-row table:style-name="ro1">
          <table:table-cell/>
          <table:covered-table-cell table:number-columns-repeated="8"/>
          <table:table-cell/>
          <table:table-cell office:value-type="string" calcext:value-type="string">
            <text:p>xmin</text:p>
          </table:table-cell>
          <table:table-cell office:value-type="float" office:value="-5.8" calcext:value-type="float">
            <text:p>-5,8</text:p>
          </table:table-cell>
          <table:table-cell table:number-columns-repeated="130"/>
        </table:table-row>
        <table:table-row table:style-name="ro1">
          <table:table-cell table:number-columns-repeated="10"/>
          <table:table-cell office:value-type="string" calcext:value-type="string">
            <text:p>xmax</text:p>
          </table:table-cell>
          <table:table-cell office:value-type="float" office:value="-1.8" calcext:value-type="float">
            <text:p>-1,8</text:p>
          </table:table-cell>
          <table:table-cell table:number-columns-repeated="130"/>
        </table:table-row>
        <table:table-row table:style-name="ro1">
          <table:table-cell table:number-columns-repeated="142"/>
        </table:table-row>
        <table:table-row table:style-name="ro1">
          <table:table-cell/>
          <table:table-cell office:value-type="string" calcext:value-type="string">
            <text:p>Q^2</text:p>
          </table:table-cell>
          <table:table-cell office:value-type="string" calcext:value-type="string">
            <text:p>Spectra</text:p>
          </table:table-cell>
          <table:table-cell office:value-type="string" calcext:value-type="string">
            <text:p>pseudo_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1.heigh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2.cente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3.fWm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hi^2</text:p>
          </table:table-cell>
          <table:table-cell table:number-columns-repeated="21"/>
          <table:table-cell office:value-type="string" calcext:value-type="string">
            <text:p>P3.fWmH</text:p>
          </table:table-cell>
          <table:table-cell table:number-columns-repeated="10"/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background</text:p>
          </table:table-cell>
          <table:table-cell table:number-columns-repeated="5"/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(+a1.x</text:p>
          </table:table-cell>
          <table:table-cell office:value-type="string" calcext:value-type="string">
            <text:p>+a2.x^2)</text:p>
          </table:table-cell>
          <table:table-cell table:number-columns-repeated="14"/>
          <table:table-cell office:value-type="string" calcext:value-type="string">
            <text:p>a2</text:p>
          </table:table-cell>
          <table:table-cell table:number-columns-repeated="12"/>
          <table:table-cell office:value-type="string" calcext:value-type="string">
            <text:p>e</text:p>
          </table:table-cell>
          <table:table-cell table:number-columns-repeated="12"/>
          <table:table-cell office:value-type="string" calcext:value-type="string">
            <text:p>fit_area</text:p>
          </table:table-cell>
          <table:table-cell table:number-columns-repeated="6"/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raw_int</text:p>
          </table:table-cell>
        </table:table-row>
        <table:table-row table:style-name="ro1">
          <table:table-cell/>
          <table:table-cell table:formula="of:=['Anael. MBP'.C8]*['Anael. MBP'.C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58572" calcext:value-type="float">
            <text:p>0,6158572</text:p>
          </table:table-cell>
          <table:table-cell office:value-type="float" office:value="0.09268113" calcext:value-type="float">
            <text:p>0,09268113</text:p>
          </table:table-cell>
          <table:table-cell office:value-type="float" office:value="-3.616459" calcext:value-type="float">
            <text:p>-3,616459</text:p>
          </table:table-cell>
          <table:table-cell office:value-type="float" office:value="0.04759134" calcext:value-type="float">
            <text:p>0,04759134</text:p>
          </table:table-cell>
          <table:table-cell office:value-type="float" office:value="6.153265" calcext:value-type="float">
            <text:p>6,153265</text:p>
          </table:table-cell>
          <table:table-cell office:value-type="float" office:value="0.5986425" calcext:value-type="float">
            <text:p>0,5986425</text:p>
          </table:table-cell>
          <table:table-cell office:value-type="float" office:value="0.96" calcext:value-type="float">
            <text:p>0,96</text:p>
          </table:table-cell>
          <table:table-cell table:number-columns-repeated="12"/>
          <table:table-cell office:value-type="float" office:value="0.4206714" calcext:value-type="float">
            <text:p>0,4206714</text:p>
          </table:table-cell>
          <table:table-cell table:number-columns-repeated="4"/>
          <table:table-cell office:value-type="float" office:value="0.07152738" calcext:value-type="float">
            <text:p>0,07152738</text:p>
          </table:table-cell>
          <table:table-cell table:number-columns-repeated="3"/>
          <table:table-cell office:value-type="float" office:value="0.006031633" calcext:value-type="float">
            <text:p>0,00603163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.2492795" calcext:value-type="float">
            <text:p>0,2492795</text:p>
          </table:table-cell>
          <table:table-cell table:number-columns-repeated="4"/>
          <table:table-cell office:value-type="float" office:value="0.03516452" calcext:value-type="float">
            <text:p>0,03516452</text:p>
          </table:table-cell>
          <table:table-cell table:number-columns-repeated="5"/>
          <table:table-cell office:value-type="float" office:value="0.2286408" calcext:value-type="float">
            <text:p>0,2286408</text:p>
          </table:table-cell>
          <table:table-cell table:number-columns-repeated="67"/>
        </table:table-row>
        <table:table-row table:style-name="ro1">
          <table:table-cell/>
          <table:table-cell table:formula="of:=['Anael. MBP'.C9]*['Anael. MBP'.C9]" office:value-type="float" office:value="1.21" calcext:value-type="float">
            <text:p>1,21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12772" calcext:value-type="float">
            <text:p>0,6512772</text:p>
          </table:table-cell>
          <table:table-cell office:value-type="float" office:value="0.09759912" calcext:value-type="float">
            <text:p>0,09759912</text:p>
          </table:table-cell>
          <table:table-cell office:value-type="float" office:value="-3.659518" calcext:value-type="float">
            <text:p>-3,659518</text:p>
          </table:table-cell>
          <table:table-cell office:value-type="float" office:value="0.04586976" calcext:value-type="float">
            <text:p>0,04586976</text:p>
          </table:table-cell>
          <table:table-cell office:value-type="float" office:value="6.154425" calcext:value-type="float">
            <text:p>6,154425</text:p>
          </table:table-cell>
          <table:table-cell office:value-type="float" office:value="0.5946075" calcext:value-type="float">
            <text:p>0,5946075</text:p>
          </table:table-cell>
          <table:table-cell office:value-type="float" office:value="2.12" calcext:value-type="float">
            <text:p>2,12</text:p>
          </table:table-cell>
          <table:table-cell table:number-columns-repeated="12"/>
          <table:table-cell office:value-type="float" office:value="0.2730993" calcext:value-type="float">
            <text:p>0,2730993</text:p>
          </table:table-cell>
          <table:table-cell table:number-columns-repeated="4"/>
          <table:table-cell office:value-type="float" office:value="0.09317585" calcext:value-type="float">
            <text:p>0,09317585</text:p>
          </table:table-cell>
          <table:table-cell table:number-columns-repeated="3"/>
          <table:table-cell office:value-type="float" office:value="0.003295552" calcext:value-type="float">
            <text:p>0,00329555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.1594398" calcext:value-type="float">
            <text:p>0,1594398</text:p>
          </table:table-cell>
          <table:table-cell table:number-columns-repeated="4"/>
          <table:table-cell office:value-type="float" office:value="0.01711488" calcext:value-type="float">
            <text:p>0,01711488</text:p>
          </table:table-cell>
          <table:table-cell table:number-columns-repeated="5"/>
          <table:table-cell office:value-type="float" office:value="0.152941" calcext:value-type="float">
            <text:p>0,152941</text:p>
          </table:table-cell>
          <table:table-cell table:number-columns-repeated="67"/>
        </table:table-row>
        <table:table-row table:style-name="ro1">
          <table:table-cell/>
          <table:table-cell table:formula="of:=['Anael. MBP'.C10]*['Anael. MBP'.C10]" office:value-type="float" office:value="1.44" calcext:value-type="float">
            <text:p>1,44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84548" calcext:value-type="float">
            <text:p>0,7284548</text:p>
          </table:table-cell>
          <table:table-cell office:value-type="float" office:value="0.0982627" calcext:value-type="float">
            <text:p>0,0982627</text:p>
          </table:table-cell>
          <table:table-cell office:value-type="float" office:value="-3.74108" calcext:value-type="float">
            <text:p>-3,74108</text:p>
          </table:table-cell>
          <table:table-cell office:value-type="float" office:value="0.0481614" calcext:value-type="float">
            <text:p>0,0481614</text:p>
          </table:table-cell>
          <table:table-cell office:value-type="float" office:value="6.815457" calcext:value-type="float">
            <text:p>6,815457</text:p>
          </table:table-cell>
          <table:table-cell office:value-type="float" office:value="0.6041868" calcext:value-type="float">
            <text:p>0,6041868</text:p>
          </table:table-cell>
          <table:table-cell office:value-type="float" office:value="1.01" calcext:value-type="float">
            <text:p>1,01</text:p>
          </table:table-cell>
          <table:table-cell table:number-columns-repeated="12"/>
          <table:table-cell office:value-type="float" office:value="0.3467714" calcext:value-type="float">
            <text:p>0,3467714</text:p>
          </table:table-cell>
          <table:table-cell table:number-columns-repeated="4"/>
          <table:table-cell office:value-type="float" office:value="0.09831926" calcext:value-type="float">
            <text:p>0,09831926</text:p>
          </table:table-cell>
          <table:table-cell table:number-columns-repeated="3"/>
          <table:table-cell office:value-type="float" office:value="0.004499779" calcext:value-type="float">
            <text:p>0,00449977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.1783625" calcext:value-type="float">
            <text:p>0,1783625</text:p>
          </table:table-cell>
          <table:table-cell table:number-columns-repeated="4"/>
          <table:table-cell office:value-type="float" office:value="0.02340196" calcext:value-type="float">
            <text:p>0,02340196</text:p>
          </table:table-cell>
          <table:table-cell table:number-columns-repeated="5"/>
          <table:table-cell office:value-type="float" office:value="0.1688735" calcext:value-type="float">
            <text:p>0,1688735</text:p>
          </table:table-cell>
          <table:table-cell table:number-columns-repeated="67"/>
        </table:table-row>
        <table:table-row table:style-name="ro1">
          <table:table-cell/>
          <table:table-cell table:formula="of:=['Anael. MBP'.C11]*['Anael. MBP'.C11]" office:value-type="float" office:value="1.69" calcext:value-type="float">
            <text:p>1,69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8574" calcext:value-type="float">
            <text:p>0,7858574</text:p>
          </table:table-cell>
          <table:table-cell office:value-type="float" office:value="0.1004847" calcext:value-type="float">
            <text:p>0,1004847</text:p>
          </table:table-cell>
          <table:table-cell office:value-type="float" office:value="-3.687324" calcext:value-type="float">
            <text:p>-3,687324</text:p>
          </table:table-cell>
          <table:table-cell office:value-type="float" office:value="0.04252131" calcext:value-type="float">
            <text:p>0,04252131</text:p>
          </table:table-cell>
          <table:table-cell office:value-type="float" office:value="6.588872" calcext:value-type="float">
            <text:p>6,588872</text:p>
          </table:table-cell>
          <table:table-cell office:value-type="float" office:value="0.5501828" calcext:value-type="float">
            <text:p>0,5501828</text:p>
          </table:table-cell>
          <table:table-cell office:value-type="float" office:value="0.86" calcext:value-type="float">
            <text:p>0,86</text:p>
          </table:table-cell>
          <table:table-cell table:number-columns-repeated="12"/>
          <table:table-cell office:value-type="float" office:value="0.3073125" calcext:value-type="float">
            <text:p>0,3073125</text:p>
          </table:table-cell>
          <table:table-cell table:number-columns-repeated="5"/>
          <table:table-cell office:value-type="float" office:value="0.1029048" calcext:value-type="float">
            <text:p>0,1029048</text:p>
          </table:table-cell>
          <table:table-cell table:number-columns-repeated="3"/>
          <table:table-cell office:value-type="float" office:value="0.004846437" calcext:value-type="float">
            <text:p>0,00484643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.2203181" calcext:value-type="float">
            <text:p>0,2203181</text:p>
          </table:table-cell>
          <table:table-cell table:number-columns-repeated="4"/>
          <table:table-cell office:value-type="float" office:value="0.02531046" calcext:value-type="float">
            <text:p>0,02531046</text:p>
          </table:table-cell>
          <table:table-cell table:number-columns-repeated="5"/>
          <table:table-cell office:value-type="float" office:value="0.2092107" calcext:value-type="float">
            <text:p>0,2092107</text:p>
          </table:table-cell>
          <table:table-cell table:number-columns-repeated="66"/>
        </table:table-row>
        <table:table-row table:style-name="ro1">
          <table:table-cell/>
          <table:table-cell table:formula="of:=['Anael. MBP'.C12]*['Anael. MBP'.C12]" office:value-type="float" office:value="1.96" calcext:value-type="float">
            <text:p>1,96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94554" calcext:value-type="float">
            <text:p>0,8494554</text:p>
          </table:table-cell>
          <table:table-cell office:value-type="float" office:value="0.1029635" calcext:value-type="float">
            <text:p>0,1029635</text:p>
          </table:table-cell>
          <table:table-cell office:value-type="float" office:value="-3.760225" calcext:value-type="float">
            <text:p>-3,760225</text:p>
          </table:table-cell>
          <table:table-cell office:value-type="float" office:value="0.03661946" calcext:value-type="float">
            <text:p>0,03661946</text:p>
          </table:table-cell>
          <table:table-cell office:value-type="float" office:value="6.329894" calcext:value-type="float">
            <text:p>6,329894</text:p>
          </table:table-cell>
          <table:table-cell office:value-type="float" office:value="0.4938924" calcext:value-type="float">
            <text:p>0,4938924</text:p>
          </table:table-cell>
          <table:table-cell office:value-type="float" office:value="0.7" calcext:value-type="float">
            <text:p>0,7</text:p>
          </table:table-cell>
          <table:table-cell table:number-columns-repeated="12"/>
          <table:table-cell office:value-type="float" office:value="0.2610245" calcext:value-type="float">
            <text:p>0,2610245</text:p>
          </table:table-cell>
          <table:table-cell table:number-columns-repeated="5"/>
          <table:table-cell office:value-type="float" office:value="0.1106002" calcext:value-type="float">
            <text:p>0,1106002</text:p>
          </table:table-cell>
          <table:table-cell table:number-columns-repeated="3"/>
          <table:table-cell office:value-type="float" office:value="0.004403499" calcext:value-type="float">
            <text:p>0,00440349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.2287342" calcext:value-type="float">
            <text:p>0,2287342</text:p>
          </table:table-cell>
          <table:table-cell table:number-columns-repeated="4"/>
          <table:table-cell office:value-type="float" office:value="0.02273792" calcext:value-type="float">
            <text:p>0,02273792</text:p>
          </table:table-cell>
          <table:table-cell table:number-columns-repeated="5"/>
          <table:table-cell office:value-type="float" office:value="0.2191718" calcext:value-type="float">
            <text:p>0,2191718</text:p>
          </table:table-cell>
          <table:table-cell table:number-columns-repeated="66"/>
        </table:table-row>
        <table:table-row table:style-name="ro1">
          <table:table-cell/>
          <table:table-cell table:formula="of:=['Anael. MBP'.C13]*['Anael. MBP'.C13]" office:value-type="float" office:value="2.25" calcext:value-type="float">
            <text:p>2,25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24006" calcext:value-type="float">
            <text:p>0,9324006</text:p>
          </table:table-cell>
          <table:table-cell office:value-type="float" office:value="0.01110828" calcext:value-type="float">
            <text:p>0,01110828</text:p>
          </table:table-cell>
          <table:table-cell office:value-type="float" office:value="-3.70391" calcext:value-type="float">
            <text:p>-3,70391</text:p>
          </table:table-cell>
          <table:table-cell office:value-type="float" office:value="0.03114419" calcext:value-type="float">
            <text:p>0,03114419</text:p>
          </table:table-cell>
          <table:table-cell office:value-type="float" office:value="6.197687" calcext:value-type="float">
            <text:p>6,197687</text:p>
          </table:table-cell>
          <table:table-cell office:value-type="float" office:value="0.1835588" calcext:value-type="float">
            <text:p>0,1835588</text:p>
          </table:table-cell>
          <table:table-cell office:value-type="float" office:value="0.73" calcext:value-type="float">
            <text:p>0,73</text:p>
          </table:table-cell>
          <table:table-cell table:number-columns-repeated="12"/>
          <table:table-cell office:value-type="float" office:value="0.2457426" calcext:value-type="float">
            <text:p>0,2457426</text:p>
          </table:table-cell>
          <table:table-cell table:number-columns-repeated="5"/>
          <table:table-cell office:value-type="float" office:value="0.1178397" calcext:value-type="float">
            <text:p>0,1178397</text:p>
          </table:table-cell>
          <table:table-cell table:number-columns-repeated="3"/>
          <table:table-cell office:value-type="float" office:value="0.0046256" calcext:value-type="float">
            <text:p>0,004625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.2587029" calcext:value-type="float">
            <text:p>0,2587029</text:p>
          </table:table-cell>
          <table:table-cell table:number-columns-repeated="4"/>
          <table:table-cell office:value-type="float" office:value="0.0240163" calcext:value-type="float">
            <text:p>0,0240163</text:p>
          </table:table-cell>
          <table:table-cell table:number-columns-repeated="5"/>
          <table:table-cell office:value-type="float" office:value="0.2470151" calcext:value-type="float">
            <text:p>0,2470151</text:p>
          </table:table-cell>
          <table:table-cell table:number-columns-repeated="66"/>
        </table:table-row>
        <table:table-row table:style-name="ro1">
          <table:table-cell/>
          <table:table-cell table:formula="of:=['Anael. MBP'.C14]*['Anael. MBP'.C14]" office:value-type="float" office:value="2.56" calcext:value-type="float">
            <text:p>2,56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60376" calcext:value-type="float">
            <text:p>0,9960376</text:p>
          </table:table-cell>
          <table:table-cell office:value-type="float" office:value="0.03299021" calcext:value-type="float">
            <text:p>0,03299021</text:p>
          </table:table-cell>
          <table:table-cell office:value-type="float" office:value="-3.724326" calcext:value-type="float">
            <text:p>-3,724326</text:p>
          </table:table-cell>
          <table:table-cell office:value-type="float" office:value="0.0329489" calcext:value-type="float">
            <text:p>0,0329489</text:p>
          </table:table-cell>
          <table:table-cell office:value-type="float" office:value="6.496953" calcext:value-type="float">
            <text:p>6,496953</text:p>
          </table:table-cell>
          <table:table-cell office:value-type="float" office:value="0.2462125" calcext:value-type="float">
            <text:p>0,2462125</text:p>
          </table:table-cell>
          <table:table-cell office:value-type="float" office:value="0.92" calcext:value-type="float">
            <text:p>0,92</text:p>
          </table:table-cell>
          <table:table-cell table:number-columns-repeated="12"/>
          <table:table-cell office:value-type="float" office:value="0.3109165" calcext:value-type="float">
            <text:p>0,3109165</text:p>
          </table:table-cell>
          <table:table-cell table:number-columns-repeated="5"/>
          <table:table-cell office:value-type="float" office:value="0.1117748" calcext:value-type="float">
            <text:p>0,1117748</text:p>
          </table:table-cell>
          <table:table-cell table:number-columns-repeated="3"/>
          <table:table-cell office:value-type="float" office:value="0.007609468" calcext:value-type="float">
            <text:p>0,007609468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.3813955" calcext:value-type="float">
            <text:p>0,3813955</text:p>
          </table:table-cell>
          <table:table-cell table:number-columns-repeated="4"/>
          <table:table-cell office:value-type="float" office:value="0.04210719" calcext:value-type="float">
            <text:p>0,04210719</text:p>
          </table:table-cell>
          <table:table-cell table:number-columns-repeated="5"/>
          <table:table-cell office:value-type="float" office:value="0.3501402" calcext:value-type="float">
            <text:p>0,3501402</text:p>
          </table:table-cell>
          <table:table-cell table:number-columns-repeated="66"/>
        </table:table-row>
        <table:table-row table:style-name="ro1">
          <table:table-cell/>
          <table:table-cell table:formula="of:=['Anael. MBP'.C15]*['Anael. MBP'.C15]" office:value-type="float" office:value="2.89" calcext:value-type="float">
            <text:p>2,89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1992" calcext:value-type="float">
            <text:p>1,041992</text:p>
          </table:table-cell>
          <table:table-cell office:value-type="float" office:value="0.1036623" calcext:value-type="float">
            <text:p>0,1036623</text:p>
          </table:table-cell>
          <table:table-cell office:value-type="float" office:value="-3.681523" calcext:value-type="float">
            <text:p>-3,681523</text:p>
          </table:table-cell>
          <table:table-cell office:value-type="float" office:value="0.02790748" calcext:value-type="float">
            <text:p>0,02790748</text:p>
          </table:table-cell>
          <table:table-cell office:value-type="float" office:value="5.996391" calcext:value-type="float">
            <text:p>5,996391</text:p>
          </table:table-cell>
          <table:table-cell office:value-type="float" office:value="0.3816722" calcext:value-type="float">
            <text:p>0,3816722</text:p>
          </table:table-cell>
          <table:table-cell office:value-type="float" office:value="1.37" calcext:value-type="float">
            <text:p>1,37</text:p>
          </table:table-cell>
          <table:table-cell table:number-columns-repeated="12"/>
          <table:table-cell office:value-type="float" office:value="0.1697885" calcext:value-type="float">
            <text:p>0,1697885</text:p>
          </table:table-cell>
          <table:table-cell table:number-columns-repeated="5"/>
          <table:table-cell office:value-type="float" office:value="0.1384833" calcext:value-type="float">
            <text:p>0,1384833</text:p>
          </table:table-cell>
          <table:table-cell table:number-columns-repeated="3"/>
          <table:table-cell office:value-type="float" office:value="0.003550672" calcext:value-type="float">
            <text:p>0,00355067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.2639107" calcext:value-type="float">
            <text:p>0,2639107</text:p>
          </table:table-cell>
          <table:table-cell table:number-columns-repeated="4"/>
          <table:table-cell office:value-type="float" office:value="0.01801672" calcext:value-type="float">
            <text:p>0,01801672</text:p>
          </table:table-cell>
          <table:table-cell table:number-columns-repeated="5"/>
          <table:table-cell office:value-type="float" office:value="0.2563146" calcext:value-type="float">
            <text:p>0,2563146</text:p>
          </table:table-cell>
          <table:table-cell table:number-columns-repeated="66"/>
        </table:table-row>
        <table:table-row table:style-name="ro1">
          <table:table-cell/>
          <table:table-cell table:formula="of:=['Anael. MBP'.C16]*['Anael. MBP'.C16]" office:value-type="float" office:value="3.24" calcext:value-type="float">
            <text:p>3,24</text:p>
          </table:table-cell>
          <table:table-cell office:value-type="float" office:value="1.8" calcext:value-type="float">
            <text:p>1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0722" calcext:value-type="float">
            <text:p>1,10722</text:p>
          </table:table-cell>
          <table:table-cell office:value-type="float" office:value="0.004006128" calcext:value-type="float">
            <text:p>0,004006128</text:p>
          </table:table-cell>
          <table:table-cell office:value-type="float" office:value="-3.760164" calcext:value-type="float">
            <text:p>-3,760164</text:p>
          </table:table-cell>
          <table:table-cell office:value-type="float" office:value="0.02046236" calcext:value-type="float">
            <text:p>0,02046236</text:p>
          </table:table-cell>
          <table:table-cell office:value-type="float" office:value="6.48232" calcext:value-type="float">
            <text:p>6,48232</text:p>
          </table:table-cell>
          <table:table-cell office:value-type="float" office:value="0.0977767" calcext:value-type="float">
            <text:p>0,0977767</text:p>
          </table:table-cell>
          <table:table-cell office:value-type="float" office:value="0.97" calcext:value-type="float">
            <text:p>0,97</text:p>
          </table:table-cell>
          <table:table-cell table:number-columns-repeated="13"/>
          <table:table-cell office:value-type="float" office:value="0.3114068" calcext:value-type="float">
            <text:p>0,3114068</text:p>
          </table:table-cell>
          <table:table-cell table:number-columns-repeated="5"/>
          <table:table-cell office:value-type="float" office:value="0.124033" calcext:value-type="float">
            <text:p>0,124033</text:p>
          </table:table-cell>
          <table:table-cell table:number-columns-repeated="3"/>
          <table:table-cell office:value-type="float" office:value="0.00850371" calcext:value-type="float">
            <text:p>0,0085037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.44497" calcext:value-type="float">
            <text:p>0,44497</text:p>
          </table:table-cell>
          <table:table-cell table:number-columns-repeated="4"/>
          <table:table-cell office:value-type="float" office:value="0.04829637" calcext:value-type="float">
            <text:p>0,04829637</text:p>
          </table:table-cell>
          <table:table-cell table:number-columns-repeated="5"/>
          <table:table-cell office:value-type="float" office:value="0.4026302" calcext:value-type="float">
            <text:p>0,4026302</text:p>
          </table:table-cell>
          <table:table-cell table:number-columns-repeated="65"/>
        </table:table-row>
        <table:table-row table:style-name="ro1">
          <table:table-cell/>
          <table:table-cell table:formula="of:=['Anael. MBP'.C17]*['Anael. MBP'.C17]" office:value-type="float" office:value="3.61" calcext:value-type="float">
            <text:p>3,61</text:p>
          </table:table-cell>
          <table:table-cell office:value-type="float" office:value="1.9" calcext:value-type="float">
            <text:p>1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66389" calcext:value-type="float">
            <text:p>1,166389</text:p>
          </table:table-cell>
          <table:table-cell office:value-type="float" office:value="0.03271331" calcext:value-type="float">
            <text:p>0,03271331</text:p>
          </table:table-cell>
          <table:table-cell office:value-type="float" office:value="-3.81759" calcext:value-type="float">
            <text:p>-3,81759</text:p>
          </table:table-cell>
          <table:table-cell office:value-type="float" office:value="0.02577836" calcext:value-type="float">
            <text:p>0,02577836</text:p>
          </table:table-cell>
          <table:table-cell office:value-type="float" office:value="6.201738" calcext:value-type="float">
            <text:p>6,201738</text:p>
          </table:table-cell>
          <table:table-cell office:value-type="float" office:value="0.1876128" calcext:value-type="float">
            <text:p>0,1876128</text:p>
          </table:table-cell>
          <table:table-cell office:value-type="float" office:value="0.98" calcext:value-type="float">
            <text:p>0,98</text:p>
          </table:table-cell>
          <table:table-cell table:number-columns-repeated="13"/>
          <table:table-cell office:value-type="float" office:value="0.2271327" calcext:value-type="float">
            <text:p>0,2271327</text:p>
          </table:table-cell>
          <table:table-cell table:number-columns-repeated="5"/>
          <table:table-cell office:value-type="float" office:value="0.1368737" calcext:value-type="float">
            <text:p>0,1368737</text:p>
          </table:table-cell>
          <table:table-cell table:number-columns-repeated="3"/>
          <table:table-cell office:value-type="float" office:value="0.006114862" calcext:value-type="float">
            <text:p>0,00611486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.4034709" calcext:value-type="float">
            <text:p>0,4034709</text:p>
          </table:table-cell>
          <table:table-cell table:number-columns-repeated="4"/>
          <table:table-cell office:value-type="float" office:value="0.03305686" calcext:value-type="float">
            <text:p>0,03305686</text:p>
          </table:table-cell>
          <table:table-cell table:number-columns-repeated="5"/>
          <table:table-cell office:value-type="float" office:value="0.3751817" calcext:value-type="float">
            <text:p>0,3751817</text:p>
          </table:table-cell>
          <table:table-cell table:number-columns-repeated="65"/>
        </table:table-row>
        <table:table-row table:style-name="ro1">
          <table:table-cell/>
          <table:table-cell table:formula="of:=['Anael. MBP'.C18]*['Anael. MBP'.C18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06083" calcext:value-type="float">
            <text:p>1,206083</text:p>
          </table:table-cell>
          <table:table-cell office:value-type="float" office:value="0.03209843" calcext:value-type="float">
            <text:p>0,03209843</text:p>
          </table:table-cell>
          <table:table-cell office:value-type="float" office:value="-3.826148" calcext:value-type="float">
            <text:p>-3,826148</text:p>
          </table:table-cell>
          <table:table-cell office:value-type="float" office:value="0.02383596" calcext:value-type="float">
            <text:p>0,02383596</text:p>
          </table:table-cell>
          <table:table-cell office:value-type="float" office:value="6.08488" calcext:value-type="float">
            <text:p>6,08488</text:p>
          </table:table-cell>
          <table:table-cell office:value-type="float" office:value="0.1712921" calcext:value-type="float">
            <text:p>0,1712921</text:p>
          </table:table-cell>
          <table:table-cell office:value-type="float" office:value="1.52" calcext:value-type="float">
            <text:p>1,52</text:p>
          </table:table-cell>
          <table:table-cell table:number-columns-repeated="13"/>
          <table:table-cell office:value-type="float" office:value="0.2119116" calcext:value-type="float">
            <text:p>0,2119116</text:p>
          </table:table-cell>
          <table:table-cell table:number-columns-repeated="5"/>
          <table:table-cell office:value-type="float" office:value="0.1416308" calcext:value-type="float">
            <text:p>0,1416308</text:p>
          </table:table-cell>
          <table:table-cell table:number-columns-repeated="3"/>
          <table:table-cell office:value-type="float" office:value="0.005986609" calcext:value-type="float">
            <text:p>0,00598660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.4150443" calcext:value-type="float">
            <text:p>0,4150443</text:p>
          </table:table-cell>
          <table:table-cell table:number-columns-repeated="4"/>
          <table:table-cell office:value-type="float" office:value="0.03202301" calcext:value-type="float">
            <text:p>0,03202301</text:p>
          </table:table-cell>
          <table:table-cell table:number-columns-repeated="5"/>
          <table:table-cell office:value-type="float" office:value="0.3881286" calcext:value-type="float">
            <text:p>0,3881286</text:p>
          </table:table-cell>
          <table:table-cell table:number-columns-repeated="65"/>
        </table:table-row>
        <table:table-row table:style-name="ro1">
          <table:table-cell/>
          <table:table-cell table:formula="of:=['Anael. MBP'.C19]*['Anael. MBP'.C19]" office:value-type="float" office:value="4.41" calcext:value-type="float">
            <text:p>4,41</text:p>
          </table:table-cell>
          <table:table-cell office:value-type="float" office:value="2.1" calcext:value-type="float">
            <text:p>2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4716" calcext:value-type="float">
            <text:p>1,234716</text:p>
          </table:table-cell>
          <table:table-cell office:value-type="float" office:value="0.01041943" calcext:value-type="float">
            <text:p>0,01041943</text:p>
          </table:table-cell>
          <table:table-cell office:value-type="float" office:value="-3.922298" calcext:value-type="float">
            <text:p>-3,922298</text:p>
          </table:table-cell>
          <table:table-cell office:value-type="float" office:value="0.02279117" calcext:value-type="float">
            <text:p>0,02279117</text:p>
          </table:table-cell>
          <table:table-cell office:value-type="float" office:value="6.215344" calcext:value-type="float">
            <text:p>6,215344</text:p>
          </table:table-cell>
          <table:table-cell office:value-type="float" office:value="0.1297069" calcext:value-type="float">
            <text:p>0,1297069</text:p>
          </table:table-cell>
          <table:table-cell office:value-type="float" office:value="0.87" calcext:value-type="float">
            <text:p>0,87</text:p>
          </table:table-cell>
          <table:table-cell table:number-columns-repeated="13"/>
          <table:table-cell office:value-type="float" office:value="0.2436545" calcext:value-type="float">
            <text:p>0,2436545</text:p>
          </table:table-cell>
          <table:table-cell table:number-columns-repeated="5"/>
          <table:table-cell office:value-type="float" office:value="0.1292852" calcext:value-type="float">
            <text:p>0,1292852</text:p>
          </table:table-cell>
          <table:table-cell table:number-columns-repeated="3"/>
          <table:table-cell office:value-type="float" office:value="0.008084366" calcext:value-type="float">
            <text:p>0,00808436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.5644928" calcext:value-type="float">
            <text:p>0,5644928</text:p>
          </table:table-cell>
          <table:table-cell table:number-columns-repeated="4"/>
          <table:table-cell office:value-type="float" office:value="0.04697169" calcext:value-type="float">
            <text:p>0,04697169</text:p>
          </table:table-cell>
          <table:table-cell table:number-columns-repeated="5"/>
          <table:table-cell office:value-type="float" office:value="0.5057178" calcext:value-type="float">
            <text:p>0,5057178</text:p>
          </table:table-cell>
          <table:table-cell table:number-columns-repeated="65"/>
        </table:table-row>
        <table:table-row table:style-name="ro1">
          <table:table-cell/>
          <table:table-cell table:formula="of:=['Anael. MBP'.C20]*['Anael. MBP'.C20]" office:value-type="float" office:value="4.84" calcext:value-type="float">
            <text:p>4,84</text:p>
          </table:table-cell>
          <table:table-cell office:value-type="float" office:value="2.2" calcext:value-type="float">
            <text:p>2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70279" calcext:value-type="float">
            <text:p>1,270279</text:p>
          </table:table-cell>
          <table:table-cell office:value-type="float" office:value="0.003820839" calcext:value-type="float">
            <text:p>0,003820839</text:p>
          </table:table-cell>
          <table:table-cell office:value-type="float" office:value="-3.920332" calcext:value-type="float">
            <text:p>-3,920332</text:p>
          </table:table-cell>
          <table:table-cell office:value-type="float" office:value="0.01411739" calcext:value-type="float">
            <text:p>0,01411739</text:p>
          </table:table-cell>
          <table:table-cell office:value-type="float" office:value="5.885485" calcext:value-type="float">
            <text:p>5,885485</text:p>
          </table:table-cell>
          <table:table-cell office:value-type="float" office:value="0.05871809" calcext:value-type="float">
            <text:p>0,05871809</text:p>
          </table:table-cell>
          <table:table-cell office:value-type="float" office:value="1.44" calcext:value-type="float">
            <text:p>1,44</text:p>
          </table:table-cell>
          <table:table-cell table:number-columns-repeated="13"/>
          <table:table-cell office:value-type="float" office:value="0.2312317" calcext:value-type="float">
            <text:p>0,2312317</text:p>
          </table:table-cell>
          <table:table-cell table:number-columns-repeated="5"/>
          <table:table-cell office:value-type="float" office:value="0.1150106" calcext:value-type="float">
            <text:p>0,1150106</text:p>
          </table:table-cell>
          <table:table-cell table:number-columns-repeated="3"/>
          <table:table-cell office:value-type="float" office:value="0.008911296" calcext:value-type="float">
            <text:p>0,00891129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.7117465" calcext:value-type="float">
            <text:p>0,7117465</text:p>
          </table:table-cell>
          <table:table-cell table:number-columns-repeated="4"/>
          <table:table-cell office:value-type="float" office:value="0.05434847" calcext:value-type="float">
            <text:p>0,05434847</text:p>
          </table:table-cell>
          <table:table-cell table:number-columns-repeated="5"/>
          <table:table-cell office:value-type="float" office:value="0.6200432" calcext:value-type="float">
            <text:p>0,6200432</text:p>
          </table:table-cell>
          <table:table-cell table:number-columns-repeated="65"/>
        </table:table-row>
        <table:table-row table:style-name="ro1">
          <table:table-cell table:number-columns-repeated="5"/>
          <table:table-cell office:value-type="string" calcext:value-type="string">
            <text:p>Avg.</text:p>
          </table:table-cell>
          <table:table-cell/>
          <table:table-cell office:value-type="string" calcext:value-type="string">
            <text:p>Avg.</text:p>
          </table:table-cell>
          <table:table-cell/>
          <table:table-cell office:value-type="string" calcext:value-type="string">
            <text:p>Avg.</text:p>
          </table:table-cell>
          <table:table-cell/>
          <table:table-cell office:value-type="string" calcext:value-type="string">
            <text:p>Avg.</text:p>
          </table:table-cell>
          <table:table-cell table:number-columns-repeated="130"/>
        </table:table-row>
        <table:table-row table:style-name="ro1">
          <table:table-cell table:number-columns-repeated="5"/>
          <table:table-cell table:formula="of:=AVERAGE(['Anael. MBP'.F8:.F20])" office:value-type="float" office:value="0.968155323076923" calcext:value-type="float">
            <text:p>0,9681553231</text:p>
          </table:table-cell>
          <table:table-cell/>
          <table:table-cell table:formula="of:=AVERAGE(['Anael. MBP'.H8:.H20])" office:value-type="float" office:value="-3.75545361538461" calcext:value-type="float">
            <text:p>-3,7554536154</text:p>
          </table:table-cell>
          <table:table-cell/>
          <table:table-cell table:formula="of:=AVERAGE(['Anael. MBP'.J8:.J20])" office:value-type="float" office:value="6.27713161538462" calcext:value-type="float">
            <text:p>6,2771316154</text:p>
          </table:table-cell>
          <table:table-cell/>
          <table:table-cell table:formula="of:=AVERAGE(['Anael. MBP'.L8:.L20])" office:value-type="float" office:value="1.11153846153846" calcext:value-type="float">
            <text:p>1,1115384615</text:p>
          </table:table-cell>
          <table:table-cell table:number-columns-repeated="130"/>
        </table:table-row>
        <table:table-row table:style-name="ro1" table:number-rows-repeated="3">
          <table:table-cell table:number-columns-repeated="142"/>
        </table:table-row>
        <table:table-row table:style-name="ro1">
          <table:table-cell/>
          <table:table-cell table:style-name="ce23" office:value-type="string" calcext:value-type="string" table:number-columns-spanned="19" table:number-rows-spanned="2">
            <text:p>Andamento dell’altezza dei picchi anael. dovuti a MBP</text:p>
          </table:table-cell>
          <table:covered-table-cell table:number-columns-repeated="18"/>
          <table:table-cell table:number-columns-repeated="122"/>
        </table:table-row>
        <table:table-row table:style-name="ro1">
          <table:table-cell/>
          <table:covered-table-cell table:number-columns-repeated="19"/>
          <table:table-cell table:number-columns-repeated="122"/>
        </table:table-row>
        <table:table-row table:style-name="ro1">
          <table:table-cell table:number-columns-repeated="11"/>
          <table:table-cell office:value-type="string" calcext:value-type="string">
            <text:p>Dx</text:p>
          </table:table-cell>
          <table:table-cell office:value-type="string" calcext:value-type="string">
            <text:p>Dy</text:p>
          </table:table-cell>
          <table:table-cell table:number-columns-repeated="129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 <text:span text:style-name="T1">· </text:span>x</text:p>
          </table:table-cell>
          <table:table-cell office:value-type="string" calcext:value-type="string">
            <text:p>w <text:span text:style-name="T1">· </text:span>x<text:span text:style-name="T1">²</text:span></text:p>
          </table:table-cell>
          <table:table-cell office:value-type="string" calcext:value-type="string">
            <text:p><text:span text:style-name="T1">w · </text:span>x <text:span text:style-name="T1">· </text:span>y</text:p>
          </table:table-cell>
          <table:table-cell office:value-type="string" calcext:value-type="string">
            <text:p>w <text:span text:style-name="T1">· </text:span>y</text:p>
          </table:table-cell>
          <table:table-cell/>
          <table:table-cell office:value-type="string" calcext:value-type="string">
            <text:p>x – x_avg</text:p>
          </table:table-cell>
          <table:table-cell office:value-type="string" calcext:value-type="string">
            <text:p>y – y_avg</text:p>
          </table:table-cell>
          <table:table-cell office:value-type="string" calcext:value-type="string">
            <text:p>Dx*Dy</text:p>
          </table:table-cell>
          <table:table-cell office:value-type="string" calcext:value-type="string">
            <text:p>(Dx)<text:span text:style-name="T1">²</text:span></text:p>
          </table:table-cell>
          <table:table-cell office:value-type="string" calcext:value-type="string">
            <text:p>(Dy)<text:span text:style-name="T1">²</text:span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</text:p>
          </table:table-cell>
          <table:table-cell table:number-columns-repeated="124"/>
        </table:table-row>
        <table:table-row table:style-name="ro1">
          <table:table-cell/>
          <table:table-cell table:formula="of:=['Anael. MBP'.B8]" office:value-type="float" office:value="1" calcext:value-type="float">
            <text:p>1</text:p>
          </table:table-cell>
          <table:table-cell table:formula="of:=['Anael. MBP'.F8]" office:value-type="float" office:value="0.6158572" calcext:value-type="float">
            <text:p>0,6158572</text:p>
          </table:table-cell>
          <table:table-cell table:formula="of:=['Anael. MBP'.G8]" office:value-type="float" office:value="0.09268113" calcext:value-type="float">
            <text:p>0,09268113</text:p>
          </table:table-cell>
          <table:table-cell table:formula="of:=['Anael. MBP'.D30]^-2" office:value-type="float" office:value="116.417256264447" calcext:value-type="float">
            <text:p>116,4172562644</text:p>
          </table:table-cell>
          <table:table-cell table:formula="of:=['Anael. MBP'.E30]*['Anael. MBP'.B30]" office:value-type="float" office:value="116.417256264447" calcext:value-type="float">
            <text:p>116,4172562644</text:p>
          </table:table-cell>
          <table:table-cell table:formula="of:=['Anael. MBP'.F30]*['Anael. MBP'.B30]" office:value-type="float" office:value="116.417256264447" calcext:value-type="float">
            <text:p>116,4172562644</text:p>
          </table:table-cell>
          <table:table-cell table:formula="of:=['Anael. MBP'.F30]*['Anael. MBP'.C30]" office:value-type="float" office:value="71.6964054747049" calcext:value-type="float">
            <text:p>71,6964054747</text:p>
          </table:table-cell>
          <table:table-cell table:formula="of:=['Anael. MBP'.E30]*['Anael. MBP'.C30]" office:value-type="float" office:value="71.6964054747049" calcext:value-type="float">
            <text:p>71,6964054747</text:p>
          </table:table-cell>
          <table:table-cell/>
          <table:table-cell table:formula="of:=['Anael. MBP'.B30]-['Anael. MBP'.B$44]" office:value-type="float" office:value="-1.7" calcext:value-type="float">
            <text:p>-1,7</text:p>
          </table:table-cell>
          <table:table-cell table:formula="of:=['Anael. MBP'.C30]-['Anael. MBP'.C$44]" office:value-type="float" office:value="-0.352298123076923" calcext:value-type="float">
            <text:p>-0,3522981231</text:p>
          </table:table-cell>
          <table:table-cell table:formula="of:=['Anael. MBP'.K30]*['Anael. MBP'.L30]" office:value-type="float" office:value="0.598906809230769" calcext:value-type="float">
            <text:p>0,5989068092</text:p>
          </table:table-cell>
          <table:table-cell table:formula="of:=['Anael. MBP'.K30]^2" office:value-type="float" office:value="2.89" calcext:value-type="float">
            <text:p>2,89</text:p>
          </table:table-cell>
          <table:table-cell table:formula="of:=['Anael. MBP'.L30]^2" office:value-type="float" office:value="0.124113967523523" calcext:value-type="float">
            <text:p>0,1241139675</text:p>
          </table:table-cell>
          <table:table-cell/>
          <table:table-cell table:formula="of:=(['Anael. MBP'.G44]*['Anael. MBP'.I44]-['Anael. MBP'.F44]*['Anael. MBP'.H44])/['Anael. MBP'.J44]" office:value-type="float" office:value="0.725141929094803" calcext:value-type="float">
            <text:p>0,7251419291</text:p>
          </table:table-cell>
          <table:table-cell table:formula="of:=SQRT(['Anael. MBP'.G44]/['Anael. MBP'.J44])" office:value-type="float" office:value="0.011946893734354" calcext:value-type="float">
            <text:p>0,0119468937</text:p>
          </table:table-cell>
          <table:table-cell table:number-columns-repeated="124"/>
        </table:table-row>
        <table:table-row table:style-name="ro1">
          <table:table-cell/>
          <table:table-cell table:formula="of:=['Anael. MBP'.B9]" office:value-type="float" office:value="1.21" calcext:value-type="float">
            <text:p>1,21</text:p>
          </table:table-cell>
          <table:table-cell table:formula="of:=['Anael. MBP'.F9]" office:value-type="float" office:value="0.6512772" calcext:value-type="float">
            <text:p>0,6512772</text:p>
          </table:table-cell>
          <table:table-cell table:formula="of:=['Anael. MBP'.G9]" office:value-type="float" office:value="0.09759912" calcext:value-type="float">
            <text:p>0,09759912</text:p>
          </table:table-cell>
          <table:table-cell table:formula="of:=['Anael. MBP'.D31]^-2" office:value-type="float" office:value="104.980393483646" calcext:value-type="float">
            <text:p>104,9803934836</text:p>
          </table:table-cell>
          <table:table-cell table:formula="of:=['Anael. MBP'.E31]*['Anael. MBP'.B31]" office:value-type="float" office:value="127.026276115212" calcext:value-type="float">
            <text:p>127,0262761152</text:p>
          </table:table-cell>
          <table:table-cell table:formula="of:=['Anael. MBP'.F31]*['Anael. MBP'.B31]" office:value-type="float" office:value="153.701794099406" calcext:value-type="float">
            <text:p>153,7017940994</text:p>
          </table:table-cell>
          <table:table-cell table:formula="of:=['Anael. MBP'.F31]*['Anael. MBP'.C31]" office:value-type="float" office:value="82.7293174347418" calcext:value-type="float">
            <text:p>82,7293174347</text:p>
          </table:table-cell>
          <table:table-cell table:formula="of:=['Anael. MBP'.E31]*['Anael. MBP'.C31]" office:value-type="float" office:value="68.3713367229271" calcext:value-type="float">
            <text:p>68,3713367229</text:p>
          </table:table-cell>
          <table:table-cell/>
          <table:table-cell table:formula="of:=['Anael. MBP'.B31]-['Anael. MBP'.B$44]" office:value-type="float" office:value="-1.49" calcext:value-type="float">
            <text:p>-1,49</text:p>
          </table:table-cell>
          <table:table-cell table:formula="of:=['Anael. MBP'.C31]-['Anael. MBP'.C$44]" office:value-type="float" office:value="-0.316878123076923" calcext:value-type="float">
            <text:p>-0,3168781231</text:p>
          </table:table-cell>
          <table:table-cell table:formula="of:=['Anael. MBP'.K31]*['Anael. MBP'.L31]" office:value-type="float" office:value="0.472148403384615" calcext:value-type="float">
            <text:p>0,4721484034</text:p>
          </table:table-cell>
          <table:table-cell table:formula="of:=['Anael. MBP'.K31]^2" office:value-type="float" office:value="2.2201" calcext:value-type="float">
            <text:p>2,2201</text:p>
          </table:table-cell>
          <table:table-cell table:formula="of:=['Anael. MBP'.L31]^2" office:value-type="float" office:value="0.100411744884754" calcext:value-type="float">
            <text:p>0,1004117449</text:p>
          </table:table-cell>
          <table:table-cell table:number-columns-repeated="127"/>
        </table:table-row>
        <table:table-row table:style-name="ro1">
          <table:table-cell/>
          <table:table-cell table:formula="of:=['Anael. MBP'.B10]" office:value-type="float" office:value="1.44" calcext:value-type="float">
            <text:p>1,44</text:p>
          </table:table-cell>
          <table:table-cell table:formula="of:=['Anael. MBP'.F10]" office:value-type="float" office:value="0.7284548" calcext:value-type="float">
            <text:p>0,7284548</text:p>
          </table:table-cell>
          <table:table-cell table:formula="of:=['Anael. MBP'.G10]" office:value-type="float" office:value="0.0982627" calcext:value-type="float">
            <text:p>0,0982627</text:p>
          </table:table-cell>
          <table:table-cell table:formula="of:=['Anael. MBP'.D32]^-2" office:value-type="float" office:value="103.567290271289" calcext:value-type="float">
            <text:p>103,5672902713</text:p>
          </table:table-cell>
          <table:table-cell table:formula="of:=['Anael. MBP'.E32]*['Anael. MBP'.B32]" office:value-type="float" office:value="149.136897990656" calcext:value-type="float">
            <text:p>149,1368979907</text:p>
          </table:table-cell>
          <table:table-cell table:formula="of:=['Anael. MBP'.F32]*['Anael. MBP'.B32]" office:value-type="float" office:value="214.757133106545" calcext:value-type="float">
            <text:p>214,7571331065</text:p>
          </table:table-cell>
          <table:table-cell table:formula="of:=['Anael. MBP'.F32]*['Anael. MBP'.C32]" office:value-type="float" office:value="108.639489198404" calcext:value-type="float">
            <text:p>108,6394891984</text:p>
          </table:table-cell>
          <table:table-cell table:formula="of:=['Anael. MBP'.E32]*['Anael. MBP'.C32]" office:value-type="float" office:value="75.4440897211138" calcext:value-type="float">
            <text:p>75,4440897211</text:p>
          </table:table-cell>
          <table:table-cell/>
          <table:table-cell table:formula="of:=['Anael. MBP'.B32]-['Anael. MBP'.B$44]" office:value-type="float" office:value="-1.26" calcext:value-type="float">
            <text:p>-1,26</text:p>
          </table:table-cell>
          <table:table-cell table:formula="of:=['Anael. MBP'.C32]-['Anael. MBP'.C$44]" office:value-type="float" office:value="-0.239700523076923" calcext:value-type="float">
            <text:p>-0,2397005231</text:p>
          </table:table-cell>
          <table:table-cell table:formula="of:=['Anael. MBP'.K32]*['Anael. MBP'.L32]" office:value-type="float" office:value="0.302022659076923" calcext:value-type="float">
            <text:p>0,3020226591</text:p>
          </table:table-cell>
          <table:table-cell table:formula="of:=['Anael. MBP'.K32]^2" office:value-type="float" office:value="1.5876" calcext:value-type="float">
            <text:p>1,5876</text:p>
          </table:table-cell>
          <table:table-cell table:formula="of:=['Anael. MBP'.L32]^2" office:value-type="float" office:value="0.0574563407633506" calcext:value-type="float">
            <text:p>0,0574563408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dB</text:p>
          </table:table-cell>
          <table:table-cell table:number-columns-repeated="124"/>
        </table:table-row>
        <table:table-row table:style-name="ro1">
          <table:table-cell/>
          <table:table-cell table:formula="of:=['Anael. MBP'.B11]" office:value-type="float" office:value="1.69" calcext:value-type="float">
            <text:p>1,69</text:p>
          </table:table-cell>
          <table:table-cell table:formula="of:=['Anael. MBP'.F11]" office:value-type="float" office:value="0.7858574" calcext:value-type="float">
            <text:p>0,7858574</text:p>
          </table:table-cell>
          <table:table-cell table:formula="of:=['Anael. MBP'.G11]" office:value-type="float" office:value="0.1004847" calcext:value-type="float">
            <text:p>0,1004847</text:p>
          </table:table-cell>
          <table:table-cell table:formula="of:=['Anael. MBP'.D33]^-2" office:value-type="float" office:value="99.0376027480527" calcext:value-type="float">
            <text:p>99,0376027481</text:p>
          </table:table-cell>
          <table:table-cell table:formula="of:=['Anael. MBP'.E33]*['Anael. MBP'.B33]" office:value-type="float" office:value="167.373548644209" calcext:value-type="float">
            <text:p>167,3735486442</text:p>
          </table:table-cell>
          <table:table-cell table:formula="of:=['Anael. MBP'.F33]*['Anael. MBP'.B33]" office:value-type="float" office:value="282.861297208713" calcext:value-type="float">
            <text:p>282,8612972087</text:p>
          </table:table-cell>
          <table:table-cell table:formula="of:=['Anael. MBP'.F33]*['Anael. MBP'.C33]" office:value-type="float" office:value="131.531741766312" calcext:value-type="float">
            <text:p>131,5317417663</text:p>
          </table:table-cell>
          <table:table-cell table:formula="of:=['Anael. MBP'.E33]*['Anael. MBP'.C33]" office:value-type="float" office:value="77.8294329978175" calcext:value-type="float">
            <text:p>77,8294329978</text:p>
          </table:table-cell>
          <table:table-cell/>
          <table:table-cell table:formula="of:=['Anael. MBP'.B33]-['Anael. MBP'.B$44]" office:value-type="float" office:value="-1.01" calcext:value-type="float">
            <text:p>-1,01</text:p>
          </table:table-cell>
          <table:table-cell table:formula="of:=['Anael. MBP'.C33]-['Anael. MBP'.C$44]" office:value-type="float" office:value="-0.182297923076923" calcext:value-type="float">
            <text:p>-0,1822979231</text:p>
          </table:table-cell>
          <table:table-cell table:formula="of:=['Anael. MBP'.K33]*['Anael. MBP'.L33]" office:value-type="float" office:value="0.184120902307692" calcext:value-type="float">
            <text:p>0,1841209023</text:p>
          </table:table-cell>
          <table:table-cell table:formula="of:=['Anael. MBP'.K33]^2" office:value-type="float" office:value="1.0201" calcext:value-type="float">
            <text:p>1,0201</text:p>
          </table:table-cell>
          <table:table-cell table:formula="of:=['Anael. MBP'.L33]^2" office:value-type="float" office:value="0.0332325327581598" calcext:value-type="float">
            <text:p>0,0332325328</text:p>
          </table:table-cell>
          <table:table-cell/>
          <table:table-cell table:formula="of:=(['Anael. MBP'.E44]*['Anael. MBP'.H44]-['Anael. MBP'.F44]*['Anael. MBP'.I44])/['Anael. MBP'.J44]" office:value-type="float" office:value="0.113911961153123" calcext:value-type="float">
            <text:p>0,1139119612</text:p>
          </table:table-cell>
          <table:table-cell table:formula="of:=SQRT(['Anael. MBP'.E44]/['Anael. MBP'.J44])" office:value-type="float" office:value="0.0029330339816501" calcext:value-type="float">
            <text:p>0,002933034</text:p>
          </table:table-cell>
          <table:table-cell table:number-columns-repeated="124"/>
        </table:table-row>
        <table:table-row table:style-name="ro1">
          <table:table-cell/>
          <table:table-cell table:formula="of:=['Anael. MBP'.B12]" office:value-type="float" office:value="1.96" calcext:value-type="float">
            <text:p>1,96</text:p>
          </table:table-cell>
          <table:table-cell table:formula="of:=['Anael. MBP'.F12]" office:value-type="float" office:value="0.8494554" calcext:value-type="float">
            <text:p>0,8494554</text:p>
          </table:table-cell>
          <table:table-cell table:formula="of:=['Anael. MBP'.G12]" office:value-type="float" office:value="0.1029635" calcext:value-type="float">
            <text:p>0,1029635</text:p>
          </table:table-cell>
          <table:table-cell table:formula="of:=['Anael. MBP'.D34]^-2" office:value-type="float" office:value="94.3264317819002" calcext:value-type="float">
            <text:p>94,3264317819</text:p>
          </table:table-cell>
          <table:table-cell table:formula="of:=['Anael. MBP'.E34]*['Anael. MBP'.B34]" office:value-type="float" office:value="184.879806292524" calcext:value-type="float">
            <text:p>184,8798062925</text:p>
          </table:table-cell>
          <table:table-cell table:formula="of:=['Anael. MBP'.F34]*['Anael. MBP'.B34]" office:value-type="float" office:value="362.364420333348" calcext:value-type="float">
            <text:p>362,3644203333</text:p>
          </table:table-cell>
          <table:table-cell table:formula="of:=['Anael. MBP'.F34]*['Anael. MBP'.C34]" office:value-type="float" office:value="157.047149806139" calcext:value-type="float">
            <text:p>157,0471498061</text:p>
          </table:table-cell>
          <table:table-cell table:formula="of:=['Anael. MBP'.E34]*['Anael. MBP'.C34]" office:value-type="float" office:value="80.1260968398668" calcext:value-type="float">
            <text:p>80,1260968399</text:p>
          </table:table-cell>
          <table:table-cell/>
          <table:table-cell table:formula="of:=['Anael. MBP'.B34]-['Anael. MBP'.B$44]" office:value-type="float" office:value="-0.74" calcext:value-type="float">
            <text:p>-0,74</text:p>
          </table:table-cell>
          <table:table-cell table:formula="of:=['Anael. MBP'.C34]-['Anael. MBP'.C$44]" office:value-type="float" office:value="-0.118699923076923" calcext:value-type="float">
            <text:p>-0,1186999231</text:p>
          </table:table-cell>
          <table:table-cell table:formula="of:=['Anael. MBP'.K34]*['Anael. MBP'.L34]" office:value-type="float" office:value="0.0878379430769232" calcext:value-type="float">
            <text:p>0,0878379431</text:p>
          </table:table-cell>
          <table:table-cell table:formula="of:=['Anael. MBP'.K34]^2" office:value-type="float" office:value="0.547600000000001" calcext:value-type="float">
            <text:p>0,5476</text:p>
          </table:table-cell>
          <table:table-cell table:formula="of:=['Anael. MBP'.L34]^2" office:value-type="float" office:value="0.0140896717384675" calcext:value-type="float">
            <text:p>0,0140896717</text:p>
          </table:table-cell>
          <table:table-cell table:number-columns-repeated="127"/>
        </table:table-row>
        <table:table-row table:style-name="ro1">
          <table:table-cell/>
          <table:table-cell table:formula="of:=['Anael. MBP'.B13]" office:value-type="float" office:value="2.25" calcext:value-type="float">
            <text:p>2,25</text:p>
          </table:table-cell>
          <table:table-cell table:formula="of:=['Anael. MBP'.F13]" office:value-type="float" office:value="0.9324006" calcext:value-type="float">
            <text:p>0,9324006</text:p>
          </table:table-cell>
          <table:table-cell table:formula="of:=['Anael. MBP'.G13]" office:value-type="float" office:value="0.01110828" calcext:value-type="float">
            <text:p>0,01110828</text:p>
          </table:table-cell>
          <table:table-cell table:formula="of:=['Anael. MBP'.D35]^-2" office:value-type="float" office:value="8104.12933816602" calcext:value-type="float">
            <text:p>8104,129338166</text:p>
          </table:table-cell>
          <table:table-cell table:formula="of:=['Anael. MBP'.E35]*['Anael. MBP'.B35]" office:value-type="float" office:value="18234.2910108735" calcext:value-type="float">
            <text:p>18234,2910108735</text:p>
          </table:table-cell>
          <table:table-cell table:formula="of:=['Anael. MBP'.F35]*['Anael. MBP'.B35]" office:value-type="float" office:value="41027.1547744655" calcext:value-type="float">
            <text:p>41027,1547744655</text:p>
          </table:table-cell>
          <table:table-cell table:formula="of:=['Anael. MBP'.F35]*['Anael. MBP'.C35]" office:value-type="float" office:value="17001.6638791131" calcext:value-type="float">
            <text:p>17001,6638791131</text:p>
          </table:table-cell>
          <table:table-cell table:formula="of:=['Anael. MBP'.E35]*['Anael. MBP'.C35]" office:value-type="float" office:value="7556.2950573836" calcext:value-type="float">
            <text:p>7556,2950573836</text:p>
          </table:table-cell>
          <table:table-cell/>
          <table:table-cell table:formula="of:=['Anael. MBP'.B35]-['Anael. MBP'.B$44]" office:value-type="float" office:value="-0.45" calcext:value-type="float">
            <text:p>-0,45</text:p>
          </table:table-cell>
          <table:table-cell table:formula="of:=['Anael. MBP'.C35]-['Anael. MBP'.C$44]" office:value-type="float" office:value="-0.0357547230769232" calcext:value-type="float">
            <text:p>-0,0357547231</text:p>
          </table:table-cell>
          <table:table-cell table:formula="of:=['Anael. MBP'.K35]*['Anael. MBP'.L35]" office:value-type="float" office:value="0.0160896253846154" calcext:value-type="float">
            <text:p>0,0160896254</text:p>
          </table:table-cell>
          <table:table-cell table:formula="of:=['Anael. MBP'.K35]^2" office:value-type="float" office:value="0.2025" calcext:value-type="float">
            <text:p>0,2025</text:p>
          </table:table-cell>
          <table:table-cell table:formula="of:=['Anael. MBP'.L35]^2" office:value-type="float" office:value="0.00127840022230746" calcext:value-type="float">
            <text:p>0,0012784002</text:p>
          </table:table-cell>
          <table:table-cell/>
          <table:table-cell table:style-name="ce25" office:value-type="string" calcext:value-type="string" table:number-columns-spanned="4" table:number-rows-spanned="2">
            <text:p>Equazione della retta</text:p>
          </table:table-cell>
          <table:covered-table-cell table:number-columns-repeated="3"/>
          <table:table-cell table:number-columns-repeated="122"/>
        </table:table-row>
        <table:table-row table:style-name="ro1">
          <table:table-cell/>
          <table:table-cell table:formula="of:=['Anael. MBP'.B14]" office:value-type="float" office:value="2.56" calcext:value-type="float">
            <text:p>2,56</text:p>
          </table:table-cell>
          <table:table-cell table:formula="of:=['Anael. MBP'.F14]" office:value-type="float" office:value="0.9960376" calcext:value-type="float">
            <text:p>0,9960376</text:p>
          </table:table-cell>
          <table:table-cell table:formula="of:=['Anael. MBP'.G14]" office:value-type="float" office:value="0.03299021" calcext:value-type="float">
            <text:p>0,03299021</text:p>
          </table:table-cell>
          <table:table-cell table:formula="of:=['Anael. MBP'.D36]^-2" office:value-type="float" office:value="918.818730460189" calcext:value-type="float">
            <text:p>918,8187304602</text:p>
          </table:table-cell>
          <table:table-cell table:formula="of:=['Anael. MBP'.E36]*['Anael. MBP'.B36]" office:value-type="float" office:value="2352.17594997808" calcext:value-type="float">
            <text:p>2352,1759499781</text:p>
          </table:table-cell>
          <table:table-cell table:formula="of:=['Anael. MBP'.F36]*['Anael. MBP'.B36]" office:value-type="float" office:value="6021.57043194389" calcext:value-type="float">
            <text:p>6021,5704319439</text:p>
          </table:table-cell>
          <table:table-cell table:formula="of:=['Anael. MBP'.F36]*['Anael. MBP'.C36]" office:value-type="float" office:value="2342.85568799389" calcext:value-type="float">
            <text:p>2342,8556879939</text:p>
          </table:table-cell>
          <table:table-cell table:formula="of:=['Anael. MBP'.E36]*['Anael. MBP'.C36]" office:value-type="float" office:value="915.178003122613" calcext:value-type="float">
            <text:p>915,1780031226</text:p>
          </table:table-cell>
          <table:table-cell/>
          <table:table-cell table:formula="of:=['Anael. MBP'.B36]-['Anael. MBP'.B$44]" office:value-type="float" office:value="-0.14" calcext:value-type="float">
            <text:p>-0,14</text:p>
          </table:table-cell>
          <table:table-cell table:formula="of:=['Anael. MBP'.C36]-['Anael. MBP'.C$44]" office:value-type="float" office:value="0.0278822769230769" calcext:value-type="float">
            <text:p>0,0278822769</text:p>
          </table:table-cell>
          <table:table-cell table:formula="of:=['Anael. MBP'.K36]*['Anael. MBP'.L36]" office:value-type="float" office:value="-0.00390351876923075" calcext:value-type="float">
            <text:p>-0,0039035188</text:p>
          </table:table-cell>
          <table:table-cell table:formula="of:=['Anael. MBP'.K36]^2" office:value-type="float" office:value="0.0195999999999999" calcext:value-type="float">
            <text:p>0,0196</text:p>
          </table:table-cell>
          <table:table-cell table:formula="of:=['Anael. MBP'.L36]^2" office:value-type="float" office:value="0.000777421366415145" calcext:value-type="float">
            <text:p>0,0007774214</text:p>
          </table:table-cell>
          <table:table-cell/>
          <table:covered-table-cell table:number-columns-repeated="4"/>
          <table:table-cell table:number-columns-repeated="122"/>
        </table:table-row>
        <table:table-row table:style-name="ro1">
          <table:table-cell/>
          <table:table-cell table:formula="of:=['Anael. MBP'.B15]" office:value-type="float" office:value="2.89" calcext:value-type="float">
            <text:p>2,89</text:p>
          </table:table-cell>
          <table:table-cell table:formula="of:=['Anael. MBP'.F15]" office:value-type="float" office:value="1.041992" calcext:value-type="float">
            <text:p>1,041992</text:p>
          </table:table-cell>
          <table:table-cell table:formula="of:=['Anael. MBP'.G15]" office:value-type="float" office:value="0.1036623" calcext:value-type="float">
            <text:p>0,1036623</text:p>
          </table:table-cell>
          <table:table-cell table:formula="of:=['Anael. MBP'.D37]^-2" office:value-type="float" office:value="93.058986644732" calcext:value-type="float">
            <text:p>93,0589866447</text:p>
          </table:table-cell>
          <table:table-cell table:formula="of:=['Anael. MBP'.E37]*['Anael. MBP'.B37]" office:value-type="float" office:value="268.940471403276" calcext:value-type="float">
            <text:p>268,9404714033</text:p>
          </table:table-cell>
          <table:table-cell table:formula="of:=['Anael. MBP'.F37]*['Anael. MBP'.B37]" office:value-type="float" office:value="777.237962355467" calcext:value-type="float">
            <text:p>777,2379623555</text:p>
          </table:table-cell>
          <table:table-cell table:formula="of:=['Anael. MBP'.F37]*['Anael. MBP'.C37]" office:value-type="float" office:value="280.233819678442" calcext:value-type="float">
            <text:p>280,2338196784</text:p>
          </table:table-cell>
          <table:table-cell table:formula="of:=['Anael. MBP'.E37]*['Anael. MBP'.C37]" office:value-type="float" office:value="96.9667196119176" calcext:value-type="float">
            <text:p>96,9667196119</text:p>
          </table:table-cell>
          <table:table-cell/>
          <table:table-cell table:formula="of:=['Anael. MBP'.B37]-['Anael. MBP'.B$44]" office:value-type="float" office:value="0.19" calcext:value-type="float">
            <text:p>0,19</text:p>
          </table:table-cell>
          <table:table-cell table:formula="of:=['Anael. MBP'.C37]-['Anael. MBP'.C$44]" office:value-type="float" office:value="0.0738366769230769" calcext:value-type="float">
            <text:p>0,0738366769</text:p>
          </table:table-cell>
          <table:table-cell table:formula="of:=['Anael. MBP'.K37]*['Anael. MBP'.L37]" office:value-type="float" office:value="0.0140289686153846" calcext:value-type="float">
            <text:p>0,0140289686</text:p>
          </table:table-cell>
          <table:table-cell table:formula="of:=['Anael. MBP'.K37]^2" office:value-type="float" office:value="0.0361000000000001" calcext:value-type="float">
            <text:p>0,0361</text:p>
          </table:table-cell>
          <table:table-cell table:formula="of:=['Anael. MBP'.L37]^2" office:value-type="float" office:value="0.00545185485904284" calcext:value-type="float">
            <text:p>0,0054518549</text:p>
          </table:table-cell>
          <table:table-cell table:number-columns-repeated="127"/>
        </table:table-row>
        <table:table-row table:style-name="ro2">
          <table:table-cell/>
          <table:table-cell table:formula="of:=['Anael. MBP'.B16]" office:value-type="float" office:value="3.24" calcext:value-type="float">
            <text:p>3,24</text:p>
          </table:table-cell>
          <table:table-cell table:formula="of:=['Anael. MBP'.F16]" office:value-type="float" office:value="1.10722" calcext:value-type="float">
            <text:p>1,10722</text:p>
          </table:table-cell>
          <table:table-cell table:formula="of:=['Anael. MBP'.G16]" office:value-type="float" office:value="0.004006128" calcext:value-type="float">
            <text:p>0,004006128</text:p>
          </table:table-cell>
          <table:table-cell table:formula="of:=['Anael. MBP'.D38]^-2" office:value-type="float" office:value="62308.9391698081" calcext:value-type="float">
            <text:p>62308,9391698081</text:p>
          </table:table-cell>
          <table:table-cell table:formula="of:=['Anael. MBP'.E38]*['Anael. MBP'.B38]" office:value-type="float" office:value="201880.962910178" calcext:value-type="float">
            <text:p>201880,962910178</text:p>
          </table:table-cell>
          <table:table-cell table:formula="of:=['Anael. MBP'.F38]*['Anael. MBP'.B38]" office:value-type="float" office:value="654094.319828977" calcext:value-type="float">
            <text:p>654094,319828977</text:p>
          </table:table-cell>
          <table:table-cell table:formula="of:=['Anael. MBP'.F38]*['Anael. MBP'.C38]" office:value-type="float" office:value="223526.639753407" calcext:value-type="float">
            <text:p>223526,639753407</text:p>
          </table:table-cell>
          <table:table-cell table:formula="of:=['Anael. MBP'.E38]*['Anael. MBP'.C38]" office:value-type="float" office:value="68989.7036275949" calcext:value-type="float">
            <text:p>68989,7036275949</text:p>
          </table:table-cell>
          <table:table-cell/>
          <table:table-cell table:formula="of:=['Anael. MBP'.B38]-['Anael. MBP'.B$44]" office:value-type="float" office:value="0.54" calcext:value-type="float">
            <text:p>0,54</text:p>
          </table:table-cell>
          <table:table-cell table:formula="of:=['Anael. MBP'.C38]-['Anael. MBP'.C$44]" office:value-type="float" office:value="0.139064676923077" calcext:value-type="float">
            <text:p>0,1390646769</text:p>
          </table:table-cell>
          <table:table-cell table:formula="of:=['Anael. MBP'.K38]*['Anael. MBP'.L38]" office:value-type="float" office:value="0.0750949255384616" calcext:value-type="float">
            <text:p>0,0750949255</text:p>
          </table:table-cell>
          <table:table-cell table:formula="of:=['Anael. MBP'.K38]^2" office:value-type="float" office:value="0.2916" calcext:value-type="float">
            <text:p>0,2916</text:p>
          </table:table-cell>
          <table:table-cell table:formula="of:=['Anael. MBP'.L38]^2" office:value-type="float" office:value="0.0193389843677198" calcext:value-type="float">
            <text:p>0,0193389844</text:p>
          </table:table-cell>
          <table:table-cell/>
          <table:table-cell table:style-name="ce26" office:value-type="string" calcext:value-type="string" table:number-columns-spanned="4" table:number-rows-spanned="1">
            <text:p>P1 = (0.114 <text:span text:style-name="T1">±</text:span> 0.003) Q<text:span text:style-name="T1">²</text:span> + (0.725 <text:span text:style-name="T1">±</text:span> 0.012)</text:p>
          </table:table-cell>
          <table:covered-table-cell table:number-columns-repeated="3"/>
          <table:table-cell table:number-columns-repeated="122"/>
        </table:table-row>
        <table:table-row table:style-name="ro1">
          <table:table-cell/>
          <table:table-cell table:formula="of:=['Anael. MBP'.B17]" office:value-type="float" office:value="3.61" calcext:value-type="float">
            <text:p>3,61</text:p>
          </table:table-cell>
          <table:table-cell table:formula="of:=['Anael. MBP'.F17]" office:value-type="float" office:value="1.166389" calcext:value-type="float">
            <text:p>1,166389</text:p>
          </table:table-cell>
          <table:table-cell table:formula="of:=['Anael. MBP'.G17]" office:value-type="float" office:value="0.03271331" calcext:value-type="float">
            <text:p>0,03271331</text:p>
          </table:table-cell>
          <table:table-cell table:formula="of:=['Anael. MBP'.D39]^-2" office:value-type="float" office:value="934.439141375358" calcext:value-type="float">
            <text:p>934,4391413754</text:p>
          </table:table-cell>
          <table:table-cell table:formula="of:=['Anael. MBP'.E39]*['Anael. MBP'.B39]" office:value-type="float" office:value="3373.32530036504" calcext:value-type="float">
            <text:p>3373,3253003651</text:p>
          </table:table-cell>
          <table:table-cell table:formula="of:=['Anael. MBP'.F39]*['Anael. MBP'.B39]" office:value-type="float" office:value="12177.7043343178" calcext:value-type="float">
            <text:p>12177,7043343178</text:p>
          </table:table-cell>
          <table:table-cell table:formula="of:=['Anael. MBP'.F39]*['Anael. MBP'.C39]" office:value-type="float" office:value="3934.60952376748" calcext:value-type="float">
            <text:p>3934,6095237675</text:p>
          </table:table-cell>
          <table:table-cell table:formula="of:=['Anael. MBP'.E39]*['Anael. MBP'.C39]" office:value-type="float" office:value="1089.91953566966" calcext:value-type="float">
            <text:p>1089,9195356697</text:p>
          </table:table-cell>
          <table:table-cell/>
          <table:table-cell table:formula="of:=['Anael. MBP'.B39]-['Anael. MBP'.B$44]" office:value-type="float" office:value="0.91" calcext:value-type="float">
            <text:p>0,91</text:p>
          </table:table-cell>
          <table:table-cell table:formula="of:=['Anael. MBP'.C39]-['Anael. MBP'.C$44]" office:value-type="float" office:value="0.198233676923077" calcext:value-type="float">
            <text:p>0,1982336769</text:p>
          </table:table-cell>
          <table:table-cell table:formula="of:=['Anael. MBP'.K39]*['Anael. MBP'.L39]" office:value-type="float" office:value="0.180392646" calcext:value-type="float">
            <text:p>0,180392646</text:p>
          </table:table-cell>
          <table:table-cell table:formula="of:=['Anael. MBP'.K39]^2" office:value-type="float" office:value="0.8281" calcext:value-type="float">
            <text:p>0,8281</text:p>
          </table:table-cell>
          <table:table-cell table:formula="of:=['Anael. MBP'.L39]^2" office:value-type="float" office:value="0.0392965906664428" calcext:value-type="float">
            <text:p>0,0392965907</text:p>
          </table:table-cell>
          <table:table-cell table:number-columns-repeated="127"/>
        </table:table-row>
        <table:table-row table:style-name="ro1">
          <table:table-cell/>
          <table:table-cell table:formula="of:=['Anael. MBP'.B18]" office:value-type="float" office:value="4" calcext:value-type="float">
            <text:p>4</text:p>
          </table:table-cell>
          <table:table-cell table:formula="of:=['Anael. MBP'.F18]" office:value-type="float" office:value="1.206083" calcext:value-type="float">
            <text:p>1,206083</text:p>
          </table:table-cell>
          <table:table-cell table:formula="of:=['Anael. MBP'.G18]" office:value-type="float" office:value="0.03209843" calcext:value-type="float">
            <text:p>0,03209843</text:p>
          </table:table-cell>
          <table:table-cell table:formula="of:=['Anael. MBP'.D40]^-2" office:value-type="float" office:value="970.582415244004" calcext:value-type="float">
            <text:p>970,582415244</text:p>
          </table:table-cell>
          <table:table-cell table:formula="of:=['Anael. MBP'.E40]*['Anael. MBP'.B40]" office:value-type="float" office:value="3882.32966097601" calcext:value-type="float">
            <text:p>3882,329660976</text:p>
          </table:table-cell>
          <table:table-cell table:formula="of:=['Anael. MBP'.F40]*['Anael. MBP'.B40]" office:value-type="float" office:value="15529.3186439041" calcext:value-type="float">
            <text:p>15529,3186439041</text:p>
          </table:table-cell>
          <table:table-cell table:formula="of:=['Anael. MBP'.F40]*['Anael. MBP'.C40]" office:value-type="float" office:value="4682.41180449893" calcext:value-type="float">
            <text:p>4682,4118044989</text:p>
          </table:table-cell>
          <table:table-cell table:formula="of:=['Anael. MBP'.E40]*['Anael. MBP'.C40]" office:value-type="float" office:value="1170.60295112473" calcext:value-type="float">
            <text:p>1170,6029511247</text:p>
          </table:table-cell>
          <table:table-cell/>
          <table:table-cell table:formula="of:=['Anael. MBP'.B40]-['Anael. MBP'.B$44]" office:value-type="float" office:value="1.3" calcext:value-type="float">
            <text:p>1,3</text:p>
          </table:table-cell>
          <table:table-cell table:formula="of:=['Anael. MBP'.C40]-['Anael. MBP'.C$44]" office:value-type="float" office:value="0.237927676923077" calcext:value-type="float">
            <text:p>0,2379276769</text:p>
          </table:table-cell>
          <table:table-cell table:formula="of:=['Anael. MBP'.K40]*['Anael. MBP'.L40]" office:value-type="float" office:value="0.30930598" calcext:value-type="float">
            <text:p>0,30930598</text:p>
          </table:table-cell>
          <table:table-cell table:formula="of:=['Anael. MBP'.K40]^2" office:value-type="float" office:value="1.69" calcext:value-type="float">
            <text:p>1,69</text:p>
          </table:table-cell>
          <table:table-cell table:formula="of:=['Anael. MBP'.L40]^2" office:value-type="float" office:value="0.0566095794460121" calcext:value-type="float">
            <text:p>0,0566095794</text:p>
          </table:table-cell>
          <table:table-cell/>
          <table:table-cell office:value-type="string" calcext:value-type="string">
            <text:p>r</text:p>
          </table:table-cell>
          <table:table-cell table:number-columns-repeated="125"/>
        </table:table-row>
        <table:table-row table:style-name="ro1">
          <table:table-cell/>
          <table:table-cell table:formula="of:=['Anael. MBP'.B19]" office:value-type="float" office:value="4.41" calcext:value-type="float">
            <text:p>4,41</text:p>
          </table:table-cell>
          <table:table-cell table:formula="of:=['Anael. MBP'.F19]" office:value-type="float" office:value="1.234716" calcext:value-type="float">
            <text:p>1,234716</text:p>
          </table:table-cell>
          <table:table-cell table:formula="of:=['Anael. MBP'.G19]" office:value-type="float" office:value="0.01041943" calcext:value-type="float">
            <text:p>0,01041943</text:p>
          </table:table-cell>
          <table:table-cell table:formula="of:=['Anael. MBP'.D41]^-2" office:value-type="float" office:value="9211.11230403796" calcext:value-type="float">
            <text:p>9211,112304038</text:p>
          </table:table-cell>
          <table:table-cell table:formula="of:=['Anael. MBP'.E41]*['Anael. MBP'.B41]" office:value-type="float" office:value="40621.0052608074" calcext:value-type="float">
            <text:p>40621,0052608074</text:p>
          </table:table-cell>
          <table:table-cell table:formula="of:=['Anael. MBP'.F41]*['Anael. MBP'.B41]" office:value-type="float" office:value="179138.633200161" calcext:value-type="float">
            <text:p>179138,633200161</text:p>
          </table:table-cell>
          <table:table-cell table:formula="of:=['Anael. MBP'.F41]*['Anael. MBP'.C41]" office:value-type="float" office:value="50155.4051316031" calcext:value-type="float">
            <text:p>50155,4051316031</text:p>
          </table:table-cell>
          <table:table-cell table:formula="of:=['Anael. MBP'.E41]*['Anael. MBP'.C41]" office:value-type="float" office:value="11373.1077395925" calcext:value-type="float">
            <text:p>11373,1077395925</text:p>
          </table:table-cell>
          <table:table-cell/>
          <table:table-cell table:formula="of:=['Anael. MBP'.B41]-['Anael. MBP'.B$44]" office:value-type="float" office:value="1.71" calcext:value-type="float">
            <text:p>1,71</text:p>
          </table:table-cell>
          <table:table-cell table:formula="of:=['Anael. MBP'.C41]-['Anael. MBP'.C$44]" office:value-type="float" office:value="0.266560676923077" calcext:value-type="float">
            <text:p>0,2665606769</text:p>
          </table:table-cell>
          <table:table-cell table:formula="of:=['Anael. MBP'.K41]*['Anael. MBP'.L41]" office:value-type="float" office:value="0.455818757538461" calcext:value-type="float">
            <text:p>0,4558187575</text:p>
          </table:table-cell>
          <table:table-cell table:formula="of:=['Anael. MBP'.K41]^2" office:value-type="float" office:value="2.9241" calcext:value-type="float">
            <text:p>2,9241</text:p>
          </table:table-cell>
          <table:table-cell table:formula="of:=['Anael. MBP'.L41]^2" office:value-type="float" office:value="0.0710545944816889" calcext:value-type="float">
            <text:p>0,0710545945</text:p>
          </table:table-cell>
          <table:table-cell/>
          <table:table-cell table:formula="of:=['Anael. MBP'.M44]/SQRT(['Anael. MBP'.N44]*['Anael. MBP'.O44])" office:value-type="float" office:value="0.981321769818675" calcext:value-type="float">
            <text:p>0,9813217698</text:p>
          </table:table-cell>
          <table:table-cell table:number-columns-repeated="125"/>
        </table:table-row>
        <table:table-row table:style-name="ro3">
          <table:table-cell/>
          <table:table-cell table:formula="of:=['Anael. MBP'.B20]" office:value-type="float" office:value="4.84" calcext:value-type="float">
            <text:p>4,84</text:p>
          </table:table-cell>
          <table:table-cell table:formula="of:=['Anael. MBP'.F20]" office:value-type="float" office:value="1.270279" calcext:value-type="float">
            <text:p>1,270279</text:p>
          </table:table-cell>
          <table:table-cell table:formula="of:=['Anael. MBP'.G20]" office:value-type="float" office:value="0.003820839" calcext:value-type="float">
            <text:p>0,003820839</text:p>
          </table:table-cell>
          <table:table-cell table:formula="of:=['Anael. MBP'.D42]^-2" office:value-type="float" office:value="68498.7306857377" calcext:value-type="float">
            <text:p>68498,7306857377</text:p>
          </table:table-cell>
          <table:table-cell table:formula="of:=['Anael. MBP'.E42]*['Anael. MBP'.B42]" office:value-type="float" office:value="331533.85651897" calcext:value-type="float">
            <text:p>331533,85651897</text:p>
          </table:table-cell>
          <table:table-cell table:formula="of:=['Anael. MBP'.F42]*['Anael. MBP'.B42]" office:value-type="float" office:value="1604623.86555182" calcext:value-type="float">
            <text:p>1604623,86555182</text:p>
          </table:table-cell>
          <table:table-cell table:formula="of:=['Anael. MBP'.F42]*['Anael. MBP'.C42]" office:value-type="float" office:value="421140.495725061" calcext:value-type="float">
            <text:p>421140,495725061</text:p>
          </table:table-cell>
          <table:table-cell table:formula="of:=['Anael. MBP'.E42]*['Anael. MBP'.C42]" office:value-type="float" office:value="87012.4991167482" calcext:value-type="float">
            <text:p>87012,4991167482</text:p>
          </table:table-cell>
          <table:table-cell/>
          <table:table-cell table:formula="of:=['Anael. MBP'.B42]-['Anael. MBP'.B$44]" office:value-type="float" office:value="2.14" calcext:value-type="float">
            <text:p>2,14</text:p>
          </table:table-cell>
          <table:table-cell table:formula="of:=['Anael. MBP'.C42]-['Anael. MBP'.C$44]" office:value-type="float" office:value="0.302123676923077" calcext:value-type="float">
            <text:p>0,3021236769</text:p>
          </table:table-cell>
          <table:table-cell table:formula="of:=['Anael. MBP'.K42]*['Anael. MBP'.L42]" office:value-type="float" office:value="0.646544668615385" calcext:value-type="float">
            <text:p>0,6465446686</text:p>
          </table:table-cell>
          <table:table-cell table:formula="of:=['Anael. MBP'.K42]^2" office:value-type="float" office:value="4.5796" calcext:value-type="float">
            <text:p>4,5796</text:p>
          </table:table-cell>
          <table:table-cell table:formula="of:=['Anael. MBP'.L42]^2" office:value-type="float" office:value="0.0912787161575197" calcext:value-type="float">
            <text:p>0,0912787162</text:p>
          </table:table-cell>
          <table:table-cell/>
          <table:table-cell office:value-type="string" calcext:value-type="string">
            <text:p>r<text:span text:style-name="T1">²</text:span></text:p>
          </table:table-cell>
          <table:table-cell table:number-columns-repeated="125"/>
        </table:table-row>
        <table:table-row table:style-name="ro1">
          <table:table-cell/>
          <table:table-cell table:number-columns-repeated="2" office:value-type="string" calcext:value-type="string">
            <text:p>Avg.</text:p>
          </table:table-cell>
          <table:table-cell/>
          <table:table-cell table:number-columns-repeated="5" office:value-type="string" calcext:value-type="string">
            <text:p>Sum</text:p>
          </table:table-cell>
          <table:table-cell office:value-type="string" calcext:value-type="string">
            <text:p>Delta</text:p>
          </table:table-cell>
          <table:table-cell table:number-columns-repeated="2"/>
          <table:table-cell table:number-columns-repeated="3" office:value-type="string" calcext:value-type="string">
            <text:p>Sum</text:p>
          </table:table-cell>
          <table:table-cell/>
          <table:table-cell table:formula="of:=['Anael. MBP'.Q41]^2" office:value-type="float" office:value="0.962992415920057" calcext:value-type="float">
            <text:p>0,9629924159</text:p>
          </table:table-cell>
          <table:table-cell table:number-columns-repeated="125"/>
        </table:table-row>
        <table:table-row table:style-name="ro1">
          <table:table-cell/>
          <table:table-cell table:formula="of:=AVERAGE(['Anael. MBP'.B30:.B42])" office:value-type="float" office:value="2.7" calcext:value-type="float">
            <text:p>2,7</text:p>
          </table:table-cell>
          <table:table-cell table:formula="of:=AVERAGE(['Anael. MBP'.C30:.C42])" office:value-type="float" office:value="0.968155323076923" calcext:value-type="float">
            <text:p>0,9681553231</text:p>
          </table:table-cell>
          <table:table-cell/>
          <table:table-cell table:formula="of:=SUM(['Anael. MBP'.E30:.E42])" office:value-type="float" office:value="151558.139746023" calcext:value-type="float">
            <text:p>151558,139746023</text:p>
          </table:table-cell>
          <table:table-cell table:formula="of:=SUM(['Anael. MBP'.F30:.F42])" office:value-type="float" office:value="602891.720868859" calcext:value-type="float">
            <text:p>602891,720868859</text:p>
          </table:table-cell>
          <table:table-cell table:formula="of:=SUM(['Anael. MBP'.G30:.G42])" office:value-type="float" office:value="2514519.90662895" calcext:value-type="float">
            <text:p>2514519,90662895</text:p>
          </table:table-cell>
          <table:table-cell table:formula="of:=SUM(['Anael. MBP'.H30:.H42])" office:value-type="float" office:value="723615.959428804" calcext:value-type="float">
            <text:p>723615,959428804</text:p>
          </table:table-cell>
          <table:table-cell table:formula="of:=SUM(['Anael. MBP'.I30:.I42])" office:value-type="float" office:value="178577.740112605" calcext:value-type="float">
            <text:p>178577,740112605</text:p>
          </table:table-cell>
          <table:table-cell table:formula="of:=['Anael. MBP'.E44]*['Anael. MBP'.G44]-['Anael. MBP'.F44]*['Anael. MBP'.F44]" office:value-type="float" office:value="17617532310.8144" calcext:value-type="float">
            <text:p>17617532310,8144</text:p>
          </table:table-cell>
          <table:table-cell table:number-columns-repeated="2"/>
          <table:table-cell table:formula="of:=SUM(['Anael. MBP'.M30:.M42])" office:value-type="float" office:value="3.33840877" calcext:value-type="float">
            <text:p>3,33840877</text:p>
          </table:table-cell>
          <table:table-cell table:formula="of:=SUM(['Anael. MBP'.N30:.N42])" office:value-type="float" office:value="18.837" calcext:value-type="float">
            <text:p>18,837</text:p>
          </table:table-cell>
          <table:table-cell table:formula="of:=SUM(['Anael. MBP'.O30:.O42])" office:value-type="float" office:value="0.614390399235403" calcext:value-type="float">
            <text:p>0,6143903992</text:p>
          </table:table-cell>
          <table:table-cell table:number-columns-repeated="127"/>
        </table:table-row>
        <table:table-row table:style-name="ro1" table:number-rows-repeated="33">
          <table:table-cell table:number-columns-repeated="142"/>
        </table:table-row>
        <table:table-row table:style-name="ro1">
          <table:table-cell/>
          <table:table-cell table:style-name="ce23" office:value-type="string" calcext:value-type="string" table:number-columns-spanned="19" table:number-rows-spanned="2">
            <text:p>Andamento della posizione dei picchi anael. dovuti a MBP</text:p>
          </table:table-cell>
          <table:covered-table-cell table:number-columns-repeated="18"/>
          <table:table-cell table:number-columns-repeated="122"/>
        </table:table-row>
        <table:table-row table:style-name="ro1">
          <table:table-cell/>
          <table:covered-table-cell table:number-columns-repeated="19"/>
          <table:table-cell table:number-columns-repeated="122"/>
        </table:table-row>
        <table:table-row table:style-name="ro1">
          <table:table-cell table:number-columns-repeated="142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 <text:span text:style-name="T1">· </text:span>x</text:p>
          </table:table-cell>
          <table:table-cell office:value-type="string" calcext:value-type="string">
            <text:p>w <text:span text:style-name="T1">· </text:span>x<text:span text:style-name="T1">²</text:span></text:p>
          </table:table-cell>
          <table:table-cell office:value-type="string" calcext:value-type="string">
            <text:p><text:span text:style-name="T1">w · </text:span>x <text:span text:style-name="T1">· </text:span>y</text:p>
          </table:table-cell>
          <table:table-cell office:value-type="string" calcext:value-type="string">
            <text:p>w <text:span text:style-name="T1">· </text:span>y</text:p>
          </table:table-cell>
          <table:table-cell/>
          <table:table-cell office:value-type="string" calcext:value-type="string">
            <text:p>x – x_avg</text:p>
          </table:table-cell>
          <table:table-cell office:value-type="string" calcext:value-type="string">
            <text:p>y – y_avg</text:p>
          </table:table-cell>
          <table:table-cell office:value-type="string" calcext:value-type="string">
            <text:p>Dx*Dy</text:p>
          </table:table-cell>
          <table:table-cell office:value-type="string" calcext:value-type="string">
            <text:p>(Dx)<text:span text:style-name="T1">²</text:span></text:p>
          </table:table-cell>
          <table:table-cell office:value-type="string" calcext:value-type="string">
            <text:p>(Dy)<text:span text:style-name="T1">²</text:span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</text:p>
          </table:table-cell>
          <table:table-cell table:number-columns-repeated="124"/>
        </table:table-row>
        <table:table-row table:style-name="ro1">
          <table:table-cell/>
          <table:table-cell table:formula="of:=['Anael. MBP'.B8]" office:value-type="float" office:value="1" calcext:value-type="float">
            <text:p>1</text:p>
          </table:table-cell>
          <table:table-cell table:formula="of:=['Anael. MBP'.H8]" office:value-type="float" office:value="-3.616459" calcext:value-type="float">
            <text:p>-3,616459</text:p>
          </table:table-cell>
          <table:table-cell table:formula="of:=['Anael. MBP'.I8]" office:value-type="float" office:value="0.04759134" calcext:value-type="float">
            <text:p>0,04759134</text:p>
          </table:table-cell>
          <table:table-cell table:formula="of:=['Anael. MBP'.D82]^-2" office:value-type="float" office:value="441.513648784034" calcext:value-type="float">
            <text:p>441,513648784</text:p>
          </table:table-cell>
          <table:table-cell table:formula="of:=['Anael. MBP'.E82]*['Anael. MBP'.B82]" office:value-type="float" office:value="441.513648784034" calcext:value-type="float">
            <text:p>441,513648784</text:p>
          </table:table-cell>
          <table:table-cell table:formula="of:=['Anael. MBP'.F82]*['Anael. MBP'.B82]" office:value-type="float" office:value="441.513648784034" calcext:value-type="float">
            <text:p>441,513648784</text:p>
          </table:table-cell>
          <table:table-cell table:formula="of:=['Anael. MBP'.F82]*['Anael. MBP'.C82]" office:value-type="float" office:value="-1596.71600876786" calcext:value-type="float">
            <text:p>-1596,7160087679</text:p>
          </table:table-cell>
          <table:table-cell table:formula="of:=['Anael. MBP'.E82]*['Anael. MBP'.C82]" office:value-type="float" office:value="-1596.71600876786" calcext:value-type="float">
            <text:p>-1596,7160087679</text:p>
          </table:table-cell>
          <table:table-cell/>
          <table:table-cell table:formula="of:=['Anael. MBP'.B82]-['Anael. MBP'.B$96]" office:value-type="float" office:value="-1.7" calcext:value-type="float">
            <text:p>-1,7</text:p>
          </table:table-cell>
          <table:table-cell table:formula="of:=['Anael. MBP'.C82]-['Anael. MBP'.C$96]" office:value-type="float" office:value="0.138994615384615" calcext:value-type="float">
            <text:p>0,1389946154</text:p>
          </table:table-cell>
          <table:table-cell table:formula="of:=['Anael. MBP'.K82]*['Anael. MBP'.L82]" office:value-type="float" office:value="-0.236290846153846" calcext:value-type="float">
            <text:p>-0,2362908462</text:p>
          </table:table-cell>
          <table:table-cell table:formula="of:=['Anael. MBP'.K82]^2" office:value-type="float" office:value="2.89" calcext:value-type="float">
            <text:p>2,89</text:p>
          </table:table-cell>
          <table:table-cell table:formula="of:=['Anael. MBP'.L82]^2" office:value-type="float" office:value="0.0193195031059171" calcext:value-type="float">
            <text:p>0,0193195031</text:p>
          </table:table-cell>
          <table:table-cell/>
          <table:table-cell table:formula="of:=(['Anael. MBP'.G96]*['Anael. MBP'.I96]-['Anael. MBP'.F96]*['Anael. MBP'.H96])/['Anael. MBP'.J96]" office:value-type="float" office:value="-3.53894284426731" calcext:value-type="float">
            <text:p>-3,5389428443</text:p>
          </table:table-cell>
          <table:table-cell table:formula="of:=SQRT(['Anael. MBP'.G96]/['Anael. MBP'.J96])" office:value-type="float" office:value="0.0236676989870064" calcext:value-type="float">
            <text:p>0,023667699</text:p>
          </table:table-cell>
          <table:table-cell table:number-columns-repeated="124"/>
        </table:table-row>
        <table:table-row table:style-name="ro1">
          <table:table-cell/>
          <table:table-cell table:formula="of:=['Anael. MBP'.B9]" office:value-type="float" office:value="1.21" calcext:value-type="float">
            <text:p>1,21</text:p>
          </table:table-cell>
          <table:table-cell table:formula="of:=['Anael. MBP'.H9]" office:value-type="float" office:value="-3.659518" calcext:value-type="float">
            <text:p>-3,659518</text:p>
          </table:table-cell>
          <table:table-cell table:formula="of:=['Anael. MBP'.I9]" office:value-type="float" office:value="0.04586976" calcext:value-type="float">
            <text:p>0,04586976</text:p>
          </table:table-cell>
          <table:table-cell table:formula="of:=['Anael. MBP'.D83]^-2" office:value-type="float" office:value="475.277291425871" calcext:value-type="float">
            <text:p>475,2772914259</text:p>
          </table:table-cell>
          <table:table-cell table:formula="of:=['Anael. MBP'.E83]*['Anael. MBP'.B83]" office:value-type="float" office:value="575.085522625305" calcext:value-type="float">
            <text:p>575,0855226253</text:p>
          </table:table-cell>
          <table:table-cell table:formula="of:=['Anael. MBP'.F83]*['Anael. MBP'.B83]" office:value-type="float" office:value="695.853482376619" calcext:value-type="float">
            <text:p>695,8534823766</text:p>
          </table:table-cell>
          <table:table-cell table:formula="of:=['Anael. MBP'.F83]*['Anael. MBP'.C83]" office:value-type="float" office:value="-2104.53582158671" calcext:value-type="float">
            <text:p>-2104,5358215867</text:p>
          </table:table-cell>
          <table:table-cell table:formula="of:=['Anael. MBP'.E83]*['Anael. MBP'.C83]" office:value-type="float" office:value="-1739.28580296422" calcext:value-type="float">
            <text:p>-1739,2858029642</text:p>
          </table:table-cell>
          <table:table-cell/>
          <table:table-cell table:formula="of:=['Anael. MBP'.B83]-['Anael. MBP'.B$96]" office:value-type="float" office:value="-1.49" calcext:value-type="float">
            <text:p>-1,49</text:p>
          </table:table-cell>
          <table:table-cell table:formula="of:=['Anael. MBP'.C83]-['Anael. MBP'.C$96]" office:value-type="float" office:value="0.0959356153846152" calcext:value-type="float">
            <text:p>0,0959356154</text:p>
          </table:table-cell>
          <table:table-cell table:formula="of:=['Anael. MBP'.K83]*['Anael. MBP'.L83]" office:value-type="float" office:value="-0.142944066923077" calcext:value-type="float">
            <text:p>-0,1429440669</text:p>
          </table:table-cell>
          <table:table-cell table:formula="of:=['Anael. MBP'.K83]^2" office:value-type="float" office:value="2.2201" calcext:value-type="float">
            <text:p>2,2201</text:p>
          </table:table-cell>
          <table:table-cell table:formula="of:=['Anael. MBP'.L83]^2" office:value-type="float" office:value="0.00920364229922481" calcext:value-type="float">
            <text:p>0,0092036423</text:p>
          </table:table-cell>
          <table:table-cell table:number-columns-repeated="127"/>
        </table:table-row>
        <table:table-row table:style-name="ro1">
          <table:table-cell/>
          <table:table-cell table:formula="of:=['Anael. MBP'.B10]" office:value-type="float" office:value="1.44" calcext:value-type="float">
            <text:p>1,44</text:p>
          </table:table-cell>
          <table:table-cell table:formula="of:=['Anael. MBP'.H10]" office:value-type="float" office:value="-3.74108" calcext:value-type="float">
            <text:p>-3,74108</text:p>
          </table:table-cell>
          <table:table-cell table:formula="of:=['Anael. MBP'.I10]" office:value-type="float" office:value="0.0481614" calcext:value-type="float">
            <text:p>0,0481614</text:p>
          </table:table-cell>
          <table:table-cell table:formula="of:=['Anael. MBP'.D84]^-2" office:value-type="float" office:value="431.123597128555" calcext:value-type="float">
            <text:p>431,1235971286</text:p>
          </table:table-cell>
          <table:table-cell table:formula="of:=['Anael. MBP'.E84]*['Anael. MBP'.B84]" office:value-type="float" office:value="620.817979865119" calcext:value-type="float">
            <text:p>620,8179798651</text:p>
          </table:table-cell>
          <table:table-cell table:formula="of:=['Anael. MBP'.F84]*['Anael. MBP'.B84]" office:value-type="float" office:value="893.977891005772" calcext:value-type="float">
            <text:p>893,9778910058</text:p>
          </table:table-cell>
          <table:table-cell table:formula="of:=['Anael. MBP'.F84]*['Anael. MBP'.C84]" office:value-type="float" office:value="-2322.5297281138" calcext:value-type="float">
            <text:p>-2322,5297281138</text:p>
          </table:table-cell>
          <table:table-cell table:formula="of:=['Anael. MBP'.E84]*['Anael. MBP'.C84]" office:value-type="float" office:value="-1612.8678667457" calcext:value-type="float">
            <text:p>-1612,8678667457</text:p>
          </table:table-cell>
          <table:table-cell/>
          <table:table-cell table:formula="of:=['Anael. MBP'.B84]-['Anael. MBP'.B$96]" office:value-type="float" office:value="-1.26" calcext:value-type="float">
            <text:p>-1,26</text:p>
          </table:table-cell>
          <table:table-cell table:formula="of:=['Anael. MBP'.C84]-['Anael. MBP'.C$96]" office:value-type="float" office:value="0.0143736153846148" calcext:value-type="float">
            <text:p>0,0143736154</text:p>
          </table:table-cell>
          <table:table-cell table:formula="of:=['Anael. MBP'.K84]*['Anael. MBP'.L84]" office:value-type="float" office:value="-0.0181107553846146" calcext:value-type="float">
            <text:p>-0,0181107554</text:p>
          </table:table-cell>
          <table:table-cell table:formula="of:=['Anael. MBP'.K84]^2" office:value-type="float" office:value="1.5876" calcext:value-type="float">
            <text:p>1,5876</text:p>
          </table:table-cell>
          <table:table-cell table:formula="of:=['Anael. MBP'.L84]^2" office:value-type="float" office:value="0.000206600819224835" calcext:value-type="float">
            <text:p>0,0002066008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dB</text:p>
          </table:table-cell>
          <table:table-cell table:number-columns-repeated="124"/>
        </table:table-row>
        <table:table-row table:style-name="ro1">
          <table:table-cell/>
          <table:table-cell table:formula="of:=['Anael. MBP'.B11]" office:value-type="float" office:value="1.69" calcext:value-type="float">
            <text:p>1,69</text:p>
          </table:table-cell>
          <table:table-cell table:formula="of:=['Anael. MBP'.H11]" office:value-type="float" office:value="-3.687324" calcext:value-type="float">
            <text:p>-3,687324</text:p>
          </table:table-cell>
          <table:table-cell table:formula="of:=['Anael. MBP'.I11]" office:value-type="float" office:value="0.04252131" calcext:value-type="float">
            <text:p>0,04252131</text:p>
          </table:table-cell>
          <table:table-cell table:formula="of:=['Anael. MBP'.D85]^-2" office:value-type="float" office:value="553.078438869442" calcext:value-type="float">
            <text:p>553,0784388694</text:p>
          </table:table-cell>
          <table:table-cell table:formula="of:=['Anael. MBP'.E85]*['Anael. MBP'.B85]" office:value-type="float" office:value="934.702561689358" calcext:value-type="float">
            <text:p>934,7025616894</text:p>
          </table:table-cell>
          <table:table-cell table:formula="of:=['Anael. MBP'.F85]*['Anael. MBP'.B85]" office:value-type="float" office:value="1579.64732925501" calcext:value-type="float">
            <text:p>1579,647329255</text:p>
          </table:table-cell>
          <table:table-cell table:formula="of:=['Anael. MBP'.F85]*['Anael. MBP'.C85]" office:value-type="float" office:value="-3446.55118857865" calcext:value-type="float">
            <text:p>-3446,5511885787</text:p>
          </table:table-cell>
          <table:table-cell table:formula="of:=['Anael. MBP'.E85]*['Anael. MBP'.C85]" office:value-type="float" office:value="-2039.37940152583" calcext:value-type="float">
            <text:p>-2039,3794015258</text:p>
          </table:table-cell>
          <table:table-cell/>
          <table:table-cell table:formula="of:=['Anael. MBP'.B85]-['Anael. MBP'.B$96]" office:value-type="float" office:value="-1.01" calcext:value-type="float">
            <text:p>-1,01</text:p>
          </table:table-cell>
          <table:table-cell table:formula="of:=['Anael. MBP'.C85]-['Anael. MBP'.C$96]" office:value-type="float" office:value="0.0681296153846152" calcext:value-type="float">
            <text:p>0,0681296154</text:p>
          </table:table-cell>
          <table:table-cell table:formula="of:=['Anael. MBP'.K85]*['Anael. MBP'.L85]" office:value-type="float" office:value="-0.0688109115384613" calcext:value-type="float">
            <text:p>-0,0688109115</text:p>
          </table:table-cell>
          <table:table-cell table:formula="of:=['Anael. MBP'.K85]^2" office:value-type="float" office:value="1.0201" calcext:value-type="float">
            <text:p>1,0201</text:p>
          </table:table-cell>
          <table:table-cell table:formula="of:=['Anael. MBP'.L85]^2" office:value-type="float" office:value="0.00464164449245559" calcext:value-type="float">
            <text:p>0,0046416445</text:p>
          </table:table-cell>
          <table:table-cell/>
          <table:table-cell table:formula="of:=(['Anael. MBP'.E96]*['Anael. MBP'.H96]-['Anael. MBP'.F96]*['Anael. MBP'.I96])/['Anael. MBP'.J96]" office:value-type="float" office:value="-0.0772763573660542" calcext:value-type="float">
            <text:p>-0,0772763574</text:p>
          </table:table-cell>
          <table:table-cell table:formula="of:=SQRT(['Anael. MBP'.E96]/['Anael. MBP'.J96])" office:value-type="float" office:value="0.00635528660732608" calcext:value-type="float">
            <text:p>0,0063552866</text:p>
          </table:table-cell>
          <table:table-cell table:number-columns-repeated="124"/>
        </table:table-row>
        <table:table-row table:style-name="ro1">
          <table:table-cell/>
          <table:table-cell table:formula="of:=['Anael. MBP'.B12]" office:value-type="float" office:value="1.96" calcext:value-type="float">
            <text:p>1,96</text:p>
          </table:table-cell>
          <table:table-cell table:formula="of:=['Anael. MBP'.H12]" office:value-type="float" office:value="-3.760225" calcext:value-type="float">
            <text:p>-3,760225</text:p>
          </table:table-cell>
          <table:table-cell table:formula="of:=['Anael. MBP'.I12]" office:value-type="float" office:value="0.03661946" calcext:value-type="float">
            <text:p>0,03661946</text:p>
          </table:table-cell>
          <table:table-cell table:formula="of:=['Anael. MBP'.D86]^-2" office:value-type="float" office:value="745.720579530977" calcext:value-type="float">
            <text:p>745,720579531</text:p>
          </table:table-cell>
          <table:table-cell table:formula="of:=['Anael. MBP'.E86]*['Anael. MBP'.B86]" office:value-type="float" office:value="1461.61233588071" calcext:value-type="float">
            <text:p>1461,6123358807</text:p>
          </table:table-cell>
          <table:table-cell table:formula="of:=['Anael. MBP'.F86]*['Anael. MBP'.B86]" office:value-type="float" office:value="2864.7601783262" calcext:value-type="float">
            <text:p>2864,7601783262</text:p>
          </table:table-cell>
          <table:table-cell table:formula="of:=['Anael. MBP'.F86]*['Anael. MBP'.C86]" office:value-type="float" office:value="-5495.99124568706" calcext:value-type="float">
            <text:p>-5495,9912456871</text:p>
          </table:table-cell>
          <table:table-cell table:formula="of:=['Anael. MBP'.E86]*['Anael. MBP'.C86]" office:value-type="float" office:value="-2804.07716616687" calcext:value-type="float">
            <text:p>-2804,0771661669</text:p>
          </table:table-cell>
          <table:table-cell/>
          <table:table-cell table:formula="of:=['Anael. MBP'.B86]-['Anael. MBP'.B$96]" office:value-type="float" office:value="-0.74" calcext:value-type="float">
            <text:p>-0,74</text:p>
          </table:table-cell>
          <table:table-cell table:formula="of:=['Anael. MBP'.C86]-['Anael. MBP'.C$96]" office:value-type="float" office:value="-0.00477138461538518" calcext:value-type="float">
            <text:p>-0,0047713846</text:p>
          </table:table-cell>
          <table:table-cell table:formula="of:=['Anael. MBP'.K86]*['Anael. MBP'.L86]" office:value-type="float" office:value="0.00353082461538503" calcext:value-type="float">
            <text:p>0,0035308246</text:p>
          </table:table-cell>
          <table:table-cell table:formula="of:=['Anael. MBP'.K86]^2" office:value-type="float" office:value="0.547600000000001" calcext:value-type="float">
            <text:p>0,5476</text:p>
          </table:table-cell>
          <table:table-cell table:formula="of:=['Anael. MBP'.L86]^2" office:value-type="float" office:value="0.0000227661111479344" calcext:value-type="float">
            <text:p>2,27661111479344E-05</text:p>
          </table:table-cell>
          <table:table-cell table:number-columns-repeated="127"/>
        </table:table-row>
        <table:table-row table:style-name="ro1">
          <table:table-cell/>
          <table:table-cell table:formula="of:=['Anael. MBP'.B13]" office:value-type="float" office:value="2.25" calcext:value-type="float">
            <text:p>2,25</text:p>
          </table:table-cell>
          <table:table-cell table:formula="of:=['Anael. MBP'.H13]" office:value-type="float" office:value="-3.70391" calcext:value-type="float">
            <text:p>-3,70391</text:p>
          </table:table-cell>
          <table:table-cell table:formula="of:=['Anael. MBP'.I13]" office:value-type="float" office:value="0.03114419" calcext:value-type="float">
            <text:p>0,03114419</text:p>
          </table:table-cell>
          <table:table-cell table:formula="of:=['Anael. MBP'.D87]^-2" office:value-type="float" office:value="1030.96974263653" calcext:value-type="float">
            <text:p>1030,9697426365</text:p>
          </table:table-cell>
          <table:table-cell table:formula="of:=['Anael. MBP'.E87]*['Anael. MBP'.B87]" office:value-type="float" office:value="2319.6819209322" calcext:value-type="float">
            <text:p>2319,6819209322</text:p>
          </table:table-cell>
          <table:table-cell table:formula="of:=['Anael. MBP'.F87]*['Anael. MBP'.B87]" office:value-type="float" office:value="5219.28432209744" calcext:value-type="float">
            <text:p>5219,2843220974</text:p>
          </table:table-cell>
          <table:table-cell table:formula="of:=['Anael. MBP'.F87]*['Anael. MBP'.C87]" office:value-type="float" office:value="-8591.89306375997" calcext:value-type="float">
            <text:p>-8591,89306376</text:p>
          </table:table-cell>
          <table:table-cell table:formula="of:=['Anael. MBP'.E87]*['Anael. MBP'.C87]" office:value-type="float" office:value="-3818.61913944888" calcext:value-type="float">
            <text:p>-3818,6191394489</text:p>
          </table:table-cell>
          <table:table-cell/>
          <table:table-cell table:formula="of:=['Anael. MBP'.B87]-['Anael. MBP'.B$96]" office:value-type="float" office:value="-0.45" calcext:value-type="float">
            <text:p>-0,45</text:p>
          </table:table-cell>
          <table:table-cell table:formula="of:=['Anael. MBP'.C87]-['Anael. MBP'.C$96]" office:value-type="float" office:value="0.0515436153846149" calcext:value-type="float">
            <text:p>0,0515436154</text:p>
          </table:table-cell>
          <table:table-cell table:formula="of:=['Anael. MBP'.K87]*['Anael. MBP'.L87]" office:value-type="float" office:value="-0.0231946269230767" calcext:value-type="float">
            <text:p>-0,0231946269</text:p>
          </table:table-cell>
          <table:table-cell table:formula="of:=['Anael. MBP'.K87]^2" office:value-type="float" office:value="0.2025" calcext:value-type="float">
            <text:p>0,2025</text:p>
          </table:table-cell>
          <table:table-cell table:formula="of:=['Anael. MBP'.L87]^2" office:value-type="float" office:value="0.00265674428691711" calcext:value-type="float">
            <text:p>0,0026567443</text:p>
          </table:table-cell>
          <table:table-cell/>
          <table:table-cell table:style-name="ce25" office:value-type="string" calcext:value-type="string" table:number-columns-spanned="4" table:number-rows-spanned="2">
            <text:p>Equazione della retta</text:p>
          </table:table-cell>
          <table:covered-table-cell table:number-columns-repeated="3"/>
          <table:table-cell table:number-columns-repeated="122"/>
        </table:table-row>
        <table:table-row table:style-name="ro1">
          <table:table-cell/>
          <table:table-cell table:formula="of:=['Anael. MBP'.B14]" office:value-type="float" office:value="2.56" calcext:value-type="float">
            <text:p>2,56</text:p>
          </table:table-cell>
          <table:table-cell table:formula="of:=['Anael. MBP'.H14]" office:value-type="float" office:value="-3.724326" calcext:value-type="float">
            <text:p>-3,724326</text:p>
          </table:table-cell>
          <table:table-cell table:formula="of:=['Anael. MBP'.I14]" office:value-type="float" office:value="0.0329489" calcext:value-type="float">
            <text:p>0,0329489</text:p>
          </table:table-cell>
          <table:table-cell table:formula="of:=['Anael. MBP'.D88]^-2" office:value-type="float" office:value="921.124130388989" calcext:value-type="float">
            <text:p>921,124130389</text:p>
          </table:table-cell>
          <table:table-cell table:formula="of:=['Anael. MBP'.E88]*['Anael. MBP'.B88]" office:value-type="float" office:value="2358.07777379581" calcext:value-type="float">
            <text:p>2358,0777737958</text:p>
          </table:table-cell>
          <table:table-cell table:formula="of:=['Anael. MBP'.F88]*['Anael. MBP'.B88]" office:value-type="float" office:value="6036.67910091728" calcext:value-type="float">
            <text:p>6036,6791009173</text:p>
          </table:table-cell>
          <table:table-cell table:formula="of:=['Anael. MBP'.F88]*['Anael. MBP'.C88]" office:value-type="float" office:value="-8782.25036296986" calcext:value-type="float">
            <text:p>-8782,2503629699</text:p>
          </table:table-cell>
          <table:table-cell table:formula="of:=['Anael. MBP'.E88]*['Anael. MBP'.C88]" office:value-type="float" office:value="-3430.5665480351" calcext:value-type="float">
            <text:p>-3430,5665480351</text:p>
          </table:table-cell>
          <table:table-cell/>
          <table:table-cell table:formula="of:=['Anael. MBP'.B88]-['Anael. MBP'.B$96]" office:value-type="float" office:value="-0.14" calcext:value-type="float">
            <text:p>-0,14</text:p>
          </table:table-cell>
          <table:table-cell table:formula="of:=['Anael. MBP'.C88]-['Anael. MBP'.C$96]" office:value-type="float" office:value="0.0311276153846149" calcext:value-type="float">
            <text:p>0,0311276154</text:p>
          </table:table-cell>
          <table:table-cell table:formula="of:=['Anael. MBP'.K88]*['Anael. MBP'.L88]" office:value-type="float" office:value="-0.00435786615384608" calcext:value-type="float">
            <text:p>-0,0043578662</text:p>
          </table:table-cell>
          <table:table-cell table:formula="of:=['Anael. MBP'.K88]^2" office:value-type="float" office:value="0.0195999999999999" calcext:value-type="float">
            <text:p>0,0196</text:p>
          </table:table-cell>
          <table:table-cell table:formula="of:=['Anael. MBP'.L88]^2" office:value-type="float" office:value="0.000968928439532517" calcext:value-type="float">
            <text:p>0,0009689284</text:p>
          </table:table-cell>
          <table:table-cell/>
          <table:covered-table-cell table:number-columns-repeated="4"/>
          <table:table-cell table:number-columns-repeated="122"/>
        </table:table-row>
        <table:table-row table:style-name="ro1">
          <table:table-cell/>
          <table:table-cell table:formula="of:=['Anael. MBP'.B15]" office:value-type="float" office:value="2.89" calcext:value-type="float">
            <text:p>2,89</text:p>
          </table:table-cell>
          <table:table-cell table:formula="of:=['Anael. MBP'.H15]" office:value-type="float" office:value="-3.681523" calcext:value-type="float">
            <text:p>-3,681523</text:p>
          </table:table-cell>
          <table:table-cell table:formula="of:=['Anael. MBP'.I15]" office:value-type="float" office:value="0.02790748" calcext:value-type="float">
            <text:p>0,02790748</text:p>
          </table:table-cell>
          <table:table-cell table:formula="of:=['Anael. MBP'.D89]^-2" office:value-type="float" office:value="1283.9814684286" calcext:value-type="float">
            <text:p>1283,9814684286</text:p>
          </table:table-cell>
          <table:table-cell table:formula="of:=['Anael. MBP'.E89]*['Anael. MBP'.B89]" office:value-type="float" office:value="3710.70644375865" calcext:value-type="float">
            <text:p>3710,7064437587</text:p>
          </table:table-cell>
          <table:table-cell table:formula="of:=['Anael. MBP'.F89]*['Anael. MBP'.B89]" office:value-type="float" office:value="10723.9416224625" calcext:value-type="float">
            <text:p>10723,9416224625</text:p>
          </table:table-cell>
          <table:table-cell table:formula="of:=['Anael. MBP'.F89]*['Anael. MBP'.C89]" office:value-type="float" office:value="-13661.0511189457" calcext:value-type="float">
            <text:p>-13661,0511189457</text:p>
          </table:table-cell>
          <table:table-cell table:formula="of:=['Anael. MBP'.E89]*['Anael. MBP'.C89]" office:value-type="float" office:value="-4727.00730759366" calcext:value-type="float">
            <text:p>-4727,0073075937</text:p>
          </table:table-cell>
          <table:table-cell/>
          <table:table-cell table:formula="of:=['Anael. MBP'.B89]-['Anael. MBP'.B$96]" office:value-type="float" office:value="0.19" calcext:value-type="float">
            <text:p>0,19</text:p>
          </table:table-cell>
          <table:table-cell table:formula="of:=['Anael. MBP'.C89]-['Anael. MBP'.C$96]" office:value-type="float" office:value="0.0739306153846151" calcext:value-type="float">
            <text:p>0,0739306154</text:p>
          </table:table-cell>
          <table:table-cell table:formula="of:=['Anael. MBP'.K89]*['Anael. MBP'.L89]" office:value-type="float" office:value="0.0140468169230769" calcext:value-type="float">
            <text:p>0,0140468169</text:p>
          </table:table-cell>
          <table:table-cell table:formula="of:=['Anael. MBP'.K89]^2" office:value-type="float" office:value="0.0361000000000001" calcext:value-type="float">
            <text:p>0,0361</text:p>
          </table:table-cell>
          <table:table-cell table:formula="of:=['Anael. MBP'.L89]^2" office:value-type="float" office:value="0.00546573589114789" calcext:value-type="float">
            <text:p>0,0054657359</text:p>
          </table:table-cell>
          <table:table-cell table:number-columns-repeated="127"/>
        </table:table-row>
        <table:table-row table:style-name="ro2">
          <table:table-cell/>
          <table:table-cell table:formula="of:=['Anael. MBP'.B16]" office:value-type="float" office:value="3.24" calcext:value-type="float">
            <text:p>3,24</text:p>
          </table:table-cell>
          <table:table-cell table:formula="of:=['Anael. MBP'.H16]" office:value-type="float" office:value="-3.760164" calcext:value-type="float">
            <text:p>-3,760164</text:p>
          </table:table-cell>
          <table:table-cell table:formula="of:=['Anael. MBP'.I16]" office:value-type="float" office:value="0.02046236" calcext:value-type="float">
            <text:p>0,02046236</text:p>
          </table:table-cell>
          <table:table-cell table:formula="of:=['Anael. MBP'.D90]^-2" office:value-type="float" office:value="2388.29823605347" calcext:value-type="float">
            <text:p>2388,2982360535</text:p>
          </table:table-cell>
          <table:table-cell table:formula="of:=['Anael. MBP'.E90]*['Anael. MBP'.B90]" office:value-type="float" office:value="7738.08628481324" calcext:value-type="float">
            <text:p>7738,0862848133</text:p>
          </table:table-cell>
          <table:table-cell table:formula="of:=['Anael. MBP'.F90]*['Anael. MBP'.B90]" office:value-type="float" office:value="25071.3995627949" calcext:value-type="float">
            <text:p>25071,3995627949</text:p>
          </table:table-cell>
          <table:table-cell table:formula="of:=['Anael. MBP'.F90]*['Anael. MBP'.C90]" office:value-type="float" office:value="-29096.4734770485" calcext:value-type="float">
            <text:p>-29096,4734770485</text:p>
          </table:table-cell>
          <table:table-cell table:formula="of:=['Anael. MBP'.E90]*['Anael. MBP'.C90]" office:value-type="float" office:value="-8980.39304847176" calcext:value-type="float">
            <text:p>-8980,3930484718</text:p>
          </table:table-cell>
          <table:table-cell/>
          <table:table-cell table:formula="of:=['Anael. MBP'.B90]-['Anael. MBP'.B$96]" office:value-type="float" office:value="0.54" calcext:value-type="float">
            <text:p>0,54</text:p>
          </table:table-cell>
          <table:table-cell table:formula="of:=['Anael. MBP'.C90]-['Anael. MBP'.C$96]" office:value-type="float" office:value="-0.00471038461538509" calcext:value-type="float">
            <text:p>-0,0047103846</text:p>
          </table:table-cell>
          <table:table-cell table:formula="of:=['Anael. MBP'.K90]*['Anael. MBP'.L90]" office:value-type="float" office:value="-0.00254360769230795" calcext:value-type="float">
            <text:p>-0,0025436077</text:p>
          </table:table-cell>
          <table:table-cell table:formula="of:=['Anael. MBP'.K90]^2" office:value-type="float" office:value="0.2916" calcext:value-type="float">
            <text:p>0,2916</text:p>
          </table:table-cell>
          <table:table-cell table:formula="of:=['Anael. MBP'.L90]^2" office:value-type="float" office:value="0.0000221877232248565" calcext:value-type="float">
            <text:p>2,21877232248565E-05</text:p>
          </table:table-cell>
          <table:table-cell/>
          <table:table-cell table:style-name="ce26" office:value-type="string" calcext:value-type="string" table:number-columns-spanned="4" table:number-rows-spanned="1">
            <text:p>P2 = - (0.077 <text:span text:style-name="T1">±</text:span> 0.006) Q<text:span text:style-name="T1">²</text:span> - (3.54 <text:span text:style-name="T1">±</text:span> 0.02)</text:p>
          </table:table-cell>
          <table:covered-table-cell table:number-columns-repeated="3"/>
          <table:table-cell table:number-columns-repeated="122"/>
        </table:table-row>
        <table:table-row table:style-name="ro1">
          <table:table-cell/>
          <table:table-cell table:formula="of:=['Anael. MBP'.B17]" office:value-type="float" office:value="3.61" calcext:value-type="float">
            <text:p>3,61</text:p>
          </table:table-cell>
          <table:table-cell table:formula="of:=['Anael. MBP'.H17]" office:value-type="float" office:value="-3.81759" calcext:value-type="float">
            <text:p>-3,81759</text:p>
          </table:table-cell>
          <table:table-cell table:formula="of:=['Anael. MBP'.I17]" office:value-type="float" office:value="0.02577836" calcext:value-type="float">
            <text:p>0,02577836</text:p>
          </table:table-cell>
          <table:table-cell table:formula="of:=['Anael. MBP'.D91]^-2" office:value-type="float" office:value="1504.83689726595" calcext:value-type="float">
            <text:p>1504,836897266</text:p>
          </table:table-cell>
          <table:table-cell table:formula="of:=['Anael. MBP'.E91]*['Anael. MBP'.B91]" office:value-type="float" office:value="5432.46119913006" calcext:value-type="float">
            <text:p>5432,4611991301</text:p>
          </table:table-cell>
          <table:table-cell table:formula="of:=['Anael. MBP'.F91]*['Anael. MBP'.B91]" office:value-type="float" office:value="19611.1849288595" calcext:value-type="float">
            <text:p>19611,1849288595</text:p>
          </table:table-cell>
          <table:table-cell table:formula="of:=['Anael. MBP'.F91]*['Anael. MBP'.C91]" office:value-type="float" office:value="-20738.9095491869" calcext:value-type="float">
            <text:p>-20738,9095491869</text:p>
          </table:table-cell>
          <table:table-cell table:formula="of:=['Anael. MBP'.E91]*['Anael. MBP'.C91]" office:value-type="float" office:value="-5744.8502906335" calcext:value-type="float">
            <text:p>-5744,8502906335</text:p>
          </table:table-cell>
          <table:table-cell/>
          <table:table-cell table:formula="of:=['Anael. MBP'.B91]-['Anael. MBP'.B$96]" office:value-type="float" office:value="0.91" calcext:value-type="float">
            <text:p>0,91</text:p>
          </table:table-cell>
          <table:table-cell table:formula="of:=['Anael. MBP'.C91]-['Anael. MBP'.C$96]" office:value-type="float" office:value="-0.0621363846153851" calcext:value-type="float">
            <text:p>-0,0621363846</text:p>
          </table:table-cell>
          <table:table-cell table:formula="of:=['Anael. MBP'.K91]*['Anael. MBP'.L91]" office:value-type="float" office:value="-0.0565441100000004" calcext:value-type="float">
            <text:p>-0,05654411</text:p>
          </table:table-cell>
          <table:table-cell table:formula="of:=['Anael. MBP'.K91]^2" office:value-type="float" office:value="0.8281" calcext:value-type="float">
            <text:p>0,8281</text:p>
          </table:table-cell>
          <table:table-cell table:formula="of:=['Anael. MBP'.L91]^2" office:value-type="float" office:value="0.00386093029307106" calcext:value-type="float">
            <text:p>0,0038609303</text:p>
          </table:table-cell>
          <table:table-cell table:number-columns-repeated="127"/>
        </table:table-row>
        <table:table-row table:style-name="ro1">
          <table:table-cell/>
          <table:table-cell table:formula="of:=['Anael. MBP'.B18]" office:value-type="float" office:value="4" calcext:value-type="float">
            <text:p>4</text:p>
          </table:table-cell>
          <table:table-cell table:formula="of:=['Anael. MBP'.H18]" office:value-type="float" office:value="-3.826148" calcext:value-type="float">
            <text:p>-3,826148</text:p>
          </table:table-cell>
          <table:table-cell table:formula="of:=['Anael. MBP'.I18]" office:value-type="float" office:value="0.02383596" calcext:value-type="float">
            <text:p>0,02383596</text:p>
          </table:table-cell>
          <table:table-cell table:formula="of:=['Anael. MBP'.D92]^-2" office:value-type="float" office:value="1760.08930542821" calcext:value-type="float">
            <text:p>1760,0893054282</text:p>
          </table:table-cell>
          <table:table-cell table:formula="of:=['Anael. MBP'.E92]*['Anael. MBP'.B92]" office:value-type="float" office:value="7040.35722171285" calcext:value-type="float">
            <text:p>7040,3572217129</text:p>
          </table:table-cell>
          <table:table-cell table:formula="of:=['Anael. MBP'.F92]*['Anael. MBP'.B92]" office:value-type="float" office:value="28161.4288868514" calcext:value-type="float">
            <text:p>28161,4288868514</text:p>
          </table:table-cell>
          <table:table-cell table:formula="of:=['Anael. MBP'.F92]*['Anael. MBP'.C92]" office:value-type="float" office:value="-26937.4487031422" calcext:value-type="float">
            <text:p>-26937,4487031422</text:p>
          </table:table-cell>
          <table:table-cell table:formula="of:=['Anael. MBP'.E92]*['Anael. MBP'.C92]" office:value-type="float" office:value="-6734.36217578555" calcext:value-type="float">
            <text:p>-6734,3621757856</text:p>
          </table:table-cell>
          <table:table-cell/>
          <table:table-cell table:formula="of:=['Anael. MBP'.B92]-['Anael. MBP'.B$96]" office:value-type="float" office:value="1.3" calcext:value-type="float">
            <text:p>1,3</text:p>
          </table:table-cell>
          <table:table-cell table:formula="of:=['Anael. MBP'.C92]-['Anael. MBP'.C$96]" office:value-type="float" office:value="-0.0706943846153849" calcext:value-type="float">
            <text:p>-0,0706943846</text:p>
          </table:table-cell>
          <table:table-cell table:formula="of:=['Anael. MBP'.K92]*['Anael. MBP'.L92]" office:value-type="float" office:value="-0.0919027000000004" calcext:value-type="float">
            <text:p>-0,0919027</text:p>
          </table:table-cell>
          <table:table-cell table:formula="of:=['Anael. MBP'.K92]^2" office:value-type="float" office:value="1.69" calcext:value-type="float">
            <text:p>1,69</text:p>
          </table:table-cell>
          <table:table-cell table:formula="of:=['Anael. MBP'.L92]^2" office:value-type="float" office:value="0.00499769601614797" calcext:value-type="float">
            <text:p>0,004997696</text:p>
          </table:table-cell>
          <table:table-cell/>
          <table:table-cell office:value-type="string" calcext:value-type="string">
            <text:p>r</text:p>
          </table:table-cell>
          <table:table-cell table:number-columns-repeated="125"/>
        </table:table-row>
        <table:table-row table:style-name="ro1">
          <table:table-cell/>
          <table:table-cell table:formula="of:=['Anael. MBP'.B19]" office:value-type="float" office:value="4.41" calcext:value-type="float">
            <text:p>4,41</text:p>
          </table:table-cell>
          <table:table-cell table:formula="of:=['Anael. MBP'.H19]" office:value-type="float" office:value="-3.922298" calcext:value-type="float">
            <text:p>-3,922298</text:p>
          </table:table-cell>
          <table:table-cell table:formula="of:=['Anael. MBP'.I19]" office:value-type="float" office:value="0.02279117" calcext:value-type="float">
            <text:p>0,02279117</text:p>
          </table:table-cell>
          <table:table-cell table:formula="of:=['Anael. MBP'.D93]^-2" office:value-type="float" office:value="1925.15968681709" calcext:value-type="float">
            <text:p>1925,1596868171</text:p>
          </table:table-cell>
          <table:table-cell table:formula="of:=['Anael. MBP'.E93]*['Anael. MBP'.B93]" office:value-type="float" office:value="8489.95421886335" calcext:value-type="float">
            <text:p>8489,9542188634</text:p>
          </table:table-cell>
          <table:table-cell table:formula="of:=['Anael. MBP'.F93]*['Anael. MBP'.B93]" office:value-type="float" office:value="37440.6981051874" calcext:value-type="float">
            <text:p>37440,6981051874</text:p>
          </table:table-cell>
          <table:table-cell table:formula="of:=['Anael. MBP'.F93]*['Anael. MBP'.C93]" office:value-type="float" office:value="-33300.1304527393" calcext:value-type="float">
            <text:p>-33300,1304527393</text:p>
          </table:table-cell>
          <table:table-cell table:formula="of:=['Anael. MBP'.E93]*['Anael. MBP'.C93]" office:value-type="float" office:value="-7551.04998928329" calcext:value-type="float">
            <text:p>-7551,0499892833</text:p>
          </table:table-cell>
          <table:table-cell/>
          <table:table-cell table:formula="of:=['Anael. MBP'.B93]-['Anael. MBP'.B$96]" office:value-type="float" office:value="1.71" calcext:value-type="float">
            <text:p>1,71</text:p>
          </table:table-cell>
          <table:table-cell table:formula="of:=['Anael. MBP'.C93]-['Anael. MBP'.C$96]" office:value-type="float" office:value="-0.166844384615385" calcext:value-type="float">
            <text:p>-0,1668443846</text:p>
          </table:table-cell>
          <table:table-cell table:formula="of:=['Anael. MBP'.K93]*['Anael. MBP'.L93]" office:value-type="float" office:value="-0.285303897692308" calcext:value-type="float">
            <text:p>-0,2853038977</text:p>
          </table:table-cell>
          <table:table-cell table:formula="of:=['Anael. MBP'.K93]^2" office:value-type="float" office:value="2.9241" calcext:value-type="float">
            <text:p>2,9241</text:p>
          </table:table-cell>
          <table:table-cell table:formula="of:=['Anael. MBP'.L93]^2" office:value-type="float" office:value="0.0278370486776865" calcext:value-type="float">
            <text:p>0,0278370487</text:p>
          </table:table-cell>
          <table:table-cell/>
          <table:table-cell table:formula="of:=['Anael. MBP'.M96]/SQRT(['Anael. MBP'.N96]*['Anael. MBP'.O96])" office:value-type="float" office:value="-0.893776309823878" calcext:value-type="float">
            <text:p>-0,8937763098</text:p>
          </table:table-cell>
          <table:table-cell table:number-columns-repeated="125"/>
        </table:table-row>
        <table:table-row table:style-name="ro3">
          <table:table-cell/>
          <table:table-cell table:formula="of:=['Anael. MBP'.B20]" office:value-type="float" office:value="4.84" calcext:value-type="float">
            <text:p>4,84</text:p>
          </table:table-cell>
          <table:table-cell table:formula="of:=['Anael. MBP'.H20]" office:value-type="float" office:value="-3.920332" calcext:value-type="float">
            <text:p>-3,920332</text:p>
          </table:table-cell>
          <table:table-cell table:formula="of:=['Anael. MBP'.I20]" office:value-type="float" office:value="0.01411739" calcext:value-type="float">
            <text:p>0,01411739</text:p>
          </table:table-cell>
          <table:table-cell table:formula="of:=['Anael. MBP'.D94]^-2" office:value-type="float" office:value="5017.54383166878" calcext:value-type="float">
            <text:p>5017,5438316688</text:p>
          </table:table-cell>
          <table:table-cell table:formula="of:=['Anael. MBP'.E94]*['Anael. MBP'.B94]" office:value-type="float" office:value="24284.9121452769" calcext:value-type="float">
            <text:p>24284,9121452769</text:p>
          </table:table-cell>
          <table:table-cell table:formula="of:=['Anael. MBP'.F94]*['Anael. MBP'.B94]" office:value-type="float" office:value="117538.97478314" calcext:value-type="float">
            <text:p>117538,97478314</text:p>
          </table:table-cell>
          <table:table-cell table:formula="of:=['Anael. MBP'.F94]*['Anael. MBP'.C94]" office:value-type="float" office:value="-95204.9182003177" calcext:value-type="float">
            <text:p>-95204,9182003177</text:p>
          </table:table-cell>
          <table:table-cell table:formula="of:=['Anael. MBP'.E94]*['Anael. MBP'.C94]" office:value-type="float" office:value="-19670.4376446937" calcext:value-type="float">
            <text:p>-19670,4376446937</text:p>
          </table:table-cell>
          <table:table-cell/>
          <table:table-cell table:formula="of:=['Anael. MBP'.B94]-['Anael. MBP'.B$96]" office:value-type="float" office:value="2.14" calcext:value-type="float">
            <text:p>2,14</text:p>
          </table:table-cell>
          <table:table-cell table:formula="of:=['Anael. MBP'.C94]-['Anael. MBP'.C$96]" office:value-type="float" office:value="-0.164878384615385" calcext:value-type="float">
            <text:p>-0,1648783846</text:p>
          </table:table-cell>
          <table:table-cell table:formula="of:=['Anael. MBP'.K94]*['Anael. MBP'.L94]" office:value-type="float" office:value="-0.352839743076924" calcext:value-type="float">
            <text:p>-0,3528397431</text:p>
          </table:table-cell>
          <table:table-cell table:formula="of:=['Anael. MBP'.K94]^2" office:value-type="float" office:value="4.5796" calcext:value-type="float">
            <text:p>4,5796</text:p>
          </table:table-cell>
          <table:table-cell table:formula="of:=['Anael. MBP'.L94]^2" office:value-type="float" office:value="0.0271848817133789" calcext:value-type="float">
            <text:p>0,0271848817</text:p>
          </table:table-cell>
          <table:table-cell/>
          <table:table-cell office:value-type="string" calcext:value-type="string">
            <text:p>r<text:span text:style-name="T1">²</text:span></text:p>
          </table:table-cell>
          <table:table-cell table:number-columns-repeated="125"/>
        </table:table-row>
        <table:table-row table:style-name="ro1">
          <table:table-cell/>
          <table:table-cell table:number-columns-repeated="2" office:value-type="string" calcext:value-type="string">
            <text:p>Avg.</text:p>
          </table:table-cell>
          <table:table-cell/>
          <table:table-cell table:number-columns-repeated="5" office:value-type="string" calcext:value-type="string">
            <text:p>Sum</text:p>
          </table:table-cell>
          <table:table-cell office:value-type="string" calcext:value-type="string">
            <text:p>Delta</text:p>
          </table:table-cell>
          <table:table-cell table:number-columns-repeated="2"/>
          <table:table-cell table:number-columns-repeated="3" office:value-type="string" calcext:value-type="string">
            <text:p>Sum</text:p>
          </table:table-cell>
          <table:table-cell/>
          <table:table-cell table:formula="of:=['Anael. MBP'.Q93]^2" office:value-type="float" office:value="0.798836092002389" calcext:value-type="float">
            <text:p>0,798836092</text:p>
          </table:table-cell>
          <table:table-cell table:number-columns-repeated="125"/>
        </table:table-row>
        <table:table-row table:style-name="ro1">
          <table:table-cell/>
          <table:table-cell table:formula="of:=AVERAGE(['Anael. MBP'.B82:.B94])" office:value-type="float" office:value="2.7" calcext:value-type="float">
            <text:p>2,7</text:p>
          </table:table-cell>
          <table:table-cell table:formula="of:=AVERAGE(['Anael. MBP'.C82:.C94])" office:value-type="float" office:value="-3.75545361538461" calcext:value-type="float">
            <text:p>-3,7554536154</text:p>
          </table:table-cell>
          <table:table-cell/>
          <table:table-cell table:formula="of:=SUM(['Anael. MBP'.E82:.E94])" office:value-type="float" office:value="18478.7168544265" calcext:value-type="float">
            <text:p>18478,7168544265</text:p>
          </table:table-cell>
          <table:table-cell table:formula="of:=SUM(['Anael. MBP'.F82:.F94])" office:value-type="float" office:value="65407.9692571276" calcext:value-type="float">
            <text:p>65407,9692571276</text:p>
          </table:table-cell>
          <table:table-cell table:formula="of:=SUM(['Anael. MBP'.G82:.G94])" office:value-type="float" office:value="256279.343842058" calcext:value-type="float">
            <text:p>256279,343842058</text:p>
          </table:table-cell>
          <table:table-cell table:formula="of:=SUM(['Anael. MBP'.H82:.H94])" office:value-type="float" office:value="-251279.398920844" calcext:value-type="float">
            <text:p>-251279,398920844</text:p>
          </table:table-cell>
          <table:table-cell table:formula="of:=SUM(['Anael. MBP'.I82:.I94])" office:value-type="float" office:value="-70449.6123901159" calcext:value-type="float">
            <text:p>-70449,6123901159</text:p>
          </table:table-cell>
          <table:table-cell table:formula="of:=['Anael. MBP'.E96]*['Anael. MBP'.G96]-['Anael. MBP'.F96]*['Anael. MBP'.F96]" office:value-type="float" office:value="457510988.154257" calcext:value-type="float">
            <text:p>457510988,154257</text:p>
          </table:table-cell>
          <table:table-cell table:number-columns-repeated="2"/>
          <table:table-cell table:formula="of:=SUM(['Anael. MBP'.M82:.M94])" office:value-type="float" office:value="-1.26526549" calcext:value-type="float">
            <text:p>-1,26526549</text:p>
          </table:table-cell>
          <table:table-cell table:formula="of:=SUM(['Anael. MBP'.N82:.N94])" office:value-type="float" office:value="18.837" calcext:value-type="float">
            <text:p>18,837</text:p>
          </table:table-cell>
          <table:table-cell table:formula="of:=SUM(['Anael. MBP'.O82:.O94])" office:value-type="float" office:value="0.106388309869077" calcext:value-type="float">
            <text:p>0,1063883099</text:p>
          </table:table-cell>
          <table:table-cell table:number-columns-repeated="127"/>
        </table:table-row>
        <table:table-row table:style-name="ro1">
          <table:table-cell table:number-columns-repeated="16"/>
          <table:table-cell office:value-type="string" calcext:value-type="string">
            <text:p>Dy_max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Dy_max/P3</text:p>
          </table:table-cell>
          <table:table-cell table:number-columns-repeated="123"/>
        </table:table-row>
        <table:table-row table:style-name="ro1">
          <table:table-cell table:number-columns-repeated="16"/>
          <table:table-cell table:formula="of:=['Anael. MBP'.C82]-['Anael. MBP'.C94]" office:value-type="float" office:value="0.303873" calcext:value-type="float">
            <text:p>0,303873</text:p>
          </table:table-cell>
          <table:table-cell/>
          <table:table-cell table:formula="of:=['Anael. MBP'.Q98]/['Anael. MBP'.J22]" office:value-type="float" office:value="0.0484095313941225" calcext:value-type="float">
            <text:p>0,0484095314</text:p>
          </table:table-cell>
          <table:table-cell table:number-columns-repeated="123"/>
        </table:table-row>
      </table:table>
      <table:table table:name="Anael. H2O (MBP)" table:style-name="ta1">
        <table:shapes>
          <draw:frame draw:z-index="0" draw:style-name="gr2" draw:text-style-name="P2" svg:width="427.12mm" svg:height="134.57mm" svg:x="20.73mm" svg:y="206.2mm">
            <loext:p draw:notify-on-update-of-ranges="'Anael. H2O (MBP)'.B8:'Anael. H2O (MBP)'.B20 'Anael. H2O (MBP)'.F8:'Anael. H2O (MBP)'.F20 'Anael. H2O (MBP)'.G8:'Anael. H2O (MBP)'.G20 'Anael. H2O (MBP)'.G8:'Anael. H2O (MBP)'.G2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2" draw:text-style-name="P2" svg:width="395.6mm" svg:height="133.6mm" svg:x="28.13mm" svg:y="456.05mm">
            <loext:p draw:notify-on-update-of-ranges="'Anael. H2O (MBP)'.B8:'Anael. H2O (MBP)'.B20 'Anael. H2O (MBP)'.H8:'Anael. H2O (MBP)'.H20 'Anael. H2O (MBP)'.I8:'Anael. H2O (MBP)'.I20 'Anael. H2O (MBP)'.I8:'Anael. H2O (MBP)'.I2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10"/>
          <table:table-cell table:style-name="ce24" office:value-type="string" calcext:value-type="string" table:number-columns-spanned="2" table:number-rows-spanned="1">
            <text:p>Fit Gaussiano</text:p>
          </table:table-cell>
          <table:covered-table-cell/>
          <table:table-cell table:number-columns-repeated="8"/>
        </table:table-row>
        <table:table-row table:style-name="ro1">
          <table:table-cell/>
          <table:table-cell table:style-name="ce22" office:value-type="string" calcext:value-type="string" table:number-columns-spanned="8" table:number-rows-spanned="2">
            <text:p>Andamento picchi anaelastici H2O (soluto: MBP) a 150 K</text:p>
          </table:table-cell>
          <table:covered-table-cell table:number-columns-repeated="7"/>
          <table:table-cell/>
          <table:table-cell office:value-type="string" calcext:value-type="string">
            <text:p>fit da:</text:p>
          </table:table-cell>
          <table:table-cell table:number-columns-repeated="9"/>
        </table:table-row>
        <table:table-row table:style-name="ro1">
          <table:table-cell/>
          <table:covered-table-cell table:number-columns-repeated="8"/>
          <table:table-cell/>
          <table:table-cell office:value-type="string" calcext:value-type="string">
            <text:p>xmin</text:p>
          </table:table-cell>
          <table:table-cell office:value-type="float" office:value="-7" calcext:value-type="float">
            <text:p>-7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max</text:p>
          </table:table-cell>
          <table:table-cell office:value-type="float" office:value="-3" calcext:value-type="float">
            <text:p>-3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Q^2</text:p>
          </table:table-cell>
          <table:table-cell office:value-type="string" calcext:value-type="string">
            <text:p>Spectra</text:p>
          </table:table-cell>
          <table:table-cell office:value-type="string" calcext:value-type="string">
            <text:p>pseudo_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1.heigh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2.cente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3.fWm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hi^2</text:p>
          </table:table-cell>
          <table:table-cell table:number-columns-repeated="8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formula="of:=['Anael. H2O (MBP)'.C8]*['Anael. H2O (MBP)'.C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41357" calcext:value-type="float">
            <text:p>0,5841357</text:p>
          </table:table-cell>
          <table:table-cell office:value-type="float" office:value="0.1412882" calcext:value-type="float">
            <text:p>0,1412882</text:p>
          </table:table-cell>
          <table:table-cell office:value-type="float" office:value="-4.985719" calcext:value-type="float">
            <text:p>-4,985719</text:p>
          </table:table-cell>
          <table:table-cell office:value-type="float" office:value="0.101748" calcext:value-type="float">
            <text:p>0,101748</text:p>
          </table:table-cell>
          <table:table-cell office:value-type="float" office:value="7.149826" calcext:value-type="float">
            <text:p>7,149826</text:p>
          </table:table-cell>
          <table:table-cell office:value-type="float" office:value="1.212007" calcext:value-type="float">
            <text:p>1,212007</text:p>
          </table:table-cell>
          <table:table-cell office:value-type="float" office:value="0.36" calcext:value-type="float">
            <text:p>0,3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'Anael. H2O (MBP)'.C9]*['Anael. H2O (MBP)'.C9]" office:value-type="float" office:value="1.21" calcext:value-type="float">
            <text:p>1,21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75016" calcext:value-type="float">
            <text:p>0,5975016</text:p>
          </table:table-cell>
          <table:table-cell office:value-type="float" office:value="0.1619895" calcext:value-type="float">
            <text:p>0,1619895</text:p>
          </table:table-cell>
          <table:table-cell office:value-type="float" office:value="-5.174757" calcext:value-type="float">
            <text:p>-5,174757</text:p>
          </table:table-cell>
          <table:table-cell office:value-type="float" office:value="0.1913615" calcext:value-type="float">
            <text:p>0,1913615</text:p>
          </table:table-cell>
          <table:table-cell office:value-type="float" office:value="9.200553" calcext:value-type="float">
            <text:p>9,200553</text:p>
          </table:table-cell>
          <table:table-cell office:value-type="float" office:value="2.167089" calcext:value-type="float">
            <text:p>2,167089</text:p>
          </table:table-cell>
          <table:table-cell office:value-type="float" office:value="0.47" calcext:value-type="float">
            <text:p>0,47</text:p>
          </table:table-cell>
          <table:table-cell table:number-columns-repeated="8"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formula="of:=['Anael. H2O (MBP)'.C10]*['Anael. H2O (MBP)'.C10]" office:value-type="float" office:value="1.44" calcext:value-type="float">
            <text:p>1,44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04952" calcext:value-type="float">
            <text:p>0,6404952</text:p>
          </table:table-cell>
          <table:table-cell office:value-type="float" office:value="0.01791896" calcext:value-type="float">
            <text:p>0,01791896</text:p>
          </table:table-cell>
          <table:table-cell office:value-type="float" office:value="-4.848493" calcext:value-type="float">
            <text:p>-4,848493</text:p>
          </table:table-cell>
          <table:table-cell office:value-type="float" office:value="0.1956944" calcext:value-type="float">
            <text:p>0,1956944</text:p>
          </table:table-cell>
          <table:table-cell office:value-type="float" office:value="9.94016" calcext:value-type="float">
            <text:p>9,94016</text:p>
          </table:table-cell>
          <table:table-cell office:value-type="float" office:value="1.856924" calcext:value-type="float">
            <text:p>1,856924</text:p>
          </table:table-cell>
          <table:table-cell office:value-type="float" office:value="0.5" calcext:value-type="float">
            <text:p>0,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'Anael. H2O (MBP)'.C11]*['Anael. H2O (MBP)'.C11]" office:value-type="float" office:value="1.69" calcext:value-type="float">
            <text:p>1,69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04064" calcext:value-type="float">
            <text:p>0,6604064</text:p>
          </table:table-cell>
          <table:table-cell office:value-type="float" office:value="0.1778975" calcext:value-type="float">
            <text:p>0,1778975</text:p>
          </table:table-cell>
          <table:table-cell office:value-type="float" office:value="-5.181152" calcext:value-type="float">
            <text:p>-5,181152</text:p>
          </table:table-cell>
          <table:table-cell office:value-type="float" office:value="0.2389202" calcext:value-type="float">
            <text:p>0,2389202</text:p>
          </table:table-cell>
          <table:table-cell office:value-type="float" office:value="10.19114" calcext:value-type="float">
            <text:p>10,19114</text:p>
          </table:table-cell>
          <table:table-cell office:value-type="float" office:value="2.711922" calcext:value-type="float">
            <text:p>2,711922</text:p>
          </table:table-cell>
          <table:table-cell office:value-type="float" office:value="0.6" calcext:value-type="float">
            <text:p>0,6</text:p>
          </table:table-cell>
          <table:table-cell table:number-columns-repeated="8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formula="of:=['Anael. H2O (MBP)'.C12]*['Anael. H2O (MBP)'.C12]" office:value-type="float" office:value="1.96" calcext:value-type="float">
            <text:p>1,96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84707" calcext:value-type="float">
            <text:p>0,6784707</text:p>
          </table:table-cell>
          <table:table-cell office:value-type="float" office:value="0.1830148" calcext:value-type="float">
            <text:p>0,1830148</text:p>
          </table:table-cell>
          <table:table-cell office:value-type="float" office:value="-5.084802" calcext:value-type="float">
            <text:p>-5,084802</text:p>
          </table:table-cell>
          <table:table-cell office:value-type="float" office:value="0.1682887" calcext:value-type="float">
            <text:p>0,1682887</text:p>
          </table:table-cell>
          <table:table-cell office:value-type="float" office:value="8.751898" calcext:value-type="float">
            <text:p>8,751898</text:p>
          </table:table-cell>
          <table:table-cell office:value-type="float" office:value="1.938087" calcext:value-type="float">
            <text:p>1,938087</text:p>
          </table:table-cell>
          <table:table-cell office:value-type="float" office:value="0.55" calcext:value-type="float">
            <text:p>0,5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'Anael. H2O (MBP)'.C13]*['Anael. H2O (MBP)'.C13]" office:value-type="float" office:value="2.25" calcext:value-type="float">
            <text:p>2,25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151" calcext:value-type="float">
            <text:p>0,7179151</text:p>
          </table:table-cell>
          <table:table-cell office:value-type="float" office:value="0.1888141" calcext:value-type="float">
            <text:p>0,1888141</text:p>
          </table:table-cell>
          <table:table-cell office:value-type="float" office:value="-6.017545" calcext:value-type="float">
            <text:p>-6,017545</text:p>
          </table:table-cell>
          <table:table-cell office:value-type="float" office:value="0.9279878" calcext:value-type="float">
            <text:p>0,9279878</text:p>
          </table:table-cell>
          <table:table-cell office:value-type="float" office:value="13.91853" calcext:value-type="float">
            <text:p>13,91853</text:p>
          </table:table-cell>
          <table:table-cell office:value-type="float" office:value="5.906003" calcext:value-type="float">
            <text:p>5,906003</text:p>
          </table:table-cell>
          <table:table-cell office:value-type="float" office:value="0.57" calcext:value-type="float">
            <text:p>0,57</text:p>
          </table:table-cell>
          <table:table-cell table:number-columns-repeated="8"/>
        </table:table-row>
        <table:table-row table:style-name="ro1">
          <table:table-cell table:style-name="ce21" office:value-type="float" office:value="7" calcext:value-type="float">
            <text:p>7</text:p>
          </table:table-cell>
          <table:table-cell table:formula="of:=['Anael. H2O (MBP)'.C14]*['Anael. H2O (MBP)'.C14]" office:value-type="float" office:value="2.56" calcext:value-type="float">
            <text:p>2,56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48921" calcext:value-type="float">
            <text:p>0,7448921</text:p>
          </table:table-cell>
          <table:table-cell office:value-type="float" office:value="0.1918033" calcext:value-type="float">
            <text:p>0,1918033</text:p>
          </table:table-cell>
          <table:table-cell office:value-type="float" office:value="-5.827658" calcext:value-type="float">
            <text:p>-5,827658</text:p>
          </table:table-cell>
          <table:table-cell office:value-type="float" office:value="0.6279797" calcext:value-type="float">
            <text:p>0,6279797</text:p>
          </table:table-cell>
          <table:table-cell office:value-type="float" office:value="12.35493" calcext:value-type="float">
            <text:p>12,35493</text:p>
          </table:table-cell>
          <table:table-cell office:value-type="float" office:value="4.190022" calcext:value-type="float">
            <text:p>4,190022</text:p>
          </table:table-cell>
          <table:table-cell office:value-type="float" office:value="0.58" calcext:value-type="float">
            <text:p>0,5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'Anael. H2O (MBP)'.C15]*['Anael. H2O (MBP)'.C15]" office:value-type="float" office:value="2.89" calcext:value-type="float">
            <text:p>2,89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28286" calcext:value-type="float">
            <text:p>0,7828286</text:p>
          </table:table-cell>
          <table:table-cell office:value-type="float" office:value="0.1951859" calcext:value-type="float">
            <text:p>0,1951859</text:p>
          </table:table-cell>
          <table:table-cell office:value-type="float" office:value="-5.578015" calcext:value-type="float">
            <text:p>-5,578015</text:p>
          </table:table-cell>
          <table:table-cell office:value-type="float" office:value="0.2158209" calcext:value-type="float">
            <text:p>0,2158209</text:p>
          </table:table-cell>
          <table:table-cell office:value-type="float" office:value="8.184191" calcext:value-type="float">
            <text:p>8,184191</text:p>
          </table:table-cell>
          <table:table-cell office:value-type="float" office:value="1.611919" calcext:value-type="float">
            <text:p>1,611919</text:p>
          </table:table-cell>
          <table:table-cell office:value-type="float" office:value="0.7" calcext:value-type="float">
            <text:p>0,7</text:p>
          </table:table-cell>
          <table:table-cell table:number-columns-repeated="8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formula="of:=['Anael. H2O (MBP)'.C16]*['Anael. H2O (MBP)'.C16]" office:value-type="float" office:value="3.24" calcext:value-type="float">
            <text:p>3,24</text:p>
          </table:table-cell>
          <table:table-cell office:value-type="float" office:value="1.8" calcext:value-type="float">
            <text:p>1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7495" calcext:value-type="float">
            <text:p>0,7857495</text:p>
          </table:table-cell>
          <table:table-cell office:value-type="float" office:value="0.1932786" calcext:value-type="float">
            <text:p>0,1932786</text:p>
          </table:table-cell>
          <table:table-cell office:value-type="float" office:value="-5.824644" calcext:value-type="float">
            <text:p>-5,824644</text:p>
          </table:table-cell>
          <table:table-cell office:value-type="float" office:value="0.3584732" calcext:value-type="float">
            <text:p>0,3584732</text:p>
          </table:table-cell>
          <table:table-cell office:value-type="float" office:value="9.492699" calcext:value-type="float">
            <text:p>9,492699</text:p>
          </table:table-cell>
          <table:table-cell office:value-type="float" office:value="2.149424" calcext:value-type="float">
            <text:p>2,149424</text:p>
          </table:table-cell>
          <table:table-cell office:value-type="float" office:value="0.74" calcext:value-type="float">
            <text:p>0,7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'Anael. H2O (MBP)'.C17]*['Anael. H2O (MBP)'.C17]" office:value-type="float" office:value="3.61" calcext:value-type="float">
            <text:p>3,61</text:p>
          </table:table-cell>
          <table:table-cell office:value-type="float" office:value="1.9" calcext:value-type="float">
            <text:p>1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00853" calcext:value-type="float">
            <text:p>0,8000853</text:p>
          </table:table-cell>
          <table:table-cell office:value-type="float" office:value="0.1930181" calcext:value-type="float">
            <text:p>0,1930181</text:p>
          </table:table-cell>
          <table:table-cell office:value-type="float" office:value="-5.952826" calcext:value-type="float">
            <text:p>-5,952826</text:p>
          </table:table-cell>
          <table:table-cell office:value-type="float" office:value="0.395869" calcext:value-type="float">
            <text:p>0,395869</text:p>
          </table:table-cell>
          <table:table-cell office:value-type="float" office:value="9.57311" calcext:value-type="float">
            <text:p>9,57311</text:p>
          </table:table-cell>
          <table:table-cell office:value-type="float" office:value="2.168908" calcext:value-type="float">
            <text:p>2,168908</text:p>
          </table:table-cell>
          <table:table-cell office:value-type="float" office:value="0.67" calcext:value-type="float">
            <text:p>0,67</text:p>
          </table:table-cell>
          <table:table-cell table:number-columns-repeated="8"/>
        </table:table-row>
        <table:table-row table:style-name="ro1">
          <table:table-cell table:style-name="ce21" office:value-type="float" office:value="11" calcext:value-type="float">
            <text:p>11</text:p>
          </table:table-cell>
          <table:table-cell table:formula="of:=['Anael. H2O (MBP)'.C18]*['Anael. H2O (MBP)'.C18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83798" calcext:value-type="float">
            <text:p>0,8583798</text:p>
          </table:table-cell>
          <table:table-cell office:value-type="float" office:value="0.007629113" calcext:value-type="float">
            <text:p>0,007629113</text:p>
          </table:table-cell>
          <table:table-cell office:value-type="float" office:value="-6.70702" calcext:value-type="float">
            <text:p>-6,70702</text:p>
          </table:table-cell>
          <table:table-cell office:value-type="float" office:value="0.1463579" calcext:value-type="float">
            <text:p>0,1463579</text:p>
          </table:table-cell>
          <table:table-cell office:value-type="float" office:value="13.2626" calcext:value-type="float">
            <text:p>13,2626</text:p>
          </table:table-cell>
          <table:table-cell office:value-type="float" office:value="0.6644547" calcext:value-type="float">
            <text:p>0,6644547</text:p>
          </table:table-cell>
          <table:table-cell office:value-type="float" office:value="0.6" calcext:value-type="float">
            <text:p>0,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'Anael. H2O (MBP)'.C19]*['Anael. H2O (MBP)'.C19]" office:value-type="float" office:value="4.41" calcext:value-type="float">
            <text:p>4,41</text:p>
          </table:table-cell>
          <table:table-cell office:value-type="float" office:value="2.1" calcext:value-type="float">
            <text:p>2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31636" calcext:value-type="float">
            <text:p>0,8531636</text:p>
          </table:table-cell>
          <table:table-cell office:value-type="float" office:value="0.06010724" calcext:value-type="float">
            <text:p>0,06010724</text:p>
          </table:table-cell>
          <table:table-cell office:value-type="float" office:value="-5.656228" calcext:value-type="float">
            <text:p>-5,656228</text:p>
          </table:table-cell>
          <table:table-cell office:value-type="float" office:value="0.2609537" calcext:value-type="float">
            <text:p>0,2609537</text:p>
          </table:table-cell>
          <table:table-cell office:value-type="float" office:value="9.284147" calcext:value-type="float">
            <text:p>9,284147</text:p>
          </table:table-cell>
          <table:table-cell office:value-type="float" office:value="1.425503" calcext:value-type="float">
            <text:p>1,425503</text:p>
          </table:table-cell>
          <table:table-cell office:value-type="float" office:value="0.51" calcext:value-type="float">
            <text:p>0,51</text:p>
          </table:table-cell>
          <table:table-cell table:number-columns-repeated="8"/>
        </table:table-row>
        <table:table-row table:style-name="ro1">
          <table:table-cell table:style-name="ce21" office:value-type="float" office:value="13" calcext:value-type="float">
            <text:p>13</text:p>
          </table:table-cell>
          <table:table-cell table:formula="of:=['Anael. H2O (MBP)'.C20]*['Anael. H2O (MBP)'.C20]" office:value-type="float" office:value="4.84" calcext:value-type="float">
            <text:p>4,84</text:p>
          </table:table-cell>
          <table:table-cell office:value-type="float" office:value="2.2" calcext:value-type="float">
            <text:p>2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1791" calcext:value-type="float">
            <text:p>0,831791</text:p>
          </table:table-cell>
          <table:table-cell office:value-type="float" office:value="0.1865559" calcext:value-type="float">
            <text:p>0,1865559</text:p>
          </table:table-cell>
          <table:table-cell office:value-type="float" office:value="-5.681014" calcext:value-type="float">
            <text:p>-5,681014</text:p>
          </table:table-cell>
          <table:table-cell office:value-type="float" office:value="0.2543062" calcext:value-type="float">
            <text:p>0,2543062</text:p>
          </table:table-cell>
          <table:table-cell office:value-type="float" office:value="8.880673" calcext:value-type="float">
            <text:p>8,880673</text:p>
          </table:table-cell>
          <table:table-cell office:value-type="float" office:value="1.703058" calcext:value-type="float">
            <text:p>1,703058</text:p>
          </table:table-cell>
          <table:table-cell office:value-type="float" office:value="1.41" calcext:value-type="float">
            <text:p>1,4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Avg.</text:p>
          </table:table-cell>
          <table:table-cell/>
          <table:table-cell office:value-type="string" calcext:value-type="string">
            <text:p>Avg.</text:p>
          </table:table-cell>
          <table:table-cell/>
          <table:table-cell office:value-type="string" calcext:value-type="string">
            <text:p>Avg.</text:p>
          </table:table-cell>
          <table:table-cell/>
          <table:table-cell office:value-type="string" calcext:value-type="string">
            <text:p>Avg.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AVERAGE(['Anael. H2O (MBP)'.F8:.F20])" office:value-type="float" office:value="0.7335242" calcext:value-type="float">
            <text:p>0,7335242</text:p>
          </table:table-cell>
          <table:table-cell/>
          <table:table-cell table:formula="of:=AVERAGE(['Anael. H2O (MBP)'.H8:.H20])" office:value-type="float" office:value="-5.57845176923077" calcext:value-type="float">
            <text:p>-5,5784517692</text:p>
          </table:table-cell>
          <table:table-cell/>
          <table:table-cell table:formula="of:=AVERAGE(['Anael. H2O (MBP)'.J8:.J20])" office:value-type="float" office:value="10.014189" calcext:value-type="float">
            <text:p>10,014189</text:p>
          </table:table-cell>
          <table:table-cell/>
          <table:table-cell table:formula="of:=AVERAGE(['Anael. H2O (MBP)'.L8:.L20])" office:value-type="float" office:value="0.635384615384615" calcext:value-type="float">
            <text:p>0,6353846154</text:p>
          </table:table-cell>
          <table:table-cell table:number-columns-repeated="8"/>
        </table:table-row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table:style-name="ce23" office:value-type="string" calcext:value-type="string" table:number-columns-spanned="19" table:number-rows-spanned="2">
            <text:p>Andamento dell’altezza dei picchi anael. dovuti a H2O (soluto: MBP)</text:p>
          </table:table-cell>
          <table:covered-table-cell table:number-columns-repeated="18"/>
        </table:table-row>
        <table:table-row table:style-name="ro1">
          <table:table-cell/>
          <table:covered-table-cell table:number-columns-repeated="19"/>
        </table:table-row>
        <table:table-row table:style-name="ro1">
          <table:table-cell table:number-columns-repeated="11"/>
          <table:table-cell office:value-type="string" calcext:value-type="string">
            <text:p>Dx</text:p>
          </table:table-cell>
          <table:table-cell office:value-type="string" calcext:value-type="string">
            <text:p>Dy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 <text:span text:style-name="T1">· </text:span>x</text:p>
          </table:table-cell>
          <table:table-cell office:value-type="string" calcext:value-type="string">
            <text:p>w <text:span text:style-name="T1">· </text:span>x<text:span text:style-name="T1">²</text:span></text:p>
          </table:table-cell>
          <table:table-cell office:value-type="string" calcext:value-type="string">
            <text:p><text:span text:style-name="T1">w · </text:span>x <text:span text:style-name="T1">· </text:span>y</text:p>
          </table:table-cell>
          <table:table-cell office:value-type="string" calcext:value-type="string">
            <text:p>w <text:span text:style-name="T1">· </text:span>y</text:p>
          </table:table-cell>
          <table:table-cell/>
          <table:table-cell office:value-type="string" calcext:value-type="string">
            <text:p>x – x_avg</text:p>
          </table:table-cell>
          <table:table-cell office:value-type="string" calcext:value-type="string">
            <text:p>y – y_avg</text:p>
          </table:table-cell>
          <table:table-cell office:value-type="string" calcext:value-type="string">
            <text:p>Dx*Dy</text:p>
          </table:table-cell>
          <table:table-cell office:value-type="string" calcext:value-type="string">
            <text:p>(Dx)<text:span text:style-name="T1">²</text:span></text:p>
          </table:table-cell>
          <table:table-cell office:value-type="string" calcext:value-type="string">
            <text:p>(Dy)<text:span text:style-name="T1">²</text:span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</text:p>
          </table:table-cell>
          <table:table-cell table:number-columns-repeated="2"/>
        </table:table-row>
        <table:table-row table:style-name="ro1">
          <table:table-cell/>
          <table:table-cell table:formula="of:=['Anael. H2O (MBP)'.B8]" office:value-type="float" office:value="1" calcext:value-type="float">
            <text:p>1</text:p>
          </table:table-cell>
          <table:table-cell table:formula="of:=['Anael. H2O (MBP)'.F8]" office:value-type="float" office:value="0.5841357" calcext:value-type="float">
            <text:p>0,5841357</text:p>
          </table:table-cell>
          <table:table-cell table:formula="of:=['Anael. H2O (MBP)'.G8]" office:value-type="float" office:value="0.1412882" calcext:value-type="float">
            <text:p>0,1412882</text:p>
          </table:table-cell>
          <table:table-cell table:formula="of:=['Anael. H2O (MBP)'.D30]^-2" office:value-type="float" office:value="50.0942888248756" calcext:value-type="float">
            <text:p>50,0942888249</text:p>
          </table:table-cell>
          <table:table-cell table:formula="of:=['Anael. H2O (MBP)'.E30]*['Anael. H2O (MBP)'.B30]" office:value-type="float" office:value="50.0942888248756" calcext:value-type="float">
            <text:p>50,0942888249</text:p>
          </table:table-cell>
          <table:table-cell table:formula="of:=['Anael. H2O (MBP)'.F30]*['Anael. H2O (MBP)'.B30]" office:value-type="float" office:value="50.0942888248756" calcext:value-type="float">
            <text:p>50,0942888249</text:p>
          </table:table-cell>
          <table:table-cell table:formula="of:=['Anael. H2O (MBP)'.F30]*['Anael. H2O (MBP)'.C30]" office:value-type="float" office:value="29.2618624687209" calcext:value-type="float">
            <text:p>29,2618624687</text:p>
          </table:table-cell>
          <table:table-cell table:formula="of:=['Anael. H2O (MBP)'.E30]*['Anael. H2O (MBP)'.C30]" office:value-type="float" office:value="29.2618624687209" calcext:value-type="float">
            <text:p>29,2618624687</text:p>
          </table:table-cell>
          <table:table-cell/>
          <table:table-cell table:formula="of:=['Anael. H2O (MBP)'.B30]-['Anael. H2O (MBP)'.B$44]" office:value-type="float" office:value="-1.7" calcext:value-type="float">
            <text:p>-1,7</text:p>
          </table:table-cell>
          <table:table-cell table:formula="of:=['Anael. H2O (MBP)'.C30]-['Anael. H2O (MBP)'.C$44]" office:value-type="float" office:value="-0.1493885" calcext:value-type="float">
            <text:p>-0,1493885</text:p>
          </table:table-cell>
          <table:table-cell table:formula="of:=['Anael. H2O (MBP)'.K30]*['Anael. H2O (MBP)'.L30]" office:value-type="float" office:value="0.25396045" calcext:value-type="float">
            <text:p>0,25396045</text:p>
          </table:table-cell>
          <table:table-cell table:formula="of:=['Anael. H2O (MBP)'.K30]^2" office:value-type="float" office:value="2.89" calcext:value-type="float">
            <text:p>2,89</text:p>
          </table:table-cell>
          <table:table-cell table:formula="of:=['Anael. H2O (MBP)'.L30]^2" office:value-type="float" office:value="0.0223169239322499" calcext:value-type="float">
            <text:p>0,0223169239</text:p>
          </table:table-cell>
          <table:table-cell/>
          <table:table-cell table:formula="of:=(['Anael. H2O (MBP)'.G44]*['Anael. H2O (MBP)'.I44]-['Anael. H2O (MBP)'.F44]*['Anael. H2O (MBP)'.H44])/['Anael. H2O (MBP)'.J44]" office:value-type="float" office:value="0.518816591406594" calcext:value-type="float">
            <text:p>0,5188165914</text:p>
          </table:table-cell>
          <table:table-cell table:formula="of:=SQRT(['Anael. H2O (MBP)'.G44]/['Anael. H2O (MBP)'.J44])" office:value-type="float" office:value="0.027451934774436" calcext:value-type="float">
            <text:p>0,0274519348</text:p>
          </table:table-cell>
          <table:table-cell table:number-columns-repeated="2"/>
        </table:table-row>
        <table:table-row table:style-name="ro1">
          <table:table-cell/>
          <table:table-cell table:formula="of:=['Anael. H2O (MBP)'.B9]" office:value-type="float" office:value="1.21" calcext:value-type="float">
            <text:p>1,21</text:p>
          </table:table-cell>
          <table:table-cell table:formula="of:=['Anael. H2O (MBP)'.F9]" office:value-type="float" office:value="0.5975016" calcext:value-type="float">
            <text:p>0,5975016</text:p>
          </table:table-cell>
          <table:table-cell table:formula="of:=['Anael. H2O (MBP)'.G9]" office:value-type="float" office:value="0.1619895" calcext:value-type="float">
            <text:p>0,1619895</text:p>
          </table:table-cell>
          <table:table-cell table:formula="of:=['Anael. H2O (MBP)'.D31]^-2" office:value-type="float" office:value="38.10888744984" calcext:value-type="float">
            <text:p>38,1088874498</text:p>
          </table:table-cell>
          <table:table-cell table:formula="of:=['Anael. H2O (MBP)'.E31]*['Anael. H2O (MBP)'.B31]" office:value-type="float" office:value="46.1117538143064" calcext:value-type="float">
            <text:p>46,1117538143</text:p>
          </table:table-cell>
          <table:table-cell table:formula="of:=['Anael. H2O (MBP)'.F31]*['Anael. H2O (MBP)'.B31]" office:value-type="float" office:value="55.7952221153107" calcext:value-type="float">
            <text:p>55,7952221153</text:p>
          </table:table-cell>
          <table:table-cell table:formula="of:=['Anael. H2O (MBP)'.F31]*['Anael. H2O (MBP)'.C31]" office:value-type="float" office:value="27.5518466828541" calcext:value-type="float">
            <text:p>27,5518466829</text:p>
          </table:table-cell>
          <table:table-cell table:formula="of:=['Anael. H2O (MBP)'.E31]*['Anael. H2O (MBP)'.C31]" office:value-type="float" office:value="22.7701212254993" calcext:value-type="float">
            <text:p>22,7701212255</text:p>
          </table:table-cell>
          <table:table-cell/>
          <table:table-cell table:formula="of:=['Anael. H2O (MBP)'.B31]-['Anael. H2O (MBP)'.B$44]" office:value-type="float" office:value="-1.49" calcext:value-type="float">
            <text:p>-1,49</text:p>
          </table:table-cell>
          <table:table-cell table:formula="of:=['Anael. H2O (MBP)'.C31]-['Anael. H2O (MBP)'.C$44]" office:value-type="float" office:value="-0.1360226" calcext:value-type="float">
            <text:p>-0,1360226</text:p>
          </table:table-cell>
          <table:table-cell table:formula="of:=['Anael. H2O (MBP)'.K31]*['Anael. H2O (MBP)'.L31]" office:value-type="float" office:value="0.202673674" calcext:value-type="float">
            <text:p>0,202673674</text:p>
          </table:table-cell>
          <table:table-cell table:formula="of:=['Anael. H2O (MBP)'.K31]^2" office:value-type="float" office:value="2.2201" calcext:value-type="float">
            <text:p>2,2201</text:p>
          </table:table-cell>
          <table:table-cell table:formula="of:=['Anael. H2O (MBP)'.L31]^2" office:value-type="float" office:value="0.0185021477107599" calcext:value-type="float">
            <text:p>0,0185021477</text:p>
          </table:table-cell>
          <table:table-cell table:number-columns-repeated="5"/>
        </table:table-row>
        <table:table-row table:style-name="ro1">
          <table:table-cell/>
          <table:table-cell table:formula="of:=['Anael. H2O (MBP)'.B10]" office:value-type="float" office:value="1.44" calcext:value-type="float">
            <text:p>1,44</text:p>
          </table:table-cell>
          <table:table-cell table:formula="of:=['Anael. H2O (MBP)'.F10]" office:value-type="float" office:value="0.6404952" calcext:value-type="float">
            <text:p>0,6404952</text:p>
          </table:table-cell>
          <table:table-cell table:formula="of:=['Anael. H2O (MBP)'.G10]" office:value-type="float" office:value="0.01791896" calcext:value-type="float">
            <text:p>0,01791896</text:p>
          </table:table-cell>
          <table:table-cell table:formula="of:=['Anael. H2O (MBP)'.D32]^-2" office:value-type="float" office:value="3114.40006655879" calcext:value-type="float">
            <text:p>3114,4000665588</text:p>
          </table:table-cell>
          <table:table-cell table:formula="of:=['Anael. H2O (MBP)'.E32]*['Anael. H2O (MBP)'.B32]" office:value-type="float" office:value="4484.73609584466" calcext:value-type="float">
            <text:p>4484,7360958447</text:p>
          </table:table-cell>
          <table:table-cell table:formula="of:=['Anael. H2O (MBP)'.F32]*['Anael. H2O (MBP)'.B32]" office:value-type="float" office:value="6458.01997801631" calcext:value-type="float">
            <text:p>6458,0199780163</text:p>
          </table:table-cell>
          <table:table-cell table:formula="of:=['Anael. H2O (MBP)'.F32]*['Anael. H2O (MBP)'.C32]" office:value-type="float" office:value="2872.45194265525" calcext:value-type="float">
            <text:p>2872,4519426553</text:p>
          </table:table-cell>
          <table:table-cell table:formula="of:=['Anael. H2O (MBP)'.E32]*['Anael. H2O (MBP)'.C32]" office:value-type="float" office:value="1994.75829351059" calcext:value-type="float">
            <text:p>1994,7582935106</text:p>
          </table:table-cell>
          <table:table-cell/>
          <table:table-cell table:formula="of:=['Anael. H2O (MBP)'.B32]-['Anael. H2O (MBP)'.B$44]" office:value-type="float" office:value="-1.26" calcext:value-type="float">
            <text:p>-1,26</text:p>
          </table:table-cell>
          <table:table-cell table:formula="of:=['Anael. H2O (MBP)'.C32]-['Anael. H2O (MBP)'.C$44]" office:value-type="float" office:value="-0.0930289999999998" calcext:value-type="float">
            <text:p>-0,093029</text:p>
          </table:table-cell>
          <table:table-cell table:formula="of:=['Anael. H2O (MBP)'.K32]*['Anael. H2O (MBP)'.L32]" office:value-type="float" office:value="0.11721654" calcext:value-type="float">
            <text:p>0,11721654</text:p>
          </table:table-cell>
          <table:table-cell table:formula="of:=['Anael. H2O (MBP)'.K32]^2" office:value-type="float" office:value="1.5876" calcext:value-type="float">
            <text:p>1,5876</text:p>
          </table:table-cell>
          <table:table-cell table:formula="of:=['Anael. H2O (MBP)'.L32]^2" office:value-type="float" office:value="0.00865439484099996" calcext:value-type="float">
            <text:p>0,0086543948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dB</text:p>
          </table:table-cell>
          <table:table-cell table:number-columns-repeated="2"/>
        </table:table-row>
        <table:table-row table:style-name="ro1">
          <table:table-cell/>
          <table:table-cell table:formula="of:=['Anael. H2O (MBP)'.B11]" office:value-type="float" office:value="1.69" calcext:value-type="float">
            <text:p>1,69</text:p>
          </table:table-cell>
          <table:table-cell table:formula="of:=['Anael. H2O (MBP)'.F11]" office:value-type="float" office:value="0.6604064" calcext:value-type="float">
            <text:p>0,6604064</text:p>
          </table:table-cell>
          <table:table-cell table:formula="of:=['Anael. H2O (MBP)'.G11]" office:value-type="float" office:value="0.1778975" calcext:value-type="float">
            <text:p>0,1778975</text:p>
          </table:table-cell>
          <table:table-cell table:formula="of:=['Anael. H2O (MBP)'.D33]^-2" office:value-type="float" office:value="31.5980520433666" calcext:value-type="float">
            <text:p>31,5980520434</text:p>
          </table:table-cell>
          <table:table-cell table:formula="of:=['Anael. H2O (MBP)'.E33]*['Anael. H2O (MBP)'.B33]" office:value-type="float" office:value="53.4007079532896" calcext:value-type="float">
            <text:p>53,4007079533</text:p>
          </table:table-cell>
          <table:table-cell table:formula="of:=['Anael. H2O (MBP)'.F33]*['Anael. H2O (MBP)'.B33]" office:value-type="float" office:value="90.2471964410595" calcext:value-type="float">
            <text:p>90,2471964411</text:p>
          </table:table-cell>
          <table:table-cell table:formula="of:=['Anael. H2O (MBP)'.F33]*['Anael. H2O (MBP)'.C33]" office:value-type="float" office:value="35.2661692968834" calcext:value-type="float">
            <text:p>35,2661692969</text:p>
          </table:table-cell>
          <table:table-cell table:formula="of:=['Anael. H2O (MBP)'.E33]*['Anael. H2O (MBP)'.C33]" office:value-type="float" office:value="20.8675557969724" calcext:value-type="float">
            <text:p>20,867555797</text:p>
          </table:table-cell>
          <table:table-cell/>
          <table:table-cell table:formula="of:=['Anael. H2O (MBP)'.B33]-['Anael. H2O (MBP)'.B$44]" office:value-type="float" office:value="-1.01" calcext:value-type="float">
            <text:p>-1,01</text:p>
          </table:table-cell>
          <table:table-cell table:formula="of:=['Anael. H2O (MBP)'.C33]-['Anael. H2O (MBP)'.C$44]" office:value-type="float" office:value="-0.0731177999999998" calcext:value-type="float">
            <text:p>-0,0731178</text:p>
          </table:table-cell>
          <table:table-cell table:formula="of:=['Anael. H2O (MBP)'.K33]*['Anael. H2O (MBP)'.L33]" office:value-type="float" office:value="0.0738489779999998" calcext:value-type="float">
            <text:p>0,073848978</text:p>
          </table:table-cell>
          <table:table-cell table:formula="of:=['Anael. H2O (MBP)'.K33]^2" office:value-type="float" office:value="1.0201" calcext:value-type="float">
            <text:p>1,0201</text:p>
          </table:table-cell>
          <table:table-cell table:formula="of:=['Anael. H2O (MBP)'.L33]^2" office:value-type="float" office:value="0.00534621267683997" calcext:value-type="float">
            <text:p>0,0053462127</text:p>
          </table:table-cell>
          <table:table-cell/>
          <table:table-cell table:formula="of:=(['Anael. H2O (MBP)'.E44]*['Anael. H2O (MBP)'.H44]-['Anael. H2O (MBP)'.F44]*['Anael. H2O (MBP)'.I44])/['Anael. H2O (MBP)'.J44]" office:value-type="float" office:value="0.084654777640256" calcext:value-type="float">
            <text:p>0,0846547776</text:p>
          </table:table-cell>
          <table:table-cell table:formula="of:=SQRT(['Anael. H2O (MBP)'.E44]/['Anael. H2O (MBP)'.J44])" office:value-type="float" office:value="0.00738124863085034" calcext:value-type="float">
            <text:p>0,0073812486</text:p>
          </table:table-cell>
          <table:table-cell table:number-columns-repeated="2"/>
        </table:table-row>
        <table:table-row table:style-name="ro1">
          <table:table-cell/>
          <table:table-cell table:formula="of:=['Anael. H2O (MBP)'.B12]" office:value-type="float" office:value="1.96" calcext:value-type="float">
            <text:p>1,96</text:p>
          </table:table-cell>
          <table:table-cell table:formula="of:=['Anael. H2O (MBP)'.F12]" office:value-type="float" office:value="0.6784707" calcext:value-type="float">
            <text:p>0,6784707</text:p>
          </table:table-cell>
          <table:table-cell table:formula="of:=['Anael. H2O (MBP)'.G12]" office:value-type="float" office:value="0.1830148" calcext:value-type="float">
            <text:p>0,1830148</text:p>
          </table:table-cell>
          <table:table-cell table:formula="of:=['Anael. H2O (MBP)'.D34]^-2" office:value-type="float" office:value="29.8557219082675" calcext:value-type="float">
            <text:p>29,8557219083</text:p>
          </table:table-cell>
          <table:table-cell table:formula="of:=['Anael. H2O (MBP)'.E34]*['Anael. H2O (MBP)'.B34]" office:value-type="float" office:value="58.5172149402043" calcext:value-type="float">
            <text:p>58,5172149402</text:p>
          </table:table-cell>
          <table:table-cell table:formula="of:=['Anael. H2O (MBP)'.F34]*['Anael. H2O (MBP)'.B34]" office:value-type="float" office:value="114.6937412828" calcext:value-type="float">
            <text:p>114,6937412828</text:p>
          </table:table-cell>
          <table:table-cell table:formula="of:=['Anael. H2O (MBP)'.F34]*['Anael. H2O (MBP)'.C34]" office:value-type="float" office:value="39.7022157825308" calcext:value-type="float">
            <text:p>39,7022157825</text:p>
          </table:table-cell>
          <table:table-cell table:formula="of:=['Anael. H2O (MBP)'.E34]*['Anael. H2O (MBP)'.C34]" office:value-type="float" office:value="20.2562325421076" calcext:value-type="float">
            <text:p>20,2562325421</text:p>
          </table:table-cell>
          <table:table-cell/>
          <table:table-cell table:formula="of:=['Anael. H2O (MBP)'.B34]-['Anael. H2O (MBP)'.B$44]" office:value-type="float" office:value="-0.74" calcext:value-type="float">
            <text:p>-0,74</text:p>
          </table:table-cell>
          <table:table-cell table:formula="of:=['Anael. H2O (MBP)'.C34]-['Anael. H2O (MBP)'.C$44]" office:value-type="float" office:value="-0.0550534999999998" calcext:value-type="float">
            <text:p>-0,0550535</text:p>
          </table:table-cell>
          <table:table-cell table:formula="of:=['Anael. H2O (MBP)'.K34]*['Anael. H2O (MBP)'.L34]" office:value-type="float" office:value="0.0407395899999998" calcext:value-type="float">
            <text:p>0,04073959</text:p>
          </table:table-cell>
          <table:table-cell table:formula="of:=['Anael. H2O (MBP)'.K34]^2" office:value-type="float" office:value="0.547600000000001" calcext:value-type="float">
            <text:p>0,5476</text:p>
          </table:table-cell>
          <table:table-cell table:formula="of:=['Anael. H2O (MBP)'.L34]^2" office:value-type="float" office:value="0.00303088786224997" calcext:value-type="float">
            <text:p>0,0030308879</text:p>
          </table:table-cell>
          <table:table-cell table:number-columns-repeated="5"/>
        </table:table-row>
        <table:table-row table:style-name="ro1">
          <table:table-cell/>
          <table:table-cell table:formula="of:=['Anael. H2O (MBP)'.B13]" office:value-type="float" office:value="2.25" calcext:value-type="float">
            <text:p>2,25</text:p>
          </table:table-cell>
          <table:table-cell table:formula="of:=['Anael. H2O (MBP)'.F13]" office:value-type="float" office:value="0.7179151" calcext:value-type="float">
            <text:p>0,7179151</text:p>
          </table:table-cell>
          <table:table-cell table:formula="of:=['Anael. H2O (MBP)'.G13]" office:value-type="float" office:value="0.1888141" calcext:value-type="float">
            <text:p>0,1888141</text:p>
          </table:table-cell>
          <table:table-cell table:formula="of:=['Anael. H2O (MBP)'.D35]^-2" office:value-type="float" office:value="28.0498894760129" calcext:value-type="float">
            <text:p>28,049889476</text:p>
          </table:table-cell>
          <table:table-cell table:formula="of:=['Anael. H2O (MBP)'.E35]*['Anael. H2O (MBP)'.B35]" office:value-type="float" office:value="63.112251321029" calcext:value-type="float">
            <text:p>63,112251321</text:p>
          </table:table-cell>
          <table:table-cell table:formula="of:=['Anael. H2O (MBP)'.F35]*['Anael. H2O (MBP)'.B35]" office:value-type="float" office:value="142.002565472315" calcext:value-type="float">
            <text:p>142,0025654723</text:p>
          </table:table-cell>
          <table:table-cell table:formula="of:=['Anael. H2O (MBP)'.F35]*['Anael. H2O (MBP)'.C35]" office:value-type="float" office:value="45.3092382183617" calcext:value-type="float">
            <text:p>45,3092382184</text:p>
          </table:table-cell>
          <table:table-cell table:formula="of:=['Anael. H2O (MBP)'.E35]*['Anael. H2O (MBP)'.C35]" office:value-type="float" office:value="20.1374392081607" calcext:value-type="float">
            <text:p>20,1374392082</text:p>
          </table:table-cell>
          <table:table-cell/>
          <table:table-cell table:formula="of:=['Anael. H2O (MBP)'.B35]-['Anael. H2O (MBP)'.B$44]" office:value-type="float" office:value="-0.45" calcext:value-type="float">
            <text:p>-0,45</text:p>
          </table:table-cell>
          <table:table-cell table:formula="of:=['Anael. H2O (MBP)'.C35]-['Anael. H2O (MBP)'.C$44]" office:value-type="float" office:value="-0.0156090999999998" calcext:value-type="float">
            <text:p>-0,0156091</text:p>
          </table:table-cell>
          <table:table-cell table:formula="of:=['Anael. H2O (MBP)'.K35]*['Anael. H2O (MBP)'.L35]" office:value-type="float" office:value="0.00702409499999992" calcext:value-type="float">
            <text:p>0,007024095</text:p>
          </table:table-cell>
          <table:table-cell table:formula="of:=['Anael. H2O (MBP)'.K35]^2" office:value-type="float" office:value="0.2025" calcext:value-type="float">
            <text:p>0,2025</text:p>
          </table:table-cell>
          <table:table-cell table:formula="of:=['Anael. H2O (MBP)'.L35]^2" office:value-type="float" office:value="0.000243644002809994" calcext:value-type="float">
            <text:p>0,000243644</text:p>
          </table:table-cell>
          <table:table-cell/>
          <table:table-cell table:style-name="ce25" office:value-type="string" calcext:value-type="string" table:number-columns-spanned="4" table:number-rows-spanned="2">
            <text:p>Equazione della retta</text:p>
          </table:table-cell>
          <table:covered-table-cell table:number-columns-repeated="3"/>
        </table:table-row>
        <table:table-row table:style-name="ro1">
          <table:table-cell/>
          <table:table-cell table:formula="of:=['Anael. H2O (MBP)'.B14]" office:value-type="float" office:value="2.56" calcext:value-type="float">
            <text:p>2,56</text:p>
          </table:table-cell>
          <table:table-cell table:formula="of:=['Anael. H2O (MBP)'.F14]" office:value-type="float" office:value="0.7448921" calcext:value-type="float">
            <text:p>0,7448921</text:p>
          </table:table-cell>
          <table:table-cell table:formula="of:=['Anael. H2O (MBP)'.G14]" office:value-type="float" office:value="0.1918033" calcext:value-type="float">
            <text:p>0,1918033</text:p>
          </table:table-cell>
          <table:table-cell table:formula="of:=['Anael. H2O (MBP)'.D36]^-2" office:value-type="float" office:value="27.1824031931569" calcext:value-type="float">
            <text:p>27,1824031932</text:p>
          </table:table-cell>
          <table:table-cell table:formula="of:=['Anael. H2O (MBP)'.E36]*['Anael. H2O (MBP)'.B36]" office:value-type="float" office:value="69.5869521744817" calcext:value-type="float">
            <text:p>69,5869521745</text:p>
          </table:table-cell>
          <table:table-cell table:formula="of:=['Anael. H2O (MBP)'.F36]*['Anael. H2O (MBP)'.B36]" office:value-type="float" office:value="178.142597566673" calcext:value-type="float">
            <text:p>178,1425975667</text:p>
          </table:table-cell>
          <table:table-cell table:formula="of:=['Anael. H2O (MBP)'.F36]*['Anael. H2O (MBP)'.C36]" office:value-type="float" office:value="51.8347709378492" calcext:value-type="float">
            <text:p>51,8347709378</text:p>
          </table:table-cell>
          <table:table-cell table:formula="of:=['Anael. H2O (MBP)'.E36]*['Anael. H2O (MBP)'.C36]" office:value-type="float" office:value="20.2479573975974" calcext:value-type="float">
            <text:p>20,2479573976</text:p>
          </table:table-cell>
          <table:table-cell/>
          <table:table-cell table:formula="of:=['Anael. H2O (MBP)'.B36]-['Anael. H2O (MBP)'.B$44]" office:value-type="float" office:value="-0.14" calcext:value-type="float">
            <text:p>-0,14</text:p>
          </table:table-cell>
          <table:table-cell table:formula="of:=['Anael. H2O (MBP)'.C36]-['Anael. H2O (MBP)'.C$44]" office:value-type="float" office:value="0.0113679000000002" calcext:value-type="float">
            <text:p>0,0113679</text:p>
          </table:table-cell>
          <table:table-cell table:formula="of:=['Anael. H2O (MBP)'.K36]*['Anael. H2O (MBP)'.L36]" office:value-type="float" office:value="-0.00159150600000003" calcext:value-type="float">
            <text:p>-0,001591506</text:p>
          </table:table-cell>
          <table:table-cell table:formula="of:=['Anael. H2O (MBP)'.K36]^2" office:value-type="float" office:value="0.0195999999999999" calcext:value-type="float">
            <text:p>0,0196</text:p>
          </table:table-cell>
          <table:table-cell table:formula="of:=['Anael. H2O (MBP)'.L36]^2" office:value-type="float" office:value="0.000129229150410005" calcext:value-type="float">
            <text:p>0,0001292292</text:p>
          </table:table-cell>
          <table:table-cell/>
          <table:covered-table-cell table:number-columns-repeated="4"/>
        </table:table-row>
        <table:table-row table:style-name="ro1">
          <table:table-cell/>
          <table:table-cell table:formula="of:=['Anael. H2O (MBP)'.B15]" office:value-type="float" office:value="2.89" calcext:value-type="float">
            <text:p>2,89</text:p>
          </table:table-cell>
          <table:table-cell table:formula="of:=['Anael. H2O (MBP)'.F15]" office:value-type="float" office:value="0.7828286" calcext:value-type="float">
            <text:p>0,7828286</text:p>
          </table:table-cell>
          <table:table-cell table:formula="of:=['Anael. H2O (MBP)'.G15]" office:value-type="float" office:value="0.1951859" calcext:value-type="float">
            <text:p>0,1951859</text:p>
          </table:table-cell>
          <table:table-cell table:formula="of:=['Anael. H2O (MBP)'.D37]^-2" office:value-type="float" office:value="26.2484169994757" calcext:value-type="float">
            <text:p>26,2484169995</text:p>
          </table:table-cell>
          <table:table-cell table:formula="of:=['Anael. H2O (MBP)'.E37]*['Anael. H2O (MBP)'.B37]" office:value-type="float" office:value="75.8579251284849" calcext:value-type="float">
            <text:p>75,8579251285</text:p>
          </table:table-cell>
          <table:table-cell table:formula="of:=['Anael. H2O (MBP)'.F37]*['Anael. H2O (MBP)'.B37]" office:value-type="float" office:value="219.229403621321" calcext:value-type="float">
            <text:p>219,2294036213</text:p>
          </table:table-cell>
          <table:table-cell table:formula="of:=['Anael. H2O (MBP)'.F37]*['Anael. H2O (MBP)'.C37]" office:value-type="float" office:value="59.3837533272367" calcext:value-type="float">
            <text:p>59,3837533272</text:p>
          </table:table-cell>
          <table:table-cell table:formula="of:=['Anael. H2O (MBP)'.E37]*['Anael. H2O (MBP)'.C37]" office:value-type="float" office:value="20.5480115319158" calcext:value-type="float">
            <text:p>20,5480115319</text:p>
          </table:table-cell>
          <table:table-cell/>
          <table:table-cell table:formula="of:=['Anael. H2O (MBP)'.B37]-['Anael. H2O (MBP)'.B$44]" office:value-type="float" office:value="0.19" calcext:value-type="float">
            <text:p>0,19</text:p>
          </table:table-cell>
          <table:table-cell table:formula="of:=['Anael. H2O (MBP)'.C37]-['Anael. H2O (MBP)'.C$44]" office:value-type="float" office:value="0.0493044000000003" calcext:value-type="float">
            <text:p>0,0493044</text:p>
          </table:table-cell>
          <table:table-cell table:formula="of:=['Anael. H2O (MBP)'.K37]*['Anael. H2O (MBP)'.L37]" office:value-type="float" office:value="0.00936783600000007" calcext:value-type="float">
            <text:p>0,009367836</text:p>
          </table:table-cell>
          <table:table-cell table:formula="of:=['Anael. H2O (MBP)'.K37]^2" office:value-type="float" office:value="0.0361000000000001" calcext:value-type="float">
            <text:p>0,0361</text:p>
          </table:table-cell>
          <table:table-cell table:formula="of:=['Anael. H2O (MBP)'.L37]^2" office:value-type="float" office:value="0.00243092385936002" calcext:value-type="float">
            <text:p>0,0024309239</text:p>
          </table:table-cell>
          <table:table-cell table:number-columns-repeated="5"/>
        </table:table-row>
        <table:table-row table:style-name="ro2">
          <table:table-cell/>
          <table:table-cell table:formula="of:=['Anael. H2O (MBP)'.B16]" office:value-type="float" office:value="3.24" calcext:value-type="float">
            <text:p>3,24</text:p>
          </table:table-cell>
          <table:table-cell table:formula="of:=['Anael. H2O (MBP)'.F16]" office:value-type="float" office:value="0.7857495" calcext:value-type="float">
            <text:p>0,7857495</text:p>
          </table:table-cell>
          <table:table-cell table:formula="of:=['Anael. H2O (MBP)'.G16]" office:value-type="float" office:value="0.1932786" calcext:value-type="float">
            <text:p>0,1932786</text:p>
          </table:table-cell>
          <table:table-cell table:formula="of:=['Anael. H2O (MBP)'.D38]^-2" office:value-type="float" office:value="26.7690191048463" calcext:value-type="float">
            <text:p>26,7690191048</text:p>
          </table:table-cell>
          <table:table-cell table:formula="of:=['Anael. H2O (MBP)'.E38]*['Anael. H2O (MBP)'.B38]" office:value-type="float" office:value="86.7316218997019" calcext:value-type="float">
            <text:p>86,7316218997</text:p>
          </table:table-cell>
          <table:table-cell table:formula="of:=['Anael. H2O (MBP)'.F38]*['Anael. H2O (MBP)'.B38]" office:value-type="float" office:value="281.010454955034" calcext:value-type="float">
            <text:p>281,010454955</text:p>
          </table:table-cell>
          <table:table-cell table:formula="of:=['Anael. H2O (MBP)'.F38]*['Anael. H2O (MBP)'.C38]" office:value-type="float" office:value="68.1493285418798" calcext:value-type="float">
            <text:p>68,1493285419</text:p>
          </table:table-cell>
          <table:table-cell table:formula="of:=['Anael. H2O (MBP)'.E38]*['Anael. H2O (MBP)'.C38]" office:value-type="float" office:value="21.0337433771234" calcext:value-type="float">
            <text:p>21,0337433771</text:p>
          </table:table-cell>
          <table:table-cell/>
          <table:table-cell table:formula="of:=['Anael. H2O (MBP)'.B38]-['Anael. H2O (MBP)'.B$44]" office:value-type="float" office:value="0.54" calcext:value-type="float">
            <text:p>0,54</text:p>
          </table:table-cell>
          <table:table-cell table:formula="of:=['Anael. H2O (MBP)'.C38]-['Anael. H2O (MBP)'.C$44]" office:value-type="float" office:value="0.0522253000000003" calcext:value-type="float">
            <text:p>0,0522253</text:p>
          </table:table-cell>
          <table:table-cell table:formula="of:=['Anael. H2O (MBP)'.K38]*['Anael. H2O (MBP)'.L38]" office:value-type="float" office:value="0.0282016620000001" calcext:value-type="float">
            <text:p>0,028201662</text:p>
          </table:table-cell>
          <table:table-cell table:formula="of:=['Anael. H2O (MBP)'.K38]^2" office:value-type="float" office:value="0.2916" calcext:value-type="float">
            <text:p>0,2916</text:p>
          </table:table-cell>
          <table:table-cell table:formula="of:=['Anael. H2O (MBP)'.L38]^2" office:value-type="float" office:value="0.00272748196009003" calcext:value-type="float">
            <text:p>0,002727482</text:p>
          </table:table-cell>
          <table:table-cell/>
          <table:table-cell table:style-name="ce26" office:value-type="string" calcext:value-type="string" table:number-columns-spanned="4" table:number-rows-spanned="1">
            <text:p>P1 = (0,085 <text:span text:style-name="T1">±</text:span> 0.007) Q<text:span text:style-name="T1">²</text:span> + (0.52 <text:span text:style-name="T1">±</text:span> 0.03)</text:p>
          </table:table-cell>
          <table:covered-table-cell table:number-columns-repeated="3"/>
        </table:table-row>
        <table:table-row table:style-name="ro1">
          <table:table-cell/>
          <table:table-cell table:formula="of:=['Anael. H2O (MBP)'.B17]" office:value-type="float" office:value="3.61" calcext:value-type="float">
            <text:p>3,61</text:p>
          </table:table-cell>
          <table:table-cell table:formula="of:=['Anael. H2O (MBP)'.F17]" office:value-type="float" office:value="0.8000853" calcext:value-type="float">
            <text:p>0,8000853</text:p>
          </table:table-cell>
          <table:table-cell table:formula="of:=['Anael. H2O (MBP)'.G17]" office:value-type="float" office:value="0.1930181" calcext:value-type="float">
            <text:p>0,1930181</text:p>
          </table:table-cell>
          <table:table-cell table:formula="of:=['Anael. H2O (MBP)'.D39]^-2" office:value-type="float" office:value="26.8413235688278" calcext:value-type="float">
            <text:p>26,8413235688</text:p>
          </table:table-cell>
          <table:table-cell table:formula="of:=['Anael. H2O (MBP)'.E39]*['Anael. H2O (MBP)'.B39]" office:value-type="float" office:value="96.8971780834685" calcext:value-type="float">
            <text:p>96,8971780835</text:p>
          </table:table-cell>
          <table:table-cell table:formula="of:=['Anael. H2O (MBP)'.F39]*['Anael. H2O (MBP)'.B39]" office:value-type="float" office:value="349.798812881321" calcext:value-type="float">
            <text:p>349,7988128813</text:p>
          </table:table-cell>
          <table:table-cell table:formula="of:=['Anael. H2O (MBP)'.F39]*['Anael. H2O (MBP)'.C39]" office:value-type="float" office:value="77.5260077960653" calcext:value-type="float">
            <text:p>77,5260077961</text:p>
          </table:table-cell>
          <table:table-cell table:formula="of:=['Anael. H2O (MBP)'.E39]*['Anael. H2O (MBP)'.C39]" office:value-type="float" office:value="21.4753484199627" calcext:value-type="float">
            <text:p>21,47534842</text:p>
          </table:table-cell>
          <table:table-cell/>
          <table:table-cell table:formula="of:=['Anael. H2O (MBP)'.B39]-['Anael. H2O (MBP)'.B$44]" office:value-type="float" office:value="0.91" calcext:value-type="float">
            <text:p>0,91</text:p>
          </table:table-cell>
          <table:table-cell table:formula="of:=['Anael. H2O (MBP)'.C39]-['Anael. H2O (MBP)'.C$44]" office:value-type="float" office:value="0.0665611000000003" calcext:value-type="float">
            <text:p>0,0665611</text:p>
          </table:table-cell>
          <table:table-cell table:formula="of:=['Anael. H2O (MBP)'.K39]*['Anael. H2O (MBP)'.L39]" office:value-type="float" office:value="0.0605706010000002" calcext:value-type="float">
            <text:p>0,060570601</text:p>
          </table:table-cell>
          <table:table-cell table:formula="of:=['Anael. H2O (MBP)'.K39]^2" office:value-type="float" office:value="0.8281" calcext:value-type="float">
            <text:p>0,8281</text:p>
          </table:table-cell>
          <table:table-cell table:formula="of:=['Anael. H2O (MBP)'.L39]^2" office:value-type="float" office:value="0.00443038003321004" calcext:value-type="float">
            <text:p>0,00443038</text:p>
          </table:table-cell>
          <table:table-cell table:number-columns-repeated="5"/>
        </table:table-row>
        <table:table-row table:style-name="ro1">
          <table:table-cell/>
          <table:table-cell table:formula="of:=['Anael. H2O (MBP)'.B18]" office:value-type="float" office:value="4" calcext:value-type="float">
            <text:p>4</text:p>
          </table:table-cell>
          <table:table-cell table:formula="of:=['Anael. H2O (MBP)'.F18]" office:value-type="float" office:value="0.8583798" calcext:value-type="float">
            <text:p>0,8583798</text:p>
          </table:table-cell>
          <table:table-cell table:formula="of:=['Anael. H2O (MBP)'.G18]" office:value-type="float" office:value="0.007629113" calcext:value-type="float">
            <text:p>0,007629113</text:p>
          </table:table-cell>
          <table:table-cell table:formula="of:=['Anael. H2O (MBP)'.D40]^-2" office:value-type="float" office:value="17181.1371582162" calcext:value-type="float">
            <text:p>17181,1371582162</text:p>
          </table:table-cell>
          <table:table-cell table:formula="of:=['Anael. H2O (MBP)'.E40]*['Anael. H2O (MBP)'.B40]" office:value-type="float" office:value="68724.5486328647" calcext:value-type="float">
            <text:p>68724,5486328647</text:p>
          </table:table-cell>
          <table:table-cell table:formula="of:=['Anael. H2O (MBP)'.F40]*['Anael. H2O (MBP)'.B40]" office:value-type="float" office:value="274898.194531459" calcext:value-type="float">
            <text:p>274898,194531459</text:p>
          </table:table-cell>
          <table:table-cell table:formula="of:=['Anael. H2O (MBP)'.F40]*['Anael. H2O (MBP)'.C40]" office:value-type="float" office:value="58991.7643105687" calcext:value-type="float">
            <text:p>58991,7643105687</text:p>
          </table:table-cell>
          <table:table-cell table:formula="of:=['Anael. H2O (MBP)'.E40]*['Anael. H2O (MBP)'.C40]" office:value-type="float" office:value="14747.9410776422" calcext:value-type="float">
            <text:p>14747,9410776422</text:p>
          </table:table-cell>
          <table:table-cell/>
          <table:table-cell table:formula="of:=['Anael. H2O (MBP)'.B40]-['Anael. H2O (MBP)'.B$44]" office:value-type="float" office:value="1.3" calcext:value-type="float">
            <text:p>1,3</text:p>
          </table:table-cell>
          <table:table-cell table:formula="of:=['Anael. H2O (MBP)'.C40]-['Anael. H2O (MBP)'.C$44]" office:value-type="float" office:value="0.1248556" calcext:value-type="float">
            <text:p>0,1248556</text:p>
          </table:table-cell>
          <table:table-cell table:formula="of:=['Anael. H2O (MBP)'.K40]*['Anael. H2O (MBP)'.L40]" office:value-type="float" office:value="0.16231228" calcext:value-type="float">
            <text:p>0,16231228</text:p>
          </table:table-cell>
          <table:table-cell table:formula="of:=['Anael. H2O (MBP)'.K40]^2" office:value-type="float" office:value="1.69" calcext:value-type="float">
            <text:p>1,69</text:p>
          </table:table-cell>
          <table:table-cell table:formula="of:=['Anael. H2O (MBP)'.L40]^2" office:value-type="float" office:value="0.01558892085136" calcext:value-type="float">
            <text:p>0,0155889209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table:formula="of:=['Anael. H2O (MBP)'.B19]" office:value-type="float" office:value="4.41" calcext:value-type="float">
            <text:p>4,41</text:p>
          </table:table-cell>
          <table:table-cell table:formula="of:=['Anael. H2O (MBP)'.F19]" office:value-type="float" office:value="0.8531636" calcext:value-type="float">
            <text:p>0,8531636</text:p>
          </table:table-cell>
          <table:table-cell table:formula="of:=['Anael. H2O (MBP)'.G19]" office:value-type="float" office:value="0.06010724" calcext:value-type="float">
            <text:p>0,06010724</text:p>
          </table:table-cell>
          <table:table-cell table:formula="of:=['Anael. H2O (MBP)'.D41]^-2" office:value-type="float" office:value="276.787470618502" calcext:value-type="float">
            <text:p>276,7874706185</text:p>
          </table:table-cell>
          <table:table-cell table:formula="of:=['Anael. H2O (MBP)'.E41]*['Anael. H2O (MBP)'.B41]" office:value-type="float" office:value="1220.63274542759" calcext:value-type="float">
            <text:p>1220,6327454276</text:p>
          </table:table-cell>
          <table:table-cell table:formula="of:=['Anael. H2O (MBP)'.F41]*['Anael. H2O (MBP)'.B41]" office:value-type="float" office:value="5382.99040733568" calcext:value-type="float">
            <text:p>5382,9904073357</text:p>
          </table:table-cell>
          <table:table-cell table:formula="of:=['Anael. H2O (MBP)'.F41]*['Anael. H2O (MBP)'.C41]" office:value-type="float" office:value="1041.39942736689" calcext:value-type="float">
            <text:p>1041,3994273669</text:p>
          </table:table-cell>
          <table:table-cell table:formula="of:=['Anael. H2O (MBP)'.E41]*['Anael. H2O (MBP)'.C41]" office:value-type="float" office:value="236.144994867775" calcext:value-type="float">
            <text:p>236,1449948678</text:p>
          </table:table-cell>
          <table:table-cell/>
          <table:table-cell table:formula="of:=['Anael. H2O (MBP)'.B41]-['Anael. H2O (MBP)'.B$44]" office:value-type="float" office:value="1.71" calcext:value-type="float">
            <text:p>1,71</text:p>
          </table:table-cell>
          <table:table-cell table:formula="of:=['Anael. H2O (MBP)'.C41]-['Anael. H2O (MBP)'.C$44]" office:value-type="float" office:value="0.1196394" calcext:value-type="float">
            <text:p>0,1196394</text:p>
          </table:table-cell>
          <table:table-cell table:formula="of:=['Anael. H2O (MBP)'.K41]*['Anael. H2O (MBP)'.L41]" office:value-type="float" office:value="0.204583374" calcext:value-type="float">
            <text:p>0,204583374</text:p>
          </table:table-cell>
          <table:table-cell table:formula="of:=['Anael. H2O (MBP)'.K41]^2" office:value-type="float" office:value="2.9241" calcext:value-type="float">
            <text:p>2,9241</text:p>
          </table:table-cell>
          <table:table-cell table:formula="of:=['Anael. H2O (MBP)'.L41]^2" office:value-type="float" office:value="0.01431358603236" calcext:value-type="float">
            <text:p>0,014313586</text:p>
          </table:table-cell>
          <table:table-cell/>
          <table:table-cell table:formula="of:=['Anael. H2O (MBP)'.M44]/SQRT(['Anael. H2O (MBP)'.N44]*['Anael. H2O (MBP)'.O44])" office:value-type="float" office:value="0.962757386053224" calcext:value-type="float">
            <text:p>0,9627573861</text:p>
          </table:table-cell>
          <table:table-cell table:number-columns-repeated="3"/>
        </table:table-row>
        <table:table-row table:style-name="ro2">
          <table:table-cell/>
          <table:table-cell table:formula="of:=['Anael. H2O (MBP)'.B20]" office:value-type="float" office:value="4.84" calcext:value-type="float">
            <text:p>4,84</text:p>
          </table:table-cell>
          <table:table-cell table:formula="of:=['Anael. H2O (MBP)'.F20]" office:value-type="float" office:value="0.831791" calcext:value-type="float">
            <text:p>0,831791</text:p>
          </table:table-cell>
          <table:table-cell table:formula="of:=['Anael. H2O (MBP)'.G20]" office:value-type="float" office:value="0.1865559" calcext:value-type="float">
            <text:p>0,1865559</text:p>
          </table:table-cell>
          <table:table-cell table:formula="of:=['Anael. H2O (MBP)'.D42]^-2" office:value-type="float" office:value="28.7330694708652" calcext:value-type="float">
            <text:p>28,7330694709</text:p>
          </table:table-cell>
          <table:table-cell table:formula="of:=['Anael. H2O (MBP)'.E42]*['Anael. H2O (MBP)'.B42]" office:value-type="float" office:value="139.068056238988" calcext:value-type="float">
            <text:p>139,068056239</text:p>
          </table:table-cell>
          <table:table-cell table:formula="of:=['Anael. H2O (MBP)'.F42]*['Anael. H2O (MBP)'.B42]" office:value-type="float" office:value="673.0893921967" calcext:value-type="float">
            <text:p>673,0893921967</text:p>
          </table:table-cell>
          <table:table-cell table:formula="of:=['Anael. H2O (MBP)'.F42]*['Anael. H2O (MBP)'.C42]" office:value-type="float" office:value="115.675557567084" calcext:value-type="float">
            <text:p>115,6755575671</text:p>
          </table:table-cell>
          <table:table-cell table:formula="of:=['Anael. H2O (MBP)'.E42]*['Anael. H2O (MBP)'.C42]" office:value-type="float" office:value="23.8999085882404" calcext:value-type="float">
            <text:p>23,8999085882</text:p>
          </table:table-cell>
          <table:table-cell/>
          <table:table-cell table:formula="of:=['Anael. H2O (MBP)'.B42]-['Anael. H2O (MBP)'.B$44]" office:value-type="float" office:value="2.14" calcext:value-type="float">
            <text:p>2,14</text:p>
          </table:table-cell>
          <table:table-cell table:formula="of:=['Anael. H2O (MBP)'.C42]-['Anael. H2O (MBP)'.C$44]" office:value-type="float" office:value="0.0982668000000002" calcext:value-type="float">
            <text:p>0,0982668</text:p>
          </table:table-cell>
          <table:table-cell table:formula="of:=['Anael. H2O (MBP)'.K42]*['Anael. H2O (MBP)'.L42]" office:value-type="float" office:value="0.210290952" calcext:value-type="float">
            <text:p>0,210290952</text:p>
          </table:table-cell>
          <table:table-cell table:formula="of:=['Anael. H2O (MBP)'.K42]^2" office:value-type="float" office:value="4.5796" calcext:value-type="float">
            <text:p>4,5796</text:p>
          </table:table-cell>
          <table:table-cell table:formula="of:=['Anael. H2O (MBP)'.L42]^2" office:value-type="float" office:value="0.00965636398224004" calcext:value-type="float">
            <text:p>0,009656364</text:p>
          </table:table-cell>
          <table:table-cell/>
          <table:table-cell office:value-type="string" calcext:value-type="string">
            <text:p>r<text:span text:style-name="T1">²</text:span>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Avg.</text:p>
          </table:table-cell>
          <table:table-cell/>
          <table:table-cell table:number-columns-repeated="5" office:value-type="string" calcext:value-type="string">
            <text:p>Sum</text:p>
          </table:table-cell>
          <table:table-cell office:value-type="string" calcext:value-type="string">
            <text:p>Delta</text:p>
          </table:table-cell>
          <table:table-cell table:number-columns-repeated="2"/>
          <table:table-cell table:number-columns-repeated="3" office:value-type="string" calcext:value-type="string">
            <text:p>Sum</text:p>
          </table:table-cell>
          <table:table-cell/>
          <table:table-cell table:formula="of:=['Anael. H2O (MBP)'.Q41]^2" office:value-type="float" office:value="0.926901784400036" calcext:value-type="float">
            <text:p>0,9269017844</text:p>
          </table:table-cell>
          <table:table-cell table:number-columns-repeated="3"/>
        </table:table-row>
        <table:table-row table:style-name="ro1">
          <table:table-cell/>
          <table:table-cell table:formula="of:=AVERAGE(['Anael. H2O (MBP)'.B30:.B42])" office:value-type="float" office:value="2.7" calcext:value-type="float">
            <text:p>2,7</text:p>
          </table:table-cell>
          <table:table-cell table:formula="of:=AVERAGE(['Anael. H2O (MBP)'.C30:.C42])" office:value-type="float" office:value="0.7335242" calcext:value-type="float">
            <text:p>0,7335242</text:p>
          </table:table-cell>
          <table:table-cell/>
          <table:table-cell table:formula="of:=SUM(['Anael. H2O (MBP)'.E30:.E42])" office:value-type="float" office:value="20885.805767433" calcext:value-type="float">
            <text:p>20885,805767433</text:p>
          </table:table-cell>
          <table:table-cell table:formula="of:=SUM(['Anael. H2O (MBP)'.F30:.F42])" office:value-type="float" office:value="75169.2954245158" calcext:value-type="float">
            <text:p>75169,2954245158</text:p>
          </table:table-cell>
          <table:table-cell table:formula="of:=SUM(['Anael. H2O (MBP)'.G30:.G42])" office:value-type="float" office:value="288893.308592168" calcext:value-type="float">
            <text:p>288893,308592168</text:p>
          </table:table-cell>
          <table:table-cell table:formula="of:=SUM(['Anael. H2O (MBP)'.H30:.H42])" office:value-type="float" office:value="63455.2764312103" calcext:value-type="float">
            <text:p>63455,2764312103</text:p>
          </table:table-cell>
          <table:table-cell table:formula="of:=SUM(['Anael. H2O (MBP)'.I30:.I42])" office:value-type="float" office:value="17199.3425465768" calcext:value-type="float">
            <text:p>17199,3425465768</text:p>
          </table:table-cell>
          <table:table-cell table:formula="of:=['Anael. H2O (MBP)'.E44]*['Anael. H2O (MBP)'.G44]-['Anael. H2O (MBP)'.F44]*['Anael. H2O (MBP)'.F44]" office:value-type="float" office:value="383346556.148979" calcext:value-type="float">
            <text:p>383346556,148979</text:p>
          </table:table-cell>
          <table:table-cell table:number-columns-repeated="2"/>
          <table:table-cell table:formula="of:=SUM(['Anael. H2O (MBP)'.M30:.M42])" office:value-type="float" office:value="1.369198526" calcext:value-type="float">
            <text:p>1,369198526</text:p>
          </table:table-cell>
          <table:table-cell table:formula="of:=SUM(['Anael. H2O (MBP)'.N30:.N42])" office:value-type="float" office:value="18.837" calcext:value-type="float">
            <text:p>18,837</text:p>
          </table:table-cell>
          <table:table-cell table:formula="of:=SUM(['Anael. H2O (MBP)'.O30:.O42])" office:value-type="float" office:value="0.10737109689494" calcext:value-type="float">
            <text:p>0,1073710969</text:p>
          </table:table-cell>
          <table:table-cell table:number-columns-repeated="5"/>
        </table:table-row>
        <table:table-row table:style-name="ro1" table:number-rows-repeated="33">
          <table:table-cell table:number-columns-repeated="20"/>
        </table:table-row>
        <table:table-row table:style-name="ro1">
          <table:table-cell/>
          <table:table-cell table:style-name="ce23" office:value-type="string" calcext:value-type="string" table:number-columns-spanned="19" table:number-rows-spanned="2">
            <text:p>Andamento della posizione dei picchi anael. dovuti a H2O (soluto: MBP)</text:p>
          </table:table-cell>
          <table:covered-table-cell table:number-columns-repeated="18"/>
        </table:table-row>
        <table:table-row table:style-name="ro1">
          <table:table-cell/>
          <table:covered-table-cell table:number-columns-repeated="19"/>
        </table:table-row>
        <table:table-row table:style-name="ro1">
          <table:table-cell table:number-columns-repeated="20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 <text:span text:style-name="T1">· </text:span>x</text:p>
          </table:table-cell>
          <table:table-cell office:value-type="string" calcext:value-type="string">
            <text:p>w <text:span text:style-name="T1">· </text:span>x<text:span text:style-name="T1">²</text:span></text:p>
          </table:table-cell>
          <table:table-cell office:value-type="string" calcext:value-type="string">
            <text:p><text:span text:style-name="T1">w · </text:span>x <text:span text:style-name="T1">· </text:span>y</text:p>
          </table:table-cell>
          <table:table-cell office:value-type="string" calcext:value-type="string">
            <text:p>w <text:span text:style-name="T1">· </text:span>y</text:p>
          </table:table-cell>
          <table:table-cell/>
          <table:table-cell office:value-type="string" calcext:value-type="string">
            <text:p>x – x_avg</text:p>
          </table:table-cell>
          <table:table-cell office:value-type="string" calcext:value-type="string">
            <text:p>y – y_avg</text:p>
          </table:table-cell>
          <table:table-cell office:value-type="string" calcext:value-type="string">
            <text:p>Dx*Dy</text:p>
          </table:table-cell>
          <table:table-cell office:value-type="string" calcext:value-type="string">
            <text:p>(Dx)<text:span text:style-name="T1">²</text:span></text:p>
          </table:table-cell>
          <table:table-cell office:value-type="string" calcext:value-type="string">
            <text:p>(Dy)<text:span text:style-name="T1">²</text:span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</text:p>
          </table:table-cell>
          <table:table-cell table:number-columns-repeated="2"/>
        </table:table-row>
        <table:table-row table:style-name="ro1">
          <table:table-cell/>
          <table:table-cell table:formula="of:=['Anael. H2O (MBP)'.B8]" office:value-type="float" office:value="1" calcext:value-type="float">
            <text:p>1</text:p>
          </table:table-cell>
          <table:table-cell table:formula="of:=['Anael. H2O (MBP)'.H8]" office:value-type="float" office:value="-4.985719" calcext:value-type="float">
            <text:p>-4,985719</text:p>
          </table:table-cell>
          <table:table-cell table:formula="of:=['Anael. H2O (MBP)'.I8]" office:value-type="float" office:value="0.101748" calcext:value-type="float">
            <text:p>0,101748</text:p>
          </table:table-cell>
          <table:table-cell table:formula="of:=['Anael. H2O (MBP)'.D82]^-2" office:value-type="float" office:value="96.5935744325334" calcext:value-type="float">
            <text:p>96,5935744325</text:p>
          </table:table-cell>
          <table:table-cell table:formula="of:=['Anael. H2O (MBP)'.E82]*['Anael. H2O (MBP)'.B82]" office:value-type="float" office:value="96.5935744325334" calcext:value-type="float">
            <text:p>96,5935744325</text:p>
          </table:table-cell>
          <table:table-cell table:formula="of:=['Anael. H2O (MBP)'.F82]*['Anael. H2O (MBP)'.B82]" office:value-type="float" office:value="96.5935744325334" calcext:value-type="float">
            <text:p>96,5935744325</text:p>
          </table:table-cell>
          <table:table-cell table:formula="of:=['Anael. H2O (MBP)'.F82]*['Anael. H2O (MBP)'.C82]" office:value-type="float" office:value="-481.588419326196" calcext:value-type="float">
            <text:p>-481,5884193262</text:p>
          </table:table-cell>
          <table:table-cell table:formula="of:=['Anael. H2O (MBP)'.E82]*['Anael. H2O (MBP)'.C82]" office:value-type="float" office:value="-481.588419326196" calcext:value-type="float">
            <text:p>-481,5884193262</text:p>
          </table:table-cell>
          <table:table-cell/>
          <table:table-cell table:formula="of:=['Anael. H2O (MBP)'.B82]-['Anael. H2O (MBP)'.B$96]" office:value-type="float" office:value="-1.7" calcext:value-type="float">
            <text:p>-1,7</text:p>
          </table:table-cell>
          <table:table-cell table:formula="of:=['Anael. H2O (MBP)'.C82]-['Anael. H2O (MBP)'.C$96]" office:value-type="float" office:value="0.59273276923077" calcext:value-type="float">
            <text:p>0,5927327692</text:p>
          </table:table-cell>
          <table:table-cell table:formula="of:=['Anael. H2O (MBP)'.K82]*['Anael. H2O (MBP)'.L82]" office:value-type="float" office:value="-1.00764570769231" calcext:value-type="float">
            <text:p>-1,0076457077</text:p>
          </table:table-cell>
          <table:table-cell table:formula="of:=['Anael. H2O (MBP)'.K82]^2" office:value-type="float" office:value="2.89" calcext:value-type="float">
            <text:p>2,89</text:p>
          </table:table-cell>
          <table:table-cell table:formula="of:=['Anael. H2O (MBP)'.L82]^2" office:value-type="float" office:value="0.351332135719977" calcext:value-type="float">
            <text:p>0,3513321357</text:p>
          </table:table-cell>
          <table:table-cell/>
          <table:table-cell table:formula="of:=(['Anael. H2O (MBP)'.G96]*['Anael. H2O (MBP)'.I96]-['Anael. H2O (MBP)'.F96]*['Anael. H2O (MBP)'.H96])/['Anael. H2O (MBP)'.J96]" office:value-type="float" office:value="-4.56406420152196" calcext:value-type="float">
            <text:p>-4,5640642015</text:p>
          </table:table-cell>
          <table:table-cell table:formula="of:=SQRT(['Anael. H2O (MBP)'.G96]/['Anael. H2O (MBP)'.J96])" office:value-type="float" office:value="0.110422095409666" calcext:value-type="float">
            <text:p>0,1104220954</text:p>
          </table:table-cell>
          <table:table-cell table:number-columns-repeated="2"/>
        </table:table-row>
        <table:table-row table:style-name="ro1">
          <table:table-cell/>
          <table:table-cell table:formula="of:=['Anael. H2O (MBP)'.B9]" office:value-type="float" office:value="1.21" calcext:value-type="float">
            <text:p>1,21</text:p>
          </table:table-cell>
          <table:table-cell table:formula="of:=['Anael. H2O (MBP)'.H9]" office:value-type="float" office:value="-5.174757" calcext:value-type="float">
            <text:p>-5,174757</text:p>
          </table:table-cell>
          <table:table-cell table:formula="of:=['Anael. H2O (MBP)'.I9]" office:value-type="float" office:value="0.1913615" calcext:value-type="float">
            <text:p>0,1913615</text:p>
          </table:table-cell>
          <table:table-cell table:formula="of:=['Anael. H2O (MBP)'.D83]^-2" office:value-type="float" office:value="27.3080611614582" calcext:value-type="float">
            <text:p>27,3080611615</text:p>
          </table:table-cell>
          <table:table-cell table:formula="of:=['Anael. H2O (MBP)'.E83]*['Anael. H2O (MBP)'.B83]" office:value-type="float" office:value="33.0427540053644" calcext:value-type="float">
            <text:p>33,0427540054</text:p>
          </table:table-cell>
          <table:table-cell table:formula="of:=['Anael. H2O (MBP)'.F83]*['Anael. H2O (MBP)'.B83]" office:value-type="float" office:value="39.9817323464909" calcext:value-type="float">
            <text:p>39,9817323465</text:p>
          </table:table-cell>
          <table:table-cell table:formula="of:=['Anael. H2O (MBP)'.F83]*['Anael. H2O (MBP)'.C83]" office:value-type="float" office:value="-170.988222588537" calcext:value-type="float">
            <text:p>-170,9882225885</text:p>
          </table:table-cell>
          <table:table-cell table:formula="of:=['Anael. H2O (MBP)'.E83]*['Anael. H2O (MBP)'.C83]" office:value-type="float" office:value="-141.312580651684" calcext:value-type="float">
            <text:p>-141,3125806517</text:p>
          </table:table-cell>
          <table:table-cell/>
          <table:table-cell table:formula="of:=['Anael. H2O (MBP)'.B83]-['Anael. H2O (MBP)'.B$96]" office:value-type="float" office:value="-1.49" calcext:value-type="float">
            <text:p>-1,49</text:p>
          </table:table-cell>
          <table:table-cell table:formula="of:=['Anael. H2O (MBP)'.C83]-['Anael. H2O (MBP)'.C$96]" office:value-type="float" office:value="0.40369476923077" calcext:value-type="float">
            <text:p>0,4036947692</text:p>
          </table:table-cell>
          <table:table-cell table:formula="of:=['Anael. H2O (MBP)'.K83]*['Anael. H2O (MBP)'.L83]" office:value-type="float" office:value="-0.601505206153847" calcext:value-type="float">
            <text:p>-0,6015052062</text:p>
          </table:table-cell>
          <table:table-cell table:formula="of:=['Anael. H2O (MBP)'.K83]^2" office:value-type="float" office:value="2.2201" calcext:value-type="float">
            <text:p>2,2201</text:p>
          </table:table-cell>
          <table:table-cell table:formula="of:=['Anael. H2O (MBP)'.L83]^2" office:value-type="float" office:value="0.162969466704284" calcext:value-type="float">
            <text:p>0,1629694667</text:p>
          </table:table-cell>
          <table:table-cell table:number-columns-repeated="5"/>
        </table:table-row>
        <table:table-row table:style-name="ro1">
          <table:table-cell/>
          <table:table-cell table:formula="of:=['Anael. H2O (MBP)'.B10]" office:value-type="float" office:value="1.44" calcext:value-type="float">
            <text:p>1,44</text:p>
          </table:table-cell>
          <table:table-cell table:formula="of:=['Anael. H2O (MBP)'.H10]" office:value-type="float" office:value="-4.848493" calcext:value-type="float">
            <text:p>-4,848493</text:p>
          </table:table-cell>
          <table:table-cell table:formula="of:=['Anael. H2O (MBP)'.I10]" office:value-type="float" office:value="0.1956944" calcext:value-type="float">
            <text:p>0,1956944</text:p>
          </table:table-cell>
          <table:table-cell table:formula="of:=['Anael. H2O (MBP)'.D84]^-2" office:value-type="float" office:value="26.1121843945118" calcext:value-type="float">
            <text:p>26,1121843945</text:p>
          </table:table-cell>
          <table:table-cell table:formula="of:=['Anael. H2O (MBP)'.E84]*['Anael. H2O (MBP)'.B84]" office:value-type="float" office:value="37.601545528097" calcext:value-type="float">
            <text:p>37,6015455281</text:p>
          </table:table-cell>
          <table:table-cell table:formula="of:=['Anael. H2O (MBP)'.F84]*['Anael. H2O (MBP)'.B84]" office:value-type="float" office:value="54.1462255604596" calcext:value-type="float">
            <text:p>54,1462255605</text:p>
          </table:table-cell>
          <table:table-cell table:formula="of:=['Anael. H2O (MBP)'.F84]*['Anael. H2O (MBP)'.C84]" office:value-type="float" office:value="-182.310830282159" calcext:value-type="float">
            <text:p>-182,3108302822</text:p>
          </table:table-cell>
          <table:table-cell table:formula="of:=['Anael. H2O (MBP)'.E84]*['Anael. H2O (MBP)'.C84]" office:value-type="float" office:value="-126.6047432515" calcext:value-type="float">
            <text:p>-126,6047432515</text:p>
          </table:table-cell>
          <table:table-cell/>
          <table:table-cell table:formula="of:=['Anael. H2O (MBP)'.B84]-['Anael. H2O (MBP)'.B$96]" office:value-type="float" office:value="-1.26" calcext:value-type="float">
            <text:p>-1,26</text:p>
          </table:table-cell>
          <table:table-cell table:formula="of:=['Anael. H2O (MBP)'.C84]-['Anael. H2O (MBP)'.C$96]" office:value-type="float" office:value="0.72995876923077" calcext:value-type="float">
            <text:p>0,7299587692</text:p>
          </table:table-cell>
          <table:table-cell table:formula="of:=['Anael. H2O (MBP)'.K84]*['Anael. H2O (MBP)'.L84]" office:value-type="float" office:value="-0.91974804923077" calcext:value-type="float">
            <text:p>-0,9197480492</text:p>
          </table:table-cell>
          <table:table-cell table:formula="of:=['Anael. H2O (MBP)'.K84]^2" office:value-type="float" office:value="1.5876" calcext:value-type="float">
            <text:p>1,5876</text:p>
          </table:table-cell>
          <table:table-cell table:formula="of:=['Anael. H2O (MBP)'.L84]^2" office:value-type="float" office:value="0.5328398047769" calcext:value-type="float">
            <text:p>0,5328398048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dB</text:p>
          </table:table-cell>
          <table:table-cell table:number-columns-repeated="2"/>
        </table:table-row>
        <table:table-row table:style-name="ro1">
          <table:table-cell/>
          <table:table-cell table:formula="of:=['Anael. H2O (MBP)'.B11]" office:value-type="float" office:value="1.69" calcext:value-type="float">
            <text:p>1,69</text:p>
          </table:table-cell>
          <table:table-cell table:formula="of:=['Anael. H2O (MBP)'.H11]" office:value-type="float" office:value="-5.181152" calcext:value-type="float">
            <text:p>-5,181152</text:p>
          </table:table-cell>
          <table:table-cell table:formula="of:=['Anael. H2O (MBP)'.I11]" office:value-type="float" office:value="0.2389202" calcext:value-type="float">
            <text:p>0,2389202</text:p>
          </table:table-cell>
          <table:table-cell table:formula="of:=['Anael. H2O (MBP)'.D85]^-2" office:value-type="float" office:value="17.5183928332095" calcext:value-type="float">
            <text:p>17,5183928332</text:p>
          </table:table-cell>
          <table:table-cell table:formula="of:=['Anael. H2O (MBP)'.E85]*['Anael. H2O (MBP)'.B85]" office:value-type="float" office:value="29.6060838881241" calcext:value-type="float">
            <text:p>29,6060838881</text:p>
          </table:table-cell>
          <table:table-cell table:formula="of:=['Anael. H2O (MBP)'.F85]*['Anael. H2O (MBP)'.B85]" office:value-type="float" office:value="50.0342817709297" calcext:value-type="float">
            <text:p>50,0342817709</text:p>
          </table:table-cell>
          <table:table-cell table:formula="of:=['Anael. H2O (MBP)'.F85]*['Anael. H2O (MBP)'.C85]" office:value-type="float" office:value="-153.393620749122" calcext:value-type="float">
            <text:p>-153,3936207491</text:p>
          </table:table-cell>
          <table:table-cell table:formula="of:=['Anael. H2O (MBP)'.E85]*['Anael. H2O (MBP)'.C85]" office:value-type="float" office:value="-90.7654560645692" calcext:value-type="float">
            <text:p>-90,7654560646</text:p>
          </table:table-cell>
          <table:table-cell/>
          <table:table-cell table:formula="of:=['Anael. H2O (MBP)'.B85]-['Anael. H2O (MBP)'.B$96]" office:value-type="float" office:value="-1.01" calcext:value-type="float">
            <text:p>-1,01</text:p>
          </table:table-cell>
          <table:table-cell table:formula="of:=['Anael. H2O (MBP)'.C85]-['Anael. H2O (MBP)'.C$96]" office:value-type="float" office:value="0.397299769230769" calcext:value-type="float">
            <text:p>0,3972997692</text:p>
          </table:table-cell>
          <table:table-cell table:formula="of:=['Anael. H2O (MBP)'.K85]*['Anael. H2O (MBP)'.L85]" office:value-type="float" office:value="-0.401272766923077" calcext:value-type="float">
            <text:p>-0,4012727669</text:p>
          </table:table-cell>
          <table:table-cell table:formula="of:=['Anael. H2O (MBP)'.K85]^2" office:value-type="float" office:value="1.0201" calcext:value-type="float">
            <text:p>1,0201</text:p>
          </table:table-cell>
          <table:table-cell table:formula="of:=['Anael. H2O (MBP)'.L85]^2" office:value-type="float" office:value="0.157847106630822" calcext:value-type="float">
            <text:p>0,1578471066</text:p>
          </table:table-cell>
          <table:table-cell/>
          <table:table-cell table:formula="of:=(['Anael. H2O (MBP)'.E96]*['Anael. H2O (MBP)'.H96]-['Anael. H2O (MBP)'.F96]*['Anael. H2O (MBP)'.I96])/['Anael. H2O (MBP)'.J96]" office:value-type="float" office:value="-0.383140124074367" calcext:value-type="float">
            <text:p>-0,3831401241</text:p>
          </table:table-cell>
          <table:table-cell table:formula="of:=SQRT(['Anael. H2O (MBP)'.E96]/['Anael. H2O (MBP)'.J96])" office:value-type="float" office:value="0.0426547270362009" calcext:value-type="float">
            <text:p>0,042654727</text:p>
          </table:table-cell>
          <table:table-cell table:number-columns-repeated="2"/>
        </table:table-row>
        <table:table-row table:style-name="ro1">
          <table:table-cell/>
          <table:table-cell table:formula="of:=['Anael. H2O (MBP)'.B12]" office:value-type="float" office:value="1.96" calcext:value-type="float">
            <text:p>1,96</text:p>
          </table:table-cell>
          <table:table-cell table:formula="of:=['Anael. H2O (MBP)'.H12]" office:value-type="float" office:value="-5.084802" calcext:value-type="float">
            <text:p>-5,084802</text:p>
          </table:table-cell>
          <table:table-cell table:formula="of:=['Anael. H2O (MBP)'.I12]" office:value-type="float" office:value="0.1682887" calcext:value-type="float">
            <text:p>0,1682887</text:p>
          </table:table-cell>
          <table:table-cell table:formula="of:=['Anael. H2O (MBP)'.D86]^-2" office:value-type="float" office:value="35.3093797554729" calcext:value-type="float">
            <text:p>35,3093797555</text:p>
          </table:table-cell>
          <table:table-cell table:formula="of:=['Anael. H2O (MBP)'.E86]*['Anael. H2O (MBP)'.B86]" office:value-type="float" office:value="69.2063843207268" calcext:value-type="float">
            <text:p>69,2063843207</text:p>
          </table:table-cell>
          <table:table-cell table:formula="of:=['Anael. H2O (MBP)'.F86]*['Anael. H2O (MBP)'.B86]" office:value-type="float" office:value="135.644513268625" calcext:value-type="float">
            <text:p>135,6445132686</text:p>
          </table:table-cell>
          <table:table-cell table:formula="of:=['Anael. H2O (MBP)'.F86]*['Anael. H2O (MBP)'.C86]" office:value-type="float" office:value="-351.9007614068" calcext:value-type="float">
            <text:p>-351,9007614068</text:p>
          </table:table-cell>
          <table:table-cell table:formula="of:=['Anael. H2O (MBP)'.E86]*['Anael. H2O (MBP)'.C86]" office:value-type="float" office:value="-179.541204799388" calcext:value-type="float">
            <text:p>-179,5412047994</text:p>
          </table:table-cell>
          <table:table-cell/>
          <table:table-cell table:formula="of:=['Anael. H2O (MBP)'.B86]-['Anael. H2O (MBP)'.B$96]" office:value-type="float" office:value="-0.74" calcext:value-type="float">
            <text:p>-0,74</text:p>
          </table:table-cell>
          <table:table-cell table:formula="of:=['Anael. H2O (MBP)'.C86]-['Anael. H2O (MBP)'.C$96]" office:value-type="float" office:value="0.493649769230769" calcext:value-type="float">
            <text:p>0,4936497692</text:p>
          </table:table-cell>
          <table:table-cell table:formula="of:=['Anael. H2O (MBP)'.K86]*['Anael. H2O (MBP)'.L86]" office:value-type="float" office:value="-0.365300829230769" calcext:value-type="float">
            <text:p>-0,3653008292</text:p>
          </table:table-cell>
          <table:table-cell table:formula="of:=['Anael. H2O (MBP)'.K86]^2" office:value-type="float" office:value="0.547600000000001" calcext:value-type="float">
            <text:p>0,5476</text:p>
          </table:table-cell>
          <table:table-cell table:formula="of:=['Anael. H2O (MBP)'.L86]^2" office:value-type="float" office:value="0.243690094661592" calcext:value-type="float">
            <text:p>0,2436900947</text:p>
          </table:table-cell>
          <table:table-cell table:number-columns-repeated="5"/>
        </table:table-row>
        <table:table-row table:style-name="ro1">
          <table:table-cell/>
          <table:table-cell table:formula="of:=['Anael. H2O (MBP)'.B13]" office:value-type="float" office:value="2.25" calcext:value-type="float">
            <text:p>2,25</text:p>
          </table:table-cell>
          <table:table-cell table:formula="of:=['Anael. H2O (MBP)'.H13]" office:value-type="float" office:value="-6.017545" calcext:value-type="float">
            <text:p>-6,017545</text:p>
          </table:table-cell>
          <table:table-cell table:formula="of:=['Anael. H2O (MBP)'.I13]" office:value-type="float" office:value="0.9279878" calcext:value-type="float">
            <text:p>0,9279878</text:p>
          </table:table-cell>
          <table:table-cell table:formula="of:=['Anael. H2O (MBP)'.D87]^-2" office:value-type="float" office:value="1.16122256523804" calcext:value-type="float">
            <text:p>1,1612225652</text:p>
          </table:table-cell>
          <table:table-cell table:formula="of:=['Anael. H2O (MBP)'.E87]*['Anael. H2O (MBP)'.B87]" office:value-type="float" office:value="2.61275077178558" calcext:value-type="float">
            <text:p>2,6127507718</text:p>
          </table:table-cell>
          <table:table-cell table:formula="of:=['Anael. H2O (MBP)'.F87]*['Anael. H2O (MBP)'.B87]" office:value-type="float" office:value="5.87868923651756" calcext:value-type="float">
            <text:p>5,8786892365</text:p>
          </table:table-cell>
          <table:table-cell table:formula="of:=['Anael. H2O (MBP)'.F87]*['Anael. H2O (MBP)'.C87]" office:value-type="float" office:value="-15.7223453430045" calcext:value-type="float">
            <text:p>-15,722345343</text:p>
          </table:table-cell>
          <table:table-cell table:formula="of:=['Anael. H2O (MBP)'.E87]*['Anael. H2O (MBP)'.C87]" office:value-type="float" office:value="-6.98770904133532" calcext:value-type="float">
            <text:p>-6,9877090413</text:p>
          </table:table-cell>
          <table:table-cell/>
          <table:table-cell table:formula="of:=['Anael. H2O (MBP)'.B87]-['Anael. H2O (MBP)'.B$96]" office:value-type="float" office:value="-0.45" calcext:value-type="float">
            <text:p>-0,45</text:p>
          </table:table-cell>
          <table:table-cell table:formula="of:=['Anael. H2O (MBP)'.C87]-['Anael. H2O (MBP)'.C$96]" office:value-type="float" office:value="-0.439093230769231" calcext:value-type="float">
            <text:p>-0,4390932308</text:p>
          </table:table-cell>
          <table:table-cell table:formula="of:=['Anael. H2O (MBP)'.K87]*['Anael. H2O (MBP)'.L87]" office:value-type="float" office:value="0.197591953846154" calcext:value-type="float">
            <text:p>0,1975919538</text:p>
          </table:table-cell>
          <table:table-cell table:formula="of:=['Anael. H2O (MBP)'.K87]^2" office:value-type="float" office:value="0.2025" calcext:value-type="float">
            <text:p>0,2025</text:p>
          </table:table-cell>
          <table:table-cell table:formula="of:=['Anael. H2O (MBP)'.L87]^2" office:value-type="float" office:value="0.192802865307361" calcext:value-type="float">
            <text:p>0,1928028653</text:p>
          </table:table-cell>
          <table:table-cell/>
          <table:table-cell table:style-name="ce25" office:value-type="string" calcext:value-type="string" table:number-columns-spanned="4" table:number-rows-spanned="2">
            <text:p>Equazione della retta</text:p>
          </table:table-cell>
          <table:covered-table-cell table:number-columns-repeated="3"/>
        </table:table-row>
        <table:table-row table:style-name="ro1">
          <table:table-cell/>
          <table:table-cell table:formula="of:=['Anael. H2O (MBP)'.B14]" office:value-type="float" office:value="2.56" calcext:value-type="float">
            <text:p>2,56</text:p>
          </table:table-cell>
          <table:table-cell table:formula="of:=['Anael. H2O (MBP)'.H14]" office:value-type="float" office:value="-5.827658" calcext:value-type="float">
            <text:p>-5,827658</text:p>
          </table:table-cell>
          <table:table-cell table:formula="of:=['Anael. H2O (MBP)'.I14]" office:value-type="float" office:value="0.6279797" calcext:value-type="float">
            <text:p>0,6279797</text:p>
          </table:table-cell>
          <table:table-cell table:formula="of:=['Anael. H2O (MBP)'.D88]^-2" office:value-type="float" office:value="2.53576375516337" calcext:value-type="float">
            <text:p>2,5357637552</text:p>
          </table:table-cell>
          <table:table-cell table:formula="of:=['Anael. H2O (MBP)'.E88]*['Anael. H2O (MBP)'.B88]" office:value-type="float" office:value="6.49155521321823" calcext:value-type="float">
            <text:p>6,4915552132</text:p>
          </table:table-cell>
          <table:table-cell table:formula="of:=['Anael. H2O (MBP)'.F88]*['Anael. H2O (MBP)'.B88]" office:value-type="float" office:value="16.6183813458387" calcext:value-type="float">
            <text:p>16,6183813458</text:p>
          </table:table-cell>
          <table:table-cell table:formula="of:=['Anael. H2O (MBP)'.F88]*['Anael. H2O (MBP)'.C88]" office:value-type="float" office:value="-37.8305636707529" calcext:value-type="float">
            <text:p>-37,8305636708</text:p>
          </table:table-cell>
          <table:table-cell table:formula="of:=['Anael. H2O (MBP)'.E88]*['Anael. H2O (MBP)'.C88]" office:value-type="float" office:value="-14.7775639338878" calcext:value-type="float">
            <text:p>-14,7775639339</text:p>
          </table:table-cell>
          <table:table-cell/>
          <table:table-cell table:formula="of:=['Anael. H2O (MBP)'.B88]-['Anael. H2O (MBP)'.B$96]" office:value-type="float" office:value="-0.14" calcext:value-type="float">
            <text:p>-0,14</text:p>
          </table:table-cell>
          <table:table-cell table:formula="of:=['Anael. H2O (MBP)'.C88]-['Anael. H2O (MBP)'.C$96]" office:value-type="float" office:value="-0.24920623076923" calcext:value-type="float">
            <text:p>-0,2492062308</text:p>
          </table:table-cell>
          <table:table-cell table:formula="of:=['Anael. H2O (MBP)'.K88]*['Anael. H2O (MBP)'.L88]" office:value-type="float" office:value="0.0348888723076922" calcext:value-type="float">
            <text:p>0,0348888723</text:p>
          </table:table-cell>
          <table:table-cell table:formula="of:=['Anael. H2O (MBP)'.K88]^2" office:value-type="float" office:value="0.0195999999999999" calcext:value-type="float">
            <text:p>0,0196</text:p>
          </table:table-cell>
          <table:table-cell table:formula="of:=['Anael. H2O (MBP)'.L88]^2" office:value-type="float" office:value="0.0621037454542069" calcext:value-type="float">
            <text:p>0,0621037455</text:p>
          </table:table-cell>
          <table:table-cell/>
          <table:covered-table-cell table:number-columns-repeated="4"/>
        </table:table-row>
        <table:table-row table:style-name="ro1">
          <table:table-cell/>
          <table:table-cell table:formula="of:=['Anael. H2O (MBP)'.B15]" office:value-type="float" office:value="2.89" calcext:value-type="float">
            <text:p>2,89</text:p>
          </table:table-cell>
          <table:table-cell table:formula="of:=['Anael. H2O (MBP)'.H15]" office:value-type="float" office:value="-5.578015" calcext:value-type="float">
            <text:p>-5,578015</text:p>
          </table:table-cell>
          <table:table-cell table:formula="of:=['Anael. H2O (MBP)'.I15]" office:value-type="float" office:value="0.2158209" calcext:value-type="float">
            <text:p>0,2158209</text:p>
          </table:table-cell>
          <table:table-cell table:formula="of:=['Anael. H2O (MBP)'.D89]^-2" office:value-type="float" office:value="21.4690586027102" calcext:value-type="float">
            <text:p>21,4690586027</text:p>
          </table:table-cell>
          <table:table-cell table:formula="of:=['Anael. H2O (MBP)'.E89]*['Anael. H2O (MBP)'.B89]" office:value-type="float" office:value="62.0455793618326" calcext:value-type="float">
            <text:p>62,0455793618</text:p>
          </table:table-cell>
          <table:table-cell table:formula="of:=['Anael. H2O (MBP)'.F89]*['Anael. H2O (MBP)'.B89]" office:value-type="float" office:value="179.311724355696" calcext:value-type="float">
            <text:p>179,3117243557</text:p>
          </table:table-cell>
          <table:table-cell table:formula="of:=['Anael. H2O (MBP)'.F89]*['Anael. H2O (MBP)'.C89]" office:value-type="float" office:value="-346.091172363993" calcext:value-type="float">
            <text:p>-346,091172364</text:p>
          </table:table-cell>
          <table:table-cell table:formula="of:=['Anael. H2O (MBP)'.E89]*['Anael. H2O (MBP)'.C89]" office:value-type="float" office:value="-119.754730921797" calcext:value-type="float">
            <text:p>-119,7547309218</text:p>
          </table:table-cell>
          <table:table-cell/>
          <table:table-cell table:formula="of:=['Anael. H2O (MBP)'.B89]-['Anael. H2O (MBP)'.B$96]" office:value-type="float" office:value="0.19" calcext:value-type="float">
            <text:p>0,19</text:p>
          </table:table-cell>
          <table:table-cell table:formula="of:=['Anael. H2O (MBP)'.C89]-['Anael. H2O (MBP)'.C$96]" office:value-type="float" office:value="0.000436769230769407" calcext:value-type="float">
            <text:p>0,0004367692</text:p>
          </table:table-cell>
          <table:table-cell table:formula="of:=['Anael. H2O (MBP)'.K89]*['Anael. H2O (MBP)'.L89]" office:value-type="float" office:value="0.0000829861538461875" calcext:value-type="float">
            <text:p>8,29861538461875E-05</text:p>
          </table:table-cell>
          <table:table-cell table:formula="of:=['Anael. H2O (MBP)'.K89]^2" office:value-type="float" office:value="0.0361000000000001" calcext:value-type="float">
            <text:p>0,0361</text:p>
          </table:table-cell>
          <table:table-cell table:formula="of:=['Anael. H2O (MBP)'.L89]^2" office:value-type="float" office:value="0.0000001907673609469" calcext:value-type="float">
            <text:p>1,907673609469E-07</text:p>
          </table:table-cell>
          <table:table-cell table:number-columns-repeated="5"/>
        </table:table-row>
        <table:table-row table:style-name="ro2">
          <table:table-cell/>
          <table:table-cell table:formula="of:=['Anael. H2O (MBP)'.B16]" office:value-type="float" office:value="3.24" calcext:value-type="float">
            <text:p>3,24</text:p>
          </table:table-cell>
          <table:table-cell table:formula="of:=['Anael. H2O (MBP)'.H16]" office:value-type="float" office:value="-5.824644" calcext:value-type="float">
            <text:p>-5,824644</text:p>
          </table:table-cell>
          <table:table-cell table:formula="of:=['Anael. H2O (MBP)'.I16]" office:value-type="float" office:value="0.3584732" calcext:value-type="float">
            <text:p>0,3584732</text:p>
          </table:table-cell>
          <table:table-cell table:formula="of:=['Anael. H2O (MBP)'.D90]^-2" office:value-type="float" office:value="7.78191736156166" calcext:value-type="float">
            <text:p>7,7819173616</text:p>
          </table:table-cell>
          <table:table-cell table:formula="of:=['Anael. H2O (MBP)'.E90]*['Anael. H2O (MBP)'.B90]" office:value-type="float" office:value="25.2134122514598" calcext:value-type="float">
            <text:p>25,2134122515</text:p>
          </table:table-cell>
          <table:table-cell table:formula="of:=['Anael. H2O (MBP)'.F90]*['Anael. H2O (MBP)'.B90]" office:value-type="float" office:value="81.6914556947297" calcext:value-type="float">
            <text:p>81,6914556947</text:p>
          </table:table-cell>
          <table:table-cell table:formula="of:=['Anael. H2O (MBP)'.F90]*['Anael. H2O (MBP)'.C90]" office:value-type="float" office:value="-146.859150389992" calcext:value-type="float">
            <text:p>-146,85915039</text:p>
          </table:table-cell>
          <table:table-cell table:formula="of:=['Anael. H2O (MBP)'.E90]*['Anael. H2O (MBP)'.C90]" office:value-type="float" office:value="-45.326898268516" calcext:value-type="float">
            <text:p>-45,3268982685</text:p>
          </table:table-cell>
          <table:table-cell/>
          <table:table-cell table:formula="of:=['Anael. H2O (MBP)'.B90]-['Anael. H2O (MBP)'.B$96]" office:value-type="float" office:value="0.54" calcext:value-type="float">
            <text:p>0,54</text:p>
          </table:table-cell>
          <table:table-cell table:formula="of:=['Anael. H2O (MBP)'.C90]-['Anael. H2O (MBP)'.C$96]" office:value-type="float" office:value="-0.246192230769231" calcext:value-type="float">
            <text:p>-0,2461922308</text:p>
          </table:table-cell>
          <table:table-cell table:formula="of:=['Anael. H2O (MBP)'.K90]*['Anael. H2O (MBP)'.L90]" office:value-type="float" office:value="-0.132943804615385" calcext:value-type="float">
            <text:p>-0,1329438046</text:p>
          </table:table-cell>
          <table:table-cell table:formula="of:=['Anael. H2O (MBP)'.K90]^2" office:value-type="float" office:value="0.2916" calcext:value-type="float">
            <text:p>0,2916</text:p>
          </table:table-cell>
          <table:table-cell table:formula="of:=['Anael. H2O (MBP)'.L90]^2" office:value-type="float" office:value="0.0606106144911303" calcext:value-type="float">
            <text:p>0,0606106145</text:p>
          </table:table-cell>
          <table:table-cell/>
          <table:table-cell table:style-name="ce26" office:value-type="string" calcext:value-type="string" table:number-columns-spanned="4" table:number-rows-spanned="1">
            <text:p>P2 = - (0.38 <text:span text:style-name="T1">±</text:span> 0.04) Q<text:span text:style-name="T1">²</text:span> - (4.56 <text:span text:style-name="T1">±</text:span> 0.11)</text:p>
          </table:table-cell>
          <table:covered-table-cell table:number-columns-repeated="3"/>
        </table:table-row>
        <table:table-row table:style-name="ro1">
          <table:table-cell/>
          <table:table-cell table:formula="of:=['Anael. H2O (MBP)'.B17]" office:value-type="float" office:value="3.61" calcext:value-type="float">
            <text:p>3,61</text:p>
          </table:table-cell>
          <table:table-cell table:formula="of:=['Anael. H2O (MBP)'.H17]" office:value-type="float" office:value="-5.952826" calcext:value-type="float">
            <text:p>-5,952826</text:p>
          </table:table-cell>
          <table:table-cell table:formula="of:=['Anael. H2O (MBP)'.I17]" office:value-type="float" office:value="0.395869" calcext:value-type="float">
            <text:p>0,395869</text:p>
          </table:table-cell>
          <table:table-cell table:formula="of:=['Anael. H2O (MBP)'.D91]^-2" office:value-type="float" office:value="6.3811214710772" calcext:value-type="float">
            <text:p>6,3811214711</text:p>
          </table:table-cell>
          <table:table-cell table:formula="of:=['Anael. H2O (MBP)'.E91]*['Anael. H2O (MBP)'.B91]" office:value-type="float" office:value="23.0358485105887" calcext:value-type="float">
            <text:p>23,0358485106</text:p>
          </table:table-cell>
          <table:table-cell table:formula="of:=['Anael. H2O (MBP)'.F91]*['Anael. H2O (MBP)'.B91]" office:value-type="float" office:value="83.1594131232251" calcext:value-type="float">
            <text:p>83,1594131232</text:p>
          </table:table-cell>
          <table:table-cell table:formula="of:=['Anael. H2O (MBP)'.F91]*['Anael. H2O (MBP)'.C91]" office:value-type="float" office:value="-137.128397945894" calcext:value-type="float">
            <text:p>-137,1283979459</text:p>
          </table:table-cell>
          <table:table-cell table:formula="of:=['Anael. H2O (MBP)'.E91]*['Anael. H2O (MBP)'.C91]" office:value-type="float" office:value="-37.9857058021866" calcext:value-type="float">
            <text:p>-37,9857058022</text:p>
          </table:table-cell>
          <table:table-cell/>
          <table:table-cell table:formula="of:=['Anael. H2O (MBP)'.B91]-['Anael. H2O (MBP)'.B$96]" office:value-type="float" office:value="0.91" calcext:value-type="float">
            <text:p>0,91</text:p>
          </table:table-cell>
          <table:table-cell table:formula="of:=['Anael. H2O (MBP)'.C91]-['Anael. H2O (MBP)'.C$96]" office:value-type="float" office:value="-0.374374230769231" calcext:value-type="float">
            <text:p>-0,3743742308</text:p>
          </table:table-cell>
          <table:table-cell table:formula="of:=['Anael. H2O (MBP)'.K91]*['Anael. H2O (MBP)'.L91]" office:value-type="float" office:value="-0.34068055" calcext:value-type="float">
            <text:p>-0,34068055</text:p>
          </table:table-cell>
          <table:table-cell table:formula="of:=['Anael. H2O (MBP)'.K91]^2" office:value-type="float" office:value="0.8281" calcext:value-type="float">
            <text:p>0,8281</text:p>
          </table:table-cell>
          <table:table-cell table:formula="of:=['Anael. H2O (MBP)'.L91]^2" office:value-type="float" office:value="0.140156064664053" calcext:value-type="float">
            <text:p>0,1401560647</text:p>
          </table:table-cell>
          <table:table-cell table:number-columns-repeated="5"/>
        </table:table-row>
        <table:table-row table:style-name="ro1">
          <table:table-cell/>
          <table:table-cell table:formula="of:=['Anael. H2O (MBP)'.B18]" office:value-type="float" office:value="4" calcext:value-type="float">
            <text:p>4</text:p>
          </table:table-cell>
          <table:table-cell table:formula="of:=['Anael. H2O (MBP)'.H18]" office:value-type="float" office:value="-6.70702" calcext:value-type="float">
            <text:p>-6,70702</text:p>
          </table:table-cell>
          <table:table-cell table:formula="of:=['Anael. H2O (MBP)'.I18]" office:value-type="float" office:value="0.1463579" calcext:value-type="float">
            <text:p>0,1463579</text:p>
          </table:table-cell>
          <table:table-cell table:formula="of:=['Anael. H2O (MBP)'.D92]^-2" office:value-type="float" office:value="46.6839570826321" calcext:value-type="float">
            <text:p>46,6839570826</text:p>
          </table:table-cell>
          <table:table-cell table:formula="of:=['Anael. H2O (MBP)'.E92]*['Anael. H2O (MBP)'.B92]" office:value-type="float" office:value="186.735828330528" calcext:value-type="float">
            <text:p>186,7358283305</text:p>
          </table:table-cell>
          <table:table-cell table:formula="of:=['Anael. H2O (MBP)'.F92]*['Anael. H2O (MBP)'.B92]" office:value-type="float" office:value="746.943313322114" calcext:value-type="float">
            <text:p>746,9433133221</text:p>
          </table:table-cell>
          <table:table-cell table:formula="of:=['Anael. H2O (MBP)'.F92]*['Anael. H2O (MBP)'.C92]" office:value-type="float" office:value="-1252.44093532942" calcext:value-type="float">
            <text:p>-1252,4409353294</text:p>
          </table:table-cell>
          <table:table-cell table:formula="of:=['Anael. H2O (MBP)'.E92]*['Anael. H2O (MBP)'.C92]" office:value-type="float" office:value="-313.110233832355" calcext:value-type="float">
            <text:p>-313,1102338324</text:p>
          </table:table-cell>
          <table:table-cell/>
          <table:table-cell table:formula="of:=['Anael. H2O (MBP)'.B92]-['Anael. H2O (MBP)'.B$96]" office:value-type="float" office:value="1.3" calcext:value-type="float">
            <text:p>1,3</text:p>
          </table:table-cell>
          <table:table-cell table:formula="of:=['Anael. H2O (MBP)'.C92]-['Anael. H2O (MBP)'.C$96]" office:value-type="float" office:value="-1.12856823076923" calcext:value-type="float">
            <text:p>-1,1285682308</text:p>
          </table:table-cell>
          <table:table-cell table:formula="of:=['Anael. H2O (MBP)'.K92]*['Anael. H2O (MBP)'.L92]" office:value-type="float" office:value="-1.4671387" calcext:value-type="float">
            <text:p>-1,4671387</text:p>
          </table:table-cell>
          <table:table-cell table:formula="of:=['Anael. H2O (MBP)'.K92]^2" office:value-type="float" office:value="1.69" calcext:value-type="float">
            <text:p>1,69</text:p>
          </table:table-cell>
          <table:table-cell table:formula="of:=['Anael. H2O (MBP)'.L92]^2" office:value-type="float" office:value="1.27366625150159" calcext:value-type="float">
            <text:p>1,2736662515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table:formula="of:=['Anael. H2O (MBP)'.B19]" office:value-type="float" office:value="4.41" calcext:value-type="float">
            <text:p>4,41</text:p>
          </table:table-cell>
          <table:table-cell table:formula="of:=['Anael. H2O (MBP)'.H19]" office:value-type="float" office:value="-5.656228" calcext:value-type="float">
            <text:p>-5,656228</text:p>
          </table:table-cell>
          <table:table-cell table:formula="of:=['Anael. H2O (MBP)'.I19]" office:value-type="float" office:value="0.2609537" calcext:value-type="float">
            <text:p>0,2609537</text:p>
          </table:table-cell>
          <table:table-cell table:formula="of:=['Anael. H2O (MBP)'.D93]^-2" office:value-type="float" office:value="14.684970621408" calcext:value-type="float">
            <text:p>14,6849706214</text:p>
          </table:table-cell>
          <table:table-cell table:formula="of:=['Anael. H2O (MBP)'.E93]*['Anael. H2O (MBP)'.B93]" office:value-type="float" office:value="64.7607204404094" calcext:value-type="float">
            <text:p>64,7607204404</text:p>
          </table:table-cell>
          <table:table-cell table:formula="of:=['Anael. H2O (MBP)'.F93]*['Anael. H2O (MBP)'.B93]" office:value-type="float" office:value="285.594777142205" calcext:value-type="float">
            <text:p>285,5947771422</text:p>
          </table:table-cell>
          <table:table-cell table:formula="of:=['Anael. H2O (MBP)'.F93]*['Anael. H2O (MBP)'.C93]" office:value-type="float" office:value="-366.301400255216" calcext:value-type="float">
            <text:p>-366,3014002552</text:p>
          </table:table-cell>
          <table:table-cell table:formula="of:=['Anael. H2O (MBP)'.E93]*['Anael. H2O (MBP)'.C93]" office:value-type="float" office:value="-83.0615420079855" calcext:value-type="float">
            <text:p>-83,061542008</text:p>
          </table:table-cell>
          <table:table-cell/>
          <table:table-cell table:formula="of:=['Anael. H2O (MBP)'.B93]-['Anael. H2O (MBP)'.B$96]" office:value-type="float" office:value="1.71" calcext:value-type="float">
            <text:p>1,71</text:p>
          </table:table-cell>
          <table:table-cell table:formula="of:=['Anael. H2O (MBP)'.C93]-['Anael. H2O (MBP)'.C$96]" office:value-type="float" office:value="-0.0777762307692305" calcext:value-type="float">
            <text:p>-0,0777762308</text:p>
          </table:table-cell>
          <table:table-cell table:formula="of:=['Anael. H2O (MBP)'.K93]*['Anael. H2O (MBP)'.L93]" office:value-type="float" office:value="-0.132997354615384" calcext:value-type="float">
            <text:p>-0,1329973546</text:p>
          </table:table-cell>
          <table:table-cell table:formula="of:=['Anael. H2O (MBP)'.K93]^2" office:value-type="float" office:value="2.9241" calcext:value-type="float">
            <text:p>2,9241</text:p>
          </table:table-cell>
          <table:table-cell table:formula="of:=['Anael. H2O (MBP)'.L93]^2" office:value-type="float" office:value="0.00604914207266859" calcext:value-type="float">
            <text:p>0,0060491421</text:p>
          </table:table-cell>
          <table:table-cell/>
          <table:table-cell table:formula="of:=['Anael. H2O (MBP)'.M96]/SQRT(['Anael. H2O (MBP)'.N96]*['Anael. H2O (MBP)'.O96])" office:value-type="float" office:value="-0.690461910215981" calcext:value-type="float">
            <text:p>-0,6904619102</text:p>
          </table:table-cell>
          <table:table-cell table:number-columns-repeated="3"/>
        </table:table-row>
        <table:table-row table:style-name="ro2">
          <table:table-cell/>
          <table:table-cell table:formula="of:=['Anael. H2O (MBP)'.B20]" office:value-type="float" office:value="4.84" calcext:value-type="float">
            <text:p>4,84</text:p>
          </table:table-cell>
          <table:table-cell table:formula="of:=['Anael. H2O (MBP)'.H20]" office:value-type="float" office:value="-5.681014" calcext:value-type="float">
            <text:p>-5,681014</text:p>
          </table:table-cell>
          <table:table-cell table:formula="of:=['Anael. H2O (MBP)'.I20]" office:value-type="float" office:value="0.2543062" calcext:value-type="float">
            <text:p>0,2543062</text:p>
          </table:table-cell>
          <table:table-cell table:formula="of:=['Anael. H2O (MBP)'.D94]^-2" office:value-type="float" office:value="15.4627275273885" calcext:value-type="float">
            <text:p>15,4627275274</text:p>
          </table:table-cell>
          <table:table-cell table:formula="of:=['Anael. H2O (MBP)'.E94]*['Anael. H2O (MBP)'.B94]" office:value-type="float" office:value="74.8396012325602" calcext:value-type="float">
            <text:p>74,8396012326</text:p>
          </table:table-cell>
          <table:table-cell table:formula="of:=['Anael. H2O (MBP)'.F94]*['Anael. H2O (MBP)'.B94]" office:value-type="float" office:value="362.223669965592" calcext:value-type="float">
            <text:p>362,2236699656</text:p>
          </table:table-cell>
          <table:table-cell table:formula="of:=['Anael. H2O (MBP)'.F94]*['Anael. H2O (MBP)'.C94]" office:value-type="float" office:value="-425.164822356592" calcext:value-type="float">
            <text:p>-425,1648223566</text:p>
          </table:table-cell>
          <table:table-cell table:formula="of:=['Anael. H2O (MBP)'.E94]*['Anael. H2O (MBP)'.C94]" office:value-type="float" office:value="-87.8439715612793" calcext:value-type="float">
            <text:p>-87,8439715613</text:p>
          </table:table-cell>
          <table:table-cell/>
          <table:table-cell table:formula="of:=['Anael. H2O (MBP)'.B94]-['Anael. H2O (MBP)'.B$96]" office:value-type="float" office:value="2.14" calcext:value-type="float">
            <text:p>2,14</text:p>
          </table:table-cell>
          <table:table-cell table:formula="of:=['Anael. H2O (MBP)'.C94]-['Anael. H2O (MBP)'.C$96]" office:value-type="float" office:value="-0.102562230769231" calcext:value-type="float">
            <text:p>-0,1025622308</text:p>
          </table:table-cell>
          <table:table-cell table:formula="of:=['Anael. H2O (MBP)'.K94]*['Anael. H2O (MBP)'.L94]" office:value-type="float" office:value="-0.219483173846155" calcext:value-type="float">
            <text:p>-0,2194831738</text:p>
          </table:table-cell>
          <table:table-cell table:formula="of:=['Anael. H2O (MBP)'.K94]^2" office:value-type="float" office:value="4.5796" calcext:value-type="float">
            <text:p>4,5796</text:p>
          </table:table-cell>
          <table:table-cell table:formula="of:=['Anael. H2O (MBP)'.L94]^2" office:value-type="float" office:value="0.010519011180361" calcext:value-type="float">
            <text:p>0,0105190112</text:p>
          </table:table-cell>
          <table:table-cell/>
          <table:table-cell office:value-type="string" calcext:value-type="string">
            <text:p>r<text:span text:style-name="T1">²</text:span>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Avg.</text:p>
          </table:table-cell>
          <table:table-cell/>
          <table:table-cell table:number-columns-repeated="5" office:value-type="string" calcext:value-type="string">
            <text:p>Sum</text:p>
          </table:table-cell>
          <table:table-cell office:value-type="string" calcext:value-type="string">
            <text:p>Delta</text:p>
          </table:table-cell>
          <table:table-cell table:number-columns-repeated="2"/>
          <table:table-cell table:number-columns-repeated="3" office:value-type="string" calcext:value-type="string">
            <text:p>Sum</text:p>
          </table:table-cell>
          <table:table-cell/>
          <table:table-cell table:formula="of:=['Anael. H2O (MBP)'.Q93]^2" office:value-type="float" office:value="0.476737649459101" calcext:value-type="float">
            <text:p>0,4767376495</text:p>
          </table:table-cell>
          <table:table-cell table:number-columns-repeated="3"/>
        </table:table-row>
        <table:table-row table:style-name="ro1">
          <table:table-cell/>
          <table:table-cell table:formula="of:=AVERAGE(['Anael. H2O (MBP)'.B82:.B94])" office:value-type="float" office:value="2.7" calcext:value-type="float">
            <text:p>2,7</text:p>
          </table:table-cell>
          <table:table-cell table:formula="of:=AVERAGE(['Anael. H2O (MBP)'.C82:.C94])" office:value-type="float" office:value="-5.57845176923077" calcext:value-type="float">
            <text:p>-5,5784517692</text:p>
          </table:table-cell>
          <table:table-cell/>
          <table:table-cell table:formula="of:=SUM(['Anael. H2O (MBP)'.E82:.E94])" office:value-type="float" office:value="319.002331564365" calcext:value-type="float">
            <text:p>319,0023315644</text:p>
          </table:table-cell>
          <table:table-cell table:formula="of:=SUM(['Anael. H2O (MBP)'.F82:.F94])" office:value-type="float" office:value="711.785638287229" calcext:value-type="float">
            <text:p>711,7856382872</text:p>
          </table:table-cell>
          <table:table-cell table:formula="of:=SUM(['Anael. H2O (MBP)'.G82:.G94])" office:value-type="float" office:value="2137.82175156496" calcext:value-type="float">
            <text:p>2137,821751565</text:p>
          </table:table-cell>
          <table:table-cell table:formula="of:=SUM(['Anael. H2O (MBP)'.H82:.H94])" office:value-type="float" office:value="-4067.72064200768" calcext:value-type="float">
            <text:p>-4067,7206420077</text:p>
          </table:table-cell>
          <table:table-cell table:formula="of:=SUM(['Anael. H2O (MBP)'.I82:.I94])" office:value-type="float" office:value="-1728.66075946268" calcext:value-type="float">
            <text:p>-1728,6607594627</text:p>
          </table:table-cell>
          <table:table-cell table:formula="of:=['Anael. H2O (MBP)'.E96]*['Anael. H2O (MBP)'.G96]-['Anael. H2O (MBP)'.F96]*['Anael. H2O (MBP)'.F96]" office:value-type="float" office:value="175331.328346278" calcext:value-type="float">
            <text:p>175331,328346278</text:p>
          </table:table-cell>
          <table:table-cell table:number-columns-repeated="2"/>
          <table:table-cell table:formula="of:=SUM(['Anael. H2O (MBP)'.M82:.M94])" office:value-type="float" office:value="-5.35615233" calcext:value-type="float">
            <text:p>-5,35615233</text:p>
          </table:table-cell>
          <table:table-cell table:formula="of:=SUM(['Anael. H2O (MBP)'.N82:.N94])" office:value-type="float" office:value="18.837" calcext:value-type="float">
            <text:p>18,837</text:p>
          </table:table-cell>
          <table:table-cell table:formula="of:=SUM(['Anael. H2O (MBP)'.O82:.O94])" office:value-type="float" office:value="3.19458649393231" calcext:value-type="float">
            <text:p>3,1945864939</text:p>
          </table:table-cell>
          <table:table-cell table:number-columns-repeated="5"/>
        </table:table-row>
        <table:table-row table:style-name="ro1">
          <table:table-cell table:number-columns-repeated="16"/>
          <table:table-cell office:value-type="string" calcext:value-type="string">
            <text:p>Dy_max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Dy_max/P3</text:p>
          </table:table-cell>
          <table:table-cell/>
        </table:table-row>
        <table:table-row table:style-name="ro1">
          <table:table-cell table:number-columns-repeated="16"/>
          <table:table-cell table:formula="of:=['Anael. H2O (MBP)'.C82]-['Anael. H2O (MBP)'.C94]" office:value-type="float" office:value="0.695295000000001" calcext:value-type="float">
            <text:p>0,695295</text:p>
          </table:table-cell>
          <table:table-cell/>
          <table:table-cell table:formula="of:=['Anael. H2O (MBP)'.Q98]/['Anael. H2O (MBP)'.J22]" office:value-type="float" office:value="0.0694309843762686" calcext:value-type="float">
            <text:p>0,0694309844</text:p>
          </table:table-cell>
          <table:table-cell/>
        </table:table-row>
      </table:table>
      <table:table table:name="Anael. BMP+ Malt +H2O" table:style-name="ta1">
        <table:shapes>
          <draw:frame draw:z-index="0" draw:style-name="gr1" draw:text-style-name="P2" svg:width="259.9mm" svg:height="128.89mm" svg:x="21.05mm" svg:y="204.58mm">
            <loext:p draw:notify-on-update-of-ranges="'Anael. BMP+ Malt +H2O'.F8:'Anael. BMP+ Malt +H2O'.F20 'Anael. BMP+ Malt +H2O'.B8:'Anael. BMP+ Malt +H2O'.B20 'Anael. BMP+ Malt +H2O'.F8:'Anael. BMP+ Malt +H2O'.F20 'Anael. BMP+ Malt +H2O'.G8:'Anael. BMP+ Malt +H2O'.G20 'Anael. BMP+ Malt +H2O'.G8:'Anael. BMP+ Malt +H2O'.G20" text:style-name="P1">=</loext:p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2" draw:text-style-name="P2" svg:width="266.73mm" svg:height="127.5mm" svg:x="28.08mm" svg:y="448.97mm">
            <loext:p draw:notify-on-update-of-ranges="'Anael. BMP+ Malt +H2O'.B82:'Anael. BMP+ Malt +H2O'.B94 'Anael. BMP+ Malt +H2O'.C82:'Anael. BMP+ Malt +H2O'.C94 'Anael. BMP+ Malt +H2O'.D82:'Anael. BMP+ Malt +H2O'.D94 'Anael. BMP+ Malt +H2O'.D82:'Anael. BMP+ Malt +H2O'.D9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5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10"/>
          <table:table-cell table:style-name="ce24" office:value-type="string" calcext:value-type="string" table:number-columns-spanned="2" table:number-rows-spanned="1">
            <text:p>Fit Gaussiano</text:p>
          </table:table-cell>
          <table:covered-table-cell/>
          <table:table-cell table:number-columns-repeated="8"/>
        </table:table-row>
        <table:table-row table:style-name="ro1">
          <table:table-cell/>
          <table:table-cell table:style-name="ce22" office:value-type="string" calcext:value-type="string" table:number-columns-spanned="8" table:number-rows-spanned="2">
            <text:p>Andamento picchi anaelastici MBP + Maltosio + H2O a 150 K</text:p>
          </table:table-cell>
          <table:covered-table-cell table:number-columns-repeated="7"/>
          <table:table-cell/>
          <table:table-cell office:value-type="string" calcext:value-type="string">
            <text:p>fit da:</text:p>
          </table:table-cell>
          <table:table-cell table:number-columns-repeated="9"/>
        </table:table-row>
        <table:table-row table:style-name="ro1">
          <table:table-cell/>
          <table:covered-table-cell table:number-columns-repeated="8"/>
          <table:table-cell/>
          <table:table-cell office:value-type="string" calcext:value-type="string">
            <text:p>xmin</text:p>
          </table:table-cell>
          <table:table-cell office:value-type="float" office:value="-6" calcext:value-type="float">
            <text:p>-6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max</text:p>
          </table:table-cell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Q^2</text:p>
          </table:table-cell>
          <table:table-cell office:value-type="string" calcext:value-type="string">
            <text:p>Spectra</text:p>
          </table:table-cell>
          <table:table-cell office:value-type="string" calcext:value-type="string">
            <text:p>pseudo_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1.heigh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2.cente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3.fWm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hi^2</text:p>
          </table:table-cell>
          <table:table-cell table:number-columns-repeated="8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formula="of:=['Anael. BMP+ Malt +H2O'.C8]*['Anael. BMP+ Malt +H2O'.C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8138" calcext:value-type="float">
            <text:p>1,068138</text:p>
          </table:table-cell>
          <table:table-cell office:value-type="float" office:value="0.1385058" calcext:value-type="float">
            <text:p>0,1385058</text:p>
          </table:table-cell>
          <table:table-cell office:value-type="float" office:value="-3.841312" calcext:value-type="float">
            <text:p>-3,841312</text:p>
          </table:table-cell>
          <table:table-cell office:value-type="float" office:value="0.08596024" calcext:value-type="float">
            <text:p>0,08596024</text:p>
          </table:table-cell>
          <table:table-cell office:value-type="float" office:value="9.452923" calcext:value-type="float">
            <text:p>9,452923</text:p>
          </table:table-cell>
          <table:table-cell office:value-type="float" office:value="1.009165" calcext:value-type="float">
            <text:p>1,009165</text:p>
          </table:table-cell>
          <table:table-cell office:value-type="float" office:value="0.92" calcext:value-type="float">
            <text:p>0,9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'Anael. BMP+ Malt +H2O'.C9]*['Anael. BMP+ Malt +H2O'.C9]" office:value-type="float" office:value="1.21" calcext:value-type="float">
            <text:p>1,21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64339" calcext:value-type="float">
            <text:p>1,164339</text:p>
          </table:table-cell>
          <table:table-cell office:value-type="float" office:value="0.1482609" calcext:value-type="float">
            <text:p>0,1482609</text:p>
          </table:table-cell>
          <table:table-cell office:value-type="float" office:value="-3.887865" calcext:value-type="float">
            <text:p>-3,887865</text:p>
          </table:table-cell>
          <table:table-cell office:value-type="float" office:value="0.06102153" calcext:value-type="float">
            <text:p>0,06102153</text:p>
          </table:table-cell>
          <table:table-cell office:value-type="float" office:value="8.106734" calcext:value-type="float">
            <text:p>8,106734</text:p>
          </table:table-cell>
          <table:table-cell office:value-type="float" office:value="0.7452283" calcext:value-type="float">
            <text:p>0,7452283</text:p>
          </table:table-cell>
          <table:table-cell office:value-type="float" office:value="0.78" calcext:value-type="float">
            <text:p>0,78</text:p>
          </table:table-cell>
          <table:table-cell table:number-columns-repeated="8"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formula="of:=['Anael. BMP+ Malt +H2O'.C10]*['Anael. BMP+ Malt +H2O'.C10]" office:value-type="float" office:value="1.44" calcext:value-type="float">
            <text:p>1,44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56151" calcext:value-type="float">
            <text:p>1,256151</text:p>
          </table:table-cell>
          <table:table-cell office:value-type="float" office:value="0.1537266" calcext:value-type="float">
            <text:p>0,1537266</text:p>
          </table:table-cell>
          <table:table-cell office:value-type="float" office:value="-3.929529" calcext:value-type="float">
            <text:p>-3,929529</text:p>
          </table:table-cell>
          <table:table-cell office:value-type="float" office:value="0.064057" calcext:value-type="float">
            <text:p>0,064057</text:p>
          </table:table-cell>
          <table:table-cell office:value-type="float" office:value="8.507564" calcext:value-type="float">
            <text:p>8,507564</text:p>
          </table:table-cell>
          <table:table-cell office:value-type="float" office:value="0.7806448" calcext:value-type="float">
            <text:p>0,7806448</text:p>
          </table:table-cell>
          <table:table-cell office:value-type="float" office:value="0.71" calcext:value-type="float">
            <text:p>0,7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'Anael. BMP+ Malt +H2O'.C11]*['Anael. BMP+ Malt +H2O'.C11]" office:value-type="float" office:value="1.69" calcext:value-type="float">
            <text:p>1,69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3071" calcext:value-type="float">
            <text:p>1,333071</text:p>
          </table:table-cell>
          <table:table-cell office:value-type="float" office:value="0.1587526" calcext:value-type="float">
            <text:p>0,1587526</text:p>
          </table:table-cell>
          <table:table-cell office:value-type="float" office:value="-3.716107" calcext:value-type="float">
            <text:p>-3,716107</text:p>
          </table:table-cell>
          <table:table-cell office:value-type="float" office:value="0.06161359" calcext:value-type="float">
            <text:p>0,06161359</text:p>
          </table:table-cell>
          <table:table-cell office:value-type="float" office:value="8.064165" calcext:value-type="float">
            <text:p>8,064165</text:p>
          </table:table-cell>
          <table:table-cell office:value-type="float" office:value="0.6953483" calcext:value-type="float">
            <text:p>0,6953483</text:p>
          </table:table-cell>
          <table:table-cell office:value-type="float" office:value="1.05" calcext:value-type="float">
            <text:p>1,05</text:p>
          </table:table-cell>
          <table:table-cell table:number-columns-repeated="8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formula="of:=['Anael. BMP+ Malt +H2O'.C12]*['Anael. BMP+ Malt +H2O'.C12]" office:value-type="float" office:value="1.96" calcext:value-type="float">
            <text:p>1,96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28262" calcext:value-type="float">
            <text:p>1,428262</text:p>
          </table:table-cell>
          <table:table-cell office:value-type="float" office:value="0.1632325" calcext:value-type="float">
            <text:p>0,1632325</text:p>
          </table:table-cell>
          <table:table-cell office:value-type="float" office:value="-3.912616" calcext:value-type="float">
            <text:p>-3,912616</text:p>
          </table:table-cell>
          <table:table-cell office:value-type="float" office:value="0.04791791" calcext:value-type="float">
            <text:p>0,04791791</text:p>
          </table:table-cell>
          <table:table-cell office:value-type="float" office:value="7.585836" calcext:value-type="float">
            <text:p>7,585836</text:p>
          </table:table-cell>
          <table:table-cell office:value-type="float" office:value="0.600535" calcext:value-type="float">
            <text:p>0,600535</text:p>
          </table:table-cell>
          <table:table-cell office:value-type="float" office:value="0.75" calcext:value-type="float">
            <text:p>0,7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'Anael. BMP+ Malt +H2O'.C13]*['Anael. BMP+ Malt +H2O'.C13]" office:value-type="float" office:value="2.25" calcext:value-type="float">
            <text:p>2,25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99542" calcext:value-type="float">
            <text:p>1,499542</text:p>
          </table:table-cell>
          <table:table-cell office:value-type="float" office:value="0.1641066" calcext:value-type="float">
            <text:p>0,1641066</text:p>
          </table:table-cell>
          <table:table-cell office:value-type="float" office:value="-3.974415" calcext:value-type="float">
            <text:p>-3,974415</text:p>
          </table:table-cell>
          <table:table-cell office:value-type="float" office:value="0.07258819" calcext:value-type="float">
            <text:p>0,07258819</text:p>
          </table:table-cell>
          <table:table-cell office:value-type="float" office:value="9.696245" calcext:value-type="float">
            <text:p>9,696245</text:p>
          </table:table-cell>
          <table:table-cell office:value-type="float" office:value="0.9068523" calcext:value-type="float">
            <text:p>0,9068523</text:p>
          </table:table-cell>
          <table:table-cell office:value-type="float" office:value="1.02" calcext:value-type="float">
            <text:p>1,02</text:p>
          </table:table-cell>
          <table:table-cell table:number-columns-repeated="8"/>
        </table:table-row>
        <table:table-row table:style-name="ro1">
          <table:table-cell table:style-name="ce21" office:value-type="float" office:value="7" calcext:value-type="float">
            <text:p>7</text:p>
          </table:table-cell>
          <table:table-cell table:formula="of:=['Anael. BMP+ Malt +H2O'.C14]*['Anael. BMP+ Malt +H2O'.C14]" office:value-type="float" office:value="2.56" calcext:value-type="float">
            <text:p>2,56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08201" calcext:value-type="float">
            <text:p>1,608201</text:p>
          </table:table-cell>
          <table:table-cell office:value-type="float" office:value="0.1661847" calcext:value-type="float">
            <text:p>0,1661847</text:p>
          </table:table-cell>
          <table:table-cell office:value-type="float" office:value="-3.72701" calcext:value-type="float">
            <text:p>-3,72701</text:p>
          </table:table-cell>
          <table:table-cell office:value-type="float" office:value="0.06415584" calcext:value-type="float">
            <text:p>0,06415584</text:p>
          </table:table-cell>
          <table:table-cell office:value-type="float" office:value="8.993684" calcext:value-type="float">
            <text:p>8,993684</text:p>
          </table:table-cell>
          <table:table-cell office:value-type="float" office:value="0.7367889" calcext:value-type="float">
            <text:p>0,7367889</text:p>
          </table:table-cell>
          <table:table-cell office:value-type="float" office:value="0.88" calcext:value-type="float">
            <text:p>0,8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'Anael. BMP+ Malt +H2O'.C15]*['Anael. BMP+ Malt +H2O'.C15]" office:value-type="float" office:value="2.89" calcext:value-type="float">
            <text:p>2,89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89369" calcext:value-type="float">
            <text:p>1,689369</text:p>
          </table:table-cell>
          <table:table-cell office:value-type="float" office:value="0.1660839" calcext:value-type="float">
            <text:p>0,1660839</text:p>
          </table:table-cell>
          <table:table-cell office:value-type="float" office:value="-3.881746" calcext:value-type="float">
            <text:p>-3,881746</text:p>
          </table:table-cell>
          <table:table-cell office:value-type="float" office:value="0.05104281" calcext:value-type="float">
            <text:p>0,05104281</text:p>
          </table:table-cell>
          <table:table-cell office:value-type="float" office:value="8.468777" calcext:value-type="float">
            <text:p>8,468777</text:p>
          </table:table-cell>
          <table:table-cell office:value-type="float" office:value="0.6234432" calcext:value-type="float">
            <text:p>0,6234432</text:p>
          </table:table-cell>
          <table:table-cell office:value-type="float" office:value="0.89" calcext:value-type="float">
            <text:p>0,89</text:p>
          </table:table-cell>
          <table:table-cell table:number-columns-repeated="8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formula="of:=['Anael. BMP+ Malt +H2O'.C16]*['Anael. BMP+ Malt +H2O'.C16]" office:value-type="float" office:value="3.24" calcext:value-type="float">
            <text:p>3,24</text:p>
          </table:table-cell>
          <table:table-cell office:value-type="float" office:value="1.8" calcext:value-type="float">
            <text:p>1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78298" calcext:value-type="float">
            <text:p>1,778298</text:p>
          </table:table-cell>
          <table:table-cell office:value-type="float" office:value="0.05250639" calcext:value-type="float">
            <text:p>0,05250639</text:p>
          </table:table-cell>
          <table:table-cell office:value-type="float" office:value="-3.937331" calcext:value-type="float">
            <text:p>-3,937331</text:p>
          </table:table-cell>
          <table:table-cell office:value-type="float" office:value="0.03958194" calcext:value-type="float">
            <text:p>0,03958194</text:p>
          </table:table-cell>
          <table:table-cell office:value-type="float" office:value="7.691027" calcext:value-type="float">
            <text:p>7,691027</text:p>
          </table:table-cell>
          <table:table-cell office:value-type="float" office:value="0.3333449" calcext:value-type="float">
            <text:p>0,3333449</text:p>
          </table:table-cell>
          <table:table-cell office:value-type="float" office:value="0.93" calcext:value-type="float">
            <text:p>0,9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'Anael. BMP+ Malt +H2O'.C17]*['Anael. BMP+ Malt +H2O'.C17]" office:value-type="float" office:value="3.61" calcext:value-type="float">
            <text:p>3,61</text:p>
          </table:table-cell>
          <table:table-cell office:value-type="float" office:value="1.9" calcext:value-type="float">
            <text:p>1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65642" calcext:value-type="float">
            <text:p>1,865642</text:p>
          </table:table-cell>
          <table:table-cell office:value-type="float" office:value="0.0528716" calcext:value-type="float">
            <text:p>0,0528716</text:p>
          </table:table-cell>
          <table:table-cell office:value-type="float" office:value="-4.02463" calcext:value-type="float">
            <text:p>-4,02463</text:p>
          </table:table-cell>
          <table:table-cell office:value-type="float" office:value="0.04466248" calcext:value-type="float">
            <text:p>0,04466248</text:p>
          </table:table-cell>
          <table:table-cell office:value-type="float" office:value="8.287869" calcext:value-type="float">
            <text:p>8,287869</text:p>
          </table:table-cell>
          <table:table-cell office:value-type="float" office:value="0.3854712" calcext:value-type="float">
            <text:p>0,3854712</text:p>
          </table:table-cell>
          <table:table-cell office:value-type="float" office:value="1.04" calcext:value-type="float">
            <text:p>1,04</text:p>
          </table:table-cell>
          <table:table-cell table:number-columns-repeated="8"/>
        </table:table-row>
        <table:table-row table:style-name="ro1">
          <table:table-cell table:style-name="ce21" office:value-type="float" office:value="11" calcext:value-type="float">
            <text:p>11</text:p>
          </table:table-cell>
          <table:table-cell table:formula="of:=['Anael. BMP+ Malt +H2O'.C18]*['Anael. BMP+ Malt +H2O'.C18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3808" calcext:value-type="float">
            <text:p>1,973808</text:p>
          </table:table-cell>
          <table:table-cell office:value-type="float" office:value="0.1648303" calcext:value-type="float">
            <text:p>0,1648303</text:p>
          </table:table-cell>
          <table:table-cell office:value-type="float" office:value="-3.986413" calcext:value-type="float">
            <text:p>-3,986413</text:p>
          </table:table-cell>
          <table:table-cell office:value-type="float" office:value="0.03484785" calcext:value-type="float">
            <text:p>0,03484785</text:p>
          </table:table-cell>
          <table:table-cell office:value-type="float" office:value="7.525008" calcext:value-type="float">
            <text:p>7,525008</text:p>
          </table:table-cell>
          <table:table-cell office:value-type="float" office:value="0.4334985" calcext:value-type="float">
            <text:p>0,4334985</text:p>
          </table:table-cell>
          <table:table-cell office:value-type="float" office:value="1.53" calcext:value-type="float">
            <text:p>1,53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'Anael. BMP+ Malt +H2O'.C19]*['Anael. BMP+ Malt +H2O'.C19]" office:value-type="float" office:value="4.41" calcext:value-type="float">
            <text:p>4,41</text:p>
          </table:table-cell>
          <table:table-cell office:value-type="float" office:value="2.1" calcext:value-type="float">
            <text:p>2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16421" calcext:value-type="float">
            <text:p>2,016421</text:p>
          </table:table-cell>
          <table:table-cell office:value-type="float" office:value="0.006315774" calcext:value-type="float">
            <text:p>0,006315774</text:p>
          </table:table-cell>
          <table:table-cell office:value-type="float" office:value="-4.012993" calcext:value-type="float">
            <text:p>-4,012993</text:p>
          </table:table-cell>
          <table:table-cell office:value-type="float" office:value="0.02333473" calcext:value-type="float">
            <text:p>0,02333473</text:p>
          </table:table-cell>
          <table:table-cell office:value-type="float" office:value="7.517313" calcext:value-type="float">
            <text:p>7,517313</text:p>
          </table:table-cell>
          <table:table-cell office:value-type="float" office:value="0.1268839" calcext:value-type="float">
            <text:p>0,1268839</text:p>
          </table:table-cell>
          <table:table-cell office:value-type="float" office:value="0.85" calcext:value-type="float">
            <text:p>0,85</text:p>
          </table:table-cell>
          <table:table-cell table:number-columns-repeated="8"/>
        </table:table-row>
        <table:table-row table:style-name="ro1">
          <table:table-cell table:style-name="ce21" office:value-type="float" office:value="13" calcext:value-type="float">
            <text:p>13</text:p>
          </table:table-cell>
          <table:table-cell table:formula="of:=['Anael. BMP+ Malt +H2O'.C20]*['Anael. BMP+ Malt +H2O'.C20]" office:value-type="float" office:value="4.84" calcext:value-type="float">
            <text:p>4,84</text:p>
          </table:table-cell>
          <table:table-cell office:value-type="float" office:value="2.2" calcext:value-type="float">
            <text:p>2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83939" calcext:value-type="float">
            <text:p>2,083939</text:p>
          </table:table-cell>
          <table:table-cell office:value-type="float" office:value="0.1585272" calcext:value-type="float">
            <text:p>0,1585272</text:p>
          </table:table-cell>
          <table:table-cell office:value-type="float" office:value="-4.125093" calcext:value-type="float">
            <text:p>-4,125093</text:p>
          </table:table-cell>
          <table:table-cell office:value-type="float" office:value="0.03803445" calcext:value-type="float">
            <text:p>0,03803445</text:p>
          </table:table-cell>
          <table:table-cell office:value-type="float" office:value="7.954135" calcext:value-type="float">
            <text:p>7,954135</text:p>
          </table:table-cell>
          <table:table-cell office:value-type="float" office:value="0.4333763" calcext:value-type="float">
            <text:p>0,4333763</text:p>
          </table:table-cell>
          <table:table-cell office:value-type="float" office:value="1.28" calcext:value-type="float">
            <text:p>1,28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Avg.</text:p>
          </table:table-cell>
          <table:table-cell/>
          <table:table-cell office:value-type="string" calcext:value-type="string">
            <text:p>Avg.</text:p>
          </table:table-cell>
          <table:table-cell/>
          <table:table-cell office:value-type="string" calcext:value-type="string">
            <text:p>Avg.</text:p>
          </table:table-cell>
          <table:table-cell/>
          <table:table-cell office:value-type="string" calcext:value-type="string">
            <text:p>Avg.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AVERAGE(['Anael. BMP+ Malt +H2O'.F8:.F20])" office:value-type="float" office:value="1.59732161538462" calcext:value-type="float">
            <text:p>1,5973216154</text:p>
          </table:table-cell>
          <table:table-cell/>
          <table:table-cell table:formula="of:=AVERAGE(['Anael. BMP+ Malt +H2O'.H8:.H20])" office:value-type="float" office:value="-3.91977384615385" calcext:value-type="float">
            <text:p>-3,9197738462</text:p>
          </table:table-cell>
          <table:table-cell/>
          <table:table-cell table:formula="of:=AVERAGE(['Anael. BMP+ Malt +H2O'.J8:.J20])" office:value-type="float" office:value="8.29625230769231" calcext:value-type="float">
            <text:p>8,2962523077</text:p>
          </table:table-cell>
          <table:table-cell/>
          <table:table-cell table:formula="of:=AVERAGE(['Anael. BMP+ Malt +H2O'.L8:.L20])" office:value-type="float" office:value="0.971538461538461" calcext:value-type="float">
            <text:p>0,9715384615</text:p>
          </table:table-cell>
          <table:table-cell table:number-columns-repeated="8"/>
        </table:table-row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table:style-name="ce23" office:value-type="string" calcext:value-type="string" table:number-columns-spanned="19" table:number-rows-spanned="2">
            <text:p>Andamento dell’altezza dei picchi anael. dovuti a MBP + Maltosio + H2O</text:p>
          </table:table-cell>
          <table:covered-table-cell table:number-columns-repeated="18"/>
        </table:table-row>
        <table:table-row table:style-name="ro1">
          <table:table-cell/>
          <table:covered-table-cell table:number-columns-repeated="19"/>
        </table:table-row>
        <table:table-row table:style-name="ro1">
          <table:table-cell table:number-columns-repeated="11"/>
          <table:table-cell office:value-type="string" calcext:value-type="string">
            <text:p>Dx</text:p>
          </table:table-cell>
          <table:table-cell office:value-type="string" calcext:value-type="string">
            <text:p>Dy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 <text:span text:style-name="T1">· </text:span>x</text:p>
          </table:table-cell>
          <table:table-cell office:value-type="string" calcext:value-type="string">
            <text:p>w <text:span text:style-name="T1">· </text:span>x<text:span text:style-name="T1">²</text:span></text:p>
          </table:table-cell>
          <table:table-cell office:value-type="string" calcext:value-type="string">
            <text:p><text:span text:style-name="T1">w · </text:span>x <text:span text:style-name="T1">· </text:span>y</text:p>
          </table:table-cell>
          <table:table-cell office:value-type="string" calcext:value-type="string">
            <text:p>w <text:span text:style-name="T1">· </text:span>y</text:p>
          </table:table-cell>
          <table:table-cell/>
          <table:table-cell office:value-type="string" calcext:value-type="string">
            <text:p>x – x_avg</text:p>
          </table:table-cell>
          <table:table-cell office:value-type="string" calcext:value-type="string">
            <text:p>y – y_avg</text:p>
          </table:table-cell>
          <table:table-cell office:value-type="string" calcext:value-type="string">
            <text:p>Dx*Dy</text:p>
          </table:table-cell>
          <table:table-cell office:value-type="string" calcext:value-type="string">
            <text:p>(Dx)<text:span text:style-name="T1">²</text:span></text:p>
          </table:table-cell>
          <table:table-cell office:value-type="string" calcext:value-type="string">
            <text:p>(Dy)<text:span text:style-name="T1">²</text:span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</text:p>
          </table:table-cell>
          <table:table-cell table:number-columns-repeated="2"/>
        </table:table-row>
        <table:table-row table:style-name="ro1">
          <table:table-cell/>
          <table:table-cell table:formula="of:=['Anael. BMP+ Malt +H2O'.B8]" office:value-type="float" office:value="1" calcext:value-type="float">
            <text:p>1</text:p>
          </table:table-cell>
          <table:table-cell table:formula="of:=['Anael. BMP+ Malt +H2O'.F8]" office:value-type="float" office:value="1.068138" calcext:value-type="float">
            <text:p>1,068138</text:p>
          </table:table-cell>
          <table:table-cell table:formula="of:=['Anael. BMP+ Malt +H2O'.G8]" office:value-type="float" office:value="0.1385058" calcext:value-type="float">
            <text:p>0,1385058</text:p>
          </table:table-cell>
          <table:table-cell table:formula="of:=['Anael. BMP+ Malt +H2O'.D30]^-2" office:value-type="float" office:value="52.1271618682993" calcext:value-type="float">
            <text:p>52,1271618683</text:p>
          </table:table-cell>
          <table:table-cell table:formula="of:=['Anael. BMP+ Malt +H2O'.E30]*['Anael. BMP+ Malt +H2O'.B30]" office:value-type="float" office:value="52.1271618682993" calcext:value-type="float">
            <text:p>52,1271618683</text:p>
          </table:table-cell>
          <table:table-cell table:formula="of:=['Anael. BMP+ Malt +H2O'.F30]*['Anael. BMP+ Malt +H2O'.B30]" office:value-type="float" office:value="52.1271618682993" calcext:value-type="float">
            <text:p>52,1271618683</text:p>
          </table:table-cell>
          <table:table-cell table:formula="of:=['Anael. BMP+ Malt +H2O'.F30]*['Anael. BMP+ Malt +H2O'.C30]" office:value-type="float" office:value="55.6790024236815" calcext:value-type="float">
            <text:p>55,6790024237</text:p>
          </table:table-cell>
          <table:table-cell table:formula="of:=['Anael. BMP+ Malt +H2O'.E30]*['Anael. BMP+ Malt +H2O'.C30]" office:value-type="float" office:value="55.6790024236815" calcext:value-type="float">
            <text:p>55,6790024237</text:p>
          </table:table-cell>
          <table:table-cell/>
          <table:table-cell table:formula="of:=['Anael. BMP+ Malt +H2O'.B30]-['Anael. BMP+ Malt +H2O'.B$44]" office:value-type="float" office:value="-1.7" calcext:value-type="float">
            <text:p>-1,7</text:p>
          </table:table-cell>
          <table:table-cell table:formula="of:=['Anael. BMP+ Malt +H2O'.C30]-['Anael. BMP+ Malt +H2O'.C$44]" office:value-type="float" office:value="-0.529183615384615" calcext:value-type="float">
            <text:p>-0,5291836154</text:p>
          </table:table-cell>
          <table:table-cell table:formula="of:=['Anael. BMP+ Malt +H2O'.K30]*['Anael. BMP+ Malt +H2O'.L30]" office:value-type="float" office:value="0.899612146153846" calcext:value-type="float">
            <text:p>0,8996121462</text:p>
          </table:table-cell>
          <table:table-cell table:formula="of:=['Anael. BMP+ Malt +H2O'.K30]^2" office:value-type="float" office:value="2.89" calcext:value-type="float">
            <text:p>2,89</text:p>
          </table:table-cell>
          <table:table-cell table:formula="of:=['Anael. BMP+ Malt +H2O'.L30]^2" office:value-type="float" office:value="0.280035298791533" calcext:value-type="float">
            <text:p>0,2800352988</text:p>
          </table:table-cell>
          <table:table-cell/>
          <table:table-cell table:formula="of:=(['Anael. BMP+ Malt +H2O'.G44]*['Anael. BMP+ Malt +H2O'.I44]-['Anael. BMP+ Malt +H2O'.F44]*['Anael. BMP+ Malt +H2O'.H44])/['Anael. BMP+ Malt +H2O'.J44]" office:value-type="float" office:value="0.944489435690189" calcext:value-type="float">
            <text:p>0,9444894357</text:p>
          </table:table-cell>
          <table:table-cell table:formula="of:=SQRT(['Anael. BMP+ Malt +H2O'.G44]/['Anael. BMP+ Malt +H2O'.J44])" office:value-type="float" office:value="0.0797848694292377" calcext:value-type="float">
            <text:p>0,0797848694</text:p>
          </table:table-cell>
          <table:table-cell table:number-columns-repeated="2"/>
        </table:table-row>
        <table:table-row table:style-name="ro1">
          <table:table-cell/>
          <table:table-cell table:formula="of:=['Anael. BMP+ Malt +H2O'.B9]" office:value-type="float" office:value="1.21" calcext:value-type="float">
            <text:p>1,21</text:p>
          </table:table-cell>
          <table:table-cell table:formula="of:=['Anael. BMP+ Malt +H2O'.F9]" office:value-type="float" office:value="1.164339" calcext:value-type="float">
            <text:p>1,164339</text:p>
          </table:table-cell>
          <table:table-cell table:formula="of:=['Anael. BMP+ Malt +H2O'.G9]" office:value-type="float" office:value="0.1482609" calcext:value-type="float">
            <text:p>0,1482609</text:p>
          </table:table-cell>
          <table:table-cell table:formula="of:=['Anael. BMP+ Malt +H2O'.D31]^-2" office:value-type="float" office:value="45.4932261345634" calcext:value-type="float">
            <text:p>45,4932261346</text:p>
          </table:table-cell>
          <table:table-cell table:formula="of:=['Anael. BMP+ Malt +H2O'.E31]*['Anael. BMP+ Malt +H2O'.B31]" office:value-type="float" office:value="55.0468036228217" calcext:value-type="float">
            <text:p>55,0468036228</text:p>
          </table:table-cell>
          <table:table-cell table:formula="of:=['Anael. BMP+ Malt +H2O'.F31]*['Anael. BMP+ Malt +H2O'.B31]" office:value-type="float" office:value="66.6066323836142" calcext:value-type="float">
            <text:p>66,6066323836</text:p>
          </table:table-cell>
          <table:table-cell table:formula="of:=['Anael. BMP+ Malt +H2O'.F31]*['Anael. BMP+ Malt +H2O'.C31]" office:value-type="float" office:value="64.0931402833926" calcext:value-type="float">
            <text:p>64,0931402834</text:p>
          </table:table-cell>
          <table:table-cell table:formula="of:=['Anael. BMP+ Malt +H2O'.E31]*['Anael. BMP+ Malt +H2O'.C31]" office:value-type="float" office:value="52.9695374242914" calcext:value-type="float">
            <text:p>52,9695374243</text:p>
          </table:table-cell>
          <table:table-cell/>
          <table:table-cell table:formula="of:=['Anael. BMP+ Malt +H2O'.B31]-['Anael. BMP+ Malt +H2O'.B$44]" office:value-type="float" office:value="-1.49" calcext:value-type="float">
            <text:p>-1,49</text:p>
          </table:table-cell>
          <table:table-cell table:formula="of:=['Anael. BMP+ Malt +H2O'.C31]-['Anael. BMP+ Malt +H2O'.C$44]" office:value-type="float" office:value="-0.432982615384615" calcext:value-type="float">
            <text:p>-0,4329826154</text:p>
          </table:table-cell>
          <table:table-cell table:formula="of:=['Anael. BMP+ Malt +H2O'.K31]*['Anael. BMP+ Malt +H2O'.L31]" office:value-type="float" office:value="0.645144096923077" calcext:value-type="float">
            <text:p>0,6451440969</text:p>
          </table:table-cell>
          <table:table-cell table:formula="of:=['Anael. BMP+ Malt +H2O'.K31]^2" office:value-type="float" office:value="2.2201" calcext:value-type="float">
            <text:p>2,2201</text:p>
          </table:table-cell>
          <table:table-cell table:formula="of:=['Anael. BMP+ Malt +H2O'.L31]^2" office:value-type="float" office:value="0.187473945225302" calcext:value-type="float">
            <text:p>0,1874739452</text:p>
          </table:table-cell>
          <table:table-cell table:number-columns-repeated="5"/>
        </table:table-row>
        <table:table-row table:style-name="ro1">
          <table:table-cell/>
          <table:table-cell table:formula="of:=['Anael. BMP+ Malt +H2O'.B10]" office:value-type="float" office:value="1.44" calcext:value-type="float">
            <text:p>1,44</text:p>
          </table:table-cell>
          <table:table-cell table:formula="of:=['Anael. BMP+ Malt +H2O'.F10]" office:value-type="float" office:value="1.256151" calcext:value-type="float">
            <text:p>1,256151</text:p>
          </table:table-cell>
          <table:table-cell table:formula="of:=['Anael. BMP+ Malt +H2O'.G10]" office:value-type="float" office:value="0.1537266" calcext:value-type="float">
            <text:p>0,1537266</text:p>
          </table:table-cell>
          <table:table-cell table:formula="of:=['Anael. BMP+ Malt +H2O'.D32]^-2" office:value-type="float" office:value="42.3157415717342" calcext:value-type="float">
            <text:p>42,3157415717</text:p>
          </table:table-cell>
          <table:table-cell table:formula="of:=['Anael. BMP+ Malt +H2O'.E32]*['Anael. BMP+ Malt +H2O'.B32]" office:value-type="float" office:value="60.9346678632972" calcext:value-type="float">
            <text:p>60,9346678633</text:p>
          </table:table-cell>
          <table:table-cell table:formula="of:=['Anael. BMP+ Malt +H2O'.F32]*['Anael. BMP+ Malt +H2O'.B32]" office:value-type="float" office:value="87.745921723148" calcext:value-type="float">
            <text:p>87,7459217231</text:p>
          </table:table-cell>
          <table:table-cell table:formula="of:=['Anael. BMP+ Malt +H2O'.F32]*['Anael. BMP+ Malt +H2O'.C32]" office:value-type="float" office:value="76.5431439711486" calcext:value-type="float">
            <text:p>76,5431439711</text:p>
          </table:table-cell>
          <table:table-cell table:formula="of:=['Anael. BMP+ Malt +H2O'.E32]*['Anael. BMP+ Malt +H2O'.C32]" office:value-type="float" office:value="53.1549610910754" calcext:value-type="float">
            <text:p>53,1549610911</text:p>
          </table:table-cell>
          <table:table-cell/>
          <table:table-cell table:formula="of:=['Anael. BMP+ Malt +H2O'.B32]-['Anael. BMP+ Malt +H2O'.B$44]" office:value-type="float" office:value="-1.26" calcext:value-type="float">
            <text:p>-1,26</text:p>
          </table:table-cell>
          <table:table-cell table:formula="of:=['Anael. BMP+ Malt +H2O'.C32]-['Anael. BMP+ Malt +H2O'.C$44]" office:value-type="float" office:value="-0.341170615384615" calcext:value-type="float">
            <text:p>-0,3411706154</text:p>
          </table:table-cell>
          <table:table-cell table:formula="of:=['Anael. BMP+ Malt +H2O'.K32]*['Anael. BMP+ Malt +H2O'.L32]" office:value-type="float" office:value="0.429874975384616" calcext:value-type="float">
            <text:p>0,4298749754</text:p>
          </table:table-cell>
          <table:table-cell table:formula="of:=['Anael. BMP+ Malt +H2O'.K32]^2" office:value-type="float" office:value="1.5876" calcext:value-type="float">
            <text:p>1,5876</text:p>
          </table:table-cell>
          <table:table-cell table:formula="of:=['Anael. BMP+ Malt +H2O'.L32]^2" office:value-type="float" office:value="0.116397388801917" calcext:value-type="float">
            <text:p>0,1163973888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dB</text:p>
          </table:table-cell>
          <table:table-cell table:number-columns-repeated="2"/>
        </table:table-row>
        <table:table-row table:style-name="ro1">
          <table:table-cell/>
          <table:table-cell table:formula="of:=['Anael. BMP+ Malt +H2O'.B11]" office:value-type="float" office:value="1.69" calcext:value-type="float">
            <text:p>1,69</text:p>
          </table:table-cell>
          <table:table-cell table:formula="of:=['Anael. BMP+ Malt +H2O'.F11]" office:value-type="float" office:value="1.333071" calcext:value-type="float">
            <text:p>1,333071</text:p>
          </table:table-cell>
          <table:table-cell table:formula="of:=['Anael. BMP+ Malt +H2O'.G11]" office:value-type="float" office:value="0.1587526" calcext:value-type="float">
            <text:p>0,1587526</text:p>
          </table:table-cell>
          <table:table-cell table:formula="of:=['Anael. BMP+ Malt +H2O'.D33]^-2" office:value-type="float" office:value="39.6787796351588" calcext:value-type="float">
            <text:p>39,6787796352</text:p>
          </table:table-cell>
          <table:table-cell table:formula="of:=['Anael. BMP+ Malt +H2O'.E33]*['Anael. BMP+ Malt +H2O'.B33]" office:value-type="float" office:value="67.0571375834185" calcext:value-type="float">
            <text:p>67,0571375834</text:p>
          </table:table-cell>
          <table:table-cell table:formula="of:=['Anael. BMP+ Malt +H2O'.F33]*['Anael. BMP+ Malt +H2O'.B33]" office:value-type="float" office:value="113.326562515977" calcext:value-type="float">
            <text:p>113,326562516</text:p>
          </table:table-cell>
          <table:table-cell table:formula="of:=['Anael. BMP+ Malt +H2O'.F33]*['Anael. BMP+ Malt +H2O'.C33]" office:value-type="float" office:value="89.3919254554652" calcext:value-type="float">
            <text:p>89,3919254555</text:p>
          </table:table-cell>
          <table:table-cell table:formula="of:=['Anael. BMP+ Malt +H2O'.E33]*['Anael. BMP+ Malt +H2O'.C33]" office:value-type="float" office:value="52.8946304470208" calcext:value-type="float">
            <text:p>52,894630447</text:p>
          </table:table-cell>
          <table:table-cell/>
          <table:table-cell table:formula="of:=['Anael. BMP+ Malt +H2O'.B33]-['Anael. BMP+ Malt +H2O'.B$44]" office:value-type="float" office:value="-1.01" calcext:value-type="float">
            <text:p>-1,01</text:p>
          </table:table-cell>
          <table:table-cell table:formula="of:=['Anael. BMP+ Malt +H2O'.C33]-['Anael. BMP+ Malt +H2O'.C$44]" office:value-type="float" office:value="-0.264250615384616" calcext:value-type="float">
            <text:p>-0,2642506154</text:p>
          </table:table-cell>
          <table:table-cell table:formula="of:=['Anael. BMP+ Malt +H2O'.K33]*['Anael. BMP+ Malt +H2O'.L33]" office:value-type="float" office:value="0.266893121538462" calcext:value-type="float">
            <text:p>0,2668931215</text:p>
          </table:table-cell>
          <table:table-cell table:formula="of:=['Anael. BMP+ Malt +H2O'.K33]^2" office:value-type="float" office:value="1.0201" calcext:value-type="float">
            <text:p>1,0201</text:p>
          </table:table-cell>
          <table:table-cell table:formula="of:=['Anael. BMP+ Malt +H2O'.L33]^2" office:value-type="float" office:value="0.069828387731148" calcext:value-type="float">
            <text:p>0,0698283877</text:p>
          </table:table-cell>
          <table:table-cell/>
          <table:table-cell table:formula="of:=(['Anael. BMP+ Malt +H2O'.E44]*['Anael. BMP+ Malt +H2O'.H44]-['Anael. BMP+ Malt +H2O'.F44]*['Anael. BMP+ Malt +H2O'.I44])/['Anael. BMP+ Malt +H2O'.J44]" office:value-type="float" office:value="0.243283763014523" calcext:value-type="float">
            <text:p>0,243283763</text:p>
          </table:table-cell>
          <table:table-cell table:formula="of:=SQRT(['Anael. BMP+ Malt +H2O'.E44]/['Anael. BMP+ Malt +H2O'.J44])" office:value-type="float" office:value="0.018284361274691" calcext:value-type="float">
            <text:p>0,0182843613</text:p>
          </table:table-cell>
          <table:table-cell table:number-columns-repeated="2"/>
        </table:table-row>
        <table:table-row table:style-name="ro1">
          <table:table-cell/>
          <table:table-cell table:formula="of:=['Anael. BMP+ Malt +H2O'.B12]" office:value-type="float" office:value="1.96" calcext:value-type="float">
            <text:p>1,96</text:p>
          </table:table-cell>
          <table:table-cell table:formula="of:=['Anael. BMP+ Malt +H2O'.F12]" office:value-type="float" office:value="1.428262" calcext:value-type="float">
            <text:p>1,428262</text:p>
          </table:table-cell>
          <table:table-cell table:formula="of:=['Anael. BMP+ Malt +H2O'.G12]" office:value-type="float" office:value="0.1632325" calcext:value-type="float">
            <text:p>0,1632325</text:p>
          </table:table-cell>
          <table:table-cell table:formula="of:=['Anael. BMP+ Malt +H2O'.D34]^-2" office:value-type="float" office:value="37.5307061371936" calcext:value-type="float">
            <text:p>37,5307061372</text:p>
          </table:table-cell>
          <table:table-cell table:formula="of:=['Anael. BMP+ Malt +H2O'.E34]*['Anael. BMP+ Malt +H2O'.B34]" office:value-type="float" office:value="73.5601840288995" calcext:value-type="float">
            <text:p>73,5601840289</text:p>
          </table:table-cell>
          <table:table-cell table:formula="of:=['Anael. BMP+ Malt +H2O'.F34]*['Anael. BMP+ Malt +H2O'.B34]" office:value-type="float" office:value="144.177960696643" calcext:value-type="float">
            <text:p>144,1779606966</text:p>
          </table:table-cell>
          <table:table-cell table:formula="of:=['Anael. BMP+ Malt +H2O'.F34]*['Anael. BMP+ Malt +H2O'.C34]" office:value-type="float" office:value="105.063215561484" calcext:value-type="float">
            <text:p>105,0632155615</text:p>
          </table:table-cell>
          <table:table-cell table:formula="of:=['Anael. BMP+ Malt +H2O'.E34]*['Anael. BMP+ Malt +H2O'.C34]" office:value-type="float" office:value="53.6036814089205" calcext:value-type="float">
            <text:p>53,6036814089</text:p>
          </table:table-cell>
          <table:table-cell/>
          <table:table-cell table:formula="of:=['Anael. BMP+ Malt +H2O'.B34]-['Anael. BMP+ Malt +H2O'.B$44]" office:value-type="float" office:value="-0.74" calcext:value-type="float">
            <text:p>-0,74</text:p>
          </table:table-cell>
          <table:table-cell table:formula="of:=['Anael. BMP+ Malt +H2O'.C34]-['Anael. BMP+ Malt +H2O'.C$44]" office:value-type="float" office:value="-0.169059615384616" calcext:value-type="float">
            <text:p>-0,1690596154</text:p>
          </table:table-cell>
          <table:table-cell table:formula="of:=['Anael. BMP+ Malt +H2O'.K34]*['Anael. BMP+ Malt +H2O'.L34]" office:value-type="float" office:value="0.125104115384616" calcext:value-type="float">
            <text:p>0,1251041154</text:p>
          </table:table-cell>
          <table:table-cell table:formula="of:=['Anael. BMP+ Malt +H2O'.K34]^2" office:value-type="float" office:value="0.547600000000001" calcext:value-type="float">
            <text:p>0,5476</text:p>
          </table:table-cell>
          <table:table-cell table:formula="of:=['Anael. BMP+ Malt +H2O'.L34]^2" office:value-type="float" office:value="0.0285811535539941" calcext:value-type="float">
            <text:p>0,0285811536</text:p>
          </table:table-cell>
          <table:table-cell table:number-columns-repeated="5"/>
        </table:table-row>
        <table:table-row table:style-name="ro1">
          <table:table-cell/>
          <table:table-cell table:formula="of:=['Anael. BMP+ Malt +H2O'.B13]" office:value-type="float" office:value="2.25" calcext:value-type="float">
            <text:p>2,25</text:p>
          </table:table-cell>
          <table:table-cell table:formula="of:=['Anael. BMP+ Malt +H2O'.F13]" office:value-type="float" office:value="1.499542" calcext:value-type="float">
            <text:p>1,499542</text:p>
          </table:table-cell>
          <table:table-cell table:formula="of:=['Anael. BMP+ Malt +H2O'.G13]" office:value-type="float" office:value="0.1641066" calcext:value-type="float">
            <text:p>0,1641066</text:p>
          </table:table-cell>
          <table:table-cell table:formula="of:=['Anael. BMP+ Malt +H2O'.D35]^-2" office:value-type="float" office:value="37.1319626116297" calcext:value-type="float">
            <text:p>37,1319626116</text:p>
          </table:table-cell>
          <table:table-cell table:formula="of:=['Anael. BMP+ Malt +H2O'.E35]*['Anael. BMP+ Malt +H2O'.B35]" office:value-type="float" office:value="83.5469158761668" calcext:value-type="float">
            <text:p>83,5469158762</text:p>
          </table:table-cell>
          <table:table-cell table:formula="of:=['Anael. BMP+ Malt +H2O'.F35]*['Anael. BMP+ Malt +H2O'.B35]" office:value-type="float" office:value="187.980560721375" calcext:value-type="float">
            <text:p>187,9805607214</text:p>
          </table:table-cell>
          <table:table-cell table:formula="of:=['Anael. BMP+ Malt +H2O'.F35]*['Anael. BMP+ Malt +H2O'.C35]" office:value-type="float" office:value="125.282109326779" calcext:value-type="float">
            <text:p>125,2821093268</text:p>
          </table:table-cell>
          <table:table-cell table:formula="of:=['Anael. BMP+ Malt +H2O'.E35]*['Anael. BMP+ Malt +H2O'.C35]" office:value-type="float" office:value="55.6809374785684" calcext:value-type="float">
            <text:p>55,6809374786</text:p>
          </table:table-cell>
          <table:table-cell/>
          <table:table-cell table:formula="of:=['Anael. BMP+ Malt +H2O'.B35]-['Anael. BMP+ Malt +H2O'.B$44]" office:value-type="float" office:value="-0.45" calcext:value-type="float">
            <text:p>-0,45</text:p>
          </table:table-cell>
          <table:table-cell table:formula="of:=['Anael. BMP+ Malt +H2O'.C35]-['Anael. BMP+ Malt +H2O'.C$44]" office:value-type="float" office:value="-0.0977796153846155" calcext:value-type="float">
            <text:p>-0,0977796154</text:p>
          </table:table-cell>
          <table:table-cell table:formula="of:=['Anael. BMP+ Malt +H2O'.K35]*['Anael. BMP+ Malt +H2O'.L35]" office:value-type="float" office:value="0.044000826923077" calcext:value-type="float">
            <text:p>0,0440008269</text:p>
          </table:table-cell>
          <table:table-cell table:formula="of:=['Anael. BMP+ Malt +H2O'.K35]^2" office:value-type="float" office:value="0.2025" calcext:value-type="float">
            <text:p>0,2025</text:p>
          </table:table-cell>
          <table:table-cell table:formula="of:=['Anael. BMP+ Malt +H2O'.L35]^2" office:value-type="float" office:value="0.00956085318476335" calcext:value-type="float">
            <text:p>0,0095608532</text:p>
          </table:table-cell>
          <table:table-cell/>
          <table:table-cell table:style-name="ce25" office:value-type="string" calcext:value-type="string" table:number-columns-spanned="4" table:number-rows-spanned="2">
            <text:p>Equazione della retta</text:p>
          </table:table-cell>
          <table:covered-table-cell table:number-columns-repeated="3"/>
        </table:table-row>
        <table:table-row table:style-name="ro1">
          <table:table-cell/>
          <table:table-cell table:formula="of:=['Anael. BMP+ Malt +H2O'.B14]" office:value-type="float" office:value="2.56" calcext:value-type="float">
            <text:p>2,56</text:p>
          </table:table-cell>
          <table:table-cell table:formula="of:=['Anael. BMP+ Malt +H2O'.F14]" office:value-type="float" office:value="1.608201" calcext:value-type="float">
            <text:p>1,608201</text:p>
          </table:table-cell>
          <table:table-cell table:formula="of:=['Anael. BMP+ Malt +H2O'.G14]" office:value-type="float" office:value="0.1661847" calcext:value-type="float">
            <text:p>0,1661847</text:p>
          </table:table-cell>
          <table:table-cell table:formula="of:=['Anael. BMP+ Malt +H2O'.D36]^-2" office:value-type="float" office:value="36.209116245722" calcext:value-type="float">
            <text:p>36,2091162457</text:p>
          </table:table-cell>
          <table:table-cell table:formula="of:=['Anael. BMP+ Malt +H2O'.E36]*['Anael. BMP+ Malt +H2O'.B36]" office:value-type="float" office:value="92.6953375890483" calcext:value-type="float">
            <text:p>92,695337589</text:p>
          </table:table-cell>
          <table:table-cell table:formula="of:=['Anael. BMP+ Malt +H2O'.F36]*['Anael. BMP+ Malt +H2O'.B36]" office:value-type="float" office:value="237.300064227964" calcext:value-type="float">
            <text:p>237,300064228</text:p>
          </table:table-cell>
          <table:table-cell table:formula="of:=['Anael. BMP+ Malt +H2O'.F36]*['Anael. BMP+ Malt +H2O'.C36]" office:value-type="float" office:value="149.072734606045" calcext:value-type="float">
            <text:p>149,072734606</text:p>
          </table:table-cell>
          <table:table-cell table:formula="of:=['Anael. BMP+ Malt +H2O'.E36]*['Anael. BMP+ Malt +H2O'.C36]" office:value-type="float" office:value="58.2315369554864" calcext:value-type="float">
            <text:p>58,2315369555</text:p>
          </table:table-cell>
          <table:table-cell/>
          <table:table-cell table:formula="of:=['Anael. BMP+ Malt +H2O'.B36]-['Anael. BMP+ Malt +H2O'.B$44]" office:value-type="float" office:value="-0.14" calcext:value-type="float">
            <text:p>-0,14</text:p>
          </table:table-cell>
          <table:table-cell table:formula="of:=['Anael. BMP+ Malt +H2O'.C36]-['Anael. BMP+ Malt +H2O'.C$44]" office:value-type="float" office:value="0.0108793846153845" calcext:value-type="float">
            <text:p>0,0108793846</text:p>
          </table:table-cell>
          <table:table-cell table:formula="of:=['Anael. BMP+ Malt +H2O'.K36]*['Anael. BMP+ Malt +H2O'.L36]" office:value-type="float" office:value="-0.00152311384615383" calcext:value-type="float">
            <text:p>-0,0015231138</text:p>
          </table:table-cell>
          <table:table-cell table:formula="of:=['Anael. BMP+ Malt +H2O'.K36]^2" office:value-type="float" office:value="0.0195999999999999" calcext:value-type="float">
            <text:p>0,0196</text:p>
          </table:table-cell>
          <table:table-cell table:formula="of:=['Anael. BMP+ Malt +H2O'.L36]^2" office:value-type="float" office:value="0.000118361009609465" calcext:value-type="float">
            <text:p>0,000118361</text:p>
          </table:table-cell>
          <table:table-cell/>
          <table:covered-table-cell table:number-columns-repeated="4"/>
        </table:table-row>
        <table:table-row table:style-name="ro1">
          <table:table-cell/>
          <table:table-cell table:formula="of:=['Anael. BMP+ Malt +H2O'.B15]" office:value-type="float" office:value="2.89" calcext:value-type="float">
            <text:p>2,89</text:p>
          </table:table-cell>
          <table:table-cell table:formula="of:=['Anael. BMP+ Malt +H2O'.F15]" office:value-type="float" office:value="1.689369" calcext:value-type="float">
            <text:p>1,689369</text:p>
          </table:table-cell>
          <table:table-cell table:formula="of:=['Anael. BMP+ Malt +H2O'.G15]" office:value-type="float" office:value="0.1660839" calcext:value-type="float">
            <text:p>0,1660839</text:p>
          </table:table-cell>
          <table:table-cell table:formula="of:=['Anael. BMP+ Malt +H2O'.D37]^-2" office:value-type="float" office:value="36.253081813893" calcext:value-type="float">
            <text:p>36,2530818139</text:p>
          </table:table-cell>
          <table:table-cell table:formula="of:=['Anael. BMP+ Malt +H2O'.E37]*['Anael. BMP+ Malt +H2O'.B37]" office:value-type="float" office:value="104.771406442151" calcext:value-type="float">
            <text:p>104,7714064422</text:p>
          </table:table-cell>
          <table:table-cell table:formula="of:=['Anael. BMP+ Malt +H2O'.F37]*['Anael. BMP+ Malt +H2O'.B37]" office:value-type="float" office:value="302.789364617816" calcext:value-type="float">
            <text:p>302,7893646178</text:p>
          </table:table-cell>
          <table:table-cell table:formula="of:=['Anael. BMP+ Malt +H2O'.F37]*['Anael. BMP+ Malt +H2O'.C37]" office:value-type="float" office:value="176.99756612977" calcext:value-type="float">
            <text:p>176,9975661298</text:p>
          </table:table-cell>
          <table:table-cell table:formula="of:=['Anael. BMP+ Malt +H2O'.E37]*['Anael. BMP+ Malt +H2O'.C37]" office:value-type="float" office:value="61.2448325708546" calcext:value-type="float">
            <text:p>61,2448325709</text:p>
          </table:table-cell>
          <table:table-cell/>
          <table:table-cell table:formula="of:=['Anael. BMP+ Malt +H2O'.B37]-['Anael. BMP+ Malt +H2O'.B$44]" office:value-type="float" office:value="0.19" calcext:value-type="float">
            <text:p>0,19</text:p>
          </table:table-cell>
          <table:table-cell table:formula="of:=['Anael. BMP+ Malt +H2O'.C37]-['Anael. BMP+ Malt +H2O'.C$44]" office:value-type="float" office:value="0.0920473846153846" calcext:value-type="float">
            <text:p>0,0920473846</text:p>
          </table:table-cell>
          <table:table-cell table:formula="of:=['Anael. BMP+ Malt +H2O'.K37]*['Anael. BMP+ Malt +H2O'.L37]" office:value-type="float" office:value="0.0174890030769231" calcext:value-type="float">
            <text:p>0,0174890031</text:p>
          </table:table-cell>
          <table:table-cell table:formula="of:=['Anael. BMP+ Malt +H2O'.K37]^2" office:value-type="float" office:value="0.0361000000000001" calcext:value-type="float">
            <text:p>0,0361</text:p>
          </table:table-cell>
          <table:table-cell table:formula="of:=['Anael. BMP+ Malt +H2O'.L37]^2" office:value-type="float" office:value="0.00847272101453255" calcext:value-type="float">
            <text:p>0,008472721</text:p>
          </table:table-cell>
          <table:table-cell table:number-columns-repeated="5"/>
        </table:table-row>
        <table:table-row table:style-name="ro2">
          <table:table-cell/>
          <table:table-cell table:formula="of:=['Anael. BMP+ Malt +H2O'.B16]" office:value-type="float" office:value="3.24" calcext:value-type="float">
            <text:p>3,24</text:p>
          </table:table-cell>
          <table:table-cell table:formula="of:=['Anael. BMP+ Malt +H2O'.F16]" office:value-type="float" office:value="1.778298" calcext:value-type="float">
            <text:p>1,778298</text:p>
          </table:table-cell>
          <table:table-cell table:formula="of:=['Anael. BMP+ Malt +H2O'.G16]" office:value-type="float" office:value="0.05250639" calcext:value-type="float">
            <text:p>0,05250639</text:p>
          </table:table-cell>
          <table:table-cell table:formula="of:=['Anael. BMP+ Malt +H2O'.D38]^-2" office:value-type="float" office:value="362.723488749011" calcext:value-type="float">
            <text:p>362,723488749</text:p>
          </table:table-cell>
          <table:table-cell table:formula="of:=['Anael. BMP+ Malt +H2O'.E38]*['Anael. BMP+ Malt +H2O'.B38]" office:value-type="float" office:value="1175.2241035468" calcext:value-type="float">
            <text:p>1175,2241035468</text:p>
          </table:table-cell>
          <table:table-cell table:formula="of:=['Anael. BMP+ Malt +H2O'.F38]*['Anael. BMP+ Malt +H2O'.B38]" office:value-type="float" office:value="3807.72609549162" calcext:value-type="float">
            <text:p>3807,7260954916</text:p>
          </table:table-cell>
          <table:table-cell table:formula="of:=['Anael. BMP+ Malt +H2O'.F38]*['Anael. BMP+ Malt +H2O'.C38]" office:value-type="float" office:value="2089.89867288906" calcext:value-type="float">
            <text:p>2089,8986728891</text:p>
          </table:table-cell>
          <table:table-cell table:formula="of:=['Anael. BMP+ Malt +H2O'.E38]*['Anael. BMP+ Malt +H2O'.C38]" office:value-type="float" office:value="645.030454595389" calcext:value-type="float">
            <text:p>645,0304545954</text:p>
          </table:table-cell>
          <table:table-cell/>
          <table:table-cell table:formula="of:=['Anael. BMP+ Malt +H2O'.B38]-['Anael. BMP+ Malt +H2O'.B$44]" office:value-type="float" office:value="0.54" calcext:value-type="float">
            <text:p>0,54</text:p>
          </table:table-cell>
          <table:table-cell table:formula="of:=['Anael. BMP+ Malt +H2O'.C38]-['Anael. BMP+ Malt +H2O'.C$44]" office:value-type="float" office:value="0.180976384615384" calcext:value-type="float">
            <text:p>0,1809763846</text:p>
          </table:table-cell>
          <table:table-cell table:formula="of:=['Anael. BMP+ Malt +H2O'.K38]*['Anael. BMP+ Malt +H2O'.L38]" office:value-type="float" office:value="0.0977272476923076" calcext:value-type="float">
            <text:p>0,0977272477</text:p>
          </table:table-cell>
          <table:table-cell table:formula="of:=['Anael. BMP+ Malt +H2O'.K38]^2" office:value-type="float" office:value="0.2916" calcext:value-type="float">
            <text:p>0,2916</text:p>
          </table:table-cell>
          <table:table-cell table:formula="of:=['Anael. BMP+ Malt +H2O'.L38]^2" office:value-type="float" office:value="0.0327524517884556" calcext:value-type="float">
            <text:p>0,0327524518</text:p>
          </table:table-cell>
          <table:table-cell/>
          <table:table-cell table:style-name="ce26" office:value-type="string" calcext:value-type="string" table:number-columns-spanned="4" table:number-rows-spanned="1">
            <text:p>P1 = (0.243 <text:span text:style-name="T1">±</text:span> 0.018) Q<text:span text:style-name="T1">²</text:span> + (0.94 <text:span text:style-name="T1">±</text:span> 0.08)</text:p>
          </table:table-cell>
          <table:covered-table-cell table:number-columns-repeated="3"/>
        </table:table-row>
        <table:table-row table:style-name="ro1">
          <table:table-cell/>
          <table:table-cell table:formula="of:=['Anael. BMP+ Malt +H2O'.B17]" office:value-type="float" office:value="3.61" calcext:value-type="float">
            <text:p>3,61</text:p>
          </table:table-cell>
          <table:table-cell table:formula="of:=['Anael. BMP+ Malt +H2O'.F17]" office:value-type="float" office:value="1.865642" calcext:value-type="float">
            <text:p>1,865642</text:p>
          </table:table-cell>
          <table:table-cell table:formula="of:=['Anael. BMP+ Malt +H2O'.G17]" office:value-type="float" office:value="0.0528716" calcext:value-type="float">
            <text:p>0,0528716</text:p>
          </table:table-cell>
          <table:table-cell table:formula="of:=['Anael. BMP+ Malt +H2O'.D39]^-2" office:value-type="float" office:value="357.729778441811" calcext:value-type="float">
            <text:p>357,7297784418</text:p>
          </table:table-cell>
          <table:table-cell table:formula="of:=['Anael. BMP+ Malt +H2O'.E39]*['Anael. BMP+ Malt +H2O'.B39]" office:value-type="float" office:value="1291.40450017494" calcext:value-type="float">
            <text:p>1291,4045001749</text:p>
          </table:table-cell>
          <table:table-cell table:formula="of:=['Anael. BMP+ Malt +H2O'.F39]*['Anael. BMP+ Malt +H2O'.B39]" office:value-type="float" office:value="4661.97024563153" calcext:value-type="float">
            <text:p>4661,9702456315</text:p>
          </table:table-cell>
          <table:table-cell table:formula="of:=['Anael. BMP+ Malt +H2O'.F39]*['Anael. BMP+ Malt +H2O'.C39]" office:value-type="float" office:value="2409.29847451537" calcext:value-type="float">
            <text:p>2409,2984745154</text:p>
          </table:table-cell>
          <table:table-cell table:formula="of:=['Anael. BMP+ Malt +H2O'.E39]*['Anael. BMP+ Malt +H2O'.C39]" office:value-type="float" office:value="667.395699311738" calcext:value-type="float">
            <text:p>667,3956993117</text:p>
          </table:table-cell>
          <table:table-cell/>
          <table:table-cell table:formula="of:=['Anael. BMP+ Malt +H2O'.B39]-['Anael. BMP+ Malt +H2O'.B$44]" office:value-type="float" office:value="0.91" calcext:value-type="float">
            <text:p>0,91</text:p>
          </table:table-cell>
          <table:table-cell table:formula="of:=['Anael. BMP+ Malt +H2O'.C39]-['Anael. BMP+ Malt +H2O'.C$44]" office:value-type="float" office:value="0.268320384615384" calcext:value-type="float">
            <text:p>0,2683203846</text:p>
          </table:table-cell>
          <table:table-cell table:formula="of:=['Anael. BMP+ Malt +H2O'.K39]*['Anael. BMP+ Malt +H2O'.L39]" office:value-type="float" office:value="0.24417155" calcext:value-type="float">
            <text:p>0,24417155</text:p>
          </table:table-cell>
          <table:table-cell table:formula="of:=['Anael. BMP+ Malt +H2O'.K39]^2" office:value-type="float" office:value="0.8281" calcext:value-type="float">
            <text:p>0,8281</text:p>
          </table:table-cell>
          <table:table-cell table:formula="of:=['Anael. BMP+ Malt +H2O'.L39]^2" office:value-type="float" office:value="0.0719958288001478" calcext:value-type="float">
            <text:p>0,0719958288</text:p>
          </table:table-cell>
          <table:table-cell table:number-columns-repeated="5"/>
        </table:table-row>
        <table:table-row table:style-name="ro1">
          <table:table-cell/>
          <table:table-cell table:formula="of:=['Anael. BMP+ Malt +H2O'.B18]" office:value-type="float" office:value="4" calcext:value-type="float">
            <text:p>4</text:p>
          </table:table-cell>
          <table:table-cell table:formula="of:=['Anael. BMP+ Malt +H2O'.F18]" office:value-type="float" office:value="1.973808" calcext:value-type="float">
            <text:p>1,973808</text:p>
          </table:table-cell>
          <table:table-cell table:formula="of:=['Anael. BMP+ Malt +H2O'.G18]" office:value-type="float" office:value="0.1648303" calcext:value-type="float">
            <text:p>0,1648303</text:p>
          </table:table-cell>
          <table:table-cell table:formula="of:=['Anael. BMP+ Malt +H2O'.D40]^-2" office:value-type="float" office:value="36.8066169842964" calcext:value-type="float">
            <text:p>36,8066169843</text:p>
          </table:table-cell>
          <table:table-cell table:formula="of:=['Anael. BMP+ Malt +H2O'.E40]*['Anael. BMP+ Malt +H2O'.B40]" office:value-type="float" office:value="147.226467937186" calcext:value-type="float">
            <text:p>147,2264679372</text:p>
          </table:table-cell>
          <table:table-cell table:formula="of:=['Anael. BMP+ Malt +H2O'.F40]*['Anael. BMP+ Malt +H2O'.B40]" office:value-type="float" office:value="588.905871748742" calcext:value-type="float">
            <text:p>588,9058717487</text:p>
          </table:table-cell>
          <table:table-cell table:formula="of:=['Anael. BMP+ Malt +H2O'.F40]*['Anael. BMP+ Malt +H2O'.C40]" office:value-type="float" office:value="290.59678022616" calcext:value-type="float">
            <text:p>290,5967802262</text:p>
          </table:table-cell>
          <table:table-cell table:formula="of:=['Anael. BMP+ Malt +H2O'.E40]*['Anael. BMP+ Malt +H2O'.C40]" office:value-type="float" office:value="72.6491950565401" calcext:value-type="float">
            <text:p>72,6491950565</text:p>
          </table:table-cell>
          <table:table-cell/>
          <table:table-cell table:formula="of:=['Anael. BMP+ Malt +H2O'.B40]-['Anael. BMP+ Malt +H2O'.B$44]" office:value-type="float" office:value="1.3" calcext:value-type="float">
            <text:p>1,3</text:p>
          </table:table-cell>
          <table:table-cell table:formula="of:=['Anael. BMP+ Malt +H2O'.C40]-['Anael. BMP+ Malt +H2O'.C$44]" office:value-type="float" office:value="0.376486384615385" calcext:value-type="float">
            <text:p>0,3764863846</text:p>
          </table:table-cell>
          <table:table-cell table:formula="of:=['Anael. BMP+ Malt +H2O'.K40]*['Anael. BMP+ Malt +H2O'.L40]" office:value-type="float" office:value="0.4894323" calcext:value-type="float">
            <text:p>0,4894323</text:p>
          </table:table-cell>
          <table:table-cell table:formula="of:=['Anael. BMP+ Malt +H2O'.K40]^2" office:value-type="float" office:value="1.69" calcext:value-type="float">
            <text:p>1,69</text:p>
          </table:table-cell>
          <table:table-cell table:formula="of:=['Anael. BMP+ Malt +H2O'.L40]^2" office:value-type="float" office:value="0.141741997800763" calcext:value-type="float">
            <text:p>0,1417419978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table:formula="of:=['Anael. BMP+ Malt +H2O'.B19]" office:value-type="float" office:value="4.41" calcext:value-type="float">
            <text:p>4,41</text:p>
          </table:table-cell>
          <table:table-cell table:formula="of:=['Anael. BMP+ Malt +H2O'.F19]" office:value-type="float" office:value="2.016421" calcext:value-type="float">
            <text:p>2,016421</text:p>
          </table:table-cell>
          <table:table-cell table:formula="of:=['Anael. BMP+ Malt +H2O'.G19]" office:value-type="float" office:value="0.006315774" calcext:value-type="float">
            <text:p>0,006315774</text:p>
          </table:table-cell>
          <table:table-cell table:formula="of:=['Anael. BMP+ Malt +H2O'.D41]^-2" office:value-type="float" office:value="25069.5672851737" calcext:value-type="float">
            <text:p>25069,5672851737</text:p>
          </table:table-cell>
          <table:table-cell table:formula="of:=['Anael. BMP+ Malt +H2O'.E41]*['Anael. BMP+ Malt +H2O'.B41]" office:value-type="float" office:value="110556.791727616" calcext:value-type="float">
            <text:p>110556,791727616</text:p>
          </table:table-cell>
          <table:table-cell table:formula="of:=['Anael. BMP+ Malt +H2O'.F41]*['Anael. BMP+ Malt +H2O'.B41]" office:value-type="float" office:value="487555.451518786" calcext:value-type="float">
            <text:p>487555,451518786</text:p>
          </table:table-cell>
          <table:table-cell table:formula="of:=['Anael. BMP+ Malt +H2O'.F41]*['Anael. BMP+ Malt +H2O'.C41]" office:value-type="float" office:value="222929.036532191" calcext:value-type="float">
            <text:p>222929,036532191</text:p>
          </table:table-cell>
          <table:table-cell table:formula="of:=['Anael. BMP+ Malt +H2O'.E41]*['Anael. BMP+ Malt +H2O'.C41]" office:value-type="float" office:value="50550.8019347371" calcext:value-type="float">
            <text:p>50550,8019347371</text:p>
          </table:table-cell>
          <table:table-cell/>
          <table:table-cell table:formula="of:=['Anael. BMP+ Malt +H2O'.B41]-['Anael. BMP+ Malt +H2O'.B$44]" office:value-type="float" office:value="1.71" calcext:value-type="float">
            <text:p>1,71</text:p>
          </table:table-cell>
          <table:table-cell table:formula="of:=['Anael. BMP+ Malt +H2O'.C41]-['Anael. BMP+ Malt +H2O'.C$44]" office:value-type="float" office:value="0.419099384615384" calcext:value-type="float">
            <text:p>0,4190993846</text:p>
          </table:table-cell>
          <table:table-cell table:formula="of:=['Anael. BMP+ Malt +H2O'.K41]*['Anael. BMP+ Malt +H2O'.L41]" office:value-type="float" office:value="0.716659947692307" calcext:value-type="float">
            <text:p>0,7166599477</text:p>
          </table:table-cell>
          <table:table-cell table:formula="of:=['Anael. BMP+ Malt +H2O'.K41]^2" office:value-type="float" office:value="2.9241" calcext:value-type="float">
            <text:p>2,9241</text:p>
          </table:table-cell>
          <table:table-cell table:formula="of:=['Anael. BMP+ Malt +H2O'.L41]^2" office:value-type="float" office:value="0.175644294184994" calcext:value-type="float">
            <text:p>0,1756442942</text:p>
          </table:table-cell>
          <table:table-cell/>
          <table:table-cell table:formula="of:=['Anael. BMP+ Malt +H2O'.M44]/SQRT(['Anael. BMP+ Malt +H2O'.N44]*['Anael. BMP+ Malt +H2O'.O44])" office:value-type="float" office:value="0.991228105628127" calcext:value-type="float">
            <text:p>0,9912281056</text:p>
          </table:table-cell>
          <table:table-cell table:number-columns-repeated="3"/>
        </table:table-row>
        <table:table-row table:style-name="ro2">
          <table:table-cell/>
          <table:table-cell table:formula="of:=['Anael. BMP+ Malt +H2O'.B20]" office:value-type="float" office:value="4.84" calcext:value-type="float">
            <text:p>4,84</text:p>
          </table:table-cell>
          <table:table-cell table:formula="of:=['Anael. BMP+ Malt +H2O'.F20]" office:value-type="float" office:value="2.083939" calcext:value-type="float">
            <text:p>2,083939</text:p>
          </table:table-cell>
          <table:table-cell table:formula="of:=['Anael. BMP+ Malt +H2O'.G20]" office:value-type="float" office:value="0.1585272" calcext:value-type="float">
            <text:p>0,1585272</text:p>
          </table:table-cell>
          <table:table-cell table:formula="of:=['Anael. BMP+ Malt +H2O'.D42]^-2" office:value-type="float" office:value="39.7916934455691" calcext:value-type="float">
            <text:p>39,7916934456</text:p>
          </table:table-cell>
          <table:table-cell table:formula="of:=['Anael. BMP+ Malt +H2O'.E42]*['Anael. BMP+ Malt +H2O'.B42]" office:value-type="float" office:value="192.591796276555" calcext:value-type="float">
            <text:p>192,5917962766</text:p>
          </table:table-cell>
          <table:table-cell table:formula="of:=['Anael. BMP+ Malt +H2O'.F42]*['Anael. BMP+ Malt +H2O'.B42]" office:value-type="float" office:value="932.144293978524" calcext:value-type="float">
            <text:p>932,1442939785</text:p>
          </table:table-cell>
          <table:table-cell table:formula="of:=['Anael. BMP+ Malt +H2O'.F42]*['Anael. BMP+ Malt +H2O'.C42]" office:value-type="float" office:value="401.349555340767" calcext:value-type="float">
            <text:p>401,3495553408</text:p>
          </table:table-cell>
          <table:table-cell table:formula="of:=['Anael. BMP+ Malt +H2O'.E42]*['Anael. BMP+ Malt +H2O'.C42]" office:value-type="float" office:value="82.9234618472659" calcext:value-type="float">
            <text:p>82,9234618473</text:p>
          </table:table-cell>
          <table:table-cell/>
          <table:table-cell table:formula="of:=['Anael. BMP+ Malt +H2O'.B42]-['Anael. BMP+ Malt +H2O'.B$44]" office:value-type="float" office:value="2.14" calcext:value-type="float">
            <text:p>2,14</text:p>
          </table:table-cell>
          <table:table-cell table:formula="of:=['Anael. BMP+ Malt +H2O'.C42]-['Anael. BMP+ Malt +H2O'.C$44]" office:value-type="float" office:value="0.486617384615384" calcext:value-type="float">
            <text:p>0,4866173846</text:p>
          </table:table-cell>
          <table:table-cell table:formula="of:=['Anael. BMP+ Malt +H2O'.K42]*['Anael. BMP+ Malt +H2O'.L42]" office:value-type="float" office:value="1.04136120307692" calcext:value-type="float">
            <text:p>1,0413612031</text:p>
          </table:table-cell>
          <table:table-cell table:formula="of:=['Anael. BMP+ Malt +H2O'.K42]^2" office:value-type="float" office:value="4.5796" calcext:value-type="float">
            <text:p>4,5796</text:p>
          </table:table-cell>
          <table:table-cell table:formula="of:=['Anael. BMP+ Malt +H2O'.L42]^2" office:value-type="float" office:value="0.236796479009917" calcext:value-type="float">
            <text:p>0,236796479</text:p>
          </table:table-cell>
          <table:table-cell/>
          <table:table-cell office:value-type="string" calcext:value-type="string">
            <text:p>r<text:span text:style-name="T1">²</text:span>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Avg.</text:p>
          </table:table-cell>
          <table:table-cell/>
          <table:table-cell table:number-columns-repeated="5" office:value-type="string" calcext:value-type="string">
            <text:p>Sum</text:p>
          </table:table-cell>
          <table:table-cell office:value-type="string" calcext:value-type="string">
            <text:p>Delta</text:p>
          </table:table-cell>
          <table:table-cell table:number-columns-repeated="2"/>
          <table:table-cell table:number-columns-repeated="3" office:value-type="string" calcext:value-type="string">
            <text:p>Sum</text:p>
          </table:table-cell>
          <table:table-cell/>
          <table:table-cell table:formula="of:=['Anael. BMP+ Malt +H2O'.Q41]^2" office:value-type="float" office:value="0.982533157387126" calcext:value-type="float">
            <text:p>0,9825331574</text:p>
          </table:table-cell>
          <table:table-cell table:number-columns-repeated="3"/>
        </table:table-row>
        <table:table-row table:style-name="ro1">
          <table:table-cell/>
          <table:table-cell table:formula="of:=AVERAGE(['Anael. BMP+ Malt +H2O'.B30:.B42])" office:value-type="float" office:value="2.7" calcext:value-type="float">
            <text:p>2,7</text:p>
          </table:table-cell>
          <table:table-cell table:formula="of:=AVERAGE(['Anael. BMP+ Malt +H2O'.C30:.C42])" office:value-type="float" office:value="1.59732161538462" calcext:value-type="float">
            <text:p>1,5973216154</text:p>
          </table:table-cell>
          <table:table-cell/>
          <table:table-cell table:formula="of:=SUM(['Anael. BMP+ Malt +H2O'.E30:.E42])" office:value-type="float" office:value="26193.3586388125" calcext:value-type="float">
            <text:p>26193,3586388125</text:p>
          </table:table-cell>
          <table:table-cell table:formula="of:=SUM(['Anael. BMP+ Malt +H2O'.F30:.F42])" office:value-type="float" office:value="113952.978210425" calcext:value-type="float">
            <text:p>113952,978210425</text:p>
          </table:table-cell>
          <table:table-cell table:formula="of:=SUM(['Anael. BMP+ Malt +H2O'.G30:.G42])" office:value-type="float" office:value="498738.252254391" calcext:value-type="float">
            <text:p>498738,252254391</text:p>
          </table:table-cell>
          <table:table-cell table:formula="of:=SUM(['Anael. BMP+ Malt +H2O'.H30:.H42])" office:value-type="float" office:value="228962.30285292" calcext:value-type="float">
            <text:p>228962,30285292</text:p>
          </table:table-cell>
          <table:table-cell table:formula="of:=SUM(['Anael. BMP+ Malt +H2O'.I30:.I42])" office:value-type="float" office:value="52462.259865348" calcext:value-type="float">
            <text:p>52462,259865348</text:p>
          </table:table-cell>
          <table:table-cell table:formula="of:=['Anael. BMP+ Malt +H2O'.E44]*['Anael. BMP+ Malt +H2O'.G44]-['Anael. BMP+ Malt +H2O'.F44]*['Anael. BMP+ Malt +H2O'.F44]" office:value-type="float" office:value="78348665.1681347" calcext:value-type="float">
            <text:p>78348665,1681347</text:p>
          </table:table-cell>
          <table:table-cell table:number-columns-repeated="2"/>
          <table:table-cell table:formula="of:=SUM(['Anael. BMP+ Malt +H2O'.M30:.M42])" office:value-type="float" office:value="5.01594742" calcext:value-type="float">
            <text:p>5,01594742</text:p>
          </table:table-cell>
          <table:table-cell table:formula="of:=SUM(['Anael. BMP+ Malt +H2O'.N30:.N42])" office:value-type="float" office:value="18.837" calcext:value-type="float">
            <text:p>18,837</text:p>
          </table:table-cell>
          <table:table-cell table:formula="of:=SUM(['Anael. BMP+ Malt +H2O'.O30:.O42])" office:value-type="float" office:value="1.35939916089708" calcext:value-type="float">
            <text:p>1,3593991609</text:p>
          </table:table-cell>
          <table:table-cell table:number-columns-repeated="5"/>
        </table:table-row>
        <table:table-row table:style-name="ro1" table:number-rows-repeated="33">
          <table:table-cell table:number-columns-repeated="20"/>
        </table:table-row>
        <table:table-row table:style-name="ro1">
          <table:table-cell/>
          <table:table-cell table:style-name="ce23" office:value-type="string" calcext:value-type="string" table:number-columns-spanned="19" table:number-rows-spanned="2">
            <text:p>Andamento della posizione dei picchi anael. dovuti a MBP + Maltosio + H2O</text:p>
          </table:table-cell>
          <table:covered-table-cell table:number-columns-repeated="18"/>
        </table:table-row>
        <table:table-row table:style-name="ro1">
          <table:table-cell/>
          <table:covered-table-cell table:number-columns-repeated="19"/>
        </table:table-row>
        <table:table-row table:style-name="ro1">
          <table:table-cell table:number-columns-repeated="20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 <text:span text:style-name="T1">· </text:span>x</text:p>
          </table:table-cell>
          <table:table-cell office:value-type="string" calcext:value-type="string">
            <text:p>w <text:span text:style-name="T1">· </text:span>x<text:span text:style-name="T1">²</text:span></text:p>
          </table:table-cell>
          <table:table-cell office:value-type="string" calcext:value-type="string">
            <text:p><text:span text:style-name="T1">w · </text:span>x <text:span text:style-name="T1">· </text:span>y</text:p>
          </table:table-cell>
          <table:table-cell office:value-type="string" calcext:value-type="string">
            <text:p>w <text:span text:style-name="T1">· </text:span>y</text:p>
          </table:table-cell>
          <table:table-cell/>
          <table:table-cell office:value-type="string" calcext:value-type="string">
            <text:p>x – x_avg</text:p>
          </table:table-cell>
          <table:table-cell office:value-type="string" calcext:value-type="string">
            <text:p>y – y_avg</text:p>
          </table:table-cell>
          <table:table-cell office:value-type="string" calcext:value-type="string">
            <text:p>Dx*Dy</text:p>
          </table:table-cell>
          <table:table-cell office:value-type="string" calcext:value-type="string">
            <text:p>(Dx)<text:span text:style-name="T1">²</text:span></text:p>
          </table:table-cell>
          <table:table-cell office:value-type="string" calcext:value-type="string">
            <text:p>(Dy)<text:span text:style-name="T1">²</text:span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</text:p>
          </table:table-cell>
          <table:table-cell table:number-columns-repeated="2"/>
        </table:table-row>
        <table:table-row table:style-name="ro1">
          <table:table-cell/>
          <table:table-cell table:formula="of:=['Anael. BMP+ Malt +H2O'.B8]" office:value-type="float" office:value="1" calcext:value-type="float">
            <text:p>1</text:p>
          </table:table-cell>
          <table:table-cell table:formula="of:=['Anael. BMP+ Malt +H2O'.H8]" office:value-type="float" office:value="-3.841312" calcext:value-type="float">
            <text:p>-3,841312</text:p>
          </table:table-cell>
          <table:table-cell table:formula="of:=['Anael. BMP+ Malt +H2O'.I8]" office:value-type="float" office:value="0.08596024" calcext:value-type="float">
            <text:p>0,08596024</text:p>
          </table:table-cell>
          <table:table-cell table:formula="of:=['Anael. BMP+ Malt +H2O'.D82]^-2" office:value-type="float" office:value="135.333327851964" calcext:value-type="float">
            <text:p>135,333327852</text:p>
          </table:table-cell>
          <table:table-cell table:formula="of:=['Anael. BMP+ Malt +H2O'.E82]*['Anael. BMP+ Malt +H2O'.B82]" office:value-type="float" office:value="135.333327851964" calcext:value-type="float">
            <text:p>135,333327852</text:p>
          </table:table-cell>
          <table:table-cell table:formula="of:=['Anael. BMP+ Malt +H2O'.F82]*['Anael. BMP+ Malt +H2O'.B82]" office:value-type="float" office:value="135.333327851964" calcext:value-type="float">
            <text:p>135,333327852</text:p>
          </table:table-cell>
          <table:table-cell table:formula="of:=['Anael. BMP+ Malt +H2O'.F82]*['Anael. BMP+ Malt +H2O'.C82]" office:value-type="float" office:value="-519.857536277685" calcext:value-type="float">
            <text:p>-519,8575362777</text:p>
          </table:table-cell>
          <table:table-cell table:formula="of:=['Anael. BMP+ Malt +H2O'.E82]*['Anael. BMP+ Malt +H2O'.C82]" office:value-type="float" office:value="-519.857536277685" calcext:value-type="float">
            <text:p>-519,8575362777</text:p>
          </table:table-cell>
          <table:table-cell/>
          <table:table-cell table:formula="of:=['Anael. BMP+ Malt +H2O'.B82]-['Anael. BMP+ Malt +H2O'.B$96]" office:value-type="float" office:value="-1.7" calcext:value-type="float">
            <text:p>-1,7</text:p>
          </table:table-cell>
          <table:table-cell table:formula="of:=['Anael. BMP+ Malt +H2O'.C82]-['Anael. BMP+ Malt +H2O'.C$96]" office:value-type="float" office:value="0.0784618461538469" calcext:value-type="float">
            <text:p>0,0784618462</text:p>
          </table:table-cell>
          <table:table-cell table:formula="of:=['Anael. BMP+ Malt +H2O'.K82]*['Anael. BMP+ Malt +H2O'.L82]" office:value-type="float" office:value="-0.13338513846154" calcext:value-type="float">
            <text:p>-0,1333851385</text:p>
          </table:table-cell>
          <table:table-cell table:formula="of:=['Anael. BMP+ Malt +H2O'.K82]^2" office:value-type="float" office:value="2.89" calcext:value-type="float">
            <text:p>2,89</text:p>
          </table:table-cell>
          <table:table-cell table:formula="of:=['Anael. BMP+ Malt +H2O'.L82]^2" office:value-type="float" office:value="0.00615626130186994" calcext:value-type="float">
            <text:p>0,0061562613</text:p>
          </table:table-cell>
          <table:table-cell/>
          <table:table-cell table:formula="of:=(['Anael. BMP+ Malt +H2O'.G96]*['Anael. BMP+ Malt +H2O'.I96]-['Anael. BMP+ Malt +H2O'.F96]*['Anael. BMP+ Malt +H2O'.H96])/['Anael. BMP+ Malt +H2O'.J96]" office:value-type="float" office:value="-3.74079337019947" calcext:value-type="float">
            <text:p>-3,7407933702</text:p>
          </table:table-cell>
          <table:table-cell table:formula="of:=SQRT(['Anael. BMP+ Malt +H2O'.G96]/['Anael. BMP+ Malt +H2O'.J96])" office:value-type="float" office:value="0.0385972011729428" calcext:value-type="float">
            <text:p>0,0385972012</text:p>
          </table:table-cell>
          <table:table-cell table:number-columns-repeated="2"/>
        </table:table-row>
        <table:table-row table:style-name="ro1">
          <table:table-cell/>
          <table:table-cell table:formula="of:=['Anael. BMP+ Malt +H2O'.B9]" office:value-type="float" office:value="1.21" calcext:value-type="float">
            <text:p>1,21</text:p>
          </table:table-cell>
          <table:table-cell table:formula="of:=['Anael. BMP+ Malt +H2O'.H9]" office:value-type="float" office:value="-3.887865" calcext:value-type="float">
            <text:p>-3,887865</text:p>
          </table:table-cell>
          <table:table-cell table:formula="of:=['Anael. BMP+ Malt +H2O'.I9]" office:value-type="float" office:value="0.06102153" calcext:value-type="float">
            <text:p>0,06102153</text:p>
          </table:table-cell>
          <table:table-cell table:formula="of:=['Anael. BMP+ Malt +H2O'.D83]^-2" office:value-type="float" office:value="268.555353912309" calcext:value-type="float">
            <text:p>268,5553539123</text:p>
          </table:table-cell>
          <table:table-cell table:formula="of:=['Anael. BMP+ Malt +H2O'.E83]*['Anael. BMP+ Malt +H2O'.B83]" office:value-type="float" office:value="324.951978233894" calcext:value-type="float">
            <text:p>324,9519782339</text:p>
          </table:table-cell>
          <table:table-cell table:formula="of:=['Anael. BMP+ Malt +H2O'.F83]*['Anael. BMP+ Malt +H2O'.B83]" office:value-type="float" office:value="393.191893663012" calcext:value-type="float">
            <text:p>393,191893663</text:p>
          </table:table-cell>
          <table:table-cell table:formula="of:=['Anael. BMP+ Malt +H2O'.F83]*['Anael. BMP+ Malt +H2O'.C83]" office:value-type="float" office:value="-1263.36942285632" calcext:value-type="float">
            <text:p>-1263,3694228563</text:p>
          </table:table-cell>
          <table:table-cell table:formula="of:=['Anael. BMP+ Malt +H2O'.E83]*['Anael. BMP+ Malt +H2O'.C83]" office:value-type="float" office:value="-1044.10696103828" calcext:value-type="float">
            <text:p>-1044,1069610383</text:p>
          </table:table-cell>
          <table:table-cell/>
          <table:table-cell table:formula="of:=['Anael. BMP+ Malt +H2O'.B83]-['Anael. BMP+ Malt +H2O'.B$96]" office:value-type="float" office:value="-1.49" calcext:value-type="float">
            <text:p>-1,49</text:p>
          </table:table-cell>
          <table:table-cell table:formula="of:=['Anael. BMP+ Malt +H2O'.C83]-['Anael. BMP+ Malt +H2O'.C$96]" office:value-type="float" office:value="0.0319088461538466" calcext:value-type="float">
            <text:p>0,0319088462</text:p>
          </table:table-cell>
          <table:table-cell table:formula="of:=['Anael. BMP+ Malt +H2O'.K83]*['Anael. BMP+ Malt +H2O'.L83]" office:value-type="float" office:value="-0.0475441807692314" calcext:value-type="float">
            <text:p>-0,0475441808</text:p>
          </table:table-cell>
          <table:table-cell table:formula="of:=['Anael. BMP+ Malt +H2O'.K83]^2" office:value-type="float" office:value="2.2201" calcext:value-type="float">
            <text:p>2,2201</text:p>
          </table:table-cell>
          <table:table-cell table:formula="of:=['Anael. BMP+ Malt +H2O'.L83]^2" office:value-type="float" office:value="0.00101817446286985" calcext:value-type="float">
            <text:p>0,0010181745</text:p>
          </table:table-cell>
          <table:table-cell table:number-columns-repeated="5"/>
        </table:table-row>
        <table:table-row table:style-name="ro1">
          <table:table-cell/>
          <table:table-cell table:formula="of:=['Anael. BMP+ Malt +H2O'.B10]" office:value-type="float" office:value="1.44" calcext:value-type="float">
            <text:p>1,44</text:p>
          </table:table-cell>
          <table:table-cell table:formula="of:=['Anael. BMP+ Malt +H2O'.H10]" office:value-type="float" office:value="-3.929529" calcext:value-type="float">
            <text:p>-3,929529</text:p>
          </table:table-cell>
          <table:table-cell table:formula="of:=['Anael. BMP+ Malt +H2O'.I10]" office:value-type="float" office:value="0.064057" calcext:value-type="float">
            <text:p>0,064057</text:p>
          </table:table-cell>
          <table:table-cell table:formula="of:=['Anael. BMP+ Malt +H2O'.D84]^-2" office:value-type="float" office:value="243.706329789061" calcext:value-type="float">
            <text:p>243,7063297891</text:p>
          </table:table-cell>
          <table:table-cell table:formula="of:=['Anael. BMP+ Malt +H2O'.E84]*['Anael. BMP+ Malt +H2O'.B84]" office:value-type="float" office:value="350.937114896248" calcext:value-type="float">
            <text:p>350,9371148962</text:p>
          </table:table-cell>
          <table:table-cell table:formula="of:=['Anael. BMP+ Malt +H2O'.F84]*['Anael. BMP+ Malt +H2O'.B84]" office:value-type="float" office:value="505.349445450597" calcext:value-type="float">
            <text:p>505,3494454506</text:p>
          </table:table-cell>
          <table:table-cell table:formula="of:=['Anael. BMP+ Malt +H2O'.F84]*['Anael. BMP+ Malt +H2O'.C84]" office:value-type="float" office:value="-1379.01757016114" calcext:value-type="float">
            <text:p>-1379,0175701611</text:p>
          </table:table-cell>
          <table:table-cell table:formula="of:=['Anael. BMP+ Malt +H2O'.E84]*['Anael. BMP+ Malt +H2O'.C84]" office:value-type="float" office:value="-957.651090389679" calcext:value-type="float">
            <text:p>-957,6510903897</text:p>
          </table:table-cell>
          <table:table-cell/>
          <table:table-cell table:formula="of:=['Anael. BMP+ Malt +H2O'.B84]-['Anael. BMP+ Malt +H2O'.B$96]" office:value-type="float" office:value="-1.26" calcext:value-type="float">
            <text:p>-1,26</text:p>
          </table:table-cell>
          <table:table-cell table:formula="of:=['Anael. BMP+ Malt +H2O'.C84]-['Anael. BMP+ Malt +H2O'.C$96]" office:value-type="float" office:value="-0.00975515384615333" calcext:value-type="float">
            <text:p>-0,0097551538</text:p>
          </table:table-cell>
          <table:table-cell table:formula="of:=['Anael. BMP+ Malt +H2O'.K84]*['Anael. BMP+ Malt +H2O'.L84]" office:value-type="float" office:value="0.0122914938461532" calcext:value-type="float">
            <text:p>0,0122914938</text:p>
          </table:table-cell>
          <table:table-cell table:formula="of:=['Anael. BMP+ Malt +H2O'.K84]^2" office:value-type="float" office:value="1.5876" calcext:value-type="float">
            <text:p>1,5876</text:p>
          </table:table-cell>
          <table:table-cell table:formula="of:=['Anael. BMP+ Malt +H2O'.L84]^2" office:value-type="float" office:value="0.0000951630265621201" calcext:value-type="float">
            <text:p>0,000095163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dB</text:p>
          </table:table-cell>
          <table:table-cell table:number-columns-repeated="2"/>
        </table:table-row>
        <table:table-row table:style-name="ro1">
          <table:table-cell/>
          <table:table-cell table:formula="of:=['Anael. BMP+ Malt +H2O'.B11]" office:value-type="float" office:value="1.69" calcext:value-type="float">
            <text:p>1,69</text:p>
          </table:table-cell>
          <table:table-cell table:formula="of:=['Anael. BMP+ Malt +H2O'.H11]" office:value-type="float" office:value="-3.716107" calcext:value-type="float">
            <text:p>-3,716107</text:p>
          </table:table-cell>
          <table:table-cell table:formula="of:=['Anael. BMP+ Malt +H2O'.I11]" office:value-type="float" office:value="0.06161359" calcext:value-type="float">
            <text:p>0,06161359</text:p>
          </table:table-cell>
          <table:table-cell table:formula="of:=['Anael. BMP+ Malt +H2O'.D85]^-2" office:value-type="float" office:value="263.418923987565" calcext:value-type="float">
            <text:p>263,4189239876</text:p>
          </table:table-cell>
          <table:table-cell table:formula="of:=['Anael. BMP+ Malt +H2O'.E85]*['Anael. BMP+ Malt +H2O'.B85]" office:value-type="float" office:value="445.177981538985" calcext:value-type="float">
            <text:p>445,177981539</text:p>
          </table:table-cell>
          <table:table-cell table:formula="of:=['Anael. BMP+ Malt +H2O'.F85]*['Anael. BMP+ Malt +H2O'.B85]" office:value-type="float" office:value="752.350788800884" calcext:value-type="float">
            <text:p>752,3507888009</text:p>
          </table:table-cell>
          <table:table-cell table:formula="of:=['Anael. BMP+ Malt +H2O'.F85]*['Anael. BMP+ Malt +H2O'.C85]" office:value-type="float" office:value="-1654.32901344289" calcext:value-type="float">
            <text:p>-1654,3290134429</text:p>
          </table:table-cell>
          <table:table-cell table:formula="of:=['Anael. BMP+ Malt +H2O'.E85]*['Anael. BMP+ Malt +H2O'.C85]" office:value-type="float" office:value="-978.892907362657" calcext:value-type="float">
            <text:p>-978,8929073627</text:p>
          </table:table-cell>
          <table:table-cell/>
          <table:table-cell table:formula="of:=['Anael. BMP+ Malt +H2O'.B85]-['Anael. BMP+ Malt +H2O'.B$96]" office:value-type="float" office:value="-1.01" calcext:value-type="float">
            <text:p>-1,01</text:p>
          </table:table-cell>
          <table:table-cell table:formula="of:=['Anael. BMP+ Malt +H2O'.C85]-['Anael. BMP+ Malt +H2O'.C$96]" office:value-type="float" office:value="0.203666846153847" calcext:value-type="float">
            <text:p>0,2036668462</text:p>
          </table:table-cell>
          <table:table-cell table:formula="of:=['Anael. BMP+ Malt +H2O'.K85]*['Anael. BMP+ Malt +H2O'.L85]" office:value-type="float" office:value="-0.205703514615385" calcext:value-type="float">
            <text:p>-0,2057035146</text:p>
          </table:table-cell>
          <table:table-cell table:formula="of:=['Anael. BMP+ Malt +H2O'.K85]^2" office:value-type="float" office:value="1.0201" calcext:value-type="float">
            <text:p>1,0201</text:p>
          </table:table-cell>
          <table:table-cell table:formula="of:=['Anael. BMP+ Malt +H2O'.L85]^2" office:value-type="float" office:value="0.0414801842222547" calcext:value-type="float">
            <text:p>0,0414801842</text:p>
          </table:table-cell>
          <table:table-cell/>
          <table:table-cell table:formula="of:=(['Anael. BMP+ Malt +H2O'.E96]*['Anael. BMP+ Malt +H2O'.H96]-['Anael. BMP+ Malt +H2O'.F96]*['Anael. BMP+ Malt +H2O'.I96])/['Anael. BMP+ Malt +H2O'.J96]" office:value-type="float" office:value="-0.0654615754624666" calcext:value-type="float">
            <text:p>-0,0654615755</text:p>
          </table:table-cell>
          <table:table-cell table:formula="of:=SQRT(['Anael. BMP+ Malt +H2O'.E96]/['Anael. BMP+ Malt +H2O'.J96])" office:value-type="float" office:value="0.0106414023462164" calcext:value-type="float">
            <text:p>0,0106414023</text:p>
          </table:table-cell>
          <table:table-cell table:number-columns-repeated="2"/>
        </table:table-row>
        <table:table-row table:style-name="ro1">
          <table:table-cell/>
          <table:table-cell table:formula="of:=['Anael. BMP+ Malt +H2O'.B12]" office:value-type="float" office:value="1.96" calcext:value-type="float">
            <text:p>1,96</text:p>
          </table:table-cell>
          <table:table-cell table:formula="of:=['Anael. BMP+ Malt +H2O'.H12]" office:value-type="float" office:value="-3.912616" calcext:value-type="float">
            <text:p>-3,912616</text:p>
          </table:table-cell>
          <table:table-cell table:formula="of:=['Anael. BMP+ Malt +H2O'.I12]" office:value-type="float" office:value="0.04791791" calcext:value-type="float">
            <text:p>0,04791791</text:p>
          </table:table-cell>
          <table:table-cell table:formula="of:=['Anael. BMP+ Malt +H2O'.D86]^-2" office:value-type="float" office:value="435.516150675049" calcext:value-type="float">
            <text:p>435,516150675</text:p>
          </table:table-cell>
          <table:table-cell table:formula="of:=['Anael. BMP+ Malt +H2O'.E86]*['Anael. BMP+ Malt +H2O'.B86]" office:value-type="float" office:value="853.611655323096" calcext:value-type="float">
            <text:p>853,6116553231</text:p>
          </table:table-cell>
          <table:table-cell table:formula="of:=['Anael. BMP+ Malt +H2O'.F86]*['Anael. BMP+ Malt +H2O'.B86]" office:value-type="float" office:value="1673.07884443327" calcext:value-type="float">
            <text:p>1673,0788444333</text:p>
          </table:table-cell>
          <table:table-cell table:formula="of:=['Anael. BMP+ Malt +H2O'.F86]*['Anael. BMP+ Malt +H2O'.C86]" office:value-type="float" office:value="-3339.85462040363" calcext:value-type="float">
            <text:p>-3339,8546204036</text:p>
          </table:table-cell>
          <table:table-cell table:formula="of:=['Anael. BMP+ Malt +H2O'.E86]*['Anael. BMP+ Malt +H2O'.C86]" office:value-type="float" office:value="-1704.00745938961" calcext:value-type="float">
            <text:p>-1704,0074593896</text:p>
          </table:table-cell>
          <table:table-cell/>
          <table:table-cell table:formula="of:=['Anael. BMP+ Malt +H2O'.B86]-['Anael. BMP+ Malt +H2O'.B$96]" office:value-type="float" office:value="-0.74" calcext:value-type="float">
            <text:p>-0,74</text:p>
          </table:table-cell>
          <table:table-cell table:formula="of:=['Anael. BMP+ Malt +H2O'.C86]-['Anael. BMP+ Malt +H2O'.C$96]" office:value-type="float" office:value="0.00715784615384685" calcext:value-type="float">
            <text:p>0,0071578462</text:p>
          </table:table-cell>
          <table:table-cell table:formula="of:=['Anael. BMP+ Malt +H2O'.K86]*['Anael. BMP+ Malt +H2O'.L86]" office:value-type="float" office:value="-0.00529680615384667" calcext:value-type="float">
            <text:p>-0,0052968062</text:p>
          </table:table-cell>
          <table:table-cell table:formula="of:=['Anael. BMP+ Malt +H2O'.K86]^2" office:value-type="float" office:value="0.547600000000001" calcext:value-type="float">
            <text:p>0,5476</text:p>
          </table:table-cell>
          <table:table-cell table:formula="of:=['Anael. BMP+ Malt +H2O'.L86]^2" office:value-type="float" office:value="0.0000512347615621401" calcext:value-type="float">
            <text:p>5,12347615621401E-05</text:p>
          </table:table-cell>
          <table:table-cell table:number-columns-repeated="5"/>
        </table:table-row>
        <table:table-row table:style-name="ro1">
          <table:table-cell/>
          <table:table-cell table:formula="of:=['Anael. BMP+ Malt +H2O'.B13]" office:value-type="float" office:value="2.25" calcext:value-type="float">
            <text:p>2,25</text:p>
          </table:table-cell>
          <table:table-cell table:formula="of:=['Anael. BMP+ Malt +H2O'.H13]" office:value-type="float" office:value="-3.974415" calcext:value-type="float">
            <text:p>-3,974415</text:p>
          </table:table-cell>
          <table:table-cell table:formula="of:=['Anael. BMP+ Malt +H2O'.I13]" office:value-type="float" office:value="0.07258819" calcext:value-type="float">
            <text:p>0,07258819</text:p>
          </table:table-cell>
          <table:table-cell table:formula="of:=['Anael. BMP+ Malt +H2O'.D87]^-2" office:value-type="float" office:value="189.787701158192" calcext:value-type="float">
            <text:p>189,7877011582</text:p>
          </table:table-cell>
          <table:table-cell table:formula="of:=['Anael. BMP+ Malt +H2O'.E87]*['Anael. BMP+ Malt +H2O'.B87]" office:value-type="float" office:value="427.022327605931" calcext:value-type="float">
            <text:p>427,0223276059</text:p>
          </table:table-cell>
          <table:table-cell table:formula="of:=['Anael. BMP+ Malt +H2O'.F87]*['Anael. BMP+ Malt +H2O'.B87]" office:value-type="float" office:value="960.800237113345" calcext:value-type="float">
            <text:p>960,8002371133</text:p>
          </table:table-cell>
          <table:table-cell table:formula="of:=['Anael. BMP+ Malt +H2O'.F87]*['Anael. BMP+ Malt +H2O'.C87]" office:value-type="float" office:value="-1697.16394417193" calcext:value-type="float">
            <text:p>-1697,1639441719</text:p>
          </table:table-cell>
          <table:table-cell table:formula="of:=['Anael. BMP+ Malt +H2O'.E87]*['Anael. BMP+ Malt +H2O'.C87]" office:value-type="float" office:value="-754.295086298634" calcext:value-type="float">
            <text:p>-754,2950862986</text:p>
          </table:table-cell>
          <table:table-cell/>
          <table:table-cell table:formula="of:=['Anael. BMP+ Malt +H2O'.B87]-['Anael. BMP+ Malt +H2O'.B$96]" office:value-type="float" office:value="-0.45" calcext:value-type="float">
            <text:p>-0,45</text:p>
          </table:table-cell>
          <table:table-cell table:formula="of:=['Anael. BMP+ Malt +H2O'.C87]-['Anael. BMP+ Malt +H2O'.C$96]" office:value-type="float" office:value="-0.0546411538461533" calcext:value-type="float">
            <text:p>-0,0546411538</text:p>
          </table:table-cell>
          <table:table-cell table:formula="of:=['Anael. BMP+ Malt +H2O'.K87]*['Anael. BMP+ Malt +H2O'.L87]" office:value-type="float" office:value="0.024588519230769" calcext:value-type="float">
            <text:p>0,0245885192</text:p>
          </table:table-cell>
          <table:table-cell table:formula="of:=['Anael. BMP+ Malt +H2O'.K87]^2" office:value-type="float" office:value="0.2025" calcext:value-type="float">
            <text:p>0,2025</text:p>
          </table:table-cell>
          <table:table-cell table:formula="of:=['Anael. BMP+ Malt +H2O'.L87]^2" office:value-type="float" office:value="0.00298565569363899" calcext:value-type="float">
            <text:p>0,0029856557</text:p>
          </table:table-cell>
          <table:table-cell/>
          <table:table-cell table:style-name="ce25" office:value-type="string" calcext:value-type="string" table:number-columns-spanned="4" table:number-rows-spanned="2">
            <text:p>Equazione della retta</text:p>
          </table:table-cell>
          <table:covered-table-cell table:number-columns-repeated="3"/>
        </table:table-row>
        <table:table-row table:style-name="ro1">
          <table:table-cell/>
          <table:table-cell table:formula="of:=['Anael. BMP+ Malt +H2O'.B14]" office:value-type="float" office:value="2.56" calcext:value-type="float">
            <text:p>2,56</text:p>
          </table:table-cell>
          <table:table-cell table:formula="of:=['Anael. BMP+ Malt +H2O'.H14]" office:value-type="float" office:value="-3.72701" calcext:value-type="float">
            <text:p>-3,72701</text:p>
          </table:table-cell>
          <table:table-cell table:formula="of:=['Anael. BMP+ Malt +H2O'.I14]" office:value-type="float" office:value="0.06415584" calcext:value-type="float">
            <text:p>0,06415584</text:p>
          </table:table-cell>
          <table:table-cell table:formula="of:=['Anael. BMP+ Malt +H2O'.D88]^-2" office:value-type="float" office:value="242.955988793851" calcext:value-type="float">
            <text:p>242,9559887939</text:p>
          </table:table-cell>
          <table:table-cell table:formula="of:=['Anael. BMP+ Malt +H2O'.E88]*['Anael. BMP+ Malt +H2O'.B88]" office:value-type="float" office:value="621.967331312259" calcext:value-type="float">
            <text:p>621,9673313123</text:p>
          </table:table-cell>
          <table:table-cell table:formula="of:=['Anael. BMP+ Malt +H2O'.F88]*['Anael. BMP+ Malt +H2O'.B88]" office:value-type="float" office:value="1592.23636815938" calcext:value-type="float">
            <text:p>1592,2363681594</text:p>
          </table:table-cell>
          <table:table-cell table:formula="of:=['Anael. BMP+ Malt +H2O'.F88]*['Anael. BMP+ Malt +H2O'.C88]" office:value-type="float" office:value="-2318.0784634741" calcext:value-type="float">
            <text:p>-2318,0784634741</text:p>
          </table:table-cell>
          <table:table-cell table:formula="of:=['Anael. BMP+ Malt +H2O'.E88]*['Anael. BMP+ Malt +H2O'.C88]" office:value-type="float" office:value="-905.499399794572" calcext:value-type="float">
            <text:p>-905,4993997946</text:p>
          </table:table-cell>
          <table:table-cell/>
          <table:table-cell table:formula="of:=['Anael. BMP+ Malt +H2O'.B88]-['Anael. BMP+ Malt +H2O'.B$96]" office:value-type="float" office:value="-0.14" calcext:value-type="float">
            <text:p>-0,14</text:p>
          </table:table-cell>
          <table:table-cell table:formula="of:=['Anael. BMP+ Malt +H2O'.C88]-['Anael. BMP+ Malt +H2O'.C$96]" office:value-type="float" office:value="0.192763846153847" calcext:value-type="float">
            <text:p>0,1927638462</text:p>
          </table:table-cell>
          <table:table-cell table:formula="of:=['Anael. BMP+ Malt +H2O'.K88]*['Anael. BMP+ Malt +H2O'.L88]" office:value-type="float" office:value="-0.0269869384615385" calcext:value-type="float">
            <text:p>-0,0269869385</text:p>
          </table:table-cell>
          <table:table-cell table:formula="of:=['Anael. BMP+ Malt +H2O'.K88]^2" office:value-type="float" office:value="0.0195999999999999" calcext:value-type="float">
            <text:p>0,0196</text:p>
          </table:table-cell>
          <table:table-cell table:formula="of:=['Anael. BMP+ Malt +H2O'.L88]^2" office:value-type="float" office:value="0.0371579003840239" calcext:value-type="float">
            <text:p>0,0371579004</text:p>
          </table:table-cell>
          <table:table-cell/>
          <table:covered-table-cell table:number-columns-repeated="4"/>
        </table:table-row>
        <table:table-row table:style-name="ro1">
          <table:table-cell/>
          <table:table-cell table:formula="of:=['Anael. BMP+ Malt +H2O'.B15]" office:value-type="float" office:value="2.89" calcext:value-type="float">
            <text:p>2,89</text:p>
          </table:table-cell>
          <table:table-cell table:formula="of:=['Anael. BMP+ Malt +H2O'.H15]" office:value-type="float" office:value="-3.881746" calcext:value-type="float">
            <text:p>-3,881746</text:p>
          </table:table-cell>
          <table:table-cell table:formula="of:=['Anael. BMP+ Malt +H2O'.I15]" office:value-type="float" office:value="0.05104281" calcext:value-type="float">
            <text:p>0,05104281</text:p>
          </table:table-cell>
          <table:table-cell table:formula="of:=['Anael. BMP+ Malt +H2O'.D89]^-2" office:value-type="float" office:value="383.822871181685" calcext:value-type="float">
            <text:p>383,8228711817</text:p>
          </table:table-cell>
          <table:table-cell table:formula="of:=['Anael. BMP+ Malt +H2O'.E89]*['Anael. BMP+ Malt +H2O'.B89]" office:value-type="float" office:value="1109.24809771507" calcext:value-type="float">
            <text:p>1109,2480977151</text:p>
          </table:table-cell>
          <table:table-cell table:formula="of:=['Anael. BMP+ Malt +H2O'.F89]*['Anael. BMP+ Malt +H2O'.B89]" office:value-type="float" office:value="3205.72700239655" calcext:value-type="float">
            <text:p>3205,7270023966</text:p>
          </table:table-cell>
          <table:table-cell table:formula="of:=['Anael. BMP+ Malt +H2O'.F89]*['Anael. BMP+ Malt +H2O'.C89]" office:value-type="float" office:value="-4305.81936631308" calcext:value-type="float">
            <text:p>-4305,8193663131</text:p>
          </table:table-cell>
          <table:table-cell table:formula="of:=['Anael. BMP+ Malt +H2O'.E89]*['Anael. BMP+ Malt +H2O'.C89]" office:value-type="float" office:value="-1489.90289491802" calcext:value-type="float">
            <text:p>-1489,902894918</text:p>
          </table:table-cell>
          <table:table-cell/>
          <table:table-cell table:formula="of:=['Anael. BMP+ Malt +H2O'.B89]-['Anael. BMP+ Malt +H2O'.B$96]" office:value-type="float" office:value="0.19" calcext:value-type="float">
            <text:p>0,19</text:p>
          </table:table-cell>
          <table:table-cell table:formula="of:=['Anael. BMP+ Malt +H2O'.C89]-['Anael. BMP+ Malt +H2O'.C$96]" office:value-type="float" office:value="0.038027846153847" calcext:value-type="float">
            <text:p>0,0380278462</text:p>
          </table:table-cell>
          <table:table-cell table:formula="of:=['Anael. BMP+ Malt +H2O'.K89]*['Anael. BMP+ Malt +H2O'.L89]" office:value-type="float" office:value="0.00722529076923095" calcext:value-type="float">
            <text:p>0,0072252908</text:p>
          </table:table-cell>
          <table:table-cell table:formula="of:=['Anael. BMP+ Malt +H2O'.K89]^2" office:value-type="float" office:value="0.0361000000000001" calcext:value-type="float">
            <text:p>0,0361</text:p>
          </table:table-cell>
          <table:table-cell table:formula="of:=['Anael. BMP+ Malt +H2O'.L89]^2" office:value-type="float" office:value="0.00144611708310066" calcext:value-type="float">
            <text:p>0,0014461171</text:p>
          </table:table-cell>
          <table:table-cell table:number-columns-repeated="5"/>
        </table:table-row>
        <table:table-row table:style-name="ro3">
          <table:table-cell/>
          <table:table-cell table:formula="of:=['Anael. BMP+ Malt +H2O'.B16]" office:value-type="float" office:value="3.24" calcext:value-type="float">
            <text:p>3,24</text:p>
          </table:table-cell>
          <table:table-cell table:formula="of:=['Anael. BMP+ Malt +H2O'.H16]" office:value-type="float" office:value="-3.937331" calcext:value-type="float">
            <text:p>-3,937331</text:p>
          </table:table-cell>
          <table:table-cell table:formula="of:=['Anael. BMP+ Malt +H2O'.I16]" office:value-type="float" office:value="0.03958194" calcext:value-type="float">
            <text:p>0,03958194</text:p>
          </table:table-cell>
          <table:table-cell table:formula="of:=['Anael. BMP+ Malt +H2O'.D90]^-2" office:value-type="float" office:value="638.272080378018" calcext:value-type="float">
            <text:p>638,272080378</text:p>
          </table:table-cell>
          <table:table-cell table:formula="of:=['Anael. BMP+ Malt +H2O'.E90]*['Anael. BMP+ Malt +H2O'.B90]" office:value-type="float" office:value="2068.00154042478" calcext:value-type="float">
            <text:p>2068,0015404248</text:p>
          </table:table-cell>
          <table:table-cell table:formula="of:=['Anael. BMP+ Malt +H2O'.F90]*['Anael. BMP+ Malt +H2O'.B90]" office:value-type="float" office:value="6700.32499097629" calcext:value-type="float">
            <text:p>6700,3249909763</text:p>
          </table:table-cell>
          <table:table-cell table:formula="of:=['Anael. BMP+ Malt +H2O'.F90]*['Anael. BMP+ Malt +H2O'.C90]" office:value-type="float" office:value="-8142.40657316224" calcext:value-type="float">
            <text:p>-8142,4065731622</text:p>
          </table:table-cell>
          <table:table-cell table:formula="of:=['Anael. BMP+ Malt +H2O'.E90]*['Anael. BMP+ Malt +H2O'.C90]" office:value-type="float" office:value="-2513.08844850686" calcext:value-type="float">
            <text:p>-2513,0884485069</text:p>
          </table:table-cell>
          <table:table-cell/>
          <table:table-cell table:formula="of:=['Anael. BMP+ Malt +H2O'.B90]-['Anael. BMP+ Malt +H2O'.B$96]" office:value-type="float" office:value="0.54" calcext:value-type="float">
            <text:p>0,54</text:p>
          </table:table-cell>
          <table:table-cell table:formula="of:=['Anael. BMP+ Malt +H2O'.C90]-['Anael. BMP+ Malt +H2O'.C$96]" office:value-type="float" office:value="-0.0175571538461532" calcext:value-type="float">
            <text:p>-0,0175571538</text:p>
          </table:table-cell>
          <table:table-cell table:formula="of:=['Anael. BMP+ Malt +H2O'.K90]*['Anael. BMP+ Malt +H2O'.L90]" office:value-type="float" office:value="-0.00948086307692273" calcext:value-type="float">
            <text:p>-0,0094808631</text:p>
          </table:table-cell>
          <table:table-cell table:formula="of:=['Anael. BMP+ Malt +H2O'.K90]^2" office:value-type="float" office:value="0.2916" calcext:value-type="float">
            <text:p>0,2916</text:p>
          </table:table-cell>
          <table:table-cell table:formula="of:=['Anael. BMP+ Malt +H2O'.L90]^2" office:value-type="float" office:value="0.000308253651177492" calcext:value-type="float">
            <text:p>0,0003082537</text:p>
          </table:table-cell>
          <table:table-cell/>
          <table:table-cell table:style-name="ce26" office:value-type="string" calcext:value-type="string" table:number-columns-spanned="4" table:number-rows-spanned="1">
            <text:p>P2 = - (0.065 <text:span text:style-name="T1">±</text:span> 0.010) Q<text:span text:style-name="T1">²</text:span> - (3.74 <text:span text:style-name="T1">±</text:span> 0.04)</text:p>
          </table:table-cell>
          <table:covered-table-cell table:number-columns-repeated="3"/>
        </table:table-row>
        <table:table-row table:style-name="ro1">
          <table:table-cell/>
          <table:table-cell table:formula="of:=['Anael. BMP+ Malt +H2O'.B17]" office:value-type="float" office:value="3.61" calcext:value-type="float">
            <text:p>3,61</text:p>
          </table:table-cell>
          <table:table-cell table:formula="of:=['Anael. BMP+ Malt +H2O'.H17]" office:value-type="float" office:value="-4.02463" calcext:value-type="float">
            <text:p>-4,02463</text:p>
          </table:table-cell>
          <table:table-cell table:formula="of:=['Anael. BMP+ Malt +H2O'.I17]" office:value-type="float" office:value="0.04466248" calcext:value-type="float">
            <text:p>0,04466248</text:p>
          </table:table-cell>
          <table:table-cell table:formula="of:=['Anael. BMP+ Malt +H2O'.D91]^-2" office:value-type="float" office:value="501.319191435676" calcext:value-type="float">
            <text:p>501,3191914357</text:p>
          </table:table-cell>
          <table:table-cell table:formula="of:=['Anael. BMP+ Malt +H2O'.E91]*['Anael. BMP+ Malt +H2O'.B91]" office:value-type="float" office:value="1809.76228108279" calcext:value-type="float">
            <text:p>1809,7622810828</text:p>
          </table:table-cell>
          <table:table-cell table:formula="of:=['Anael. BMP+ Malt +H2O'.F91]*['Anael. BMP+ Malt +H2O'.B91]" office:value-type="float" office:value="6533.24183470887" calcext:value-type="float">
            <text:p>6533,2418347089</text:p>
          </table:table-cell>
          <table:table-cell table:formula="of:=['Anael. BMP+ Malt +H2O'.F91]*['Anael. BMP+ Malt +H2O'.C91]" office:value-type="float" office:value="-7283.62356931423" calcext:value-type="float">
            <text:p>-7283,6235693142</text:p>
          </table:table-cell>
          <table:table-cell table:formula="of:=['Anael. BMP+ Malt +H2O'.E91]*['Anael. BMP+ Malt +H2O'.C91]" office:value-type="float" office:value="-2017.62425742776" calcext:value-type="float">
            <text:p>-2017,6242574278</text:p>
          </table:table-cell>
          <table:table-cell/>
          <table:table-cell table:formula="of:=['Anael. BMP+ Malt +H2O'.B91]-['Anael. BMP+ Malt +H2O'.B$96]" office:value-type="float" office:value="0.91" calcext:value-type="float">
            <text:p>0,91</text:p>
          </table:table-cell>
          <table:table-cell table:formula="of:=['Anael. BMP+ Malt +H2O'.C91]-['Anael. BMP+ Malt +H2O'.C$96]" office:value-type="float" office:value="-0.104856153846153" calcext:value-type="float">
            <text:p>-0,1048561538</text:p>
          </table:table-cell>
          <table:table-cell table:formula="of:=['Anael. BMP+ Malt +H2O'.K91]*['Anael. BMP+ Malt +H2O'.L91]" office:value-type="float" office:value="-0.0954190999999996" calcext:value-type="float">
            <text:p>-0,0954191</text:p>
          </table:table-cell>
          <table:table-cell table:formula="of:=['Anael. BMP+ Malt +H2O'.K91]^2" office:value-type="float" office:value="0.8281" calcext:value-type="float">
            <text:p>0,8281</text:p>
          </table:table-cell>
          <table:table-cell table:formula="of:=['Anael. BMP+ Malt +H2O'.L91]^2" office:value-type="float" office:value="0.0109948129994082" calcext:value-type="float">
            <text:p>0,010994813</text:p>
          </table:table-cell>
          <table:table-cell table:number-columns-repeated="5"/>
        </table:table-row>
        <table:table-row table:style-name="ro1">
          <table:table-cell/>
          <table:table-cell table:formula="of:=['Anael. BMP+ Malt +H2O'.B18]" office:value-type="float" office:value="4" calcext:value-type="float">
            <text:p>4</text:p>
          </table:table-cell>
          <table:table-cell table:formula="of:=['Anael. BMP+ Malt +H2O'.H18]" office:value-type="float" office:value="-3.986413" calcext:value-type="float">
            <text:p>-3,986413</text:p>
          </table:table-cell>
          <table:table-cell table:formula="of:=['Anael. BMP+ Malt +H2O'.I18]" office:value-type="float" office:value="0.03484785" calcext:value-type="float">
            <text:p>0,03484785</text:p>
          </table:table-cell>
          <table:table-cell table:formula="of:=['Anael. BMP+ Malt +H2O'.D92]^-2" office:value-type="float" office:value="823.470456379975" calcext:value-type="float">
            <text:p>823,47045638</text:p>
          </table:table-cell>
          <table:table-cell table:formula="of:=['Anael. BMP+ Malt +H2O'.E92]*['Anael. BMP+ Malt +H2O'.B92]" office:value-type="float" office:value="3293.8818255199" calcext:value-type="float">
            <text:p>3293,8818255199</text:p>
          </table:table-cell>
          <table:table-cell table:formula="of:=['Anael. BMP+ Malt +H2O'.F92]*['Anael. BMP+ Malt +H2O'.B92]" office:value-type="float" office:value="13175.5273020796" calcext:value-type="float">
            <text:p>13175,5273020796</text:p>
          </table:table-cell>
          <table:table-cell table:formula="of:=['Anael. BMP+ Malt +H2O'.F92]*['Anael. BMP+ Malt +H2O'.C92]" office:value-type="float" office:value="-13130.7733297163" calcext:value-type="float">
            <text:p>-13130,7733297163</text:p>
          </table:table-cell>
          <table:table-cell table:formula="of:=['Anael. BMP+ Malt +H2O'.E92]*['Anael. BMP+ Malt +H2O'.C92]" office:value-type="float" office:value="-3282.69333242907" calcext:value-type="float">
            <text:p>-3282,6933324291</text:p>
          </table:table-cell>
          <table:table-cell/>
          <table:table-cell table:formula="of:=['Anael. BMP+ Malt +H2O'.B92]-['Anael. BMP+ Malt +H2O'.B$96]" office:value-type="float" office:value="1.3" calcext:value-type="float">
            <text:p>1,3</text:p>
          </table:table-cell>
          <table:table-cell table:formula="of:=['Anael. BMP+ Malt +H2O'.C92]-['Anael. BMP+ Malt +H2O'.C$96]" office:value-type="float" office:value="-0.066639153846153" calcext:value-type="float">
            <text:p>-0,0666391538</text:p>
          </table:table-cell>
          <table:table-cell table:formula="of:=['Anael. BMP+ Malt +H2O'.K92]*['Anael. BMP+ Malt +H2O'.L92]" office:value-type="float" office:value="-0.0866308999999989" calcext:value-type="float">
            <text:p>-0,0866309</text:p>
          </table:table-cell>
          <table:table-cell table:formula="of:=['Anael. BMP+ Malt +H2O'.K92]^2" office:value-type="float" office:value="1.69" calcext:value-type="float">
            <text:p>1,69</text:p>
          </table:table-cell>
          <table:table-cell table:formula="of:=['Anael. BMP+ Malt +H2O'.L92]^2" office:value-type="float" office:value="0.00444077682533125" calcext:value-type="float">
            <text:p>0,0044407768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table:formula="of:=['Anael. BMP+ Malt +H2O'.B19]" office:value-type="float" office:value="4.41" calcext:value-type="float">
            <text:p>4,41</text:p>
          </table:table-cell>
          <table:table-cell table:formula="of:=['Anael. BMP+ Malt +H2O'.H19]" office:value-type="float" office:value="-4.012993" calcext:value-type="float">
            <text:p>-4,012993</text:p>
          </table:table-cell>
          <table:table-cell table:formula="of:=['Anael. BMP+ Malt +H2O'.I19]" office:value-type="float" office:value="0.02333473" calcext:value-type="float">
            <text:p>0,02333473</text:p>
          </table:table-cell>
          <table:table-cell table:formula="of:=['Anael. BMP+ Malt +H2O'.D93]^-2" office:value-type="float" office:value="1836.51483023644" calcext:value-type="float">
            <text:p>1836,5148302364</text:p>
          </table:table-cell>
          <table:table-cell table:formula="of:=['Anael. BMP+ Malt +H2O'.E93]*['Anael. BMP+ Malt +H2O'.B93]" office:value-type="float" office:value="8099.03040134269" calcext:value-type="float">
            <text:p>8099,0304013427</text:p>
          </table:table-cell>
          <table:table-cell table:formula="of:=['Anael. BMP+ Malt +H2O'.F93]*['Anael. BMP+ Malt +H2O'.B93]" office:value-type="float" office:value="35716.7240699213" calcext:value-type="float">
            <text:p>35716,7240699213</text:p>
          </table:table-cell>
          <table:table-cell table:formula="of:=['Anael. BMP+ Malt +H2O'.F93]*['Anael. BMP+ Malt +H2O'.C93]" office:value-type="float" office:value="-32501.3523073754" calcext:value-type="float">
            <text:p>-32501,3523073754</text:p>
          </table:table-cell>
          <table:table-cell table:formula="of:=['Anael. BMP+ Malt +H2O'.E93]*['Anael. BMP+ Malt +H2O'.C93]" office:value-type="float" office:value="-7369.92115813501" calcext:value-type="float">
            <text:p>-7369,921158135</text:p>
          </table:table-cell>
          <table:table-cell/>
          <table:table-cell table:formula="of:=['Anael. BMP+ Malt +H2O'.B93]-['Anael. BMP+ Malt +H2O'.B$96]" office:value-type="float" office:value="1.71" calcext:value-type="float">
            <text:p>1,71</text:p>
          </table:table-cell>
          <table:table-cell table:formula="of:=['Anael. BMP+ Malt +H2O'.C93]-['Anael. BMP+ Malt +H2O'.C$96]" office:value-type="float" office:value="-0.0932191538461531" calcext:value-type="float">
            <text:p>-0,0932191538</text:p>
          </table:table-cell>
          <table:table-cell table:formula="of:=['Anael. BMP+ Malt +H2O'.K93]*['Anael. BMP+ Malt +H2O'.L93]" office:value-type="float" office:value="-0.159404753076922" calcext:value-type="float">
            <text:p>-0,1594047531</text:p>
          </table:table-cell>
          <table:table-cell table:formula="of:=['Anael. BMP+ Malt +H2O'.K93]^2" office:value-type="float" office:value="2.9241" calcext:value-type="float">
            <text:p>2,9241</text:p>
          </table:table-cell>
          <table:table-cell table:formula="of:=['Anael. BMP+ Malt +H2O'.L93]^2" office:value-type="float" office:value="0.00868981064379276" calcext:value-type="float">
            <text:p>0,0086898106</text:p>
          </table:table-cell>
          <table:table-cell/>
          <table:table-cell table:formula="of:=['Anael. BMP+ Malt +H2O'.M96]/SQRT(['Anael. BMP+ Malt +H2O'.N96]*['Anael. BMP+ Malt +H2O'.O96])" office:value-type="float" office:value="-0.677557089397871" calcext:value-type="float">
            <text:p>-0,6775570894</text:p>
          </table:table-cell>
          <table:table-cell table:number-columns-repeated="3"/>
        </table:table-row>
        <table:table-row table:style-name="ro2">
          <table:table-cell/>
          <table:table-cell table:formula="of:=['Anael. BMP+ Malt +H2O'.B20]" office:value-type="float" office:value="4.84" calcext:value-type="float">
            <text:p>4,84</text:p>
          </table:table-cell>
          <table:table-cell table:formula="of:=['Anael. BMP+ Malt +H2O'.H20]" office:value-type="float" office:value="-4.125093" calcext:value-type="float">
            <text:p>-4,125093</text:p>
          </table:table-cell>
          <table:table-cell table:formula="of:=['Anael. BMP+ Malt +H2O'.I20]" office:value-type="float" office:value="0.03803445" calcext:value-type="float">
            <text:p>0,03803445</text:p>
          </table:table-cell>
          <table:table-cell table:formula="of:=['Anael. BMP+ Malt +H2O'.D94]^-2" office:value-type="float" office:value="691.266831568133" calcext:value-type="float">
            <text:p>691,2668315681</text:p>
          </table:table-cell>
          <table:table-cell table:formula="of:=['Anael. BMP+ Malt +H2O'.E94]*['Anael. BMP+ Malt +H2O'.B94]" office:value-type="float" office:value="3345.73146478977" calcext:value-type="float">
            <text:p>3345,7314647898</text:p>
          </table:table-cell>
          <table:table-cell table:formula="of:=['Anael. BMP+ Malt +H2O'.F94]*['Anael. BMP+ Malt +H2O'.B94]" office:value-type="float" office:value="16193.3402895825" calcext:value-type="float">
            <text:p>16193,3402895825</text:p>
          </table:table-cell>
          <table:table-cell table:formula="of:=['Anael. BMP+ Malt +H2O'.F94]*['Anael. BMP+ Malt +H2O'.C94]" office:value-type="float" office:value="-13801.453445284" calcext:value-type="float">
            <text:p>-13801,453445284</text:p>
          </table:table-cell>
          <table:table-cell table:formula="of:=['Anael. BMP+ Malt +H2O'.E94]*['Anael. BMP+ Malt +H2O'.C94]" office:value-type="float" office:value="-2851.53996803389" calcext:value-type="float">
            <text:p>-2851,5399680339</text:p>
          </table:table-cell>
          <table:table-cell/>
          <table:table-cell table:formula="of:=['Anael. BMP+ Malt +H2O'.B94]-['Anael. BMP+ Malt +H2O'.B$96]" office:value-type="float" office:value="2.14" calcext:value-type="float">
            <text:p>2,14</text:p>
          </table:table-cell>
          <table:table-cell table:formula="of:=['Anael. BMP+ Malt +H2O'.C94]-['Anael. BMP+ Malt +H2O'.C$96]" office:value-type="float" office:value="-0.205319153846153" calcext:value-type="float">
            <text:p>-0,2053191538</text:p>
          </table:table-cell>
          <table:table-cell table:formula="of:=['Anael. BMP+ Malt +H2O'.K94]*['Anael. BMP+ Malt +H2O'.L94]" office:value-type="float" office:value="-0.439382989230767" calcext:value-type="float">
            <text:p>-0,4393829892</text:p>
          </table:table-cell>
          <table:table-cell table:formula="of:=['Anael. BMP+ Malt +H2O'.K94]^2" office:value-type="float" office:value="4.5796" calcext:value-type="float">
            <text:p>4,5796</text:p>
          </table:table-cell>
          <table:table-cell table:formula="of:=['Anael. BMP+ Malt +H2O'.L94]^2" office:value-type="float" office:value="0.0421559549361002" calcext:value-type="float">
            <text:p>0,0421559549</text:p>
          </table:table-cell>
          <table:table-cell/>
          <table:table-cell office:value-type="string" calcext:value-type="string">
            <text:p>r<text:span text:style-name="T1">²</text:span>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Avg.</text:p>
          </table:table-cell>
          <table:table-cell/>
          <table:table-cell table:number-columns-repeated="5" office:value-type="string" calcext:value-type="string">
            <text:p>Sum</text:p>
          </table:table-cell>
          <table:table-cell office:value-type="string" calcext:value-type="string">
            <text:p>Delta</text:p>
          </table:table-cell>
          <table:table-cell table:number-columns-repeated="2"/>
          <table:table-cell table:number-columns-repeated="3" office:value-type="string" calcext:value-type="string">
            <text:p>Sum</text:p>
          </table:table-cell>
          <table:table-cell/>
          <table:table-cell table:formula="of:=['Anael. BMP+ Malt +H2O'.Q93]^2" office:value-type="float" office:value="0.459083609393314" calcext:value-type="float">
            <text:p>0,4590836094</text:p>
          </table:table-cell>
          <table:table-cell table:number-columns-repeated="3"/>
        </table:table-row>
        <table:table-row table:style-name="ro1">
          <table:table-cell/>
          <table:table-cell table:formula="of:=AVERAGE(['Anael. BMP+ Malt +H2O'.B82:.B94])" office:value-type="float" office:value="2.7" calcext:value-type="float">
            <text:p>2,7</text:p>
          </table:table-cell>
          <table:table-cell table:formula="of:=AVERAGE(['Anael. BMP+ Malt +H2O'.C82:.C94])" office:value-type="float" office:value="-3.91977384615385" calcext:value-type="float">
            <text:p>-3,9197738462</text:p>
          </table:table-cell>
          <table:table-cell/>
          <table:table-cell table:formula="of:=SUM(['Anael. BMP+ Malt +H2O'.E82:.E94])" office:value-type="float" office:value="6653.94003734792" calcext:value-type="float">
            <text:p>6653,9400373479</text:p>
          </table:table-cell>
          <table:table-cell table:formula="of:=SUM(['Anael. BMP+ Malt +H2O'.F82:.F94])" office:value-type="float" office:value="22884.6573276374" calcext:value-type="float">
            <text:p>22884,6573276374</text:p>
          </table:table-cell>
          <table:table-cell table:formula="of:=SUM(['Anael. BMP+ Malt +H2O'.G82:.G94])" office:value-type="float" office:value="87537.2263951375" calcext:value-type="float">
            <text:p>87537,2263951375</text:p>
          </table:table-cell>
          <table:table-cell table:formula="of:=SUM(['Anael. BMP+ Malt +H2O'.H82:.H94])" office:value-type="float" office:value="-91337.0991619529" calcext:value-type="float">
            <text:p>-91337,0991619529</text:p>
          </table:table-cell>
          <table:table-cell table:formula="of:=SUM(['Anael. BMP+ Malt +H2O'.I82:.I94])" office:value-type="float" office:value="-26389.0805000017" calcext:value-type="float">
            <text:p>-26389,0805000017</text:p>
          </table:table-cell>
          <table:table-cell table:formula="of:=['Anael. BMP+ Malt +H2O'.E96]*['Anael. BMP+ Malt +H2O'.G96]-['Anael. BMP+ Malt +H2O'.F96]*['Anael. BMP+ Malt +H2O'.F96]" office:value-type="float" office:value="58759914.4656075" calcext:value-type="float">
            <text:p>58759914,4656075</text:p>
          </table:table-cell>
          <table:table-cell table:number-columns-repeated="2"/>
          <table:table-cell table:formula="of:=SUM(['Anael. BMP+ Malt +H2O'.M82:.M94])" office:value-type="float" office:value="-1.16512988" calcext:value-type="float">
            <text:p>-1,16512988</text:p>
          </table:table-cell>
          <table:table-cell table:formula="of:=SUM(['Anael. BMP+ Malt +H2O'.N82:.N94])" office:value-type="float" office:value="18.837" calcext:value-type="float">
            <text:p>18,837</text:p>
          </table:table-cell>
          <table:table-cell table:formula="of:=SUM(['Anael. BMP+ Malt +H2O'.O82:.O94])" office:value-type="float" office:value="0.156980299991692" calcext:value-type="float">
            <text:p>0,1569803</text:p>
          </table:table-cell>
          <table:table-cell table:number-columns-repeated="5"/>
        </table:table-row>
        <table:table-row table:style-name="ro1">
          <table:table-cell table:number-columns-repeated="16"/>
          <table:table-cell office:value-type="string" calcext:value-type="string">
            <text:p>Dy_max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Dy_max/P3</text:p>
          </table:table-cell>
          <table:table-cell/>
        </table:table-row>
        <table:table-row table:style-name="ro1">
          <table:table-cell table:number-columns-repeated="16"/>
          <table:table-cell table:formula="of:=['Anael. BMP+ Malt +H2O'.C82]-['Anael. BMP+ Malt +H2O'.C94]" office:value-type="float" office:value="0.283781" calcext:value-type="float">
            <text:p>0,283781</text:p>
          </table:table-cell>
          <table:table-cell/>
          <table:table-cell table:formula="of:=['Anael. BMP+ Malt +H2O'.Q98]/['Anael. BMP+ Malt +H2O'.J22]" office:value-type="float" office:value="0.0342059269023047" calcext:value-type="float">
            <text:p>0,0342059269</text:p>
          </table:table-cell>
          <table:table-cell/>
        </table:table-row>
      </table:table>
      <table:table table:name="Anael. BMP+ Malt" table:style-name="ta1">
        <table:shapes>
          <draw:frame draw:z-index="0" draw:style-name="gr1" draw:text-style-name="P2" svg:width="259.9mm" svg:height="128.89mm" svg:x="21.05mm" svg:y="204.58mm">
            <loext:p draw:notify-on-update-of-ranges="'Anael. BMP+ Malt'.F8:'Anael. BMP+ Malt'.F20 'Anael. BMP+ Malt'.B8:'Anael. BMP+ Malt'.B20 'Anael. BMP+ Malt'.F8:'Anael. BMP+ Malt'.F20 'Anael. BMP+ Malt +H2O'.G8:'Anael. BMP+ Malt +H2O'.G20 'Anael. BMP+ Malt +H2O'.G8:'Anael. BMP+ Malt +H2O'.G20" text:style-name="P1">=</loext:p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2" draw:text-style-name="P2" svg:width="266.73mm" svg:height="127.5mm" svg:x="28.08mm" svg:y="448.97mm">
            <loext:p draw:notify-on-update-of-ranges="'Anael. BMP+ Malt'.B82:'Anael. BMP+ Malt'.B94 'Anael. BMP+ Malt'.C82:'Anael. BMP+ Malt'.C94 'Anael. BMP+ Malt +H2O'.D82:'Anael. BMP+ Malt +H2O'.D94 'Anael. BMP+ Malt +H2O'.D82:'Anael. BMP+ Malt +H2O'.D94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5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10"/>
          <table:table-cell table:style-name="ce24" office:value-type="string" calcext:value-type="string" table:number-columns-spanned="2" table:number-rows-spanned="1">
            <text:p>Fit Gaussiano</text:p>
          </table:table-cell>
          <table:covered-table-cell/>
          <table:table-cell table:number-columns-repeated="8"/>
        </table:table-row>
        <table:table-row table:style-name="ro1">
          <table:table-cell/>
          <table:table-cell table:style-name="ce22" office:value-type="string" calcext:value-type="string" table:number-columns-spanned="8" table:number-rows-spanned="2">
            <text:p>Andamento picchi anaelastici MBP + Maltosio a 150 K</text:p>
          </table:table-cell>
          <table:covered-table-cell table:number-columns-repeated="7"/>
          <table:table-cell/>
          <table:table-cell office:value-type="string" calcext:value-type="string">
            <text:p>fit da:</text:p>
          </table:table-cell>
          <table:table-cell table:number-columns-repeated="9"/>
        </table:table-row>
        <table:table-row table:style-name="ro1">
          <table:table-cell/>
          <table:covered-table-cell table:number-columns-repeated="8"/>
          <table:table-cell/>
          <table:table-cell office:value-type="string" calcext:value-type="string">
            <text:p>xmin</text:p>
          </table:table-cell>
          <table:table-cell office:value-type="float" office:value="-5.5" calcext:value-type="float">
            <text:p>-5,5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max</text:p>
          </table:table-cell>
          <table:table-cell office:value-type="float" office:value="-1.5" calcext:value-type="float">
            <text:p>-1,5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Q^2</text:p>
          </table:table-cell>
          <table:table-cell office:value-type="string" calcext:value-type="string">
            <text:p>Spectra</text:p>
          </table:table-cell>
          <table:table-cell office:value-type="string" calcext:value-type="string">
            <text:p>pseudo_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1.heigh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2.cente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3.fWm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hi^2</text:p>
          </table:table-cell>
          <table:table-cell table:number-columns-repeated="8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formula="of:=['Anael. BMP+ Malt'.C8]*['Anael. BMP+ Malt'.C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80116" calcext:value-type="float">
            <text:p>0,6280116</text:p>
          </table:table-cell>
          <table:table-cell office:value-type="float" office:value="0.123691" calcext:value-type="float">
            <text:p>0,123691</text:p>
          </table:table-cell>
          <table:table-cell office:value-type="float" office:value="-3.157726" calcext:value-type="float">
            <text:p>-3,157726</text:p>
          </table:table-cell>
          <table:table-cell office:value-type="float" office:value="0.07126796" calcext:value-type="float">
            <text:p>0,07126796</text:p>
          </table:table-cell>
          <table:table-cell office:value-type="float" office:value="5.942269" calcext:value-type="float">
            <text:p>5,942269</text:p>
          </table:table-cell>
          <table:table-cell office:value-type="float" office:value="0.7718361" calcext:value-type="float">
            <text:p>0,7718361</text:p>
          </table:table-cell>
          <table:table-cell office:value-type="float" office:value="1.44" calcext:value-type="float">
            <text:p>1,4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'Anael. BMP+ Malt'.C9]*['Anael. BMP+ Malt'.C9]" office:value-type="float" office:value="1.21" calcext:value-type="float">
            <text:p>1,21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03166" calcext:value-type="float">
            <text:p>0,6703166</text:p>
          </table:table-cell>
          <table:table-cell office:value-type="float" office:value="0.1272937" calcext:value-type="float">
            <text:p>0,1272937</text:p>
          </table:table-cell>
          <table:table-cell office:value-type="float" office:value="-3.208293" calcext:value-type="float">
            <text:p>-3,208293</text:p>
          </table:table-cell>
          <table:table-cell office:value-type="float" office:value="0.08847911" calcext:value-type="float">
            <text:p>0,08847911</text:p>
          </table:table-cell>
          <table:table-cell office:value-type="float" office:value="7.063049" calcext:value-type="float">
            <text:p>7,063049</text:p>
          </table:table-cell>
          <table:table-cell office:value-type="float" office:value="0.9040369" calcext:value-type="float">
            <text:p>0,9040369</text:p>
          </table:table-cell>
          <table:table-cell office:value-type="float" office:value="0.67" calcext:value-type="float">
            <text:p>0,67</text:p>
          </table:table-cell>
          <table:table-cell table:number-columns-repeated="8"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formula="of:=['Anael. BMP+ Malt'.C10]*['Anael. BMP+ Malt'.C10]" office:value-type="float" office:value="1.44" calcext:value-type="float">
            <text:p>1,44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91265" calcext:value-type="float">
            <text:p>0,7091265</text:p>
          </table:table-cell>
          <table:table-cell office:value-type="float" office:value="0.1282472" calcext:value-type="float">
            <text:p>0,1282472</text:p>
          </table:table-cell>
          <table:table-cell office:value-type="float" office:value="-3.316147" calcext:value-type="float">
            <text:p>-3,316147</text:p>
          </table:table-cell>
          <table:table-cell office:value-type="float" office:value="0.06584805" calcext:value-type="float">
            <text:p>0,06584805</text:p>
          </table:table-cell>
          <table:table-cell office:value-type="float" office:value="6.345495" calcext:value-type="float">
            <text:p>6,345495</text:p>
          </table:table-cell>
          <table:table-cell office:value-type="float" office:value="0.7501194" calcext:value-type="float">
            <text:p>0,7501194</text:p>
          </table:table-cell>
          <table:table-cell office:value-type="float" office:value="1.69" calcext:value-type="float">
            <text:p>1,6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'Anael. BMP+ Malt'.C11]*['Anael. BMP+ Malt'.C11]" office:value-type="float" office:value="1.69" calcext:value-type="float">
            <text:p>1,69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65718" calcext:value-type="float">
            <text:p>0,8065718</text:p>
          </table:table-cell>
          <table:table-cell office:value-type="float" office:value="0.1269953" calcext:value-type="float">
            <text:p>0,1269953</text:p>
          </table:table-cell>
          <table:table-cell office:value-type="float" office:value="-3.287152" calcext:value-type="float">
            <text:p>-3,287152</text:p>
          </table:table-cell>
          <table:table-cell office:value-type="float" office:value="0.053178" calcext:value-type="float">
            <text:p>0,053178</text:p>
          </table:table-cell>
          <table:table-cell office:value-type="float" office:value="6.223659" calcext:value-type="float">
            <text:p>6,223659</text:p>
          </table:table-cell>
          <table:table-cell office:value-type="float" office:value="0.6381993" calcext:value-type="float">
            <text:p>0,6381993</text:p>
          </table:table-cell>
          <table:table-cell office:value-type="float" office:value="0.94" calcext:value-type="float">
            <text:p>0,94</text:p>
          </table:table-cell>
          <table:table-cell table:number-columns-repeated="8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formula="of:=['Anael. BMP+ Malt'.C12]*['Anael. BMP+ Malt'.C12]" office:value-type="float" office:value="1.96" calcext:value-type="float">
            <text:p>1,96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96156" calcext:value-type="float">
            <text:p>0,8296156</text:p>
          </table:table-cell>
          <table:table-cell office:value-type="float" office:value="0.1299061" calcext:value-type="float">
            <text:p>0,1299061</text:p>
          </table:table-cell>
          <table:table-cell office:value-type="float" office:value="-3.331426" calcext:value-type="float">
            <text:p>-3,331426</text:p>
          </table:table-cell>
          <table:table-cell office:value-type="float" office:value="0.05034092" calcext:value-type="float">
            <text:p>0,05034092</text:p>
          </table:table-cell>
          <table:table-cell office:value-type="float" office:value="6.178277" calcext:value-type="float">
            <text:p>6,178277</text:p>
          </table:table-cell>
          <table:table-cell office:value-type="float" office:value="0.6256346" calcext:value-type="float">
            <text:p>0,6256346</text:p>
          </table:table-cell>
          <table:table-cell office:value-type="float" office:value="1.42" calcext:value-type="float">
            <text:p>1,4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'Anael. BMP+ Malt'.C13]*['Anael. BMP+ Malt'.C13]" office:value-type="float" office:value="2.25" calcext:value-type="float">
            <text:p>2,25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45292" calcext:value-type="float">
            <text:p>0,8945292</text:p>
          </table:table-cell>
          <table:table-cell office:value-type="float" office:value="0.1278145" calcext:value-type="float">
            <text:p>0,1278145</text:p>
          </table:table-cell>
          <table:table-cell office:value-type="float" office:value="-3.385328" calcext:value-type="float">
            <text:p>-3,385328</text:p>
          </table:table-cell>
          <table:table-cell office:value-type="float" office:value="0.04471442" calcext:value-type="float">
            <text:p>0,04471442</text:p>
          </table:table-cell>
          <table:table-cell office:value-type="float" office:value="6.23128" calcext:value-type="float">
            <text:p>6,23128</text:p>
          </table:table-cell>
          <table:table-cell office:value-type="float" office:value="0.573792" calcext:value-type="float">
            <text:p>0,573792</text:p>
          </table:table-cell>
          <table:table-cell office:value-type="float" office:value="2.23" calcext:value-type="float">
            <text:p>2,23</text:p>
          </table:table-cell>
          <table:table-cell table:number-columns-repeated="8"/>
        </table:table-row>
        <table:table-row table:style-name="ro1">
          <table:table-cell table:style-name="ce21" office:value-type="float" office:value="7" calcext:value-type="float">
            <text:p>7</text:p>
          </table:table-cell>
          <table:table-cell table:formula="of:=['Anael. BMP+ Malt'.C14]*['Anael. BMP+ Malt'.C14]" office:value-type="float" office:value="2.56" calcext:value-type="float">
            <text:p>2,56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0283" calcext:value-type="float">
            <text:p>1,000283</text:p>
          </table:table-cell>
          <table:table-cell office:value-type="float" office:value="0.04020488" calcext:value-type="float">
            <text:p>0,04020488</text:p>
          </table:table-cell>
          <table:table-cell office:value-type="float" office:value="-3.375635" calcext:value-type="float">
            <text:p>-3,375635</text:p>
          </table:table-cell>
          <table:table-cell office:value-type="float" office:value="0.04142014" calcext:value-type="float">
            <text:p>0,04142014</text:p>
          </table:table-cell>
          <table:table-cell office:value-type="float" office:value="6.412209" calcext:value-type="float">
            <text:p>6,412209</text:p>
          </table:table-cell>
          <table:table-cell office:value-type="float" office:value="0.2884308" calcext:value-type="float">
            <text:p>0,2884308</text:p>
          </table:table-cell>
          <table:table-cell office:value-type="float" office:value="0.76" calcext:value-type="float">
            <text:p>0,7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'Anael. BMP+ Malt'.C15]*['Anael. BMP+ Malt'.C15]" office:value-type="float" office:value="2.89" calcext:value-type="float">
            <text:p>2,89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1475" calcext:value-type="float">
            <text:p>1,061475</text:p>
          </table:table-cell>
          <table:table-cell office:value-type="float" office:value="0.04015213" calcext:value-type="float">
            <text:p>0,04015213</text:p>
          </table:table-cell>
          <table:table-cell office:value-type="float" office:value="-3.345218" calcext:value-type="float">
            <text:p>-3,345218</text:p>
          </table:table-cell>
          <table:table-cell office:value-type="float" office:value="0.03536851" calcext:value-type="float">
            <text:p>0,03536851</text:p>
          </table:table-cell>
          <table:table-cell office:value-type="float" office:value="6.016143" calcext:value-type="float">
            <text:p>6,016143</text:p>
          </table:table-cell>
          <table:table-cell office:value-type="float" office:value="0.238139" calcext:value-type="float">
            <text:p>0,238139</text:p>
          </table:table-cell>
          <table:table-cell office:value-type="float" office:value="0.7" calcext:value-type="float">
            <text:p>0,7</text:p>
          </table:table-cell>
          <table:table-cell table:number-columns-repeated="8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formula="of:=['Anael. BMP+ Malt'.C16]*['Anael. BMP+ Malt'.C16]" office:value-type="float" office:value="3.24" calcext:value-type="float">
            <text:p>3,24</text:p>
          </table:table-cell>
          <table:table-cell office:value-type="float" office:value="1.8" calcext:value-type="float">
            <text:p>1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11404" calcext:value-type="float">
            <text:p>1,111404</text:p>
          </table:table-cell>
          <table:table-cell office:value-type="float" office:value="0.1209484" calcext:value-type="float">
            <text:p>0,1209484</text:p>
          </table:table-cell>
          <table:table-cell office:value-type="float" office:value="-3.385821" calcext:value-type="float">
            <text:p>-3,385821</text:p>
          </table:table-cell>
          <table:table-cell office:value-type="float" office:value="0.0339309" calcext:value-type="float">
            <text:p>0,0339309</text:p>
          </table:table-cell>
          <table:table-cell office:value-type="float" office:value="6.220686" calcext:value-type="float">
            <text:p>6,220686</text:p>
          </table:table-cell>
          <table:table-cell office:value-type="float" office:value="0.4361438" calcext:value-type="float">
            <text:p>0,4361438</text:p>
          </table:table-cell>
          <table:table-cell office:value-type="float" office:value="0.62" calcext:value-type="float">
            <text:p>0,6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'Anael. BMP+ Malt'.C17]*['Anael. BMP+ Malt'.C17]" office:value-type="float" office:value="3.61" calcext:value-type="float">
            <text:p>3,61</text:p>
          </table:table-cell>
          <table:table-cell office:value-type="float" office:value="1.9" calcext:value-type="float">
            <text:p>1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0302" calcext:value-type="float">
            <text:p>1,140302</text:p>
          </table:table-cell>
          <table:table-cell office:value-type="float" office:value="0.01297784" calcext:value-type="float">
            <text:p>0,01297784</text:p>
          </table:table-cell>
          <table:table-cell office:value-type="float" office:value="-3.532389" calcext:value-type="float">
            <text:p>-3,532389</text:p>
          </table:table-cell>
          <table:table-cell office:value-type="float" office:value="0.03108661" calcext:value-type="float">
            <text:p>0,03108661</text:p>
          </table:table-cell>
          <table:table-cell office:value-type="float" office:value="6.328151" calcext:value-type="float">
            <text:p>6,328151</text:p>
          </table:table-cell>
          <table:table-cell office:value-type="float" office:value="0.1853903" calcext:value-type="float">
            <text:p>0,1853903</text:p>
          </table:table-cell>
          <table:table-cell office:value-type="float" office:value="0.88" calcext:value-type="float">
            <text:p>0,88</text:p>
          </table:table-cell>
          <table:table-cell table:number-columns-repeated="8"/>
        </table:table-row>
        <table:table-row table:style-name="ro1">
          <table:table-cell table:style-name="ce21" office:value-type="float" office:value="11" calcext:value-type="float">
            <text:p>11</text:p>
          </table:table-cell>
          <table:table-cell table:formula="of:=['Anael. BMP+ Malt'.C18]*['Anael. BMP+ Malt'.C18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00296" calcext:value-type="float">
            <text:p>1,200296</text:p>
          </table:table-cell>
          <table:table-cell office:value-type="float" office:value="0.1188517" calcext:value-type="float">
            <text:p>0,1188517</text:p>
          </table:table-cell>
          <table:table-cell office:value-type="float" office:value="-3.522443" calcext:value-type="float">
            <text:p>-3,522443</text:p>
          </table:table-cell>
          <table:table-cell office:value-type="float" office:value="0.0284472" calcext:value-type="float">
            <text:p>0,0284472</text:p>
          </table:table-cell>
          <table:table-cell office:value-type="float" office:value="6.074944" calcext:value-type="float">
            <text:p>6,074944</text:p>
          </table:table-cell>
          <table:table-cell office:value-type="float" office:value="0.3854523" calcext:value-type="float">
            <text:p>0,3854523</text:p>
          </table:table-cell>
          <table:table-cell office:value-type="float" office:value="0.87" calcext:value-type="float">
            <text:p>0,87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'Anael. BMP+ Malt'.C19]*['Anael. BMP+ Malt'.C19]" office:value-type="float" office:value="4.41" calcext:value-type="float">
            <text:p>4,41</text:p>
          </table:table-cell>
          <table:table-cell office:value-type="float" office:value="2.1" calcext:value-type="float">
            <text:p>2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21198" calcext:value-type="float">
            <text:p>1,221198</text:p>
          </table:table-cell>
          <table:table-cell office:value-type="float" office:value="0.1132514" calcext:value-type="float">
            <text:p>0,1132514</text:p>
          </table:table-cell>
          <table:table-cell office:value-type="float" office:value="-3.630422" calcext:value-type="float">
            <text:p>-3,630422</text:p>
          </table:table-cell>
          <table:table-cell office:value-type="float" office:value="0.02704912" calcext:value-type="float">
            <text:p>0,02704912</text:p>
          </table:table-cell>
          <table:table-cell office:value-type="float" office:value="6.100607" calcext:value-type="float">
            <text:p>6,100607</text:p>
          </table:table-cell>
          <table:table-cell office:value-type="float" office:value="0.3633589" calcext:value-type="float">
            <text:p>0,3633589</text:p>
          </table:table-cell>
          <table:table-cell office:value-type="float" office:value="0.75" calcext:value-type="float">
            <text:p>0,75</text:p>
          </table:table-cell>
          <table:table-cell table:number-columns-repeated="8"/>
        </table:table-row>
        <table:table-row table:style-name="ro1">
          <table:table-cell table:style-name="ce21" office:value-type="float" office:value="13" calcext:value-type="float">
            <text:p>13</text:p>
          </table:table-cell>
          <table:table-cell table:formula="of:=['Anael. BMP+ Malt'.C20]*['Anael. BMP+ Malt'.C20]" office:value-type="float" office:value="4.84" calcext:value-type="float">
            <text:p>4,84</text:p>
          </table:table-cell>
          <table:table-cell office:value-type="float" office:value="2.2" calcext:value-type="float">
            <text:p>2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3206" calcext:value-type="float">
            <text:p>1,233206</text:p>
          </table:table-cell>
          <table:table-cell office:value-type="float" office:value="0.01179933" calcext:value-type="float">
            <text:p>0,01179933</text:p>
          </table:table-cell>
          <table:table-cell office:value-type="float" office:value="-3.671732" calcext:value-type="float">
            <text:p>-3,671732</text:p>
          </table:table-cell>
          <table:table-cell office:value-type="float" office:value="0.02438208" calcext:value-type="float">
            <text:p>0,02438208</text:p>
          </table:table-cell>
          <table:table-cell office:value-type="float" office:value="5.984499" calcext:value-type="float">
            <text:p>5,984499</text:p>
          </table:table-cell>
          <table:table-cell office:value-type="float" office:value="0.131829" calcext:value-type="float">
            <text:p>0,131829</text:p>
          </table:table-cell>
          <table:table-cell office:value-type="float" office:value="1.22" calcext:value-type="float">
            <text:p>1,22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Avg.</text:p>
          </table:table-cell>
          <table:table-cell/>
          <table:table-cell office:value-type="string" calcext:value-type="string">
            <text:p>Avg.</text:p>
          </table:table-cell>
          <table:table-cell/>
          <table:table-cell office:value-type="string" calcext:value-type="string">
            <text:p>Avg.</text:p>
          </table:table-cell>
          <table:table-cell/>
          <table:table-cell office:value-type="string" calcext:value-type="string">
            <text:p>Avg.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AVERAGE(['Anael. BMP+ Malt'.F8:.F20])" office:value-type="float" office:value="0.962025792307692" calcext:value-type="float">
            <text:p>0,9620257923</text:p>
          </table:table-cell>
          <table:table-cell/>
          <table:table-cell table:formula="of:=AVERAGE(['Anael. BMP+ Malt'.H8:.H20])" office:value-type="float" office:value="-3.39613323076923" calcext:value-type="float">
            <text:p>-3,3961332308</text:p>
          </table:table-cell>
          <table:table-cell/>
          <table:table-cell table:formula="of:=AVERAGE(['Anael. BMP+ Malt'.J8:.J20])" office:value-type="float" office:value="6.24009753846154" calcext:value-type="float">
            <text:p>6,2400975385</text:p>
          </table:table-cell>
          <table:table-cell/>
          <table:table-cell table:formula="of:=AVERAGE(['Anael. BMP+ Malt'.L8:.L20])" office:value-type="float" office:value="1.09153846153846" calcext:value-type="float">
            <text:p>1,0915384615</text:p>
          </table:table-cell>
          <table:table-cell table:number-columns-repeated="8"/>
        </table:table-row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table:style-name="ce23" office:value-type="string" calcext:value-type="string" table:number-columns-spanned="19" table:number-rows-spanned="2">
            <text:p>Andamento dell’altezza dei picchi anael. dovuti a MBP + Maltosio</text:p>
          </table:table-cell>
          <table:covered-table-cell table:number-columns-repeated="18"/>
        </table:table-row>
        <table:table-row table:style-name="ro1">
          <table:table-cell/>
          <table:covered-table-cell table:number-columns-repeated="19"/>
        </table:table-row>
        <table:table-row table:style-name="ro1">
          <table:table-cell table:number-columns-repeated="11"/>
          <table:table-cell office:value-type="string" calcext:value-type="string">
            <text:p>Dx</text:p>
          </table:table-cell>
          <table:table-cell office:value-type="string" calcext:value-type="string">
            <text:p>Dy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 <text:span text:style-name="T1">· </text:span>x</text:p>
          </table:table-cell>
          <table:table-cell office:value-type="string" calcext:value-type="string">
            <text:p>w <text:span text:style-name="T1">· </text:span>x<text:span text:style-name="T1">²</text:span></text:p>
          </table:table-cell>
          <table:table-cell office:value-type="string" calcext:value-type="string">
            <text:p><text:span text:style-name="T1">w · </text:span>x <text:span text:style-name="T1">· </text:span>y</text:p>
          </table:table-cell>
          <table:table-cell office:value-type="string" calcext:value-type="string">
            <text:p>w <text:span text:style-name="T1">· </text:span>y</text:p>
          </table:table-cell>
          <table:table-cell/>
          <table:table-cell office:value-type="string" calcext:value-type="string">
            <text:p>x – x_avg</text:p>
          </table:table-cell>
          <table:table-cell office:value-type="string" calcext:value-type="string">
            <text:p>y – y_avg</text:p>
          </table:table-cell>
          <table:table-cell office:value-type="string" calcext:value-type="string">
            <text:p>Dx*Dy</text:p>
          </table:table-cell>
          <table:table-cell office:value-type="string" calcext:value-type="string">
            <text:p>(Dx)<text:span text:style-name="T1">²</text:span></text:p>
          </table:table-cell>
          <table:table-cell office:value-type="string" calcext:value-type="string">
            <text:p>(Dy)<text:span text:style-name="T1">²</text:span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</text:p>
          </table:table-cell>
          <table:table-cell table:number-columns-repeated="2"/>
        </table:table-row>
        <table:table-row table:style-name="ro1">
          <table:table-cell/>
          <table:table-cell table:formula="of:=['Anael. BMP+ Malt'.B8]" office:value-type="float" office:value="1" calcext:value-type="float">
            <text:p>1</text:p>
          </table:table-cell>
          <table:table-cell table:formula="of:=['Anael. BMP+ Malt'.F8]" office:value-type="float" office:value="0.6280116" calcext:value-type="float">
            <text:p>0,6280116</text:p>
          </table:table-cell>
          <table:table-cell table:formula="of:=['Anael. BMP+ Malt'.G8]" office:value-type="float" office:value="0.123691" calcext:value-type="float">
            <text:p>0,123691</text:p>
          </table:table-cell>
          <table:table-cell table:formula="of:=['Anael. BMP+ Malt'.D30]^-2" office:value-type="float" office:value="65.3617691392821" calcext:value-type="float">
            <text:p>65,3617691393</text:p>
          </table:table-cell>
          <table:table-cell table:formula="of:=['Anael. BMP+ Malt'.E30]*['Anael. BMP+ Malt'.B30]" office:value-type="float" office:value="65.3617691392821" calcext:value-type="float">
            <text:p>65,3617691393</text:p>
          </table:table-cell>
          <table:table-cell table:formula="of:=['Anael. BMP+ Malt'.F30]*['Anael. BMP+ Malt'.B30]" office:value-type="float" office:value="65.3617691392821" calcext:value-type="float">
            <text:p>65,3617691393</text:p>
          </table:table-cell>
          <table:table-cell table:formula="of:=['Anael. BMP+ Malt'.F30]*['Anael. BMP+ Malt'.C30]" office:value-type="float" office:value="41.0479492159912" calcext:value-type="float">
            <text:p>41,047949216</text:p>
          </table:table-cell>
          <table:table-cell table:formula="of:=['Anael. BMP+ Malt'.E30]*['Anael. BMP+ Malt'.C30]" office:value-type="float" office:value="41.0479492159912" calcext:value-type="float">
            <text:p>41,047949216</text:p>
          </table:table-cell>
          <table:table-cell/>
          <table:table-cell table:formula="of:=['Anael. BMP+ Malt'.B30]-['Anael. BMP+ Malt'.B$44]" office:value-type="float" office:value="-1.7" calcext:value-type="float">
            <text:p>-1,7</text:p>
          </table:table-cell>
          <table:table-cell table:formula="of:=['Anael. BMP+ Malt'.C30]-['Anael. BMP+ Malt'.C$44]" office:value-type="float" office:value="-0.334014192307692" calcext:value-type="float">
            <text:p>-0,3340141923</text:p>
          </table:table-cell>
          <table:table-cell table:formula="of:=['Anael. BMP+ Malt'.K30]*['Anael. BMP+ Malt'.L30]" office:value-type="float" office:value="0.567824126923077" calcext:value-type="float">
            <text:p>0,5678241269</text:p>
          </table:table-cell>
          <table:table-cell table:formula="of:=['Anael. BMP+ Malt'.K30]^2" office:value-type="float" office:value="2.89" calcext:value-type="float">
            <text:p>2,89</text:p>
          </table:table-cell>
          <table:table-cell table:formula="of:=['Anael. BMP+ Malt'.L30]^2" office:value-type="float" office:value="0.11156548066296" calcext:value-type="float">
            <text:p>0,1115654807</text:p>
          </table:table-cell>
          <table:table-cell/>
          <table:table-cell table:formula="of:=(['Anael. BMP+ Malt'.G44]*['Anael. BMP+ Malt'.I44]-['Anael. BMP+ Malt'.F44]*['Anael. BMP+ Malt'.H44])/['Anael. BMP+ Malt'.J44]" office:value-type="float" office:value="0.73831221802194" calcext:value-type="float">
            <text:p>0,738312218</text:p>
          </table:table-cell>
          <table:table-cell table:formula="of:=SQRT(['Anael. BMP+ Malt'.G44]/['Anael. BMP+ Malt'.J44])" office:value-type="float" office:value="0.0412304501755134" calcext:value-type="float">
            <text:p>0,0412304502</text:p>
          </table:table-cell>
          <table:table-cell table:number-columns-repeated="2"/>
        </table:table-row>
        <table:table-row table:style-name="ro1">
          <table:table-cell/>
          <table:table-cell table:formula="of:=['Anael. BMP+ Malt'.B9]" office:value-type="float" office:value="1.21" calcext:value-type="float">
            <text:p>1,21</text:p>
          </table:table-cell>
          <table:table-cell table:formula="of:=['Anael. BMP+ Malt'.F9]" office:value-type="float" office:value="0.6703166" calcext:value-type="float">
            <text:p>0,6703166</text:p>
          </table:table-cell>
          <table:table-cell table:formula="of:=['Anael. BMP+ Malt'.G9]" office:value-type="float" office:value="0.1272937" calcext:value-type="float">
            <text:p>0,1272937</text:p>
          </table:table-cell>
          <table:table-cell table:formula="of:=['Anael. BMP+ Malt'.D31]^-2" office:value-type="float" office:value="61.7143529142857" calcext:value-type="float">
            <text:p>61,7143529143</text:p>
          </table:table-cell>
          <table:table-cell table:formula="of:=['Anael. BMP+ Malt'.E31]*['Anael. BMP+ Malt'.B31]" office:value-type="float" office:value="74.6743670262857" calcext:value-type="float">
            <text:p>74,6743670263</text:p>
          </table:table-cell>
          <table:table-cell table:formula="of:=['Anael. BMP+ Malt'.F31]*['Anael. BMP+ Malt'.B31]" office:value-type="float" office:value="90.3559841018057" calcext:value-type="float">
            <text:p>90,3559841018</text:p>
          </table:table-cell>
          <table:table-cell table:formula="of:=['Anael. BMP+ Malt'.F31]*['Anael. BMP+ Malt'.C31]" office:value-type="float" office:value="50.055467812212" calcext:value-type="float">
            <text:p>50,0554678122</text:p>
          </table:table-cell>
          <table:table-cell table:formula="of:=['Anael. BMP+ Malt'.E31]*['Anael. BMP+ Malt'.C31]" office:value-type="float" office:value="41.3681552167041" calcext:value-type="float">
            <text:p>41,3681552167</text:p>
          </table:table-cell>
          <table:table-cell/>
          <table:table-cell table:formula="of:=['Anael. BMP+ Malt'.B31]-['Anael. BMP+ Malt'.B$44]" office:value-type="float" office:value="-1.49" calcext:value-type="float">
            <text:p>-1,49</text:p>
          </table:table-cell>
          <table:table-cell table:formula="of:=['Anael. BMP+ Malt'.C31]-['Anael. BMP+ Malt'.C$44]" office:value-type="float" office:value="-0.291709192307692" calcext:value-type="float">
            <text:p>-0,2917091923</text:p>
          </table:table-cell>
          <table:table-cell table:formula="of:=['Anael. BMP+ Malt'.K31]*['Anael. BMP+ Malt'.L31]" office:value-type="float" office:value="0.434646696538462" calcext:value-type="float">
            <text:p>0,4346466965</text:p>
          </table:table-cell>
          <table:table-cell table:formula="of:=['Anael. BMP+ Malt'.K31]^2" office:value-type="float" office:value="2.2201" calcext:value-type="float">
            <text:p>2,2201</text:p>
          </table:table-cell>
          <table:table-cell table:formula="of:=['Anael. BMP+ Malt'.L31]^2" office:value-type="float" office:value="0.0850942528768062" calcext:value-type="float">
            <text:p>0,0850942529</text:p>
          </table:table-cell>
          <table:table-cell table:number-columns-repeated="5"/>
        </table:table-row>
        <table:table-row table:style-name="ro1">
          <table:table-cell/>
          <table:table-cell table:formula="of:=['Anael. BMP+ Malt'.B10]" office:value-type="float" office:value="1.44" calcext:value-type="float">
            <text:p>1,44</text:p>
          </table:table-cell>
          <table:table-cell table:formula="of:=['Anael. BMP+ Malt'.F10]" office:value-type="float" office:value="0.7091265" calcext:value-type="float">
            <text:p>0,7091265</text:p>
          </table:table-cell>
          <table:table-cell table:formula="of:=['Anael. BMP+ Malt'.G10]" office:value-type="float" office:value="0.1282472" calcext:value-type="float">
            <text:p>0,1282472</text:p>
          </table:table-cell>
          <table:table-cell table:formula="of:=['Anael. BMP+ Malt'.D32]^-2" office:value-type="float" office:value="60.800089137997" calcext:value-type="float">
            <text:p>60,800089138</text:p>
          </table:table-cell>
          <table:table-cell table:formula="of:=['Anael. BMP+ Malt'.E32]*['Anael. BMP+ Malt'.B32]" office:value-type="float" office:value="87.5521283587157" calcext:value-type="float">
            <text:p>87,5521283587</text:p>
          </table:table-cell>
          <table:table-cell table:formula="of:=['Anael. BMP+ Malt'.F32]*['Anael. BMP+ Malt'.B32]" office:value-type="float" office:value="126.075064836551" calcext:value-type="float">
            <text:p>126,0750648366</text:p>
          </table:table-cell>
          <table:table-cell table:formula="of:=['Anael. BMP+ Malt'.F32]*['Anael. BMP+ Malt'.C32]" office:value-type="float" office:value="62.0855343505668" calcext:value-type="float">
            <text:p>62,0855343506</text:p>
          </table:table-cell>
          <table:table-cell table:formula="of:=['Anael. BMP+ Malt'.E32]*['Anael. BMP+ Malt'.C32]" office:value-type="float" office:value="43.1149544101158" calcext:value-type="float">
            <text:p>43,1149544101</text:p>
          </table:table-cell>
          <table:table-cell/>
          <table:table-cell table:formula="of:=['Anael. BMP+ Malt'.B32]-['Anael. BMP+ Malt'.B$44]" office:value-type="float" office:value="-1.26" calcext:value-type="float">
            <text:p>-1,26</text:p>
          </table:table-cell>
          <table:table-cell table:formula="of:=['Anael. BMP+ Malt'.C32]-['Anael. BMP+ Malt'.C$44]" office:value-type="float" office:value="-0.252899292307692" calcext:value-type="float">
            <text:p>-0,2528992923</text:p>
          </table:table-cell>
          <table:table-cell table:formula="of:=['Anael. BMP+ Malt'.K32]*['Anael. BMP+ Malt'.L32]" office:value-type="float" office:value="0.318653108307692" calcext:value-type="float">
            <text:p>0,3186531083</text:p>
          </table:table-cell>
          <table:table-cell table:formula="of:=['Anael. BMP+ Malt'.K32]^2" office:value-type="float" office:value="1.5876" calcext:value-type="float">
            <text:p>1,5876</text:p>
          </table:table-cell>
          <table:table-cell table:formula="of:=['Anael. BMP+ Malt'.L32]^2" office:value-type="float" office:value="0.0639580520497316" calcext:value-type="float">
            <text:p>0,063958052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dB</text:p>
          </table:table-cell>
          <table:table-cell table:number-columns-repeated="2"/>
        </table:table-row>
        <table:table-row table:style-name="ro1">
          <table:table-cell/>
          <table:table-cell table:formula="of:=['Anael. BMP+ Malt'.B11]" office:value-type="float" office:value="1.69" calcext:value-type="float">
            <text:p>1,69</text:p>
          </table:table-cell>
          <table:table-cell table:formula="of:=['Anael. BMP+ Malt'.F11]" office:value-type="float" office:value="0.8065718" calcext:value-type="float">
            <text:p>0,8065718</text:p>
          </table:table-cell>
          <table:table-cell table:formula="of:=['Anael. BMP+ Malt'.G11]" office:value-type="float" office:value="0.1269953" calcext:value-type="float">
            <text:p>0,1269953</text:p>
          </table:table-cell>
          <table:table-cell table:formula="of:=['Anael. BMP+ Malt'.D33]^-2" office:value-type="float" office:value="62.0047132405594" calcext:value-type="float">
            <text:p>62,0047132406</text:p>
          </table:table-cell>
          <table:table-cell table:formula="of:=['Anael. BMP+ Malt'.E33]*['Anael. BMP+ Malt'.B33]" office:value-type="float" office:value="104.787965376545" calcext:value-type="float">
            <text:p>104,7879653765</text:p>
          </table:table-cell>
          <table:table-cell table:formula="of:=['Anael. BMP+ Malt'.F33]*['Anael. BMP+ Malt'.B33]" office:value-type="float" office:value="177.091661486362" calcext:value-type="float">
            <text:p>177,0916614864</text:p>
          </table:table-cell>
          <table:table-cell table:formula="of:=['Anael. BMP+ Malt'.F33]*['Anael. BMP+ Malt'.C33]" office:value-type="float" office:value="84.5190178520979" calcext:value-type="float">
            <text:p>84,5190178521</text:p>
          </table:table-cell>
          <table:table-cell table:formula="of:=['Anael. BMP+ Malt'.E33]*['Anael. BMP+ Malt'.C33]" office:value-type="float" office:value="50.0112531669218" calcext:value-type="float">
            <text:p>50,0112531669</text:p>
          </table:table-cell>
          <table:table-cell/>
          <table:table-cell table:formula="of:=['Anael. BMP+ Malt'.B33]-['Anael. BMP+ Malt'.B$44]" office:value-type="float" office:value="-1.01" calcext:value-type="float">
            <text:p>-1,01</text:p>
          </table:table-cell>
          <table:table-cell table:formula="of:=['Anael. BMP+ Malt'.C33]-['Anael. BMP+ Malt'.C$44]" office:value-type="float" office:value="-0.155453992307692" calcext:value-type="float">
            <text:p>-0,1554539923</text:p>
          </table:table-cell>
          <table:table-cell table:formula="of:=['Anael. BMP+ Malt'.K33]*['Anael. BMP+ Malt'.L33]" office:value-type="float" office:value="0.157008532230769" calcext:value-type="float">
            <text:p>0,1570085322</text:p>
          </table:table-cell>
          <table:table-cell table:formula="of:=['Anael. BMP+ Malt'.K33]^2" office:value-type="float" office:value="1.0201" calcext:value-type="float">
            <text:p>1,0201</text:p>
          </table:table-cell>
          <table:table-cell table:formula="of:=['Anael. BMP+ Malt'.L33]^2" office:value-type="float" office:value="0.0241659437244001" calcext:value-type="float">
            <text:p>0,0241659437</text:p>
          </table:table-cell>
          <table:table-cell/>
          <table:table-cell table:formula="of:=(['Anael. BMP+ Malt'.E44]*['Anael. BMP+ Malt'.H44]-['Anael. BMP+ Malt'.F44]*['Anael. BMP+ Malt'.I44])/['Anael. BMP+ Malt'.J44]" office:value-type="float" office:value="0.104997816211818" calcext:value-type="float">
            <text:p>0,1049978162</text:p>
          </table:table-cell>
          <table:table-cell table:formula="of:=SQRT(['Anael. BMP+ Malt'.E44]/['Anael. BMP+ Malt'.J44])" office:value-type="float" office:value="0.00990015509539443" calcext:value-type="float">
            <text:p>0,0099001551</text:p>
          </table:table-cell>
          <table:table-cell table:number-columns-repeated="2"/>
        </table:table-row>
        <table:table-row table:style-name="ro1">
          <table:table-cell/>
          <table:table-cell table:formula="of:=['Anael. BMP+ Malt'.B12]" office:value-type="float" office:value="1.96" calcext:value-type="float">
            <text:p>1,96</text:p>
          </table:table-cell>
          <table:table-cell table:formula="of:=['Anael. BMP+ Malt'.F12]" office:value-type="float" office:value="0.8296156" calcext:value-type="float">
            <text:p>0,8296156</text:p>
          </table:table-cell>
          <table:table-cell table:formula="of:=['Anael. BMP+ Malt'.G12]" office:value-type="float" office:value="0.1299061" calcext:value-type="float">
            <text:p>0,1299061</text:p>
          </table:table-cell>
          <table:table-cell table:formula="of:=['Anael. BMP+ Malt'.D34]^-2" office:value-type="float" office:value="59.257170537194" calcext:value-type="float">
            <text:p>59,2571705372</text:p>
          </table:table-cell>
          <table:table-cell table:formula="of:=['Anael. BMP+ Malt'.E34]*['Anael. BMP+ Malt'.B34]" office:value-type="float" office:value="116.1440542529" calcext:value-type="float">
            <text:p>116,1440542529</text:p>
          </table:table-cell>
          <table:table-cell table:formula="of:=['Anael. BMP+ Malt'.F34]*['Anael. BMP+ Malt'.B34]" office:value-type="float" office:value="227.642346335684" calcext:value-type="float">
            <text:p>227,6423463357</text:p>
          </table:table-cell>
          <table:table-cell table:formula="of:=['Anael. BMP+ Malt'.F34]*['Anael. BMP+ Malt'.C34]" office:value-type="float" office:value="96.3549192554524" calcext:value-type="float">
            <text:p>96,3549192555</text:p>
          </table:table-cell>
          <table:table-cell table:formula="of:=['Anael. BMP+ Malt'.E34]*['Anael. BMP+ Malt'.C34]" office:value-type="float" office:value="49.1606730895165" calcext:value-type="float">
            <text:p>49,1606730895</text:p>
          </table:table-cell>
          <table:table-cell/>
          <table:table-cell table:formula="of:=['Anael. BMP+ Malt'.B34]-['Anael. BMP+ Malt'.B$44]" office:value-type="float" office:value="-0.74" calcext:value-type="float">
            <text:p>-0,74</text:p>
          </table:table-cell>
          <table:table-cell table:formula="of:=['Anael. BMP+ Malt'.C34]-['Anael. BMP+ Malt'.C$44]" office:value-type="float" office:value="-0.132410192307692" calcext:value-type="float">
            <text:p>-0,1324101923</text:p>
          </table:table-cell>
          <table:table-cell table:formula="of:=['Anael. BMP+ Malt'.K34]*['Anael. BMP+ Malt'.L34]" office:value-type="float" office:value="0.0979835423076923" calcext:value-type="float">
            <text:p>0,0979835423</text:p>
          </table:table-cell>
          <table:table-cell table:formula="of:=['Anael. BMP+ Malt'.K34]^2" office:value-type="float" office:value="0.547600000000001" calcext:value-type="float">
            <text:p>0,5476</text:p>
          </table:table-cell>
          <table:table-cell table:formula="of:=['Anael. BMP+ Malt'.L34]^2" office:value-type="float" office:value="0.01753245902696" calcext:value-type="float">
            <text:p>0,017532459</text:p>
          </table:table-cell>
          <table:table-cell table:number-columns-repeated="5"/>
        </table:table-row>
        <table:table-row table:style-name="ro1">
          <table:table-cell/>
          <table:table-cell table:formula="of:=['Anael. BMP+ Malt'.B13]" office:value-type="float" office:value="2.25" calcext:value-type="float">
            <text:p>2,25</text:p>
          </table:table-cell>
          <table:table-cell table:formula="of:=['Anael. BMP+ Malt'.F13]" office:value-type="float" office:value="0.8945292" calcext:value-type="float">
            <text:p>0,8945292</text:p>
          </table:table-cell>
          <table:table-cell table:formula="of:=['Anael. BMP+ Malt'.G13]" office:value-type="float" office:value="0.1278145" calcext:value-type="float">
            <text:p>0,1278145</text:p>
          </table:table-cell>
          <table:table-cell table:formula="of:=['Anael. BMP+ Malt'.D35]^-2" office:value-type="float" office:value="61.2124481446441" calcext:value-type="float">
            <text:p>61,2124481446</text:p>
          </table:table-cell>
          <table:table-cell table:formula="of:=['Anael. BMP+ Malt'.E35]*['Anael. BMP+ Malt'.B35]" office:value-type="float" office:value="137.728008325449" calcext:value-type="float">
            <text:p>137,7280083255</text:p>
          </table:table-cell>
          <table:table-cell table:formula="of:=['Anael. BMP+ Malt'.F35]*['Anael. BMP+ Malt'.B35]" office:value-type="float" office:value="309.888018732261" calcext:value-type="float">
            <text:p>309,8880187323</text:p>
          </table:table-cell>
          <table:table-cell table:formula="of:=['Anael. BMP+ Malt'.F35]*['Anael. BMP+ Malt'.C35]" office:value-type="float" office:value="123.201725104957" calcext:value-type="float">
            <text:p>123,201725105</text:p>
          </table:table-cell>
          <table:table-cell table:formula="of:=['Anael. BMP+ Malt'.E35]*['Anael. BMP+ Malt'.C35]" office:value-type="float" office:value="54.75632226887" calcext:value-type="float">
            <text:p>54,7563222689</text:p>
          </table:table-cell>
          <table:table-cell/>
          <table:table-cell table:formula="of:=['Anael. BMP+ Malt'.B35]-['Anael. BMP+ Malt'.B$44]" office:value-type="float" office:value="-0.45" calcext:value-type="float">
            <text:p>-0,45</text:p>
          </table:table-cell>
          <table:table-cell table:formula="of:=['Anael. BMP+ Malt'.C35]-['Anael. BMP+ Malt'.C$44]" office:value-type="float" office:value="-0.0674965923076923" calcext:value-type="float">
            <text:p>-0,0674965923</text:p>
          </table:table-cell>
          <table:table-cell table:formula="of:=['Anael. BMP+ Malt'.K35]*['Anael. BMP+ Malt'.L35]" office:value-type="float" office:value="0.0303734665384616" calcext:value-type="float">
            <text:p>0,0303734665</text:p>
          </table:table-cell>
          <table:table-cell table:formula="of:=['Anael. BMP+ Malt'.K35]^2" office:value-type="float" office:value="0.2025" calcext:value-type="float">
            <text:p>0,2025</text:p>
          </table:table-cell>
          <table:table-cell table:formula="of:=['Anael. BMP+ Malt'.L35]^2" office:value-type="float" office:value="0.00455578997315083" calcext:value-type="float">
            <text:p>0,00455579</text:p>
          </table:table-cell>
          <table:table-cell/>
          <table:table-cell table:style-name="ce25" office:value-type="string" calcext:value-type="string" table:number-columns-spanned="4" table:number-rows-spanned="2">
            <text:p>Equazione della retta</text:p>
          </table:table-cell>
          <table:covered-table-cell table:number-columns-repeated="3"/>
        </table:table-row>
        <table:table-row table:style-name="ro1">
          <table:table-cell/>
          <table:table-cell table:formula="of:=['Anael. BMP+ Malt'.B14]" office:value-type="float" office:value="2.56" calcext:value-type="float">
            <text:p>2,56</text:p>
          </table:table-cell>
          <table:table-cell table:formula="of:=['Anael. BMP+ Malt'.F14]" office:value-type="float" office:value="1.000283" calcext:value-type="float">
            <text:p>1,000283</text:p>
          </table:table-cell>
          <table:table-cell table:formula="of:=['Anael. BMP+ Malt'.G14]" office:value-type="float" office:value="0.04020488" calcext:value-type="float">
            <text:p>0,04020488</text:p>
          </table:table-cell>
          <table:table-cell table:formula="of:=['Anael. BMP+ Malt'.D36]^-2" office:value-type="float" office:value="618.64635660751" calcext:value-type="float">
            <text:p>618,6463566075</text:p>
          </table:table-cell>
          <table:table-cell table:formula="of:=['Anael. BMP+ Malt'.E36]*['Anael. BMP+ Malt'.B36]" office:value-type="float" office:value="1583.73467291523" calcext:value-type="float">
            <text:p>1583,7346729152</text:p>
          </table:table-cell>
          <table:table-cell table:formula="of:=['Anael. BMP+ Malt'.F36]*['Anael. BMP+ Malt'.B36]" office:value-type="float" office:value="4054.36076266298" calcext:value-type="float">
            <text:p>4054,360762663</text:p>
          </table:table-cell>
          <table:table-cell table:formula="of:=['Anael. BMP+ Malt'.F36]*['Anael. BMP+ Malt'.C36]" office:value-type="float" office:value="1584.18286982766" calcext:value-type="float">
            <text:p>1584,1828698277</text:p>
          </table:table-cell>
          <table:table-cell table:formula="of:=['Anael. BMP+ Malt'.E36]*['Anael. BMP+ Malt'.C36]" office:value-type="float" office:value="618.82143352643" calcext:value-type="float">
            <text:p>618,8214335264</text:p>
          </table:table-cell>
          <table:table-cell/>
          <table:table-cell table:formula="of:=['Anael. BMP+ Malt'.B36]-['Anael. BMP+ Malt'.B$44]" office:value-type="float" office:value="-0.14" calcext:value-type="float">
            <text:p>-0,14</text:p>
          </table:table-cell>
          <table:table-cell table:formula="of:=['Anael. BMP+ Malt'.C36]-['Anael. BMP+ Malt'.C$44]" office:value-type="float" office:value="0.0382572076923078" calcext:value-type="float">
            <text:p>0,0382572077</text:p>
          </table:table-cell>
          <table:table-cell table:formula="of:=['Anael. BMP+ Malt'.K36]*['Anael. BMP+ Malt'.L36]" office:value-type="float" office:value="-0.00535600907692308" calcext:value-type="float">
            <text:p>-0,0053560091</text:p>
          </table:table-cell>
          <table:table-cell table:formula="of:=['Anael. BMP+ Malt'.K36]^2" office:value-type="float" office:value="0.0195999999999999" calcext:value-type="float">
            <text:p>0,0196</text:p>
          </table:table-cell>
          <table:table-cell table:formula="of:=['Anael. BMP+ Malt'.L36]^2" office:value-type="float" office:value="0.00146361394041237" calcext:value-type="float">
            <text:p>0,0014636139</text:p>
          </table:table-cell>
          <table:table-cell/>
          <table:covered-table-cell table:number-columns-repeated="4"/>
        </table:table-row>
        <table:table-row table:style-name="ro1">
          <table:table-cell/>
          <table:table-cell table:formula="of:=['Anael. BMP+ Malt'.B15]" office:value-type="float" office:value="2.89" calcext:value-type="float">
            <text:p>2,89</text:p>
          </table:table-cell>
          <table:table-cell table:formula="of:=['Anael. BMP+ Malt'.F15]" office:value-type="float" office:value="1.061475" calcext:value-type="float">
            <text:p>1,061475</text:p>
          </table:table-cell>
          <table:table-cell table:formula="of:=['Anael. BMP+ Malt'.G15]" office:value-type="float" office:value="0.04015213" calcext:value-type="float">
            <text:p>0,04015213</text:p>
          </table:table-cell>
          <table:table-cell table:formula="of:=['Anael. BMP+ Malt'.D37]^-2" office:value-type="float" office:value="620.272921950895" calcext:value-type="float">
            <text:p>620,2729219509</text:p>
          </table:table-cell>
          <table:table-cell table:formula="of:=['Anael. BMP+ Malt'.E37]*['Anael. BMP+ Malt'.B37]" office:value-type="float" office:value="1792.58874443809" calcext:value-type="float">
            <text:p>1792,5887444381</text:p>
          </table:table-cell>
          <table:table-cell table:formula="of:=['Anael. BMP+ Malt'.F37]*['Anael. BMP+ Malt'.B37]" office:value-type="float" office:value="5180.58147142607" calcext:value-type="float">
            <text:p>5180,5814714261</text:p>
          </table:table-cell>
          <table:table-cell table:formula="of:=['Anael. BMP+ Malt'.F37]*['Anael. BMP+ Malt'.C37]" office:value-type="float" office:value="1902.78813750242" calcext:value-type="float">
            <text:p>1902,7881375024</text:p>
          </table:table-cell>
          <table:table-cell table:formula="of:=['Anael. BMP+ Malt'.E37]*['Anael. BMP+ Malt'.C37]" office:value-type="float" office:value="658.404199827826" calcext:value-type="float">
            <text:p>658,4041998278</text:p>
          </table:table-cell>
          <table:table-cell/>
          <table:table-cell table:formula="of:=['Anael. BMP+ Malt'.B37]-['Anael. BMP+ Malt'.B$44]" office:value-type="float" office:value="0.19" calcext:value-type="float">
            <text:p>0,19</text:p>
          </table:table-cell>
          <table:table-cell table:formula="of:=['Anael. BMP+ Malt'.C37]-['Anael. BMP+ Malt'.C$44]" office:value-type="float" office:value="0.0994492076923077" calcext:value-type="float">
            <text:p>0,0994492077</text:p>
          </table:table-cell>
          <table:table-cell table:formula="of:=['Anael. BMP+ Malt'.K37]*['Anael. BMP+ Malt'.L37]" office:value-type="float" office:value="0.0188953494615385" calcext:value-type="float">
            <text:p>0,0188953495</text:p>
          </table:table-cell>
          <table:table-cell table:formula="of:=['Anael. BMP+ Malt'.K37]^2" office:value-type="float" office:value="0.0361000000000001" calcext:value-type="float">
            <text:p>0,0361</text:p>
          </table:table-cell>
          <table:table-cell table:formula="of:=['Anael. BMP+ Malt'.L37]^2" office:value-type="float" office:value="0.00989014491062775" calcext:value-type="float">
            <text:p>0,0098901449</text:p>
          </table:table-cell>
          <table:table-cell table:number-columns-repeated="5"/>
        </table:table-row>
        <table:table-row table:style-name="ro3">
          <table:table-cell/>
          <table:table-cell table:formula="of:=['Anael. BMP+ Malt'.B16]" office:value-type="float" office:value="3.24" calcext:value-type="float">
            <text:p>3,24</text:p>
          </table:table-cell>
          <table:table-cell table:formula="of:=['Anael. BMP+ Malt'.F16]" office:value-type="float" office:value="1.111404" calcext:value-type="float">
            <text:p>1,111404</text:p>
          </table:table-cell>
          <table:table-cell table:formula="of:=['Anael. BMP+ Malt'.G16]" office:value-type="float" office:value="0.1209484" calcext:value-type="float">
            <text:p>0,1209484</text:p>
          </table:table-cell>
          <table:table-cell table:formula="of:=['Anael. BMP+ Malt'.D38]^-2" office:value-type="float" office:value="68.3596365304043" calcext:value-type="float">
            <text:p>68,3596365304</text:p>
          </table:table-cell>
          <table:table-cell table:formula="of:=['Anael. BMP+ Malt'.E38]*['Anael. BMP+ Malt'.B38]" office:value-type="float" office:value="221.48522235851" calcext:value-type="float">
            <text:p>221,4852223585</text:p>
          </table:table-cell>
          <table:table-cell table:formula="of:=['Anael. BMP+ Malt'.F38]*['Anael. BMP+ Malt'.B38]" office:value-type="float" office:value="717.612120441572" calcext:value-type="float">
            <text:p>717,6121204416</text:p>
          </table:table-cell>
          <table:table-cell table:formula="of:=['Anael. BMP+ Malt'.F38]*['Anael. BMP+ Malt'.C38]" office:value-type="float" office:value="246.159562070137" calcext:value-type="float">
            <text:p>246,1595620701</text:p>
          </table:table-cell>
          <table:table-cell table:formula="of:=['Anael. BMP+ Malt'.E38]*['Anael. BMP+ Malt'.C38]" office:value-type="float" office:value="75.9751734784374" calcext:value-type="float">
            <text:p>75,9751734784</text:p>
          </table:table-cell>
          <table:table-cell/>
          <table:table-cell table:formula="of:=['Anael. BMP+ Malt'.B38]-['Anael. BMP+ Malt'.B$44]" office:value-type="float" office:value="0.54" calcext:value-type="float">
            <text:p>0,54</text:p>
          </table:table-cell>
          <table:table-cell table:formula="of:=['Anael. BMP+ Malt'.C38]-['Anael. BMP+ Malt'.C$44]" office:value-type="float" office:value="0.149378207692308" calcext:value-type="float">
            <text:p>0,1493782077</text:p>
          </table:table-cell>
          <table:table-cell table:formula="of:=['Anael. BMP+ Malt'.K38]*['Anael. BMP+ Malt'.L38]" office:value-type="float" office:value="0.0806642321538462" calcext:value-type="float">
            <text:p>0,0806642322</text:p>
          </table:table-cell>
          <table:table-cell table:formula="of:=['Anael. BMP+ Malt'.K38]^2" office:value-type="float" office:value="0.2916" calcext:value-type="float">
            <text:p>0,2916</text:p>
          </table:table-cell>
          <table:table-cell table:formula="of:=['Anael. BMP+ Malt'.L38]^2" office:value-type="float" office:value="0.0223138489333662" calcext:value-type="float">
            <text:p>0,0223138489</text:p>
          </table:table-cell>
          <table:table-cell/>
          <table:table-cell table:style-name="ce26" office:value-type="string" calcext:value-type="string" table:number-columns-spanned="4" table:number-rows-spanned="1">
            <text:p>P1 = (0.105 <text:span text:style-name="T1">±</text:span> 0.010) Q<text:span text:style-name="T1">²</text:span> + (0.974 <text:span text:style-name="T1">±</text:span> 0.04)</text:p>
          </table:table-cell>
          <table:covered-table-cell table:number-columns-repeated="3"/>
        </table:table-row>
        <table:table-row table:style-name="ro1">
          <table:table-cell/>
          <table:table-cell table:formula="of:=['Anael. BMP+ Malt'.B17]" office:value-type="float" office:value="3.61" calcext:value-type="float">
            <text:p>3,61</text:p>
          </table:table-cell>
          <table:table-cell table:formula="of:=['Anael. BMP+ Malt'.F17]" office:value-type="float" office:value="1.140302" calcext:value-type="float">
            <text:p>1,140302</text:p>
          </table:table-cell>
          <table:table-cell table:formula="of:=['Anael. BMP+ Malt'.G17]" office:value-type="float" office:value="0.01297784" calcext:value-type="float">
            <text:p>0,01297784</text:p>
          </table:table-cell>
          <table:table-cell table:formula="of:=['Anael. BMP+ Malt'.D39]^-2" office:value-type="float" office:value="5937.38442464413" calcext:value-type="float">
            <text:p>5937,3844246441</text:p>
          </table:table-cell>
          <table:table-cell table:formula="of:=['Anael. BMP+ Malt'.E39]*['Anael. BMP+ Malt'.B39]" office:value-type="float" office:value="21433.9577729653" calcext:value-type="float">
            <text:p>21433,9577729653</text:p>
          </table:table-cell>
          <table:table-cell table:formula="of:=['Anael. BMP+ Malt'.F39]*['Anael. BMP+ Malt'.B39]" office:value-type="float" office:value="77376.5875604047" calcext:value-type="float">
            <text:p>77376,5875604047</text:p>
          </table:table-cell>
          <table:table-cell table:formula="of:=['Anael. BMP+ Malt'.F39]*['Anael. BMP+ Malt'.C39]" office:value-type="float" office:value="24441.1849164279" calcext:value-type="float">
            <text:p>24441,1849164279</text:p>
          </table:table-cell>
          <table:table-cell table:formula="of:=['Anael. BMP+ Malt'.E39]*['Anael. BMP+ Malt'.C39]" office:value-type="float" office:value="6770.41133419055" calcext:value-type="float">
            <text:p>6770,4113341906</text:p>
          </table:table-cell>
          <table:table-cell/>
          <table:table-cell table:formula="of:=['Anael. BMP+ Malt'.B39]-['Anael. BMP+ Malt'.B$44]" office:value-type="float" office:value="0.91" calcext:value-type="float">
            <text:p>0,91</text:p>
          </table:table-cell>
          <table:table-cell table:formula="of:=['Anael. BMP+ Malt'.C39]-['Anael. BMP+ Malt'.C$44]" office:value-type="float" office:value="0.178276207692308" calcext:value-type="float">
            <text:p>0,1782762077</text:p>
          </table:table-cell>
          <table:table-cell table:formula="of:=['Anael. BMP+ Malt'.K39]*['Anael. BMP+ Malt'.L39]" office:value-type="float" office:value="0.162231349" calcext:value-type="float">
            <text:p>0,162231349</text:p>
          </table:table-cell>
          <table:table-cell table:formula="of:=['Anael. BMP+ Malt'.K39]^2" office:value-type="float" office:value="0.8281" calcext:value-type="float">
            <text:p>0,8281</text:p>
          </table:table-cell>
          <table:table-cell table:formula="of:=['Anael. BMP+ Malt'.L39]^2" office:value-type="float" office:value="0.0317824062291508" calcext:value-type="float">
            <text:p>0,0317824062</text:p>
          </table:table-cell>
          <table:table-cell table:number-columns-repeated="5"/>
        </table:table-row>
        <table:table-row table:style-name="ro1">
          <table:table-cell/>
          <table:table-cell table:formula="of:=['Anael. BMP+ Malt'.B18]" office:value-type="float" office:value="4" calcext:value-type="float">
            <text:p>4</text:p>
          </table:table-cell>
          <table:table-cell table:formula="of:=['Anael. BMP+ Malt'.F18]" office:value-type="float" office:value="1.200296" calcext:value-type="float">
            <text:p>1,200296</text:p>
          </table:table-cell>
          <table:table-cell table:formula="of:=['Anael. BMP+ Malt'.G18]" office:value-type="float" office:value="0.1188517" calcext:value-type="float">
            <text:p>0,1188517</text:p>
          </table:table-cell>
          <table:table-cell table:formula="of:=['Anael. BMP+ Malt'.D40]^-2" office:value-type="float" office:value="70.7928185799191" calcext:value-type="float">
            <text:p>70,7928185799</text:p>
          </table:table-cell>
          <table:table-cell table:formula="of:=['Anael. BMP+ Malt'.E40]*['Anael. BMP+ Malt'.B40]" office:value-type="float" office:value="283.171274319676" calcext:value-type="float">
            <text:p>283,1712743197</text:p>
          </table:table-cell>
          <table:table-cell table:formula="of:=['Anael. BMP+ Malt'.F40]*['Anael. BMP+ Malt'.B40]" office:value-type="float" office:value="1132.68509727871" calcext:value-type="float">
            <text:p>1132,6850972787</text:p>
          </table:table-cell>
          <table:table-cell table:formula="of:=['Anael. BMP+ Malt'.F40]*['Anael. BMP+ Malt'.C40]" office:value-type="float" office:value="339.88934788081" calcext:value-type="float">
            <text:p>339,8893478808</text:p>
          </table:table-cell>
          <table:table-cell table:formula="of:=['Anael. BMP+ Malt'.E40]*['Anael. BMP+ Malt'.C40]" office:value-type="float" office:value="84.9723369702025" calcext:value-type="float">
            <text:p>84,9723369702</text:p>
          </table:table-cell>
          <table:table-cell/>
          <table:table-cell table:formula="of:=['Anael. BMP+ Malt'.B40]-['Anael. BMP+ Malt'.B$44]" office:value-type="float" office:value="1.3" calcext:value-type="float">
            <text:p>1,3</text:p>
          </table:table-cell>
          <table:table-cell table:formula="of:=['Anael. BMP+ Malt'.C40]-['Anael. BMP+ Malt'.C$44]" office:value-type="float" office:value="0.238270207692308" calcext:value-type="float">
            <text:p>0,2382702077</text:p>
          </table:table-cell>
          <table:table-cell table:formula="of:=['Anael. BMP+ Malt'.K40]*['Anael. BMP+ Malt'.L40]" office:value-type="float" office:value="0.30975127" calcext:value-type="float">
            <text:p>0,30975127</text:p>
          </table:table-cell>
          <table:table-cell table:formula="of:=['Anael. BMP+ Malt'.K40]^2" office:value-type="float" office:value="1.69" calcext:value-type="float">
            <text:p>1,69</text:p>
          </table:table-cell>
          <table:table-cell table:formula="of:=['Anael. BMP+ Malt'.L40]^2" office:value-type="float" office:value="0.0567726918737355" calcext:value-type="float">
            <text:p>0,0567726919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table:formula="of:=['Anael. BMP+ Malt'.B19]" office:value-type="float" office:value="4.41" calcext:value-type="float">
            <text:p>4,41</text:p>
          </table:table-cell>
          <table:table-cell table:formula="of:=['Anael. BMP+ Malt'.F19]" office:value-type="float" office:value="1.221198" calcext:value-type="float">
            <text:p>1,221198</text:p>
          </table:table-cell>
          <table:table-cell table:formula="of:=['Anael. BMP+ Malt'.G19]" office:value-type="float" office:value="0.1132514" calcext:value-type="float">
            <text:p>0,1132514</text:p>
          </table:table-cell>
          <table:table-cell table:formula="of:=['Anael. BMP+ Malt'.D41]^-2" office:value-type="float" office:value="77.9673621641657" calcext:value-type="float">
            <text:p>77,9673621642</text:p>
          </table:table-cell>
          <table:table-cell table:formula="of:=['Anael. BMP+ Malt'.E41]*['Anael. BMP+ Malt'.B41]" office:value-type="float" office:value="343.836067143971" calcext:value-type="float">
            <text:p>343,836067144</text:p>
          </table:table-cell>
          <table:table-cell table:formula="of:=['Anael. BMP+ Malt'.F41]*['Anael. BMP+ Malt'.B41]" office:value-type="float" office:value="1516.31705610491" calcext:value-type="float">
            <text:p>1516,3170561049</text:p>
          </table:table-cell>
          <table:table-cell table:formula="of:=['Anael. BMP+ Malt'.F41]*['Anael. BMP+ Malt'.C41]" office:value-type="float" office:value="419.891917524083" calcext:value-type="float">
            <text:p>419,8919175241</text:p>
          </table:table-cell>
          <table:table-cell table:formula="of:=['Anael. BMP+ Malt'.E41]*['Anael. BMP+ Malt'.C41]" office:value-type="float" office:value="95.2135867401548" calcext:value-type="float">
            <text:p>95,2135867402</text:p>
          </table:table-cell>
          <table:table-cell/>
          <table:table-cell table:formula="of:=['Anael. BMP+ Malt'.B41]-['Anael. BMP+ Malt'.B$44]" office:value-type="float" office:value="1.71" calcext:value-type="float">
            <text:p>1,71</text:p>
          </table:table-cell>
          <table:table-cell table:formula="of:=['Anael. BMP+ Malt'.C41]-['Anael. BMP+ Malt'.C$44]" office:value-type="float" office:value="0.259172207692308" calcext:value-type="float">
            <text:p>0,2591722077</text:p>
          </table:table-cell>
          <table:table-cell table:formula="of:=['Anael. BMP+ Malt'.K41]*['Anael. BMP+ Malt'.L41]" office:value-type="float" office:value="0.443184475153846" calcext:value-type="float">
            <text:p>0,4431844752</text:p>
          </table:table-cell>
          <table:table-cell table:formula="of:=['Anael. BMP+ Malt'.K41]^2" office:value-type="float" office:value="2.9241" calcext:value-type="float">
            <text:p>2,9241</text:p>
          </table:table-cell>
          <table:table-cell table:formula="of:=['Anael. BMP+ Malt'.L41]^2" office:value-type="float" office:value="0.0671702332401047" calcext:value-type="float">
            <text:p>0,0671702332</text:p>
          </table:table-cell>
          <table:table-cell/>
          <table:table-cell table:formula="of:=['Anael. BMP+ Malt'.M44]/SQRT(['Anael. BMP+ Malt'.N44]*['Anael. BMP+ Malt'.O44])" office:value-type="float" office:value="0.975581471924813" calcext:value-type="float">
            <text:p>0,9755814719</text:p>
          </table:table-cell>
          <table:table-cell table:number-columns-repeated="3"/>
        </table:table-row>
        <table:table-row table:style-name="ro2">
          <table:table-cell/>
          <table:table-cell table:formula="of:=['Anael. BMP+ Malt'.B20]" office:value-type="float" office:value="4.84" calcext:value-type="float">
            <text:p>4,84</text:p>
          </table:table-cell>
          <table:table-cell table:formula="of:=['Anael. BMP+ Malt'.F20]" office:value-type="float" office:value="1.233206" calcext:value-type="float">
            <text:p>1,233206</text:p>
          </table:table-cell>
          <table:table-cell table:formula="of:=['Anael. BMP+ Malt'.G20]" office:value-type="float" office:value="0.01179933" calcext:value-type="float">
            <text:p>0,01179933</text:p>
          </table:table-cell>
          <table:table-cell table:formula="of:=['Anael. BMP+ Malt'.D42]^-2" office:value-type="float" office:value="7182.65993245157" calcext:value-type="float">
            <text:p>7182,6599324516</text:p>
          </table:table-cell>
          <table:table-cell table:formula="of:=['Anael. BMP+ Malt'.E42]*['Anael. BMP+ Malt'.B42]" office:value-type="float" office:value="34764.0740730656" calcext:value-type="float">
            <text:p>34764,0740730656</text:p>
          </table:table-cell>
          <table:table-cell table:formula="of:=['Anael. BMP+ Malt'.F42]*['Anael. BMP+ Malt'.B42]" office:value-type="float" office:value="168258.118513637" calcext:value-type="float">
            <text:p>168258,118513637</text:p>
          </table:table-cell>
          <table:table-cell table:formula="of:=['Anael. BMP+ Malt'.F42]*['Anael. BMP+ Malt'.C42]" office:value-type="float" office:value="42871.2647313489" calcext:value-type="float">
            <text:p>42871,2647313489</text:p>
          </table:table-cell>
          <table:table-cell table:formula="of:=['Anael. BMP+ Malt'.E42]*['Anael. BMP+ Malt'.C42]" office:value-type="float" office:value="8857.69932465887" calcext:value-type="float">
            <text:p>8857,6993246589</text:p>
          </table:table-cell>
          <table:table-cell/>
          <table:table-cell table:formula="of:=['Anael. BMP+ Malt'.B42]-['Anael. BMP+ Malt'.B$44]" office:value-type="float" office:value="2.14" calcext:value-type="float">
            <text:p>2,14</text:p>
          </table:table-cell>
          <table:table-cell table:formula="of:=['Anael. BMP+ Malt'.C42]-['Anael. BMP+ Malt'.C$44]" office:value-type="float" office:value="0.271180207692308" calcext:value-type="float">
            <text:p>0,2711802077</text:p>
          </table:table-cell>
          <table:table-cell table:formula="of:=['Anael. BMP+ Malt'.K42]*['Anael. BMP+ Malt'.L42]" office:value-type="float" office:value="0.580325644461539" calcext:value-type="float">
            <text:p>0,5803256445</text:p>
          </table:table-cell>
          <table:table-cell table:formula="of:=['Anael. BMP+ Malt'.K42]^2" office:value-type="float" office:value="4.5796" calcext:value-type="float">
            <text:p>4,5796</text:p>
          </table:table-cell>
          <table:table-cell table:formula="of:=['Anael. BMP+ Malt'.L42]^2" office:value-type="float" office:value="0.0735387050440432" calcext:value-type="float">
            <text:p>0,073538705</text:p>
          </table:table-cell>
          <table:table-cell/>
          <table:table-cell office:value-type="string" calcext:value-type="string">
            <text:p>r<text:span text:style-name="T1">²</text:span>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Avg.</text:p>
          </table:table-cell>
          <table:table-cell/>
          <table:table-cell table:number-columns-repeated="5" office:value-type="string" calcext:value-type="string">
            <text:p>Sum</text:p>
          </table:table-cell>
          <table:table-cell office:value-type="string" calcext:value-type="string">
            <text:p>Delta</text:p>
          </table:table-cell>
          <table:table-cell table:number-columns-repeated="2"/>
          <table:table-cell table:number-columns-repeated="3" office:value-type="string" calcext:value-type="string">
            <text:p>Sum</text:p>
          </table:table-cell>
          <table:table-cell/>
          <table:table-cell table:formula="of:=['Anael. BMP+ Malt'.Q41]^2" office:value-type="float" office:value="0.951759208362985" calcext:value-type="float">
            <text:p>0,9517592084</text:p>
          </table:table-cell>
          <table:table-cell table:number-columns-repeated="3"/>
        </table:table-row>
        <table:table-row table:style-name="ro1">
          <table:table-cell/>
          <table:table-cell table:formula="of:=AVERAGE(['Anael. BMP+ Malt'.B30:.B42])" office:value-type="float" office:value="2.7" calcext:value-type="float">
            <text:p>2,7</text:p>
          </table:table-cell>
          <table:table-cell table:formula="of:=AVERAGE(['Anael. BMP+ Malt'.C30:.C42])" office:value-type="float" office:value="0.962025792307692" calcext:value-type="float">
            <text:p>0,9620257923</text:p>
          </table:table-cell>
          <table:table-cell/>
          <table:table-cell table:formula="of:=SUM(['Anael. BMP+ Malt'.E30:.E42])" office:value-type="float" office:value="14946.4339960426" calcext:value-type="float">
            <text:p>14946,4339960426</text:p>
          </table:table-cell>
          <table:table-cell table:formula="of:=SUM(['Anael. BMP+ Malt'.F30:.F42])" office:value-type="float" office:value="61009.0961196855" calcext:value-type="float">
            <text:p>61009,0961196855</text:p>
          </table:table-cell>
          <table:table-cell table:formula="of:=SUM(['Anael. BMP+ Malt'.G30:.G42])" office:value-type="float" office:value="259232.677426588" calcext:value-type="float">
            <text:p>259232,677426588</text:p>
          </table:table-cell>
          <table:table-cell table:formula="of:=SUM(['Anael. BMP+ Malt'.H30:.H42])" office:value-type="float" office:value="72262.6260961732" calcext:value-type="float">
            <text:p>72262,6260961732</text:p>
          </table:table-cell>
          <table:table-cell table:formula="of:=SUM(['Anael. BMP+ Malt'.I30:.I42])" office:value-type="float" office:value="17440.9566967606" calcext:value-type="float">
            <text:p>17440,9566967606</text:p>
          </table:table-cell>
          <table:table-cell table:formula="of:=['Anael. BMP+ Malt'.E44]*['Anael. BMP+ Malt'.G44]-['Anael. BMP+ Malt'.F44]*['Anael. BMP+ Malt'.F44]" office:value-type="float" office:value="152494293.432865" calcext:value-type="float">
            <text:p>152494293,432865</text:p>
          </table:table-cell>
          <table:table-cell table:number-columns-repeated="2"/>
          <table:table-cell table:formula="of:=SUM(['Anael. BMP+ Malt'.M30:.M42])" office:value-type="float" office:value="3.196185784" calcext:value-type="float">
            <text:p>3,196185784</text:p>
          </table:table-cell>
          <table:table-cell table:formula="of:=SUM(['Anael. BMP+ Malt'.N30:.N42])" office:value-type="float" office:value="18.837" calcext:value-type="float">
            <text:p>18,837</text:p>
          </table:table-cell>
          <table:table-cell table:formula="of:=SUM(['Anael. BMP+ Malt'.O30:.O42])" office:value-type="float" office:value="0.569803622485449" calcext:value-type="float">
            <text:p>0,5698036225</text:p>
          </table:table-cell>
          <table:table-cell table:number-columns-repeated="5"/>
        </table:table-row>
        <table:table-row table:style-name="ro1" table:number-rows-repeated="33">
          <table:table-cell table:number-columns-repeated="20"/>
        </table:table-row>
        <table:table-row table:style-name="ro1">
          <table:table-cell/>
          <table:table-cell table:style-name="ce23" office:value-type="string" calcext:value-type="string" table:number-columns-spanned="19" table:number-rows-spanned="2">
            <text:p>Andamento della posizione dei picchi anael. dovuti a MBP + Maltosio</text:p>
          </table:table-cell>
          <table:covered-table-cell table:number-columns-repeated="18"/>
        </table:table-row>
        <table:table-row table:style-name="ro1">
          <table:table-cell/>
          <table:covered-table-cell table:number-columns-repeated="19"/>
        </table:table-row>
        <table:table-row table:style-name="ro1">
          <table:table-cell table:number-columns-repeated="20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 <text:span text:style-name="T1">· </text:span>x</text:p>
          </table:table-cell>
          <table:table-cell office:value-type="string" calcext:value-type="string">
            <text:p>w <text:span text:style-name="T1">· </text:span>x<text:span text:style-name="T1">²</text:span></text:p>
          </table:table-cell>
          <table:table-cell office:value-type="string" calcext:value-type="string">
            <text:p><text:span text:style-name="T1">w · </text:span>x <text:span text:style-name="T1">· </text:span>y</text:p>
          </table:table-cell>
          <table:table-cell office:value-type="string" calcext:value-type="string">
            <text:p>w <text:span text:style-name="T1">· </text:span>y</text:p>
          </table:table-cell>
          <table:table-cell/>
          <table:table-cell office:value-type="string" calcext:value-type="string">
            <text:p>x – x_avg</text:p>
          </table:table-cell>
          <table:table-cell office:value-type="string" calcext:value-type="string">
            <text:p>y – y_avg</text:p>
          </table:table-cell>
          <table:table-cell office:value-type="string" calcext:value-type="string">
            <text:p>Dx*Dy</text:p>
          </table:table-cell>
          <table:table-cell office:value-type="string" calcext:value-type="string">
            <text:p>(Dx)<text:span text:style-name="T1">²</text:span></text:p>
          </table:table-cell>
          <table:table-cell office:value-type="string" calcext:value-type="string">
            <text:p>(Dy)<text:span text:style-name="T1">²</text:span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</text:p>
          </table:table-cell>
          <table:table-cell table:number-columns-repeated="2"/>
        </table:table-row>
        <table:table-row table:style-name="ro1">
          <table:table-cell/>
          <table:table-cell table:formula="of:=['Anael. BMP+ Malt'.B8]" office:value-type="float" office:value="1" calcext:value-type="float">
            <text:p>1</text:p>
          </table:table-cell>
          <table:table-cell table:formula="of:=['Anael. BMP+ Malt'.H8]" office:value-type="float" office:value="-3.157726" calcext:value-type="float">
            <text:p>-3,157726</text:p>
          </table:table-cell>
          <table:table-cell table:formula="of:=['Anael. BMP+ Malt'.I8]" office:value-type="float" office:value="0.07126796" calcext:value-type="float">
            <text:p>0,07126796</text:p>
          </table:table-cell>
          <table:table-cell table:formula="of:=['Anael. BMP+ Malt'.D82]^-2" office:value-type="float" office:value="196.884417399214" calcext:value-type="float">
            <text:p>196,8844173992</text:p>
          </table:table-cell>
          <table:table-cell table:formula="of:=['Anael. BMP+ Malt'.E82]*['Anael. BMP+ Malt'.B82]" office:value-type="float" office:value="196.884417399214" calcext:value-type="float">
            <text:p>196,8844173992</text:p>
          </table:table-cell>
          <table:table-cell table:formula="of:=['Anael. BMP+ Malt'.F82]*['Anael. BMP+ Malt'.B82]" office:value-type="float" office:value="196.884417399214" calcext:value-type="float">
            <text:p>196,8844173992</text:p>
          </table:table-cell>
          <table:table-cell table:formula="of:=['Anael. BMP+ Malt'.F82]*['Anael. BMP+ Malt'.C82]" office:value-type="float" office:value="-621.70704381635" calcext:value-type="float">
            <text:p>-621,7070438164</text:p>
          </table:table-cell>
          <table:table-cell table:formula="of:=['Anael. BMP+ Malt'.E82]*['Anael. BMP+ Malt'.C82]" office:value-type="float" office:value="-621.70704381635" calcext:value-type="float">
            <text:p>-621,7070438164</text:p>
          </table:table-cell>
          <table:table-cell/>
          <table:table-cell table:formula="of:=['Anael. BMP+ Malt'.B82]-['Anael. BMP+ Malt'.B$96]" office:value-type="float" office:value="-1.7" calcext:value-type="float">
            <text:p>-1,7</text:p>
          </table:table-cell>
          <table:table-cell table:formula="of:=['Anael. BMP+ Malt'.C82]-['Anael. BMP+ Malt'.C$96]" office:value-type="float" office:value="0.238407230769231" calcext:value-type="float">
            <text:p>0,2384072308</text:p>
          </table:table-cell>
          <table:table-cell table:formula="of:=['Anael. BMP+ Malt'.K82]*['Anael. BMP+ Malt'.L82]" office:value-type="float" office:value="-0.405292292307693" calcext:value-type="float">
            <text:p>-0,4052922923</text:p>
          </table:table-cell>
          <table:table-cell table:formula="of:=['Anael. BMP+ Malt'.K82]^2" office:value-type="float" office:value="2.89" calcext:value-type="float">
            <text:p>2,89</text:p>
          </table:table-cell>
          <table:table-cell table:formula="of:=['Anael. BMP+ Malt'.L82]^2" office:value-type="float" office:value="0.0568380076830533" calcext:value-type="float">
            <text:p>0,0568380077</text:p>
          </table:table-cell>
          <table:table-cell/>
          <table:table-cell table:formula="of:=(['Anael. BMP+ Malt'.G96]*['Anael. BMP+ Malt'.I96]-['Anael. BMP+ Malt'.F96]*['Anael. BMP+ Malt'.H96])/['Anael. BMP+ Malt'.J96]" office:value-type="float" office:value="-3.05303499043005" calcext:value-type="float">
            <text:p>-3,0530349904</text:p>
          </table:table-cell>
          <table:table-cell table:formula="of:=SQRT(['Anael. BMP+ Malt'.G96]/['Anael. BMP+ Malt'.J96])" office:value-type="float" office:value="0.0346343474804991" calcext:value-type="float">
            <text:p>0,0346343475</text:p>
          </table:table-cell>
          <table:table-cell table:number-columns-repeated="2"/>
        </table:table-row>
        <table:table-row table:style-name="ro1">
          <table:table-cell/>
          <table:table-cell table:formula="of:=['Anael. BMP+ Malt'.B9]" office:value-type="float" office:value="1.21" calcext:value-type="float">
            <text:p>1,21</text:p>
          </table:table-cell>
          <table:table-cell table:formula="of:=['Anael. BMP+ Malt'.H9]" office:value-type="float" office:value="-3.208293" calcext:value-type="float">
            <text:p>-3,208293</text:p>
          </table:table-cell>
          <table:table-cell table:formula="of:=['Anael. BMP+ Malt'.I9]" office:value-type="float" office:value="0.08847911" calcext:value-type="float">
            <text:p>0,08847911</text:p>
          </table:table-cell>
          <table:table-cell table:formula="of:=['Anael. BMP+ Malt'.D83]^-2" office:value-type="float" office:value="127.737528500764" calcext:value-type="float">
            <text:p>127,7375285008</text:p>
          </table:table-cell>
          <table:table-cell table:formula="of:=['Anael. BMP+ Malt'.E83]*['Anael. BMP+ Malt'.B83]" office:value-type="float" office:value="154.562409485925" calcext:value-type="float">
            <text:p>154,5624094859</text:p>
          </table:table-cell>
          <table:table-cell table:formula="of:=['Anael. BMP+ Malt'.F83]*['Anael. BMP+ Malt'.B83]" office:value-type="float" office:value="187.020515477969" calcext:value-type="float">
            <text:p>187,020515478</text:p>
          </table:table-cell>
          <table:table-cell table:formula="of:=['Anael. BMP+ Malt'.F83]*['Anael. BMP+ Malt'.C83]" office:value-type="float" office:value="-495.881496416825" calcext:value-type="float">
            <text:p>-495,8814964168</text:p>
          </table:table-cell>
          <table:table-cell table:formula="of:=['Anael. BMP+ Malt'.E83]*['Anael. BMP+ Malt'.C83]" office:value-type="float" office:value="-409.819418526302" calcext:value-type="float">
            <text:p>-409,8194185263</text:p>
          </table:table-cell>
          <table:table-cell/>
          <table:table-cell table:formula="of:=['Anael. BMP+ Malt'.B83]-['Anael. BMP+ Malt'.B$96]" office:value-type="float" office:value="-1.49" calcext:value-type="float">
            <text:p>-1,49</text:p>
          </table:table-cell>
          <table:table-cell table:formula="of:=['Anael. BMP+ Malt'.C83]-['Anael. BMP+ Malt'.C$96]" office:value-type="float" office:value="0.187840230769231" calcext:value-type="float">
            <text:p>0,1878402308</text:p>
          </table:table-cell>
          <table:table-cell table:formula="of:=['Anael. BMP+ Malt'.K83]*['Anael. BMP+ Malt'.L83]" office:value-type="float" office:value="-0.279881943846154" calcext:value-type="float">
            <text:p>-0,2798819438</text:p>
          </table:table-cell>
          <table:table-cell table:formula="of:=['Anael. BMP+ Malt'.K83]^2" office:value-type="float" office:value="2.2201" calcext:value-type="float">
            <text:p>2,2201</text:p>
          </table:table-cell>
          <table:table-cell table:formula="of:=['Anael. BMP+ Malt'.L83]^2" office:value-type="float" office:value="0.0352839522954379" calcext:value-type="float">
            <text:p>0,0352839523</text:p>
          </table:table-cell>
          <table:table-cell table:number-columns-repeated="5"/>
        </table:table-row>
        <table:table-row table:style-name="ro1">
          <table:table-cell/>
          <table:table-cell table:formula="of:=['Anael. BMP+ Malt'.B10]" office:value-type="float" office:value="1.44" calcext:value-type="float">
            <text:p>1,44</text:p>
          </table:table-cell>
          <table:table-cell table:formula="of:=['Anael. BMP+ Malt'.H10]" office:value-type="float" office:value="-3.316147" calcext:value-type="float">
            <text:p>-3,316147</text:p>
          </table:table-cell>
          <table:table-cell table:formula="of:=['Anael. BMP+ Malt'.I10]" office:value-type="float" office:value="0.06584805" calcext:value-type="float">
            <text:p>0,06584805</text:p>
          </table:table-cell>
          <table:table-cell table:formula="of:=['Anael. BMP+ Malt'.D84]^-2" office:value-type="float" office:value="230.629131264223" calcext:value-type="float">
            <text:p>230,6291312642</text:p>
          </table:table-cell>
          <table:table-cell table:formula="of:=['Anael. BMP+ Malt'.E84]*['Anael. BMP+ Malt'.B84]" office:value-type="float" office:value="332.105949020481" calcext:value-type="float">
            <text:p>332,1059490205</text:p>
          </table:table-cell>
          <table:table-cell table:formula="of:=['Anael. BMP+ Malt'.F84]*['Anael. BMP+ Malt'.B84]" office:value-type="float" office:value="478.232566589493" calcext:value-type="float">
            <text:p>478,2325665895</text:p>
          </table:table-cell>
          <table:table-cell table:formula="of:=['Anael. BMP+ Malt'.F84]*['Anael. BMP+ Malt'.C84]" office:value-type="float" office:value="-1101.31214652642" calcext:value-type="float">
            <text:p>-1101,3121465264</text:p>
          </table:table-cell>
          <table:table-cell table:formula="of:=['Anael. BMP+ Malt'.E84]*['Anael. BMP+ Malt'.C84]" office:value-type="float" office:value="-764.80010175446" calcext:value-type="float">
            <text:p>-764,8001017545</text:p>
          </table:table-cell>
          <table:table-cell/>
          <table:table-cell table:formula="of:=['Anael. BMP+ Malt'.B84]-['Anael. BMP+ Malt'.B$96]" office:value-type="float" office:value="-1.26" calcext:value-type="float">
            <text:p>-1,26</text:p>
          </table:table-cell>
          <table:table-cell table:formula="of:=['Anael. BMP+ Malt'.C84]-['Anael. BMP+ Malt'.C$96]" office:value-type="float" office:value="0.0799862307692307" calcext:value-type="float">
            <text:p>0,0799862308</text:p>
          </table:table-cell>
          <table:table-cell table:formula="of:=['Anael. BMP+ Malt'.K84]*['Anael. BMP+ Malt'.L84]" office:value-type="float" office:value="-0.100782650769231" calcext:value-type="float">
            <text:p>-0,1007826508</text:p>
          </table:table-cell>
          <table:table-cell table:formula="of:=['Anael. BMP+ Malt'.K84]^2" office:value-type="float" office:value="1.5876" calcext:value-type="float">
            <text:p>1,5876</text:p>
          </table:table-cell>
          <table:table-cell table:formula="of:=['Anael. BMP+ Malt'.L84]^2" office:value-type="float" office:value="0.00639779711266863" calcext:value-type="float">
            <text:p>0,0063977971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dB</text:p>
          </table:table-cell>
          <table:table-cell table:number-columns-repeated="2"/>
        </table:table-row>
        <table:table-row table:style-name="ro1">
          <table:table-cell/>
          <table:table-cell table:formula="of:=['Anael. BMP+ Malt'.B11]" office:value-type="float" office:value="1.69" calcext:value-type="float">
            <text:p>1,69</text:p>
          </table:table-cell>
          <table:table-cell table:formula="of:=['Anael. BMP+ Malt'.H11]" office:value-type="float" office:value="-3.287152" calcext:value-type="float">
            <text:p>-3,287152</text:p>
          </table:table-cell>
          <table:table-cell table:formula="of:=['Anael. BMP+ Malt'.I11]" office:value-type="float" office:value="0.053178" calcext:value-type="float">
            <text:p>0,053178</text:p>
          </table:table-cell>
          <table:table-cell table:formula="of:=['Anael. BMP+ Malt'.D85]^-2" office:value-type="float" office:value="353.619332983383" calcext:value-type="float">
            <text:p>353,6193329834</text:p>
          </table:table-cell>
          <table:table-cell table:formula="of:=['Anael. BMP+ Malt'.E85]*['Anael. BMP+ Malt'.B85]" office:value-type="float" office:value="597.616672741918" calcext:value-type="float">
            <text:p>597,6166727419</text:p>
          </table:table-cell>
          <table:table-cell table:formula="of:=['Anael. BMP+ Malt'.F85]*['Anael. BMP+ Malt'.B85]" office:value-type="float" office:value="1009.97217693384" calcext:value-type="float">
            <text:p>1009,9721769338</text:p>
          </table:table-cell>
          <table:table-cell table:formula="of:=['Anael. BMP+ Malt'.F85]*['Anael. BMP+ Malt'.C85]" office:value-type="float" office:value="-1964.45684103694" calcext:value-type="float">
            <text:p>-1964,4568410369</text:p>
          </table:table-cell>
          <table:table-cell table:formula="of:=['Anael. BMP+ Malt'.E85]*['Anael. BMP+ Malt'.C85]" office:value-type="float" office:value="-1162.40049765499" calcext:value-type="float">
            <text:p>-1162,400497655</text:p>
          </table:table-cell>
          <table:table-cell/>
          <table:table-cell table:formula="of:=['Anael. BMP+ Malt'.B85]-['Anael. BMP+ Malt'.B$96]" office:value-type="float" office:value="-1.01" calcext:value-type="float">
            <text:p>-1,01</text:p>
          </table:table-cell>
          <table:table-cell table:formula="of:=['Anael. BMP+ Malt'.C85]-['Anael. BMP+ Malt'.C$96]" office:value-type="float" office:value="0.108981230769231" calcext:value-type="float">
            <text:p>0,1089812308</text:p>
          </table:table-cell>
          <table:table-cell table:formula="of:=['Anael. BMP+ Malt'.K85]*['Anael. BMP+ Malt'.L85]" office:value-type="float" office:value="-0.110071043076923" calcext:value-type="float">
            <text:p>-0,1100710431</text:p>
          </table:table-cell>
          <table:table-cell table:formula="of:=['Anael. BMP+ Malt'.K85]^2" office:value-type="float" office:value="1.0201" calcext:value-type="float">
            <text:p>1,0201</text:p>
          </table:table-cell>
          <table:table-cell table:formula="of:=['Anael. BMP+ Malt'.L85]^2" office:value-type="float" office:value="0.0118769086599763" calcext:value-type="float">
            <text:p>0,0118769087</text:p>
          </table:table-cell>
          <table:table-cell/>
          <table:table-cell table:formula="of:=(['Anael. BMP+ Malt'.E96]*['Anael. BMP+ Malt'.H96]-['Anael. BMP+ Malt'.F96]*['Anael. BMP+ Malt'.I96])/['Anael. BMP+ Malt'.J96]" office:value-type="float" office:value="-0.124880363591867" calcext:value-type="float">
            <text:p>-0,1248803636</text:p>
          </table:table-cell>
          <table:table-cell table:formula="of:=SQRT(['Anael. BMP+ Malt'.E96]/['Anael. BMP+ Malt'.J96])" office:value-type="float" office:value="0.00949289676506143" calcext:value-type="float">
            <text:p>0,0094928968</text:p>
          </table:table-cell>
          <table:table-cell table:number-columns-repeated="2"/>
        </table:table-row>
        <table:table-row table:style-name="ro1">
          <table:table-cell/>
          <table:table-cell table:formula="of:=['Anael. BMP+ Malt'.B12]" office:value-type="float" office:value="1.96" calcext:value-type="float">
            <text:p>1,96</text:p>
          </table:table-cell>
          <table:table-cell table:formula="of:=['Anael. BMP+ Malt'.H12]" office:value-type="float" office:value="-3.331426" calcext:value-type="float">
            <text:p>-3,331426</text:p>
          </table:table-cell>
          <table:table-cell table:formula="of:=['Anael. BMP+ Malt'.I12]" office:value-type="float" office:value="0.05034092" calcext:value-type="float">
            <text:p>0,05034092</text:p>
          </table:table-cell>
          <table:table-cell table:formula="of:=['Anael. BMP+ Malt'.D86]^-2" office:value-type="float" office:value="394.600565795752" calcext:value-type="float">
            <text:p>394,6005657958</text:p>
          </table:table-cell>
          <table:table-cell table:formula="of:=['Anael. BMP+ Malt'.E86]*['Anael. BMP+ Malt'.B86]" office:value-type="float" office:value="773.417108959675" calcext:value-type="float">
            <text:p>773,4171089597</text:p>
          </table:table-cell>
          <table:table-cell table:formula="of:=['Anael. BMP+ Malt'.F86]*['Anael. BMP+ Malt'.B86]" office:value-type="float" office:value="1515.89753356096" calcext:value-type="float">
            <text:p>1515,897533561</text:p>
          </table:table-cell>
          <table:table-cell table:formula="of:=['Anael. BMP+ Malt'.F86]*['Anael. BMP+ Malt'.C86]" office:value-type="float" office:value="-2576.58186563309" calcext:value-type="float">
            <text:p>-2576,5818656331</text:p>
          </table:table-cell>
          <table:table-cell table:formula="of:=['Anael. BMP+ Malt'.E86]*['Anael. BMP+ Malt'.C86]" office:value-type="float" office:value="-1314.58258450668" calcext:value-type="float">
            <text:p>-1314,5825845067</text:p>
          </table:table-cell>
          <table:table-cell/>
          <table:table-cell table:formula="of:=['Anael. BMP+ Malt'.B86]-['Anael. BMP+ Malt'.B$96]" office:value-type="float" office:value="-0.74" calcext:value-type="float">
            <text:p>-0,74</text:p>
          </table:table-cell>
          <table:table-cell table:formula="of:=['Anael. BMP+ Malt'.C86]-['Anael. BMP+ Malt'.C$96]" office:value-type="float" office:value="0.0647072307692307" calcext:value-type="float">
            <text:p>0,0647072308</text:p>
          </table:table-cell>
          <table:table-cell table:formula="of:=['Anael. BMP+ Malt'.K86]*['Anael. BMP+ Malt'.L86]" office:value-type="float" office:value="-0.0478833507692307" calcext:value-type="float">
            <text:p>-0,0478833508</text:p>
          </table:table-cell>
          <table:table-cell table:formula="of:=['Anael. BMP+ Malt'.K86]^2" office:value-type="float" office:value="0.547600000000001" calcext:value-type="float">
            <text:p>0,5476</text:p>
          </table:table-cell>
          <table:table-cell table:formula="of:=['Anael. BMP+ Malt'.L86]^2" office:value-type="float" office:value="0.00418702571382247" calcext:value-type="float">
            <text:p>0,0041870257</text:p>
          </table:table-cell>
          <table:table-cell table:number-columns-repeated="5"/>
        </table:table-row>
        <table:table-row table:style-name="ro1">
          <table:table-cell/>
          <table:table-cell table:formula="of:=['Anael. BMP+ Malt'.B13]" office:value-type="float" office:value="2.25" calcext:value-type="float">
            <text:p>2,25</text:p>
          </table:table-cell>
          <table:table-cell table:formula="of:=['Anael. BMP+ Malt'.H13]" office:value-type="float" office:value="-3.385328" calcext:value-type="float">
            <text:p>-3,385328</text:p>
          </table:table-cell>
          <table:table-cell table:formula="of:=['Anael. BMP+ Malt'.I13]" office:value-type="float" office:value="0.04471442" calcext:value-type="float">
            <text:p>0,04471442</text:p>
          </table:table-cell>
          <table:table-cell table:formula="of:=['Anael. BMP+ Malt'.D87]^-2" office:value-type="float" office:value="500.155209180728" calcext:value-type="float">
            <text:p>500,1552091807</text:p>
          </table:table-cell>
          <table:table-cell table:formula="of:=['Anael. BMP+ Malt'.E87]*['Anael. BMP+ Malt'.B87]" office:value-type="float" office:value="1125.34922065664" calcext:value-type="float">
            <text:p>1125,3492206566</text:p>
          </table:table-cell>
          <table:table-cell table:formula="of:=['Anael. BMP+ Malt'.F87]*['Anael. BMP+ Malt'.B87]" office:value-type="float" office:value="2532.03574647744" calcext:value-type="float">
            <text:p>2532,0357464774</text:p>
          </table:table-cell>
          <table:table-cell table:formula="of:=['Anael. BMP+ Malt'.F87]*['Anael. BMP+ Malt'.C87]" office:value-type="float" office:value="-3809.6762264671" calcext:value-type="float">
            <text:p>-3809,6762264671</text:p>
          </table:table-cell>
          <table:table-cell table:formula="of:=['Anael. BMP+ Malt'.E87]*['Anael. BMP+ Malt'.C87]" office:value-type="float" office:value="-1693.18943398538" calcext:value-type="float">
            <text:p>-1693,1894339854</text:p>
          </table:table-cell>
          <table:table-cell/>
          <table:table-cell table:formula="of:=['Anael. BMP+ Malt'.B87]-['Anael. BMP+ Malt'.B$96]" office:value-type="float" office:value="-0.45" calcext:value-type="float">
            <text:p>-0,45</text:p>
          </table:table-cell>
          <table:table-cell table:formula="of:=['Anael. BMP+ Malt'.C87]-['Anael. BMP+ Malt'.C$96]" office:value-type="float" office:value="0.0108052307692308" calcext:value-type="float">
            <text:p>0,0108052308</text:p>
          </table:table-cell>
          <table:table-cell table:formula="of:=['Anael. BMP+ Malt'.K87]*['Anael. BMP+ Malt'.L87]" office:value-type="float" office:value="-0.00486235384615386" calcext:value-type="float">
            <text:p>-0,0048623538</text:p>
          </table:table-cell>
          <table:table-cell table:formula="of:=['Anael. BMP+ Malt'.K87]^2" office:value-type="float" office:value="0.2025" calcext:value-type="float">
            <text:p>0,2025</text:p>
          </table:table-cell>
          <table:table-cell table:formula="of:=['Anael. BMP+ Malt'.L87]^2" office:value-type="float" office:value="0.000116753011976332" calcext:value-type="float">
            <text:p>0,000116753</text:p>
          </table:table-cell>
          <table:table-cell/>
          <table:table-cell table:style-name="ce25" office:value-type="string" calcext:value-type="string" table:number-columns-spanned="4" table:number-rows-spanned="2">
            <text:p>Equazione della retta</text:p>
          </table:table-cell>
          <table:covered-table-cell table:number-columns-repeated="3"/>
        </table:table-row>
        <table:table-row table:style-name="ro1">
          <table:table-cell/>
          <table:table-cell table:formula="of:=['Anael. BMP+ Malt'.B14]" office:value-type="float" office:value="2.56" calcext:value-type="float">
            <text:p>2,56</text:p>
          </table:table-cell>
          <table:table-cell table:formula="of:=['Anael. BMP+ Malt'.H14]" office:value-type="float" office:value="-3.375635" calcext:value-type="float">
            <text:p>-3,375635</text:p>
          </table:table-cell>
          <table:table-cell table:formula="of:=['Anael. BMP+ Malt'.I14]" office:value-type="float" office:value="0.04142014" calcext:value-type="float">
            <text:p>0,04142014</text:p>
          </table:table-cell>
          <table:table-cell table:formula="of:=['Anael. BMP+ Malt'.D88]^-2" office:value-type="float" office:value="582.876941497504" calcext:value-type="float">
            <text:p>582,8769414975</text:p>
          </table:table-cell>
          <table:table-cell table:formula="of:=['Anael. BMP+ Malt'.E88]*['Anael. BMP+ Malt'.B88]" office:value-type="float" office:value="1492.16497023361" calcext:value-type="float">
            <text:p>1492,1649702336</text:p>
          </table:table-cell>
          <table:table-cell table:formula="of:=['Anael. BMP+ Malt'.F88]*['Anael. BMP+ Malt'.B88]" office:value-type="float" office:value="3819.94232379805" calcext:value-type="float">
            <text:p>3819,9423237981</text:p>
          </table:table-cell>
          <table:table-cell table:formula="of:=['Anael. BMP+ Malt'.F88]*['Anael. BMP+ Malt'.C88]" office:value-type="float" office:value="-5037.00429929454" calcext:value-type="float">
            <text:p>-5037,0042992945</text:p>
          </table:table-cell>
          <table:table-cell table:formula="of:=['Anael. BMP+ Malt'.E88]*['Anael. BMP+ Malt'.C88]" office:value-type="float" office:value="-1967.57980441193" calcext:value-type="float">
            <text:p>-1967,5798044119</text:p>
          </table:table-cell>
          <table:table-cell/>
          <table:table-cell table:formula="of:=['Anael. BMP+ Malt'.B88]-['Anael. BMP+ Malt'.B$96]" office:value-type="float" office:value="-0.14" calcext:value-type="float">
            <text:p>-0,14</text:p>
          </table:table-cell>
          <table:table-cell table:formula="of:=['Anael. BMP+ Malt'.C88]-['Anael. BMP+ Malt'.C$96]" office:value-type="float" office:value="0.0204982307692307" calcext:value-type="float">
            <text:p>0,0204982308</text:p>
          </table:table-cell>
          <table:table-cell table:formula="of:=['Anael. BMP+ Malt'.K88]*['Anael. BMP+ Malt'.L88]" office:value-type="float" office:value="-0.0028697523076923" calcext:value-type="float">
            <text:p>-0,0028697523</text:p>
          </table:table-cell>
          <table:table-cell table:formula="of:=['Anael. BMP+ Malt'.K88]^2" office:value-type="float" office:value="0.0195999999999999" calcext:value-type="float">
            <text:p>0,0196</text:p>
          </table:table-cell>
          <table:table-cell table:formula="of:=['Anael. BMP+ Malt'.L88]^2" office:value-type="float" office:value="0.000420177464668638" calcext:value-type="float">
            <text:p>0,0004201775</text:p>
          </table:table-cell>
          <table:table-cell/>
          <table:covered-table-cell table:number-columns-repeated="4"/>
        </table:table-row>
        <table:table-row table:style-name="ro1">
          <table:table-cell/>
          <table:table-cell table:formula="of:=['Anael. BMP+ Malt'.B15]" office:value-type="float" office:value="2.89" calcext:value-type="float">
            <text:p>2,89</text:p>
          </table:table-cell>
          <table:table-cell table:formula="of:=['Anael. BMP+ Malt'.H15]" office:value-type="float" office:value="-3.345218" calcext:value-type="float">
            <text:p>-3,345218</text:p>
          </table:table-cell>
          <table:table-cell table:formula="of:=['Anael. BMP+ Malt'.I15]" office:value-type="float" office:value="0.03536851" calcext:value-type="float">
            <text:p>0,03536851</text:p>
          </table:table-cell>
          <table:table-cell table:formula="of:=['Anael. BMP+ Malt'.D89]^-2" office:value-type="float" office:value="799.404284170391" calcext:value-type="float">
            <text:p>799,4042841704</text:p>
          </table:table-cell>
          <table:table-cell table:formula="of:=['Anael. BMP+ Malt'.E89]*['Anael. BMP+ Malt'.B89]" office:value-type="float" office:value="2310.27838125243" calcext:value-type="float">
            <text:p>2310,2783812524</text:p>
          </table:table-cell>
          <table:table-cell table:formula="of:=['Anael. BMP+ Malt'.F89]*['Anael. BMP+ Malt'.B89]" office:value-type="float" office:value="6676.70452181953" calcext:value-type="float">
            <text:p>6676,7045218195</text:p>
          </table:table-cell>
          <table:table-cell table:formula="of:=['Anael. BMP+ Malt'.F89]*['Anael. BMP+ Malt'.C89]" office:value-type="float" office:value="-7728.38482597649" calcext:value-type="float">
            <text:p>-7728,3848259765</text:p>
          </table:table-cell>
          <table:table-cell table:formula="of:=['Anael. BMP+ Malt'.E89]*['Anael. BMP+ Malt'.C89]" office:value-type="float" office:value="-2674.18160068391" calcext:value-type="float">
            <text:p>-2674,1816006839</text:p>
          </table:table-cell>
          <table:table-cell/>
          <table:table-cell table:formula="of:=['Anael. BMP+ Malt'.B89]-['Anael. BMP+ Malt'.B$96]" office:value-type="float" office:value="0.19" calcext:value-type="float">
            <text:p>0,19</text:p>
          </table:table-cell>
          <table:table-cell table:formula="of:=['Anael. BMP+ Malt'.C89]-['Anael. BMP+ Malt'.C$96]" office:value-type="float" office:value="0.0509152307692307" calcext:value-type="float">
            <text:p>0,0509152308</text:p>
          </table:table-cell>
          <table:table-cell table:formula="of:=['Anael. BMP+ Malt'.K89]*['Anael. BMP+ Malt'.L89]" office:value-type="float" office:value="0.00967389384615384" calcext:value-type="float">
            <text:p>0,0096738938</text:p>
          </table:table-cell>
          <table:table-cell table:formula="of:=['Anael. BMP+ Malt'.K89]^2" office:value-type="float" office:value="0.0361000000000001" calcext:value-type="float">
            <text:p>0,0361</text:p>
          </table:table-cell>
          <table:table-cell table:formula="of:=['Anael. BMP+ Malt'.L89]^2" office:value-type="float" office:value="0.00259236072428401" calcext:value-type="float">
            <text:p>0,0025923607</text:p>
          </table:table-cell>
          <table:table-cell table:number-columns-repeated="5"/>
        </table:table-row>
        <table:table-row table:style-name="ro3">
          <table:table-cell/>
          <table:table-cell table:formula="of:=['Anael. BMP+ Malt'.B16]" office:value-type="float" office:value="3.24" calcext:value-type="float">
            <text:p>3,24</text:p>
          </table:table-cell>
          <table:table-cell table:formula="of:=['Anael. BMP+ Malt'.H16]" office:value-type="float" office:value="-3.385821" calcext:value-type="float">
            <text:p>-3,385821</text:p>
          </table:table-cell>
          <table:table-cell table:formula="of:=['Anael. BMP+ Malt'.I16]" office:value-type="float" office:value="0.0339309" calcext:value-type="float">
            <text:p>0,0339309</text:p>
          </table:table-cell>
          <table:table-cell table:formula="of:=['Anael. BMP+ Malt'.D90]^-2" office:value-type="float" office:value="868.578832977072" calcext:value-type="float">
            <text:p>868,5788329771</text:p>
          </table:table-cell>
          <table:table-cell table:formula="of:=['Anael. BMP+ Malt'.E90]*['Anael. BMP+ Malt'.B90]" office:value-type="float" office:value="2814.19541884571" calcext:value-type="float">
            <text:p>2814,1954188457</text:p>
          </table:table-cell>
          <table:table-cell table:formula="of:=['Anael. BMP+ Malt'.F90]*['Anael. BMP+ Malt'.B90]" office:value-type="float" office:value="9117.99315706011" calcext:value-type="float">
            <text:p>9117,9931570601</text:p>
          </table:table-cell>
          <table:table-cell table:formula="of:=['Anael. BMP+ Malt'.F90]*['Anael. BMP+ Malt'.C90]" office:value-type="float" office:value="-9528.36194723161" calcext:value-type="float">
            <text:p>-9528,3619472316</text:p>
          </table:table-cell>
          <table:table-cell table:formula="of:=['Anael. BMP+ Malt'.E90]*['Anael. BMP+ Malt'.C90]" office:value-type="float" office:value="-2940.85245284926" calcext:value-type="float">
            <text:p>-2940,8524528493</text:p>
          </table:table-cell>
          <table:table-cell/>
          <table:table-cell table:formula="of:=['Anael. BMP+ Malt'.B90]-['Anael. BMP+ Malt'.B$96]" office:value-type="float" office:value="0.54" calcext:value-type="float">
            <text:p>0,54</text:p>
          </table:table-cell>
          <table:table-cell table:formula="of:=['Anael. BMP+ Malt'.C90]-['Anael. BMP+ Malt'.C$96]" office:value-type="float" office:value="0.0103122307692307" calcext:value-type="float">
            <text:p>0,0103122308</text:p>
          </table:table-cell>
          <table:table-cell table:formula="of:=['Anael. BMP+ Malt'.K90]*['Anael. BMP+ Malt'.L90]" office:value-type="float" office:value="0.00556860461538459" calcext:value-type="float">
            <text:p>0,0055686046</text:p>
          </table:table-cell>
          <table:table-cell table:formula="of:=['Anael. BMP+ Malt'.K90]^2" office:value-type="float" office:value="0.2916" calcext:value-type="float">
            <text:p>0,2916</text:p>
          </table:table-cell>
          <table:table-cell table:formula="of:=['Anael. BMP+ Malt'.L90]^2" office:value-type="float" office:value="0.000106342103437869" calcext:value-type="float">
            <text:p>0,0001063421</text:p>
          </table:table-cell>
          <table:table-cell/>
          <table:table-cell table:style-name="ce26" office:value-type="string" calcext:value-type="string" table:number-columns-spanned="4" table:number-rows-spanned="1">
            <text:p>P2 = - (0.125 <text:span text:style-name="T1">±</text:span> 0.010) Q<text:span text:style-name="T1">²</text:span> - (3.05 <text:span text:style-name="T1">±</text:span> 0.03)</text:p>
          </table:table-cell>
          <table:covered-table-cell table:number-columns-repeated="3"/>
        </table:table-row>
        <table:table-row table:style-name="ro1">
          <table:table-cell/>
          <table:table-cell table:formula="of:=['Anael. BMP+ Malt'.B17]" office:value-type="float" office:value="3.61" calcext:value-type="float">
            <text:p>3,61</text:p>
          </table:table-cell>
          <table:table-cell table:formula="of:=['Anael. BMP+ Malt'.H17]" office:value-type="float" office:value="-3.532389" calcext:value-type="float">
            <text:p>-3,532389</text:p>
          </table:table-cell>
          <table:table-cell table:formula="of:=['Anael. BMP+ Malt'.I17]" office:value-type="float" office:value="0.03108661" calcext:value-type="float">
            <text:p>0,03108661</text:p>
          </table:table-cell>
          <table:table-cell table:formula="of:=['Anael. BMP+ Malt'.D91]^-2" office:value-type="float" office:value="1034.79249560921" calcext:value-type="float">
            <text:p>1034,7924956092</text:p>
          </table:table-cell>
          <table:table-cell table:formula="of:=['Anael. BMP+ Malt'.E91]*['Anael. BMP+ Malt'.B91]" office:value-type="float" office:value="3735.60090914926" calcext:value-type="float">
            <text:p>3735,6009091493</text:p>
          </table:table-cell>
          <table:table-cell table:formula="of:=['Anael. BMP+ Malt'.F91]*['Anael. BMP+ Malt'.B91]" office:value-type="float" office:value="13485.5192820288" calcext:value-type="float">
            <text:p>13485,5192820288</text:p>
          </table:table-cell>
          <table:table-cell table:formula="of:=['Anael. BMP+ Malt'.F91]*['Anael. BMP+ Malt'.C91]" office:value-type="float" office:value="-13195.5955598689" calcext:value-type="float">
            <text:p>-13195,5955598689</text:p>
          </table:table-cell>
          <table:table-cell table:formula="of:=['Anael. BMP+ Malt'.E91]*['Anael. BMP+ Malt'.C91]" office:value-type="float" office:value="-3655.28962877254" calcext:value-type="float">
            <text:p>-3655,2896287725</text:p>
          </table:table-cell>
          <table:table-cell/>
          <table:table-cell table:formula="of:=['Anael. BMP+ Malt'.B91]-['Anael. BMP+ Malt'.B$96]" office:value-type="float" office:value="0.91" calcext:value-type="float">
            <text:p>0,91</text:p>
          </table:table-cell>
          <table:table-cell table:formula="of:=['Anael. BMP+ Malt'.C91]-['Anael. BMP+ Malt'.C$96]" office:value-type="float" office:value="-0.13625576923077" calcext:value-type="float">
            <text:p>-0,1362557692</text:p>
          </table:table-cell>
          <table:table-cell table:formula="of:=['Anael. BMP+ Malt'.K91]*['Anael. BMP+ Malt'.L91]" office:value-type="float" office:value="-0.12399275" calcext:value-type="float">
            <text:p>-0,12399275</text:p>
          </table:table-cell>
          <table:table-cell table:formula="of:=['Anael. BMP+ Malt'.K91]^2" office:value-type="float" office:value="0.8281" calcext:value-type="float">
            <text:p>0,8281</text:p>
          </table:table-cell>
          <table:table-cell table:formula="of:=['Anael. BMP+ Malt'.L91]^2" office:value-type="float" office:value="0.0185656346486687" calcext:value-type="float">
            <text:p>0,0185656346</text:p>
          </table:table-cell>
          <table:table-cell table:number-columns-repeated="5"/>
        </table:table-row>
        <table:table-row table:style-name="ro1">
          <table:table-cell/>
          <table:table-cell table:formula="of:=['Anael. BMP+ Malt'.B18]" office:value-type="float" office:value="4" calcext:value-type="float">
            <text:p>4</text:p>
          </table:table-cell>
          <table:table-cell table:formula="of:=['Anael. BMP+ Malt'.H18]" office:value-type="float" office:value="-3.522443" calcext:value-type="float">
            <text:p>-3,522443</text:p>
          </table:table-cell>
          <table:table-cell table:formula="of:=['Anael. BMP+ Malt'.I18]" office:value-type="float" office:value="0.0284472" calcext:value-type="float">
            <text:p>0,0284472</text:p>
          </table:table-cell>
          <table:table-cell table:formula="of:=['Anael. BMP+ Malt'.D92]^-2" office:value-type="float" office:value="1235.72248123479" calcext:value-type="float">
            <text:p>1235,7224812348</text:p>
          </table:table-cell>
          <table:table-cell table:formula="of:=['Anael. BMP+ Malt'.E92]*['Anael. BMP+ Malt'.B92]" office:value-type="float" office:value="4942.88992493918" calcext:value-type="float">
            <text:p>4942,8899249392</text:p>
          </table:table-cell>
          <table:table-cell table:formula="of:=['Anael. BMP+ Malt'.F92]*['Anael. BMP+ Malt'.B92]" office:value-type="float" office:value="19771.5596997567" calcext:value-type="float">
            <text:p>19771,5596997567</text:p>
          </table:table-cell>
          <table:table-cell table:formula="of:=['Anael. BMP+ Malt'.F92]*['Anael. BMP+ Malt'.C92]" office:value-type="float" office:value="-17411.0480158725" calcext:value-type="float">
            <text:p>-17411,0480158725</text:p>
          </table:table-cell>
          <table:table-cell table:formula="of:=['Anael. BMP+ Malt'.E92]*['Anael. BMP+ Malt'.C92]" office:value-type="float" office:value="-4352.76200396814" calcext:value-type="float">
            <text:p>-4352,7620039681</text:p>
          </table:table-cell>
          <table:table-cell/>
          <table:table-cell table:formula="of:=['Anael. BMP+ Malt'.B92]-['Anael. BMP+ Malt'.B$96]" office:value-type="float" office:value="1.3" calcext:value-type="float">
            <text:p>1,3</text:p>
          </table:table-cell>
          <table:table-cell table:formula="of:=['Anael. BMP+ Malt'.C92]-['Anael. BMP+ Malt'.C$96]" office:value-type="float" office:value="-0.126309769230769" calcext:value-type="float">
            <text:p>-0,1263097692</text:p>
          </table:table-cell>
          <table:table-cell table:formula="of:=['Anael. BMP+ Malt'.K92]*['Anael. BMP+ Malt'.L92]" office:value-type="float" office:value="-0.1642027" calcext:value-type="float">
            <text:p>-0,1642027</text:p>
          </table:table-cell>
          <table:table-cell table:formula="of:=['Anael. BMP+ Malt'.K92]^2" office:value-type="float" office:value="1.69" calcext:value-type="float">
            <text:p>1,69</text:p>
          </table:table-cell>
          <table:table-cell table:formula="of:=['Anael. BMP+ Malt'.L92]^2" office:value-type="float" office:value="0.0159541578031302" calcext:value-type="float">
            <text:p>0,0159541578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table:formula="of:=['Anael. BMP+ Malt'.B19]" office:value-type="float" office:value="4.41" calcext:value-type="float">
            <text:p>4,41</text:p>
          </table:table-cell>
          <table:table-cell table:formula="of:=['Anael. BMP+ Malt'.H19]" office:value-type="float" office:value="-3.630422" calcext:value-type="float">
            <text:p>-3,630422</text:p>
          </table:table-cell>
          <table:table-cell table:formula="of:=['Anael. BMP+ Malt'.I19]" office:value-type="float" office:value="0.02704912" calcext:value-type="float">
            <text:p>0,02704912</text:p>
          </table:table-cell>
          <table:table-cell table:formula="of:=['Anael. BMP+ Malt'.D93]^-2" office:value-type="float" office:value="1366.76459062284" calcext:value-type="float">
            <text:p>1366,7645906228</text:p>
          </table:table-cell>
          <table:table-cell table:formula="of:=['Anael. BMP+ Malt'.E93]*['Anael. BMP+ Malt'.B93]" office:value-type="float" office:value="6027.43184464672" calcext:value-type="float">
            <text:p>6027,4318446467</text:p>
          </table:table-cell>
          <table:table-cell table:formula="of:=['Anael. BMP+ Malt'.F93]*['Anael. BMP+ Malt'.B93]" office:value-type="float" office:value="26580.974434892" calcext:value-type="float">
            <text:p>26580,974434892</text:p>
          </table:table-cell>
          <table:table-cell table:formula="of:=['Anael. BMP+ Malt'.F93]*['Anael. BMP+ Malt'.C93]" office:value-type="float" office:value="-21882.121172306" calcext:value-type="float">
            <text:p>-21882,121172306</text:p>
          </table:table-cell>
          <table:table-cell table:formula="of:=['Anael. BMP+ Malt'.E93]*['Anael. BMP+ Malt'.C93]" office:value-type="float" office:value="-4961.93223861815" calcext:value-type="float">
            <text:p>-4961,9322386182</text:p>
          </table:table-cell>
          <table:table-cell/>
          <table:table-cell table:formula="of:=['Anael. BMP+ Malt'.B93]-['Anael. BMP+ Malt'.B$96]" office:value-type="float" office:value="1.71" calcext:value-type="float">
            <text:p>1,71</text:p>
          </table:table-cell>
          <table:table-cell table:formula="of:=['Anael. BMP+ Malt'.C93]-['Anael. BMP+ Malt'.C$96]" office:value-type="float" office:value="-0.234288769230769" calcext:value-type="float">
            <text:p>-0,2342887692</text:p>
          </table:table-cell>
          <table:table-cell table:formula="of:=['Anael. BMP+ Malt'.K93]*['Anael. BMP+ Malt'.L93]" office:value-type="float" office:value="-0.400633795384615" calcext:value-type="float">
            <text:p>-0,4006337954</text:p>
          </table:table-cell>
          <table:table-cell table:formula="of:=['Anael. BMP+ Malt'.K93]^2" office:value-type="float" office:value="2.9241" calcext:value-type="float">
            <text:p>2,9241</text:p>
          </table:table-cell>
          <table:table-cell table:formula="of:=['Anael. BMP+ Malt'.L93]^2" office:value-type="float" office:value="0.0548912273876686" calcext:value-type="float">
            <text:p>0,0548912274</text:p>
          </table:table-cell>
          <table:table-cell/>
          <table:table-cell table:formula="of:=['Anael. BMP+ Malt'.M96]/SQRT(['Anael. BMP+ Malt'.N96]*['Anael. BMP+ Malt'.O96])" office:value-type="float" office:value="-0.95903614070307" calcext:value-type="float">
            <text:p>-0,9590361407</text:p>
          </table:table-cell>
          <table:table-cell table:number-columns-repeated="3"/>
        </table:table-row>
        <table:table-row table:style-name="ro2">
          <table:table-cell/>
          <table:table-cell table:formula="of:=['Anael. BMP+ Malt'.B20]" office:value-type="float" office:value="4.84" calcext:value-type="float">
            <text:p>4,84</text:p>
          </table:table-cell>
          <table:table-cell table:formula="of:=['Anael. BMP+ Malt'.H20]" office:value-type="float" office:value="-3.671732" calcext:value-type="float">
            <text:p>-3,671732</text:p>
          </table:table-cell>
          <table:table-cell table:formula="of:=['Anael. BMP+ Malt'.I20]" office:value-type="float" office:value="0.02438208" calcext:value-type="float">
            <text:p>0,02438208</text:p>
          </table:table-cell>
          <table:table-cell table:formula="of:=['Anael. BMP+ Malt'.D94]^-2" office:value-type="float" office:value="1682.12589389727" calcext:value-type="float">
            <text:p>1682,1258938973</text:p>
          </table:table-cell>
          <table:table-cell table:formula="of:=['Anael. BMP+ Malt'.E94]*['Anael. BMP+ Malt'.B94]" office:value-type="float" office:value="8141.48932646278" calcext:value-type="float">
            <text:p>8141,4893264628</text:p>
          </table:table-cell>
          <table:table-cell table:formula="of:=['Anael. BMP+ Malt'.F94]*['Anael. BMP+ Malt'.B94]" office:value-type="float" office:value="39404.8083400798" calcext:value-type="float">
            <text:p>39404,8083400798</text:p>
          </table:table-cell>
          <table:table-cell table:formula="of:=['Anael. BMP+ Malt'.F94]*['Anael. BMP+ Malt'.C94]" office:value-type="float" office:value="-29893.3668876318" calcext:value-type="float">
            <text:p>-29893,3668876318</text:p>
          </table:table-cell>
          <table:table-cell table:formula="of:=['Anael. BMP+ Malt'.E94]*['Anael. BMP+ Malt'.C94]" office:value-type="float" office:value="-6176.3154726512" calcext:value-type="float">
            <text:p>-6176,3154726512</text:p>
          </table:table-cell>
          <table:table-cell/>
          <table:table-cell table:formula="of:=['Anael. BMP+ Malt'.B94]-['Anael. BMP+ Malt'.B$96]" office:value-type="float" office:value="2.14" calcext:value-type="float">
            <text:p>2,14</text:p>
          </table:table-cell>
          <table:table-cell table:formula="of:=['Anael. BMP+ Malt'.C94]-['Anael. BMP+ Malt'.C$96]" office:value-type="float" office:value="-0.275598769230769" calcext:value-type="float">
            <text:p>-0,2755987692</text:p>
          </table:table-cell>
          <table:table-cell table:formula="of:=['Anael. BMP+ Malt'.K94]*['Anael. BMP+ Malt'.L94]" office:value-type="float" office:value="-0.589781366153846" calcext:value-type="float">
            <text:p>-0,5897813662</text:p>
          </table:table-cell>
          <table:table-cell table:formula="of:=['Anael. BMP+ Malt'.K94]^2" office:value-type="float" office:value="4.5796" calcext:value-type="float">
            <text:p>4,5796</text:p>
          </table:table-cell>
          <table:table-cell table:formula="of:=['Anael. BMP+ Malt'.L94]^2" office:value-type="float" office:value="0.0759546816015148" calcext:value-type="float">
            <text:p>0,0759546816</text:p>
          </table:table-cell>
          <table:table-cell/>
          <table:table-cell office:value-type="string" calcext:value-type="string">
            <text:p>r<text:span text:style-name="T1">²</text:span>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Avg.</text:p>
          </table:table-cell>
          <table:table-cell/>
          <table:table-cell table:number-columns-repeated="5" office:value-type="string" calcext:value-type="string">
            <text:p>Sum</text:p>
          </table:table-cell>
          <table:table-cell office:value-type="string" calcext:value-type="string">
            <text:p>Delta</text:p>
          </table:table-cell>
          <table:table-cell table:number-columns-repeated="2"/>
          <table:table-cell table:number-columns-repeated="3" office:value-type="string" calcext:value-type="string">
            <text:p>Sum</text:p>
          </table:table-cell>
          <table:table-cell/>
          <table:table-cell table:formula="of:=['Anael. BMP+ Malt'.Q93]^2" office:value-type="float" office:value="0.919750319174638" calcext:value-type="float">
            <text:p>0,9197503192</text:p>
          </table:table-cell>
          <table:table-cell table:number-columns-repeated="3"/>
        </table:table-row>
        <table:table-row table:style-name="ro1">
          <table:table-cell/>
          <table:table-cell table:formula="of:=AVERAGE(['Anael. BMP+ Malt'.B82:.B94])" office:value-type="float" office:value="2.7" calcext:value-type="float">
            <text:p>2,7</text:p>
          </table:table-cell>
          <table:table-cell table:formula="of:=AVERAGE(['Anael. BMP+ Malt'.C82:.C94])" office:value-type="float" office:value="-3.39613323076923" calcext:value-type="float">
            <text:p>-3,3961332308</text:p>
          </table:table-cell>
          <table:table-cell/>
          <table:table-cell table:formula="of:=SUM(['Anael. BMP+ Malt'.E82:.E94])" office:value-type="float" office:value="9373.89170513315" calcext:value-type="float">
            <text:p>9373,8917051332</text:p>
          </table:table-cell>
          <table:table-cell table:formula="of:=SUM(['Anael. BMP+ Malt'.F82:.F94])" office:value-type="float" office:value="32643.9865537936" calcext:value-type="float">
            <text:p>32643,9865537936</text:p>
          </table:table-cell>
          <table:table-cell table:formula="of:=SUM(['Anael. BMP+ Malt'.G82:.G94])" office:value-type="float" office:value="124777.544715874" calcext:value-type="float">
            <text:p>124777,544715874</text:p>
          </table:table-cell>
          <table:table-cell table:formula="of:=SUM(['Anael. BMP+ Malt'.H82:.H94])" office:value-type="float" office:value="-115245.498328079" calcext:value-type="float">
            <text:p>-115245,498328079</text:p>
          </table:table-cell>
          <table:table-cell table:formula="of:=SUM(['Anael. BMP+ Malt'.I82:.I94])" office:value-type="float" office:value="-32695.4122821993" calcext:value-type="float">
            <text:p>-32695,4122821993</text:p>
          </table:table-cell>
          <table:table-cell table:formula="of:=['Anael. BMP+ Malt'.E96]*['Anael. BMP+ Malt'.G96]-['Anael. BMP+ Malt'.F96]*['Anael. BMP+ Malt'.F96]" office:value-type="float" office:value="104021333.274758" calcext:value-type="float">
            <text:p>104021333,274758</text:p>
          </table:table-cell>
          <table:table-cell table:number-columns-repeated="2"/>
          <table:table-cell table:formula="of:=SUM(['Anael. BMP+ Malt'.M82:.M94])" office:value-type="float" office:value="-2.2150115" calcext:value-type="float">
            <text:p>-2,2150115</text:p>
          </table:table-cell>
          <table:table-cell table:formula="of:=SUM(['Anael. BMP+ Malt'.N82:.N94])" office:value-type="float" office:value="18.837" calcext:value-type="float">
            <text:p>18,837</text:p>
          </table:table-cell>
          <table:table-cell table:formula="of:=SUM(['Anael. BMP+ Malt'.O82:.O94])" office:value-type="float" office:value="0.283185026210308" calcext:value-type="float">
            <text:p>0,2831850262</text:p>
          </table:table-cell>
          <table:table-cell table:number-columns-repeated="5"/>
        </table:table-row>
        <table:table-row table:style-name="ro1">
          <table:table-cell table:number-columns-repeated="16"/>
          <table:table-cell office:value-type="string" calcext:value-type="string">
            <text:p>Dy_max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Dy_max/P3</text:p>
          </table:table-cell>
          <table:table-cell/>
        </table:table-row>
        <table:table-row table:style-name="ro1">
          <table:table-cell table:number-columns-repeated="16"/>
          <table:table-cell table:formula="of:=['Anael. BMP+ Malt'.C82]-['Anael. BMP+ Malt'.C94]" office:value-type="float" office:value="0.514006" calcext:value-type="float">
            <text:p>0,514006</text:p>
          </table:table-cell>
          <table:table-cell/>
          <table:table-cell table:formula="of:=['Anael. BMP+ Malt'.Q98]/['Anael. BMP+ Malt'.J22]" office:value-type="float" office:value="0.082371468848342" calcext:value-type="float">
            <text:p>0,0823714688</text:p>
          </table:table-cell>
          <table:table-cell/>
        </table:table-row>
      </table:table>
      <table:table table:name="Anael. H2O (MBP+Malt)" table:style-name="ta1">
        <table:shapes>
          <draw:frame draw:z-index="0" draw:style-name="gr2" draw:text-style-name="P2" svg:width="427.12mm" svg:height="134.57mm" svg:x="20.73mm" svg:y="206.2mm">
            <loext:p draw:notify-on-update-of-ranges="'Anael. H2O (MBP+Malt)'.B8:'Anael. H2O (MBP+Malt)'.B20 'Anael. H2O (MBP+Malt)'.F8:'Anael. H2O (MBP+Malt)'.F20 'Anael. H2O (MBP)'.G8:'Anael. H2O (MBP)'.G20 'Anael. H2O (MBP)'.G8:'Anael. H2O (MBP)'.G2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2" draw:text-style-name="P2" svg:width="395.6mm" svg:height="133.6mm" svg:x="28.13mm" svg:y="456.05mm">
            <loext:p draw:notify-on-update-of-ranges="'Anael. H2O (MBP+Malt)'.B8:'Anael. H2O (MBP+Malt)'.B20 'Anael. H2O (MBP+Malt)'.H8:'Anael. H2O (MBP+Malt)'.H20 'Anael. H2O (MBP)'.I8:'Anael. H2O (MBP)'.I20 'Anael. H2O (MBP)'.I8:'Anael. H2O (MBP)'.I20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10"/>
          <table:table-cell table:style-name="ce24" office:value-type="string" calcext:value-type="string" table:number-columns-spanned="2" table:number-rows-spanned="1">
            <text:p>Fit Gaussiano</text:p>
          </table:table-cell>
          <table:covered-table-cell/>
          <table:table-cell table:number-columns-repeated="8"/>
        </table:table-row>
        <table:table-row table:style-name="ro1">
          <table:table-cell/>
          <table:table-cell table:style-name="ce22" office:value-type="string" calcext:value-type="string" table:number-columns-spanned="8" table:number-rows-spanned="2">
            <text:p>Andamento picchi anaelastici H2O (soluto: MBP+Malt) a 150 K</text:p>
          </table:table-cell>
          <table:covered-table-cell table:number-columns-repeated="7"/>
          <table:table-cell/>
          <table:table-cell office:value-type="string" calcext:value-type="string">
            <text:p>fit da:</text:p>
          </table:table-cell>
          <table:table-cell table:number-columns-repeated="9"/>
        </table:table-row>
        <table:table-row table:style-name="ro1">
          <table:table-cell/>
          <table:covered-table-cell table:number-columns-repeated="8"/>
          <table:table-cell/>
          <table:table-cell office:value-type="string" calcext:value-type="string">
            <text:p>xmin</text:p>
          </table:table-cell>
          <table:table-cell office:value-type="float" office:value="-7" calcext:value-type="float">
            <text:p>-7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max</text:p>
          </table:table-cell>
          <table:table-cell office:value-type="float" office:value="-3" calcext:value-type="float">
            <text:p>-3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Q^2</text:p>
          </table:table-cell>
          <table:table-cell office:value-type="string" calcext:value-type="string">
            <text:p>Spectra</text:p>
          </table:table-cell>
          <table:table-cell office:value-type="string" calcext:value-type="string">
            <text:p>pseudo_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1.heigh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2.cente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3.fWm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hi^2</text:p>
          </table:table-cell>
          <table:table-cell table:number-columns-repeated="8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formula="of:=['Anael. H2O (MBP+Malt)'.C8]*['Anael. H2O (MBP+Malt)'.C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21819" calcext:value-type="float">
            <text:p>0,4721819</text:p>
          </table:table-cell>
          <table:table-cell office:value-type="float" office:value="0.1617289" calcext:value-type="float">
            <text:p>0,1617289</text:p>
          </table:table-cell>
          <table:table-cell office:value-type="float" office:value="-5.329994" calcext:value-type="float">
            <text:p>-5,329994</text:p>
          </table:table-cell>
          <table:table-cell office:value-type="float" office:value="0.1720701" calcext:value-type="float">
            <text:p>0,1720701</text:p>
          </table:table-cell>
          <table:table-cell office:value-type="float" office:value="7.440329" calcext:value-type="float">
            <text:p>7,440329</text:p>
          </table:table-cell>
          <table:table-cell office:value-type="float" office:value="1.871103" calcext:value-type="float">
            <text:p>1,871103</text:p>
          </table:table-cell>
          <table:table-cell office:value-type="float" office:value="0.79" calcext:value-type="float">
            <text:p>0,7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'Anael. H2O (MBP+Malt)'.C9]*['Anael. H2O (MBP+Malt)'.C9]" office:value-type="float" office:value="1.21" calcext:value-type="float">
            <text:p>1,21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6928" calcext:value-type="float">
            <text:p>0,516928</text:p>
          </table:table-cell>
          <table:table-cell office:value-type="float" office:value="0.183688" calcext:value-type="float">
            <text:p>0,183688</text:p>
          </table:table-cell>
          <table:table-cell office:value-type="float" office:value="-5.339746" calcext:value-type="float">
            <text:p>-5,339746</text:p>
          </table:table-cell>
          <table:table-cell office:value-type="float" office:value="0.4968083" calcext:value-type="float">
            <text:p>0,4968083</text:p>
          </table:table-cell>
          <table:table-cell office:value-type="float" office:value="12.17898" calcext:value-type="float">
            <text:p>12,17898</text:p>
          </table:table-cell>
          <table:table-cell office:value-type="float" office:value="5.604558" calcext:value-type="float">
            <text:p>5,604558</text:p>
          </table:table-cell>
          <table:table-cell office:value-type="float" office:value="0.47" calcext:value-type="float">
            <text:p>0,47</text:p>
          </table:table-cell>
          <table:table-cell table:number-columns-repeated="8"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formula="of:=['Anael. H2O (MBP+Malt)'.C10]*['Anael. H2O (MBP+Malt)'.C10]" office:value-type="float" office:value="1.44" calcext:value-type="float">
            <text:p>1,44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34716" calcext:value-type="float">
            <text:p>0,5634716</text:p>
          </table:table-cell>
          <table:table-cell office:value-type="float" office:value="0.1939766" calcext:value-type="float">
            <text:p>0,1939766</text:p>
          </table:table-cell>
          <table:table-cell office:value-type="float" office:value="-5.216097" calcext:value-type="float">
            <text:p>-5,216097</text:p>
          </table:table-cell>
          <table:table-cell office:value-type="float" office:value="0.1975054" calcext:value-type="float">
            <text:p>0,1975054</text:p>
          </table:table-cell>
          <table:table-cell office:value-type="float" office:value="8.084533" calcext:value-type="float">
            <text:p>8,084533</text:p>
          </table:table-cell>
          <table:table-cell office:value-type="float" office:value="2.145728" calcext:value-type="float">
            <text:p>2,145728</text:p>
          </table:table-cell>
          <table:table-cell office:value-type="float" office:value="0.53" calcext:value-type="float">
            <text:p>0,5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'Anael. H2O (MBP+Malt)'.C11]*['Anael. H2O (MBP+Malt)'.C11]" office:value-type="float" office:value="1.69" calcext:value-type="float">
            <text:p>1,69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0056" calcext:value-type="float">
            <text:p>0,5710056</text:p>
          </table:table-cell>
          <table:table-cell office:value-type="float" office:value="0.2000752" calcext:value-type="float">
            <text:p>0,2000752</text:p>
          </table:table-cell>
          <table:table-cell office:value-type="float" office:value="-5.432239" calcext:value-type="float">
            <text:p>-5,432239</text:p>
          </table:table-cell>
          <table:table-cell office:value-type="float" office:value="0.5393459" calcext:value-type="float">
            <text:p>0,5393459</text:p>
          </table:table-cell>
          <table:table-cell office:value-type="float" office:value="12.06042" calcext:value-type="float">
            <text:p>12,06042</text:p>
          </table:table-cell>
          <table:table-cell office:value-type="float" office:value="5.41364" calcext:value-type="float">
            <text:p>5,41364</text:p>
          </table:table-cell>
          <table:table-cell office:value-type="float" office:value="0.59" calcext:value-type="float">
            <text:p>0,59</text:p>
          </table:table-cell>
          <table:table-cell table:number-columns-repeated="8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formula="of:=['Anael. H2O (MBP+Malt)'.C12]*['Anael. H2O (MBP+Malt)'.C12]" office:value-type="float" office:value="1.96" calcext:value-type="float">
            <text:p>1,96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66111" calcext:value-type="float">
            <text:p>0,6366111</text:p>
          </table:table-cell>
          <table:table-cell office:value-type="float" office:value="0.2074751" calcext:value-type="float">
            <text:p>0,2074751</text:p>
          </table:table-cell>
          <table:table-cell office:value-type="float" office:value="-5.173948" calcext:value-type="float">
            <text:p>-5,173948</text:p>
          </table:table-cell>
          <table:table-cell office:value-type="float" office:value="0.1645703" calcext:value-type="float">
            <text:p>0,1645703</text:p>
          </table:table-cell>
          <table:table-cell office:value-type="float" office:value="7.596983" calcext:value-type="float">
            <text:p>7,596983</text:p>
          </table:table-cell>
          <table:table-cell office:value-type="float" office:value="1.807803" calcext:value-type="float">
            <text:p>1,807803</text:p>
          </table:table-cell>
          <table:table-cell office:value-type="float" office:value="0.51" calcext:value-type="float">
            <text:p>0,5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'Anael. H2O (MBP+Malt)'.C13]*['Anael. H2O (MBP+Malt)'.C13]" office:value-type="float" office:value="2.25" calcext:value-type="float">
            <text:p>2,25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41154" calcext:value-type="float">
            <text:p>0,6441154</text:p>
          </table:table-cell>
          <table:table-cell office:value-type="float" office:value="0.2136269" calcext:value-type="float">
            <text:p>0,2136269</text:p>
          </table:table-cell>
          <table:table-cell office:value-type="float" office:value="-5.519148" calcext:value-type="float">
            <text:p>-5,519148</text:p>
          </table:table-cell>
          <table:table-cell office:value-type="float" office:value="0.2484926" calcext:value-type="float">
            <text:p>0,2484926</text:p>
          </table:table-cell>
          <table:table-cell office:value-type="float" office:value="7.966157" calcext:value-type="float">
            <text:p>7,966157</text:p>
          </table:table-cell>
          <table:table-cell office:value-type="float" office:value="2.04656" calcext:value-type="float">
            <text:p>2,04656</text:p>
          </table:table-cell>
          <table:table-cell office:value-type="float" office:value="0.74" calcext:value-type="float">
            <text:p>0,74</text:p>
          </table:table-cell>
          <table:table-cell table:number-columns-repeated="8"/>
        </table:table-row>
        <table:table-row table:style-name="ro1">
          <table:table-cell table:style-name="ce21" office:value-type="float" office:value="7" calcext:value-type="float">
            <text:p>7</text:p>
          </table:table-cell>
          <table:table-cell table:formula="of:=['Anael. H2O (MBP+Malt)'.C14]*['Anael. H2O (MBP+Malt)'.C14]" office:value-type="float" office:value="2.56" calcext:value-type="float">
            <text:p>2,56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78751" calcext:value-type="float">
            <text:p>0,6778751</text:p>
          </table:table-cell>
          <table:table-cell office:value-type="float" office:value="0.2156015" calcext:value-type="float">
            <text:p>0,2156015</text:p>
          </table:table-cell>
          <table:table-cell office:value-type="float" office:value="-5.510386" calcext:value-type="float">
            <text:p>-5,510386</text:p>
          </table:table-cell>
          <table:table-cell office:value-type="float" office:value="0.3581717" calcext:value-type="float">
            <text:p>0,3581717</text:p>
          </table:table-cell>
          <table:table-cell office:value-type="float" office:value="9.746523" calcext:value-type="float">
            <text:p>9,746523</text:p>
          </table:table-cell>
          <table:table-cell office:value-type="float" office:value="2.91205" calcext:value-type="float">
            <text:p>2,91205</text:p>
          </table:table-cell>
          <table:table-cell office:value-type="float" office:value="0.41" calcext:value-type="float">
            <text:p>0,4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'Anael. H2O (MBP+Malt)'.C15]*['Anael. H2O (MBP+Malt)'.C15]" office:value-type="float" office:value="2.89" calcext:value-type="float">
            <text:p>2,89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9419" calcext:value-type="float">
            <text:p>0,749419</text:p>
          </table:table-cell>
          <table:table-cell office:value-type="float" office:value="0.2181736" calcext:value-type="float">
            <text:p>0,2181736</text:p>
          </table:table-cell>
          <table:table-cell office:value-type="float" office:value="-5.391934" calcext:value-type="float">
            <text:p>-5,391934</text:p>
          </table:table-cell>
          <table:table-cell office:value-type="float" office:value="0.1531794" calcext:value-type="float">
            <text:p>0,1531794</text:p>
          </table:table-cell>
          <table:table-cell office:value-type="float" office:value="6.961563" calcext:value-type="float">
            <text:p>6,961563</text:p>
          </table:table-cell>
          <table:table-cell office:value-type="float" office:value="1.424777" calcext:value-type="float">
            <text:p>1,424777</text:p>
          </table:table-cell>
          <table:table-cell office:value-type="float" office:value="0.61" calcext:value-type="float">
            <text:p>0,61</text:p>
          </table:table-cell>
          <table:table-cell table:number-columns-repeated="8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formula="of:=['Anael. H2O (MBP+Malt)'.C16]*['Anael. H2O (MBP+Malt)'.C16]" office:value-type="float" office:value="3.24" calcext:value-type="float">
            <text:p>3,24</text:p>
          </table:table-cell>
          <table:table-cell office:value-type="float" office:value="1.8" calcext:value-type="float">
            <text:p>1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60376" calcext:value-type="float">
            <text:p>0,7260376</text:p>
          </table:table-cell>
          <table:table-cell office:value-type="float" office:value="0.2134864" calcext:value-type="float">
            <text:p>0,2134864</text:p>
          </table:table-cell>
          <table:table-cell office:value-type="float" office:value="-5.570402" calcext:value-type="float">
            <text:p>-5,570402</text:p>
          </table:table-cell>
          <table:table-cell office:value-type="float" office:value="0.6067181" calcext:value-type="float">
            <text:p>0,6067181</text:p>
          </table:table-cell>
          <table:table-cell office:value-type="float" office:value="12.76286" calcext:value-type="float">
            <text:p>12,76286</text:p>
          </table:table-cell>
          <table:table-cell office:value-type="float" office:value="5.201242" calcext:value-type="float">
            <text:p>5,201242</text:p>
          </table:table-cell>
          <table:table-cell office:value-type="float" office:value="0.42" calcext:value-type="float">
            <text:p>0,4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'Anael. H2O (MBP+Malt)'.C17]*['Anael. H2O (MBP+Malt)'.C17]" office:value-type="float" office:value="3.61" calcext:value-type="float">
            <text:p>3,61</text:p>
          </table:table-cell>
          <table:table-cell office:value-type="float" office:value="1.9" calcext:value-type="float">
            <text:p>1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40736" calcext:value-type="float">
            <text:p>0,7840736</text:p>
          </table:table-cell>
          <table:table-cell office:value-type="float" office:value="0.2144581" calcext:value-type="float">
            <text:p>0,2144581</text:p>
          </table:table-cell>
          <table:table-cell office:value-type="float" office:value="-5.638508" calcext:value-type="float">
            <text:p>-5,638508</text:p>
          </table:table-cell>
          <table:table-cell office:value-type="float" office:value="0.5166348" calcext:value-type="float">
            <text:p>0,5166348</text:p>
          </table:table-cell>
          <table:table-cell office:value-type="float" office:value="11.89646" calcext:value-type="float">
            <text:p>11,89646</text:p>
          </table:table-cell>
          <table:table-cell office:value-type="float" office:value="4.056577" calcext:value-type="float">
            <text:p>4,056577</text:p>
          </table:table-cell>
          <table:table-cell office:value-type="float" office:value="0.99" calcext:value-type="float">
            <text:p>0,99</text:p>
          </table:table-cell>
          <table:table-cell table:number-columns-repeated="8"/>
        </table:table-row>
        <table:table-row table:style-name="ro1">
          <table:table-cell table:style-name="ce21" office:value-type="float" office:value="11" calcext:value-type="float">
            <text:p>11</text:p>
          </table:table-cell>
          <table:table-cell table:formula="of:=['Anael. H2O (MBP+Malt)'.C18]*['Anael. H2O (MBP+Malt)'.C18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284" calcext:value-type="float">
            <text:p>0,82284</text:p>
          </table:table-cell>
          <table:table-cell office:value-type="float" office:value="0.2137075" calcext:value-type="float">
            <text:p>0,2137075</text:p>
          </table:table-cell>
          <table:table-cell office:value-type="float" office:value="-5.614238" calcext:value-type="float">
            <text:p>-5,614238</text:p>
          </table:table-cell>
          <table:table-cell office:value-type="float" office:value="0.6838285" calcext:value-type="float">
            <text:p>0,6838285</text:p>
          </table:table-cell>
          <table:table-cell office:value-type="float" office:value="14.14145" calcext:value-type="float">
            <text:p>14,14145</text:p>
          </table:table-cell>
          <table:table-cell office:value-type="float" office:value="6.060425" calcext:value-type="float">
            <text:p>6,060425</text:p>
          </table:table-cell>
          <table:table-cell office:value-type="float" office:value="0.47" calcext:value-type="float">
            <text:p>0,47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'Anael. H2O (MBP+Malt)'.C19]*['Anael. H2O (MBP+Malt)'.C19]" office:value-type="float" office:value="4.41" calcext:value-type="float">
            <text:p>4,41</text:p>
          </table:table-cell>
          <table:table-cell office:value-type="float" office:value="2.1" calcext:value-type="float">
            <text:p>2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27898" calcext:value-type="float">
            <text:p>0,8627898</text:p>
          </table:table-cell>
          <table:table-cell office:value-type="float" office:value="0.2114071" calcext:value-type="float">
            <text:p>0,2114071</text:p>
          </table:table-cell>
          <table:table-cell office:value-type="float" office:value="-5.207238" calcext:value-type="float">
            <text:p>-5,207238</text:p>
          </table:table-cell>
          <table:table-cell office:value-type="float" office:value="0.1971252" calcext:value-type="float">
            <text:p>0,1971252</text:p>
          </table:table-cell>
          <table:table-cell office:value-type="float" office:value="9.395523" calcext:value-type="float">
            <text:p>9,395523</text:p>
          </table:table-cell>
          <table:table-cell office:value-type="float" office:value="2.046429" calcext:value-type="float">
            <text:p>2,046429</text:p>
          </table:table-cell>
          <table:table-cell office:value-type="float" office:value="0.69" calcext:value-type="float">
            <text:p>0,69</text:p>
          </table:table-cell>
          <table:table-cell table:number-columns-repeated="8"/>
        </table:table-row>
        <table:table-row table:style-name="ro1">
          <table:table-cell table:style-name="ce21" office:value-type="float" office:value="13" calcext:value-type="float">
            <text:p>13</text:p>
          </table:table-cell>
          <table:table-cell table:formula="of:=['Anael. H2O (MBP+Malt)'.C20]*['Anael. H2O (MBP+Malt)'.C20]" office:value-type="float" office:value="4.84" calcext:value-type="float">
            <text:p>4,84</text:p>
          </table:table-cell>
          <table:table-cell office:value-type="float" office:value="2.2" calcext:value-type="float">
            <text:p>2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85947" calcext:value-type="float">
            <text:p>0,8985947</text:p>
          </table:table-cell>
          <table:table-cell office:value-type="float" office:value="0.2085823" calcext:value-type="float">
            <text:p>0,2085823</text:p>
          </table:table-cell>
          <table:table-cell office:value-type="float" office:value="-5.842029" calcext:value-type="float">
            <text:p>-5,842029</text:p>
          </table:table-cell>
          <table:table-cell office:value-type="float" office:value="0.5723186" calcext:value-type="float">
            <text:p>0,5723186</text:p>
          </table:table-cell>
          <table:table-cell office:value-type="float" office:value="12.30074" calcext:value-type="float">
            <text:p>12,30074</text:p>
          </table:table-cell>
          <table:table-cell office:value-type="float" office:value="3.747159" calcext:value-type="float">
            <text:p>3,747159</text:p>
          </table:table-cell>
          <table:table-cell office:value-type="float" office:value="0.79" calcext:value-type="float">
            <text:p>0,7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Avg.</text:p>
          </table:table-cell>
          <table:table-cell/>
          <table:table-cell office:value-type="string" calcext:value-type="string">
            <text:p>Avg.</text:p>
          </table:table-cell>
          <table:table-cell/>
          <table:table-cell office:value-type="string" calcext:value-type="string">
            <text:p>Avg.</text:p>
          </table:table-cell>
          <table:table-cell/>
          <table:table-cell office:value-type="string" calcext:value-type="string">
            <text:p>Avg.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AVERAGE(['Anael. H2O (MBP+Malt)'.F8:.F20])" office:value-type="float" office:value="0.686611030769231" calcext:value-type="float">
            <text:p>0,6866110308</text:p>
          </table:table-cell>
          <table:table-cell/>
          <table:table-cell table:formula="of:=AVERAGE(['Anael. H2O (MBP+Malt)'.H8:.H20])" office:value-type="float" office:value="-5.44506976923077" calcext:value-type="float">
            <text:p>-5,4450697692</text:p>
          </table:table-cell>
          <table:table-cell/>
          <table:table-cell table:formula="of:=AVERAGE(['Anael. H2O (MBP+Malt)'.J8:.J20])" office:value-type="float" office:value="10.1948093076923" calcext:value-type="float">
            <text:p>10,1948093077</text:p>
          </table:table-cell>
          <table:table-cell/>
          <table:table-cell table:formula="of:=AVERAGE(['Anael. H2O (MBP+Malt)'.L8:.L20])" office:value-type="float" office:value="0.616153846153846" calcext:value-type="float">
            <text:p>0,6161538462</text:p>
          </table:table-cell>
          <table:table-cell table:number-columns-repeated="8"/>
        </table:table-row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table:style-name="ce23" office:value-type="string" calcext:value-type="string" table:number-columns-spanned="19" table:number-rows-spanned="2">
            <text:p>Andamento dell’altezza dei picchi anael. dovuti a H2O (soluto: MBP+Malt)</text:p>
          </table:table-cell>
          <table:covered-table-cell table:number-columns-repeated="18"/>
        </table:table-row>
        <table:table-row table:style-name="ro1">
          <table:table-cell/>
          <table:covered-table-cell table:number-columns-repeated="19"/>
        </table:table-row>
        <table:table-row table:style-name="ro1">
          <table:table-cell table:number-columns-repeated="11"/>
          <table:table-cell office:value-type="string" calcext:value-type="string">
            <text:p>Dx</text:p>
          </table:table-cell>
          <table:table-cell office:value-type="string" calcext:value-type="string">
            <text:p>Dy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 <text:span text:style-name="T1">· </text:span>x</text:p>
          </table:table-cell>
          <table:table-cell office:value-type="string" calcext:value-type="string">
            <text:p>w <text:span text:style-name="T1">· </text:span>x<text:span text:style-name="T1">²</text:span></text:p>
          </table:table-cell>
          <table:table-cell office:value-type="string" calcext:value-type="string">
            <text:p><text:span text:style-name="T1">w · </text:span>x <text:span text:style-name="T1">· </text:span>y</text:p>
          </table:table-cell>
          <table:table-cell office:value-type="string" calcext:value-type="string">
            <text:p>w <text:span text:style-name="T1">· </text:span>y</text:p>
          </table:table-cell>
          <table:table-cell/>
          <table:table-cell office:value-type="string" calcext:value-type="string">
            <text:p>x – x_avg</text:p>
          </table:table-cell>
          <table:table-cell office:value-type="string" calcext:value-type="string">
            <text:p>y – y_avg</text:p>
          </table:table-cell>
          <table:table-cell office:value-type="string" calcext:value-type="string">
            <text:p>Dx*Dy</text:p>
          </table:table-cell>
          <table:table-cell office:value-type="string" calcext:value-type="string">
            <text:p>(Dx)<text:span text:style-name="T1">²</text:span></text:p>
          </table:table-cell>
          <table:table-cell office:value-type="string" calcext:value-type="string">
            <text:p>(Dy)<text:span text:style-name="T1">²</text:span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</text:p>
          </table:table-cell>
          <table:table-cell table:number-columns-repeated="2"/>
        </table:table-row>
        <table:table-row table:style-name="ro1">
          <table:table-cell/>
          <table:table-cell table:formula="of:=['Anael. H2O (MBP+Malt)'.B8]" office:value-type="float" office:value="1" calcext:value-type="float">
            <text:p>1</text:p>
          </table:table-cell>
          <table:table-cell table:formula="of:=['Anael. H2O (MBP+Malt)'.F8]" office:value-type="float" office:value="0.4721819" calcext:value-type="float">
            <text:p>0,4721819</text:p>
          </table:table-cell>
          <table:table-cell table:formula="of:=['Anael. H2O (MBP+Malt)'.G8]" office:value-type="float" office:value="0.1617289" calcext:value-type="float">
            <text:p>0,1617289</text:p>
          </table:table-cell>
          <table:table-cell table:formula="of:=['Anael. H2O (MBP+Malt)'.D30]^-2" office:value-type="float" office:value="38.231799029805" calcext:value-type="float">
            <text:p>38,2317990298</text:p>
          </table:table-cell>
          <table:table-cell table:formula="of:=['Anael. H2O (MBP+Malt)'.E30]*['Anael. H2O (MBP+Malt)'.B30]" office:value-type="float" office:value="38.231799029805" calcext:value-type="float">
            <text:p>38,2317990298</text:p>
          </table:table-cell>
          <table:table-cell table:formula="of:=['Anael. H2O (MBP+Malt)'.F30]*['Anael. H2O (MBP+Malt)'.B30]" office:value-type="float" office:value="38.231799029805" calcext:value-type="float">
            <text:p>38,2317990298</text:p>
          </table:table-cell>
          <table:table-cell table:formula="of:=['Anael. H2O (MBP+Malt)'.F30]*['Anael. H2O (MBP+Malt)'.C30]" office:value-type="float" office:value="18.0523635063115" calcext:value-type="float">
            <text:p>18,0523635063</text:p>
          </table:table-cell>
          <table:table-cell table:formula="of:=['Anael. H2O (MBP+Malt)'.E30]*['Anael. H2O (MBP+Malt)'.C30]" office:value-type="float" office:value="18.0523635063115" calcext:value-type="float">
            <text:p>18,0523635063</text:p>
          </table:table-cell>
          <table:table-cell/>
          <table:table-cell table:formula="of:=['Anael. H2O (MBP+Malt)'.B30]-['Anael. H2O (MBP+Malt)'.B$44]" office:value-type="float" office:value="-1.7" calcext:value-type="float">
            <text:p>-1,7</text:p>
          </table:table-cell>
          <table:table-cell table:formula="of:=['Anael. H2O (MBP+Malt)'.C30]-['Anael. H2O (MBP+Malt)'.C$44]" office:value-type="float" office:value="-0.214429130769231" calcext:value-type="float">
            <text:p>-0,2144291308</text:p>
          </table:table-cell>
          <table:table-cell table:formula="of:=['Anael. H2O (MBP+Malt)'.K30]*['Anael. H2O (MBP+Malt)'.L30]" office:value-type="float" office:value="0.364529522307692" calcext:value-type="float">
            <text:p>0,3645295223</text:p>
          </table:table-cell>
          <table:table-cell table:formula="of:=['Anael. H2O (MBP+Malt)'.K30]^2" office:value-type="float" office:value="2.89" calcext:value-type="float">
            <text:p>2,89</text:p>
          </table:table-cell>
          <table:table-cell table:formula="of:=['Anael. H2O (MBP+Malt)'.L30]^2" office:value-type="float" office:value="0.0459798521224478" calcext:value-type="float">
            <text:p>0,0459798521</text:p>
          </table:table-cell>
          <table:table-cell/>
          <table:table-cell table:formula="of:=(['Anael. H2O (MBP+Malt)'.G44]*['Anael. H2O (MBP+Malt)'.I44]-['Anael. H2O (MBP+Malt)'.F44]*['Anael. H2O (MBP+Malt)'.H44])/['Anael. H2O (MBP+Malt)'.J44]" office:value-type="float" office:value="0.393310587867438" calcext:value-type="float">
            <text:p>0,3933105879</text:p>
          </table:table-cell>
          <table:table-cell table:formula="of:=SQRT(['Anael. H2O (MBP+Malt)'.G44]/['Anael. H2O (MBP+Malt)'.J44])" office:value-type="float" office:value="0.128539254217749" calcext:value-type="float">
            <text:p>0,1285392542</text:p>
          </table:table-cell>
          <table:table-cell table:number-columns-repeated="2"/>
        </table:table-row>
        <table:table-row table:style-name="ro1">
          <table:table-cell/>
          <table:table-cell table:formula="of:=['Anael. H2O (MBP+Malt)'.B9]" office:value-type="float" office:value="1.21" calcext:value-type="float">
            <text:p>1,21</text:p>
          </table:table-cell>
          <table:table-cell table:formula="of:=['Anael. H2O (MBP+Malt)'.F9]" office:value-type="float" office:value="0.516928" calcext:value-type="float">
            <text:p>0,516928</text:p>
          </table:table-cell>
          <table:table-cell table:formula="of:=['Anael. H2O (MBP+Malt)'.G9]" office:value-type="float" office:value="0.183688" calcext:value-type="float">
            <text:p>0,183688</text:p>
          </table:table-cell>
          <table:table-cell table:formula="of:=['Anael. H2O (MBP+Malt)'.D31]^-2" office:value-type="float" office:value="29.6372858459278" calcext:value-type="float">
            <text:p>29,6372858459</text:p>
          </table:table-cell>
          <table:table-cell table:formula="of:=['Anael. H2O (MBP+Malt)'.E31]*['Anael. H2O (MBP+Malt)'.B31]" office:value-type="float" office:value="35.8611158735727" calcext:value-type="float">
            <text:p>35,8611158736</text:p>
          </table:table-cell>
          <table:table-cell table:formula="of:=['Anael. H2O (MBP+Malt)'.F31]*['Anael. H2O (MBP+Malt)'.B31]" office:value-type="float" office:value="43.391950207023" calcext:value-type="float">
            <text:p>43,391950207</text:p>
          </table:table-cell>
          <table:table-cell table:formula="of:=['Anael. H2O (MBP+Malt)'.F31]*['Anael. H2O (MBP+Malt)'.C31]" office:value-type="float" office:value="18.5376149062942" calcext:value-type="float">
            <text:p>18,5376149063</text:p>
          </table:table-cell>
          <table:table-cell table:formula="of:=['Anael. H2O (MBP+Malt)'.E31]*['Anael. H2O (MBP+Malt)'.C31]" office:value-type="float" office:value="15.3203428977638" calcext:value-type="float">
            <text:p>15,3203428978</text:p>
          </table:table-cell>
          <table:table-cell/>
          <table:table-cell table:formula="of:=['Anael. H2O (MBP+Malt)'.B31]-['Anael. H2O (MBP+Malt)'.B$44]" office:value-type="float" office:value="-1.49" calcext:value-type="float">
            <text:p>-1,49</text:p>
          </table:table-cell>
          <table:table-cell table:formula="of:=['Anael. H2O (MBP+Malt)'.C31]-['Anael. H2O (MBP+Malt)'.C$44]" office:value-type="float" office:value="-0.169683030769231" calcext:value-type="float">
            <text:p>-0,1696830308</text:p>
          </table:table-cell>
          <table:table-cell table:formula="of:=['Anael. H2O (MBP+Malt)'.K31]*['Anael. H2O (MBP+Malt)'.L31]" office:value-type="float" office:value="0.252827715846154" calcext:value-type="float">
            <text:p>0,2528277158</text:p>
          </table:table-cell>
          <table:table-cell table:formula="of:=['Anael. H2O (MBP+Malt)'.K31]^2" office:value-type="float" office:value="2.2201" calcext:value-type="float">
            <text:p>2,2201</text:p>
          </table:table-cell>
          <table:table-cell table:formula="of:=['Anael. H2O (MBP+Malt)'.L31]^2" office:value-type="float" office:value="0.0287923309310317" calcext:value-type="float">
            <text:p>0,0287923309</text:p>
          </table:table-cell>
          <table:table-cell table:number-columns-repeated="5"/>
        </table:table-row>
        <table:table-row table:style-name="ro1">
          <table:table-cell/>
          <table:table-cell table:formula="of:=['Anael. H2O (MBP+Malt)'.B10]" office:value-type="float" office:value="1.44" calcext:value-type="float">
            <text:p>1,44</text:p>
          </table:table-cell>
          <table:table-cell table:formula="of:=['Anael. H2O (MBP+Malt)'.F10]" office:value-type="float" office:value="0.5634716" calcext:value-type="float">
            <text:p>0,5634716</text:p>
          </table:table-cell>
          <table:table-cell table:formula="of:=['Anael. H2O (MBP+Malt)'.G10]" office:value-type="float" office:value="0.1939766" calcext:value-type="float">
            <text:p>0,1939766</text:p>
          </table:table-cell>
          <table:table-cell table:formula="of:=['Anael. H2O (MBP+Malt)'.D32]^-2" office:value-type="float" office:value="26.5767159306762" calcext:value-type="float">
            <text:p>26,5767159307</text:p>
          </table:table-cell>
          <table:table-cell table:formula="of:=['Anael. H2O (MBP+Malt)'.E32]*['Anael. H2O (MBP+Malt)'.B32]" office:value-type="float" office:value="38.2704709401738" calcext:value-type="float">
            <text:p>38,2704709402</text:p>
          </table:table-cell>
          <table:table-cell table:formula="of:=['Anael. H2O (MBP+Malt)'.F32]*['Anael. H2O (MBP+Malt)'.B32]" office:value-type="float" office:value="55.1094781538503" calcext:value-type="float">
            <text:p>55,1094781539</text:p>
          </table:table-cell>
          <table:table-cell table:formula="of:=['Anael. H2O (MBP+Malt)'.F32]*['Anael. H2O (MBP+Malt)'.C32]" office:value-type="float" office:value="21.5643234934132" calcext:value-type="float">
            <text:p>21,5643234934</text:p>
          </table:table-cell>
          <table:table-cell table:formula="of:=['Anael. H2O (MBP+Malt)'.E32]*['Anael. H2O (MBP+Malt)'.C32]" office:value-type="float" office:value="14.9752246482036" calcext:value-type="float">
            <text:p>14,9752246482</text:p>
          </table:table-cell>
          <table:table-cell/>
          <table:table-cell table:formula="of:=['Anael. H2O (MBP+Malt)'.B32]-['Anael. H2O (MBP+Malt)'.B$44]" office:value-type="float" office:value="-1.26" calcext:value-type="float">
            <text:p>-1,26</text:p>
          </table:table-cell>
          <table:table-cell table:formula="of:=['Anael. H2O (MBP+Malt)'.C32]-['Anael. H2O (MBP+Malt)'.C$44]" office:value-type="float" office:value="-0.123139430769231" calcext:value-type="float">
            <text:p>-0,1231394308</text:p>
          </table:table-cell>
          <table:table-cell table:formula="of:=['Anael. H2O (MBP+Malt)'.K32]*['Anael. H2O (MBP+Malt)'.L32]" office:value-type="float" office:value="0.155155682769231" calcext:value-type="float">
            <text:p>0,1551556828</text:p>
          </table:table-cell>
          <table:table-cell table:formula="of:=['Anael. H2O (MBP+Malt)'.K32]^2" office:value-type="float" office:value="1.5876" calcext:value-type="float">
            <text:p>1,5876</text:p>
          </table:table-cell>
          <table:table-cell table:formula="of:=['Anael. H2O (MBP+Malt)'.L32]^2" office:value-type="float" office:value="0.0151633194101702" calcext:value-type="float">
            <text:p>0,0151633194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dB</text:p>
          </table:table-cell>
          <table:table-cell table:number-columns-repeated="2"/>
        </table:table-row>
        <table:table-row table:style-name="ro1">
          <table:table-cell/>
          <table:table-cell table:formula="of:=['Anael. H2O (MBP+Malt)'.B11]" office:value-type="float" office:value="1.69" calcext:value-type="float">
            <text:p>1,69</text:p>
          </table:table-cell>
          <table:table-cell table:formula="of:=['Anael. H2O (MBP+Malt)'.F11]" office:value-type="float" office:value="0.5710056" calcext:value-type="float">
            <text:p>0,5710056</text:p>
          </table:table-cell>
          <table:table-cell table:formula="of:=['Anael. H2O (MBP+Malt)'.G11]" office:value-type="float" office:value="0.2000752" calcext:value-type="float">
            <text:p>0,2000752</text:p>
          </table:table-cell>
          <table:table-cell table:formula="of:=['Anael. H2O (MBP+Malt)'.D33]^-2" office:value-type="float" office:value="24.9812105978868" calcext:value-type="float">
            <text:p>24,9812105979</text:p>
          </table:table-cell>
          <table:table-cell table:formula="of:=['Anael. H2O (MBP+Malt)'.E33]*['Anael. H2O (MBP+Malt)'.B33]" office:value-type="float" office:value="42.2182459104286" calcext:value-type="float">
            <text:p>42,2182459104</text:p>
          </table:table-cell>
          <table:table-cell table:formula="of:=['Anael. H2O (MBP+Malt)'.F33]*['Anael. H2O (MBP+Malt)'.B33]" office:value-type="float" office:value="71.3488355886244" calcext:value-type="float">
            <text:p>71,3488355886</text:p>
          </table:table-cell>
          <table:table-cell table:formula="of:=['Anael. H2O (MBP+Malt)'.F33]*['Anael. H2O (MBP+Malt)'.C33]" office:value-type="float" office:value="24.1068548370318" calcext:value-type="float">
            <text:p>24,106854837</text:p>
          </table:table-cell>
          <table:table-cell table:formula="of:=['Anael. H2O (MBP+Malt)'.E33]*['Anael. H2O (MBP+Malt)'.C33]" office:value-type="float" office:value="14.2644111461727" calcext:value-type="float">
            <text:p>14,2644111462</text:p>
          </table:table-cell>
          <table:table-cell/>
          <table:table-cell table:formula="of:=['Anael. H2O (MBP+Malt)'.B33]-['Anael. H2O (MBP+Malt)'.B$44]" office:value-type="float" office:value="-1.01" calcext:value-type="float">
            <text:p>-1,01</text:p>
          </table:table-cell>
          <table:table-cell table:formula="of:=['Anael. H2O (MBP+Malt)'.C33]-['Anael. H2O (MBP+Malt)'.C$44]" office:value-type="float" office:value="-0.115605430769231" calcext:value-type="float">
            <text:p>-0,1156054308</text:p>
          </table:table-cell>
          <table:table-cell table:formula="of:=['Anael. H2O (MBP+Malt)'.K33]*['Anael. H2O (MBP+Malt)'.L33]" office:value-type="float" office:value="0.116761485076923" calcext:value-type="float">
            <text:p>0,1167614851</text:p>
          </table:table-cell>
          <table:table-cell table:formula="of:=['Anael. H2O (MBP+Malt)'.K33]^2" office:value-type="float" office:value="1.0201" calcext:value-type="float">
            <text:p>1,0201</text:p>
          </table:table-cell>
          <table:table-cell table:formula="of:=['Anael. H2O (MBP+Malt)'.L33]^2" office:value-type="float" office:value="0.0133646156233394" calcext:value-type="float">
            <text:p>0,0133646156</text:p>
          </table:table-cell>
          <table:table-cell/>
          <table:table-cell table:formula="of:=(['Anael. H2O (MBP+Malt)'.E44]*['Anael. H2O (MBP+Malt)'.H44]-['Anael. H2O (MBP+Malt)'.F44]*['Anael. H2O (MBP+Malt)'.I44])/['Anael. H2O (MBP+Malt)'.J44]" office:value-type="float" office:value="0.107980556234198" calcext:value-type="float">
            <text:p>0,1079805562</text:p>
          </table:table-cell>
          <table:table-cell table:formula="of:=SQRT(['Anael. H2O (MBP+Malt)'.E44]/['Anael. H2O (MBP+Malt)'.J44])" office:value-type="float" office:value="0.0452850312245671" calcext:value-type="float">
            <text:p>0,0452850312</text:p>
          </table:table-cell>
          <table:table-cell table:number-columns-repeated="2"/>
        </table:table-row>
        <table:table-row table:style-name="ro1">
          <table:table-cell/>
          <table:table-cell table:formula="of:=['Anael. H2O (MBP+Malt)'.B12]" office:value-type="float" office:value="1.96" calcext:value-type="float">
            <text:p>1,96</text:p>
          </table:table-cell>
          <table:table-cell table:formula="of:=['Anael. H2O (MBP+Malt)'.F12]" office:value-type="float" office:value="0.6366111" calcext:value-type="float">
            <text:p>0,6366111</text:p>
          </table:table-cell>
          <table:table-cell table:formula="of:=['Anael. H2O (MBP+Malt)'.G12]" office:value-type="float" office:value="0.2074751" calcext:value-type="float">
            <text:p>0,2074751</text:p>
          </table:table-cell>
          <table:table-cell table:formula="of:=['Anael. H2O (MBP+Malt)'.D34]^-2" office:value-type="float" office:value="23.2310069550161" calcext:value-type="float">
            <text:p>23,231006955</text:p>
          </table:table-cell>
          <table:table-cell table:formula="of:=['Anael. H2O (MBP+Malt)'.E34]*['Anael. H2O (MBP+Malt)'.B34]" office:value-type="float" office:value="45.5327736318316" calcext:value-type="float">
            <text:p>45,5327736318</text:p>
          </table:table-cell>
          <table:table-cell table:formula="of:=['Anael. H2O (MBP+Malt)'.F34]*['Anael. H2O (MBP+Malt)'.B34]" office:value-type="float" office:value="89.2442363183899" calcext:value-type="float">
            <text:p>89,2442363184</text:p>
          </table:table-cell>
          <table:table-cell table:formula="of:=['Anael. H2O (MBP+Malt)'.F34]*['Anael. H2O (MBP+Malt)'.C34]" office:value-type="float" office:value="28.9866691078113" calcext:value-type="float">
            <text:p>28,9866691078</text:p>
          </table:table-cell>
          <table:table-cell table:formula="of:=['Anael. H2O (MBP+Malt)'.E34]*['Anael. H2O (MBP+Malt)'.C34]" office:value-type="float" office:value="14.7891168917405" calcext:value-type="float">
            <text:p>14,7891168917</text:p>
          </table:table-cell>
          <table:table-cell/>
          <table:table-cell table:formula="of:=['Anael. H2O (MBP+Malt)'.B34]-['Anael. H2O (MBP+Malt)'.B$44]" office:value-type="float" office:value="-0.74" calcext:value-type="float">
            <text:p>-0,74</text:p>
          </table:table-cell>
          <table:table-cell table:formula="of:=['Anael. H2O (MBP+Malt)'.C34]-['Anael. H2O (MBP+Malt)'.C$44]" office:value-type="float" office:value="-0.0499999307692307" calcext:value-type="float">
            <text:p>-0,0499999308</text:p>
          </table:table-cell>
          <table:table-cell table:formula="of:=['Anael. H2O (MBP+Malt)'.K34]*['Anael. H2O (MBP+Malt)'.L34]" office:value-type="float" office:value="0.0369999487692307" calcext:value-type="float">
            <text:p>0,0369999488</text:p>
          </table:table-cell>
          <table:table-cell table:formula="of:=['Anael. H2O (MBP+Malt)'.K34]^2" office:value-type="float" office:value="0.547600000000001" calcext:value-type="float">
            <text:p>0,5476</text:p>
          </table:table-cell>
          <table:table-cell table:formula="of:=['Anael. H2O (MBP+Malt)'.L34]^2" office:value-type="float" office:value="0.00249999307692786" calcext:value-type="float">
            <text:p>0,0024999931</text:p>
          </table:table-cell>
          <table:table-cell table:number-columns-repeated="5"/>
        </table:table-row>
        <table:table-row table:style-name="ro1">
          <table:table-cell/>
          <table:table-cell table:formula="of:=['Anael. H2O (MBP+Malt)'.B13]" office:value-type="float" office:value="2.25" calcext:value-type="float">
            <text:p>2,25</text:p>
          </table:table-cell>
          <table:table-cell table:formula="of:=['Anael. H2O (MBP+Malt)'.F13]" office:value-type="float" office:value="0.6441154" calcext:value-type="float">
            <text:p>0,6441154</text:p>
          </table:table-cell>
          <table:table-cell table:formula="of:=['Anael. H2O (MBP+Malt)'.G13]" office:value-type="float" office:value="0.2136269" calcext:value-type="float">
            <text:p>0,2136269</text:p>
          </table:table-cell>
          <table:table-cell table:formula="of:=['Anael. H2O (MBP+Malt)'.D35]^-2" office:value-type="float" office:value="21.9123079760007" calcext:value-type="float">
            <text:p>21,912307976</text:p>
          </table:table-cell>
          <table:table-cell table:formula="of:=['Anael. H2O (MBP+Malt)'.E35]*['Anael. H2O (MBP+Malt)'.B35]" office:value-type="float" office:value="49.3026929460016" calcext:value-type="float">
            <text:p>49,302692946</text:p>
          </table:table-cell>
          <table:table-cell table:formula="of:=['Anael. H2O (MBP+Malt)'.F35]*['Anael. H2O (MBP+Malt)'.B35]" office:value-type="float" office:value="110.931059128504" calcext:value-type="float">
            <text:p>110,9310591285</text:p>
          </table:table-cell>
          <table:table-cell table:formula="of:=['Anael. H2O (MBP+Malt)'.F35]*['Anael. H2O (MBP+Malt)'.C35]" office:value-type="float" office:value="31.756623787991" calcext:value-type="float">
            <text:p>31,756623788</text:p>
          </table:table-cell>
          <table:table-cell table:formula="of:=['Anael. H2O (MBP+Malt)'.E35]*['Anael. H2O (MBP+Malt)'.C35]" office:value-type="float" office:value="14.1140550168849" calcext:value-type="float">
            <text:p>14,1140550169</text:p>
          </table:table-cell>
          <table:table-cell/>
          <table:table-cell table:formula="of:=['Anael. H2O (MBP+Malt)'.B35]-['Anael. H2O (MBP+Malt)'.B$44]" office:value-type="float" office:value="-0.45" calcext:value-type="float">
            <text:p>-0,45</text:p>
          </table:table-cell>
          <table:table-cell table:formula="of:=['Anael. H2O (MBP+Malt)'.C35]-['Anael. H2O (MBP+Malt)'.C$44]" office:value-type="float" office:value="-0.0424956307692307" calcext:value-type="float">
            <text:p>-0,0424956308</text:p>
          </table:table-cell>
          <table:table-cell table:formula="of:=['Anael. H2O (MBP+Malt)'.K35]*['Anael. H2O (MBP+Malt)'.L35]" office:value-type="float" office:value="0.0191230338461538" calcext:value-type="float">
            <text:p>0,0191230338</text:p>
          </table:table-cell>
          <table:table-cell table:formula="of:=['Anael. H2O (MBP+Malt)'.K35]^2" office:value-type="float" office:value="0.2025" calcext:value-type="float">
            <text:p>0,2025</text:p>
          </table:table-cell>
          <table:table-cell table:formula="of:=['Anael. H2O (MBP+Malt)'.L35]^2" office:value-type="float" office:value="0.00180587863447479" calcext:value-type="float">
            <text:p>0,0018058786</text:p>
          </table:table-cell>
          <table:table-cell/>
          <table:table-cell table:style-name="ce25" office:value-type="string" calcext:value-type="string" table:number-columns-spanned="4" table:number-rows-spanned="2">
            <text:p>Equazione della retta</text:p>
          </table:table-cell>
          <table:covered-table-cell table:number-columns-repeated="3"/>
        </table:table-row>
        <table:table-row table:style-name="ro1">
          <table:table-cell/>
          <table:table-cell table:formula="of:=['Anael. H2O (MBP+Malt)'.B14]" office:value-type="float" office:value="2.56" calcext:value-type="float">
            <text:p>2,56</text:p>
          </table:table-cell>
          <table:table-cell table:formula="of:=['Anael. H2O (MBP+Malt)'.F14]" office:value-type="float" office:value="0.6778751" calcext:value-type="float">
            <text:p>0,6778751</text:p>
          </table:table-cell>
          <table:table-cell table:formula="of:=['Anael. H2O (MBP+Malt)'.G14]" office:value-type="float" office:value="0.2156015" calcext:value-type="float">
            <text:p>0,2156015</text:p>
          </table:table-cell>
          <table:table-cell table:formula="of:=['Anael. H2O (MBP+Malt)'.D36]^-2" office:value-type="float" office:value="21.5127754424043" calcext:value-type="float">
            <text:p>21,5127754424</text:p>
          </table:table-cell>
          <table:table-cell table:formula="of:=['Anael. H2O (MBP+Malt)'.E36]*['Anael. H2O (MBP+Malt)'.B36]" office:value-type="float" office:value="55.0727051325551" calcext:value-type="float">
            <text:p>55,0727051326</text:p>
          </table:table-cell>
          <table:table-cell table:formula="of:=['Anael. H2O (MBP+Malt)'.F36]*['Anael. H2O (MBP+Malt)'.B36]" office:value-type="float" office:value="140.986125139341" calcext:value-type="float">
            <text:p>140,9861251393</text:p>
          </table:table-cell>
          <table:table-cell table:formula="of:=['Anael. H2O (MBP+Malt)'.F36]*['Anael. H2O (MBP+Malt)'.C36]" office:value-type="float" office:value="37.3324154990013" calcext:value-type="float">
            <text:p>37,332415499</text:p>
          </table:table-cell>
          <table:table-cell table:formula="of:=['Anael. H2O (MBP+Malt)'.E36]*['Anael. H2O (MBP+Malt)'.C36]" office:value-type="float" office:value="14.5829748042974" calcext:value-type="float">
            <text:p>14,5829748043</text:p>
          </table:table-cell>
          <table:table-cell/>
          <table:table-cell table:formula="of:=['Anael. H2O (MBP+Malt)'.B36]-['Anael. H2O (MBP+Malt)'.B$44]" office:value-type="float" office:value="-0.14" calcext:value-type="float">
            <text:p>-0,14</text:p>
          </table:table-cell>
          <table:table-cell table:formula="of:=['Anael. H2O (MBP+Malt)'.C36]-['Anael. H2O (MBP+Malt)'.C$44]" office:value-type="float" office:value="-0.00873593076923074" calcext:value-type="float">
            <text:p>-0,0087359308</text:p>
          </table:table-cell>
          <table:table-cell table:formula="of:=['Anael. H2O (MBP+Malt)'.K36]*['Anael. H2O (MBP+Malt)'.L36]" office:value-type="float" office:value="0.0012230303076923" calcext:value-type="float">
            <text:p>0,0012230303</text:p>
          </table:table-cell>
          <table:table-cell table:formula="of:=['Anael. H2O (MBP+Malt)'.K36]^2" office:value-type="float" office:value="0.0195999999999999" calcext:value-type="float">
            <text:p>0,0196</text:p>
          </table:table-cell>
          <table:table-cell table:formula="of:=['Anael. H2O (MBP+Malt)'.L36]^2" office:value-type="float" office:value="0.0000763164864047923" calcext:value-type="float">
            <text:p>7,63164864047923E-05</text:p>
          </table:table-cell>
          <table:table-cell/>
          <table:covered-table-cell table:number-columns-repeated="4"/>
        </table:table-row>
        <table:table-row table:style-name="ro1">
          <table:table-cell/>
          <table:table-cell table:formula="of:=['Anael. H2O (MBP+Malt)'.B15]" office:value-type="float" office:value="2.89" calcext:value-type="float">
            <text:p>2,89</text:p>
          </table:table-cell>
          <table:table-cell table:formula="of:=['Anael. H2O (MBP+Malt)'.F15]" office:value-type="float" office:value="0.749419" calcext:value-type="float">
            <text:p>0,749419</text:p>
          </table:table-cell>
          <table:table-cell table:formula="of:=['Anael. H2O (MBP+Malt)'.G15]" office:value-type="float" office:value="0.2181736" calcext:value-type="float">
            <text:p>0,2181736</text:p>
          </table:table-cell>
          <table:table-cell table:formula="of:=['Anael. H2O (MBP+Malt)'.D37]^-2" office:value-type="float" office:value="21.0085270570096" calcext:value-type="float">
            <text:p>21,008527057</text:p>
          </table:table-cell>
          <table:table-cell table:formula="of:=['Anael. H2O (MBP+Malt)'.E37]*['Anael. H2O (MBP+Malt)'.B37]" office:value-type="float" office:value="60.7146431947579" calcext:value-type="float">
            <text:p>60,7146431948</text:p>
          </table:table-cell>
          <table:table-cell table:formula="of:=['Anael. H2O (MBP+Malt)'.F37]*['Anael. H2O (MBP+Malt)'.B37]" office:value-type="float" office:value="175.46531883285" calcext:value-type="float">
            <text:p>175,4653188329</text:p>
          </table:table-cell>
          <table:table-cell table:formula="of:=['Anael. H2O (MBP+Malt)'.F37]*['Anael. H2O (MBP+Malt)'.C37]" office:value-type="float" office:value="45.5007071883722" calcext:value-type="float">
            <text:p>45,5007071884</text:p>
          </table:table-cell>
          <table:table-cell table:formula="of:=['Anael. H2O (MBP+Malt)'.E37]*['Anael. H2O (MBP+Malt)'.C37]" office:value-type="float" office:value="15.7441893385371" calcext:value-type="float">
            <text:p>15,7441893385</text:p>
          </table:table-cell>
          <table:table-cell/>
          <table:table-cell table:formula="of:=['Anael. H2O (MBP+Malt)'.B37]-['Anael. H2O (MBP+Malt)'.B$44]" office:value-type="float" office:value="0.19" calcext:value-type="float">
            <text:p>0,19</text:p>
          </table:table-cell>
          <table:table-cell table:formula="of:=['Anael. H2O (MBP+Malt)'.C37]-['Anael. H2O (MBP+Malt)'.C$44]" office:value-type="float" office:value="0.0628079692307693" calcext:value-type="float">
            <text:p>0,0628079692</text:p>
          </table:table-cell>
          <table:table-cell table:formula="of:=['Anael. H2O (MBP+Malt)'.K37]*['Anael. H2O (MBP+Malt)'.L37]" office:value-type="float" office:value="0.0119335141538462" calcext:value-type="float">
            <text:p>0,0119335142</text:p>
          </table:table-cell>
          <table:table-cell table:formula="of:=['Anael. H2O (MBP+Malt)'.K37]^2" office:value-type="float" office:value="0.0361000000000001" calcext:value-type="float">
            <text:p>0,0361</text:p>
          </table:table-cell>
          <table:table-cell table:formula="of:=['Anael. H2O (MBP+Malt)'.L37]^2" office:value-type="float" office:value="0.00394484099889326" calcext:value-type="float">
            <text:p>0,003944841</text:p>
          </table:table-cell>
          <table:table-cell table:number-columns-repeated="5"/>
        </table:table-row>
        <table:table-row table:style-name="ro1">
          <table:table-cell/>
          <table:table-cell table:formula="of:=['Anael. H2O (MBP+Malt)'.B16]" office:value-type="float" office:value="3.24" calcext:value-type="float">
            <text:p>3,24</text:p>
          </table:table-cell>
          <table:table-cell table:formula="of:=['Anael. H2O (MBP+Malt)'.F16]" office:value-type="float" office:value="0.7260376" calcext:value-type="float">
            <text:p>0,7260376</text:p>
          </table:table-cell>
          <table:table-cell table:formula="of:=['Anael. H2O (MBP+Malt)'.G16]" office:value-type="float" office:value="0.2134864" calcext:value-type="float">
            <text:p>0,2134864</text:p>
          </table:table-cell>
          <table:table-cell table:formula="of:=['Anael. H2O (MBP+Malt)'.D38]^-2" office:value-type="float" office:value="21.9411593908282" calcext:value-type="float">
            <text:p>21,9411593908</text:p>
          </table:table-cell>
          <table:table-cell table:formula="of:=['Anael. H2O (MBP+Malt)'.E38]*['Anael. H2O (MBP+Malt)'.B38]" office:value-type="float" office:value="71.0893564262833" calcext:value-type="float">
            <text:p>71,0893564263</text:p>
          </table:table-cell>
          <table:table-cell table:formula="of:=['Anael. H2O (MBP+Malt)'.F38]*['Anael. H2O (MBP+Malt)'.B38]" office:value-type="float" office:value="230.329514821158" calcext:value-type="float">
            <text:p>230,3295148212</text:p>
          </table:table-cell>
          <table:table-cell table:formula="of:=['Anael. H2O (MBP+Malt)'.F38]*['Anael. H2O (MBP+Malt)'.C38]" office:value-type="float" office:value="51.6135457252833" calcext:value-type="float">
            <text:p>51,6135457253</text:p>
          </table:table-cell>
          <table:table-cell table:formula="of:=['Anael. H2O (MBP+Malt)'.E38]*['Anael. H2O (MBP+Malt)'.C38]" office:value-type="float" office:value="15.9301067053344" calcext:value-type="float">
            <text:p>15,9301067053</text:p>
          </table:table-cell>
          <table:table-cell/>
          <table:table-cell table:formula="of:=['Anael. H2O (MBP+Malt)'.B38]-['Anael. H2O (MBP+Malt)'.B$44]" office:value-type="float" office:value="0.54" calcext:value-type="float">
            <text:p>0,54</text:p>
          </table:table-cell>
          <table:table-cell table:formula="of:=['Anael. H2O (MBP+Malt)'.C38]-['Anael. H2O (MBP+Malt)'.C$44]" office:value-type="float" office:value="0.0394265692307693" calcext:value-type="float">
            <text:p>0,0394265692</text:p>
          </table:table-cell>
          <table:table-cell table:formula="of:=['Anael. H2O (MBP+Malt)'.K38]*['Anael. H2O (MBP+Malt)'.L38]" office:value-type="float" office:value="0.0212903473846154" calcext:value-type="float">
            <text:p>0,0212903474</text:p>
          </table:table-cell>
          <table:table-cell table:formula="of:=['Anael. H2O (MBP+Malt)'.K38]^2" office:value-type="float" office:value="0.2916" calcext:value-type="float">
            <text:p>0,2916</text:p>
          </table:table-cell>
          <table:table-cell table:formula="of:=['Anael. H2O (MBP+Malt)'.L38]^2" office:value-type="float" office:value="0.00155445436130864" calcext:value-type="float">
            <text:p>0,0015544544</text:p>
          </table:table-cell>
          <table:table-cell/>
          <table:table-cell table:style-name="ce26" office:value-type="string" calcext:value-type="string" table:number-columns-spanned="4" table:number-rows-spanned="1">
            <text:p>P1 = (0,11 <text:span text:style-name="T1">±</text:span> 0.06) Q<text:span text:style-name="T1">²</text:span> + (0.39 <text:span text:style-name="T1">±</text:span> 0.13)</text:p>
          </table:table-cell>
          <table:covered-table-cell table:number-columns-repeated="3"/>
        </table:table-row>
        <table:table-row table:style-name="ro1">
          <table:table-cell/>
          <table:table-cell table:formula="of:=['Anael. H2O (MBP+Malt)'.B17]" office:value-type="float" office:value="3.61" calcext:value-type="float">
            <text:p>3,61</text:p>
          </table:table-cell>
          <table:table-cell table:formula="of:=['Anael. H2O (MBP+Malt)'.F17]" office:value-type="float" office:value="0.7840736" calcext:value-type="float">
            <text:p>0,7840736</text:p>
          </table:table-cell>
          <table:table-cell table:formula="of:=['Anael. H2O (MBP+Malt)'.G17]" office:value-type="float" office:value="0.2144581" calcext:value-type="float">
            <text:p>0,2144581</text:p>
          </table:table-cell>
          <table:table-cell table:formula="of:=['Anael. H2O (MBP+Malt)'.D39]^-2" office:value-type="float" office:value="21.742781021431" calcext:value-type="float">
            <text:p>21,7427810214</text:p>
          </table:table-cell>
          <table:table-cell table:formula="of:=['Anael. H2O (MBP+Malt)'.E39]*['Anael. H2O (MBP+Malt)'.B39]" office:value-type="float" office:value="78.4914394873658" calcext:value-type="float">
            <text:p>78,4914394874</text:p>
          </table:table-cell>
          <table:table-cell table:formula="of:=['Anael. H2O (MBP+Malt)'.F39]*['Anael. H2O (MBP+Malt)'.B39]" office:value-type="float" office:value="283.354096549391" calcext:value-type="float">
            <text:p>283,3540965494</text:p>
          </table:table-cell>
          <table:table-cell table:formula="of:=['Anael. H2O (MBP+Malt)'.F39]*['Anael. H2O (MBP+Malt)'.C39]" office:value-type="float" office:value="61.5430655280411" calcext:value-type="float">
            <text:p>61,543065528</text:p>
          </table:table-cell>
          <table:table-cell table:formula="of:=['Anael. H2O (MBP+Malt)'.E39]*['Anael. H2O (MBP+Malt)'.C39]" office:value-type="float" office:value="17.0479405894851" calcext:value-type="float">
            <text:p>17,0479405895</text:p>
          </table:table-cell>
          <table:table-cell/>
          <table:table-cell table:formula="of:=['Anael. H2O (MBP+Malt)'.B39]-['Anael. H2O (MBP+Malt)'.B$44]" office:value-type="float" office:value="0.91" calcext:value-type="float">
            <text:p>0,91</text:p>
          </table:table-cell>
          <table:table-cell table:formula="of:=['Anael. H2O (MBP+Malt)'.C39]-['Anael. H2O (MBP+Malt)'.C$44]" office:value-type="float" office:value="0.0974625692307692" calcext:value-type="float">
            <text:p>0,0974625692</text:p>
          </table:table-cell>
          <table:table-cell table:formula="of:=['Anael. H2O (MBP+Malt)'.K39]*['Anael. H2O (MBP+Malt)'.L39]" office:value-type="float" office:value="0.088690938" calcext:value-type="float">
            <text:p>0,088690938</text:p>
          </table:table-cell>
          <table:table-cell table:formula="of:=['Anael. H2O (MBP+Malt)'.K39]^2" office:value-type="float" office:value="0.8281" calcext:value-type="float">
            <text:p>0,8281</text:p>
          </table:table-cell>
          <table:table-cell table:formula="of:=['Anael. H2O (MBP+Malt)'.L39]^2" office:value-type="float" office:value="0.00949895240106249" calcext:value-type="float">
            <text:p>0,0094989524</text:p>
          </table:table-cell>
          <table:table-cell table:number-columns-repeated="5"/>
        </table:table-row>
        <table:table-row table:style-name="ro1">
          <table:table-cell/>
          <table:table-cell table:formula="of:=['Anael. H2O (MBP+Malt)'.B18]" office:value-type="float" office:value="4" calcext:value-type="float">
            <text:p>4</text:p>
          </table:table-cell>
          <table:table-cell table:formula="of:=['Anael. H2O (MBP+Malt)'.F18]" office:value-type="float" office:value="0.82284" calcext:value-type="float">
            <text:p>0,82284</text:p>
          </table:table-cell>
          <table:table-cell table:formula="of:=['Anael. H2O (MBP+Malt)'.G18]" office:value-type="float" office:value="0.2137075" calcext:value-type="float">
            <text:p>0,2137075</text:p>
          </table:table-cell>
          <table:table-cell table:formula="of:=['Anael. H2O (MBP+Malt)'.D40]^-2" office:value-type="float" office:value="21.8957825945927" calcext:value-type="float">
            <text:p>21,8957825946</text:p>
          </table:table-cell>
          <table:table-cell table:formula="of:=['Anael. H2O (MBP+Malt)'.E40]*['Anael. H2O (MBP+Malt)'.B40]" office:value-type="float" office:value="87.5831303783708" calcext:value-type="float">
            <text:p>87,5831303784</text:p>
          </table:table-cell>
          <table:table-cell table:formula="of:=['Anael. H2O (MBP+Malt)'.F40]*['Anael. H2O (MBP+Malt)'.B40]" office:value-type="float" office:value="350.332521513483" calcext:value-type="float">
            <text:p>350,3325215135</text:p>
          </table:table-cell>
          <table:table-cell table:formula="of:=['Anael. H2O (MBP+Malt)'.F40]*['Anael. H2O (MBP+Malt)'.C40]" office:value-type="float" office:value="72.0669030005386" calcext:value-type="float">
            <text:p>72,0669030005</text:p>
          </table:table-cell>
          <table:table-cell table:formula="of:=['Anael. H2O (MBP+Malt)'.E40]*['Anael. H2O (MBP+Malt)'.C40]" office:value-type="float" office:value="18.0167257501347" calcext:value-type="float">
            <text:p>18,0167257501</text:p>
          </table:table-cell>
          <table:table-cell/>
          <table:table-cell table:formula="of:=['Anael. H2O (MBP+Malt)'.B40]-['Anael. H2O (MBP+Malt)'.B$44]" office:value-type="float" office:value="1.3" calcext:value-type="float">
            <text:p>1,3</text:p>
          </table:table-cell>
          <table:table-cell table:formula="of:=['Anael. H2O (MBP+Malt)'.C40]-['Anael. H2O (MBP+Malt)'.C$44]" office:value-type="float" office:value="0.136228969230769" calcext:value-type="float">
            <text:p>0,1362289692</text:p>
          </table:table-cell>
          <table:table-cell table:formula="of:=['Anael. H2O (MBP+Malt)'.K40]*['Anael. H2O (MBP+Malt)'.L40]" office:value-type="float" office:value="0.17709766" calcext:value-type="float">
            <text:p>0,17709766</text:p>
          </table:table-cell>
          <table:table-cell table:formula="of:=['Anael. H2O (MBP+Malt)'.K40]^2" office:value-type="float" office:value="1.69" calcext:value-type="float">
            <text:p>1,69</text:p>
          </table:table-cell>
          <table:table-cell table:formula="of:=['Anael. H2O (MBP+Malt)'.L40]^2" office:value-type="float" office:value="0.0185583320576779" calcext:value-type="float">
            <text:p>0,0185583321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table:formula="of:=['Anael. H2O (MBP+Malt)'.B19]" office:value-type="float" office:value="4.41" calcext:value-type="float">
            <text:p>4,41</text:p>
          </table:table-cell>
          <table:table-cell table:formula="of:=['Anael. H2O (MBP+Malt)'.F19]" office:value-type="float" office:value="0.8627898" calcext:value-type="float">
            <text:p>0,8627898</text:p>
          </table:table-cell>
          <table:table-cell table:formula="of:=['Anael. H2O (MBP+Malt)'.G19]" office:value-type="float" office:value="0.2114071" calcext:value-type="float">
            <text:p>0,2114071</text:p>
          </table:table-cell>
          <table:table-cell table:formula="of:=['Anael. H2O (MBP+Malt)'.D41]^-2" office:value-type="float" office:value="22.3748876066229" calcext:value-type="float">
            <text:p>22,3748876066</text:p>
          </table:table-cell>
          <table:table-cell table:formula="of:=['Anael. H2O (MBP+Malt)'.E41]*['Anael. H2O (MBP+Malt)'.B41]" office:value-type="float" office:value="98.673254345207" calcext:value-type="float">
            <text:p>98,6732543452</text:p>
          </table:table-cell>
          <table:table-cell table:formula="of:=['Anael. H2O (MBP+Malt)'.F41]*['Anael. H2O (MBP+Malt)'.B41]" office:value-type="float" office:value="435.149051662363" calcext:value-type="float">
            <text:p>435,1490516624</text:p>
          </table:table-cell>
          <table:table-cell table:formula="of:=['Anael. H2O (MBP+Malt)'.F41]*['Anael. H2O (MBP+Malt)'.C41]" office:value-type="float" office:value="85.1342773818503" calcext:value-type="float">
            <text:p>85,1342773819</text:p>
          </table:table-cell>
          <table:table-cell table:formula="of:=['Anael. H2O (MBP+Malt)'.E41]*['Anael. H2O (MBP+Malt)'.C41]" office:value-type="float" office:value="19.3048248031407" calcext:value-type="float">
            <text:p>19,3048248031</text:p>
          </table:table-cell>
          <table:table-cell/>
          <table:table-cell table:formula="of:=['Anael. H2O (MBP+Malt)'.B41]-['Anael. H2O (MBP+Malt)'.B$44]" office:value-type="float" office:value="1.71" calcext:value-type="float">
            <text:p>1,71</text:p>
          </table:table-cell>
          <table:table-cell table:formula="of:=['Anael. H2O (MBP+Malt)'.C41]-['Anael. H2O (MBP+Malt)'.C$44]" office:value-type="float" office:value="0.176178769230769" calcext:value-type="float">
            <text:p>0,1761787692</text:p>
          </table:table-cell>
          <table:table-cell table:formula="of:=['Anael. H2O (MBP+Malt)'.K41]*['Anael. H2O (MBP+Malt)'.L41]" office:value-type="float" office:value="0.301265695384615" calcext:value-type="float">
            <text:p>0,3012656954</text:p>
          </table:table-cell>
          <table:table-cell table:formula="of:=['Anael. H2O (MBP+Malt)'.K41]^2" office:value-type="float" office:value="2.9241" calcext:value-type="float">
            <text:p>2,9241</text:p>
          </table:table-cell>
          <table:table-cell table:formula="of:=['Anael. H2O (MBP+Malt)'.L41]^2" office:value-type="float" office:value="0.0310389587276686" calcext:value-type="float">
            <text:p>0,0310389587</text:p>
          </table:table-cell>
          <table:table-cell/>
          <table:table-cell table:formula="of:=['Anael. H2O (MBP+Malt)'.M44]/SQRT(['Anael. H2O (MBP+Malt)'.N44]*['Anael. H2O (MBP+Malt)'.O44])" office:value-type="float" office:value="0.989002365730297" calcext:value-type="float">
            <text:p>0,9890023657</text:p>
          </table:table-cell>
          <table:table-cell table:number-columns-repeated="3"/>
        </table:table-row>
        <table:table-row table:style-name="ro2">
          <table:table-cell/>
          <table:table-cell table:formula="of:=['Anael. H2O (MBP+Malt)'.B20]" office:value-type="float" office:value="4.84" calcext:value-type="float">
            <text:p>4,84</text:p>
          </table:table-cell>
          <table:table-cell table:formula="of:=['Anael. H2O (MBP+Malt)'.F20]" office:value-type="float" office:value="0.8985947" calcext:value-type="float">
            <text:p>0,8985947</text:p>
          </table:table-cell>
          <table:table-cell table:formula="of:=['Anael. H2O (MBP+Malt)'.G20]" office:value-type="float" office:value="0.2085823" calcext:value-type="float">
            <text:p>0,2085823</text:p>
          </table:table-cell>
          <table:table-cell table:formula="of:=['Anael. H2O (MBP+Malt)'.D42]^-2" office:value-type="float" office:value="22.9850311114447" calcext:value-type="float">
            <text:p>22,9850311114</text:p>
          </table:table-cell>
          <table:table-cell table:formula="of:=['Anael. H2O (MBP+Malt)'.E42]*['Anael. H2O (MBP+Malt)'.B42]" office:value-type="float" office:value="111.247550579392" calcext:value-type="float">
            <text:p>111,2475505794</text:p>
          </table:table-cell>
          <table:table-cell table:formula="of:=['Anael. H2O (MBP+Malt)'.F42]*['Anael. H2O (MBP+Malt)'.B42]" office:value-type="float" office:value="538.438144804259" calcext:value-type="float">
            <text:p>538,4381448043</text:p>
          </table:table-cell>
          <table:table-cell table:formula="of:=['Anael. H2O (MBP+Malt)'.F42]*['Anael. H2O (MBP+Malt)'.C42]" office:value-type="float" office:value="99.9664593386239" calcext:value-type="float">
            <text:p>99,9664593386</text:p>
          </table:table-cell>
          <table:table-cell table:formula="of:=['Anael. H2O (MBP+Malt)'.E42]*['Anael. H2O (MBP+Malt)'.C42]" office:value-type="float" office:value="20.6542271360793" calcext:value-type="float">
            <text:p>20,6542271361</text:p>
          </table:table-cell>
          <table:table-cell/>
          <table:table-cell table:formula="of:=['Anael. H2O (MBP+Malt)'.B42]-['Anael. H2O (MBP+Malt)'.B$44]" office:value-type="float" office:value="2.14" calcext:value-type="float">
            <text:p>2,14</text:p>
          </table:table-cell>
          <table:table-cell table:formula="of:=['Anael. H2O (MBP+Malt)'.C42]-['Anael. H2O (MBP+Malt)'.C$44]" office:value-type="float" office:value="0.211983669230769" calcext:value-type="float">
            <text:p>0,2119836692</text:p>
          </table:table-cell>
          <table:table-cell table:formula="of:=['Anael. H2O (MBP+Malt)'.K42]*['Anael. H2O (MBP+Malt)'.L42]" office:value-type="float" office:value="0.453645052153846" calcext:value-type="float">
            <text:p>0,4536450522</text:p>
          </table:table-cell>
          <table:table-cell table:formula="of:=['Anael. H2O (MBP+Malt)'.K42]^2" office:value-type="float" office:value="4.5796" calcext:value-type="float">
            <text:p>4,5796</text:p>
          </table:table-cell>
          <table:table-cell table:formula="of:=['Anael. H2O (MBP+Malt)'.L42]^2" office:value-type="float" office:value="0.0449370760205402" calcext:value-type="float">
            <text:p>0,044937076</text:p>
          </table:table-cell>
          <table:table-cell/>
          <table:table-cell office:value-type="string" calcext:value-type="string">
            <text:p>r<text:span text:style-name="T1">²</text:span>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Avg.</text:p>
          </table:table-cell>
          <table:table-cell/>
          <table:table-cell table:number-columns-repeated="5" office:value-type="string" calcext:value-type="string">
            <text:p>Sum</text:p>
          </table:table-cell>
          <table:table-cell office:value-type="string" calcext:value-type="string">
            <text:p>Delta</text:p>
          </table:table-cell>
          <table:table-cell table:number-columns-repeated="2"/>
          <table:table-cell table:number-columns-repeated="3" office:value-type="string" calcext:value-type="string">
            <text:p>Sum</text:p>
          </table:table-cell>
          <table:table-cell/>
          <table:table-cell table:formula="of:=['Anael. H2O (MBP+Malt)'.Q41]^2" office:value-type="float" office:value="0.978125679420125" calcext:value-type="float">
            <text:p>0,9781256794</text:p>
          </table:table-cell>
          <table:table-cell table:number-columns-repeated="3"/>
        </table:table-row>
        <table:table-row table:style-name="ro1">
          <table:table-cell/>
          <table:table-cell table:formula="of:=AVERAGE(['Anael. H2O (MBP+Malt)'.B30:.B42])" office:value-type="float" office:value="2.7" calcext:value-type="float">
            <text:p>2,7</text:p>
          </table:table-cell>
          <table:table-cell table:formula="of:=AVERAGE(['Anael. H2O (MBP+Malt)'.C30:.C42])" office:value-type="float" office:value="0.686611030769231" calcext:value-type="float">
            <text:p>0,6866110308</text:p>
          </table:table-cell>
          <table:table-cell/>
          <table:table-cell table:formula="of:=SUM(['Anael. H2O (MBP+Malt)'.E30:.E42])" office:value-type="float" office:value="318.031270559646" calcext:value-type="float">
            <text:p>318,0312705596</text:p>
          </table:table-cell>
          <table:table-cell table:formula="of:=SUM(['Anael. H2O (MBP+Malt)'.F30:.F42])" office:value-type="float" office:value="812.289177875746" calcext:value-type="float">
            <text:p>812,2891778757</text:p>
          </table:table-cell>
          <table:table-cell table:formula="of:=SUM(['Anael. H2O (MBP+Malt)'.G30:.G42])" office:value-type="float" office:value="2562.31213174904" calcext:value-type="float">
            <text:p>2562,3121317491</text:p>
          </table:table-cell>
          <table:table-cell table:formula="of:=SUM(['Anael. H2O (MBP+Malt)'.H30:.H42])" office:value-type="float" office:value="596.161823300564" calcext:value-type="float">
            <text:p>596,1618233006</text:p>
          </table:table-cell>
          <table:table-cell table:formula="of:=SUM(['Anael. H2O (MBP+Malt)'.I30:.I42])" office:value-type="float" office:value="212.796503234085" calcext:value-type="float">
            <text:p>212,7965032341</text:p>
          </table:table-cell>
          <table:table-cell table:formula="of:=['Anael. H2O (MBP+Malt)'.E44]*['Anael. H2O (MBP+Malt)'.G44]-['Anael. H2O (MBP+Malt)'.F44]*['Anael. H2O (MBP+Malt)'.F44]" office:value-type="float" office:value="155081.674336488" calcext:value-type="float">
            <text:p>155081,674336488</text:p>
          </table:table-cell>
          <table:table-cell table:number-columns-repeated="2"/>
          <table:table-cell table:formula="of:=SUM(['Anael. H2O (MBP+Malt)'.M30:.M42])" office:value-type="float" office:value="2.000543626" calcext:value-type="float">
            <text:p>2,000543626</text:p>
          </table:table-cell>
          <table:table-cell table:formula="of:=SUM(['Anael. H2O (MBP+Malt)'.N30:.N42])" office:value-type="float" office:value="18.837" calcext:value-type="float">
            <text:p>18,837</text:p>
          </table:table-cell>
          <table:table-cell table:formula="of:=SUM(['Anael. H2O (MBP+Malt)'.O30:.O42])" office:value-type="float" office:value="0.217214920851948" calcext:value-type="float">
            <text:p>0,2172149209</text:p>
          </table:table-cell>
          <table:table-cell table:number-columns-repeated="5"/>
        </table:table-row>
        <table:table-row table:style-name="ro1" table:number-rows-repeated="33">
          <table:table-cell table:number-columns-repeated="20"/>
        </table:table-row>
        <table:table-row table:style-name="ro1">
          <table:table-cell/>
          <table:table-cell table:style-name="ce23" office:value-type="string" calcext:value-type="string" table:number-columns-spanned="19" table:number-rows-spanned="2">
            <text:p>Andamento della posizione dei picchi anael. dovuti a H2O (soluto: MBP+Malt)</text:p>
          </table:table-cell>
          <table:covered-table-cell table:number-columns-repeated="18"/>
        </table:table-row>
        <table:table-row table:style-name="ro1">
          <table:table-cell/>
          <table:covered-table-cell table:number-columns-repeated="19"/>
        </table:table-row>
        <table:table-row table:style-name="ro1">
          <table:table-cell table:number-columns-repeated="20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 <text:span text:style-name="T1">· </text:span>x</text:p>
          </table:table-cell>
          <table:table-cell office:value-type="string" calcext:value-type="string">
            <text:p>w <text:span text:style-name="T1">· </text:span>x<text:span text:style-name="T1">²</text:span></text:p>
          </table:table-cell>
          <table:table-cell office:value-type="string" calcext:value-type="string">
            <text:p><text:span text:style-name="T1">w · </text:span>x <text:span text:style-name="T1">· </text:span>y</text:p>
          </table:table-cell>
          <table:table-cell office:value-type="string" calcext:value-type="string">
            <text:p>w <text:span text:style-name="T1">· </text:span>y</text:p>
          </table:table-cell>
          <table:table-cell/>
          <table:table-cell office:value-type="string" calcext:value-type="string">
            <text:p>x – x_avg</text:p>
          </table:table-cell>
          <table:table-cell office:value-type="string" calcext:value-type="string">
            <text:p>y – y_avg</text:p>
          </table:table-cell>
          <table:table-cell office:value-type="string" calcext:value-type="string">
            <text:p>Dx*Dy</text:p>
          </table:table-cell>
          <table:table-cell office:value-type="string" calcext:value-type="string">
            <text:p>(Dx)<text:span text:style-name="T1">²</text:span></text:p>
          </table:table-cell>
          <table:table-cell office:value-type="string" calcext:value-type="string">
            <text:p>(Dy)<text:span text:style-name="T1">²</text:span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</text:p>
          </table:table-cell>
          <table:table-cell table:number-columns-repeated="2"/>
        </table:table-row>
        <table:table-row table:style-name="ro1">
          <table:table-cell/>
          <table:table-cell table:formula="of:=['Anael. H2O (MBP+Malt)'.B8]" office:value-type="float" office:value="1" calcext:value-type="float">
            <text:p>1</text:p>
          </table:table-cell>
          <table:table-cell table:formula="of:=['Anael. H2O (MBP+Malt)'.H8]" office:value-type="float" office:value="-5.329994" calcext:value-type="float">
            <text:p>-5,329994</text:p>
          </table:table-cell>
          <table:table-cell table:formula="of:=['Anael. H2O (MBP+Malt)'.I8]" office:value-type="float" office:value="0.1720701" calcext:value-type="float">
            <text:p>0,1720701</text:p>
          </table:table-cell>
          <table:table-cell table:formula="of:=['Anael. H2O (MBP+Malt)'.D82]^-2" office:value-type="float" office:value="33.7745193943075" calcext:value-type="float">
            <text:p>33,7745193943</text:p>
          </table:table-cell>
          <table:table-cell table:formula="of:=['Anael. H2O (MBP+Malt)'.E82]*['Anael. H2O (MBP+Malt)'.B82]" office:value-type="float" office:value="33.7745193943075" calcext:value-type="float">
            <text:p>33,7745193943</text:p>
          </table:table-cell>
          <table:table-cell table:formula="of:=['Anael. H2O (MBP+Malt)'.F82]*['Anael. H2O (MBP+Malt)'.B82]" office:value-type="float" office:value="33.7745193943075" calcext:value-type="float">
            <text:p>33,7745193943</text:p>
          </table:table-cell>
          <table:table-cell table:formula="of:=['Anael. H2O (MBP+Malt)'.F82]*['Anael. H2O (MBP+Malt)'.C82]" office:value-type="float" office:value="-180.017985724542" calcext:value-type="float">
            <text:p>-180,0179857245</text:p>
          </table:table-cell>
          <table:table-cell table:formula="of:=['Anael. H2O (MBP+Malt)'.E82]*['Anael. H2O (MBP+Malt)'.C82]" office:value-type="float" office:value="-180.017985724542" calcext:value-type="float">
            <text:p>-180,0179857245</text:p>
          </table:table-cell>
          <table:table-cell/>
          <table:table-cell table:formula="of:=['Anael. H2O (MBP+Malt)'.B82]-['Anael. H2O (MBP+Malt)'.B$96]" office:value-type="float" office:value="-1.7" calcext:value-type="float">
            <text:p>-1,7</text:p>
          </table:table-cell>
          <table:table-cell table:formula="of:=['Anael. H2O (MBP+Malt)'.C82]-['Anael. H2O (MBP+Malt)'.C$96]" office:value-type="float" office:value="0.115075769230769" calcext:value-type="float">
            <text:p>0,1150757692</text:p>
          </table:table-cell>
          <table:table-cell table:formula="of:=['Anael. H2O (MBP+Malt)'.K82]*['Anael. H2O (MBP+Malt)'.L82]" office:value-type="float" office:value="-0.195628807692307" calcext:value-type="float">
            <text:p>-0,1956288077</text:p>
          </table:table-cell>
          <table:table-cell table:formula="of:=['Anael. H2O (MBP+Malt)'.K82]^2" office:value-type="float" office:value="2.89" calcext:value-type="float">
            <text:p>2,89</text:p>
          </table:table-cell>
          <table:table-cell table:formula="of:=['Anael. H2O (MBP+Malt)'.L82]^2" office:value-type="float" office:value="0.0132424326640532" calcext:value-type="float">
            <text:p>0,0132424327</text:p>
          </table:table-cell>
          <table:table-cell/>
          <table:table-cell table:formula="of:=(['Anael. H2O (MBP+Malt)'.G96]*['Anael. H2O (MBP+Malt)'.I96]-['Anael. H2O (MBP+Malt)'.F96]*['Anael. H2O (MBP+Malt)'.H96])/['Anael. H2O (MBP+Malt)'.J96]" office:value-type="float" office:value="-5.26691122712046" calcext:value-type="float">
            <text:p>-5,2669112271</text:p>
          </table:table-cell>
          <table:table-cell table:formula="of:=SQRT(['Anael. H2O (MBP+Malt)'.G96]/['Anael. H2O (MBP+Malt)'.J96])" office:value-type="float" office:value="0.165130437266689" calcext:value-type="float">
            <text:p>0,1651304373</text:p>
          </table:table-cell>
          <table:table-cell table:number-columns-repeated="2"/>
        </table:table-row>
        <table:table-row table:style-name="ro1">
          <table:table-cell/>
          <table:table-cell table:formula="of:=['Anael. H2O (MBP+Malt)'.B9]" office:value-type="float" office:value="1.21" calcext:value-type="float">
            <text:p>1,21</text:p>
          </table:table-cell>
          <table:table-cell table:formula="of:=['Anael. H2O (MBP+Malt)'.H9]" office:value-type="float" office:value="-5.339746" calcext:value-type="float">
            <text:p>-5,339746</text:p>
          </table:table-cell>
          <table:table-cell table:formula="of:=['Anael. H2O (MBP+Malt)'.I9]" office:value-type="float" office:value="0.4968083" calcext:value-type="float">
            <text:p>0,4968083</text:p>
          </table:table-cell>
          <table:table-cell table:formula="of:=['Anael. H2O (MBP+Malt)'.D83]^-2" office:value-type="float" office:value="4.05156036876231" calcext:value-type="float">
            <text:p>4,0515603688</text:p>
          </table:table-cell>
          <table:table-cell table:formula="of:=['Anael. H2O (MBP+Malt)'.E83]*['Anael. H2O (MBP+Malt)'.B83]" office:value-type="float" office:value="4.9023880462024" calcext:value-type="float">
            <text:p>4,9023880462</text:p>
          </table:table-cell>
          <table:table-cell table:formula="of:=['Anael. H2O (MBP+Malt)'.F83]*['Anael. H2O (MBP+Malt)'.B83]" office:value-type="float" office:value="5.9318895359049" calcext:value-type="float">
            <text:p>5,9318895359</text:p>
          </table:table-cell>
          <table:table-cell table:formula="of:=['Anael. H2O (MBP+Malt)'.F83]*['Anael. H2O (MBP+Malt)'.C83]" office:value-type="float" office:value="-26.1775069601571" calcext:value-type="float">
            <text:p>-26,1775069602</text:p>
          </table:table-cell>
          <table:table-cell table:formula="of:=['Anael. H2O (MBP+Malt)'.E83]*['Anael. H2O (MBP+Malt)'.C83]" office:value-type="float" office:value="-21.6343032728571" calcext:value-type="float">
            <text:p>-21,6343032729</text:p>
          </table:table-cell>
          <table:table-cell/>
          <table:table-cell table:formula="of:=['Anael. H2O (MBP+Malt)'.B83]-['Anael. H2O (MBP+Malt)'.B$96]" office:value-type="float" office:value="-1.49" calcext:value-type="float">
            <text:p>-1,49</text:p>
          </table:table-cell>
          <table:table-cell table:formula="of:=['Anael. H2O (MBP+Malt)'.C83]-['Anael. H2O (MBP+Malt)'.C$96]" office:value-type="float" office:value="0.105323769230769" calcext:value-type="float">
            <text:p>0,1053237692</text:p>
          </table:table-cell>
          <table:table-cell table:formula="of:=['Anael. H2O (MBP+Malt)'.K83]*['Anael. H2O (MBP+Malt)'.L83]" office:value-type="float" office:value="-0.156932416153846" calcext:value-type="float">
            <text:p>-0,1569324162</text:p>
          </table:table-cell>
          <table:table-cell table:formula="of:=['Anael. H2O (MBP+Malt)'.K83]^2" office:value-type="float" office:value="2.2201" calcext:value-type="float">
            <text:p>2,2201</text:p>
          </table:table-cell>
          <table:table-cell table:formula="of:=['Anael. H2O (MBP+Malt)'.L83]^2" office:value-type="float" office:value="0.0110930963649763" calcext:value-type="float">
            <text:p>0,0110930964</text:p>
          </table:table-cell>
          <table:table-cell table:number-columns-repeated="5"/>
        </table:table-row>
        <table:table-row table:style-name="ro1">
          <table:table-cell/>
          <table:table-cell table:formula="of:=['Anael. H2O (MBP+Malt)'.B10]" office:value-type="float" office:value="1.44" calcext:value-type="float">
            <text:p>1,44</text:p>
          </table:table-cell>
          <table:table-cell table:formula="of:=['Anael. H2O (MBP+Malt)'.H10]" office:value-type="float" office:value="-5.216097" calcext:value-type="float">
            <text:p>-5,216097</text:p>
          </table:table-cell>
          <table:table-cell table:formula="of:=['Anael. H2O (MBP+Malt)'.I10]" office:value-type="float" office:value="0.1975054" calcext:value-type="float">
            <text:p>0,1975054</text:p>
          </table:table-cell>
          <table:table-cell table:formula="of:=['Anael. H2O (MBP+Malt)'.D84]^-2" office:value-type="float" office:value="25.6355153007103" calcext:value-type="float">
            <text:p>25,6355153007</text:p>
          </table:table-cell>
          <table:table-cell table:formula="of:=['Anael. H2O (MBP+Malt)'.E84]*['Anael. H2O (MBP+Malt)'.B84]" office:value-type="float" office:value="36.9151420330229" calcext:value-type="float">
            <text:p>36,915142033</text:p>
          </table:table-cell>
          <table:table-cell table:formula="of:=['Anael. H2O (MBP+Malt)'.F84]*['Anael. H2O (MBP+Malt)'.B84]" office:value-type="float" office:value="53.1578045275529" calcext:value-type="float">
            <text:p>53,1578045276</text:p>
          </table:table-cell>
          <table:table-cell table:formula="of:=['Anael. H2O (MBP+Malt)'.F84]*['Anael. H2O (MBP+Malt)'.C84]" office:value-type="float" office:value="-192.552961613024" calcext:value-type="float">
            <text:p>-192,552961613</text:p>
          </table:table-cell>
          <table:table-cell table:formula="of:=['Anael. H2O (MBP+Malt)'.E84]*['Anael. H2O (MBP+Malt)'.C84]" office:value-type="float" office:value="-133.717334453489" calcext:value-type="float">
            <text:p>-133,7173344535</text:p>
          </table:table-cell>
          <table:table-cell/>
          <table:table-cell table:formula="of:=['Anael. H2O (MBP+Malt)'.B84]-['Anael. H2O (MBP+Malt)'.B$96]" office:value-type="float" office:value="-1.26" calcext:value-type="float">
            <text:p>-1,26</text:p>
          </table:table-cell>
          <table:table-cell table:formula="of:=['Anael. H2O (MBP+Malt)'.C84]-['Anael. H2O (MBP+Malt)'.C$96]" office:value-type="float" office:value="0.228972769230769" calcext:value-type="float">
            <text:p>0,2289727692</text:p>
          </table:table-cell>
          <table:table-cell table:formula="of:=['Anael. H2O (MBP+Malt)'.K84]*['Anael. H2O (MBP+Malt)'.L84]" office:value-type="float" office:value="-0.28850568923077" calcext:value-type="float">
            <text:p>-0,2885056892</text:p>
          </table:table-cell>
          <table:table-cell table:formula="of:=['Anael. H2O (MBP+Malt)'.K84]^2" office:value-type="float" office:value="1.5876" calcext:value-type="float">
            <text:p>1,5876</text:p>
          </table:table-cell>
          <table:table-cell table:formula="of:=['Anael. H2O (MBP+Malt)'.L84]^2" office:value-type="float" office:value="0.0524285290492072" calcext:value-type="float">
            <text:p>0,052428529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dB</text:p>
          </table:table-cell>
          <table:table-cell table:number-columns-repeated="2"/>
        </table:table-row>
        <table:table-row table:style-name="ro1">
          <table:table-cell/>
          <table:table-cell table:formula="of:=['Anael. H2O (MBP+Malt)'.B11]" office:value-type="float" office:value="1.69" calcext:value-type="float">
            <text:p>1,69</text:p>
          </table:table-cell>
          <table:table-cell table:formula="of:=['Anael. H2O (MBP+Malt)'.H11]" office:value-type="float" office:value="-5.432239" calcext:value-type="float">
            <text:p>-5,432239</text:p>
          </table:table-cell>
          <table:table-cell table:formula="of:=['Anael. H2O (MBP+Malt)'.I11]" office:value-type="float" office:value="0.5393459" calcext:value-type="float">
            <text:p>0,5393459</text:p>
          </table:table-cell>
          <table:table-cell table:formula="of:=['Anael. H2O (MBP+Malt)'.D85]^-2" office:value-type="float" office:value="3.43767833137369" calcext:value-type="float">
            <text:p>3,4376783314</text:p>
          </table:table-cell>
          <table:table-cell table:formula="of:=['Anael. H2O (MBP+Malt)'.E85]*['Anael. H2O (MBP+Malt)'.B85]" office:value-type="float" office:value="5.80967638002154" calcext:value-type="float">
            <text:p>5,80967638</text:p>
          </table:table-cell>
          <table:table-cell table:formula="of:=['Anael. H2O (MBP+Malt)'.F85]*['Anael. H2O (MBP+Malt)'.B85]" office:value-type="float" office:value="9.8183530822364" calcext:value-type="float">
            <text:p>9,8183530822</text:p>
          </table:table-cell>
          <table:table-cell table:formula="of:=['Anael. H2O (MBP+Malt)'.F85]*['Anael. H2O (MBP+Malt)'.C85]" office:value-type="float" office:value="-31.5595506089318" calcext:value-type="float">
            <text:p>-31,5595506089</text:p>
          </table:table-cell>
          <table:table-cell table:formula="of:=['Anael. H2O (MBP+Malt)'.E85]*['Anael. H2O (MBP+Malt)'.C85]" office:value-type="float" office:value="-18.6742903011431" calcext:value-type="float">
            <text:p>-18,6742903011</text:p>
          </table:table-cell>
          <table:table-cell/>
          <table:table-cell table:formula="of:=['Anael. H2O (MBP+Malt)'.B85]-['Anael. H2O (MBP+Malt)'.B$96]" office:value-type="float" office:value="-1.01" calcext:value-type="float">
            <text:p>-1,01</text:p>
          </table:table-cell>
          <table:table-cell table:formula="of:=['Anael. H2O (MBP+Malt)'.C85]-['Anael. H2O (MBP+Malt)'.C$96]" office:value-type="float" office:value="0.012830769230769" calcext:value-type="float">
            <text:p>0,0128307692</text:p>
          </table:table-cell>
          <table:table-cell table:formula="of:=['Anael. H2O (MBP+Malt)'.K85]*['Anael. H2O (MBP+Malt)'.L85]" office:value-type="float" office:value="-0.0129590769230767" calcext:value-type="float">
            <text:p>-0,0129590769</text:p>
          </table:table-cell>
          <table:table-cell table:formula="of:=['Anael. H2O (MBP+Malt)'.K85]^2" office:value-type="float" office:value="1.0201" calcext:value-type="float">
            <text:p>1,0201</text:p>
          </table:table-cell>
          <table:table-cell table:formula="of:=['Anael. H2O (MBP+Malt)'.L85]^2" office:value-type="float" office:value="0.000164628639053248" calcext:value-type="float">
            <text:p>0,0001646286</text:p>
          </table:table-cell>
          <table:table-cell/>
          <table:table-cell table:formula="of:=(['Anael. H2O (MBP+Malt)'.E96]*['Anael. H2O (MBP+Malt)'.H96]-['Anael. H2O (MBP+Malt)'.F96]*['Anael. H2O (MBP+Malt)'.I96])/['Anael. H2O (MBP+Malt)'.J96]" office:value-type="float" office:value="-0.0258886027043715" calcext:value-type="float">
            <text:p>-0,0258886027</text:p>
          </table:table-cell>
          <table:table-cell table:formula="of:=SQRT(['Anael. H2O (MBP+Malt)'.E96]/['Anael. H2O (MBP+Malt)'.J96])" office:value-type="float" office:value="0.0632364981725766" calcext:value-type="float">
            <text:p>0,0632364982</text:p>
          </table:table-cell>
          <table:table-cell table:number-columns-repeated="2"/>
        </table:table-row>
        <table:table-row table:style-name="ro1">
          <table:table-cell/>
          <table:table-cell table:formula="of:=['Anael. H2O (MBP+Malt)'.B12]" office:value-type="float" office:value="1.96" calcext:value-type="float">
            <text:p>1,96</text:p>
          </table:table-cell>
          <table:table-cell table:formula="of:=['Anael. H2O (MBP+Malt)'.H12]" office:value-type="float" office:value="-5.173948" calcext:value-type="float">
            <text:p>-5,173948</text:p>
          </table:table-cell>
          <table:table-cell table:formula="of:=['Anael. H2O (MBP+Malt)'.I12]" office:value-type="float" office:value="0.1645703" calcext:value-type="float">
            <text:p>0,1645703</text:p>
          </table:table-cell>
          <table:table-cell table:formula="of:=['Anael. H2O (MBP+Malt)'.D86]^-2" office:value-type="float" office:value="36.9230083365917" calcext:value-type="float">
            <text:p>36,9230083366</text:p>
          </table:table-cell>
          <table:table-cell table:formula="of:=['Anael. H2O (MBP+Malt)'.E86]*['Anael. H2O (MBP+Malt)'.B86]" office:value-type="float" office:value="72.3690963397197" calcext:value-type="float">
            <text:p>72,3690963397</text:p>
          </table:table-cell>
          <table:table-cell table:formula="of:=['Anael. H2O (MBP+Malt)'.F86]*['Anael. H2O (MBP+Malt)'.B86]" office:value-type="float" office:value="141.843428825851" calcext:value-type="float">
            <text:p>141,8434288259</text:p>
          </table:table-cell>
          <table:table-cell table:formula="of:=['Anael. H2O (MBP+Malt)'.F86]*['Anael. H2O (MBP+Malt)'.C86]" office:value-type="float" office:value="-374.4339412687" calcext:value-type="float">
            <text:p>-374,4339412687</text:p>
          </table:table-cell>
          <table:table-cell table:formula="of:=['Anael. H2O (MBP+Malt)'.E86]*['Anael. H2O (MBP+Malt)'.C86]" office:value-type="float" office:value="-191.037725137092" calcext:value-type="float">
            <text:p>-191,0377251371</text:p>
          </table:table-cell>
          <table:table-cell/>
          <table:table-cell table:formula="of:=['Anael. H2O (MBP+Malt)'.B86]-['Anael. H2O (MBP+Malt)'.B$96]" office:value-type="float" office:value="-0.74" calcext:value-type="float">
            <text:p>-0,74</text:p>
          </table:table-cell>
          <table:table-cell table:formula="of:=['Anael. H2O (MBP+Malt)'.C86]-['Anael. H2O (MBP+Malt)'.C$96]" office:value-type="float" office:value="0.271121769230769" calcext:value-type="float">
            <text:p>0,2711217692</text:p>
          </table:table-cell>
          <table:table-cell table:formula="of:=['Anael. H2O (MBP+Malt)'.K86]*['Anael. H2O (MBP+Malt)'.L86]" office:value-type="float" office:value="-0.200630109230769" calcext:value-type="float">
            <text:p>-0,2006301092</text:p>
          </table:table-cell>
          <table:table-cell table:formula="of:=['Anael. H2O (MBP+Malt)'.K86]^2" office:value-type="float" office:value="0.547600000000001" calcext:value-type="float">
            <text:p>0,5476</text:p>
          </table:table-cell>
          <table:table-cell table:formula="of:=['Anael. H2O (MBP+Malt)'.L86]^2" office:value-type="float" office:value="0.0735070137508223" calcext:value-type="float">
            <text:p>0,0735070138</text:p>
          </table:table-cell>
          <table:table-cell table:number-columns-repeated="5"/>
        </table:table-row>
        <table:table-row table:style-name="ro1">
          <table:table-cell/>
          <table:table-cell table:formula="of:=['Anael. H2O (MBP+Malt)'.B13]" office:value-type="float" office:value="2.25" calcext:value-type="float">
            <text:p>2,25</text:p>
          </table:table-cell>
          <table:table-cell table:formula="of:=['Anael. H2O (MBP+Malt)'.H13]" office:value-type="float" office:value="-5.519148" calcext:value-type="float">
            <text:p>-5,519148</text:p>
          </table:table-cell>
          <table:table-cell table:formula="of:=['Anael. H2O (MBP+Malt)'.I13]" office:value-type="float" office:value="0.2484926" calcext:value-type="float">
            <text:p>0,2484926</text:p>
          </table:table-cell>
          <table:table-cell table:formula="of:=['Anael. H2O (MBP+Malt)'.D87]^-2" office:value-type="float" office:value="16.1947064277735" calcext:value-type="float">
            <text:p>16,1947064278</text:p>
          </table:table-cell>
          <table:table-cell table:formula="of:=['Anael. H2O (MBP+Malt)'.E87]*['Anael. H2O (MBP+Malt)'.B87]" office:value-type="float" office:value="36.4380894624904" calcext:value-type="float">
            <text:p>36,4380894625</text:p>
          </table:table-cell>
          <table:table-cell table:formula="of:=['Anael. H2O (MBP+Malt)'.F87]*['Anael. H2O (MBP+Malt)'.B87]" office:value-type="float" office:value="81.9857012906035" calcext:value-type="float">
            <text:p>81,9857012906</text:p>
          </table:table-cell>
          <table:table-cell table:formula="of:=['Anael. H2O (MBP+Malt)'.F87]*['Anael. H2O (MBP+Malt)'.C87]" office:value-type="float" office:value="-201.107208580725" calcext:value-type="float">
            <text:p>-201,1072085807</text:p>
          </table:table-cell>
          <table:table-cell table:formula="of:=['Anael. H2O (MBP+Malt)'.E87]*['Anael. H2O (MBP+Malt)'.C87]" office:value-type="float" office:value="-89.3809815914334" calcext:value-type="float">
            <text:p>-89,3809815914</text:p>
          </table:table-cell>
          <table:table-cell/>
          <table:table-cell table:formula="of:=['Anael. H2O (MBP+Malt)'.B87]-['Anael. H2O (MBP+Malt)'.B$96]" office:value-type="float" office:value="-0.45" calcext:value-type="float">
            <text:p>-0,45</text:p>
          </table:table-cell>
          <table:table-cell table:formula="of:=['Anael. H2O (MBP+Malt)'.C87]-['Anael. H2O (MBP+Malt)'.C$96]" office:value-type="float" office:value="-0.0740782307692305" calcext:value-type="float">
            <text:p>-0,0740782308</text:p>
          </table:table-cell>
          <table:table-cell table:formula="of:=['Anael. H2O (MBP+Malt)'.K87]*['Anael. H2O (MBP+Malt)'.L87]" office:value-type="float" office:value="0.0333352038461537" calcext:value-type="float">
            <text:p>0,0333352038</text:p>
          </table:table-cell>
          <table:table-cell table:formula="of:=['Anael. H2O (MBP+Malt)'.K87]^2" office:value-type="float" office:value="0.2025" calcext:value-type="float">
            <text:p>0,2025</text:p>
          </table:table-cell>
          <table:table-cell table:formula="of:=['Anael. H2O (MBP+Malt)'.L87]^2" office:value-type="float" office:value="0.00548758427389937" calcext:value-type="float">
            <text:p>0,0054875843</text:p>
          </table:table-cell>
          <table:table-cell/>
          <table:table-cell table:style-name="ce25" office:value-type="string" calcext:value-type="string" table:number-columns-spanned="4" table:number-rows-spanned="2">
            <text:p>Equazione della retta</text:p>
          </table:table-cell>
          <table:covered-table-cell table:number-columns-repeated="3"/>
        </table:table-row>
        <table:table-row table:style-name="ro1">
          <table:table-cell/>
          <table:table-cell table:formula="of:=['Anael. H2O (MBP+Malt)'.B14]" office:value-type="float" office:value="2.56" calcext:value-type="float">
            <text:p>2,56</text:p>
          </table:table-cell>
          <table:table-cell table:formula="of:=['Anael. H2O (MBP+Malt)'.H14]" office:value-type="float" office:value="-5.510386" calcext:value-type="float">
            <text:p>-5,510386</text:p>
          </table:table-cell>
          <table:table-cell table:formula="of:=['Anael. H2O (MBP+Malt)'.I14]" office:value-type="float" office:value="0.3581717" calcext:value-type="float">
            <text:p>0,3581717</text:p>
          </table:table-cell>
          <table:table-cell table:formula="of:=['Anael. H2O (MBP+Malt)'.D88]^-2" office:value-type="float" office:value="7.79502412343625" calcext:value-type="float">
            <text:p>7,7950241234</text:p>
          </table:table-cell>
          <table:table-cell table:formula="of:=['Anael. H2O (MBP+Malt)'.E88]*['Anael. H2O (MBP+Malt)'.B88]" office:value-type="float" office:value="19.9552617559968" calcext:value-type="float">
            <text:p>19,955261756</text:p>
          </table:table-cell>
          <table:table-cell table:formula="of:=['Anael. H2O (MBP+Malt)'.F88]*['Anael. H2O (MBP+Malt)'.B88]" office:value-type="float" office:value="51.0854700953518" calcext:value-type="float">
            <text:p>51,0854700954</text:p>
          </table:table-cell>
          <table:table-cell table:formula="of:=['Anael. H2O (MBP+Malt)'.F88]*['Anael. H2O (MBP+Malt)'.C88]" office:value-type="float" office:value="-109.96119500658" calcext:value-type="float">
            <text:p>-109,9611950066</text:p>
          </table:table-cell>
          <table:table-cell table:formula="of:=['Anael. H2O (MBP+Malt)'.E88]*['Anael. H2O (MBP+Malt)'.C88]" office:value-type="float" office:value="-42.9535917994454" calcext:value-type="float">
            <text:p>-42,9535917994</text:p>
          </table:table-cell>
          <table:table-cell/>
          <table:table-cell table:formula="of:=['Anael. H2O (MBP+Malt)'.B88]-['Anael. H2O (MBP+Malt)'.B$96]" office:value-type="float" office:value="-0.14" calcext:value-type="float">
            <text:p>-0,14</text:p>
          </table:table-cell>
          <table:table-cell table:formula="of:=['Anael. H2O (MBP+Malt)'.C88]-['Anael. H2O (MBP+Malt)'.C$96]" office:value-type="float" office:value="-0.0653162307692314" calcext:value-type="float">
            <text:p>-0,0653162308</text:p>
          </table:table-cell>
          <table:table-cell table:formula="of:=['Anael. H2O (MBP+Malt)'.K88]*['Anael. H2O (MBP+Malt)'.L88]" office:value-type="float" office:value="0.00914427230769238" calcext:value-type="float">
            <text:p>0,0091442723</text:p>
          </table:table-cell>
          <table:table-cell table:formula="of:=['Anael. H2O (MBP+Malt)'.K88]^2" office:value-type="float" office:value="0.0195999999999999" calcext:value-type="float">
            <text:p>0,0196</text:p>
          </table:table-cell>
          <table:table-cell table:formula="of:=['Anael. H2O (MBP+Malt)'.L88]^2" office:value-type="float" office:value="0.0042662100018995" calcext:value-type="float">
            <text:p>0,00426621</text:p>
          </table:table-cell>
          <table:table-cell/>
          <table:covered-table-cell table:number-columns-repeated="4"/>
        </table:table-row>
        <table:table-row table:style-name="ro1">
          <table:table-cell/>
          <table:table-cell table:formula="of:=['Anael. H2O (MBP+Malt)'.B15]" office:value-type="float" office:value="2.89" calcext:value-type="float">
            <text:p>2,89</text:p>
          </table:table-cell>
          <table:table-cell table:formula="of:=['Anael. H2O (MBP+Malt)'.H15]" office:value-type="float" office:value="-5.391934" calcext:value-type="float">
            <text:p>-5,391934</text:p>
          </table:table-cell>
          <table:table-cell table:formula="of:=['Anael. H2O (MBP+Malt)'.I15]" office:value-type="float" office:value="0.1531794" calcext:value-type="float">
            <text:p>0,1531794</text:p>
          </table:table-cell>
          <table:table-cell table:formula="of:=['Anael. H2O (MBP+Malt)'.D89]^-2" office:value-type="float" office:value="42.6186090877618" calcext:value-type="float">
            <text:p>42,6186090878</text:p>
          </table:table-cell>
          <table:table-cell table:formula="of:=['Anael. H2O (MBP+Malt)'.E89]*['Anael. H2O (MBP+Malt)'.B89]" office:value-type="float" office:value="123.167780263632" calcext:value-type="float">
            <text:p>123,1677802636</text:p>
          </table:table-cell>
          <table:table-cell table:formula="of:=['Anael. H2O (MBP+Malt)'.F89]*['Anael. H2O (MBP+Malt)'.B89]" office:value-type="float" office:value="355.954884961896" calcext:value-type="float">
            <text:p>355,9548849619</text:p>
          </table:table-cell>
          <table:table-cell table:formula="of:=['Anael. H2O (MBP+Malt)'.F89]*['Anael. H2O (MBP+Malt)'.C89]" office:value-type="float" office:value="-664.112542108005" calcext:value-type="float">
            <text:p>-664,112542108</text:p>
          </table:table-cell>
          <table:table-cell table:formula="of:=['Anael. H2O (MBP+Malt)'.E89]*['Anael. H2O (MBP+Malt)'.C89]" office:value-type="float" office:value="-229.796727373012" calcext:value-type="float">
            <text:p>-229,796727373</text:p>
          </table:table-cell>
          <table:table-cell/>
          <table:table-cell table:formula="of:=['Anael. H2O (MBP+Malt)'.B89]-['Anael. H2O (MBP+Malt)'.B$96]" office:value-type="float" office:value="0.19" calcext:value-type="float">
            <text:p>0,19</text:p>
          </table:table-cell>
          <table:table-cell table:formula="of:=['Anael. H2O (MBP+Malt)'.C89]-['Anael. H2O (MBP+Malt)'.C$96]" office:value-type="float" office:value="0.053135769230769" calcext:value-type="float">
            <text:p>0,0531357692</text:p>
          </table:table-cell>
          <table:table-cell table:formula="of:=['Anael. H2O (MBP+Malt)'.K89]*['Anael. H2O (MBP+Malt)'.L89]" office:value-type="float" office:value="0.0100957961538461" calcext:value-type="float">
            <text:p>0,0100957962</text:p>
          </table:table-cell>
          <table:table-cell table:formula="of:=['Anael. H2O (MBP+Malt)'.K89]^2" office:value-type="float" office:value="0.0361000000000001" calcext:value-type="float">
            <text:p>0,0361</text:p>
          </table:table-cell>
          <table:table-cell table:formula="of:=['Anael. H2O (MBP+Malt)'.L89]^2" office:value-type="float" office:value="0.00282340997174554" calcext:value-type="float">
            <text:p>0,00282341</text:p>
          </table:table-cell>
          <table:table-cell table:number-columns-repeated="5"/>
        </table:table-row>
        <table:table-row table:style-name="ro1">
          <table:table-cell/>
          <table:table-cell table:formula="of:=['Anael. H2O (MBP+Malt)'.B16]" office:value-type="float" office:value="3.24" calcext:value-type="float">
            <text:p>3,24</text:p>
          </table:table-cell>
          <table:table-cell table:formula="of:=['Anael. H2O (MBP+Malt)'.H16]" office:value-type="float" office:value="-5.570402" calcext:value-type="float">
            <text:p>-5,570402</text:p>
          </table:table-cell>
          <table:table-cell table:formula="of:=['Anael. H2O (MBP+Malt)'.I16]" office:value-type="float" office:value="0.6067181" calcext:value-type="float">
            <text:p>0,6067181</text:p>
          </table:table-cell>
          <table:table-cell table:formula="of:=['Anael. H2O (MBP+Malt)'.D90]^-2" office:value-type="float" office:value="2.71660250878201" calcext:value-type="float">
            <text:p>2,7166025088</text:p>
          </table:table-cell>
          <table:table-cell table:formula="of:=['Anael. H2O (MBP+Malt)'.E90]*['Anael. H2O (MBP+Malt)'.B90]" office:value-type="float" office:value="8.80179212845372" calcext:value-type="float">
            <text:p>8,8017921285</text:p>
          </table:table-cell>
          <table:table-cell table:formula="of:=['Anael. H2O (MBP+Malt)'.F90]*['Anael. H2O (MBP+Malt)'.B90]" office:value-type="float" office:value="28.5178064961901" calcext:value-type="float">
            <text:p>28,5178064962</text:p>
          </table:table-cell>
          <table:table-cell table:formula="of:=['Anael. H2O (MBP+Malt)'.F90]*['Anael. H2O (MBP+Malt)'.C90]" office:value-type="float" office:value="-49.0295204759229" calcext:value-type="float">
            <text:p>-49,0295204759</text:p>
          </table:table-cell>
          <table:table-cell table:formula="of:=['Anael. H2O (MBP+Malt)'.E90]*['Anael. H2O (MBP+Malt)'.C90]" office:value-type="float" office:value="-15.1325680481243" calcext:value-type="float">
            <text:p>-15,1325680481</text:p>
          </table:table-cell>
          <table:table-cell/>
          <table:table-cell table:formula="of:=['Anael. H2O (MBP+Malt)'.B90]-['Anael. H2O (MBP+Malt)'.B$96]" office:value-type="float" office:value="0.54" calcext:value-type="float">
            <text:p>0,54</text:p>
          </table:table-cell>
          <table:table-cell table:formula="of:=['Anael. H2O (MBP+Malt)'.C90]-['Anael. H2O (MBP+Malt)'.C$96]" office:value-type="float" office:value="-0.125332230769231" calcext:value-type="float">
            <text:p>-0,1253322308</text:p>
          </table:table-cell>
          <table:table-cell table:formula="of:=['Anael. H2O (MBP+Malt)'.K90]*['Anael. H2O (MBP+Malt)'.L90]" office:value-type="float" office:value="-0.0676794046153845" calcext:value-type="float">
            <text:p>-0,0676794046</text:p>
          </table:table-cell>
          <table:table-cell table:formula="of:=['Anael. H2O (MBP+Malt)'.K90]^2" office:value-type="float" office:value="0.2916" calcext:value-type="float">
            <text:p>0,2916</text:p>
          </table:table-cell>
          <table:table-cell table:formula="of:=['Anael. H2O (MBP+Malt)'.L90]^2" office:value-type="float" office:value="0.0157081680695917" calcext:value-type="float">
            <text:p>0,0157081681</text:p>
          </table:table-cell>
          <table:table-cell/>
          <table:table-cell table:style-name="ce26" office:value-type="string" calcext:value-type="string" table:number-columns-spanned="4" table:number-rows-spanned="1">
            <text:p>P2 = - (0.03 <text:span text:style-name="T1">±</text:span> 0.06) Q<text:span text:style-name="T1">²</text:span> - (5.27 <text:span text:style-name="T1">±</text:span> 0.17)</text:p>
          </table:table-cell>
          <table:covered-table-cell table:number-columns-repeated="3"/>
        </table:table-row>
        <table:table-row table:style-name="ro1">
          <table:table-cell/>
          <table:table-cell table:formula="of:=['Anael. H2O (MBP+Malt)'.B17]" office:value-type="float" office:value="3.61" calcext:value-type="float">
            <text:p>3,61</text:p>
          </table:table-cell>
          <table:table-cell table:formula="of:=['Anael. H2O (MBP+Malt)'.H17]" office:value-type="float" office:value="-5.638508" calcext:value-type="float">
            <text:p>-5,638508</text:p>
          </table:table-cell>
          <table:table-cell table:formula="of:=['Anael. H2O (MBP+Malt)'.I17]" office:value-type="float" office:value="0.5166348" calcext:value-type="float">
            <text:p>0,5166348</text:p>
          </table:table-cell>
          <table:table-cell table:formula="of:=['Anael. H2O (MBP+Malt)'.D91]^-2" office:value-type="float" office:value="3.74655995682316" calcext:value-type="float">
            <text:p>3,7465599568</text:p>
          </table:table-cell>
          <table:table-cell table:formula="of:=['Anael. H2O (MBP+Malt)'.E91]*['Anael. H2O (MBP+Malt)'.B91]" office:value-type="float" office:value="13.5250814441316" calcext:value-type="float">
            <text:p>13,5250814441</text:p>
          </table:table-cell>
          <table:table-cell table:formula="of:=['Anael. H2O (MBP+Malt)'.F91]*['Anael. H2O (MBP+Malt)'.B91]" office:value-type="float" office:value="48.8255440133151" calcext:value-type="float">
            <text:p>48,8255440133</text:p>
          </table:table-cell>
          <table:table-cell table:formula="of:=['Anael. H2O (MBP+Malt)'.F91]*['Anael. H2O (MBP+Malt)'.C91]" office:value-type="float" office:value="-76.2612799233876" calcext:value-type="float">
            <text:p>-76,2612799234</text:p>
          </table:table-cell>
          <table:table-cell table:formula="of:=['Anael. H2O (MBP+Malt)'.E91]*['Anael. H2O (MBP+Malt)'.C91]" office:value-type="float" office:value="-21.125008289027" calcext:value-type="float">
            <text:p>-21,125008289</text:p>
          </table:table-cell>
          <table:table-cell/>
          <table:table-cell table:formula="of:=['Anael. H2O (MBP+Malt)'.B91]-['Anael. H2O (MBP+Malt)'.B$96]" office:value-type="float" office:value="0.91" calcext:value-type="float">
            <text:p>0,91</text:p>
          </table:table-cell>
          <table:table-cell table:formula="of:=['Anael. H2O (MBP+Malt)'.C91]-['Anael. H2O (MBP+Malt)'.C$96]" office:value-type="float" office:value="-0.193438230769231" calcext:value-type="float">
            <text:p>-0,1934382308</text:p>
          </table:table-cell>
          <table:table-cell table:formula="of:=['Anael. H2O (MBP+Malt)'.K91]*['Anael. H2O (MBP+Malt)'.L91]" office:value-type="float" office:value="-0.17602879" calcext:value-type="float">
            <text:p>-0,17602879</text:p>
          </table:table-cell>
          <table:table-cell table:formula="of:=['Anael. H2O (MBP+Malt)'.K91]^2" office:value-type="float" office:value="0.8281" calcext:value-type="float">
            <text:p>0,8281</text:p>
          </table:table-cell>
          <table:table-cell table:formula="of:=['Anael. H2O (MBP+Malt)'.L91]^2" office:value-type="float" office:value="0.0374183491231302" calcext:value-type="float">
            <text:p>0,0374183491</text:p>
          </table:table-cell>
          <table:table-cell table:number-columns-repeated="5"/>
        </table:table-row>
        <table:table-row table:style-name="ro1">
          <table:table-cell/>
          <table:table-cell table:formula="of:=['Anael. H2O (MBP+Malt)'.B18]" office:value-type="float" office:value="4" calcext:value-type="float">
            <text:p>4</text:p>
          </table:table-cell>
          <table:table-cell table:formula="of:=['Anael. H2O (MBP+Malt)'.H18]" office:value-type="float" office:value="-5.614238" calcext:value-type="float">
            <text:p>-5,614238</text:p>
          </table:table-cell>
          <table:table-cell table:formula="of:=['Anael. H2O (MBP+Malt)'.I18]" office:value-type="float" office:value="0.6838285" calcext:value-type="float">
            <text:p>0,6838285</text:p>
          </table:table-cell>
          <table:table-cell table:formula="of:=['Anael. H2O (MBP+Malt)'.D92]^-2" office:value-type="float" office:value="2.13848203432139" calcext:value-type="float">
            <text:p>2,1384820343</text:p>
          </table:table-cell>
          <table:table-cell table:formula="of:=['Anael. H2O (MBP+Malt)'.E92]*['Anael. H2O (MBP+Malt)'.B92]" office:value-type="float" office:value="8.55392813728556" calcext:value-type="float">
            <text:p>8,5539281373</text:p>
          </table:table-cell>
          <table:table-cell table:formula="of:=['Anael. H2O (MBP+Malt)'.F92]*['Anael. H2O (MBP+Malt)'.B92]" office:value-type="float" office:value="34.2157125491422" calcext:value-type="float">
            <text:p>34,2157125491</text:p>
          </table:table-cell>
          <table:table-cell table:formula="of:=['Anael. H2O (MBP+Malt)'.F92]*['Anael. H2O (MBP+Malt)'.C92]" office:value-type="float" office:value="-48.0237883976178" calcext:value-type="float">
            <text:p>-48,0237883976</text:p>
          </table:table-cell>
          <table:table-cell table:formula="of:=['Anael. H2O (MBP+Malt)'.E92]*['Anael. H2O (MBP+Malt)'.C92]" office:value-type="float" office:value="-12.0059470994045" calcext:value-type="float">
            <text:p>-12,0059470994</text:p>
          </table:table-cell>
          <table:table-cell/>
          <table:table-cell table:formula="of:=['Anael. H2O (MBP+Malt)'.B92]-['Anael. H2O (MBP+Malt)'.B$96]" office:value-type="float" office:value="1.3" calcext:value-type="float">
            <text:p>1,3</text:p>
          </table:table-cell>
          <table:table-cell table:formula="of:=['Anael. H2O (MBP+Malt)'.C92]-['Anael. H2O (MBP+Malt)'.C$96]" office:value-type="float" office:value="-0.169168230769231" calcext:value-type="float">
            <text:p>-0,1691682308</text:p>
          </table:table-cell>
          <table:table-cell table:formula="of:=['Anael. H2O (MBP+Malt)'.K92]*['Anael. H2O (MBP+Malt)'.L92]" office:value-type="float" office:value="-0.219918700000001" calcext:value-type="float">
            <text:p>-0,2199187</text:p>
          </table:table-cell>
          <table:table-cell table:formula="of:=['Anael. H2O (MBP+Malt)'.K92]^2" office:value-type="float" office:value="1.69" calcext:value-type="float">
            <text:p>1,69</text:p>
          </table:table-cell>
          <table:table-cell table:formula="of:=['Anael. H2O (MBP+Malt)'.L92]^2" office:value-type="float" office:value="0.0286178903015919" calcext:value-type="float">
            <text:p>0,0286178903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table:formula="of:=['Anael. H2O (MBP+Malt)'.B19]" office:value-type="float" office:value="4.41" calcext:value-type="float">
            <text:p>4,41</text:p>
          </table:table-cell>
          <table:table-cell table:formula="of:=['Anael. H2O (MBP+Malt)'.H19]" office:value-type="float" office:value="-5.207238" calcext:value-type="float">
            <text:p>-5,207238</text:p>
          </table:table-cell>
          <table:table-cell table:formula="of:=['Anael. H2O (MBP+Malt)'.I19]" office:value-type="float" office:value="0.1971252" calcext:value-type="float">
            <text:p>0,1971252</text:p>
          </table:table-cell>
          <table:table-cell table:formula="of:=['Anael. H2O (MBP+Malt)'.D93]^-2" office:value-type="float" office:value="25.7344983042788" calcext:value-type="float">
            <text:p>25,7344983043</text:p>
          </table:table-cell>
          <table:table-cell table:formula="of:=['Anael. H2O (MBP+Malt)'.E93]*['Anael. H2O (MBP+Malt)'.B93]" office:value-type="float" office:value="113.48913752187" calcext:value-type="float">
            <text:p>113,4891375219</text:p>
          </table:table-cell>
          <table:table-cell table:formula="of:=['Anael. H2O (MBP+Malt)'.F93]*['Anael. H2O (MBP+Malt)'.B93]" office:value-type="float" office:value="500.487096471445" calcext:value-type="float">
            <text:p>500,4870964714</text:p>
          </table:table-cell>
          <table:table-cell table:formula="of:=['Anael. H2O (MBP+Malt)'.F93]*['Anael. H2O (MBP+Malt)'.C93]" office:value-type="float" office:value="-590.964949491106" calcext:value-type="float">
            <text:p>-590,9649494911</text:p>
          </table:table-cell>
          <table:table-cell table:formula="of:=['Anael. H2O (MBP+Malt)'.E93]*['Anael. H2O (MBP+Malt)'.C93]" office:value-type="float" office:value="-134.005657480976" calcext:value-type="float">
            <text:p>-134,005657481</text:p>
          </table:table-cell>
          <table:table-cell/>
          <table:table-cell table:formula="of:=['Anael. H2O (MBP+Malt)'.B93]-['Anael. H2O (MBP+Malt)'.B$96]" office:value-type="float" office:value="1.71" calcext:value-type="float">
            <text:p>1,71</text:p>
          </table:table-cell>
          <table:table-cell table:formula="of:=['Anael. H2O (MBP+Malt)'.C93]-['Anael. H2O (MBP+Malt)'.C$96]" office:value-type="float" office:value="0.237831769230769" calcext:value-type="float">
            <text:p>0,2378317692</text:p>
          </table:table-cell>
          <table:table-cell table:formula="of:=['Anael. H2O (MBP+Malt)'.K93]*['Anael. H2O (MBP+Malt)'.L93]" office:value-type="float" office:value="0.406692325384615" calcext:value-type="float">
            <text:p>0,4066923254</text:p>
          </table:table-cell>
          <table:table-cell table:formula="of:=['Anael. H2O (MBP+Malt)'.K93]^2" office:value-type="float" office:value="2.9241" calcext:value-type="float">
            <text:p>2,9241</text:p>
          </table:table-cell>
          <table:table-cell table:formula="of:=['Anael. H2O (MBP+Malt)'.L93]^2" office:value-type="float" office:value="0.0565639504554377" calcext:value-type="float">
            <text:p>0,0565639505</text:p>
          </table:table-cell>
          <table:table-cell/>
          <table:table-cell table:formula="of:=['Anael. H2O (MBP+Malt)'.M96]/SQRT(['Anael. H2O (MBP+Malt)'.N96]*['Anael. H2O (MBP+Malt)'.O96])" office:value-type="float" office:value="-0.581103048588729" calcext:value-type="float">
            <text:p>-0,5811030486</text:p>
          </table:table-cell>
          <table:table-cell table:number-columns-repeated="3"/>
        </table:table-row>
        <table:table-row table:style-name="ro2">
          <table:table-cell/>
          <table:table-cell table:formula="of:=['Anael. H2O (MBP+Malt)'.B20]" office:value-type="float" office:value="4.84" calcext:value-type="float">
            <text:p>4,84</text:p>
          </table:table-cell>
          <table:table-cell table:formula="of:=['Anael. H2O (MBP+Malt)'.H20]" office:value-type="float" office:value="-5.842029" calcext:value-type="float">
            <text:p>-5,842029</text:p>
          </table:table-cell>
          <table:table-cell table:formula="of:=['Anael. H2O (MBP+Malt)'.I20]" office:value-type="float" office:value="0.5723186" calcext:value-type="float">
            <text:p>0,5723186</text:p>
          </table:table-cell>
          <table:table-cell table:formula="of:=['Anael. H2O (MBP+Malt)'.D94]^-2" office:value-type="float" office:value="3.05298224857852" calcext:value-type="float">
            <text:p>3,0529822486</text:p>
          </table:table-cell>
          <table:table-cell table:formula="of:=['Anael. H2O (MBP+Malt)'.E94]*['Anael. H2O (MBP+Malt)'.B94]" office:value-type="float" office:value="14.7764340831201" calcext:value-type="float">
            <text:p>14,7764340831</text:p>
          </table:table-cell>
          <table:table-cell table:formula="of:=['Anael. H2O (MBP+Malt)'.F94]*['Anael. H2O (MBP+Malt)'.B94]" office:value-type="float" office:value="71.5179409623011" calcext:value-type="float">
            <text:p>71,5179409623</text:p>
          </table:table-cell>
          <table:table-cell table:formula="of:=['Anael. H2O (MBP+Malt)'.F94]*['Anael. H2O (MBP+Malt)'.C94]" office:value-type="float" office:value="-86.3243564301758" calcext:value-type="float">
            <text:p>-86,3243564302</text:p>
          </table:table-cell>
          <table:table-cell table:formula="of:=['Anael. H2O (MBP+Malt)'.E94]*['Anael. H2O (MBP+Malt)'.C94]" office:value-type="float" office:value="-17.8356108326809" calcext:value-type="float">
            <text:p>-17,8356108327</text:p>
          </table:table-cell>
          <table:table-cell/>
          <table:table-cell table:formula="of:=['Anael. H2O (MBP+Malt)'.B94]-['Anael. H2O (MBP+Malt)'.B$96]" office:value-type="float" office:value="2.14" calcext:value-type="float">
            <text:p>2,14</text:p>
          </table:table-cell>
          <table:table-cell table:formula="of:=['Anael. H2O (MBP+Malt)'.C94]-['Anael. H2O (MBP+Malt)'.C$96]" office:value-type="float" office:value="-0.396959230769231" calcext:value-type="float">
            <text:p>-0,3969592308</text:p>
          </table:table-cell>
          <table:table-cell table:formula="of:=['Anael. H2O (MBP+Malt)'.K94]*['Anael. H2O (MBP+Malt)'.L94]" office:value-type="float" office:value="-0.849492753846155" calcext:value-type="float">
            <text:p>-0,8494927538</text:p>
          </table:table-cell>
          <table:table-cell table:formula="of:=['Anael. H2O (MBP+Malt)'.K94]^2" office:value-type="float" office:value="4.5796" calcext:value-type="float">
            <text:p>4,5796</text:p>
          </table:table-cell>
          <table:table-cell table:formula="of:=['Anael. H2O (MBP+Malt)'.L94]^2" office:value-type="float" office:value="0.1575766308929" calcext:value-type="float">
            <text:p>0,1575766309</text:p>
          </table:table-cell>
          <table:table-cell/>
          <table:table-cell office:value-type="string" calcext:value-type="string">
            <text:p>r<text:span text:style-name="T1">²</text:span>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Avg.</text:p>
          </table:table-cell>
          <table:table-cell/>
          <table:table-cell table:number-columns-repeated="5" office:value-type="string" calcext:value-type="string">
            <text:p>Sum</text:p>
          </table:table-cell>
          <table:table-cell office:value-type="string" calcext:value-type="string">
            <text:p>Delta</text:p>
          </table:table-cell>
          <table:table-cell table:number-columns-repeated="2"/>
          <table:table-cell table:number-columns-repeated="3" office:value-type="string" calcext:value-type="string">
            <text:p>Sum</text:p>
          </table:table-cell>
          <table:table-cell/>
          <table:table-cell table:formula="of:=['Anael. H2O (MBP+Malt)'.Q93]^2" office:value-type="float" office:value="0.337680753079115" calcext:value-type="float">
            <text:p>0,3376807531</text:p>
          </table:table-cell>
          <table:table-cell table:number-columns-repeated="3"/>
        </table:table-row>
        <table:table-row table:style-name="ro1">
          <table:table-cell/>
          <table:table-cell table:formula="of:=AVERAGE(['Anael. H2O (MBP+Malt)'.B82:.B94])" office:value-type="float" office:value="2.7" calcext:value-type="float">
            <text:p>2,7</text:p>
          </table:table-cell>
          <table:table-cell table:formula="of:=AVERAGE(['Anael. H2O (MBP+Malt)'.C82:.C94])" office:value-type="float" office:value="-5.44506976923077" calcext:value-type="float">
            <text:p>-5,4450697692</text:p>
          </table:table-cell>
          <table:table-cell/>
          <table:table-cell table:formula="of:=SUM(['Anael. H2O (MBP+Malt)'.E82:.E94])" office:value-type="float" office:value="207.819746423501" calcext:value-type="float">
            <text:p>207,8197464235</text:p>
          </table:table-cell>
          <table:table-cell table:formula="of:=SUM(['Anael. H2O (MBP+Malt)'.F82:.F94])" office:value-type="float" office:value="492.478326990254" calcext:value-type="float">
            <text:p>492,4783269903</text:p>
          </table:table-cell>
          <table:table-cell table:formula="of:=SUM(['Anael. H2O (MBP+Malt)'.G82:.G94])" office:value-type="float" office:value="1417.1161522061" calcext:value-type="float">
            <text:p>1417,1161522061</text:p>
          </table:table-cell>
          <table:table-cell table:formula="of:=SUM(['Anael. H2O (MBP+Malt)'.H82:.H94])" office:value-type="float" office:value="-2630.52678658888" calcext:value-type="float">
            <text:p>-2630,5267865889</text:p>
          </table:table-cell>
          <table:table-cell table:formula="of:=SUM(['Anael. H2O (MBP+Malt)'.I82:.I94])" office:value-type="float" office:value="-1107.31773140323" calcext:value-type="float">
            <text:p>-1107,3177314032</text:p>
          </table:table-cell>
          <table:table-cell table:formula="of:=['Anael. H2O (MBP+Malt)'.E96]*['Anael. H2O (MBP+Malt)'.G96]-['Anael. H2O (MBP+Malt)'.F96]*['Anael. H2O (MBP+Malt)'.F96]" office:value-type="float" office:value="51969.8168489994" calcext:value-type="float">
            <text:p>51969,8168489994</text:p>
          </table:table-cell>
          <table:table-cell table:number-columns-repeated="2"/>
          <table:table-cell table:formula="of:=SUM(['Anael. H2O (MBP+Malt)'.M82:.M94])" office:value-type="float" office:value="-1.70850815" calcext:value-type="float">
            <text:p>-1,70850815</text:p>
          </table:table-cell>
          <table:table-cell table:formula="of:=SUM(['Anael. H2O (MBP+Malt)'.N82:.N94])" office:value-type="float" office:value="18.837" calcext:value-type="float">
            <text:p>18,837</text:p>
          </table:table-cell>
          <table:table-cell table:formula="of:=SUM(['Anael. H2O (MBP+Malt)'.O82:.O94])" office:value-type="float" office:value="0.458897893558308" calcext:value-type="float">
            <text:p>0,4588978936</text:p>
          </table:table-cell>
          <table:table-cell table:number-columns-repeated="5"/>
        </table:table-row>
        <table:table-row table:style-name="ro1">
          <table:table-cell table:number-columns-repeated="16"/>
          <table:table-cell office:value-type="string" calcext:value-type="string">
            <text:p>Dy_max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Dy_max/P3</text:p>
          </table:table-cell>
          <table:table-cell/>
        </table:table-row>
        <table:table-row table:style-name="ro1">
          <table:table-cell table:number-columns-repeated="16"/>
          <table:table-cell table:formula="of:=['Anael. H2O (MBP+Malt)'.C82]-['Anael. H2O (MBP+Malt)'.C94]" office:value-type="float" office:value="0.512035" calcext:value-type="float">
            <text:p>0,512035</text:p>
          </table:table-cell>
          <table:table-cell/>
          <table:table-cell table:formula="of:=['Anael. H2O (MBP+Malt)'.Q98]/['Anael. H2O (MBP+Malt)'.J22]" office:value-type="float" office:value="0.0502250689096905" calcext:value-type="float">
            <text:p>0,050225068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6">00/00/0000</text:date>, <text:time style:data-style-name="N2" text:time-value="18:37:25.281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0:32:23.279000000</meta:creation-date>
    <dc:date>2017-12-16T22:55:23.641000000</dc:date>
    <meta:editing-duration>PT7H55M53S</meta:editing-duration>
    <meta:editing-cycles>30</meta:editing-cycles>
    <meta:generator>LibreOffice/5.1.5.2$Windows_x86 LibreOffice_project/7a864d8825610a8c07cfc3bc01dd4fce6a9447e5</meta:generator>
    <meta:document-statistic meta:table-count="7" meta:cell-count="4235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Anael. BMP+H2O'.G8:'Anael. BMP+H2O'.G20" chart:error-lower-range="'Anael. BMP+H2O'.G8:'Anael. BMP+H2O'.G20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Anael. BMP+H2O'.G8:'Anael. BMP+H2O'.G20" chart:error-lower-range="'Anael. BMP+H2O'.G8:'Anael. BMP+H2O'.G20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chart-properties chart:error-upper-indicator="true" chart:error-lower-indicator="true" chart:error-category="cell-range" chart:error-upper-range="'Anael. BMP+H2O'.G8:'Anael. BMP+H2O'.G20" chart:error-lower-range="'Anael. BMP+H2O'.G8:'Anael. BMP+H2O'.G20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91cm" svg:height="12.89cm" xlink:href=".." xlink:type="simple" chart:class="chart:scatter" chart:style-name="ch1">
        <chart:title svg:x="9.009cm" svg:y="0.393cm" chart:style-name="ch2">
          <text:p>Altezza Picchi anael. dovuti a MBP+H2O</text:p>
        </chart:title>
        <chart:legend chart:legend-position="end" svg:x="21.657cm" svg:y="5.897cm" style:legend-expansion="high" chart:style-name="ch3"/>
        <chart:plot-area chart:style-name="ch4" table:cell-range-address="'Anael. BMP+H2O'.B8:'Anael. BMP+H2O'.B20 'Anael. BMP+H2O'.F8:'Anael. BMP+H2O'.F20" svg:x="1.53cm" svg:y="1.429cm" svg:width="19.608cm" svg:height="10.223cm">
          <chartooo:coordinate-region svg:x="2.257cm" svg:y="1.628cm" svg:width="18.641cm" svg:height="9.377cm"/>
          <chart:axis chart:dimension="x" chart:name="primary-x" chart:style-name="ch5">
            <chart:title svg:x="10.999cm" svg:y="11.909cm" chart:style-name="ch6">
              <text:p>Q^2</text:p>
            </chart:title>
          </chart:axis>
          <chart:axis chart:dimension="y" chart:name="primary-y" chart:style-name="ch5">
            <chart:title svg:x="0.451cm" svg:y="7.074cm" chart:style-name="ch7">
              <text:p>S(Q,E)</text:p>
            </chart:title>
            <chart:grid chart:style-name="ch8" chart:class="major"/>
          </chart:axis>
          <chart:series chart:style-name="ch9" chart:values-cell-range-address="'Anael. BMP+H2O'.F8:'Anael. BMP+H2O'.F20" chart:class="chart:scatter">
            <chart:domain table:cell-range-address="'Anael. BMP+H2O'.B8:'Anael. BMP+H2O'.B20"/>
            <chart:regression-curve chart:style-name="ch10">
              <chart:equation chart:display-equation="true" chart:display-r-square="true" svg:x="19.457cm" svg:y="0.563cm"/>
            </chart:regression-curve>
            <chart:error-indicator chart:style-name="ch11" chart:dimension="y"/>
            <chart:data-point chart:repeated="11"/>
            <chart:data-point chart:style-name="ch12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F</text:p>
              </table:table-cell>
              <table:table-cell office:value-type="string">
                <text:p>Colonna G</text:p>
              </table:table-cell>
              <table:table-cell office:value-type="string">
                <text:p>Colon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Anael. BMP+H2O'.B8:'Anael. BMP+H2O'.B20</svg:desc>
                </draw:g>
              </table:table-cell>
              <table:table-cell office:value-type="float" office:value="1.172684">
                <text:p>1.172684</text:p>
                <draw:g>
                  <svg:desc>'Anael. BMP+H2O'.F8:'Anael. BMP+H2O'.F20</svg:desc>
                </draw:g>
              </table:table-cell>
              <table:table-cell office:value-type="float" office:value="0.03972161">
                <text:p>0.03972161</text:p>
                <draw:g>
                  <svg:desc>'Anael. BMP+H2O'.G8:'Anael. BMP+H2O'.G20</svg:desc>
                </draw:g>
              </table:table-cell>
              <table:table-cell office:value-type="float" office:value="0.03972161">
                <text:p>0.03972161</text:p>
                <draw:g>
                  <svg:desc>'Anael. BMP+H2O'.G8:'Anael. BMP+H2O'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1">
                <text:p>1.21</text:p>
              </table:table-cell>
              <table:table-cell office:value-type="float" office:value="1.257554">
                <text:p>1.257554</text:p>
              </table:table-cell>
              <table:table-cell office:value-type="float" office:value="0.1340223">
                <text:p>0.1340223</text:p>
              </table:table-cell>
              <table:table-cell office:value-type="float" office:value="0.1340223">
                <text:p>0.13402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4">
                <text:p>1.44</text:p>
              </table:table-cell>
              <table:table-cell office:value-type="float" office:value="1.347127">
                <text:p>1.347127</text:p>
              </table:table-cell>
              <table:table-cell office:value-type="float" office:value="0.1395232">
                <text:p>0.1395232</text:p>
              </table:table-cell>
              <table:table-cell office:value-type="float" office:value="0.1395232">
                <text:p>0.13952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9">
                <text:p>1.69</text:p>
              </table:table-cell>
              <table:table-cell office:value-type="float" office:value="1.422925">
                <text:p>1.422925</text:p>
              </table:table-cell>
              <table:table-cell office:value-type="float" office:value="0.04584967">
                <text:p>0.04584967</text:p>
              </table:table-cell>
              <table:table-cell office:value-type="float" office:value="0.04584967">
                <text:p>0.045849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6">
                <text:p>1.96</text:p>
              </table:table-cell>
              <table:table-cell office:value-type="float" office:value="1.503262">
                <text:p>1.503262</text:p>
              </table:table-cell>
              <table:table-cell office:value-type="float" office:value="0.04705223">
                <text:p>0.04705223</text:p>
              </table:table-cell>
              <table:table-cell office:value-type="float" office:value="0.04705223">
                <text:p>0.047052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5">
                <text:p>2.25</text:p>
              </table:table-cell>
              <table:table-cell office:value-type="float" office:value="1.601606">
                <text:p>1.601606</text:p>
              </table:table-cell>
              <table:table-cell office:value-type="float" office:value="0.04784977">
                <text:p>0.04784977</text:p>
              </table:table-cell>
              <table:table-cell office:value-type="float" office:value="0.04784977">
                <text:p>0.047849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6">
                <text:p>2.56</text:p>
              </table:table-cell>
              <table:table-cell office:value-type="float" office:value="1.681262">
                <text:p>1.681262</text:p>
              </table:table-cell>
              <table:table-cell office:value-type="float" office:value="0.4754816">
                <text:p>0.4754816</text:p>
              </table:table-cell>
              <table:table-cell office:value-type="float" office:value="0.4754816">
                <text:p>0.47548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9">
                <text:p>2.89</text:p>
              </table:table-cell>
              <table:table-cell office:value-type="float" office:value="1.773592">
                <text:p>1.773592</text:p>
              </table:table-cell>
              <table:table-cell office:value-type="float" office:value="0.04825671">
                <text:p>0.04825671</text:p>
              </table:table-cell>
              <table:table-cell office:value-type="float" office:value="0.04825671">
                <text:p>0.048256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4">
                <text:p>3.24</text:p>
              </table:table-cell>
              <table:table-cell office:value-type="float" office:value="1.82412">
                <text:p>1.82412</text:p>
              </table:table-cell>
              <table:table-cell office:value-type="float" office:value="0.04735577">
                <text:p>0.04735577</text:p>
              </table:table-cell>
              <table:table-cell office:value-type="float" office:value="0.04735577">
                <text:p>0.04735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1">
                <text:p>3.61</text:p>
              </table:table-cell>
              <table:table-cell office:value-type="float" office:value="1.893342">
                <text:p>1.893342</text:p>
              </table:table-cell>
              <table:table-cell office:value-type="float" office:value="0.1485738">
                <text:p>0.1485738</text:p>
              </table:table-cell>
              <table:table-cell office:value-type="float" office:value="0.1485738">
                <text:p>0.14857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.981551">
                <text:p>1.981551</text:p>
              </table:table-cell>
              <table:table-cell office:value-type="float" office:value="0.1473223">
                <text:p>0.1473223</text:p>
              </table:table-cell>
              <table:table-cell office:value-type="float" office:value="0.1473223">
                <text:p>0.14732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41">
                <text:p>4.41</text:p>
              </table:table-cell>
              <table:table-cell office:value-type="float" office:value="2.013272">
                <text:p>2.013272</text:p>
              </table:table-cell>
              <table:table-cell office:value-type="float" office:value="0.04603878">
                <text:p>0.04603878</text:p>
              </table:table-cell>
              <table:table-cell office:value-type="float" office:value="0.04603878">
                <text:p>0.046038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84">
                <text:p>4.84</text:p>
              </table:table-cell>
              <table:table-cell office:value-type="float" office:value="2.052275">
                <text:p>2.052275</text:p>
              </table:table-cell>
              <table:table-cell office:value-type="float" office:value="0.01502351">
                <text:p>0.01502351</text:p>
              </table:table-cell>
              <table:table-cell office:value-type="float" office:value="0.01502351">
                <text:p>0.015023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Anael. BMP+ Malt +H2O'.D82:'Anael. BMP+ Malt +H2O'.D94" chart:error-lower-range="'Anael. BMP+ Malt +H2O'.D82:'Anael. BMP+ Malt +H2O'.D94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Anael. BMP+ Malt +H2O'.D82:'Anael. BMP+ Malt +H2O'.D94" chart:error-lower-range="'Anael. BMP+ Malt +H2O'.D82:'Anael. BMP+ Malt +H2O'.D94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chart-properties chart:error-upper-indicator="true" chart:error-lower-indicator="true" chart:error-category="cell-range" chart:error-upper-range="'Anael. BMP+ Malt +H2O'.D82:'Anael. BMP+ Malt +H2O'.D94" chart:error-lower-range="'Anael. BMP+ Malt +H2O'.D82:'Anael. BMP+ Malt +H2O'.D94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674cm" svg:height="12.751cm" xlink:href=".." xlink:type="simple" chart:class="chart:scatter" chart:style-name="ch1">
        <chart:title svg:x="8.61cm" svg:y="0.391cm" chart:style-name="ch2">
          <text:p>Posizione Picchi anael. dovuti a MBP + Maltosio</text:p>
        </chart:title>
        <chart:legend chart:legend-position="end" svg:x="22.314cm" svg:y="5.827cm" style:legend-expansion="high" chart:style-name="ch3"/>
        <chart:plot-area chart:style-name="ch4" table:cell-range-address="'Anael. BMP+ Malt'.B82:'Anael. BMP+ Malt'.C94" svg:x="1.544cm" svg:y="1.425cm" svg:width="20.237cm" svg:height="10.09cm">
          <chartooo:coordinate-region svg:x="2.377cm" svg:y="1.624cm" svg:width="19.165cm" svg:height="9.692cm"/>
          <chart:axis chart:dimension="x" chart:name="primary-x" chart:style-name="ch5">
            <chart:title svg:x="11.327cm" svg:y="11.77cm" chart:style-name="ch6">
              <text:p>Q^2</text:p>
            </chart:title>
          </chart:axis>
          <chart:axis chart:dimension="y" chart:name="primary-y" chart:style-name="ch7">
            <chart:title svg:x="0.451cm" svg:y="7.295cm" chart:style-name="ch8">
              <text:p>Pos. Picco</text:p>
            </chart:title>
            <chart:grid chart:style-name="ch9" chart:class="major"/>
          </chart:axis>
          <chart:series chart:style-name="ch10" chart:values-cell-range-address="'Anael. BMP+ Malt'.C82:'Anael. BMP+ Malt'.C94" chart:class="chart:scatter">
            <chart:domain table:cell-range-address="'Anael. BMP+ Malt'.B82:'Anael. BMP+ Malt'.B94"/>
            <chart:regression-curve chart:style-name="ch11">
              <chart:equation chart:display-equation="false" chart:display-r-square="true" svg:x="22.065cm" svg:y="0.619cm"/>
            </chart:regression-curve>
            <chart:error-indicator chart:style-name="ch12" chart:dimension="y"/>
            <chart:data-point chart:repeated="9"/>
            <chart:data-point chart:style-name="ch13"/>
            <chart:data-point chart:repeated="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C</text:p>
              </table:table-cell>
              <table:table-cell office:value-type="string">
                <text:p>Colonna D</text:p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Anael. BMP+ Malt'.B82:'Anael. BMP+ Malt'.B94</svg:desc>
                </draw:g>
              </table:table-cell>
              <table:table-cell office:value-type="float" office:value="-3.157726">
                <text:p>-3.157726</text:p>
                <draw:g>
                  <svg:desc>'Anael. BMP+ Malt'.C82:'Anael. BMP+ Malt'.C94</svg:desc>
                </draw:g>
              </table:table-cell>
              <table:table-cell office:value-type="float" office:value="0.08596024">
                <text:p>0.08596024</text:p>
                <draw:g>
                  <svg:desc>'Anael. BMP+ Malt +H2O'.D82:'Anael. BMP+ Malt +H2O'.D94</svg:desc>
                </draw:g>
              </table:table-cell>
              <table:table-cell office:value-type="float" office:value="0.08596024">
                <text:p>0.08596024</text:p>
                <draw:g>
                  <svg:desc>'Anael. BMP+ Malt +H2O'.D82:'Anael. BMP+ Malt +H2O'.D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1">
                <text:p>1.21</text:p>
              </table:table-cell>
              <table:table-cell office:value-type="float" office:value="-3.208293">
                <text:p>-3.208293</text:p>
              </table:table-cell>
              <table:table-cell office:value-type="float" office:value="0.06102153">
                <text:p>0.06102153</text:p>
              </table:table-cell>
              <table:table-cell office:value-type="float" office:value="0.06102153">
                <text:p>0.061021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4">
                <text:p>1.44</text:p>
              </table:table-cell>
              <table:table-cell office:value-type="float" office:value="-3.316147">
                <text:p>-3.316147</text:p>
              </table:table-cell>
              <table:table-cell office:value-type="float" office:value="0.064057">
                <text:p>0.064057</text:p>
              </table:table-cell>
              <table:table-cell office:value-type="float" office:value="0.064057">
                <text:p>0.0640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9">
                <text:p>1.69</text:p>
              </table:table-cell>
              <table:table-cell office:value-type="float" office:value="-3.287152">
                <text:p>-3.287152</text:p>
              </table:table-cell>
              <table:table-cell office:value-type="float" office:value="0.06161359">
                <text:p>0.06161359</text:p>
              </table:table-cell>
              <table:table-cell office:value-type="float" office:value="0.06161359">
                <text:p>0.061613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6">
                <text:p>1.96</text:p>
              </table:table-cell>
              <table:table-cell office:value-type="float" office:value="-3.331426">
                <text:p>-3.331426</text:p>
              </table:table-cell>
              <table:table-cell office:value-type="float" office:value="0.04791791">
                <text:p>0.04791791</text:p>
              </table:table-cell>
              <table:table-cell office:value-type="float" office:value="0.04791791">
                <text:p>0.04791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5">
                <text:p>2.25</text:p>
              </table:table-cell>
              <table:table-cell office:value-type="float" office:value="-3.385328">
                <text:p>-3.385328</text:p>
              </table:table-cell>
              <table:table-cell office:value-type="float" office:value="0.07258819">
                <text:p>0.07258819</text:p>
              </table:table-cell>
              <table:table-cell office:value-type="float" office:value="0.07258819">
                <text:p>0.072588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6">
                <text:p>2.56</text:p>
              </table:table-cell>
              <table:table-cell office:value-type="float" office:value="-3.375635">
                <text:p>-3.375635</text:p>
              </table:table-cell>
              <table:table-cell office:value-type="float" office:value="0.06415584">
                <text:p>0.06415584</text:p>
              </table:table-cell>
              <table:table-cell office:value-type="float" office:value="0.06415584">
                <text:p>0.064155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9">
                <text:p>2.89</text:p>
              </table:table-cell>
              <table:table-cell office:value-type="float" office:value="-3.345218">
                <text:p>-3.345218</text:p>
              </table:table-cell>
              <table:table-cell office:value-type="float" office:value="0.05104281">
                <text:p>0.05104281</text:p>
              </table:table-cell>
              <table:table-cell office:value-type="float" office:value="0.05104281">
                <text:p>0.051042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4">
                <text:p>3.24</text:p>
              </table:table-cell>
              <table:table-cell office:value-type="float" office:value="-3.385821">
                <text:p>-3.385821</text:p>
              </table:table-cell>
              <table:table-cell office:value-type="float" office:value="0.03958194">
                <text:p>0.03958194</text:p>
              </table:table-cell>
              <table:table-cell office:value-type="float" office:value="0.03958194">
                <text:p>0.039581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1">
                <text:p>3.61</text:p>
              </table:table-cell>
              <table:table-cell office:value-type="float" office:value="-3.532389">
                <text:p>-3.532389</text:p>
              </table:table-cell>
              <table:table-cell office:value-type="float" office:value="0.04466248">
                <text:p>0.04466248</text:p>
              </table:table-cell>
              <table:table-cell office:value-type="float" office:value="0.04466248">
                <text:p>0.044662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-3.522443">
                <text:p>-3.522443</text:p>
              </table:table-cell>
              <table:table-cell office:value-type="float" office:value="0.03484785">
                <text:p>0.03484785</text:p>
              </table:table-cell>
              <table:table-cell office:value-type="float" office:value="0.03484785">
                <text:p>0.034847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41">
                <text:p>4.41</text:p>
              </table:table-cell>
              <table:table-cell office:value-type="float" office:value="-3.630422">
                <text:p>-3.630422</text:p>
              </table:table-cell>
              <table:table-cell office:value-type="float" office:value="0.02333473">
                <text:p>0.02333473</text:p>
              </table:table-cell>
              <table:table-cell office:value-type="float" office:value="0.02333473">
                <text:p>0.023334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84">
                <text:p>4.84</text:p>
              </table:table-cell>
              <table:table-cell office:value-type="float" office:value="-3.671732">
                <text:p>-3.671732</text:p>
              </table:table-cell>
              <table:table-cell office:value-type="float" office:value="0.03803445">
                <text:p>0.03803445</text:p>
              </table:table-cell>
              <table:table-cell office:value-type="float" office:value="0.03803445">
                <text:p>0.0380344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Anael. H2O (MBP)'.G8:'Anael. H2O (MBP)'.G20" chart:error-lower-range="'Anael. H2O (MBP)'.G8:'Anael. H2O (MBP)'.G20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Anael. H2O (MBP)'.G8:'Anael. H2O (MBP)'.G20" chart:error-lower-range="'Anael. H2O (MBP)'.G8:'Anael. H2O (MBP)'.G20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chart-properties chart:error-upper-indicator="true" chart:error-lower-indicator="true" chart:error-category="cell-range" chart:error-upper-range="'Anael. H2O (MBP)'.G8:'Anael. H2O (MBP)'.G20" chart:error-lower-range="'Anael. H2O (MBP)'.G8:'Anael. H2O (MBP)'.G20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2.713cm" svg:height="13.458cm" xlink:href=".." xlink:type="simple" chart:class="chart:scatter" chart:style-name="ch1">
        <chart:title svg:x="15.875cm" svg:y="0.405cm" chart:style-name="ch2">
          <text:p>Altezza Picchi anael. dovuti alla H2O (soluto: MBP+Malt)</text:p>
        </chart:title>
        <chart:legend chart:legend-position="end" svg:x="38.379cm" svg:y="6.181cm" style:legend-expansion="high" chart:style-name="ch3"/>
        <chart:plot-area chart:style-name="ch4" table:cell-range-address="'Anael. H2O (MBP+Malt)'.B8:'Anael. H2O (MBP+Malt)'.B20 'Anael. H2O (MBP+Malt)'.F8:'Anael. H2O (MBP+Malt)'.F20" svg:x="1.865cm" svg:y="1.453cm" svg:width="35.66cm" svg:height="10.755cm">
          <chartooo:coordinate-region svg:x="2.698cm" svg:y="1.652cm" svg:width="34.587cm" svg:height="10.357cm"/>
          <chart:axis chart:dimension="x" chart:name="primary-x" chart:style-name="ch5">
            <chart:title svg:x="19.36cm" svg:y="12.477cm" chart:style-name="ch6">
              <text:p>Q^2</text:p>
            </chart:title>
          </chart:axis>
          <chart:axis chart:dimension="y" chart:name="primary-y" chart:style-name="ch7">
            <chart:title svg:x="0.451cm" svg:y="7.364cm" chart:style-name="ch8">
              <text:p>S(Q,E)</text:p>
            </chart:title>
            <chart:grid chart:style-name="ch9" chart:class="major"/>
          </chart:axis>
          <chart:series chart:style-name="ch10" chart:values-cell-range-address="'Anael. H2O (MBP+Malt)'.F8:'Anael. H2O (MBP+Malt)'.F20" chart:class="chart:scatter">
            <chart:domain table:cell-range-address="'Anael. H2O (MBP+Malt)'.B8:'Anael. H2O (MBP+Malt)'.B20"/>
            <chart:regression-curve chart:style-name="ch11">
              <chart:equation chart:display-equation="true" chart:display-r-square="true" svg:x="35.53cm" svg:y="0.328cm"/>
            </chart:regression-curve>
            <chart:error-indicator chart:style-name="ch12" chart:dimension="y"/>
            <chart:data-point chart:repeated="11"/>
            <chart:data-point chart:style-name="ch13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F</text:p>
              </table:table-cell>
              <table:table-cell office:value-type="string">
                <text:p>Colonna G</text:p>
              </table:table-cell>
              <table:table-cell office:value-type="string">
                <text:p>Colon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Anael. H2O (MBP+Malt)'.B8:'Anael. H2O (MBP+Malt)'.B20</svg:desc>
                </draw:g>
              </table:table-cell>
              <table:table-cell office:value-type="float" office:value="0.4721819">
                <text:p>0.4721819</text:p>
                <draw:g>
                  <svg:desc>'Anael. H2O (MBP+Malt)'.F8:'Anael. H2O (MBP+Malt)'.F20</svg:desc>
                </draw:g>
              </table:table-cell>
              <table:table-cell office:value-type="float" office:value="0.1412882">
                <text:p>0.1412882</text:p>
                <draw:g>
                  <svg:desc>'Anael. H2O (MBP)'.G8:'Anael. H2O (MBP)'.G20</svg:desc>
                </draw:g>
              </table:table-cell>
              <table:table-cell office:value-type="float" office:value="0.1412882">
                <text:p>0.1412882</text:p>
                <draw:g>
                  <svg:desc>'Anael. H2O (MBP)'.G8:'Anael. H2O (MBP)'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1">
                <text:p>1.21</text:p>
              </table:table-cell>
              <table:table-cell office:value-type="float" office:value="0.516928">
                <text:p>0.516928</text:p>
              </table:table-cell>
              <table:table-cell office:value-type="float" office:value="0.1619895">
                <text:p>0.1619895</text:p>
              </table:table-cell>
              <table:table-cell office:value-type="float" office:value="0.1619895">
                <text:p>0.16198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4">
                <text:p>1.44</text:p>
              </table:table-cell>
              <table:table-cell office:value-type="float" office:value="0.5634716">
                <text:p>0.5634716</text:p>
              </table:table-cell>
              <table:table-cell office:value-type="float" office:value="0.01791896">
                <text:p>0.01791896</text:p>
              </table:table-cell>
              <table:table-cell office:value-type="float" office:value="0.01791896">
                <text:p>0.017918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9">
                <text:p>1.69</text:p>
              </table:table-cell>
              <table:table-cell office:value-type="float" office:value="0.5710056">
                <text:p>0.5710056</text:p>
              </table:table-cell>
              <table:table-cell office:value-type="float" office:value="0.1778975">
                <text:p>0.1778975</text:p>
              </table:table-cell>
              <table:table-cell office:value-type="float" office:value="0.1778975">
                <text:p>0.17789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6">
                <text:p>1.96</text:p>
              </table:table-cell>
              <table:table-cell office:value-type="float" office:value="0.6366111">
                <text:p>0.6366111</text:p>
              </table:table-cell>
              <table:table-cell office:value-type="float" office:value="0.1830148">
                <text:p>0.1830148</text:p>
              </table:table-cell>
              <table:table-cell office:value-type="float" office:value="0.1830148">
                <text:p>0.18301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5">
                <text:p>2.25</text:p>
              </table:table-cell>
              <table:table-cell office:value-type="float" office:value="0.6441154">
                <text:p>0.6441154</text:p>
              </table:table-cell>
              <table:table-cell office:value-type="float" office:value="0.1888141">
                <text:p>0.1888141</text:p>
              </table:table-cell>
              <table:table-cell office:value-type="float" office:value="0.1888141">
                <text:p>0.18881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6">
                <text:p>2.56</text:p>
              </table:table-cell>
              <table:table-cell office:value-type="float" office:value="0.6778751">
                <text:p>0.6778751</text:p>
              </table:table-cell>
              <table:table-cell office:value-type="float" office:value="0.1918033">
                <text:p>0.1918033</text:p>
              </table:table-cell>
              <table:table-cell office:value-type="float" office:value="0.1918033">
                <text:p>0.19180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9">
                <text:p>2.89</text:p>
              </table:table-cell>
              <table:table-cell office:value-type="float" office:value="0.749419">
                <text:p>0.749419</text:p>
              </table:table-cell>
              <table:table-cell office:value-type="float" office:value="0.1951859">
                <text:p>0.1951859</text:p>
              </table:table-cell>
              <table:table-cell office:value-type="float" office:value="0.1951859">
                <text:p>0.19518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4">
                <text:p>3.24</text:p>
              </table:table-cell>
              <table:table-cell office:value-type="float" office:value="0.7260376">
                <text:p>0.7260376</text:p>
              </table:table-cell>
              <table:table-cell office:value-type="float" office:value="0.1932786">
                <text:p>0.1932786</text:p>
              </table:table-cell>
              <table:table-cell office:value-type="float" office:value="0.1932786">
                <text:p>0.19327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1">
                <text:p>3.61</text:p>
              </table:table-cell>
              <table:table-cell office:value-type="float" office:value="0.7840736">
                <text:p>0.7840736</text:p>
              </table:table-cell>
              <table:table-cell office:value-type="float" office:value="0.1930181">
                <text:p>0.1930181</text:p>
              </table:table-cell>
              <table:table-cell office:value-type="float" office:value="0.1930181">
                <text:p>0.1930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0.82284">
                <text:p>0.82284</text:p>
              </table:table-cell>
              <table:table-cell office:value-type="float" office:value="0.007629113">
                <text:p>0.007629113</text:p>
              </table:table-cell>
              <table:table-cell office:value-type="float" office:value="0.007629113">
                <text:p>0.0076291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41">
                <text:p>4.41</text:p>
              </table:table-cell>
              <table:table-cell office:value-type="float" office:value="0.8627898">
                <text:p>0.8627898</text:p>
              </table:table-cell>
              <table:table-cell office:value-type="float" office:value="0.06010724">
                <text:p>0.06010724</text:p>
              </table:table-cell>
              <table:table-cell office:value-type="float" office:value="0.06010724">
                <text:p>0.060107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84">
                <text:p>4.84</text:p>
              </table:table-cell>
              <table:table-cell office:value-type="float" office:value="0.8985947">
                <text:p>0.8985947</text:p>
              </table:table-cell>
              <table:table-cell office:value-type="float" office:value="0.1865559">
                <text:p>0.1865559</text:p>
              </table:table-cell>
              <table:table-cell office:value-type="float" office:value="0.1865559">
                <text:p>0.186555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Anael. H2O (MBP)'.I8:'Anael. H2O (MBP)'.I20" chart:error-lower-range="'Anael. H2O (MBP)'.I8:'Anael. H2O (MBP)'.I20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Anael. H2O (MBP)'.I8:'Anael. H2O (MBP)'.I20" chart:error-lower-range="'Anael. H2O (MBP)'.I8:'Anael. H2O (MBP)'.I20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chart-properties chart:error-upper-indicator="true" chart:error-lower-indicator="true" chart:error-category="cell-range" chart:error-upper-range="'Anael. H2O (MBP)'.I8:'Anael. H2O (MBP)'.I20" chart:error-lower-range="'Anael. H2O (MBP)'.I8:'Anael. H2O (MBP)'.I20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9.561cm" svg:height="13.361cm" xlink:href=".." xlink:type="simple" chart:class="chart:scatter" chart:style-name="ch1">
        <chart:title svg:x="14.048cm" svg:y="0.403cm" chart:style-name="ch2">
          <text:p>Posizione Picchi anael. dovuti alla H2O (soluto: MBP+Malt)</text:p>
        </chart:title>
        <chart:legend chart:legend-position="end" svg:x="35.201cm" svg:y="6.132cm" style:legend-expansion="high" chart:style-name="ch3"/>
        <chart:plot-area chart:style-name="ch4" table:cell-range-address="'Anael. H2O (MBP+Malt)'.B8:'Anael. H2O (MBP+Malt)'.B20 'Anael. H2O (MBP+Malt)'.H8:'Anael. H2O (MBP+Malt)'.H20" svg:x="1.802cm" svg:y="1.449cm" svg:width="32.608cm" svg:height="10.664cm">
          <chartooo:coordinate-region svg:x="2.344cm" svg:y="1.648cm" svg:width="31.826cm" svg:height="10.266cm"/>
          <chart:axis chart:dimension="x" chart:name="primary-x" chart:style-name="ch5">
            <chart:title svg:x="17.771cm" svg:y="12.38cm" chart:style-name="ch6">
              <text:p>Q^2</text:p>
            </chart:title>
          </chart:axis>
          <chart:axis chart:dimension="y" chart:name="primary-y" chart:style-name="ch7">
            <chart:title svg:x="0.451cm" svg:y="7.606cm" chart:style-name="ch8">
              <text:p>Pos. Picco</text:p>
            </chart:title>
            <chart:grid chart:style-name="ch9" chart:class="major"/>
          </chart:axis>
          <chart:series chart:style-name="ch10" chart:values-cell-range-address="'Anael. H2O (MBP+Malt)'.H8:'Anael. H2O (MBP+Malt)'.H20" chart:class="chart:scatter">
            <chart:domain table:cell-range-address="'Anael. H2O (MBP+Malt)'.B8:'Anael. H2O (MBP+Malt)'.B20"/>
            <chart:regression-curve chart:style-name="ch11">
              <chart:equation chart:display-equation="true" chart:display-r-square="true" svg:x="32.748cm" svg:y="0.241cm"/>
            </chart:regression-curve>
            <chart:error-indicator chart:style-name="ch12" chart:dimension="y"/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H</text:p>
              </table:table-cell>
              <table:table-cell office:value-type="string">
                <text:p>Colonna I</text:p>
              </table:table-cell>
              <table:table-cell office:value-type="string">
                <text:p>Colonna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Anael. H2O (MBP+Malt)'.B8:'Anael. H2O (MBP+Malt)'.B20</svg:desc>
                </draw:g>
              </table:table-cell>
              <table:table-cell office:value-type="float" office:value="-5.329994">
                <text:p>-5.329994</text:p>
                <draw:g>
                  <svg:desc>'Anael. H2O (MBP+Malt)'.H8:'Anael. H2O (MBP+Malt)'.H20</svg:desc>
                </draw:g>
              </table:table-cell>
              <table:table-cell office:value-type="float" office:value="0.101748">
                <text:p>0.101748</text:p>
                <draw:g>
                  <svg:desc>'Anael. H2O (MBP)'.I8:'Anael. H2O (MBP)'.I20</svg:desc>
                </draw:g>
              </table:table-cell>
              <table:table-cell office:value-type="float" office:value="0.101748">
                <text:p>0.101748</text:p>
                <draw:g>
                  <svg:desc>'Anael. H2O (MBP)'.I8:'Anael. H2O (MBP)'.I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1">
                <text:p>1.21</text:p>
              </table:table-cell>
              <table:table-cell office:value-type="float" office:value="-5.339746">
                <text:p>-5.339746</text:p>
              </table:table-cell>
              <table:table-cell office:value-type="float" office:value="0.1913615">
                <text:p>0.1913615</text:p>
              </table:table-cell>
              <table:table-cell office:value-type="float" office:value="0.1913615">
                <text:p>0.19136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4">
                <text:p>1.44</text:p>
              </table:table-cell>
              <table:table-cell office:value-type="float" office:value="-5.216097">
                <text:p>-5.216097</text:p>
              </table:table-cell>
              <table:table-cell office:value-type="float" office:value="0.1956944">
                <text:p>0.1956944</text:p>
              </table:table-cell>
              <table:table-cell office:value-type="float" office:value="0.1956944">
                <text:p>0.19569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9">
                <text:p>1.69</text:p>
              </table:table-cell>
              <table:table-cell office:value-type="float" office:value="-5.432239">
                <text:p>-5.432239</text:p>
              </table:table-cell>
              <table:table-cell office:value-type="float" office:value="0.2389202">
                <text:p>0.2389202</text:p>
              </table:table-cell>
              <table:table-cell office:value-type="float" office:value="0.2389202">
                <text:p>0.23892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6">
                <text:p>1.96</text:p>
              </table:table-cell>
              <table:table-cell office:value-type="float" office:value="-5.173948">
                <text:p>-5.173948</text:p>
              </table:table-cell>
              <table:table-cell office:value-type="float" office:value="0.1682887">
                <text:p>0.1682887</text:p>
              </table:table-cell>
              <table:table-cell office:value-type="float" office:value="0.1682887">
                <text:p>0.16828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5">
                <text:p>2.25</text:p>
              </table:table-cell>
              <table:table-cell office:value-type="float" office:value="-5.519148">
                <text:p>-5.519148</text:p>
              </table:table-cell>
              <table:table-cell office:value-type="float" office:value="0.9279878">
                <text:p>0.9279878</text:p>
              </table:table-cell>
              <table:table-cell office:value-type="float" office:value="0.9279878">
                <text:p>0.92798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6">
                <text:p>2.56</text:p>
              </table:table-cell>
              <table:table-cell office:value-type="float" office:value="-5.510386">
                <text:p>-5.510386</text:p>
              </table:table-cell>
              <table:table-cell office:value-type="float" office:value="0.6279797">
                <text:p>0.6279797</text:p>
              </table:table-cell>
              <table:table-cell office:value-type="float" office:value="0.6279797">
                <text:p>0.62797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9">
                <text:p>2.89</text:p>
              </table:table-cell>
              <table:table-cell office:value-type="float" office:value="-5.391934">
                <text:p>-5.391934</text:p>
              </table:table-cell>
              <table:table-cell office:value-type="float" office:value="0.2158209">
                <text:p>0.2158209</text:p>
              </table:table-cell>
              <table:table-cell office:value-type="float" office:value="0.2158209">
                <text:p>0.21582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4">
                <text:p>3.24</text:p>
              </table:table-cell>
              <table:table-cell office:value-type="float" office:value="-5.570402">
                <text:p>-5.570402</text:p>
              </table:table-cell>
              <table:table-cell office:value-type="float" office:value="0.3584732">
                <text:p>0.3584732</text:p>
              </table:table-cell>
              <table:table-cell office:value-type="float" office:value="0.3584732">
                <text:p>0.35847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1">
                <text:p>3.61</text:p>
              </table:table-cell>
              <table:table-cell office:value-type="float" office:value="-5.638508">
                <text:p>-5.638508</text:p>
              </table:table-cell>
              <table:table-cell office:value-type="float" office:value="0.395869">
                <text:p>0.395869</text:p>
              </table:table-cell>
              <table:table-cell office:value-type="float" office:value="0.395869">
                <text:p>0.3958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-5.614238">
                <text:p>-5.614238</text:p>
              </table:table-cell>
              <table:table-cell office:value-type="float" office:value="0.1463579">
                <text:p>0.1463579</text:p>
              </table:table-cell>
              <table:table-cell office:value-type="float" office:value="0.1463579">
                <text:p>0.14635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41">
                <text:p>4.41</text:p>
              </table:table-cell>
              <table:table-cell office:value-type="float" office:value="-5.207238">
                <text:p>-5.207238</text:p>
              </table:table-cell>
              <table:table-cell office:value-type="float" office:value="0.2609537">
                <text:p>0.2609537</text:p>
              </table:table-cell>
              <table:table-cell office:value-type="float" office:value="0.2609537">
                <text:p>0.26095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84">
                <text:p>4.84</text:p>
              </table:table-cell>
              <table:table-cell office:value-type="float" office:value="-5.842029">
                <text:p>-5.842029</text:p>
              </table:table-cell>
              <table:table-cell office:value-type="float" office:value="0.2543062">
                <text:p>0.2543062</text:p>
              </table:table-cell>
              <table:table-cell office:value-type="float" office:value="0.2543062">
                <text:p>0.254306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Anael. MBP'.G8:'Anael. MBP'.G20" chart:error-lower-range="'Anael. MBP'.G8:'Anael. MBP'.G20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Anael. MBP'.G8:'Anael. MBP'.G20" chart:error-lower-range="'Anael. MBP'.G8:'Anael. MBP'.G20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chart-properties chart:error-upper-indicator="true" chart:error-lower-indicator="true" chart:error-category="cell-range" chart:error-upper-range="'Anael. MBP'.G8:'Anael. MBP'.G20" chart:error-lower-range="'Anael. MBP'.G8:'Anael. MBP'.G20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1.415cm" svg:height="13.699cm" xlink:href=".." xlink:type="simple" chart:class="chart:scatter" chart:style-name="ch1">
        <chart:title svg:x="17.078cm" svg:y="0.409cm" chart:style-name="ch2">
          <text:p>Altezza Picchi anael. dovuti alla MBP</text:p>
        </chart:title>
        <chart:legend chart:legend-position="end" svg:x="37.081cm" svg:y="6.301cm" style:legend-expansion="high" chart:style-name="ch3"/>
        <chart:plot-area chart:style-name="ch4" table:cell-range-address="'Anael. MBP'.B8:'Anael. MBP'.B20 'Anael. MBP'.F8:'Anael. MBP'.F20" svg:x="1.839cm" svg:y="1.461cm" svg:width="34.414cm" svg:height="10.984cm">
          <chartooo:coordinate-region svg:x="2.566cm" svg:y="1.66cm" svg:width="33.447cm" svg:height="10.138cm"/>
          <chart:axis chart:dimension="x" chart:name="primary-x" chart:style-name="ch5">
            <chart:title svg:x="18.711cm" svg:y="12.718cm" chart:style-name="ch6">
              <text:p>Q^2</text:p>
            </chart:title>
          </chart:axis>
          <chart:axis chart:dimension="y" chart:name="primary-y" chart:style-name="ch5">
            <chart:title svg:x="0.451cm" svg:y="7.487cm" chart:style-name="ch7">
              <text:p>S(Q,E)</text:p>
            </chart:title>
            <chart:grid chart:style-name="ch8" chart:class="major"/>
          </chart:axis>
          <chart:series chart:style-name="ch9" chart:values-cell-range-address="'Anael. MBP'.F8:'Anael. MBP'.F20" chart:class="chart:scatter">
            <chart:domain table:cell-range-address="'Anael. MBP'.B8:'Anael. MBP'.B20"/>
            <chart:regression-curve chart:style-name="ch10">
              <chart:equation chart:display-equation="false" chart:display-r-square="true" svg:x="31.976cm" svg:y="0.277cm"/>
            </chart:regression-curve>
            <chart:error-indicator chart:style-name="ch11" chart:dimension="y"/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F</text:p>
              </table:table-cell>
              <table:table-cell office:value-type="string">
                <text:p>Colonna G</text:p>
              </table:table-cell>
              <table:table-cell office:value-type="string">
                <text:p>Colon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Anael. MBP'.B8:'Anael. MBP'.B20</svg:desc>
                </draw:g>
              </table:table-cell>
              <table:table-cell office:value-type="float" office:value="0.6158572">
                <text:p>0.6158572</text:p>
                <draw:g>
                  <svg:desc>'Anael. MBP'.F8:'Anael. MBP'.F20</svg:desc>
                </draw:g>
              </table:table-cell>
              <table:table-cell office:value-type="float" office:value="0.09268113">
                <text:p>0.09268113</text:p>
                <draw:g>
                  <svg:desc>'Anael. MBP'.G8:'Anael. MBP'.G20</svg:desc>
                </draw:g>
              </table:table-cell>
              <table:table-cell office:value-type="float" office:value="0.09268113">
                <text:p>0.09268113</text:p>
                <draw:g>
                  <svg:desc>'Anael. MBP'.G8:'Anael. MBP'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1">
                <text:p>1.21</text:p>
              </table:table-cell>
              <table:table-cell office:value-type="float" office:value="0.6512772">
                <text:p>0.6512772</text:p>
              </table:table-cell>
              <table:table-cell office:value-type="float" office:value="0.09759912">
                <text:p>0.09759912</text:p>
              </table:table-cell>
              <table:table-cell office:value-type="float" office:value="0.09759912">
                <text:p>0.097599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4">
                <text:p>1.44</text:p>
              </table:table-cell>
              <table:table-cell office:value-type="float" office:value="0.7284548">
                <text:p>0.7284548</text:p>
              </table:table-cell>
              <table:table-cell office:value-type="float" office:value="0.0982627">
                <text:p>0.0982627</text:p>
              </table:table-cell>
              <table:table-cell office:value-type="float" office:value="0.0982627">
                <text:p>0.09826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9">
                <text:p>1.69</text:p>
              </table:table-cell>
              <table:table-cell office:value-type="float" office:value="0.7858574">
                <text:p>0.7858574</text:p>
              </table:table-cell>
              <table:table-cell office:value-type="float" office:value="0.1004847">
                <text:p>0.1004847</text:p>
              </table:table-cell>
              <table:table-cell office:value-type="float" office:value="0.1004847">
                <text:p>0.10048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6">
                <text:p>1.96</text:p>
              </table:table-cell>
              <table:table-cell office:value-type="float" office:value="0.8494554">
                <text:p>0.8494554</text:p>
              </table:table-cell>
              <table:table-cell office:value-type="float" office:value="0.1029635">
                <text:p>0.1029635</text:p>
              </table:table-cell>
              <table:table-cell office:value-type="float" office:value="0.1029635">
                <text:p>0.10296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5">
                <text:p>2.25</text:p>
              </table:table-cell>
              <table:table-cell office:value-type="float" office:value="0.9324006">
                <text:p>0.9324006</text:p>
              </table:table-cell>
              <table:table-cell office:value-type="float" office:value="0.01110828">
                <text:p>0.01110828</text:p>
              </table:table-cell>
              <table:table-cell office:value-type="float" office:value="0.01110828">
                <text:p>0.011108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6">
                <text:p>2.56</text:p>
              </table:table-cell>
              <table:table-cell office:value-type="float" office:value="0.9960376">
                <text:p>0.9960376</text:p>
              </table:table-cell>
              <table:table-cell office:value-type="float" office:value="0.03299021">
                <text:p>0.03299021</text:p>
              </table:table-cell>
              <table:table-cell office:value-type="float" office:value="0.03299021">
                <text:p>0.032990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9">
                <text:p>2.89</text:p>
              </table:table-cell>
              <table:table-cell office:value-type="float" office:value="1.041992">
                <text:p>1.041992</text:p>
              </table:table-cell>
              <table:table-cell office:value-type="float" office:value="0.1036623">
                <text:p>0.1036623</text:p>
              </table:table-cell>
              <table:table-cell office:value-type="float" office:value="0.1036623">
                <text:p>0.10366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4">
                <text:p>3.24</text:p>
              </table:table-cell>
              <table:table-cell office:value-type="float" office:value="1.10722">
                <text:p>1.10722</text:p>
              </table:table-cell>
              <table:table-cell office:value-type="float" office:value="0.004006128">
                <text:p>0.004006128</text:p>
              </table:table-cell>
              <table:table-cell office:value-type="float" office:value="0.004006128">
                <text:p>0.0040061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1">
                <text:p>3.61</text:p>
              </table:table-cell>
              <table:table-cell office:value-type="float" office:value="1.166389">
                <text:p>1.166389</text:p>
              </table:table-cell>
              <table:table-cell office:value-type="float" office:value="0.03271331">
                <text:p>0.03271331</text:p>
              </table:table-cell>
              <table:table-cell office:value-type="float" office:value="0.03271331">
                <text:p>0.032713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.206083">
                <text:p>1.206083</text:p>
              </table:table-cell>
              <table:table-cell office:value-type="float" office:value="0.03209843">
                <text:p>0.03209843</text:p>
              </table:table-cell>
              <table:table-cell office:value-type="float" office:value="0.03209843">
                <text:p>0.032098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41">
                <text:p>4.41</text:p>
              </table:table-cell>
              <table:table-cell office:value-type="float" office:value="1.234716">
                <text:p>1.234716</text:p>
              </table:table-cell>
              <table:table-cell office:value-type="float" office:value="0.01041943">
                <text:p>0.01041943</text:p>
              </table:table-cell>
              <table:table-cell office:value-type="float" office:value="0.01041943">
                <text:p>0.01041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84">
                <text:p>4.84</text:p>
              </table:table-cell>
              <table:table-cell office:value-type="float" office:value="1.270279">
                <text:p>1.270279</text:p>
              </table:table-cell>
              <table:table-cell office:value-type="float" office:value="0.003820839">
                <text:p>0.003820839</text:p>
              </table:table-cell>
              <table:table-cell office:value-type="float" office:value="0.003820839">
                <text:p>0.0038208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Anael. MBP'.I8:'Anael. MBP'.I20" chart:error-lower-range="'Anael. MBP'.I8:'Anael. MBP'.I20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Anael. MBP'.I8:'Anael. MBP'.I20" chart:error-lower-range="'Anael. MBP'.I8:'Anael. MBP'.I20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chart-properties chart:error-upper-indicator="true" chart:error-lower-indicator="true" chart:error-category="cell-range" chart:error-upper-range="'Anael. MBP'.I8:'Anael. MBP'.I20" chart:error-lower-range="'Anael. MBP'.I8:'Anael. MBP'.I20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2.025cm" svg:height="9.567cm" xlink:href=".." xlink:type="simple" chart:class="chart:scatter" chart:style-name="ch1">
        <chart:title svg:x="17.132cm" svg:y="0.327cm" chart:style-name="ch2">
          <text:p>Posizione Picchi anael. dovuti alla MBP</text:p>
        </chart:title>
        <chart:legend chart:legend-position="end" svg:x="37.665cm" svg:y="4.235cm" style:legend-expansion="high" chart:style-name="ch3"/>
        <chart:plot-area chart:style-name="ch4" table:cell-range-address="'Anael. MBP'.B8:'Anael. MBP'.B20 'Anael. MBP'.H8:'Anael. MBP'.H20" svg:x="1.851cm" svg:y="1.297cm" svg:width="34.974cm" svg:height="7.098cm">
          <chartooo:coordinate-region svg:x="2.684cm" svg:y="1.496cm" svg:width="33.901cm" svg:height="6.7cm"/>
          <chart:axis chart:dimension="x" chart:name="primary-x" chart:style-name="ch5">
            <chart:title svg:x="19.003cm" svg:y="8.586cm" chart:style-name="ch6">
              <text:p>Q^2</text:p>
            </chart:title>
          </chart:axis>
          <chart:axis chart:dimension="y" chart:name="primary-y" chart:style-name="ch7">
            <chart:title svg:x="0.451cm" svg:y="5.671cm" chart:style-name="ch8">
              <text:p>Pos. Picco</text:p>
            </chart:title>
            <chart:grid chart:style-name="ch9" chart:class="major"/>
          </chart:axis>
          <chart:series chart:style-name="ch10" chart:values-cell-range-address="'Anael. MBP'.H8:'Anael. MBP'.H20" chart:class="chart:scatter">
            <chart:domain table:cell-range-address="'Anael. MBP'.B8:'Anael. MBP'.B20"/>
            <chart:regression-curve chart:style-name="ch11">
              <chart:equation chart:display-equation="true" chart:display-r-square="true" svg:x="34.974cm" svg:y="0.215cm"/>
            </chart:regression-curve>
            <chart:error-indicator chart:style-name="ch12" chart:dimension="y"/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H</text:p>
              </table:table-cell>
              <table:table-cell office:value-type="string">
                <text:p>Colonna I</text:p>
              </table:table-cell>
              <table:table-cell office:value-type="string">
                <text:p>Colonna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Anael. MBP'.B8:'Anael. MBP'.B20</svg:desc>
                </draw:g>
              </table:table-cell>
              <table:table-cell office:value-type="float" office:value="-3.616459">
                <text:p>-3.616459</text:p>
                <draw:g>
                  <svg:desc>'Anael. MBP'.H8:'Anael. MBP'.H20</svg:desc>
                </draw:g>
              </table:table-cell>
              <table:table-cell office:value-type="float" office:value="0.04759134">
                <text:p>0.04759134</text:p>
                <draw:g>
                  <svg:desc>'Anael. MBP'.I8:'Anael. MBP'.I20</svg:desc>
                </draw:g>
              </table:table-cell>
              <table:table-cell office:value-type="float" office:value="0.04759134">
                <text:p>0.04759134</text:p>
                <draw:g>
                  <svg:desc>'Anael. MBP'.I8:'Anael. MBP'.I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1">
                <text:p>1.21</text:p>
              </table:table-cell>
              <table:table-cell office:value-type="float" office:value="-3.659518">
                <text:p>-3.659518</text:p>
              </table:table-cell>
              <table:table-cell office:value-type="float" office:value="0.04586976">
                <text:p>0.04586976</text:p>
              </table:table-cell>
              <table:table-cell office:value-type="float" office:value="0.04586976">
                <text:p>0.045869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4">
                <text:p>1.44</text:p>
              </table:table-cell>
              <table:table-cell office:value-type="float" office:value="-3.74108">
                <text:p>-3.74108</text:p>
              </table:table-cell>
              <table:table-cell office:value-type="float" office:value="0.0481614">
                <text:p>0.0481614</text:p>
              </table:table-cell>
              <table:table-cell office:value-type="float" office:value="0.0481614">
                <text:p>0.04816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9">
                <text:p>1.69</text:p>
              </table:table-cell>
              <table:table-cell office:value-type="float" office:value="-3.687324">
                <text:p>-3.687324</text:p>
              </table:table-cell>
              <table:table-cell office:value-type="float" office:value="0.04252131">
                <text:p>0.04252131</text:p>
              </table:table-cell>
              <table:table-cell office:value-type="float" office:value="0.04252131">
                <text:p>0.042521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6">
                <text:p>1.96</text:p>
              </table:table-cell>
              <table:table-cell office:value-type="float" office:value="-3.760225">
                <text:p>-3.760225</text:p>
              </table:table-cell>
              <table:table-cell office:value-type="float" office:value="0.03661946">
                <text:p>0.03661946</text:p>
              </table:table-cell>
              <table:table-cell office:value-type="float" office:value="0.03661946">
                <text:p>0.036619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5">
                <text:p>2.25</text:p>
              </table:table-cell>
              <table:table-cell office:value-type="float" office:value="-3.70391">
                <text:p>-3.70391</text:p>
              </table:table-cell>
              <table:table-cell office:value-type="float" office:value="0.03114419">
                <text:p>0.03114419</text:p>
              </table:table-cell>
              <table:table-cell office:value-type="float" office:value="0.03114419">
                <text:p>0.031144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6">
                <text:p>2.56</text:p>
              </table:table-cell>
              <table:table-cell office:value-type="float" office:value="-3.724326">
                <text:p>-3.724326</text:p>
              </table:table-cell>
              <table:table-cell office:value-type="float" office:value="0.0329489">
                <text:p>0.0329489</text:p>
              </table:table-cell>
              <table:table-cell office:value-type="float" office:value="0.0329489">
                <text:p>0.03294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9">
                <text:p>2.89</text:p>
              </table:table-cell>
              <table:table-cell office:value-type="float" office:value="-3.681523">
                <text:p>-3.681523</text:p>
              </table:table-cell>
              <table:table-cell office:value-type="float" office:value="0.02790748">
                <text:p>0.02790748</text:p>
              </table:table-cell>
              <table:table-cell office:value-type="float" office:value="0.02790748">
                <text:p>0.027907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4">
                <text:p>3.24</text:p>
              </table:table-cell>
              <table:table-cell office:value-type="float" office:value="-3.760164">
                <text:p>-3.760164</text:p>
              </table:table-cell>
              <table:table-cell office:value-type="float" office:value="0.02046236">
                <text:p>0.02046236</text:p>
              </table:table-cell>
              <table:table-cell office:value-type="float" office:value="0.02046236">
                <text:p>0.020462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1">
                <text:p>3.61</text:p>
              </table:table-cell>
              <table:table-cell office:value-type="float" office:value="-3.81759">
                <text:p>-3.81759</text:p>
              </table:table-cell>
              <table:table-cell office:value-type="float" office:value="0.02577836">
                <text:p>0.02577836</text:p>
              </table:table-cell>
              <table:table-cell office:value-type="float" office:value="0.02577836">
                <text:p>0.025778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-3.826148">
                <text:p>-3.826148</text:p>
              </table:table-cell>
              <table:table-cell office:value-type="float" office:value="0.02383596">
                <text:p>0.02383596</text:p>
              </table:table-cell>
              <table:table-cell office:value-type="float" office:value="0.02383596">
                <text:p>0.023835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41">
                <text:p>4.41</text:p>
              </table:table-cell>
              <table:table-cell office:value-type="float" office:value="-3.922298">
                <text:p>-3.922298</text:p>
              </table:table-cell>
              <table:table-cell office:value-type="float" office:value="0.02279117">
                <text:p>0.02279117</text:p>
              </table:table-cell>
              <table:table-cell office:value-type="float" office:value="0.02279117">
                <text:p>0.022791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84">
                <text:p>4.84</text:p>
              </table:table-cell>
              <table:table-cell office:value-type="float" office:value="-3.920332">
                <text:p>-3.920332</text:p>
              </table:table-cell>
              <table:table-cell office:value-type="float" office:value="0.01411739">
                <text:p>0.01411739</text:p>
              </table:table-cell>
              <table:table-cell office:value-type="float" office:value="0.01411739">
                <text:p>0.014117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Anael. BMP+H2O'.I8:'Anael. BMP+H2O'.I20" chart:error-lower-range="'Anael. BMP+H2O'.I8:'Anael. BMP+H2O'.I20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Anael. BMP+H2O'.I8:'Anael. BMP+H2O'.I20" chart:error-lower-range="'Anael. BMP+H2O'.I8:'Anael. BMP+H2O'.I20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chart-properties chart:error-upper-indicator="true" chart:error-lower-indicator="true" chart:error-category="cell-range" chart:error-upper-range="'Anael. BMP+H2O'.I8:'Anael. BMP+H2O'.I20" chart:error-lower-range="'Anael. BMP+H2O'.I8:'Anael. BMP+H2O'.I20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674cm" svg:height="12.751cm" xlink:href=".." xlink:type="simple" chart:class="chart:scatter" chart:style-name="ch1">
        <chart:title svg:x="9.1cm" svg:y="0.391cm" chart:style-name="ch2">
          <text:p>Posizione Picchi anael. dovuti a MBP+H2O</text:p>
        </chart:title>
        <chart:legend chart:legend-position="end" svg:x="22.314cm" svg:y="5.827cm" style:legend-expansion="high" chart:style-name="ch3"/>
        <chart:plot-area chart:style-name="ch4" table:cell-range-address="'Anael. BMP+H2O'.B8:'Anael. BMP+H2O'.B20 'Anael. BMP+H2O'.H8:'Anael. BMP+H2O'.H20" svg:x="1.544cm" svg:y="1.425cm" svg:width="20.237cm" svg:height="10.09cm">
          <chartooo:coordinate-region svg:x="2.377cm" svg:y="1.624cm" svg:width="19.165cm" svg:height="9.692cm"/>
          <chart:axis chart:dimension="x" chart:name="primary-x" chart:style-name="ch5">
            <chart:title svg:x="11.327cm" svg:y="11.77cm" chart:style-name="ch6">
              <text:p>Q^2</text:p>
            </chart:title>
          </chart:axis>
          <chart:axis chart:dimension="y" chart:name="primary-y" chart:style-name="ch7">
            <chart:title svg:x="0.451cm" svg:y="7.295cm" chart:style-name="ch8">
              <text:p>Pos. Picco</text:p>
            </chart:title>
            <chart:grid chart:style-name="ch9" chart:class="major"/>
          </chart:axis>
          <chart:series chart:style-name="ch10" chart:values-cell-range-address="'Anael. BMP+H2O'.H8:'Anael. BMP+H2O'.H20" chart:class="chart:scatter">
            <chart:domain table:cell-range-address="'Anael. BMP+H2O'.B8:'Anael. BMP+H2O'.B20"/>
            <chart:regression-curve chart:style-name="ch11">
              <chart:equation chart:display-equation="false" chart:display-r-square="true" svg:x="22.065cm" svg:y="0.619cm"/>
            </chart:regression-curve>
            <chart:error-indicator chart:style-name="ch12" chart:dimension="y"/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H</text:p>
              </table:table-cell>
              <table:table-cell office:value-type="string">
                <text:p>Colonna I</text:p>
              </table:table-cell>
              <table:table-cell office:value-type="string">
                <text:p>Colonna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Anael. BMP+H2O'.B8:'Anael. BMP+H2O'.B20</svg:desc>
                </draw:g>
              </table:table-cell>
              <table:table-cell office:value-type="float" office:value="-4.021787">
                <text:p>-4.021787</text:p>
                <draw:g>
                  <svg:desc>'Anael. BMP+H2O'.H8:'Anael. BMP+H2O'.H20</svg:desc>
                </draw:g>
              </table:table-cell>
              <table:table-cell office:value-type="float" office:value="0.06394527">
                <text:p>0.06394527</text:p>
                <draw:g>
                  <svg:desc>'Anael. BMP+H2O'.I8:'Anael. BMP+H2O'.I20</svg:desc>
                </draw:g>
              </table:table-cell>
              <table:table-cell office:value-type="float" office:value="0.06394527">
                <text:p>0.06394527</text:p>
                <draw:g>
                  <svg:desc>'Anael. BMP+H2O'.I8:'Anael. BMP+H2O'.I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1">
                <text:p>1.21</text:p>
              </table:table-cell>
              <table:table-cell office:value-type="float" office:value="-4.182242">
                <text:p>-4.182242</text:p>
              </table:table-cell>
              <table:table-cell office:value-type="float" office:value="0.05208215">
                <text:p>0.05208215</text:p>
              </table:table-cell>
              <table:table-cell office:value-type="float" office:value="0.05208215">
                <text:p>0.052082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4">
                <text:p>1.44</text:p>
              </table:table-cell>
              <table:table-cell office:value-type="float" office:value="-4.143358">
                <text:p>-4.143358</text:p>
              </table:table-cell>
              <table:table-cell office:value-type="float" office:value="0.05491617">
                <text:p>0.05491617</text:p>
              </table:table-cell>
              <table:table-cell office:value-type="float" office:value="0.05491617">
                <text:p>0.054916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9">
                <text:p>1.69</text:p>
              </table:table-cell>
              <table:table-cell office:value-type="float" office:value="-4.224981">
                <text:p>-4.224981</text:p>
              </table:table-cell>
              <table:table-cell office:value-type="float" office:value="0.05078252">
                <text:p>0.05078252</text:p>
              </table:table-cell>
              <table:table-cell office:value-type="float" office:value="0.05078252">
                <text:p>0.050782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6">
                <text:p>1.96</text:p>
              </table:table-cell>
              <table:table-cell office:value-type="float" office:value="-4.072562">
                <text:p>-4.072562</text:p>
              </table:table-cell>
              <table:table-cell office:value-type="float" office:value="0.04987854">
                <text:p>0.04987854</text:p>
              </table:table-cell>
              <table:table-cell office:value-type="float" office:value="0.04987854">
                <text:p>0.049878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5">
                <text:p>2.25</text:p>
              </table:table-cell>
              <table:table-cell office:value-type="float" office:value="-4.204324">
                <text:p>-4.204324</text:p>
              </table:table-cell>
              <table:table-cell office:value-type="float" office:value="0.04607261">
                <text:p>0.04607261</text:p>
              </table:table-cell>
              <table:table-cell office:value-type="float" office:value="0.04607261">
                <text:p>0.046072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6">
                <text:p>2.56</text:p>
              </table:table-cell>
              <table:table-cell office:value-type="float" office:value="-4.166863">
                <text:p>-4.166863</text:p>
              </table:table-cell>
              <table:table-cell office:value-type="float" office:value="0.04626491">
                <text:p>0.04626491</text:p>
              </table:table-cell>
              <table:table-cell office:value-type="float" office:value="0.04626491">
                <text:p>0.046264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9">
                <text:p>2.89</text:p>
              </table:table-cell>
              <table:table-cell office:value-type="float" office:value="-4.245127">
                <text:p>-4.245127</text:p>
              </table:table-cell>
              <table:table-cell office:value-type="float" office:value="0.044567">
                <text:p>0.044567</text:p>
              </table:table-cell>
              <table:table-cell office:value-type="float" office:value="0.044567">
                <text:p>0.0445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4">
                <text:p>3.24</text:p>
              </table:table-cell>
              <table:table-cell office:value-type="float" office:value="-4.267737">
                <text:p>-4.267737</text:p>
              </table:table-cell>
              <table:table-cell office:value-type="float" office:value="0.04669246">
                <text:p>0.04669246</text:p>
              </table:table-cell>
              <table:table-cell office:value-type="float" office:value="0.04669246">
                <text:p>0.046692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1">
                <text:p>3.61</text:p>
              </table:table-cell>
              <table:table-cell office:value-type="float" office:value="-4.39022">
                <text:p>-4.39022</text:p>
              </table:table-cell>
              <table:table-cell office:value-type="float" office:value="0.04939764">
                <text:p>0.04939764</text:p>
              </table:table-cell>
              <table:table-cell office:value-type="float" office:value="0.04939764">
                <text:p>0.049397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-4.275426">
                <text:p>-4.275426</text:p>
              </table:table-cell>
              <table:table-cell office:value-type="float" office:value="0.0374654">
                <text:p>0.0374654</text:p>
              </table:table-cell>
              <table:table-cell office:value-type="float" office:value="0.0374654">
                <text:p>0.03746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41">
                <text:p>4.41</text:p>
              </table:table-cell>
              <table:table-cell office:value-type="float" office:value="-4.348769">
                <text:p>-4.348769</text:p>
              </table:table-cell>
              <table:table-cell office:value-type="float" office:value="0.03635079">
                <text:p>0.03635079</text:p>
              </table:table-cell>
              <table:table-cell office:value-type="float" office:value="0.03635079">
                <text:p>0.036350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84">
                <text:p>4.84</text:p>
              </table:table-cell>
              <table:table-cell office:value-type="float" office:value="-4.44357">
                <text:p>-4.44357</text:p>
              </table:table-cell>
              <table:table-cell office:value-type="float" office:value="0.03618087">
                <text:p>0.03618087</text:p>
              </table:table-cell>
              <table:table-cell office:value-type="float" office:value="0.03618087">
                <text:p>0.036180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Anael. H2O (MBP)'.G8:'Anael. H2O (MBP)'.G20" chart:error-lower-range="'Anael. H2O (MBP)'.G8:'Anael. H2O (MBP)'.G20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Anael. H2O (MBP)'.G8:'Anael. H2O (MBP)'.G20" chart:error-lower-range="'Anael. H2O (MBP)'.G8:'Anael. H2O (MBP)'.G20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chart-properties chart:error-upper-indicator="true" chart:error-lower-indicator="true" chart:error-category="cell-range" chart:error-upper-range="'Anael. H2O (MBP)'.G8:'Anael. H2O (MBP)'.G20" chart:error-lower-range="'Anael. H2O (MBP)'.G8:'Anael. H2O (MBP)'.G20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2.713cm" svg:height="13.458cm" xlink:href=".." xlink:type="simple" chart:class="chart:scatter" chart:style-name="ch1">
        <chart:title svg:x="16.391cm" svg:y="0.405cm" chart:style-name="ch2">
          <text:p>Altezza Picchi anael. dovuti alla H2O (soluto: MBP)</text:p>
        </chart:title>
        <chart:legend chart:legend-position="end" svg:x="38.379cm" svg:y="6.181cm" style:legend-expansion="high" chart:style-name="ch3"/>
        <chart:plot-area chart:style-name="ch4" table:cell-range-address="'Anael. H2O (MBP)'.B8:'Anael. H2O (MBP)'.B20 'Anael. H2O (MBP)'.F8:'Anael. H2O (MBP)'.F20" svg:x="1.865cm" svg:y="1.453cm" svg:width="35.66cm" svg:height="10.755cm">
          <chartooo:coordinate-region svg:x="2.698cm" svg:y="1.652cm" svg:width="34.587cm" svg:height="10.357cm"/>
          <chart:axis chart:dimension="x" chart:name="primary-x" chart:style-name="ch5">
            <chart:title svg:x="19.36cm" svg:y="12.477cm" chart:style-name="ch6">
              <text:p>Q^2</text:p>
            </chart:title>
          </chart:axis>
          <chart:axis chart:dimension="y" chart:name="primary-y" chart:style-name="ch7">
            <chart:title svg:x="0.451cm" svg:y="7.364cm" chart:style-name="ch8">
              <text:p>S(Q,E)</text:p>
            </chart:title>
            <chart:grid chart:style-name="ch9" chart:class="major"/>
          </chart:axis>
          <chart:series chart:style-name="ch10" chart:values-cell-range-address="'Anael. H2O (MBP)'.F8:'Anael. H2O (MBP)'.F20" chart:class="chart:scatter">
            <chart:domain table:cell-range-address="'Anael. H2O (MBP)'.B8:'Anael. H2O (MBP)'.B20"/>
            <chart:regression-curve chart:style-name="ch11">
              <chart:equation chart:display-equation="true" chart:display-r-square="true" svg:x="35.53cm" svg:y="0.328cm"/>
            </chart:regression-curve>
            <chart:error-indicator chart:style-name="ch12" chart:dimension="y"/>
            <chart:data-point chart:repeated="11"/>
            <chart:data-point chart:style-name="ch13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F</text:p>
              </table:table-cell>
              <table:table-cell office:value-type="string">
                <text:p>Colonna G</text:p>
              </table:table-cell>
              <table:table-cell office:value-type="string">
                <text:p>Colon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Anael. H2O (MBP)'.B8:'Anael. H2O (MBP)'.B20</svg:desc>
                </draw:g>
              </table:table-cell>
              <table:table-cell office:value-type="float" office:value="0.5841357">
                <text:p>0.5841357</text:p>
                <draw:g>
                  <svg:desc>'Anael. H2O (MBP)'.F8:'Anael. H2O (MBP)'.F20</svg:desc>
                </draw:g>
              </table:table-cell>
              <table:table-cell office:value-type="float" office:value="0.1412882">
                <text:p>0.1412882</text:p>
                <draw:g>
                  <svg:desc>'Anael. H2O (MBP)'.G8:'Anael. H2O (MBP)'.G20</svg:desc>
                </draw:g>
              </table:table-cell>
              <table:table-cell office:value-type="float" office:value="0.1412882">
                <text:p>0.1412882</text:p>
                <draw:g>
                  <svg:desc>'Anael. H2O (MBP)'.G8:'Anael. H2O (MBP)'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1">
                <text:p>1.21</text:p>
              </table:table-cell>
              <table:table-cell office:value-type="float" office:value="0.5975016">
                <text:p>0.5975016</text:p>
              </table:table-cell>
              <table:table-cell office:value-type="float" office:value="0.1619895">
                <text:p>0.1619895</text:p>
              </table:table-cell>
              <table:table-cell office:value-type="float" office:value="0.1619895">
                <text:p>0.16198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4">
                <text:p>1.44</text:p>
              </table:table-cell>
              <table:table-cell office:value-type="float" office:value="0.6404952">
                <text:p>0.6404952</text:p>
              </table:table-cell>
              <table:table-cell office:value-type="float" office:value="0.01791896">
                <text:p>0.01791896</text:p>
              </table:table-cell>
              <table:table-cell office:value-type="float" office:value="0.01791896">
                <text:p>0.017918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9">
                <text:p>1.69</text:p>
              </table:table-cell>
              <table:table-cell office:value-type="float" office:value="0.6604064">
                <text:p>0.6604064</text:p>
              </table:table-cell>
              <table:table-cell office:value-type="float" office:value="0.1778975">
                <text:p>0.1778975</text:p>
              </table:table-cell>
              <table:table-cell office:value-type="float" office:value="0.1778975">
                <text:p>0.17789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6">
                <text:p>1.96</text:p>
              </table:table-cell>
              <table:table-cell office:value-type="float" office:value="0.6784707">
                <text:p>0.6784707</text:p>
              </table:table-cell>
              <table:table-cell office:value-type="float" office:value="0.1830148">
                <text:p>0.1830148</text:p>
              </table:table-cell>
              <table:table-cell office:value-type="float" office:value="0.1830148">
                <text:p>0.18301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5">
                <text:p>2.25</text:p>
              </table:table-cell>
              <table:table-cell office:value-type="float" office:value="0.7179151">
                <text:p>0.7179151</text:p>
              </table:table-cell>
              <table:table-cell office:value-type="float" office:value="0.1888141">
                <text:p>0.1888141</text:p>
              </table:table-cell>
              <table:table-cell office:value-type="float" office:value="0.1888141">
                <text:p>0.18881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6">
                <text:p>2.56</text:p>
              </table:table-cell>
              <table:table-cell office:value-type="float" office:value="0.7448921">
                <text:p>0.7448921</text:p>
              </table:table-cell>
              <table:table-cell office:value-type="float" office:value="0.1918033">
                <text:p>0.1918033</text:p>
              </table:table-cell>
              <table:table-cell office:value-type="float" office:value="0.1918033">
                <text:p>0.19180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9">
                <text:p>2.89</text:p>
              </table:table-cell>
              <table:table-cell office:value-type="float" office:value="0.7828286">
                <text:p>0.7828286</text:p>
              </table:table-cell>
              <table:table-cell office:value-type="float" office:value="0.1951859">
                <text:p>0.1951859</text:p>
              </table:table-cell>
              <table:table-cell office:value-type="float" office:value="0.1951859">
                <text:p>0.19518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4">
                <text:p>3.24</text:p>
              </table:table-cell>
              <table:table-cell office:value-type="float" office:value="0.7857495">
                <text:p>0.7857495</text:p>
              </table:table-cell>
              <table:table-cell office:value-type="float" office:value="0.1932786">
                <text:p>0.1932786</text:p>
              </table:table-cell>
              <table:table-cell office:value-type="float" office:value="0.1932786">
                <text:p>0.19327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1">
                <text:p>3.61</text:p>
              </table:table-cell>
              <table:table-cell office:value-type="float" office:value="0.8000853">
                <text:p>0.8000853</text:p>
              </table:table-cell>
              <table:table-cell office:value-type="float" office:value="0.1930181">
                <text:p>0.1930181</text:p>
              </table:table-cell>
              <table:table-cell office:value-type="float" office:value="0.1930181">
                <text:p>0.1930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0.8583798">
                <text:p>0.8583798</text:p>
              </table:table-cell>
              <table:table-cell office:value-type="float" office:value="0.007629113">
                <text:p>0.007629113</text:p>
              </table:table-cell>
              <table:table-cell office:value-type="float" office:value="0.007629113">
                <text:p>0.0076291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41">
                <text:p>4.41</text:p>
              </table:table-cell>
              <table:table-cell office:value-type="float" office:value="0.8531636">
                <text:p>0.8531636</text:p>
              </table:table-cell>
              <table:table-cell office:value-type="float" office:value="0.06010724">
                <text:p>0.06010724</text:p>
              </table:table-cell>
              <table:table-cell office:value-type="float" office:value="0.06010724">
                <text:p>0.060107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84">
                <text:p>4.84</text:p>
              </table:table-cell>
              <table:table-cell office:value-type="float" office:value="0.831791">
                <text:p>0.831791</text:p>
              </table:table-cell>
              <table:table-cell office:value-type="float" office:value="0.1865559">
                <text:p>0.1865559</text:p>
              </table:table-cell>
              <table:table-cell office:value-type="float" office:value="0.1865559">
                <text:p>0.186555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Anael. H2O (MBP)'.I8:'Anael. H2O (MBP)'.I20" chart:error-lower-range="'Anael. H2O (MBP)'.I8:'Anael. H2O (MBP)'.I20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Anael. H2O (MBP)'.I8:'Anael. H2O (MBP)'.I20" chart:error-lower-range="'Anael. H2O (MBP)'.I8:'Anael. H2O (MBP)'.I20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chart-properties chart:error-upper-indicator="true" chart:error-lower-indicator="true" chart:error-category="cell-range" chart:error-upper-range="'Anael. H2O (MBP)'.I8:'Anael. H2O (MBP)'.I20" chart:error-lower-range="'Anael. H2O (MBP)'.I8:'Anael. H2O (MBP)'.I20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9.561cm" svg:height="13.361cm" xlink:href=".." xlink:type="simple" chart:class="chart:scatter" chart:style-name="ch1">
        <chart:title svg:x="14.564cm" svg:y="0.403cm" chart:style-name="ch2">
          <text:p>Posizione Picchi anael. dovuti alla H2O (soluto: MBP)</text:p>
        </chart:title>
        <chart:legend chart:legend-position="end" svg:x="35.201cm" svg:y="6.132cm" style:legend-expansion="high" chart:style-name="ch3"/>
        <chart:plot-area chart:style-name="ch4" table:cell-range-address="'Anael. H2O (MBP)'.B8:'Anael. H2O (MBP)'.B20 'Anael. H2O (MBP)'.H8:'Anael. H2O (MBP)'.H20" svg:x="1.802cm" svg:y="1.449cm" svg:width="32.608cm" svg:height="10.664cm">
          <chartooo:coordinate-region svg:x="2.344cm" svg:y="1.648cm" svg:width="31.826cm" svg:height="10.266cm"/>
          <chart:axis chart:dimension="x" chart:name="primary-x" chart:style-name="ch5">
            <chart:title svg:x="17.771cm" svg:y="12.38cm" chart:style-name="ch6">
              <text:p>Q^2</text:p>
            </chart:title>
          </chart:axis>
          <chart:axis chart:dimension="y" chart:name="primary-y" chart:style-name="ch5">
            <chart:title svg:x="0.451cm" svg:y="7.606cm" chart:style-name="ch7">
              <text:p>Pos. Picco</text:p>
            </chart:title>
            <chart:grid chart:style-name="ch8" chart:class="major"/>
          </chart:axis>
          <chart:series chart:style-name="ch9" chart:values-cell-range-address="'Anael. H2O (MBP)'.H8:'Anael. H2O (MBP)'.H20" chart:class="chart:scatter">
            <chart:domain table:cell-range-address="'Anael. H2O (MBP)'.B8:'Anael. H2O (MBP)'.B20"/>
            <chart:regression-curve chart:style-name="ch10">
              <chart:equation chart:display-equation="true" chart:display-r-square="true" svg:x="32.748cm" svg:y="0.241cm"/>
            </chart:regression-curve>
            <chart:error-indicator chart:style-name="ch11" chart:dimension="y"/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H</text:p>
              </table:table-cell>
              <table:table-cell office:value-type="string">
                <text:p>Colonna I</text:p>
              </table:table-cell>
              <table:table-cell office:value-type="string">
                <text:p>Colonna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Anael. H2O (MBP)'.B8:'Anael. H2O (MBP)'.B20</svg:desc>
                </draw:g>
              </table:table-cell>
              <table:table-cell office:value-type="float" office:value="-4.985719">
                <text:p>-4.985719</text:p>
                <draw:g>
                  <svg:desc>'Anael. H2O (MBP)'.H8:'Anael. H2O (MBP)'.H20</svg:desc>
                </draw:g>
              </table:table-cell>
              <table:table-cell office:value-type="float" office:value="0.101748">
                <text:p>0.101748</text:p>
                <draw:g>
                  <svg:desc>'Anael. H2O (MBP)'.I8:'Anael. H2O (MBP)'.I20</svg:desc>
                </draw:g>
              </table:table-cell>
              <table:table-cell office:value-type="float" office:value="0.101748">
                <text:p>0.101748</text:p>
                <draw:g>
                  <svg:desc>'Anael. H2O (MBP)'.I8:'Anael. H2O (MBP)'.I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1">
                <text:p>1.21</text:p>
              </table:table-cell>
              <table:table-cell office:value-type="float" office:value="-5.174757">
                <text:p>-5.174757</text:p>
              </table:table-cell>
              <table:table-cell office:value-type="float" office:value="0.1913615">
                <text:p>0.1913615</text:p>
              </table:table-cell>
              <table:table-cell office:value-type="float" office:value="0.1913615">
                <text:p>0.19136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4">
                <text:p>1.44</text:p>
              </table:table-cell>
              <table:table-cell office:value-type="float" office:value="-4.848493">
                <text:p>-4.848493</text:p>
              </table:table-cell>
              <table:table-cell office:value-type="float" office:value="0.1956944">
                <text:p>0.1956944</text:p>
              </table:table-cell>
              <table:table-cell office:value-type="float" office:value="0.1956944">
                <text:p>0.19569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9">
                <text:p>1.69</text:p>
              </table:table-cell>
              <table:table-cell office:value-type="float" office:value="-5.181152">
                <text:p>-5.181152</text:p>
              </table:table-cell>
              <table:table-cell office:value-type="float" office:value="0.2389202">
                <text:p>0.2389202</text:p>
              </table:table-cell>
              <table:table-cell office:value-type="float" office:value="0.2389202">
                <text:p>0.23892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6">
                <text:p>1.96</text:p>
              </table:table-cell>
              <table:table-cell office:value-type="float" office:value="-5.084802">
                <text:p>-5.084802</text:p>
              </table:table-cell>
              <table:table-cell office:value-type="float" office:value="0.1682887">
                <text:p>0.1682887</text:p>
              </table:table-cell>
              <table:table-cell office:value-type="float" office:value="0.1682887">
                <text:p>0.16828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5">
                <text:p>2.25</text:p>
              </table:table-cell>
              <table:table-cell office:value-type="float" office:value="-6.017545">
                <text:p>-6.017545</text:p>
              </table:table-cell>
              <table:table-cell office:value-type="float" office:value="0.9279878">
                <text:p>0.9279878</text:p>
              </table:table-cell>
              <table:table-cell office:value-type="float" office:value="0.9279878">
                <text:p>0.92798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6">
                <text:p>2.56</text:p>
              </table:table-cell>
              <table:table-cell office:value-type="float" office:value="-5.827658">
                <text:p>-5.827658</text:p>
              </table:table-cell>
              <table:table-cell office:value-type="float" office:value="0.6279797">
                <text:p>0.6279797</text:p>
              </table:table-cell>
              <table:table-cell office:value-type="float" office:value="0.6279797">
                <text:p>0.62797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9">
                <text:p>2.89</text:p>
              </table:table-cell>
              <table:table-cell office:value-type="float" office:value="-5.578015">
                <text:p>-5.578015</text:p>
              </table:table-cell>
              <table:table-cell office:value-type="float" office:value="0.2158209">
                <text:p>0.2158209</text:p>
              </table:table-cell>
              <table:table-cell office:value-type="float" office:value="0.2158209">
                <text:p>0.21582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4">
                <text:p>3.24</text:p>
              </table:table-cell>
              <table:table-cell office:value-type="float" office:value="-5.824644">
                <text:p>-5.824644</text:p>
              </table:table-cell>
              <table:table-cell office:value-type="float" office:value="0.3584732">
                <text:p>0.3584732</text:p>
              </table:table-cell>
              <table:table-cell office:value-type="float" office:value="0.3584732">
                <text:p>0.35847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1">
                <text:p>3.61</text:p>
              </table:table-cell>
              <table:table-cell office:value-type="float" office:value="-5.952826">
                <text:p>-5.952826</text:p>
              </table:table-cell>
              <table:table-cell office:value-type="float" office:value="0.395869">
                <text:p>0.395869</text:p>
              </table:table-cell>
              <table:table-cell office:value-type="float" office:value="0.395869">
                <text:p>0.3958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-6.70702">
                <text:p>-6.70702</text:p>
              </table:table-cell>
              <table:table-cell office:value-type="float" office:value="0.1463579">
                <text:p>0.1463579</text:p>
              </table:table-cell>
              <table:table-cell office:value-type="float" office:value="0.1463579">
                <text:p>0.14635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41">
                <text:p>4.41</text:p>
              </table:table-cell>
              <table:table-cell office:value-type="float" office:value="-5.656228">
                <text:p>-5.656228</text:p>
              </table:table-cell>
              <table:table-cell office:value-type="float" office:value="0.2609537">
                <text:p>0.2609537</text:p>
              </table:table-cell>
              <table:table-cell office:value-type="float" office:value="0.2609537">
                <text:p>0.26095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84">
                <text:p>4.84</text:p>
              </table:table-cell>
              <table:table-cell office:value-type="float" office:value="-5.681014">
                <text:p>-5.681014</text:p>
              </table:table-cell>
              <table:table-cell office:value-type="float" office:value="0.2543062">
                <text:p>0.2543062</text:p>
              </table:table-cell>
              <table:table-cell office:value-type="float" office:value="0.2543062">
                <text:p>0.25430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Anael. BMP+ Malt +H2O'.G8:'Anael. BMP+ Malt +H2O'.G20" chart:error-lower-range="'Anael. BMP+ Malt +H2O'.G8:'Anael. BMP+ Malt +H2O'.G20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Anael. BMP+ Malt +H2O'.G8:'Anael. BMP+ Malt +H2O'.G20" chart:error-lower-range="'Anael. BMP+ Malt +H2O'.G8:'Anael. BMP+ Malt +H2O'.G20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chart-properties chart:error-upper-indicator="true" chart:error-lower-indicator="true" chart:error-category="cell-range" chart:error-upper-range="'Anael. BMP+ Malt +H2O'.G8:'Anael. BMP+ Malt +H2O'.G20" chart:error-lower-range="'Anael. BMP+ Malt +H2O'.G8:'Anael. BMP+ Malt +H2O'.G20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991cm" svg:height="12.89cm" xlink:href=".." xlink:type="simple" chart:class="chart:scatter" chart:column-mapping="0 0" chart:style-name="ch1">
        <chart:title svg:x="7.832cm" svg:y="0.393cm" chart:style-name="ch2">
          <text:p>Altezza Picchi anael. dovuti a MBP + Maltosio + H2O</text:p>
        </chart:title>
        <chart:legend chart:legend-position="end" svg:x="21.657cm" svg:y="5.897cm" style:legend-expansion="high" chart:style-name="ch3"/>
        <chart:plot-area chart:style-name="ch4" table:cell-range-address="'Anael. BMP+ Malt +H2O'.F8:'Anael. BMP+ Malt +H2O'.F20 'Anael. BMP+ Malt +H2O'.B8:'Anael. BMP+ Malt +H2O'.B20" chart:data-source-has-labels="column" svg:x="1.53cm" svg:y="1.429cm" svg:width="19.608cm" svg:height="10.223cm">
          <chartooo:coordinate-region svg:x="2.257cm" svg:y="1.628cm" svg:width="18.641cm" svg:height="9.377cm"/>
          <chart:axis chart:dimension="x" chart:name="primary-x" chart:style-name="ch5" chartooo:axis-type="auto">
            <chart:title svg:x="10.999cm" svg:y="11.909cm" chart:style-name="ch6">
              <text:p>Q^2</text:p>
            </chart:title>
            <chart:categories table:cell-range-address="'Anael. BMP+ Malt +H2O'.F8:'Anael. BMP+ Malt +H2O'.F20"/>
          </chart:axis>
          <chart:axis chart:dimension="y" chart:name="primary-y" chart:style-name="ch5">
            <chart:title svg:x="0.451cm" svg:y="7.074cm" chart:style-name="ch7">
              <text:p>S(Q,E)</text:p>
            </chart:title>
            <chart:grid chart:style-name="ch8" chart:class="major"/>
          </chart:axis>
          <chart:series chart:style-name="ch9" chart:values-cell-range-address="'Anael. BMP+ Malt +H2O'.F8:'Anael. BMP+ Malt +H2O'.F20" chart:class="chart:scatter">
            <chart:domain table:cell-range-address="'Anael. BMP+ Malt +H2O'.B8:'Anael. BMP+ Malt +H2O'.B20"/>
            <chart:regression-curve chart:style-name="ch10">
              <chart:equation chart:display-equation="true" chart:display-r-square="true" svg:x="19.457cm" svg:y="0.563cm"/>
            </chart:regression-curve>
            <chart:error-indicator chart:style-name="ch11" chart:dimension="y"/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F</text:p>
              </table:table-cell>
              <table:table-cell office:value-type="string">
                <text:p>Colonna G</text:p>
              </table:table-cell>
              <table:table-cell office:value-type="string">
                <text:p>Colonna G</text:p>
              </table:table-cell>
            </table:table-row>
          </table:table-header-rows>
          <table:table-rows>
            <table:table-row>
              <table:table-cell office:value-type="float" office:value="1.068138">
                <text:p>1.068138</text:p>
                <draw:g>
                  <svg:desc>'Anael. BMP+ Malt +H2O'.F8:'Anael. BMP+ Malt +H2O'.F20</svg:desc>
                </draw:g>
              </table:table-cell>
              <table:table-cell office:value-type="float" office:value="1">
                <text:p>1</text:p>
                <draw:g>
                  <svg:desc>'Anael. BMP+ Malt +H2O'.B8:'Anael. BMP+ Malt +H2O'.B20</svg:desc>
                </draw:g>
              </table:table-cell>
              <table:table-cell office:value-type="float" office:value="1.068138">
                <text:p>1.068138</text:p>
                <draw:g>
                  <svg:desc>'Anael. BMP+ Malt +H2O'.F8:'Anael. BMP+ Malt +H2O'.F20</svg:desc>
                </draw:g>
              </table:table-cell>
              <table:table-cell office:value-type="float" office:value="0.1385058">
                <text:p>0.1385058</text:p>
                <draw:g>
                  <svg:desc>'Anael. BMP+ Malt +H2O'.G8:'Anael. BMP+ Malt +H2O'.G20</svg:desc>
                </draw:g>
              </table:table-cell>
              <table:table-cell office:value-type="float" office:value="0.1385058">
                <text:p>0.1385058</text:p>
                <draw:g>
                  <svg:desc>'Anael. BMP+ Malt +H2O'.G8:'Anael. BMP+ Malt +H2O'.G20</svg:desc>
                </draw:g>
              </table:table-cell>
            </table:table-row>
            <table:table-row>
              <table:table-cell office:value-type="float" office:value="1.164339">
                <text:p>1.164339</text:p>
              </table:table-cell>
              <table:table-cell office:value-type="float" office:value="1.21">
                <text:p>1.21</text:p>
              </table:table-cell>
              <table:table-cell office:value-type="float" office:value="1.164339">
                <text:p>1.164339</text:p>
              </table:table-cell>
              <table:table-cell office:value-type="float" office:value="0.1482609">
                <text:p>0.1482609</text:p>
              </table:table-cell>
              <table:table-cell office:value-type="float" office:value="0.1482609">
                <text:p>0.1482609</text:p>
              </table:table-cell>
            </table:table-row>
            <table:table-row>
              <table:table-cell office:value-type="float" office:value="1.256151">
                <text:p>1.256151</text:p>
              </table:table-cell>
              <table:table-cell office:value-type="float" office:value="1.44">
                <text:p>1.44</text:p>
              </table:table-cell>
              <table:table-cell office:value-type="float" office:value="1.256151">
                <text:p>1.256151</text:p>
              </table:table-cell>
              <table:table-cell office:value-type="float" office:value="0.1537266">
                <text:p>0.1537266</text:p>
              </table:table-cell>
              <table:table-cell office:value-type="float" office:value="0.1537266">
                <text:p>0.1537266</text:p>
              </table:table-cell>
            </table:table-row>
            <table:table-row>
              <table:table-cell office:value-type="float" office:value="1.333071">
                <text:p>1.333071</text:p>
              </table:table-cell>
              <table:table-cell office:value-type="float" office:value="1.69">
                <text:p>1.69</text:p>
              </table:table-cell>
              <table:table-cell office:value-type="float" office:value="1.333071">
                <text:p>1.333071</text:p>
              </table:table-cell>
              <table:table-cell office:value-type="float" office:value="0.1587526">
                <text:p>0.1587526</text:p>
              </table:table-cell>
              <table:table-cell office:value-type="float" office:value="0.1587526">
                <text:p>0.1587526</text:p>
              </table:table-cell>
            </table:table-row>
            <table:table-row>
              <table:table-cell office:value-type="float" office:value="1.428262">
                <text:p>1.428262</text:p>
              </table:table-cell>
              <table:table-cell office:value-type="float" office:value="1.96">
                <text:p>1.96</text:p>
              </table:table-cell>
              <table:table-cell office:value-type="float" office:value="1.428262">
                <text:p>1.428262</text:p>
              </table:table-cell>
              <table:table-cell office:value-type="float" office:value="0.1632325">
                <text:p>0.1632325</text:p>
              </table:table-cell>
              <table:table-cell office:value-type="float" office:value="0.1632325">
                <text:p>0.1632325</text:p>
              </table:table-cell>
            </table:table-row>
            <table:table-row>
              <table:table-cell office:value-type="float" office:value="1.499542">
                <text:p>1.499542</text:p>
              </table:table-cell>
              <table:table-cell office:value-type="float" office:value="2.25">
                <text:p>2.25</text:p>
              </table:table-cell>
              <table:table-cell office:value-type="float" office:value="1.499542">
                <text:p>1.499542</text:p>
              </table:table-cell>
              <table:table-cell office:value-type="float" office:value="0.1641066">
                <text:p>0.1641066</text:p>
              </table:table-cell>
              <table:table-cell office:value-type="float" office:value="0.1641066">
                <text:p>0.1641066</text:p>
              </table:table-cell>
            </table:table-row>
            <table:table-row>
              <table:table-cell office:value-type="float" office:value="1.608201">
                <text:p>1.608201</text:p>
              </table:table-cell>
              <table:table-cell office:value-type="float" office:value="2.56">
                <text:p>2.56</text:p>
              </table:table-cell>
              <table:table-cell office:value-type="float" office:value="1.608201">
                <text:p>1.608201</text:p>
              </table:table-cell>
              <table:table-cell office:value-type="float" office:value="0.1661847">
                <text:p>0.1661847</text:p>
              </table:table-cell>
              <table:table-cell office:value-type="float" office:value="0.1661847">
                <text:p>0.1661847</text:p>
              </table:table-cell>
            </table:table-row>
            <table:table-row>
              <table:table-cell office:value-type="float" office:value="1.689369">
                <text:p>1.689369</text:p>
              </table:table-cell>
              <table:table-cell office:value-type="float" office:value="2.89">
                <text:p>2.89</text:p>
              </table:table-cell>
              <table:table-cell office:value-type="float" office:value="1.689369">
                <text:p>1.689369</text:p>
              </table:table-cell>
              <table:table-cell office:value-type="float" office:value="0.1660839">
                <text:p>0.1660839</text:p>
              </table:table-cell>
              <table:table-cell office:value-type="float" office:value="0.1660839">
                <text:p>0.1660839</text:p>
              </table:table-cell>
            </table:table-row>
            <table:table-row>
              <table:table-cell office:value-type="float" office:value="1.778298">
                <text:p>1.778298</text:p>
              </table:table-cell>
              <table:table-cell office:value-type="float" office:value="3.24">
                <text:p>3.24</text:p>
              </table:table-cell>
              <table:table-cell office:value-type="float" office:value="1.778298">
                <text:p>1.778298</text:p>
              </table:table-cell>
              <table:table-cell office:value-type="float" office:value="0.05250639">
                <text:p>0.05250639</text:p>
              </table:table-cell>
              <table:table-cell office:value-type="float" office:value="0.05250639">
                <text:p>0.05250639</text:p>
              </table:table-cell>
            </table:table-row>
            <table:table-row>
              <table:table-cell office:value-type="float" office:value="1.865642">
                <text:p>1.865642</text:p>
              </table:table-cell>
              <table:table-cell office:value-type="float" office:value="3.61">
                <text:p>3.61</text:p>
              </table:table-cell>
              <table:table-cell office:value-type="float" office:value="1.865642">
                <text:p>1.865642</text:p>
              </table:table-cell>
              <table:table-cell office:value-type="float" office:value="0.0528716">
                <text:p>0.0528716</text:p>
              </table:table-cell>
              <table:table-cell office:value-type="float" office:value="0.0528716">
                <text:p>0.0528716</text:p>
              </table:table-cell>
            </table:table-row>
            <table:table-row>
              <table:table-cell office:value-type="float" office:value="1.973808">
                <text:p>1.973808</text:p>
              </table:table-cell>
              <table:table-cell office:value-type="float" office:value="4">
                <text:p>4</text:p>
              </table:table-cell>
              <table:table-cell office:value-type="float" office:value="1.973808">
                <text:p>1.973808</text:p>
              </table:table-cell>
              <table:table-cell office:value-type="float" office:value="0.1648303">
                <text:p>0.1648303</text:p>
              </table:table-cell>
              <table:table-cell office:value-type="float" office:value="0.1648303">
                <text:p>0.1648303</text:p>
              </table:table-cell>
            </table:table-row>
            <table:table-row>
              <table:table-cell office:value-type="float" office:value="2.016421">
                <text:p>2.016421</text:p>
              </table:table-cell>
              <table:table-cell office:value-type="float" office:value="4.41">
                <text:p>4.41</text:p>
              </table:table-cell>
              <table:table-cell office:value-type="float" office:value="2.016421">
                <text:p>2.016421</text:p>
              </table:table-cell>
              <table:table-cell office:value-type="float" office:value="0.006315774">
                <text:p>0.006315774</text:p>
              </table:table-cell>
              <table:table-cell office:value-type="float" office:value="0.006315774">
                <text:p>0.006315774</text:p>
              </table:table-cell>
            </table:table-row>
            <table:table-row>
              <table:table-cell office:value-type="float" office:value="2.083939">
                <text:p>2.083939</text:p>
              </table:table-cell>
              <table:table-cell office:value-type="float" office:value="4.84">
                <text:p>4.84</text:p>
              </table:table-cell>
              <table:table-cell office:value-type="float" office:value="2.083939">
                <text:p>2.083939</text:p>
              </table:table-cell>
              <table:table-cell office:value-type="float" office:value="0.1585272">
                <text:p>0.1585272</text:p>
              </table:table-cell>
              <table:table-cell office:value-type="float" office:value="0.1585272">
                <text:p>0.158527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Anael. BMP+ Malt +H2O'.D82:'Anael. BMP+ Malt +H2O'.D94" chart:error-lower-range="'Anael. BMP+ Malt +H2O'.D82:'Anael. BMP+ Malt +H2O'.D94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Anael. BMP+ Malt +H2O'.D82:'Anael. BMP+ Malt +H2O'.D94" chart:error-lower-range="'Anael. BMP+ Malt +H2O'.D82:'Anael. BMP+ Malt +H2O'.D94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chart-properties chart:error-upper-indicator="true" chart:error-lower-indicator="true" chart:error-category="cell-range" chart:error-upper-range="'Anael. BMP+ Malt +H2O'.D82:'Anael. BMP+ Malt +H2O'.D94" chart:error-lower-range="'Anael. BMP+ Malt +H2O'.D82:'Anael. BMP+ Malt +H2O'.D94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674cm" svg:height="12.751cm" xlink:href=".." xlink:type="simple" chart:class="chart:scatter" chart:style-name="ch1">
        <chart:title svg:x="7.922cm" svg:y="0.391cm" chart:style-name="ch2">
          <text:p>Posizione Picchi anael. dovuti a MBP + Maltosio + H2O</text:p>
        </chart:title>
        <chart:legend chart:legend-position="end" svg:x="22.314cm" svg:y="5.827cm" style:legend-expansion="high" chart:style-name="ch3"/>
        <chart:plot-area chart:style-name="ch4" table:cell-range-address="'Anael. BMP+ Malt +H2O'.B82:'Anael. BMP+ Malt +H2O'.C94" svg:x="1.544cm" svg:y="1.425cm" svg:width="20.237cm" svg:height="10.09cm">
          <chartooo:coordinate-region svg:x="2.377cm" svg:y="1.624cm" svg:width="19.165cm" svg:height="9.692cm"/>
          <chart:axis chart:dimension="x" chart:name="primary-x" chart:style-name="ch5">
            <chart:title svg:x="11.327cm" svg:y="11.77cm" chart:style-name="ch6">
              <text:p>Q^2</text:p>
            </chart:title>
          </chart:axis>
          <chart:axis chart:dimension="y" chart:name="primary-y" chart:style-name="ch7">
            <chart:title svg:x="0.451cm" svg:y="7.295cm" chart:style-name="ch8">
              <text:p>Pos. Picco</text:p>
            </chart:title>
            <chart:grid chart:style-name="ch9" chart:class="major"/>
          </chart:axis>
          <chart:series chart:style-name="ch10" chart:values-cell-range-address="'Anael. BMP+ Malt +H2O'.C82:'Anael. BMP+ Malt +H2O'.C94" chart:class="chart:scatter">
            <chart:domain table:cell-range-address="'Anael. BMP+ Malt +H2O'.B82:'Anael. BMP+ Malt +H2O'.B94"/>
            <chart:regression-curve chart:style-name="ch11">
              <chart:equation chart:display-equation="false" chart:display-r-square="true" svg:x="22.065cm" svg:y="0.619cm"/>
            </chart:regression-curve>
            <chart:error-indicator chart:style-name="ch12" chart:dimension="y"/>
            <chart:data-point chart:repeated="9"/>
            <chart:data-point chart:style-name="ch13"/>
            <chart:data-point chart:repeated="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C</text:p>
              </table:table-cell>
              <table:table-cell office:value-type="string">
                <text:p>Colonna D</text:p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Anael. BMP+ Malt +H2O'.B82:'Anael. BMP+ Malt +H2O'.B94</svg:desc>
                </draw:g>
              </table:table-cell>
              <table:table-cell office:value-type="float" office:value="-3.841312">
                <text:p>-3.841312</text:p>
                <draw:g>
                  <svg:desc>'Anael. BMP+ Malt +H2O'.C82:'Anael. BMP+ Malt +H2O'.C94</svg:desc>
                </draw:g>
              </table:table-cell>
              <table:table-cell office:value-type="float" office:value="0.08596024">
                <text:p>0.08596024</text:p>
                <draw:g>
                  <svg:desc>'Anael. BMP+ Malt +H2O'.D82:'Anael. BMP+ Malt +H2O'.D94</svg:desc>
                </draw:g>
              </table:table-cell>
              <table:table-cell office:value-type="float" office:value="0.08596024">
                <text:p>0.08596024</text:p>
                <draw:g>
                  <svg:desc>'Anael. BMP+ Malt +H2O'.D82:'Anael. BMP+ Malt +H2O'.D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1">
                <text:p>1.21</text:p>
              </table:table-cell>
              <table:table-cell office:value-type="float" office:value="-3.887865">
                <text:p>-3.887865</text:p>
              </table:table-cell>
              <table:table-cell office:value-type="float" office:value="0.06102153">
                <text:p>0.06102153</text:p>
              </table:table-cell>
              <table:table-cell office:value-type="float" office:value="0.06102153">
                <text:p>0.061021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4">
                <text:p>1.44</text:p>
              </table:table-cell>
              <table:table-cell office:value-type="float" office:value="-3.929529">
                <text:p>-3.929529</text:p>
              </table:table-cell>
              <table:table-cell office:value-type="float" office:value="0.064057">
                <text:p>0.064057</text:p>
              </table:table-cell>
              <table:table-cell office:value-type="float" office:value="0.064057">
                <text:p>0.0640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9">
                <text:p>1.69</text:p>
              </table:table-cell>
              <table:table-cell office:value-type="float" office:value="-3.716107">
                <text:p>-3.716107</text:p>
              </table:table-cell>
              <table:table-cell office:value-type="float" office:value="0.06161359">
                <text:p>0.06161359</text:p>
              </table:table-cell>
              <table:table-cell office:value-type="float" office:value="0.06161359">
                <text:p>0.061613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6">
                <text:p>1.96</text:p>
              </table:table-cell>
              <table:table-cell office:value-type="float" office:value="-3.912616">
                <text:p>-3.912616</text:p>
              </table:table-cell>
              <table:table-cell office:value-type="float" office:value="0.04791791">
                <text:p>0.04791791</text:p>
              </table:table-cell>
              <table:table-cell office:value-type="float" office:value="0.04791791">
                <text:p>0.04791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5">
                <text:p>2.25</text:p>
              </table:table-cell>
              <table:table-cell office:value-type="float" office:value="-3.974415">
                <text:p>-3.974415</text:p>
              </table:table-cell>
              <table:table-cell office:value-type="float" office:value="0.07258819">
                <text:p>0.07258819</text:p>
              </table:table-cell>
              <table:table-cell office:value-type="float" office:value="0.07258819">
                <text:p>0.072588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6">
                <text:p>2.56</text:p>
              </table:table-cell>
              <table:table-cell office:value-type="float" office:value="-3.72701">
                <text:p>-3.72701</text:p>
              </table:table-cell>
              <table:table-cell office:value-type="float" office:value="0.06415584">
                <text:p>0.06415584</text:p>
              </table:table-cell>
              <table:table-cell office:value-type="float" office:value="0.06415584">
                <text:p>0.064155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9">
                <text:p>2.89</text:p>
              </table:table-cell>
              <table:table-cell office:value-type="float" office:value="-3.881746">
                <text:p>-3.881746</text:p>
              </table:table-cell>
              <table:table-cell office:value-type="float" office:value="0.05104281">
                <text:p>0.05104281</text:p>
              </table:table-cell>
              <table:table-cell office:value-type="float" office:value="0.05104281">
                <text:p>0.051042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4">
                <text:p>3.24</text:p>
              </table:table-cell>
              <table:table-cell office:value-type="float" office:value="-3.937331">
                <text:p>-3.937331</text:p>
              </table:table-cell>
              <table:table-cell office:value-type="float" office:value="0.03958194">
                <text:p>0.03958194</text:p>
              </table:table-cell>
              <table:table-cell office:value-type="float" office:value="0.03958194">
                <text:p>0.039581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1">
                <text:p>3.61</text:p>
              </table:table-cell>
              <table:table-cell office:value-type="float" office:value="-4.02463">
                <text:p>-4.02463</text:p>
              </table:table-cell>
              <table:table-cell office:value-type="float" office:value="0.04466248">
                <text:p>0.04466248</text:p>
              </table:table-cell>
              <table:table-cell office:value-type="float" office:value="0.04466248">
                <text:p>0.044662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-3.986413">
                <text:p>-3.986413</text:p>
              </table:table-cell>
              <table:table-cell office:value-type="float" office:value="0.03484785">
                <text:p>0.03484785</text:p>
              </table:table-cell>
              <table:table-cell office:value-type="float" office:value="0.03484785">
                <text:p>0.034847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41">
                <text:p>4.41</text:p>
              </table:table-cell>
              <table:table-cell office:value-type="float" office:value="-4.012993">
                <text:p>-4.012993</text:p>
              </table:table-cell>
              <table:table-cell office:value-type="float" office:value="0.02333473">
                <text:p>0.02333473</text:p>
              </table:table-cell>
              <table:table-cell office:value-type="float" office:value="0.02333473">
                <text:p>0.023334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84">
                <text:p>4.84</text:p>
              </table:table-cell>
              <table:table-cell office:value-type="float" office:value="-4.125093">
                <text:p>-4.125093</text:p>
              </table:table-cell>
              <table:table-cell office:value-type="float" office:value="0.03803445">
                <text:p>0.03803445</text:p>
              </table:table-cell>
              <table:table-cell office:value-type="float" office:value="0.03803445">
                <text:p>0.0380344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Anael. BMP+ Malt +H2O'.G8:'Anael. BMP+ Malt +H2O'.G20" chart:error-lower-range="'Anael. BMP+ Malt +H2O'.G8:'Anael. BMP+ Malt +H2O'.G20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Anael. BMP+ Malt +H2O'.G8:'Anael. BMP+ Malt +H2O'.G20" chart:error-lower-range="'Anael. BMP+ Malt +H2O'.G8:'Anael. BMP+ Malt +H2O'.G20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chart-properties chart:error-upper-indicator="true" chart:error-lower-indicator="true" chart:error-category="cell-range" chart:error-upper-range="'Anael. BMP+ Malt +H2O'.G8:'Anael. BMP+ Malt +H2O'.G20" chart:error-lower-range="'Anael. BMP+ Malt +H2O'.G8:'Anael. BMP+ Malt +H2O'.G20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991cm" svg:height="12.89cm" xlink:href=".." xlink:type="simple" chart:class="chart:scatter" chart:column-mapping="0 0" chart:style-name="ch1">
        <chart:title svg:x="8.52cm" svg:y="0.393cm" chart:style-name="ch2">
          <text:p>Altezza Picchi anael. dovuti a MBP + Maltosio</text:p>
        </chart:title>
        <chart:legend chart:legend-position="end" svg:x="21.657cm" svg:y="5.897cm" style:legend-expansion="high" chart:style-name="ch3"/>
        <chart:plot-area chart:style-name="ch4" table:cell-range-address="'Anael. BMP+ Malt'.F8:'Anael. BMP+ Malt'.F20 'Anael. BMP+ Malt'.B8:'Anael. BMP+ Malt'.B20" chart:data-source-has-labels="column" svg:x="1.53cm" svg:y="1.429cm" svg:width="19.608cm" svg:height="10.223cm">
          <chartooo:coordinate-region svg:x="2.257cm" svg:y="1.628cm" svg:width="18.641cm" svg:height="9.377cm"/>
          <chart:axis chart:dimension="x" chart:name="primary-x" chart:style-name="ch5" chartooo:axis-type="auto">
            <chart:title svg:x="10.999cm" svg:y="11.909cm" chart:style-name="ch6">
              <text:p>Q^2</text:p>
            </chart:title>
            <chart:categories table:cell-range-address="'Anael. BMP+ Malt'.F8:'Anael. BMP+ Malt'.F20"/>
          </chart:axis>
          <chart:axis chart:dimension="y" chart:name="primary-y" chart:style-name="ch5">
            <chart:title svg:x="0.451cm" svg:y="7.074cm" chart:style-name="ch7">
              <text:p>S(Q,E)</text:p>
            </chart:title>
            <chart:grid chart:style-name="ch8" chart:class="major"/>
          </chart:axis>
          <chart:series chart:style-name="ch9" chart:values-cell-range-address="'Anael. BMP+ Malt'.F8:'Anael. BMP+ Malt'.F20" chart:class="chart:scatter">
            <chart:domain table:cell-range-address="'Anael. BMP+ Malt'.B8:'Anael. BMP+ Malt'.B20"/>
            <chart:regression-curve chart:style-name="ch10">
              <chart:equation chart:display-equation="true" chart:display-r-square="true" svg:x="19.457cm" svg:y="0.563cm"/>
            </chart:regression-curve>
            <chart:error-indicator chart:style-name="ch11" chart:dimension="y"/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F</text:p>
              </table:table-cell>
              <table:table-cell office:value-type="string">
                <text:p>Colonna G</text:p>
              </table:table-cell>
              <table:table-cell office:value-type="string">
                <text:p>Colonna G</text:p>
              </table:table-cell>
            </table:table-row>
          </table:table-header-rows>
          <table:table-rows>
            <table:table-row>
              <table:table-cell office:value-type="float" office:value="0.6280116">
                <text:p>0.6280116</text:p>
                <draw:g>
                  <svg:desc>'Anael. BMP+ Malt'.F8:'Anael. BMP+ Malt'.F20</svg:desc>
                </draw:g>
              </table:table-cell>
              <table:table-cell office:value-type="float" office:value="1">
                <text:p>1</text:p>
                <draw:g>
                  <svg:desc>'Anael. BMP+ Malt'.B8:'Anael. BMP+ Malt'.B20</svg:desc>
                </draw:g>
              </table:table-cell>
              <table:table-cell office:value-type="float" office:value="0.6280116">
                <text:p>0.6280116</text:p>
                <draw:g>
                  <svg:desc>'Anael. BMP+ Malt'.F8:'Anael. BMP+ Malt'.F20</svg:desc>
                </draw:g>
              </table:table-cell>
              <table:table-cell office:value-type="float" office:value="0.1385058">
                <text:p>0.1385058</text:p>
                <draw:g>
                  <svg:desc>'Anael. BMP+ Malt +H2O'.G8:'Anael. BMP+ Malt +H2O'.G20</svg:desc>
                </draw:g>
              </table:table-cell>
              <table:table-cell office:value-type="float" office:value="0.1385058">
                <text:p>0.1385058</text:p>
                <draw:g>
                  <svg:desc>'Anael. BMP+ Malt +H2O'.G8:'Anael. BMP+ Malt +H2O'.G20</svg:desc>
                </draw:g>
              </table:table-cell>
            </table:table-row>
            <table:table-row>
              <table:table-cell office:value-type="float" office:value="0.6703166">
                <text:p>0.6703166</text:p>
              </table:table-cell>
              <table:table-cell office:value-type="float" office:value="1.21">
                <text:p>1.21</text:p>
              </table:table-cell>
              <table:table-cell office:value-type="float" office:value="0.6703166">
                <text:p>0.6703166</text:p>
              </table:table-cell>
              <table:table-cell office:value-type="float" office:value="0.1482609">
                <text:p>0.1482609</text:p>
              </table:table-cell>
              <table:table-cell office:value-type="float" office:value="0.1482609">
                <text:p>0.1482609</text:p>
              </table:table-cell>
            </table:table-row>
            <table:table-row>
              <table:table-cell office:value-type="float" office:value="0.7091265">
                <text:p>0.7091265</text:p>
              </table:table-cell>
              <table:table-cell office:value-type="float" office:value="1.44">
                <text:p>1.44</text:p>
              </table:table-cell>
              <table:table-cell office:value-type="float" office:value="0.7091265">
                <text:p>0.7091265</text:p>
              </table:table-cell>
              <table:table-cell office:value-type="float" office:value="0.1537266">
                <text:p>0.1537266</text:p>
              </table:table-cell>
              <table:table-cell office:value-type="float" office:value="0.1537266">
                <text:p>0.1537266</text:p>
              </table:table-cell>
            </table:table-row>
            <table:table-row>
              <table:table-cell office:value-type="float" office:value="0.8065718">
                <text:p>0.8065718</text:p>
              </table:table-cell>
              <table:table-cell office:value-type="float" office:value="1.69">
                <text:p>1.69</text:p>
              </table:table-cell>
              <table:table-cell office:value-type="float" office:value="0.8065718">
                <text:p>0.8065718</text:p>
              </table:table-cell>
              <table:table-cell office:value-type="float" office:value="0.1587526">
                <text:p>0.1587526</text:p>
              </table:table-cell>
              <table:table-cell office:value-type="float" office:value="0.1587526">
                <text:p>0.1587526</text:p>
              </table:table-cell>
            </table:table-row>
            <table:table-row>
              <table:table-cell office:value-type="float" office:value="0.8296156">
                <text:p>0.8296156</text:p>
              </table:table-cell>
              <table:table-cell office:value-type="float" office:value="1.96">
                <text:p>1.96</text:p>
              </table:table-cell>
              <table:table-cell office:value-type="float" office:value="0.8296156">
                <text:p>0.8296156</text:p>
              </table:table-cell>
              <table:table-cell office:value-type="float" office:value="0.1632325">
                <text:p>0.1632325</text:p>
              </table:table-cell>
              <table:table-cell office:value-type="float" office:value="0.1632325">
                <text:p>0.1632325</text:p>
              </table:table-cell>
            </table:table-row>
            <table:table-row>
              <table:table-cell office:value-type="float" office:value="0.8945292">
                <text:p>0.8945292</text:p>
              </table:table-cell>
              <table:table-cell office:value-type="float" office:value="2.25">
                <text:p>2.25</text:p>
              </table:table-cell>
              <table:table-cell office:value-type="float" office:value="0.8945292">
                <text:p>0.8945292</text:p>
              </table:table-cell>
              <table:table-cell office:value-type="float" office:value="0.1641066">
                <text:p>0.1641066</text:p>
              </table:table-cell>
              <table:table-cell office:value-type="float" office:value="0.1641066">
                <text:p>0.1641066</text:p>
              </table:table-cell>
            </table:table-row>
            <table:table-row>
              <table:table-cell office:value-type="float" office:value="1.000283">
                <text:p>1.000283</text:p>
              </table:table-cell>
              <table:table-cell office:value-type="float" office:value="2.56">
                <text:p>2.56</text:p>
              </table:table-cell>
              <table:table-cell office:value-type="float" office:value="1.000283">
                <text:p>1.000283</text:p>
              </table:table-cell>
              <table:table-cell office:value-type="float" office:value="0.1661847">
                <text:p>0.1661847</text:p>
              </table:table-cell>
              <table:table-cell office:value-type="float" office:value="0.1661847">
                <text:p>0.1661847</text:p>
              </table:table-cell>
            </table:table-row>
            <table:table-row>
              <table:table-cell office:value-type="float" office:value="1.061475">
                <text:p>1.061475</text:p>
              </table:table-cell>
              <table:table-cell office:value-type="float" office:value="2.89">
                <text:p>2.89</text:p>
              </table:table-cell>
              <table:table-cell office:value-type="float" office:value="1.061475">
                <text:p>1.061475</text:p>
              </table:table-cell>
              <table:table-cell office:value-type="float" office:value="0.1660839">
                <text:p>0.1660839</text:p>
              </table:table-cell>
              <table:table-cell office:value-type="float" office:value="0.1660839">
                <text:p>0.1660839</text:p>
              </table:table-cell>
            </table:table-row>
            <table:table-row>
              <table:table-cell office:value-type="float" office:value="1.111404">
                <text:p>1.111404</text:p>
              </table:table-cell>
              <table:table-cell office:value-type="float" office:value="3.24">
                <text:p>3.24</text:p>
              </table:table-cell>
              <table:table-cell office:value-type="float" office:value="1.111404">
                <text:p>1.111404</text:p>
              </table:table-cell>
              <table:table-cell office:value-type="float" office:value="0.05250639">
                <text:p>0.05250639</text:p>
              </table:table-cell>
              <table:table-cell office:value-type="float" office:value="0.05250639">
                <text:p>0.05250639</text:p>
              </table:table-cell>
            </table:table-row>
            <table:table-row>
              <table:table-cell office:value-type="float" office:value="1.140302">
                <text:p>1.140302</text:p>
              </table:table-cell>
              <table:table-cell office:value-type="float" office:value="3.61">
                <text:p>3.61</text:p>
              </table:table-cell>
              <table:table-cell office:value-type="float" office:value="1.140302">
                <text:p>1.140302</text:p>
              </table:table-cell>
              <table:table-cell office:value-type="float" office:value="0.0528716">
                <text:p>0.0528716</text:p>
              </table:table-cell>
              <table:table-cell office:value-type="float" office:value="0.0528716">
                <text:p>0.0528716</text:p>
              </table:table-cell>
            </table:table-row>
            <table:table-row>
              <table:table-cell office:value-type="float" office:value="1.200296">
                <text:p>1.200296</text:p>
              </table:table-cell>
              <table:table-cell office:value-type="float" office:value="4">
                <text:p>4</text:p>
              </table:table-cell>
              <table:table-cell office:value-type="float" office:value="1.200296">
                <text:p>1.200296</text:p>
              </table:table-cell>
              <table:table-cell office:value-type="float" office:value="0.1648303">
                <text:p>0.1648303</text:p>
              </table:table-cell>
              <table:table-cell office:value-type="float" office:value="0.1648303">
                <text:p>0.1648303</text:p>
              </table:table-cell>
            </table:table-row>
            <table:table-row>
              <table:table-cell office:value-type="float" office:value="1.221198">
                <text:p>1.221198</text:p>
              </table:table-cell>
              <table:table-cell office:value-type="float" office:value="4.41">
                <text:p>4.41</text:p>
              </table:table-cell>
              <table:table-cell office:value-type="float" office:value="1.221198">
                <text:p>1.221198</text:p>
              </table:table-cell>
              <table:table-cell office:value-type="float" office:value="0.006315774">
                <text:p>0.006315774</text:p>
              </table:table-cell>
              <table:table-cell office:value-type="float" office:value="0.006315774">
                <text:p>0.006315774</text:p>
              </table:table-cell>
            </table:table-row>
            <table:table-row>
              <table:table-cell office:value-type="float" office:value="1.233206">
                <text:p>1.233206</text:p>
              </table:table-cell>
              <table:table-cell office:value-type="float" office:value="4.84">
                <text:p>4.84</text:p>
              </table:table-cell>
              <table:table-cell office:value-type="float" office:value="1.233206">
                <text:p>1.233206</text:p>
              </table:table-cell>
              <table:table-cell office:value-type="float" office:value="0.1585272">
                <text:p>0.1585272</text:p>
              </table:table-cell>
              <table:table-cell office:value-type="float" office:value="0.1585272">
                <text:p>0.158527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